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571in"/>
    </style:style>
    <style:style style:name="co2" style:family="table-column">
      <style:table-column-properties fo:break-before="auto" style:column-width="1.760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8008in"/>
    </style:style>
    <style:style style:name="co5" style:family="table-column">
      <style:table-column-properties fo:break-before="auto" style:column-width="0.6882in"/>
    </style:style>
    <style:style style:name="co6" style:family="table-column">
      <style:table-column-properties fo:break-before="auto" style:column-width="1.3425in"/>
    </style:style>
    <style:style style:name="co7" style:family="table-column">
      <style:table-column-properties fo:break-before="auto" style:column-width="1.7937in"/>
    </style:style>
    <style:style style:name="co8" style:family="table-column">
      <style:table-column-properties fo:break-before="auto" style:column-width="1.2862in"/>
    </style:style>
    <style:style style:name="co9" style:family="table-column">
      <style:table-column-properties fo:break-before="auto" style:column-width="0.552in"/>
    </style:style>
    <style:style style:name="co10" style:family="table-column">
      <style:table-column-properties fo:break-before="auto" style:column-width="1.7484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6" style:family="table-cell" style:parent-style-name="Default" style:data-style-name="N61">
      <style:table-cell-properties fo:border-bottom="none" fo:border-left="0.06pt solid #000000" fo:border-right="0.06pt solid #000000" fo:border-top="none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</style:style>
    <style:style style:name="ce8" style:family="table-cell" style:parent-style-name="Default" style:data-style-name="N2">
      <style:table-cell-properties fo:border-bottom="none" fo:border-left="0.06pt solid #000000" fo:border-right="0.06pt solid #000000" fo:border-top="none"/>
    </style:style>
    <style:style style:name="ce9" style:family="table-cell" style:parent-style-name="Default" style:data-style-name="N127">
      <style:table-cell-properties fo:border-bottom="none" fo:border-left="0.06pt solid #000000" fo:border-right="0.06pt solid #000000" fo:border-top="none"/>
    </style:style>
    <style:style style:name="ce10" style:family="table-cell" style:parent-style-name="Default" style:data-style-name="N127">
      <style:table-cell-properties fo:border-bottom="0.06pt solid #000000" fo:border-left="0.06pt solid #000000" fo:border-right="0.06pt solid #000000" fo:border-top="none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order-bottom="none" fo:border-left="0.06pt solid #000000" fo:border-right="none" fo:border-top="none"/>
    </style:style>
    <style:style style:name="ce3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75" style:family="table-cell" style:parent-style-name="Default">
      <style:table-cell-properties fo:border-bottom="none" fo:border-left="0.06pt solid #000000" fo:border-right="none" fo:border-top="none"/>
    </style:style>
    <style:style style:name="ce77" style:family="table-cell" style:parent-style-name="Default">
      <style:table-cell-properties fo:border-bottom="0.06pt solid #000000" fo:border-left="0.06pt solid #000000" fo:border-right="none" fo:border-top="none"/>
    </style:style>
    <style:style style:name="ce29" style:family="table-cell" style:parent-style-name="Default">
      <style:table-cell-properties fo:border-bottom="none" fo:border-left="none" fo:border-right="none" fo:border-top="0.06pt solid #000000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127"/>
    <style:style style:name="ce38" style:family="table-cell" style:parent-style-name="Default" style:data-style-name="N127">
      <style:table-cell-properties fo:border-bottom="0.06pt solid #000000" fo:border-left="none" fo:border-right="none" fo:border-top="none"/>
    </style:style>
    <style:style style:name="ce14" style:family="table-cell" style:parent-style-name="Default" style:data-style-name="N130"/>
    <style:style style:name="ce40" style:family="table-cell" style:parent-style-name="Default" style:data-style-name="N130">
      <style:table-cell-properties fo:border-bottom="0.06pt solid #000000" fo:border-left="none" fo:border-right="none" fo:border-top="none"/>
    </style:style>
    <style:style style:name="ce15" style:family="table-cell" style:parent-style-name="Default" style:data-style-name="N129"/>
    <style:style style:name="ce42" style:family="table-cell" style:parent-style-name="Default" style:data-style-name="N129">
      <style:table-cell-properties fo:border-bottom="0.06pt solid #000000" fo:border-left="none" fo:border-right="none" fo:border-top="none"/>
    </style:style>
    <style:style style:name="ce39" style:family="table-cell" style:parent-style-name="Default">
      <style:table-cell-properties fo:border-bottom="none" fo:border-left="none" fo:border-right="0.06pt solid #000000" fo:border-top="0.06pt solid #000000"/>
    </style:style>
    <style:style style:name="ce88" style:family="table-cell" style:parent-style-name="Default">
      <style:table-cell-properties fo:border-bottom="none" fo:border-left="none" fo:border-right="0.06pt solid #000000" fo:border-top="none"/>
    </style:style>
    <style:style style:name="ce43" style:family="table-cell" style:parent-style-name="Default">
      <style:table-cell-properties fo:border="none"/>
    </style:style>
    <style:style style:name="ce106" style:family="table-cell" style:parent-style-name="Default">
      <style:table-cell-properties fo:border-bottom="0.06pt solid #000000" fo:border-left="none" fo:border-right="none" fo:border-top="none"/>
    </style:style>
    <style:style style:name="ce8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fo:border-left="none" fo:border-right="0.06pt solid #000000" fo:border-top="none"/>
    </style:style>
    <style:style style:name="ce90" style:family="table-cell" style:parent-style-name="Default">
      <style:table-cell-properties fo:border-bottom="0.06pt solid #000000" fo:border-left="none" fo:border-right="0.06pt solid #000000" fo:border-top="none"/>
    </style:style>
    <style:style style:name="ce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93" style:family="table-cell" style:parent-style-name="Default">
      <style:table-cell-properties fo:border-bottom="none" fo:border-left="0.06pt solid #000000" fo:border-right="none" fo:border-top="none"/>
      <style:text-properties fo:color="#000000"/>
    </style:style>
    <style:style style:name="ce94" style:family="table-cell" style:parent-style-name="Default">
      <style:table-cell-properties fo:border-bottom="none" fo:background-color="transparent" fo:border-left="0.06pt solid #000000" fo:border-right="none" fo:border-top="none"/>
      <style:text-properties fo:color="#000000"/>
    </style:style>
    <style:style style:name="ce95" style:family="table-cell" style:parent-style-name="Default">
      <style:table-cell-properties fo:border-bottom="0.06pt solid #000000" fo:border-left="0.06pt solid #000000" fo:border-right="none" fo:border-top="none"/>
      <style:text-properties fo:color="#000000"/>
    </style:style>
    <style:style style:name="ce9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98" style:family="table-cell" style:parent-style-name="Default" style:data-style-name="N126">
      <style:table-cell-properties fo:border-bottom="none" fo:border-left="none" fo:border-right="0.06pt solid #000000" fo:border-top="none"/>
    </style:style>
    <style:style style:name="ce99" style:family="table-cell" style:parent-style-name="Default" style:data-style-name="N126">
      <style:table-cell-properties fo:border-bottom="none" fo:border-left="none" fo:border-right="0.06pt solid #000000" fo:border-top="none"/>
      <style:text-properties fo:color="#000000"/>
    </style:style>
    <style:style style:name="ce100" style:family="table-cell" style:parent-style-name="Default">
      <style:table-cell-properties fo:border-bottom="none" fo:border-left="none" fo:border-right="0.06pt solid #000000" fo:border-top="none"/>
      <style:text-properties fo:color="#000000"/>
    </style:style>
    <style:style style:name="ce101" style:family="table-cell" style:parent-style-name="Default">
      <style:table-cell-properties fo:border-bottom="0.06pt solid #000000" fo:border-left="none" fo:border-right="0.06pt solid #000000" fo:border-top="none"/>
      <style:text-properties fo:color="#000000"/>
    </style:style>
    <style:style style:name="ce10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04" style:family="table-cell" style:parent-style-name="Default">
      <style:text-properties fo:color="#000000"/>
    </style:style>
    <style:style style:name="ce105" style:family="table-cell" style:parent-style-name="Default">
      <style:text-properties fo:color="#c9211e"/>
    </style:style>
    <style:style style:name="ce107" style:family="table-cell" style:parent-style-name="Default">
      <style:table-cell-properties fo:border-bottom="0.06pt solid #000000" fo:border-left="none" fo:border-right="none" fo:border-top="none"/>
      <style:text-properties fo:color="#000000"/>
    </style:style>
    <style:style style:name="ce10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09" style:family="table-cell" style:parent-style-name="Default" style:data-style-name="N126"/>
    <style:style style:name="ce121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71" style:family="table-cell" style:parent-style-name="Default" style:data-style-name="N61"/>
    <style:style style:name="ce82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69" style:family="table-cell" style:parent-style-name="Default" style:data-style-name="N126">
      <style:table-cell-properties fo:border-bottom="none" fo:background-color="transparent" fo:border-left="none" fo:border-right="0.06pt solid #000000" fo:border-top="none"/>
    </style:style>
    <style:style style:name="ce113" style:family="table-cell" style:parent-style-name="Default" style:data-style-name="N127">
      <style:table-cell-properties fo:border-bottom="none" fo:border-left="none" fo:border-right="0.06pt solid #000000" fo:border-top="none"/>
      <style:text-properties fo:color="#000000"/>
    </style:style>
    <style:style style:name="ce114" style:family="table-cell" style:parent-style-name="Default" style:data-style-name="N126">
      <style:text-properties fo:color="#000000"/>
    </style:style>
    <style:style style:name="ce111" style:family="table-cell" style:parent-style-name="Default">
      <style:table-cell-properties fo:border-bottom="none" fo:border-left="0.06pt solid #000000" fo:border-right="none" fo:border-top="none"/>
      <style:text-properties fo:color="#c9211e"/>
    </style:style>
    <style:style style:name="ce115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1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83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26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5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86" style:family="table-cell" style:parent-style-name="Default" style:data-style-name="N61">
      <style:table-cell-properties fo:border-bottom="none" fo:background-color="transparent" fo:border-left="none" fo:border-right="0.06pt solid #000000" fo:border-top="0.06pt solid #000000"/>
    </style:style>
    <style:style style:name="ce119" style:family="table-cell" style:parent-style-name="Default" style:data-style-name="N61">
      <style:table-cell-properties fo:border-bottom="none" fo:background-color="transparent" fo:border-left="none" fo:border-right="0.06pt solid #000000" fo:border-top="none"/>
    </style:style>
    <style:style style:name="ce120" style:family="table-cell" style:parent-style-name="Default" style:data-style-name="N61">
      <style:table-cell-properties fo:border-bottom="0.06pt solid #000000" fo:background-color="transparent" fo:border-left="none" fo:border-right="0.06pt solid #000000" fo:border-top="none"/>
    </style:style>
    <style:style style:name="ce174" style:family="table-cell" style:parent-style-name="Default">
      <style:table-cell-properties fo:background-color="#ffff00"/>
    </style:style>
    <style:style style:name="ce124" style:family="table-cell" style:parent-style-name="Default">
      <style:table-cell-properties fo:border-bottom="none" fo:background-color="transparent" fo:border-left="0.06pt solid #000000" fo:border-right="none" fo:border-top="none"/>
      <style:text-properties fo:color="#c9211e"/>
    </style:style>
    <style:style style:name="ce13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transparent"/>
    </style:style>
    <style:style style:name="ce133" style:family="table-cell" style:parent-style-name="Default">
      <style:table-cell-properties fo:background-color="transparent"/>
      <style:text-properties fo:color="#c9211e"/>
    </style:style>
    <style:style style:name="ce134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44" style:family="table-cell" style:parent-style-name="Default" style:data-style-name="N61">
      <style:table-cell-properties fo:background-color="transparent"/>
    </style:style>
    <style:style style:name="ce14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6" style:family="table-cell" style:parent-style-name="Default">
      <style:table-cell-properties fo:border-bottom="none" fo:background-color="#069a2e" fo:border-left="0.06pt solid #000000" fo:border-right="none" fo:border-top="0.06pt solid #000000"/>
    </style:style>
    <style:style style:name="ce167" style:family="table-cell" style:parent-style-name="Default">
      <style:table-cell-properties fo:border-bottom="none" fo:background-color="#069a2e" fo:border-left="0.06pt solid #000000" fo:border-right="none" fo:border-top="none"/>
    </style:style>
    <style:style style:name="ce149" style:family="table-cell" style:parent-style-name="Default">
      <style:table-cell-properties fo:border-bottom="0.06pt solid #000000" fo:background-color="#ff8000" fo:border-left="0.06pt solid #000000" fo:border-right="none" fo:border-top="none"/>
    </style:style>
    <style:style style:name="ce15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51" style:family="table-cell" style:parent-style-name="Default">
      <style:table-cell-properties fo:border-bottom="none" fo:background-color="#069a2e" fo:border-left="none" fo:border-right="none" fo:border-top="0.06pt solid #000000"/>
    </style:style>
    <style:style style:name="ce162" style:family="table-cell" style:parent-style-name="Default">
      <style:table-cell-properties fo:background-color="#069a2e"/>
    </style:style>
    <style:style style:name="ce154" style:family="table-cell" style:parent-style-name="Default">
      <style:table-cell-properties fo:border-bottom="0.06pt solid #000000" fo:background-color="#ff8000" fo:border-left="none" fo:border-right="none" fo:border-top="none"/>
    </style:style>
    <style:style style:name="ce155" style:family="table-cell" style:parent-style-name="Default">
      <style:table-cell-properties fo:border-bottom="none" fo:background-color="#069a2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75" style:family="table-cell" style:parent-style-name="Default">
      <style:table-cell-properties fo:border-bottom="none" fo:background-color="#069a2e" style:text-align-source="fix" style:repeat-content="false" fo:border-left="none" fo:border-right="0.06pt solid #000000" fo:border-top="none"/>
      <style:paragraph-properties fo:text-align="center" fo:margin-left="0in"/>
    </style:style>
    <style:style style:name="ce158" style:family="table-cell" style:parent-style-name="Default">
      <style:table-cell-properties fo:border-bottom="0.06pt solid #000000" fo:background-color="#ff8000" style:text-align-source="fix" style:repeat-content="false" fo:border-left="none" fo:border-right="0.06pt solid #000000" fo:border-top="none"/>
      <style:paragraph-properties fo:text-align="center" fo:margin-left="0in"/>
    </style:style>
    <style:style style:name="ce147" style:family="table-cell" style:parent-style-name="Default">
      <style:table-cell-properties fo:border-bottom="none" fo:background-color="#ff8000" fo:border-left="0.06pt solid #000000" fo:border-right="none" fo:border-top="none"/>
    </style:style>
    <style:style style:name="ce152" style:family="table-cell" style:parent-style-name="Default">
      <style:table-cell-properties fo:background-color="#ff8000"/>
    </style:style>
    <style:style style:name="ce15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156" style:family="table-cell" style:parent-style-name="Default">
      <style:table-cell-properties fo:border-bottom="none" fo:background-color="#ff8000" style:text-align-source="fix" style:repeat-content="false" fo:border-left="none" fo:border-right="0.06pt solid #000000" fo:border-top="none"/>
      <style:paragraph-properties fo:text-align="center" fo:margin-left="0in"/>
    </style:style>
    <style:style style:name="ce16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161" style:family="table-cell" style:parent-style-name="Default">
      <style:table-cell-properties fo:background-color="#800080"/>
    </style:style>
    <style:style style:name="ce163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1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arámetros</text:p>
          </table:table-cell>
          <table:covered-table-cell/>
          <table:table-cell table:number-columns-repeated="21"/>
        </table:table-row>
        <table:table-row table:style-name="ro2">
          <table:table-cell table:style-name="ce2" office:value-type="string" calcext:value-type="string">
            <text:p>L [m]</text:p>
          </table:table-cell>
          <table:table-cell table:style-name="ce5" office:value-type="float" office:value="0.035" calcext:value-type="float">
            <text:p>0.035</text:p>
          </table:table-cell>
          <table:table-cell table:number-columns-repeated="21"/>
        </table:table-row>
        <table:table-row table:style-name="ro2">
          <table:table-cell table:style-name="ce3" office:value-type="string" calcext:value-type="string">
            <text:p>e [m]</text:p>
          </table:table-cell>
          <table:table-cell table:style-name="ce6" office:value-type="float" office:value="0.00005" calcext:value-type="float">
            <text:p>5.00E-05</text:p>
          </table:table-cell>
          <table:table-cell table:number-columns-repeated="21"/>
        </table:table-row>
        <table:table-row table:style-name="ro2">
          <table:table-cell table:style-name="ce3" office:value-type="string" calcext:value-type="string">
            <text:p>s [m]</text:p>
          </table:table-cell>
          <table:table-cell table:style-name="ce6" office:value-type="float" office:value="0.16" calcext:value-type="float">
            <text:p>1.60E-01</text:p>
          </table:table-cell>
          <table:table-cell table:number-columns-repeated="21"/>
        </table:table-row>
        <table:table-row table:style-name="ro2">
          <table:table-cell table:style-name="ce3" office:value-type="string" calcext:value-type="string">
            <text:p>Densidad f [kg/m3]</text:p>
          </table:table-cell>
          <table:table-cell table:style-name="ce7" office:value-type="float" office:value="1.205" calcext:value-type="float">
            <text:p>1.205</text:p>
          </table:table-cell>
          <table:table-cell table:number-columns-repeated="21"/>
        </table:table-row>
        <table:table-row table:style-name="ro2">
          <table:table-cell table:style-name="ce3" office:value-type="string" calcext:value-type="string">
            <text:p>Viscosidad f [m2/s]</text:p>
          </table:table-cell>
          <table:table-cell table:style-name="ce6" office:value-type="float" office:value="0.0000151" calcext:value-type="float">
            <text:p>1.51E-05</text:p>
          </table:table-cell>
          <table:table-cell table:number-columns-repeated="21"/>
        </table:table-row>
        <table:table-row table:style-name="ro2">
          <table:table-cell table:style-name="ce3" office:value-type="string" calcext:value-type="string">
            <text:p>Densidad s [kg/m3]</text:p>
          </table:table-cell>
          <table:table-cell table:style-name="ce7" office:value-type="float" office:value="1390" calcext:value-type="float">
            <text:p>1390</text:p>
          </table:table-cell>
          <table:table-cell table:number-columns-repeated="21"/>
        </table:table-row>
        <table:table-row table:style-name="ro2">
          <table:table-cell table:style-name="ce3" office:value-type="string" calcext:value-type="string">
            <text:p>Modulo elástico [Pa]</text:p>
          </table:table-cell>
          <table:table-cell table:style-name="ce7" table:formula="of:=4805000000" office:value-type="float" office:value="4805000000" calcext:value-type="float">
            <text:p>4805000000</text:p>
          </table:table-cell>
          <table:table-cell table:number-columns-repeated="21"/>
        </table:table-row>
        <table:table-row table:style-name="ro2">
          <table:table-cell table:style-name="ce3" office:value-type="string" calcext:value-type="string">
            <text:p>fn [Hz]</text:p>
          </table:table-cell>
          <table:table-cell table:style-name="ce7" office:value-type="float" office:value="13.27" calcext:value-type="float">
            <text:p>13.27</text:p>
          </table:table-cell>
          <table:table-cell table:number-columns-repeated="21"/>
        </table:table-row>
        <table:table-row table:style-name="ro2">
          <table:table-cell table:style-name="ce3" office:value-type="string" calcext:value-type="string">
            <text:p>wn [rad/s]</text:p>
          </table:table-cell>
          <table:table-cell table:style-name="ce8" table:formula="of:=2*PI()*[.B9]" office:value-type="float" office:value="83.3778690262731" calcext:value-type="float">
            <text:p>83.38</text:p>
          </table:table-cell>
          <table:table-cell table:number-columns-repeated="21"/>
        </table:table-row>
        <table:table-row table:style-name="ro2">
          <table:table-cell table:style-name="ce3" office:value-type="string" calcext:value-type="string">
            <text:p>delta rígido [m]</text:p>
          </table:table-cell>
          <table:table-cell table:style-name="ce9" table:formula="of:=0.036*SIN(RADIANS(10))" office:value-type="float" office:value="0.00625133439600949" calcext:value-type="float">
            <text:p>0.006251</text:p>
          </table:table-cell>
          <table:table-cell table:number-columns-repeated="21"/>
        </table:table-row>
        <table:table-row table:style-name="ro2">
          <table:table-cell table:style-name="ce4" office:value-type="string" calcext:value-type="string">
            <text:p>Área referencia [m2]</text:p>
          </table:table-cell>
          <table:table-cell table:style-name="ce10" table:formula="of:=2*[.B11]*[.B4]" office:value-type="float" office:value="0.00200042700672304" calcext:value-type="float">
            <text:p>0.002000</text:p>
          </table:table-cell>
          <table:table-cell table:number-columns-repeated="21"/>
        </table:table-row>
        <table:table-row table:style-name="ro2" table:number-rows-repeated="3">
          <table:table-cell table:number-columns-repeated="23"/>
        </table:table-row>
        <table:table-row table:style-name="ro2">
          <table:table-cell table:number-columns-repeated="2"/>
          <table:table-cell table:style-name="ce24" office:value-type="string" calcext:value-type="string" table:number-columns-spanned="7" table:number-rows-spanned="2">
            <text:p>V=0.83 m/s</text:p>
          </table:table-cell>
          <table:covered-table-cell table:number-columns-repeated="4" table:style-name="ce29"/>
          <table:covered-table-cell table:number-columns-repeated="2" table:style-name="ce39"/>
          <table:table-cell/>
          <table:table-cell table:style-name="ce74" office:value-type="string" calcext:value-type="string" table:number-columns-spanned="6" table:number-rows-spanned="2">
            <text:p>V=0.3 m/s</text:p>
          </table:table-cell>
          <table:covered-table-cell table:number-columns-repeated="4" table:style-name="ce29"/>
          <table:covered-table-cell table:style-name="ce39"/>
          <table:table-cell/>
          <table:table-cell table:style-name="ce74" office:value-type="string" calcext:value-type="string" table:number-columns-spanned="6" table:number-rows-spanned="2">
            <text:p>V=1.45 m/s</text:p>
          </table:table-cell>
          <table:covered-table-cell table:number-columns-repeated="4" table:style-name="ce29"/>
          <table:covered-table-cell table:style-name="ce39"/>
        </table:table-row>
        <table:table-row table:style-name="ro2">
          <table:table-cell table:number-columns-repeated="2"/>
          <table:covered-table-cell table:style-name="ce25"/>
          <table:covered-table-cell table:number-columns-repeated="4"/>
          <table:covered-table-cell table:number-columns-repeated="2" table:style-name="ce88"/>
          <table:table-cell/>
          <table:covered-table-cell table:style-name="ce25"/>
          <table:covered-table-cell table:number-columns-repeated="4"/>
          <table:covered-table-cell table:style-name="ce88"/>
          <table:table-cell/>
          <table:covered-table-cell table:style-name="ce25"/>
          <table:covered-table-cell table:number-columns-repeated="4"/>
          <table:covered-table-cell table:style-name="ce88"/>
        </table:table-row>
        <table:table-row table:style-name="ro2">
          <table:table-cell table:number-columns-repeated="2"/>
          <table:table-cell table:style-name="ce31" office:value-type="string" calcext:value-type="string">
            <text:p>f [Hz]</text:p>
          </table:table-cell>
          <table:table-cell table:style-name="ce79" office:value-type="string" calcext:value-type="string">
            <text:p>d [m]</text:p>
          </table:table-cell>
          <table:table-cell table:style-name="ce79" office:value-type="string" calcext:value-type="string">
            <text:p>d [mm]</text:p>
          </table:table-cell>
          <table:table-cell table:style-name="ce79" office:value-type="string" calcext:value-type="string">
            <text:p>f+</text:p>
          </table:table-cell>
          <table:table-cell table:style-name="ce79" office:value-type="string" calcext:value-type="string">
            <text:p>d+</text:p>
          </table:table-cell>
          <table:table-cell table:style-name="ce79" office:value-type="string" calcext:value-type="string">
            <text:p>CD</text:p>
          </table:table-cell>
          <table:table-cell table:style-name="ce89" office:value-type="string" calcext:value-type="string">
            <text:p>CL</text:p>
          </table:table-cell>
          <table:table-cell/>
          <table:table-cell table:style-name="ce31" office:value-type="string" calcext:value-type="string">
            <text:p>f [Hz]</text:p>
          </table:table-cell>
          <table:table-cell table:style-name="ce79" office:value-type="string" calcext:value-type="string">
            <text:p>d [m]</text:p>
          </table:table-cell>
          <table:table-cell table:style-name="ce79" office:value-type="string" calcext:value-type="string">
            <text:p>d [mm]</text:p>
          </table:table-cell>
          <table:table-cell table:style-name="ce79" office:value-type="string" calcext:value-type="string">
            <text:p>f+</text:p>
          </table:table-cell>
          <table:table-cell table:style-name="ce79" office:value-type="string" calcext:value-type="string">
            <text:p>d+</text:p>
          </table:table-cell>
          <table:table-cell table:style-name="ce89" office:value-type="string" calcext:value-type="string">
            <text:p>CD</text:p>
          </table:table-cell>
          <table:table-cell/>
          <table:table-cell table:style-name="ce31" office:value-type="string" calcext:value-type="string">
            <text:p>f [Hz]</text:p>
          </table:table-cell>
          <table:table-cell table:style-name="ce79" office:value-type="string" calcext:value-type="string">
            <text:p>d [m]</text:p>
          </table:table-cell>
          <table:table-cell table:style-name="ce79" office:value-type="string" calcext:value-type="string">
            <text:p>d [mm]</text:p>
          </table:table-cell>
          <table:table-cell table:style-name="ce79" office:value-type="string" calcext:value-type="string">
            <text:p>f+</text:p>
          </table:table-cell>
          <table:table-cell table:style-name="ce79" office:value-type="string" calcext:value-type="string">
            <text:p>d+</text:p>
          </table:table-cell>
          <table:table-cell table:style-name="ce89" office:value-type="string" calcext:value-type="string">
            <text:p>CD</text:p>
          </table:table-cell>
        </table:table-row>
        <table:table-row table:style-name="ro2">
          <table:table-cell table:number-columns-repeated="2"/>
          <table:table-cell table:style-name="ce75" office:value-type="float" office:value="8" calcext:value-type="float">
            <text:p>8</text:p>
          </table:table-cell>
          <table:table-cell table:style-name="ce13"/>
          <table:table-cell table:style-name="ce14" table:formula="of:=[.D19]*1000" office:value-type="float" office:value="0" calcext:value-type="float">
            <text:p>0.000</text:p>
          </table:table-cell>
          <table:table-cell table:style-name="ce15" table:formula="of:=[.C19]/[.$B$9]" office:value-type="float" office:value="0.602863602110023" calcext:value-type="float">
            <text:p>0.6029</text:p>
          </table:table-cell>
          <table:table-cell table:style-name="ce14" table:formula="of:=[.D19]/[.$B$11]" office:value-type="float" office:value="0" calcext:value-type="float">
            <text:p>0.000</text:p>
          </table:table-cell>
          <table:table-cell table:style-name="ce43"/>
          <table:table-cell table:style-name="ce41"/>
          <table:table-cell/>
          <table:table-cell table:style-name="ce75" office:value-type="float" office:value="8" calcext:value-type="float">
            <text:p>8</text:p>
          </table:table-cell>
          <table:table-cell table:style-name="ce13"/>
          <table:table-cell table:style-name="ce14" table:formula="of:=[.L19]*1000" office:value-type="float" office:value="0" calcext:value-type="float">
            <text:p>0.000</text:p>
          </table:table-cell>
          <table:table-cell table:style-name="ce15" table:formula="of:=[.K19]/[.$B$9]" office:value-type="float" office:value="0.602863602110023" calcext:value-type="float">
            <text:p>0.6029</text:p>
          </table:table-cell>
          <table:table-cell table:style-name="ce14"/>
          <table:table-cell table:style-name="ce41"/>
          <table:table-cell/>
          <table:table-cell table:style-name="ce75" office:value-type="float" office:value="8" calcext:value-type="float">
            <text:p>8</text:p>
          </table:table-cell>
          <table:table-cell table:style-name="ce13"/>
          <table:table-cell table:style-name="ce14" table:formula="of:=[.S19]*1000" office:value-type="float" office:value="0" calcext:value-type="float">
            <text:p>0.000</text:p>
          </table:table-cell>
          <table:table-cell table:style-name="ce15" table:formula="of:=[.R19]/[.$B$9]" office:value-type="float" office:value="0.602863602110023" calcext:value-type="float">
            <text:p>0.6029</text:p>
          </table:table-cell>
          <table:table-cell table:style-name="ce14"/>
          <table:table-cell table:style-name="ce41"/>
        </table:table-row>
        <table:table-row table:style-name="ro2">
          <table:table-cell table:number-columns-repeated="2"/>
          <table:table-cell table:style-name="ce75" office:value-type="float" office:value="10" calcext:value-type="float">
            <text:p>10</text:p>
          </table:table-cell>
          <table:table-cell table:style-name="ce13"/>
          <table:table-cell table:style-name="ce14" table:formula="of:=[.D20]*1000" office:value-type="float" office:value="0" calcext:value-type="float">
            <text:p>0.000</text:p>
          </table:table-cell>
          <table:table-cell table:style-name="ce15" table:formula="of:=[.C20]/[.$B$9]" office:value-type="float" office:value="0.753579502637528" calcext:value-type="float">
            <text:p>0.7536</text:p>
          </table:table-cell>
          <table:table-cell table:style-name="ce14" table:formula="of:=[.D20]/[.$B$11]" office:value-type="float" office:value="0" calcext:value-type="float">
            <text:p>0.000</text:p>
          </table:table-cell>
          <table:table-cell table:style-name="ce43"/>
          <table:table-cell table:style-name="ce41"/>
          <table:table-cell/>
          <table:table-cell table:style-name="ce75" office:value-type="float" office:value="10" calcext:value-type="float">
            <text:p>10</text:p>
          </table:table-cell>
          <table:table-cell table:style-name="ce13"/>
          <table:table-cell table:style-name="ce14" table:formula="of:=[.L20]*1000" office:value-type="float" office:value="0" calcext:value-type="float">
            <text:p>0.000</text:p>
          </table:table-cell>
          <table:table-cell table:style-name="ce15" table:formula="of:=[.K20]/[.$B$9]" office:value-type="float" office:value="0.753579502637528" calcext:value-type="float">
            <text:p>0.7536</text:p>
          </table:table-cell>
          <table:table-cell table:style-name="ce14"/>
          <table:table-cell table:style-name="ce41"/>
          <table:table-cell/>
          <table:table-cell table:style-name="ce75" office:value-type="float" office:value="10" calcext:value-type="float">
            <text:p>10</text:p>
          </table:table-cell>
          <table:table-cell table:style-name="ce13"/>
          <table:table-cell table:style-name="ce14" table:formula="of:=[.S20]*1000" office:value-type="float" office:value="0" calcext:value-type="float">
            <text:p>0.000</text:p>
          </table:table-cell>
          <table:table-cell table:style-name="ce15" table:formula="of:=[.R20]/[.$B$9]" office:value-type="float" office:value="0.753579502637528" calcext:value-type="float">
            <text:p>0.7536</text:p>
          </table:table-cell>
          <table:table-cell table:style-name="ce14"/>
          <table:table-cell table:style-name="ce41"/>
        </table:table-row>
        <table:table-row table:style-name="ro2">
          <table:table-cell table:number-columns-repeated="2"/>
          <table:table-cell table:style-name="ce75" office:value-type="float" office:value="12" calcext:value-type="float">
            <text:p>12</text:p>
          </table:table-cell>
          <table:table-cell table:style-name="ce13"/>
          <table:table-cell table:style-name="ce14" table:formula="of:=[.D21]*1000" office:value-type="float" office:value="0" calcext:value-type="float">
            <text:p>0.000</text:p>
          </table:table-cell>
          <table:table-cell table:style-name="ce15" table:formula="of:=[.C21]/[.$B$9]" office:value-type="float" office:value="0.904295403165034" calcext:value-type="float">
            <text:p>0.9043</text:p>
          </table:table-cell>
          <table:table-cell table:style-name="ce14" table:formula="of:=[.D21]/[.$B$11]" office:value-type="float" office:value="0" calcext:value-type="float">
            <text:p>0.000</text:p>
          </table:table-cell>
          <table:table-cell table:style-name="ce43"/>
          <table:table-cell table:style-name="ce41"/>
          <table:table-cell/>
          <table:table-cell table:style-name="ce75" office:value-type="float" office:value="12" calcext:value-type="float">
            <text:p>12</text:p>
          </table:table-cell>
          <table:table-cell table:style-name="ce13"/>
          <table:table-cell table:style-name="ce14" table:formula="of:=[.L21]*1000" office:value-type="float" office:value="0" calcext:value-type="float">
            <text:p>0.000</text:p>
          </table:table-cell>
          <table:table-cell table:style-name="ce15" table:formula="of:=[.K21]/[.$B$9]" office:value-type="float" office:value="0.904295403165034" calcext:value-type="float">
            <text:p>0.9043</text:p>
          </table:table-cell>
          <table:table-cell table:style-name="ce14" table:formula="of:=[.L21]/[.$B$11]" office:value-type="float" office:value="0" calcext:value-type="float">
            <text:p>0.000</text:p>
          </table:table-cell>
          <table:table-cell table:style-name="ce41"/>
          <table:table-cell/>
          <table:table-cell table:style-name="ce75" office:value-type="float" office:value="12" calcext:value-type="float">
            <text:p>12</text:p>
          </table:table-cell>
          <table:table-cell table:style-name="ce13"/>
          <table:table-cell table:style-name="ce14" table:formula="of:=[.S21]*1000" office:value-type="float" office:value="0" calcext:value-type="float">
            <text:p>0.000</text:p>
          </table:table-cell>
          <table:table-cell table:style-name="ce15" table:formula="of:=[.R21]/[.$B$9]" office:value-type="float" office:value="0.904295403165034" calcext:value-type="float">
            <text:p>0.9043</text:p>
          </table:table-cell>
          <table:table-cell table:style-name="ce14" table:formula="of:=[.S21]/[.B11]" office:value-type="float" office:value="0" calcext:value-type="float">
            <text:p>0.000</text:p>
          </table:table-cell>
          <table:table-cell table:style-name="ce41" office:value-type="float" office:value="0.336" calcext:value-type="float">
            <text:p>0.336</text:p>
          </table:table-cell>
        </table:table-row>
        <table:table-row table:style-name="ro2">
          <table:table-cell table:number-columns-repeated="2"/>
          <table:table-cell table:style-name="ce75" office:value-type="float" office:value="14" calcext:value-type="float">
            <text:p>14</text:p>
          </table:table-cell>
          <table:table-cell table:style-name="ce13"/>
          <table:table-cell table:style-name="ce14" table:formula="of:=[.D22]*1000" office:value-type="float" office:value="0" calcext:value-type="float">
            <text:p>0.000</text:p>
          </table:table-cell>
          <table:table-cell table:style-name="ce15" table:formula="of:=[.C22]/[.$B$9]" office:value-type="float" office:value="1.05501130369254" calcext:value-type="float">
            <text:p>1.0550</text:p>
          </table:table-cell>
          <table:table-cell table:style-name="ce14" table:formula="of:=[.D22]/[.B11]" office:value-type="float" office:value="0" calcext:value-type="float">
            <text:p>0.000</text:p>
          </table:table-cell>
          <table:table-cell table:style-name="ce43" office:value-type="float" office:value="-0.115" calcext:value-type="float">
            <text:p>-0.115</text:p>
          </table:table-cell>
          <table:table-cell table:style-name="ce41" office:value-type="float" office:value="-0.002" calcext:value-type="float">
            <text:p>-0.002</text:p>
          </table:table-cell>
          <table:table-cell/>
          <table:table-cell table:style-name="ce75" office:value-type="float" office:value="14" calcext:value-type="float">
            <text:p>14</text:p>
          </table:table-cell>
          <table:table-cell table:style-name="ce13"/>
          <table:table-cell table:style-name="ce14" table:formula="of:=[.L22]*1000" office:value-type="float" office:value="0" calcext:value-type="float">
            <text:p>0.000</text:p>
          </table:table-cell>
          <table:table-cell table:style-name="ce15" table:formula="of:=[.K22]/[.$B$9]" office:value-type="float" office:value="1.05501130369254" calcext:value-type="float">
            <text:p>1.0550</text:p>
          </table:table-cell>
          <table:table-cell table:style-name="ce14" table:formula="of:=[.L22]/[.$B$11]" office:value-type="float" office:value="0" calcext:value-type="float">
            <text:p>0.000</text:p>
          </table:table-cell>
          <table:table-cell table:style-name="ce41"/>
          <table:table-cell/>
          <table:table-cell table:style-name="ce75" office:value-type="float" office:value="14" calcext:value-type="float">
            <text:p>14</text:p>
          </table:table-cell>
          <table:table-cell table:style-name="ce13"/>
          <table:table-cell table:style-name="ce14" table:formula="of:=[.S22]*1000" office:value-type="float" office:value="0" calcext:value-type="float">
            <text:p>0.000</text:p>
          </table:table-cell>
          <table:table-cell table:style-name="ce15" table:formula="of:=[.R22]/[.$B$9]" office:value-type="float" office:value="1.05501130369254" calcext:value-type="float">
            <text:p>1.0550</text:p>
          </table:table-cell>
          <table:table-cell table:style-name="ce14"/>
          <table:table-cell table:style-name="ce41"/>
        </table:table-row>
        <table:table-row table:style-name="ro2">
          <table:table-cell table:number-columns-repeated="2"/>
          <table:table-cell table:style-name="ce75" office:value-type="float" office:value="16" calcext:value-type="float">
            <text:p>16</text:p>
          </table:table-cell>
          <table:table-cell table:style-name="ce13"/>
          <table:table-cell table:style-name="ce14" table:formula="of:=[.D23]*1000" office:value-type="float" office:value="0" calcext:value-type="float">
            <text:p>0.000</text:p>
          </table:table-cell>
          <table:table-cell table:style-name="ce15" table:formula="of:=[.C23]/[.$B$9]" office:value-type="float" office:value="1.20572720422005" calcext:value-type="float">
            <text:p>1.2057</text:p>
          </table:table-cell>
          <table:table-cell table:style-name="ce14" table:formula="of:=[.D23]/[.$B$11]" office:value-type="float" office:value="0" calcext:value-type="float">
            <text:p>0.000</text:p>
          </table:table-cell>
          <table:table-cell table:style-name="ce43"/>
          <table:table-cell table:style-name="ce41"/>
          <table:table-cell/>
          <table:table-cell table:style-name="ce75" office:value-type="float" office:value="16" calcext:value-type="float">
            <text:p>16</text:p>
          </table:table-cell>
          <table:table-cell table:style-name="ce13"/>
          <table:table-cell table:style-name="ce14" table:formula="of:=[.L23]*1000" office:value-type="float" office:value="0" calcext:value-type="float">
            <text:p>0.000</text:p>
          </table:table-cell>
          <table:table-cell table:style-name="ce15" table:formula="of:=[.K23]/[.$B$9]" office:value-type="float" office:value="1.20572720422005" calcext:value-type="float">
            <text:p>1.2057</text:p>
          </table:table-cell>
          <table:table-cell table:style-name="ce14"/>
          <table:table-cell table:style-name="ce41"/>
          <table:table-cell/>
          <table:table-cell table:style-name="ce75" office:value-type="float" office:value="16" calcext:value-type="float">
            <text:p>16</text:p>
          </table:table-cell>
          <table:table-cell table:style-name="ce13"/>
          <table:table-cell table:style-name="ce14" table:formula="of:=[.S23]*1000" office:value-type="float" office:value="0" calcext:value-type="float">
            <text:p>0.000</text:p>
          </table:table-cell>
          <table:table-cell table:style-name="ce15" table:formula="of:=[.R23]/[.$B$9]" office:value-type="float" office:value="1.20572720422005" calcext:value-type="float">
            <text:p>1.2057</text:p>
          </table:table-cell>
          <table:table-cell table:style-name="ce14"/>
          <table:table-cell table:style-name="ce41"/>
        </table:table-row>
        <table:table-row table:style-name="ro2">
          <table:table-cell table:number-columns-repeated="2"/>
          <table:table-cell table:style-name="ce75" office:value-type="float" office:value="18" calcext:value-type="float">
            <text:p>18</text:p>
          </table:table-cell>
          <table:table-cell table:style-name="ce13"/>
          <table:table-cell table:style-name="ce14" table:formula="of:=[.D24]*1000" office:value-type="float" office:value="0" calcext:value-type="float">
            <text:p>0.000</text:p>
          </table:table-cell>
          <table:table-cell table:style-name="ce15" table:formula="of:=[.C24]/[.$B$9]" office:value-type="float" office:value="1.35644310474755" calcext:value-type="float">
            <text:p>1.3564</text:p>
          </table:table-cell>
          <table:table-cell table:style-name="ce15" table:formula="of:=[.D24]/[.B11]" office:value-type="float" office:value="0" calcext:value-type="float">
            <text:p>0.0000</text:p>
          </table:table-cell>
          <table:table-cell table:style-name="ce43"/>
          <table:table-cell table:style-name="ce41"/>
          <table:table-cell/>
          <table:table-cell table:style-name="ce75" office:value-type="float" office:value="18" calcext:value-type="float">
            <text:p>18</text:p>
          </table:table-cell>
          <table:table-cell table:style-name="ce13"/>
          <table:table-cell table:style-name="ce14" table:formula="of:=[.L24]*1000" office:value-type="float" office:value="0" calcext:value-type="float">
            <text:p>0.000</text:p>
          </table:table-cell>
          <table:table-cell table:style-name="ce15" table:formula="of:=[.K24]/[.$B$9]" office:value-type="float" office:value="1.35644310474755" calcext:value-type="float">
            <text:p>1.3564</text:p>
          </table:table-cell>
          <table:table-cell table:style-name="ce15"/>
          <table:table-cell table:style-name="ce41"/>
          <table:table-cell/>
          <table:table-cell table:style-name="ce75" office:value-type="float" office:value="18" calcext:value-type="float">
            <text:p>18</text:p>
          </table:table-cell>
          <table:table-cell table:style-name="ce13"/>
          <table:table-cell table:style-name="ce14" table:formula="of:=[.S24]*1000" office:value-type="float" office:value="0" calcext:value-type="float">
            <text:p>0.000</text:p>
          </table:table-cell>
          <table:table-cell table:style-name="ce15" table:formula="of:=[.R24]/[.$B$9]" office:value-type="float" office:value="1.35644310474755" calcext:value-type="float">
            <text:p>1.3564</text:p>
          </table:table-cell>
          <table:table-cell table:style-name="ce15"/>
          <table:table-cell table:style-name="ce41"/>
        </table:table-row>
        <table:table-row table:style-name="ro2">
          <table:table-cell table:number-columns-repeated="2"/>
          <table:table-cell table:style-name="ce77" office:value-type="float" office:value="20" calcext:value-type="float">
            <text:p>20</text:p>
          </table:table-cell>
          <table:table-cell table:style-name="ce38"/>
          <table:table-cell table:style-name="ce40" table:formula="of:=[.D25]*1000" office:value-type="float" office:value="0" calcext:value-type="float">
            <text:p>0.000</text:p>
          </table:table-cell>
          <table:table-cell table:style-name="ce42" table:formula="of:=[.C25]/[.$B$9]" office:value-type="float" office:value="1.50715900527506" calcext:value-type="float">
            <text:p>1.5072</text:p>
          </table:table-cell>
          <table:table-cell table:style-name="ce42" table:formula="of:=[.D25]/[.$B$11]" office:value-type="float" office:value="0" calcext:value-type="float">
            <text:p>0.0000</text:p>
          </table:table-cell>
          <table:table-cell table:style-name="ce106"/>
          <table:table-cell table:style-name="ce90"/>
          <table:table-cell/>
          <table:table-cell table:style-name="ce77" office:value-type="float" office:value="20" calcext:value-type="float">
            <text:p>20</text:p>
          </table:table-cell>
          <table:table-cell table:style-name="ce38"/>
          <table:table-cell table:style-name="ce40" table:formula="of:=[.L25]*1000" office:value-type="float" office:value="0" calcext:value-type="float">
            <text:p>0.000</text:p>
          </table:table-cell>
          <table:table-cell table:style-name="ce42" table:formula="of:=[.K25]/[.$B$9]" office:value-type="float" office:value="1.50715900527506" calcext:value-type="float">
            <text:p>1.5072</text:p>
          </table:table-cell>
          <table:table-cell table:style-name="ce42"/>
          <table:table-cell table:style-name="ce90"/>
          <table:table-cell/>
          <table:table-cell table:style-name="ce77" office:value-type="float" office:value="20" calcext:value-type="float">
            <text:p>20</text:p>
          </table:table-cell>
          <table:table-cell table:style-name="ce38"/>
          <table:table-cell table:style-name="ce40" table:formula="of:=[.S25]*1000" office:value-type="float" office:value="0" calcext:value-type="float">
            <text:p>0.000</text:p>
          </table:table-cell>
          <table:table-cell table:style-name="ce42" table:formula="of:=[.R25]/[.$B$9]" office:value-type="float" office:value="1.50715900527506" calcext:value-type="float">
            <text:p>1.5072</text:p>
          </table:table-cell>
          <table:table-cell table:style-name="ce42"/>
          <table:table-cell table:style-name="ce90"/>
        </table:table-row>
      </table:table>
      <table:table table:name="Data-Delta" table:style-name="ta1">
        <table:table-column table:style-name="co3" table:number-columns-repeated="4" table:default-cell-style-name="Default"/>
        <table:table-column table:style-name="co3" table:default-cell-style-name="ce71"/>
        <table:table-column table:style-name="co3" table:default-cell-style-name="Default"/>
        <table:table-column table:style-name="co3" table:number-columns-repeated="3" table:default-cell-style-name="ce71"/>
        <table:table-column table:style-name="co3" table:number-columns-repeated="5" table:default-cell-style-name="Default"/>
        <table:table-row table:style-name="ro2">
          <table:table-cell table:style-name="ce24" office:value-type="string" calcext:value-type="string" table:number-columns-spanned="14" table:number-rows-spanned="2">
            <text:p>V=0.83 m/s</text:p>
          </table:table-cell>
          <table:covered-table-cell table:style-name="ce29" office:value-type="string" calcext:value-type="string">
            <text:p>m/s</text:p>
          </table:covered-table-cell>
          <table:covered-table-cell table:number-columns-repeated="11" table:style-name="ce29"/>
          <table:covered-table-cell table:style-name="ce39"/>
        </table:table-row>
        <table:table-row table:style-name="ro2">
          <table:covered-table-cell table:style-name="ce25"/>
          <table:covered-table-cell table:number-columns-repeated="3"/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ce88"/>
        </table:table-row>
        <table:table-row table:style-name="ro2">
          <table:table-cell table:style-name="ce91" office:value-type="string" calcext:value-type="string" table:number-columns-spanned="2" table:number-rows-spanned="1">
            <text:p><text:s/>8 Hz</text:p>
          </table:table-cell>
          <table:covered-table-cell table:style-name="ce96"/>
          <table:table-cell table:style-name="ce102" office:value-type="string" calcext:value-type="string" table:number-columns-spanned="2" table:number-rows-spanned="1">
            <text:p><text:s/>10 Hz</text:p>
          </table:table-cell>
          <table:covered-table-cell table:style-name="ce108" office:value-type="float" office:value="10" calcext:value-type="float">
            <text:p>10</text:p>
          </table:covered-table-cell>
          <table:table-cell table:style-name="ce91" office:value-type="string" calcext:value-type="string" table:number-columns-spanned="2" table:number-rows-spanned="1">
            <text:p><text:s/>12 Hz</text:p>
          </table:table-cell>
          <table:covered-table-cell table:style-name="ce96" office:value-type="float" office:value="12" calcext:value-type="float">
            <text:p>12</text:p>
          </table:covered-table-cell>
          <table:table-cell table:style-name="ce102" office:value-type="string" calcext:value-type="string" table:number-columns-spanned="2" table:number-rows-spanned="1">
            <text:p><text:s/>14 Hz</text:p>
          </table:table-cell>
          <table:covered-table-cell table:style-name="ce108"/>
          <table:table-cell table:style-name="ce91" office:value-type="string" calcext:value-type="string" table:number-columns-spanned="2" table:number-rows-spanned="1">
            <text:p><text:s/>16 Hz</text:p>
          </table:table-cell>
          <table:covered-table-cell table:style-name="ce96"/>
          <table:table-cell table:style-name="ce91" office:value-type="string" calcext:value-type="string" table:number-columns-spanned="2" table:number-rows-spanned="1">
            <text:p><text:s/>18 Hz</text:p>
          </table:table-cell>
          <table:covered-table-cell table:style-name="ce96"/>
          <table:table-cell table:style-name="ce115" office:value-type="string" calcext:value-type="string" table:number-columns-spanned="2" table:number-rows-spanned="1">
            <text:p>20 Hz</text:p>
          </table:table-cell>
          <table:covered-table-cell table:style-name="ce96"/>
        </table:table-row>
        <table:table-row table:style-name="ro2">
          <table:table-cell table:style-name="ce92" office:value-type="string" calcext:value-type="string">
            <text:p>t [s]</text:p>
          </table:table-cell>
          <table:table-cell table:style-name="ce97" office:value-type="string" calcext:value-type="string">
            <text:p>d [m]</text:p>
          </table:table-cell>
          <table:table-cell table:style-name="ce103" office:value-type="string" calcext:value-type="string">
            <text:p>t [s]</text:p>
          </table:table-cell>
          <table:table-cell table:style-name="ce103" office:value-type="string" calcext:value-type="string">
            <text:p>d [m]</text:p>
          </table:table-cell>
          <table:table-cell table:style-name="ce92" office:value-type="string" calcext:value-type="string">
            <text:p>t [s]</text:p>
          </table:table-cell>
          <table:table-cell table:style-name="ce97" office:value-type="string" calcext:value-type="string">
            <text:p>d [m]</text:p>
          </table:table-cell>
          <table:table-cell table:style-name="ce103" office:value-type="string" calcext:value-type="string">
            <text:p>t [s]</text:p>
          </table:table-cell>
          <table:table-cell table:style-name="ce103" office:value-type="string" calcext:value-type="string">
            <text:p>d [m]</text:p>
          </table:table-cell>
          <table:table-cell table:style-name="ce92" office:value-type="string" calcext:value-type="string">
            <text:p>t [s]</text:p>
          </table:table-cell>
          <table:table-cell table:style-name="ce97" office:value-type="string" calcext:value-type="string">
            <text:p>d [m]</text:p>
          </table:table-cell>
          <table:table-cell table:style-name="ce92" office:value-type="string" calcext:value-type="string">
            <text:p>t [s]</text:p>
          </table:table-cell>
          <table:table-cell table:style-name="ce97" office:value-type="string" calcext:value-type="string">
            <text:p>d [m]</text:p>
          </table:table-cell>
          <table:table-cell table:style-name="ce103" office:value-type="string" calcext:value-type="string">
            <text:p>t [s]</text:p>
          </table:table-cell>
          <table:table-cell table:style-name="ce97" office:value-type="string" calcext:value-type="string">
            <text:p>d [m]</text:p>
          </table:table-cell>
        </table:table-row>
        <table:table-row table:style-name="ro2">
          <table:table-cell table:style-name="ce25"/>
          <table:table-cell table:style-name="ce98"/>
          <table:table-cell table:number-columns-repeated="2"/>
          <table:table-cell table:style-name="ce121"/>
          <table:table-cell table:style-name="ce82"/>
          <table:table-cell table:style-name="Default"/>
          <table:table-cell table:style-name="ce109"/>
          <table:table-cell table:style-name="ce25"/>
          <table:table-cell table:style-name="ce88"/>
          <table:table-cell table:style-name="ce25"/>
          <table:table-cell table:style-name="ce98"/>
          <table:table-cell/>
          <table:table-cell table:style-name="ce98"/>
        </table:table-row>
        <table:table-row table:style-name="ro2">
          <table:table-cell table:style-name="ce25"/>
          <table:table-cell table:style-name="ce98"/>
          <table:table-cell table:number-columns-repeated="2"/>
          <table:table-cell table:style-name="ce121"/>
          <table:table-cell table:style-name="ce82"/>
          <table:table-cell table:style-name="Default"/>
          <table:table-cell table:style-name="ce109"/>
          <table:table-cell table:style-name="ce25"/>
          <table:table-cell table:style-name="ce98"/>
          <table:table-cell table:style-name="ce25"/>
          <table:table-cell table:style-name="ce98"/>
          <table:table-cell/>
          <table:table-cell table:style-name="ce98"/>
        </table:table-row>
        <table:table-row table:style-name="ro2">
          <table:table-cell table:style-name="ce93"/>
          <table:table-cell table:style-name="ce98"/>
          <table:table-cell table:number-columns-repeated="2"/>
          <table:table-cell table:style-name="ce121"/>
          <table:table-cell table:style-name="ce82"/>
          <table:table-cell table:style-name="Default"/>
          <table:table-cell table:style-name="ce109"/>
          <table:table-cell table:style-name="ce93"/>
          <table:table-cell table:style-name="ce88"/>
          <table:table-cell table:style-name="ce25"/>
          <table:table-cell table:style-name="ce98"/>
          <table:table-cell/>
          <table:table-cell table:style-name="ce98"/>
        </table:table-row>
        <table:table-row table:style-name="ro2">
          <table:table-cell table:style-name="ce94"/>
          <table:table-cell table:style-name="ce98"/>
          <table:table-cell table:style-name="ce104"/>
          <table:table-cell/>
          <table:table-cell table:style-name="ce121"/>
          <table:table-cell table:style-name="ce82"/>
          <table:table-cell table:style-name="ce104"/>
          <table:table-cell table:style-name="ce109"/>
          <table:table-cell table:style-name="ce25"/>
          <table:table-cell table:style-name="ce88"/>
          <table:table-cell table:style-name="ce93"/>
          <table:table-cell table:style-name="ce98"/>
          <table:table-cell/>
          <table:table-cell table:style-name="ce98"/>
        </table:table-row>
        <table:table-row table:style-name="ro2">
          <table:table-cell table:style-name="ce25"/>
          <table:table-cell table:style-name="ce88"/>
          <table:table-cell table:style-name="ce105"/>
          <table:table-cell/>
          <table:table-cell table:style-name="ce94"/>
          <table:table-cell table:style-name="ce82"/>
          <table:table-cell table:style-name="Default" table:number-columns-repeated="2"/>
          <table:table-cell table:style-name="ce25"/>
          <table:table-cell table:style-name="ce88"/>
          <table:table-cell table:style-name="ce25"/>
          <table:table-cell table:style-name="ce88"/>
          <table:table-cell table:style-name="ce104"/>
          <table:table-cell table:style-name="ce98"/>
        </table:table-row>
        <table:table-row table:style-name="ro2">
          <table:table-cell table:style-name="ce25"/>
          <table:table-cell table:style-name="ce88"/>
          <table:table-cell table:number-columns-repeated="2"/>
          <table:table-cell table:style-name="ce94"/>
          <table:table-cell table:style-name="ce82"/>
          <table:table-cell table:style-name="ce104"/>
          <table:table-cell table:style-name="Default"/>
          <table:table-cell table:style-name="ce93"/>
          <table:table-cell table:style-name="ce88"/>
          <table:table-cell table:style-name="ce25"/>
          <table:table-cell table:style-name="ce88"/>
          <table:table-cell/>
          <table:table-cell table:style-name="ce98"/>
        </table:table-row>
        <table:table-row table:style-name="ro2">
          <table:table-cell table:style-name="ce25"/>
          <table:table-cell table:style-name="ce88"/>
          <table:table-cell/>
          <table:table-cell table:style-name="ce109"/>
          <table:table-cell table:style-name="ce121"/>
          <table:table-cell table:style-name="ce82"/>
          <table:table-cell table:style-name="ce105"/>
          <table:table-cell table:style-name="Default"/>
          <table:table-cell table:style-name="ce25"/>
          <table:table-cell table:style-name="ce98"/>
          <table:table-cell table:style-name="ce25"/>
          <table:table-cell table:style-name="ce88"/>
          <table:table-cell/>
          <table:table-cell table:style-name="ce98"/>
        </table:table-row>
        <table:table-row table:style-name="ro2">
          <table:table-cell table:style-name="ce25"/>
          <table:table-cell table:style-name="ce88"/>
          <table:table-cell table:number-columns-repeated="2"/>
          <table:table-cell table:style-name="ce121"/>
          <table:table-cell table:style-name="ce82"/>
          <table:table-cell table:style-name="Default" table:number-columns-repeated="2"/>
          <table:table-cell table:style-name="ce111"/>
          <table:table-cell table:style-name="ce88"/>
          <table:table-cell table:style-name="ce25"/>
          <table:table-cell table:style-name="ce88"/>
          <table:table-cell/>
          <table:table-cell table:style-name="ce98"/>
        </table:table-row>
        <table:table-row table:style-name="ro2">
          <table:table-cell table:style-name="ce25"/>
          <table:table-cell table:style-name="ce88"/>
          <table:table-cell table:number-columns-repeated="2"/>
          <table:table-cell table:style-name="ce121"/>
          <table:table-cell table:style-name="ce82"/>
          <table:table-cell table:style-name="Default" table:number-columns-repeated="2"/>
          <table:table-cell table:style-name="ce25"/>
          <table:table-cell table:style-name="ce88"/>
          <table:table-cell table:style-name="ce111"/>
          <table:table-cell table:style-name="ce88"/>
          <table:table-cell/>
          <table:table-cell table:style-name="ce98"/>
        </table:table-row>
        <table:table-row table:style-name="ro2">
          <table:table-cell table:style-name="ce25"/>
          <table:table-cell table:style-name="ce88"/>
          <table:table-cell table:number-columns-repeated="2"/>
          <table:table-cell table:style-name="ce121"/>
          <table:table-cell table:style-name="ce82"/>
          <table:table-cell table:style-name="Default" table:number-columns-repeated="2"/>
          <table:table-cell table:style-name="ce25"/>
          <table:table-cell table:style-name="ce88"/>
          <table:table-cell table:style-name="ce25"/>
          <table:table-cell table:style-name="ce88"/>
          <table:table-cell table:style-name="ce105"/>
          <table:table-cell table:style-name="ce88"/>
        </table:table-row>
        <table:table-row table:style-name="ro2" table:number-rows-repeated="2">
          <table:table-cell table:style-name="ce25"/>
          <table:table-cell table:style-name="ce88"/>
          <table:table-cell table:number-columns-repeated="2"/>
          <table:table-cell table:style-name="ce121"/>
          <table:table-cell table:style-name="ce69"/>
          <table:table-cell table:style-name="Default" table:number-columns-repeated="2"/>
          <table:table-cell table:style-name="ce25"/>
          <table:table-cell table:style-name="ce88"/>
          <table:table-cell table:style-name="ce25"/>
          <table:table-cell table:style-name="ce88"/>
          <table:table-cell/>
          <table:table-cell table:style-name="ce88"/>
        </table:table-row>
        <table:table-row table:style-name="ro2">
          <table:table-cell table:style-name="ce25"/>
          <table:table-cell table:style-name="ce88"/>
          <table:table-cell table:number-columns-repeated="2"/>
          <table:table-cell table:style-name="ce25"/>
          <table:table-cell table:style-name="ce88"/>
          <table:table-cell table:style-name="Default" table:number-columns-repeated="2"/>
          <table:table-cell table:style-name="ce25"/>
          <table:table-cell table:style-name="ce88"/>
          <table:table-cell table:style-name="ce25"/>
          <table:table-cell table:style-name="ce88"/>
          <table:table-cell/>
          <table:table-cell table:style-name="ce98"/>
        </table:table-row>
        <table:table-row table:style-name="ro2" table:number-rows-repeated="5">
          <table:table-cell table:style-name="ce25"/>
          <table:table-cell table:style-name="ce88"/>
          <table:table-cell table:number-columns-repeated="2"/>
          <table:table-cell table:style-name="ce25"/>
          <table:table-cell table:style-name="ce88"/>
          <table:table-cell table:style-name="Default" table:number-columns-repeated="2"/>
          <table:table-cell table:style-name="ce25"/>
          <table:table-cell table:style-name="ce88"/>
          <table:table-cell table:style-name="ce25"/>
          <table:table-cell table:style-name="ce88"/>
          <table:table-cell/>
          <table:table-cell table:style-name="ce88"/>
        </table:table-row>
        <table:table-row table:style-name="ro2">
          <table:table-cell table:style-name="ce77"/>
          <table:table-cell table:style-name="ce90"/>
          <table:table-cell table:style-name="ce106" table:number-columns-repeated="2"/>
          <table:table-cell table:style-name="ce77"/>
          <table:table-cell table:style-name="ce90"/>
          <table:table-cell table:style-name="ce106" table:number-columns-repeated="2"/>
          <table:table-cell table:style-name="ce77"/>
          <table:table-cell table:style-name="ce90"/>
          <table:table-cell table:style-name="ce77"/>
          <table:table-cell table:style-name="ce90"/>
          <table:table-cell table:style-name="ce106"/>
          <table:table-cell table:style-name="ce90"/>
        </table:table-row>
        <table:table-row table:style-name="ro2">
          <table:table-cell table:style-name="ce24" office:value-type="string" calcext:value-type="string" table:number-columns-spanned="14" table:number-rows-spanned="2">
            <text:p>V=0.3 m/s</text:p>
          </table:table-cell>
          <table:covered-table-cell table:style-name="ce29" office:value-type="string" calcext:value-type="string">
            <text:p>m/s</text:p>
          </table:covered-table-cell>
          <table:covered-table-cell table:number-columns-repeated="11" table:style-name="ce29"/>
          <table:covered-table-cell table:style-name="ce39"/>
        </table:table-row>
        <table:table-row table:style-name="ro2">
          <table:covered-table-cell table:style-name="ce25"/>
          <table:covered-table-cell table:number-columns-repeated="3"/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ce88"/>
        </table:table-row>
        <table:table-row table:style-name="ro2">
          <table:table-cell table:style-name="ce91" office:value-type="string" calcext:value-type="string" table:number-columns-spanned="2" table:number-rows-spanned="1">
            <text:p><text:s/>8 Hz</text:p>
          </table:table-cell>
          <table:covered-table-cell table:style-name="ce96"/>
          <table:table-cell table:style-name="ce102" office:value-type="string" calcext:value-type="string" table:number-columns-spanned="2" table:number-rows-spanned="1">
            <text:p><text:s/>10 Hz</text:p>
          </table:table-cell>
          <table:covered-table-cell table:style-name="ce108" office:value-type="float" office:value="10" calcext:value-type="float">
            <text:p>10</text:p>
          </table:covered-table-cell>
          <table:table-cell table:style-name="ce91" office:value-type="string" calcext:value-type="string" table:number-columns-spanned="2" table:number-rows-spanned="1">
            <text:p><text:s/>12 Hz</text:p>
          </table:table-cell>
          <table:covered-table-cell table:style-name="ce96" office:value-type="float" office:value="12" calcext:value-type="float">
            <text:p>12</text:p>
          </table:covered-table-cell>
          <table:table-cell table:style-name="ce102" office:value-type="string" calcext:value-type="string" table:number-columns-spanned="2" table:number-rows-spanned="1">
            <text:p><text:s/>14 Hz</text:p>
          </table:table-cell>
          <table:covered-table-cell table:style-name="ce108"/>
          <table:table-cell table:style-name="ce91" office:value-type="string" calcext:value-type="string" table:number-columns-spanned="2" table:number-rows-spanned="1">
            <text:p><text:s/>16 Hz</text:p>
          </table:table-cell>
          <table:covered-table-cell table:style-name="ce96"/>
          <table:table-cell table:style-name="ce91" office:value-type="string" calcext:value-type="string" table:number-columns-spanned="2" table:number-rows-spanned="1">
            <text:p><text:s/>18 Hz</text:p>
          </table:table-cell>
          <table:covered-table-cell table:style-name="ce96"/>
          <table:table-cell table:style-name="ce115" office:value-type="string" calcext:value-type="string" table:number-columns-spanned="2" table:number-rows-spanned="1">
            <text:p>20 Hz</text:p>
          </table:table-cell>
          <table:covered-table-cell table:style-name="ce96"/>
        </table:table-row>
        <table:table-row table:style-name="ro2">
          <table:table-cell table:style-name="ce92" office:value-type="string" calcext:value-type="string">
            <text:p>t [s]</text:p>
          </table:table-cell>
          <table:table-cell table:style-name="ce97" office:value-type="string" calcext:value-type="string">
            <text:p>d [m]</text:p>
          </table:table-cell>
          <table:table-cell table:style-name="ce103" office:value-type="string" calcext:value-type="string">
            <text:p>t [s]</text:p>
          </table:table-cell>
          <table:table-cell table:style-name="ce103" office:value-type="string" calcext:value-type="string">
            <text:p>d [m]</text:p>
          </table:table-cell>
          <table:table-cell table:style-name="ce92" office:value-type="string" calcext:value-type="string">
            <text:p>t [s]</text:p>
          </table:table-cell>
          <table:table-cell table:style-name="ce97" office:value-type="string" calcext:value-type="string">
            <text:p>d [m]</text:p>
          </table:table-cell>
          <table:table-cell table:style-name="ce103" office:value-type="string" calcext:value-type="string">
            <text:p>t [s]</text:p>
          </table:table-cell>
          <table:table-cell table:style-name="ce103" office:value-type="string" calcext:value-type="string">
            <text:p>d [m]</text:p>
          </table:table-cell>
          <table:table-cell table:style-name="ce92" office:value-type="string" calcext:value-type="string">
            <text:p>t [s]</text:p>
          </table:table-cell>
          <table:table-cell table:style-name="ce97" office:value-type="string" calcext:value-type="string">
            <text:p>d [m]</text:p>
          </table:table-cell>
          <table:table-cell table:style-name="ce92" office:value-type="string" calcext:value-type="string">
            <text:p>t [s]</text:p>
          </table:table-cell>
          <table:table-cell table:style-name="ce97" office:value-type="string" calcext:value-type="string">
            <text:p>d [m]</text:p>
          </table:table-cell>
          <table:table-cell table:style-name="ce103" office:value-type="string" calcext:value-type="string">
            <text:p>t [s]</text:p>
          </table:table-cell>
          <table:table-cell table:style-name="ce97" office:value-type="string" calcext:value-type="string">
            <text:p>d [m]</text:p>
          </table:table-cell>
        </table:table-row>
        <table:table-row table:style-name="ro2">
          <table:table-cell table:style-name="ce93"/>
          <table:table-cell table:style-name="ce99"/>
          <table:table-cell table:number-columns-repeated="2"/>
          <table:table-cell table:style-name="ce93"/>
          <table:table-cell table:style-name="ce113"/>
          <table:table-cell table:style-name="ce104"/>
          <table:table-cell table:style-name="ce114"/>
          <table:table-cell table:style-name="ce93"/>
          <table:table-cell table:style-name="ce100"/>
          <table:table-cell table:style-name="ce93"/>
          <table:table-cell table:style-name="ce99"/>
          <table:table-cell table:style-name="ce104"/>
          <table:table-cell table:style-name="ce99"/>
        </table:table-row>
        <table:table-row table:style-name="ro2">
          <table:table-cell table:style-name="ce93"/>
          <table:table-cell table:style-name="ce99"/>
          <table:table-cell/>
          <table:table-cell table:style-name="ce109"/>
          <table:table-cell table:style-name="ce93"/>
          <table:table-cell table:style-name="ce113"/>
          <table:table-cell table:style-name="ce104"/>
          <table:table-cell table:style-name="ce114"/>
          <table:table-cell table:style-name="ce93"/>
          <table:table-cell table:style-name="ce99"/>
          <table:table-cell table:style-name="ce93"/>
          <table:table-cell table:style-name="ce99"/>
          <table:table-cell table:style-name="ce104"/>
          <table:table-cell table:style-name="ce99"/>
        </table:table-row>
        <table:table-row table:style-name="ro2" table:number-rows-repeated="2">
          <table:table-cell table:style-name="ce93"/>
          <table:table-cell table:style-name="ce99"/>
          <table:table-cell table:number-columns-repeated="2"/>
          <table:table-cell table:style-name="ce93"/>
          <table:table-cell table:style-name="ce113"/>
          <table:table-cell table:style-name="ce104"/>
          <table:table-cell table:style-name="ce114"/>
          <table:table-cell table:style-name="ce93"/>
          <table:table-cell table:style-name="ce100"/>
          <table:table-cell table:style-name="ce93"/>
          <table:table-cell table:style-name="ce99"/>
          <table:table-cell table:style-name="ce104"/>
          <table:table-cell table:style-name="ce99"/>
        </table:table-row>
        <table:table-row table:style-name="ro2">
          <table:table-cell table:style-name="ce93"/>
          <table:table-cell table:style-name="ce100"/>
          <table:table-cell table:number-columns-repeated="2"/>
          <table:table-cell table:style-name="ce93"/>
          <table:table-cell table:style-name="ce113"/>
          <table:table-cell table:style-name="ce104" table:number-columns-repeated="2"/>
          <table:table-cell table:style-name="ce93"/>
          <table:table-cell table:style-name="ce100"/>
          <table:table-cell table:style-name="ce93"/>
          <table:table-cell table:style-name="ce100"/>
          <table:table-cell table:style-name="ce104"/>
          <table:table-cell table:style-name="ce99"/>
        </table:table-row>
        <table:table-row table:style-name="ro2">
          <table:table-cell table:style-name="ce93"/>
          <table:table-cell table:style-name="ce100"/>
          <table:table-cell/>
          <table:table-cell table:style-name="ce109"/>
          <table:table-cell table:style-name="ce93"/>
          <table:table-cell table:style-name="ce113"/>
          <table:table-cell table:style-name="ce104" table:number-columns-repeated="2"/>
          <table:table-cell table:style-name="ce93"/>
          <table:table-cell table:style-name="ce100"/>
          <table:table-cell table:style-name="ce93"/>
          <table:table-cell table:style-name="ce100"/>
          <table:table-cell table:style-name="ce104"/>
          <table:table-cell table:style-name="ce99"/>
        </table:table-row>
        <table:table-row table:style-name="ro2">
          <table:table-cell table:style-name="ce93"/>
          <table:table-cell table:style-name="ce100"/>
          <table:table-cell table:number-columns-repeated="2"/>
          <table:table-cell table:style-name="ce93"/>
          <table:table-cell table:style-name="ce113"/>
          <table:table-cell table:style-name="ce104" table:number-columns-repeated="2"/>
          <table:table-cell table:style-name="ce93"/>
          <table:table-cell table:style-name="ce99"/>
          <table:table-cell table:style-name="ce93"/>
          <table:table-cell table:style-name="ce100"/>
          <table:table-cell table:style-name="ce104"/>
          <table:table-cell table:style-name="ce99"/>
        </table:table-row>
        <table:table-row table:style-name="ro2" table:number-rows-repeated="2">
          <table:table-cell table:style-name="ce93"/>
          <table:table-cell table:style-name="ce100"/>
          <table:table-cell table:style-name="ce104" table:number-columns-repeated="2"/>
          <table:table-cell table:style-name="ce93"/>
          <table:table-cell table:style-name="ce113"/>
          <table:table-cell table:style-name="ce104" table:number-columns-repeated="2"/>
          <table:table-cell table:style-name="ce93"/>
          <table:table-cell table:style-name="ce100"/>
          <table:table-cell table:style-name="ce93"/>
          <table:table-cell table:style-name="ce100"/>
          <table:table-cell table:style-name="ce104"/>
          <table:table-cell table:style-name="ce99"/>
        </table:table-row>
        <table:table-row table:style-name="ro2" table:number-rows-repeated="2">
          <table:table-cell table:style-name="ce93"/>
          <table:table-cell table:style-name="ce100"/>
          <table:table-cell table:style-name="ce104" table:number-columns-repeated="2"/>
          <table:table-cell table:style-name="ce93"/>
          <table:table-cell table:style-name="ce113"/>
          <table:table-cell table:style-name="ce104" table:number-columns-repeated="2"/>
          <table:table-cell table:style-name="ce93"/>
          <table:table-cell table:style-name="ce100"/>
          <table:table-cell table:style-name="ce93"/>
          <table:table-cell table:style-name="ce100"/>
          <table:table-cell table:style-name="ce104"/>
          <table:table-cell table:style-name="ce100"/>
        </table:table-row>
        <table:table-row table:style-name="ro2">
          <table:table-cell table:style-name="ce93"/>
          <table:table-cell table:style-name="ce100"/>
          <table:table-cell table:style-name="ce104" table:number-columns-repeated="2"/>
          <table:table-cell table:style-name="ce93"/>
          <table:table-cell table:style-name="ce99"/>
          <table:table-cell table:style-name="ce104" table:number-columns-repeated="2"/>
          <table:table-cell table:style-name="ce93"/>
          <table:table-cell table:style-name="ce100"/>
          <table:table-cell table:style-name="ce93"/>
          <table:table-cell table:style-name="ce100"/>
          <table:table-cell table:style-name="ce104"/>
          <table:table-cell table:style-name="ce100"/>
        </table:table-row>
        <table:table-row table:style-name="ro2">
          <table:table-cell table:style-name="ce93"/>
          <table:table-cell table:style-name="ce100"/>
          <table:table-cell table:style-name="ce104" table:number-columns-repeated="2"/>
          <table:table-cell table:style-name="ce93"/>
          <table:table-cell table:style-name="ce100"/>
          <table:table-cell table:style-name="ce104" table:number-columns-repeated="2"/>
          <table:table-cell table:style-name="ce93"/>
          <table:table-cell table:style-name="ce100"/>
          <table:table-cell table:style-name="ce93"/>
          <table:table-cell table:style-name="ce100"/>
          <table:table-cell table:style-name="ce104"/>
          <table:table-cell table:style-name="ce99"/>
        </table:table-row>
        <table:table-row table:style-name="ro2" table:number-rows-repeated="5">
          <table:table-cell table:style-name="ce93"/>
          <table:table-cell table:style-name="ce100"/>
          <table:table-cell table:style-name="ce104" table:number-columns-repeated="2"/>
          <table:table-cell table:style-name="ce93"/>
          <table:table-cell table:style-name="ce100"/>
          <table:table-cell table:style-name="ce104" table:number-columns-repeated="2"/>
          <table:table-cell table:style-name="ce93"/>
          <table:table-cell table:style-name="ce100"/>
          <table:table-cell table:style-name="ce93"/>
          <table:table-cell table:style-name="ce100"/>
          <table:table-cell table:style-name="ce104"/>
          <table:table-cell table:style-name="ce100"/>
        </table:table-row>
        <table:table-row table:style-name="ro2">
          <table:table-cell table:style-name="ce95"/>
          <table:table-cell table:style-name="ce101"/>
          <table:table-cell table:style-name="ce107" table:number-columns-repeated="2"/>
          <table:table-cell table:style-name="ce95"/>
          <table:table-cell table:style-name="ce101"/>
          <table:table-cell table:style-name="ce107" table:number-columns-repeated="2"/>
          <table:table-cell table:style-name="ce95"/>
          <table:table-cell table:style-name="ce101"/>
          <table:table-cell table:style-name="ce95"/>
          <table:table-cell table:style-name="ce101"/>
          <table:table-cell table:style-name="ce107"/>
          <table:table-cell table:style-name="ce101"/>
        </table:table-row>
        <table:table-row table:style-name="ro2" table:number-rows-repeated="24">
          <table:table-cell table:number-columns-repeated="4"/>
          <table:table-cell table:style-name="Default"/>
          <table:table-cell/>
          <table:table-cell table:style-name="Default" table:number-columns-repeated="3"/>
          <table:table-cell table:number-columns-repeated="5"/>
        </table:table-row>
        <table:table-row table:style-name="ro2" table:number-rows-repeated="434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Data-CD-083" table:style-name="ta1">
        <table:table-column table:style-name="co3" table:number-columns-repeated="7" table:default-cell-style-name="Default"/>
        <table:table-column table:style-name="co3" table:default-cell-style-name="ce71"/>
        <table:table-column table:style-name="co3" table:number-columns-repeated="6" table:default-cell-style-name="Default"/>
        <table:table-row table:style-name="ro2">
          <table:table-cell table:style-name="ce116" office:value-type="string" calcext:value-type="string" table:number-columns-spanned="14" table:number-rows-spanned="2">
            <text:p>V=0.83 m/s</text:p>
          </table:table-cell>
          <table:covered-table-cell table:style-name="ce29" office:value-type="string" calcext:value-type="string">
            <text:p>m/s</text:p>
          </table:covered-table-cell>
          <table:covered-table-cell table:number-columns-repeated="11" table:style-name="ce29"/>
          <table:covered-table-cell table:style-name="ce39"/>
        </table:table-row>
        <table:table-row table:style-name="ro2">
          <table:covered-table-cell table:style-name="ce25"/>
          <table:covered-table-cell table:number-columns-repeated="6"/>
          <table:covered-table-cell table:style-name="Default"/>
          <table:covered-table-cell table:number-columns-repeated="5"/>
          <table:covered-table-cell table:style-name="ce88"/>
        </table:table-row>
        <table:table-row table:style-name="ro2">
          <table:table-cell table:style-name="ce117" office:value-type="string" calcext:value-type="string" table:number-columns-spanned="2" table:number-rows-spanned="1">
            <text:p><text:s/>8 Hz</text:p>
          </table:table-cell>
          <table:covered-table-cell table:style-name="ce89"/>
          <table:table-cell table:style-name="ce126" office:value-type="string" calcext:value-type="string" table:number-columns-spanned="2" table:number-rows-spanned="1">
            <text:p><text:s/>10 Hz</text:p>
          </table:table-cell>
          <table:covered-table-cell table:style-name="ce79" office:value-type="float" office:value="10" calcext:value-type="float">
            <text:p>10</text:p>
          </table:covered-table-cell>
          <table:table-cell table:style-name="ce126" office:value-type="string" calcext:value-type="string" table:number-columns-spanned="2" table:number-rows-spanned="1">
            <text:p><text:s/>12 Hz</text:p>
          </table:table-cell>
          <table:covered-table-cell table:style-name="ce79" office:value-type="float" office:value="12" calcext:value-type="float">
            <text:p>12</text:p>
          </table:covered-table-cell>
          <table:table-cell table:style-name="ce126" office:value-type="string" calcext:value-type="string" table:number-columns-spanned="2" table:number-rows-spanned="1">
            <text:p><text:s/>14 Hz</text:p>
          </table:table-cell>
          <table:covered-table-cell table:style-name="ce79"/>
          <table:table-cell table:style-name="ce126" office:value-type="string" calcext:value-type="string" table:number-columns-spanned="2" table:number-rows-spanned="1">
            <text:p><text:s/>16 Hz</text:p>
          </table:table-cell>
          <table:covered-table-cell table:style-name="ce79"/>
          <table:table-cell table:style-name="ce126" office:value-type="string" calcext:value-type="string" table:number-columns-spanned="2" table:number-rows-spanned="1">
            <text:p><text:s/>18 Hz</text:p>
          </table:table-cell>
          <table:covered-table-cell table:style-name="ce79"/>
          <table:table-cell table:style-name="ce131" office:value-type="string" calcext:value-type="string" table:number-columns-spanned="2" table:number-rows-spanned="1">
            <text:p>20 Hz</text:p>
          </table:table-cell>
          <table:covered-table-cell table:style-name="ce89"/>
        </table:table-row>
        <table:table-row table:style-name="ro2">
          <table:table-cell table:style-name="ce121"/>
          <table:table-cell table:style-name="ce82"/>
          <table:table-cell table:style-name="ce85"/>
          <table:table-cell table:style-name="ce86"/>
          <table:table-cell office:value-type="float" office:value="1" calcext:value-type="float">
            <text:p>1</text:p>
          </table:table-cell>
          <table:table-cell table:style-name="ce71" office:value-type="float" office:value="-1.347632651483" calcext:value-type="float">
            <text:p>-1.35E+00</text:p>
          </table:table-cell>
          <table:table-cell office:value-type="float" office:value="1" calcext:value-type="float">
            <text:p>1</text:p>
          </table:table-cell>
          <table:table-cell office:value-type="float" office:value="0.3420523635418" calcext:value-type="float">
            <text:p>3.42E-01</text:p>
          </table:table-cell>
          <table:table-cell table:style-name="ce85"/>
          <table:table-cell table:style-name="ce86"/>
          <table:table-cell table:style-name="ce85"/>
          <table:table-cell table:style-name="ce86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01" calcext:value-type="float">
            <text:p>1.001</text:p>
          </table:table-cell>
          <table:table-cell table:style-name="ce71" office:value-type="float" office:value="-1.534913161382" calcext:value-type="float">
            <text:p>-1.53E+00</text:p>
          </table:table-cell>
          <table:table-cell office:value-type="float" office:value="1.001" calcext:value-type="float">
            <text:p>1.001</text:p>
          </table:table-cell>
          <table:table-cell office:value-type="float" office:value="-0.02688089822336" calcext:value-type="float">
            <text:p>-2.69E-02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02" calcext:value-type="float">
            <text:p>1.002</text:p>
          </table:table-cell>
          <table:table-cell table:style-name="ce71" office:value-type="float" office:value="-1.714101810347" calcext:value-type="float">
            <text:p>-1.71E+00</text:p>
          </table:table-cell>
          <table:table-cell office:value-type="float" office:value="1.002" calcext:value-type="float">
            <text:p>1.002</text:p>
          </table:table-cell>
          <table:table-cell office:value-type="float" office:value="-0.3921154465534" calcext:value-type="float">
            <text:p>-3.92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03" calcext:value-type="float">
            <text:p>1.003</text:p>
          </table:table-cell>
          <table:table-cell table:style-name="ce71" office:value-type="float" office:value="-1.868471241788" calcext:value-type="float">
            <text:p>-1.87E+00</text:p>
          </table:table-cell>
          <table:table-cell office:value-type="float" office:value="1.003" calcext:value-type="float">
            <text:p>1.003</text:p>
          </table:table-cell>
          <table:table-cell office:value-type="float" office:value="-0.7272737120237" calcext:value-type="float">
            <text:p>-7.27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04" calcext:value-type="float">
            <text:p>1.004</text:p>
          </table:table-cell>
          <table:table-cell table:style-name="ce71" office:value-type="float" office:value="-1.993608017774" calcext:value-type="float">
            <text:p>-1.99E+00</text:p>
          </table:table-cell>
          <table:table-cell office:value-type="float" office:value="1.004" calcext:value-type="float">
            <text:p>1.004</text:p>
          </table:table-cell>
          <table:table-cell office:value-type="float" office:value="-1.020121611893" calcext:value-type="float">
            <text:p>-1.02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05" calcext:value-type="float">
            <text:p>1.005</text:p>
          </table:table-cell>
          <table:table-cell table:style-name="ce71" office:value-type="float" office:value="-2.087073701144" calcext:value-type="float">
            <text:p>-2.09E+00</text:p>
          </table:table-cell>
          <table:table-cell office:value-type="float" office:value="1.005" calcext:value-type="float">
            <text:p>1.005</text:p>
          </table:table-cell>
          <table:table-cell office:value-type="float" office:value="-1.261257488824" calcext:value-type="float">
            <text:p>-1.26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06" calcext:value-type="float">
            <text:p>1.006</text:p>
          </table:table-cell>
          <table:table-cell table:style-name="ce71" office:value-type="float" office:value="-2.153046361871" calcext:value-type="float">
            <text:p>-2.15E+00</text:p>
          </table:table-cell>
          <table:table-cell office:value-type="float" office:value="1.006" calcext:value-type="float">
            <text:p>1.006</text:p>
          </table:table-cell>
          <table:table-cell office:value-type="float" office:value="-1.461132264974" calcext:value-type="float">
            <text:p>-1.46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07" calcext:value-type="float">
            <text:p>1.007</text:p>
          </table:table-cell>
          <table:table-cell table:style-name="ce71" office:value-type="float" office:value="-2.184043843799" calcext:value-type="float">
            <text:p>-2.18E+00</text:p>
          </table:table-cell>
          <table:table-cell office:value-type="float" office:value="1.007" calcext:value-type="float">
            <text:p>1.007</text:p>
          </table:table-cell>
          <table:table-cell office:value-type="float" office:value="-1.633193898488" calcext:value-type="float">
            <text:p>-1.63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08" calcext:value-type="float">
            <text:p>1.008</text:p>
          </table:table-cell>
          <table:table-cell table:style-name="ce71" office:value-type="float" office:value="-2.173522696006" calcext:value-type="float">
            <text:p>-2.17E+00</text:p>
          </table:table-cell>
          <table:table-cell office:value-type="float" office:value="1.008" calcext:value-type="float">
            <text:p>1.008</text:p>
          </table:table-cell>
          <table:table-cell office:value-type="float" office:value="-1.783327552955" calcext:value-type="float">
            <text:p>-1.78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09" calcext:value-type="float">
            <text:p>1.009</text:p>
          </table:table-cell>
          <table:table-cell table:style-name="ce71" office:value-type="float" office:value="-2.111375482991" calcext:value-type="float">
            <text:p>-2.11E+00</text:p>
          </table:table-cell>
          <table:table-cell office:value-type="float" office:value="1.009" calcext:value-type="float">
            <text:p>1.009</text:p>
          </table:table-cell>
          <table:table-cell office:value-type="float" office:value="-1.917413283471" calcext:value-type="float">
            <text:p>-1.92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1" calcext:value-type="float">
            <text:p>1.01</text:p>
          </table:table-cell>
          <table:table-cell table:style-name="ce71" office:value-type="float" office:value="-1.997860773322" calcext:value-type="float">
            <text:p>-2.00E+00</text:p>
          </table:table-cell>
          <table:table-cell office:value-type="float" office:value="1.01" calcext:value-type="float">
            <text:p>1.01</text:p>
          </table:table-cell>
          <table:table-cell office:value-type="float" office:value="-2.035892230643" calcext:value-type="float">
            <text:p>-2.04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11" calcext:value-type="float">
            <text:p>1.011</text:p>
          </table:table-cell>
          <table:table-cell table:style-name="ce71" office:value-type="float" office:value="-1.829359714806" calcext:value-type="float">
            <text:p>-1.83E+00</text:p>
          </table:table-cell>
          <table:table-cell office:value-type="float" office:value="1.011" calcext:value-type="float">
            <text:p>1.011</text:p>
          </table:table-cell>
          <table:table-cell office:value-type="float" office:value="-2.141180592687" calcext:value-type="float">
            <text:p>-2.14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12" calcext:value-type="float">
            <text:p>1.012</text:p>
          </table:table-cell>
          <table:table-cell table:style-name="ce71" office:value-type="float" office:value="-1.607534301053" calcext:value-type="float">
            <text:p>-1.61E+00</text:p>
          </table:table-cell>
          <table:table-cell office:value-type="float" office:value="1.012" calcext:value-type="float">
            <text:p>1.012</text:p>
          </table:table-cell>
          <table:table-cell office:value-type="float" office:value="-2.206638063177" calcext:value-type="float">
            <text:p>-2.21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13" calcext:value-type="float">
            <text:p>1.013</text:p>
          </table:table-cell>
          <table:table-cell table:style-name="ce71" office:value-type="float" office:value="-1.335971534893" calcext:value-type="float">
            <text:p>-1.34E+00</text:p>
          </table:table-cell>
          <table:table-cell office:value-type="float" office:value="1.013" calcext:value-type="float">
            <text:p>1.013</text:p>
          </table:table-cell>
          <table:table-cell office:value-type="float" office:value="-2.214480947488" calcext:value-type="float">
            <text:p>-2.21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14" calcext:value-type="float">
            <text:p>1.014</text:p>
          </table:table-cell>
          <table:table-cell table:style-name="ce71" office:value-type="float" office:value="-1.024402455" calcext:value-type="float">
            <text:p>-1.02E+00</text:p>
          </table:table-cell>
          <table:table-cell office:value-type="float" office:value="1.014" calcext:value-type="float">
            <text:p>1.014</text:p>
          </table:table-cell>
          <table:table-cell office:value-type="float" office:value="-2.144073148022" calcext:value-type="float">
            <text:p>-2.14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15" calcext:value-type="float">
            <text:p>1.015</text:p>
          </table:table-cell>
          <table:table-cell table:style-name="ce71" office:value-type="float" office:value="-0.6843411960173" calcext:value-type="float">
            <text:p>-6.84E-01</text:p>
          </table:table-cell>
          <table:table-cell office:value-type="float" office:value="1.015" calcext:value-type="float">
            <text:p>1.015</text:p>
          </table:table-cell>
          <table:table-cell office:value-type="float" office:value="-1.990121237523" calcext:value-type="float">
            <text:p>-1.99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16" calcext:value-type="float">
            <text:p>1.016</text:p>
          </table:table-cell>
          <table:table-cell table:style-name="ce71" office:value-type="float" office:value="-0.3257565110115" calcext:value-type="float">
            <text:p>-3.26E-01</text:p>
          </table:table-cell>
          <table:table-cell office:value-type="float" office:value="1.016" calcext:value-type="float">
            <text:p>1.016</text:p>
          </table:table-cell>
          <table:table-cell office:value-type="float" office:value="-1.751821808654" calcext:value-type="float">
            <text:p>-1.75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17" calcext:value-type="float">
            <text:p>1.017</text:p>
          </table:table-cell>
          <table:table-cell table:style-name="ce71" office:value-type="float" office:value="0.03785943766039" calcext:value-type="float">
            <text:p>3.79E-02</text:p>
          </table:table-cell>
          <table:table-cell office:value-type="float" office:value="1.017" calcext:value-type="float">
            <text:p>1.017</text:p>
          </table:table-cell>
          <table:table-cell office:value-type="float" office:value="-1.441942352353" calcext:value-type="float">
            <text:p>-1.44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18" calcext:value-type="float">
            <text:p>1.018</text:p>
          </table:table-cell>
          <table:table-cell table:style-name="ce71" office:value-type="float" office:value="0.3957535440754" calcext:value-type="float">
            <text:p>3.96E-01</text:p>
          </table:table-cell>
          <table:table-cell office:value-type="float" office:value="1.018" calcext:value-type="float">
            <text:p>1.018</text:p>
          </table:table-cell>
          <table:table-cell office:value-type="float" office:value="-1.079199476631" calcext:value-type="float">
            <text:p>-1.08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19" calcext:value-type="float">
            <text:p>1.019</text:p>
          </table:table-cell>
          <table:table-cell table:style-name="ce71" office:value-type="float" office:value="0.738205694493" calcext:value-type="float">
            <text:p>7.38E-01</text:p>
          </table:table-cell>
          <table:table-cell office:value-type="float" office:value="1.019" calcext:value-type="float">
            <text:p>1.019</text:p>
          </table:table-cell>
          <table:table-cell office:value-type="float" office:value="-0.6870733859481" calcext:value-type="float">
            <text:p>-6.87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2" calcext:value-type="float">
            <text:p>1.02</text:p>
          </table:table-cell>
          <table:table-cell table:style-name="ce71" office:value-type="float" office:value="1.055823082342" calcext:value-type="float">
            <text:p>1.06E+00</text:p>
          </table:table-cell>
          <table:table-cell office:value-type="float" office:value="1.02" calcext:value-type="float">
            <text:p>1.02</text:p>
          </table:table-cell>
          <table:table-cell office:value-type="float" office:value="-0.2899819920901" calcext:value-type="float">
            <text:p>-2.90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21" calcext:value-type="float">
            <text:p>1.021</text:p>
          </table:table-cell>
          <table:table-cell table:style-name="ce71" office:value-type="float" office:value="1.340395026754" calcext:value-type="float">
            <text:p>1.34E+00</text:p>
          </table:table-cell>
          <table:table-cell office:value-type="float" office:value="1.021" calcext:value-type="float">
            <text:p>1.021</text:p>
          </table:table-cell>
          <table:table-cell office:value-type="float" office:value="0.08940223146226" calcext:value-type="float">
            <text:p>8.94E-02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22" calcext:value-type="float">
            <text:p>1.022</text:p>
          </table:table-cell>
          <table:table-cell table:style-name="ce71" office:value-type="float" office:value="1.586467026301" calcext:value-type="float">
            <text:p>1.59E+00</text:p>
          </table:table-cell>
          <table:table-cell office:value-type="float" office:value="1.022" calcext:value-type="float">
            <text:p>1.022</text:p>
          </table:table-cell>
          <table:table-cell office:value-type="float" office:value="0.4366334204213" calcext:value-type="float">
            <text:p>4.37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23" calcext:value-type="float">
            <text:p>1.023</text:p>
          </table:table-cell>
          <table:table-cell table:style-name="ce71" office:value-type="float" office:value="1.787911124865" calcext:value-type="float">
            <text:p>1.79E+00</text:p>
          </table:table-cell>
          <table:table-cell office:value-type="float" office:value="1.023" calcext:value-type="float">
            <text:p>1.023</text:p>
          </table:table-cell>
          <table:table-cell office:value-type="float" office:value="0.7423013396808" calcext:value-type="float">
            <text:p>7.42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24" calcext:value-type="float">
            <text:p>1.024</text:p>
          </table:table-cell>
          <table:table-cell table:style-name="ce71" office:value-type="float" office:value="1.942557380139" calcext:value-type="float">
            <text:p>1.94E+00</text:p>
          </table:table-cell>
          <table:table-cell office:value-type="float" office:value="1.024" calcext:value-type="float">
            <text:p>1.024</text:p>
          </table:table-cell>
          <table:table-cell office:value-type="float" office:value="1.007157304641" calcext:value-type="float">
            <text:p>1.01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25" calcext:value-type="float">
            <text:p>1.025</text:p>
          </table:table-cell>
          <table:table-cell table:style-name="ce71" office:value-type="float" office:value="2.047242484391" calcext:value-type="float">
            <text:p>2.05E+00</text:p>
          </table:table-cell>
          <table:table-cell office:value-type="float" office:value="1.025" calcext:value-type="float">
            <text:p>1.025</text:p>
          </table:table-cell>
          <table:table-cell office:value-type="float" office:value="1.237597637509" calcext:value-type="float">
            <text:p>1.24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26" calcext:value-type="float">
            <text:p>1.026</text:p>
          </table:table-cell>
          <table:table-cell table:style-name="ce71" office:value-type="float" office:value="2.102588180277" calcext:value-type="float">
            <text:p>2.10E+00</text:p>
          </table:table-cell>
          <table:table-cell office:value-type="float" office:value="1.026" calcext:value-type="float">
            <text:p>1.026</text:p>
          </table:table-cell>
          <table:table-cell office:value-type="float" office:value="1.441350241516" calcext:value-type="float">
            <text:p>1.44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27" calcext:value-type="float">
            <text:p>1.027</text:p>
          </table:table-cell>
          <table:table-cell table:style-name="ce71" office:value-type="float" office:value="2.111803136634" calcext:value-type="float">
            <text:p>2.11E+00</text:p>
          </table:table-cell>
          <table:table-cell office:value-type="float" office:value="1.027" calcext:value-type="float">
            <text:p>1.027</text:p>
          </table:table-cell>
          <table:table-cell office:value-type="float" office:value="1.627331164988" calcext:value-type="float">
            <text:p>1.63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28" calcext:value-type="float">
            <text:p>1.028</text:p>
          </table:table-cell>
          <table:table-cell table:style-name="ce71" office:value-type="float" office:value="2.077977861748" calcext:value-type="float">
            <text:p>2.08E+00</text:p>
          </table:table-cell>
          <table:table-cell office:value-type="float" office:value="1.028" calcext:value-type="float">
            <text:p>1.028</text:p>
          </table:table-cell>
          <table:table-cell office:value-type="float" office:value="1.789875287152" calcext:value-type="float">
            <text:p>1.79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29" calcext:value-type="float">
            <text:p>1.029</text:p>
          </table:table-cell>
          <table:table-cell table:style-name="ce71" office:value-type="float" office:value="2.005425656185" calcext:value-type="float">
            <text:p>2.01E+00</text:p>
          </table:table-cell>
          <table:table-cell office:value-type="float" office:value="1.029" calcext:value-type="float">
            <text:p>1.029</text:p>
          </table:table-cell>
          <table:table-cell office:value-type="float" office:value="1.916135058611" calcext:value-type="float">
            <text:p>1.92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3" calcext:value-type="float">
            <text:p>1.03</text:p>
          </table:table-cell>
          <table:table-cell table:style-name="ce71" office:value-type="float" office:value="1.894744868259" calcext:value-type="float">
            <text:p>1.89E+00</text:p>
          </table:table-cell>
          <table:table-cell office:value-type="float" office:value="1.03" calcext:value-type="float">
            <text:p>1.03</text:p>
          </table:table-cell>
          <table:table-cell office:value-type="float" office:value="1.981855257778" calcext:value-type="float">
            <text:p>1.98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31" calcext:value-type="float">
            <text:p>1.031</text:p>
          </table:table-cell>
          <table:table-cell table:style-name="ce71" office:value-type="float" office:value="1.74764499789" calcext:value-type="float">
            <text:p>1.75E+00</text:p>
          </table:table-cell>
          <table:table-cell office:value-type="float" office:value="1.031" calcext:value-type="float">
            <text:p>1.031</text:p>
          </table:table-cell>
          <table:table-cell office:value-type="float" office:value="1.965717264882" calcext:value-type="float">
            <text:p>1.97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32" calcext:value-type="float">
            <text:p>1.032</text:p>
          </table:table-cell>
          <table:table-cell table:style-name="ce71" office:value-type="float" office:value="1.567265541677" calcext:value-type="float">
            <text:p>1.57E+00</text:p>
          </table:table-cell>
          <table:table-cell office:value-type="float" office:value="1.032" calcext:value-type="float">
            <text:p>1.032</text:p>
          </table:table-cell>
          <table:table-cell office:value-type="float" office:value="1.85150598807" calcext:value-type="float">
            <text:p>1.85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33" calcext:value-type="float">
            <text:p>1.033</text:p>
          </table:table-cell>
          <table:table-cell table:style-name="ce71" office:value-type="float" office:value="1.352377254491" calcext:value-type="float">
            <text:p>1.35E+00</text:p>
          </table:table-cell>
          <table:table-cell office:value-type="float" office:value="1.033" calcext:value-type="float">
            <text:p>1.033</text:p>
          </table:table-cell>
          <table:table-cell office:value-type="float" office:value="1.635126315432" calcext:value-type="float">
            <text:p>1.64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34" calcext:value-type="float">
            <text:p>1.034</text:p>
          </table:table-cell>
          <table:table-cell table:style-name="ce71" office:value-type="float" office:value="1.10581216637" calcext:value-type="float">
            <text:p>1.11E+00</text:p>
          </table:table-cell>
          <table:table-cell office:value-type="float" office:value="1.034" calcext:value-type="float">
            <text:p>1.034</text:p>
          </table:table-cell>
          <table:table-cell office:value-type="float" office:value="1.325230156547" calcext:value-type="float">
            <text:p>1.33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35" calcext:value-type="float">
            <text:p>1.035</text:p>
          </table:table-cell>
          <table:table-cell table:style-name="ce71" office:value-type="float" office:value="0.8312081920553" calcext:value-type="float">
            <text:p>8.31E-01</text:p>
          </table:table-cell>
          <table:table-cell office:value-type="float" office:value="1.035" calcext:value-type="float">
            <text:p>1.035</text:p>
          </table:table-cell>
          <table:table-cell office:value-type="float" office:value="0.9458921312962" calcext:value-type="float">
            <text:p>9.46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36" calcext:value-type="float">
            <text:p>1.036</text:p>
          </table:table-cell>
          <table:table-cell table:style-name="ce71" office:value-type="float" office:value="0.5322070221534" calcext:value-type="float">
            <text:p>5.32E-01</text:p>
          </table:table-cell>
          <table:table-cell office:value-type="float" office:value="1.036" calcext:value-type="float">
            <text:p>1.036</text:p>
          </table:table-cell>
          <table:table-cell office:value-type="float" office:value="0.5276898210779" calcext:value-type="float">
            <text:p>5.28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37" calcext:value-type="float">
            <text:p>1.037</text:p>
          </table:table-cell>
          <table:table-cell table:style-name="ce71" office:value-type="float" office:value="0.2187368426281" calcext:value-type="float">
            <text:p>2.19E-01</text:p>
          </table:table-cell>
          <table:table-cell office:value-type="float" office:value="1.037" calcext:value-type="float">
            <text:p>1.037</text:p>
          </table:table-cell>
          <table:table-cell office:value-type="float" office:value="0.1065268081355" calcext:value-type="float">
            <text:p>1.07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38" calcext:value-type="float">
            <text:p>1.038</text:p>
          </table:table-cell>
          <table:table-cell table:style-name="ce71" office:value-type="float" office:value="-0.1017619475831" calcext:value-type="float">
            <text:p>-1.02E-01</text:p>
          </table:table-cell>
          <table:table-cell office:value-type="float" office:value="1.038" calcext:value-type="float">
            <text:p>1.038</text:p>
          </table:table-cell>
          <table:table-cell office:value-type="float" office:value="-0.2896801311697" calcext:value-type="float">
            <text:p>-2.90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39" calcext:value-type="float">
            <text:p>1.039</text:p>
          </table:table-cell>
          <table:table-cell table:style-name="ce71" office:value-type="float" office:value="-0.4182193987406" calcext:value-type="float">
            <text:p>-4.18E-01</text:p>
          </table:table-cell>
          <table:table-cell office:value-type="float" office:value="1.039" calcext:value-type="float">
            <text:p>1.039</text:p>
          </table:table-cell>
          <table:table-cell office:value-type="float" office:value="-0.6345535066275" calcext:value-type="float">
            <text:p>-6.35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4" calcext:value-type="float">
            <text:p>1.04</text:p>
          </table:table-cell>
          <table:table-cell table:style-name="ce71" office:value-type="float" office:value="-0.7218111172944" calcext:value-type="float">
            <text:p>-7.22E-01</text:p>
          </table:table-cell>
          <table:table-cell office:value-type="float" office:value="1.04" calcext:value-type="float">
            <text:p>1.04</text:p>
          </table:table-cell>
          <table:table-cell office:value-type="float" office:value="-0.9146742984121" calcext:value-type="float">
            <text:p>-9.15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41" calcext:value-type="float">
            <text:p>1.041</text:p>
          </table:table-cell>
          <table:table-cell table:style-name="ce71" office:value-type="float" office:value="-1.007411920616" calcext:value-type="float">
            <text:p>-1.01E+00</text:p>
          </table:table-cell>
          <table:table-cell office:value-type="float" office:value="1.041" calcext:value-type="float">
            <text:p>1.041</text:p>
          </table:table-cell>
          <table:table-cell office:value-type="float" office:value="-1.138896615361" calcext:value-type="float">
            <text:p>-1.14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42" calcext:value-type="float">
            <text:p>1.042</text:p>
          </table:table-cell>
          <table:table-cell table:style-name="ce71" office:value-type="float" office:value="-1.261770090687" calcext:value-type="float">
            <text:p>-1.26E+00</text:p>
          </table:table-cell>
          <table:table-cell office:value-type="float" office:value="1.042" calcext:value-type="float">
            <text:p>1.042</text:p>
          </table:table-cell>
          <table:table-cell office:value-type="float" office:value="-1.302432851155" calcext:value-type="float">
            <text:p>-1.30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43" calcext:value-type="float">
            <text:p>1.043</text:p>
          </table:table-cell>
          <table:table-cell table:style-name="ce71" office:value-type="float" office:value="-1.490902999691" calcext:value-type="float">
            <text:p>-1.49E+00</text:p>
          </table:table-cell>
          <table:table-cell office:value-type="float" office:value="1.043" calcext:value-type="float">
            <text:p>1.043</text:p>
          </table:table-cell>
          <table:table-cell office:value-type="float" office:value="-1.43538335258" calcext:value-type="float">
            <text:p>-1.44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44" calcext:value-type="float">
            <text:p>1.044</text:p>
          </table:table-cell>
          <table:table-cell table:style-name="ce71" office:value-type="float" office:value="-1.68921986748" calcext:value-type="float">
            <text:p>-1.69E+00</text:p>
          </table:table-cell>
          <table:table-cell office:value-type="float" office:value="1.044" calcext:value-type="float">
            <text:p>1.044</text:p>
          </table:table-cell>
          <table:table-cell office:value-type="float" office:value="-1.554929748698" calcext:value-type="float">
            <text:p>-1.55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45" calcext:value-type="float">
            <text:p>1.045</text:p>
          </table:table-cell>
          <table:table-cell table:style-name="ce71" office:value-type="float" office:value="-1.86191844798" calcext:value-type="float">
            <text:p>-1.86E+00</text:p>
          </table:table-cell>
          <table:table-cell office:value-type="float" office:value="1.045" calcext:value-type="float">
            <text:p>1.045</text:p>
          </table:table-cell>
          <table:table-cell office:value-type="float" office:value="-1.668471861485" calcext:value-type="float">
            <text:p>-1.67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46" calcext:value-type="float">
            <text:p>1.046</text:p>
          </table:table-cell>
          <table:table-cell table:style-name="ce71" office:value-type="float" office:value="-2.008625739405" calcext:value-type="float">
            <text:p>-2.01E+00</text:p>
          </table:table-cell>
          <table:table-cell office:value-type="float" office:value="1.046" calcext:value-type="float">
            <text:p>1.046</text:p>
          </table:table-cell>
          <table:table-cell office:value-type="float" office:value="-1.79527115014" calcext:value-type="float">
            <text:p>-1.80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47" calcext:value-type="float">
            <text:p>1.047</text:p>
          </table:table-cell>
          <table:table-cell table:style-name="ce71" office:value-type="float" office:value="-2.133320353959" calcext:value-type="float">
            <text:p>-2.13E+00</text:p>
          </table:table-cell>
          <table:table-cell office:value-type="float" office:value="1.047" calcext:value-type="float">
            <text:p>1.047</text:p>
          </table:table-cell>
          <table:table-cell office:value-type="float" office:value="-1.917691826988" calcext:value-type="float">
            <text:p>-1.92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48" calcext:value-type="float">
            <text:p>1.048</text:p>
          </table:table-cell>
          <table:table-cell table:style-name="ce71" office:value-type="float" office:value="-2.230359067514" calcext:value-type="float">
            <text:p>-2.23E+00</text:p>
          </table:table-cell>
          <table:table-cell office:value-type="float" office:value="1.048" calcext:value-type="float">
            <text:p>1.048</text:p>
          </table:table-cell>
          <table:table-cell office:value-type="float" office:value="-2.02629841421" calcext:value-type="float">
            <text:p>-2.03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49" calcext:value-type="float">
            <text:p>1.049</text:p>
          </table:table-cell>
          <table:table-cell table:style-name="ce71" office:value-type="float" office:value="-2.295244509437" calcext:value-type="float">
            <text:p>-2.30E+00</text:p>
          </table:table-cell>
          <table:table-cell office:value-type="float" office:value="1.049" calcext:value-type="float">
            <text:p>1.049</text:p>
          </table:table-cell>
          <table:table-cell office:value-type="float" office:value="-2.087814234665" calcext:value-type="float">
            <text:p>-2.09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5" calcext:value-type="float">
            <text:p>1.05</text:p>
          </table:table-cell>
          <table:table-cell table:style-name="ce71" office:value-type="float" office:value="-2.315999600047" calcext:value-type="float">
            <text:p>-2.32E+00</text:p>
          </table:table-cell>
          <table:table-cell office:value-type="float" office:value="1.05" calcext:value-type="float">
            <text:p>1.05</text:p>
          </table:table-cell>
          <table:table-cell office:value-type="float" office:value="-2.073732448399" calcext:value-type="float">
            <text:p>-2.07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51" calcext:value-type="float">
            <text:p>1.051</text:p>
          </table:table-cell>
          <table:table-cell table:style-name="ce71" office:value-type="float" office:value="-2.285661727034" calcext:value-type="float">
            <text:p>-2.29E+00</text:p>
          </table:table-cell>
          <table:table-cell office:value-type="float" office:value="1.051" calcext:value-type="float">
            <text:p>1.051</text:p>
          </table:table-cell>
          <table:table-cell office:value-type="float" office:value="-1.963464665623" calcext:value-type="float">
            <text:p>-1.96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52" calcext:value-type="float">
            <text:p>1.052</text:p>
          </table:table-cell>
          <table:table-cell table:style-name="ce71" office:value-type="float" office:value="-2.196681609176" calcext:value-type="float">
            <text:p>-2.20E+00</text:p>
          </table:table-cell>
          <table:table-cell office:value-type="float" office:value="1.052" calcext:value-type="float">
            <text:p>1.052</text:p>
          </table:table-cell>
          <table:table-cell office:value-type="float" office:value="-1.75721117013" calcext:value-type="float">
            <text:p>-1.76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53" calcext:value-type="float">
            <text:p>1.053</text:p>
          </table:table-cell>
          <table:table-cell table:style-name="ce71" office:value-type="float" office:value="-2.044342556745" calcext:value-type="float">
            <text:p>-2.04E+00</text:p>
          </table:table-cell>
          <table:table-cell office:value-type="float" office:value="1.053" calcext:value-type="float">
            <text:p>1.053</text:p>
          </table:table-cell>
          <table:table-cell office:value-type="float" office:value="-1.462770295529" calcext:value-type="float">
            <text:p>-1.46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54" calcext:value-type="float">
            <text:p>1.054</text:p>
          </table:table-cell>
          <table:table-cell table:style-name="ce71" office:value-type="float" office:value="-1.832498963549" calcext:value-type="float">
            <text:p>-1.83E+00</text:p>
          </table:table-cell>
          <table:table-cell office:value-type="float" office:value="1.054" calcext:value-type="float">
            <text:p>1.054</text:p>
          </table:table-cell>
          <table:table-cell office:value-type="float" office:value="-1.108824248598" calcext:value-type="float">
            <text:p>-1.11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55" calcext:value-type="float">
            <text:p>1.055</text:p>
          </table:table-cell>
          <table:table-cell table:style-name="ce71" office:value-type="float" office:value="-1.563046741612" calcext:value-type="float">
            <text:p>-1.56E+00</text:p>
          </table:table-cell>
          <table:table-cell office:value-type="float" office:value="1.055" calcext:value-type="float">
            <text:p>1.055</text:p>
          </table:table-cell>
          <table:table-cell office:value-type="float" office:value="-0.722183921317" calcext:value-type="float">
            <text:p>-7.22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56" calcext:value-type="float">
            <text:p>1.056</text:p>
          </table:table-cell>
          <table:table-cell table:style-name="ce71" office:value-type="float" office:value="-1.248660442805" calcext:value-type="float">
            <text:p>-1.25E+00</text:p>
          </table:table-cell>
          <table:table-cell office:value-type="float" office:value="1.056" calcext:value-type="float">
            <text:p>1.056</text:p>
          </table:table-cell>
          <table:table-cell office:value-type="float" office:value="-0.3340964055707" calcext:value-type="float">
            <text:p>-3.34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57" calcext:value-type="float">
            <text:p>1.057</text:p>
          </table:table-cell>
          <table:table-cell table:style-name="ce71" office:value-type="float" office:value="-0.8979129584396" calcext:value-type="float">
            <text:p>-8.98E-01</text:p>
          </table:table-cell>
          <table:table-cell office:value-type="float" office:value="1.057" calcext:value-type="float">
            <text:p>1.057</text:p>
          </table:table-cell>
          <table:table-cell office:value-type="float" office:value="0.02951609967942" calcext:value-type="float">
            <text:p>2.95E-02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58" calcext:value-type="float">
            <text:p>1.058</text:p>
          </table:table-cell>
          <table:table-cell table:style-name="ce71" office:value-type="float" office:value="-0.5261459169964" calcext:value-type="float">
            <text:p>-5.26E-01</text:p>
          </table:table-cell>
          <table:table-cell office:value-type="float" office:value="1.058" calcext:value-type="float">
            <text:p>1.058</text:p>
          </table:table-cell>
          <table:table-cell office:value-type="float" office:value="0.3543280628542" calcext:value-type="float">
            <text:p>3.54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59" calcext:value-type="float">
            <text:p>1.059</text:p>
          </table:table-cell>
          <table:table-cell table:style-name="ce71" office:value-type="float" office:value="-0.1458125875711" calcext:value-type="float">
            <text:p>-1.46E-01</text:p>
          </table:table-cell>
          <table:table-cell office:value-type="float" office:value="1.059" calcext:value-type="float">
            <text:p>1.059</text:p>
          </table:table-cell>
          <table:table-cell office:value-type="float" office:value="0.6352964985802" calcext:value-type="float">
            <text:p>6.35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6" calcext:value-type="float">
            <text:p>1.06</text:p>
          </table:table-cell>
          <table:table-cell table:style-name="ce71" office:value-type="float" office:value="0.2313542084829" calcext:value-type="float">
            <text:p>2.31E-01</text:p>
          </table:table-cell>
          <table:table-cell office:value-type="float" office:value="1.06" calcext:value-type="float">
            <text:p>1.06</text:p>
          </table:table-cell>
          <table:table-cell office:value-type="float" office:value="0.8792453494458" calcext:value-type="float">
            <text:p>8.79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61" calcext:value-type="float">
            <text:p>1.061</text:p>
          </table:table-cell>
          <table:table-cell table:style-name="ce71" office:value-type="float" office:value="0.5939461678639" calcext:value-type="float">
            <text:p>5.94E-01</text:p>
          </table:table-cell>
          <table:table-cell office:value-type="float" office:value="1.061" calcext:value-type="float">
            <text:p>1.061</text:p>
          </table:table-cell>
          <table:table-cell office:value-type="float" office:value="1.099785378159" calcext:value-type="float">
            <text:p>1.10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62" calcext:value-type="float">
            <text:p>1.062</text:p>
          </table:table-cell>
          <table:table-cell table:style-name="ce71" office:value-type="float" office:value="0.9333250837797" calcext:value-type="float">
            <text:p>9.33E-01</text:p>
          </table:table-cell>
          <table:table-cell office:value-type="float" office:value="1.062" calcext:value-type="float">
            <text:p>1.062</text:p>
          </table:table-cell>
          <table:table-cell office:value-type="float" office:value="1.312211382478" calcext:value-type="float">
            <text:p>1.31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63" calcext:value-type="float">
            <text:p>1.063</text:p>
          </table:table-cell>
          <table:table-cell table:style-name="ce71" office:value-type="float" office:value="1.241332503721" calcext:value-type="float">
            <text:p>1.24E+00</text:p>
          </table:table-cell>
          <table:table-cell office:value-type="float" office:value="1.063" calcext:value-type="float">
            <text:p>1.063</text:p>
          </table:table-cell>
          <table:table-cell office:value-type="float" office:value="1.525435744447" calcext:value-type="float">
            <text:p>1.53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64" calcext:value-type="float">
            <text:p>1.064</text:p>
          </table:table-cell>
          <table:table-cell table:style-name="ce71" office:value-type="float" office:value="1.511049382732" calcext:value-type="float">
            <text:p>1.51E+00</text:p>
          </table:table-cell>
          <table:table-cell office:value-type="float" office:value="1.064" calcext:value-type="float">
            <text:p>1.064</text:p>
          </table:table-cell>
          <table:table-cell office:value-type="float" office:value="1.731196335654" calcext:value-type="float">
            <text:p>1.73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65" calcext:value-type="float">
            <text:p>1.065</text:p>
          </table:table-cell>
          <table:table-cell table:style-name="ce71" office:value-type="float" office:value="1.737167899583" calcext:value-type="float">
            <text:p>1.74E+00</text:p>
          </table:table-cell>
          <table:table-cell office:value-type="float" office:value="1.065" calcext:value-type="float">
            <text:p>1.065</text:p>
          </table:table-cell>
          <table:table-cell office:value-type="float" office:value="1.904523283135" calcext:value-type="float">
            <text:p>1.90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66" calcext:value-type="float">
            <text:p>1.066</text:p>
          </table:table-cell>
          <table:table-cell table:style-name="ce71" office:value-type="float" office:value="1.913178165107" calcext:value-type="float">
            <text:p>1.91E+00</text:p>
          </table:table-cell>
          <table:table-cell office:value-type="float" office:value="1.066" calcext:value-type="float">
            <text:p>1.066</text:p>
          </table:table-cell>
          <table:table-cell office:value-type="float" office:value="2.010094253067" calcext:value-type="float">
            <text:p>2.01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67" calcext:value-type="float">
            <text:p>1.067</text:p>
          </table:table-cell>
          <table:table-cell table:style-name="ce71" office:value-type="float" office:value="2.038239944029" calcext:value-type="float">
            <text:p>2.04E+00</text:p>
          </table:table-cell>
          <table:table-cell office:value-type="float" office:value="1.067" calcext:value-type="float">
            <text:p>1.067</text:p>
          </table:table-cell>
          <table:table-cell office:value-type="float" office:value="2.017317664361" calcext:value-type="float">
            <text:p>2.02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68" calcext:value-type="float">
            <text:p>1.068</text:p>
          </table:table-cell>
          <table:table-cell table:style-name="ce71" office:value-type="float" office:value="2.111639712472" calcext:value-type="float">
            <text:p>2.11E+00</text:p>
          </table:table-cell>
          <table:table-cell office:value-type="float" office:value="1.068" calcext:value-type="float">
            <text:p>1.068</text:p>
          </table:table-cell>
          <table:table-cell office:value-type="float" office:value="1.904681301283" calcext:value-type="float">
            <text:p>1.90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69" calcext:value-type="float">
            <text:p>1.069</text:p>
          </table:table-cell>
          <table:table-cell table:style-name="ce71" office:value-type="float" office:value="2.136334387476" calcext:value-type="float">
            <text:p>2.14E+00</text:p>
          </table:table-cell>
          <table:table-cell office:value-type="float" office:value="1.069" calcext:value-type="float">
            <text:p>1.069</text:p>
          </table:table-cell>
          <table:table-cell office:value-type="float" office:value="1.670964933661" calcext:value-type="float">
            <text:p>1.67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7" calcext:value-type="float">
            <text:p>1.07</text:p>
          </table:table-cell>
          <table:table-cell table:style-name="ce71" office:value-type="float" office:value="2.114911149575" calcext:value-type="float">
            <text:p>2.11E+00</text:p>
          </table:table-cell>
          <table:table-cell office:value-type="float" office:value="1.07" calcext:value-type="float">
            <text:p>1.07</text:p>
          </table:table-cell>
          <table:table-cell office:value-type="float" office:value="1.333218792897" calcext:value-type="float">
            <text:p>1.33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71" calcext:value-type="float">
            <text:p>1.071</text:p>
          </table:table-cell>
          <table:table-cell table:style-name="ce71" office:value-type="float" office:value="2.04982611328" calcext:value-type="float">
            <text:p>2.05E+00</text:p>
          </table:table-cell>
          <table:table-cell office:value-type="float" office:value="1.071" calcext:value-type="float">
            <text:p>1.071</text:p>
          </table:table-cell>
          <table:table-cell office:value-type="float" office:value="0.9220062681996" calcext:value-type="float">
            <text:p>9.22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72" calcext:value-type="float">
            <text:p>1.072</text:p>
          </table:table-cell>
          <table:table-cell table:style-name="ce71" office:value-type="float" office:value="1.945780473155" calcext:value-type="float">
            <text:p>1.95E+00</text:p>
          </table:table-cell>
          <table:table-cell office:value-type="float" office:value="1.072" calcext:value-type="float">
            <text:p>1.072</text:p>
          </table:table-cell>
          <table:table-cell office:value-type="float" office:value="0.4777860670732" calcext:value-type="float">
            <text:p>4.78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73" calcext:value-type="float">
            <text:p>1.073</text:p>
          </table:table-cell>
          <table:table-cell table:style-name="ce71" office:value-type="float" office:value="1.803833616139" calcext:value-type="float">
            <text:p>1.80E+00</text:p>
          </table:table-cell>
          <table:table-cell office:value-type="float" office:value="1.073" calcext:value-type="float">
            <text:p>1.073</text:p>
          </table:table-cell>
          <table:table-cell office:value-type="float" office:value="0.04013113795243" calcext:value-type="float">
            <text:p>4.01E-02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74" calcext:value-type="float">
            <text:p>1.074</text:p>
          </table:table-cell>
          <table:table-cell table:style-name="ce71" office:value-type="float" office:value="1.625971421411" calcext:value-type="float">
            <text:p>1.63E+00</text:p>
          </table:table-cell>
          <table:table-cell office:value-type="float" office:value="1.074" calcext:value-type="float">
            <text:p>1.074</text:p>
          </table:table-cell>
          <table:table-cell office:value-type="float" office:value="-0.3553239238764" calcext:value-type="float">
            <text:p>-3.55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75" calcext:value-type="float">
            <text:p>1.075</text:p>
          </table:table-cell>
          <table:table-cell table:style-name="ce71" office:value-type="float" office:value="1.411178563194" calcext:value-type="float">
            <text:p>1.41E+00</text:p>
          </table:table-cell>
          <table:table-cell office:value-type="float" office:value="1.075" calcext:value-type="float">
            <text:p>1.075</text:p>
          </table:table-cell>
          <table:table-cell office:value-type="float" office:value="-0.6824686860094" calcext:value-type="float">
            <text:p>-6.82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76" calcext:value-type="float">
            <text:p>1.076</text:p>
          </table:table-cell>
          <table:table-cell table:style-name="ce71" office:value-type="float" office:value="1.163147528622" calcext:value-type="float">
            <text:p>1.16E+00</text:p>
          </table:table-cell>
          <table:table-cell office:value-type="float" office:value="1.076" calcext:value-type="float">
            <text:p>1.076</text:p>
          </table:table-cell>
          <table:table-cell office:value-type="float" office:value="-0.9294099402966" calcext:value-type="float">
            <text:p>-9.29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77" calcext:value-type="float">
            <text:p>1.077</text:p>
          </table:table-cell>
          <table:table-cell table:style-name="ce71" office:value-type="float" office:value="0.8854915582959" calcext:value-type="float">
            <text:p>8.85E-01</text:p>
          </table:table-cell>
          <table:table-cell office:value-type="float" office:value="1.077" calcext:value-type="float">
            <text:p>1.077</text:p>
          </table:table-cell>
          <table:table-cell office:value-type="float" office:value="-1.099889981562" calcext:value-type="float">
            <text:p>-1.10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78" calcext:value-type="float">
            <text:p>1.078</text:p>
          </table:table-cell>
          <table:table-cell table:style-name="ce71" office:value-type="float" office:value="0.5840048699984" calcext:value-type="float">
            <text:p>5.84E-01</text:p>
          </table:table-cell>
          <table:table-cell office:value-type="float" office:value="1.078" calcext:value-type="float">
            <text:p>1.078</text:p>
          </table:table-cell>
          <table:table-cell office:value-type="float" office:value="-1.216841201718" calcext:value-type="float">
            <text:p>-1.22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79" calcext:value-type="float">
            <text:p>1.079</text:p>
          </table:table-cell>
          <table:table-cell table:style-name="ce71" office:value-type="float" office:value="0.2667983199927" calcext:value-type="float">
            <text:p>2.67E-01</text:p>
          </table:table-cell>
          <table:table-cell office:value-type="float" office:value="1.079" calcext:value-type="float">
            <text:p>1.079</text:p>
          </table:table-cell>
          <table:table-cell office:value-type="float" office:value="-1.305934768615" calcext:value-type="float">
            <text:p>-1.31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8" calcext:value-type="float">
            <text:p>1.08</text:p>
          </table:table-cell>
          <table:table-cell table:style-name="ce71" office:value-type="float" office:value="-0.05783164289062" calcext:value-type="float">
            <text:p>-5.78E-02</text:p>
          </table:table-cell>
          <table:table-cell office:value-type="float" office:value="1.08" calcext:value-type="float">
            <text:p>1.08</text:p>
          </table:table-cell>
          <table:table-cell office:value-type="float" office:value="-1.397863531596" calcext:value-type="float">
            <text:p>-1.40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81" calcext:value-type="float">
            <text:p>1.081</text:p>
          </table:table-cell>
          <table:table-cell table:style-name="ce71" office:value-type="float" office:value="-0.3796812704165" calcext:value-type="float">
            <text:p>-3.80E-01</text:p>
          </table:table-cell>
          <table:table-cell office:value-type="float" office:value="1.081" calcext:value-type="float">
            <text:p>1.081</text:p>
          </table:table-cell>
          <table:table-cell office:value-type="float" office:value="-1.502396591534" calcext:value-type="float">
            <text:p>-1.50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82" calcext:value-type="float">
            <text:p>1.082</text:p>
          </table:table-cell>
          <table:table-cell table:style-name="ce71" office:value-type="float" office:value="-0.6870606264798" calcext:value-type="float">
            <text:p>-6.87E-01</text:p>
          </table:table-cell>
          <table:table-cell office:value-type="float" office:value="1.082" calcext:value-type="float">
            <text:p>1.082</text:p>
          </table:table-cell>
          <table:table-cell office:value-type="float" office:value="-1.634240415118" calcext:value-type="float">
            <text:p>-1.63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83" calcext:value-type="float">
            <text:p>1.083</text:p>
          </table:table-cell>
          <table:table-cell table:style-name="ce71" office:value-type="float" office:value="-0.973619406447" calcext:value-type="float">
            <text:p>-9.74E-01</text:p>
          </table:table-cell>
          <table:table-cell office:value-type="float" office:value="1.083" calcext:value-type="float">
            <text:p>1.083</text:p>
          </table:table-cell>
          <table:table-cell office:value-type="float" office:value="-1.783055339824" calcext:value-type="float">
            <text:p>-1.78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84" calcext:value-type="float">
            <text:p>1.084</text:p>
          </table:table-cell>
          <table:table-cell table:style-name="ce71" office:value-type="float" office:value="-1.235549401543" calcext:value-type="float">
            <text:p>-1.24E+00</text:p>
          </table:table-cell>
          <table:table-cell office:value-type="float" office:value="1.084" calcext:value-type="float">
            <text:p>1.084</text:p>
          </table:table-cell>
          <table:table-cell office:value-type="float" office:value="-1.914512390489" calcext:value-type="float">
            <text:p>-1.91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85" calcext:value-type="float">
            <text:p>1.085</text:p>
          </table:table-cell>
          <table:table-cell table:style-name="ce71" office:value-type="float" office:value="-1.466916723608" calcext:value-type="float">
            <text:p>-1.47E+00</text:p>
          </table:table-cell>
          <table:table-cell office:value-type="float" office:value="1.085" calcext:value-type="float">
            <text:p>1.085</text:p>
          </table:table-cell>
          <table:table-cell office:value-type="float" office:value="-2.001181232706" calcext:value-type="float">
            <text:p>-2.00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86" calcext:value-type="float">
            <text:p>1.086</text:p>
          </table:table-cell>
          <table:table-cell table:style-name="ce71" office:value-type="float" office:value="-1.6697818485" calcext:value-type="float">
            <text:p>-1.67E+00</text:p>
          </table:table-cell>
          <table:table-cell office:value-type="float" office:value="1.086" calcext:value-type="float">
            <text:p>1.086</text:p>
          </table:table-cell>
          <table:table-cell office:value-type="float" office:value="-1.998255685234" calcext:value-type="float">
            <text:p>-2.00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87" calcext:value-type="float">
            <text:p>1.087</text:p>
          </table:table-cell>
          <table:table-cell table:style-name="ce71" office:value-type="float" office:value="-1.845329083484" calcext:value-type="float">
            <text:p>-1.85E+00</text:p>
          </table:table-cell>
          <table:table-cell office:value-type="float" office:value="1.087" calcext:value-type="float">
            <text:p>1.087</text:p>
          </table:table-cell>
          <table:table-cell office:value-type="float" office:value="-1.886527300166" calcext:value-type="float">
            <text:p>-1.89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88" calcext:value-type="float">
            <text:p>1.088</text:p>
          </table:table-cell>
          <table:table-cell table:style-name="ce71" office:value-type="float" office:value="-1.995479243022" calcext:value-type="float">
            <text:p>-2.00E+00</text:p>
          </table:table-cell>
          <table:table-cell office:value-type="float" office:value="1.088" calcext:value-type="float">
            <text:p>1.088</text:p>
          </table:table-cell>
          <table:table-cell office:value-type="float" office:value="-1.667559590563" calcext:value-type="float">
            <text:p>-1.67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89" calcext:value-type="float">
            <text:p>1.089</text:p>
          </table:table-cell>
          <table:table-cell table:style-name="ce71" office:value-type="float" office:value="-2.121201464207" calcext:value-type="float">
            <text:p>-2.12E+00</text:p>
          </table:table-cell>
          <table:table-cell office:value-type="float" office:value="1.089" calcext:value-type="float">
            <text:p>1.089</text:p>
          </table:table-cell>
          <table:table-cell office:value-type="float" office:value="-1.359709989394" calcext:value-type="float">
            <text:p>-1.36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9" calcext:value-type="float">
            <text:p>1.09</text:p>
          </table:table-cell>
          <table:table-cell table:style-name="ce71" office:value-type="float" office:value="-2.222840926579" calcext:value-type="float">
            <text:p>-2.22E+00</text:p>
          </table:table-cell>
          <table:table-cell office:value-type="float" office:value="1.09" calcext:value-type="float">
            <text:p>1.09</text:p>
          </table:table-cell>
          <table:table-cell office:value-type="float" office:value="-0.9929536832415" calcext:value-type="float">
            <text:p>-9.93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91" calcext:value-type="float">
            <text:p>1.091</text:p>
          </table:table-cell>
          <table:table-cell table:style-name="ce71" office:value-type="float" office:value="-2.287929568699" calcext:value-type="float">
            <text:p>-2.29E+00</text:p>
          </table:table-cell>
          <table:table-cell office:value-type="float" office:value="1.091" calcext:value-type="float">
            <text:p>1.091</text:p>
          </table:table-cell>
          <table:table-cell office:value-type="float" office:value="-0.606775587705" calcext:value-type="float">
            <text:p>-6.07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92" calcext:value-type="float">
            <text:p>1.092</text:p>
          </table:table-cell>
          <table:table-cell table:style-name="ce71" office:value-type="float" office:value="-2.307300382926" calcext:value-type="float">
            <text:p>-2.31E+00</text:p>
          </table:table-cell>
          <table:table-cell office:value-type="float" office:value="1.092" calcext:value-type="float">
            <text:p>1.092</text:p>
          </table:table-cell>
          <table:table-cell office:value-type="float" office:value="-0.232094648494" calcext:value-type="float">
            <text:p>-2.32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93" calcext:value-type="float">
            <text:p>1.093</text:p>
          </table:table-cell>
          <table:table-cell table:style-name="ce71" office:value-type="float" office:value="-2.281249877823" calcext:value-type="float">
            <text:p>-2.28E+00</text:p>
          </table:table-cell>
          <table:table-cell office:value-type="float" office:value="1.093" calcext:value-type="float">
            <text:p>1.093</text:p>
          </table:table-cell>
          <table:table-cell office:value-type="float" office:value="0.1067626422569" calcext:value-type="float">
            <text:p>1.07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94" calcext:value-type="float">
            <text:p>1.094</text:p>
          </table:table-cell>
          <table:table-cell table:style-name="ce71" office:value-type="float" office:value="-2.188887699185" calcext:value-type="float">
            <text:p>-2.19E+00</text:p>
          </table:table-cell>
          <table:table-cell office:value-type="float" office:value="1.094" calcext:value-type="float">
            <text:p>1.094</text:p>
          </table:table-cell>
          <table:table-cell office:value-type="float" office:value="0.3982238608746" calcext:value-type="float">
            <text:p>3.98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95" calcext:value-type="float">
            <text:p>1.095</text:p>
          </table:table-cell>
          <table:table-cell table:style-name="ce71" office:value-type="float" office:value="-2.036422996194" calcext:value-type="float">
            <text:p>-2.04E+00</text:p>
          </table:table-cell>
          <table:table-cell office:value-type="float" office:value="1.095" calcext:value-type="float">
            <text:p>1.095</text:p>
          </table:table-cell>
          <table:table-cell office:value-type="float" office:value="0.6468485865588" calcext:value-type="float">
            <text:p>6.47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96" calcext:value-type="float">
            <text:p>1.096</text:p>
          </table:table-cell>
          <table:table-cell table:style-name="ce71" office:value-type="float" office:value="-1.820944912816" calcext:value-type="float">
            <text:p>-1.82E+00</text:p>
          </table:table-cell>
          <table:table-cell office:value-type="float" office:value="1.096" calcext:value-type="float">
            <text:p>1.096</text:p>
          </table:table-cell>
          <table:table-cell office:value-type="float" office:value="0.8666112951102" calcext:value-type="float">
            <text:p>8.67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97" calcext:value-type="float">
            <text:p>1.097</text:p>
          </table:table-cell>
          <table:table-cell table:style-name="ce71" office:value-type="float" office:value="-1.54872547824" calcext:value-type="float">
            <text:p>-1.55E+00</text:p>
          </table:table-cell>
          <table:table-cell office:value-type="float" office:value="1.097" calcext:value-type="float">
            <text:p>1.097</text:p>
          </table:table-cell>
          <table:table-cell office:value-type="float" office:value="1.079182918671" calcext:value-type="float">
            <text:p>1.08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98" calcext:value-type="float">
            <text:p>1.098</text:p>
          </table:table-cell>
          <table:table-cell table:style-name="ce71" office:value-type="float" office:value="-1.231660871685" calcext:value-type="float">
            <text:p>-1.23E+00</text:p>
          </table:table-cell>
          <table:table-cell office:value-type="float" office:value="1.098" calcext:value-type="float">
            <text:p>1.098</text:p>
          </table:table-cell>
          <table:table-cell office:value-type="float" office:value="1.302146257265" calcext:value-type="float">
            <text:p>1.30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99" calcext:value-type="float">
            <text:p>1.099</text:p>
          </table:table-cell>
          <table:table-cell table:style-name="ce71" office:value-type="float" office:value="-0.8783808266636" calcext:value-type="float">
            <text:p>-8.78E-01</text:p>
          </table:table-cell>
          <table:table-cell office:value-type="float" office:value="1.099" calcext:value-type="float">
            <text:p>1.099</text:p>
          </table:table-cell>
          <table:table-cell office:value-type="float" office:value="1.539826329688" calcext:value-type="float">
            <text:p>1.54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" calcext:value-type="float">
            <text:p>1.1</text:p>
          </table:table-cell>
          <table:table-cell table:style-name="ce71" office:value-type="float" office:value="-0.5046331147673" calcext:value-type="float">
            <text:p>-5.05E-01</text:p>
          </table:table-cell>
          <table:table-cell office:value-type="float" office:value="1.1" calcext:value-type="float">
            <text:p>1.1</text:p>
          </table:table-cell>
          <table:table-cell office:value-type="float" office:value="1.774828663454" calcext:value-type="float">
            <text:p>1.77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01" calcext:value-type="float">
            <text:p>1.101</text:p>
          </table:table-cell>
          <table:table-cell table:style-name="ce71" office:value-type="float" office:value="-0.1227840303852" calcext:value-type="float">
            <text:p>-1.23E-01</text:p>
          </table:table-cell>
          <table:table-cell office:value-type="float" office:value="1.101" calcext:value-type="float">
            <text:p>1.101</text:p>
          </table:table-cell>
          <table:table-cell office:value-type="float" office:value="1.966546774426" calcext:value-type="float">
            <text:p>1.97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02" calcext:value-type="float">
            <text:p>1.102</text:p>
          </table:table-cell>
          <table:table-cell table:style-name="ce71" office:value-type="float" office:value="0.2547087092281" calcext:value-type="float">
            <text:p>2.55E-01</text:p>
          </table:table-cell>
          <table:table-cell office:value-type="float" office:value="1.102" calcext:value-type="float">
            <text:p>1.102</text:p>
          </table:table-cell>
          <table:table-cell office:value-type="float" office:value="2.071994840674" calcext:value-type="float">
            <text:p>2.07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03" calcext:value-type="float">
            <text:p>1.103</text:p>
          </table:table-cell>
          <table:table-cell table:style-name="ce71" office:value-type="float" office:value="0.6170882186006" calcext:value-type="float">
            <text:p>6.17E-01</text:p>
          </table:table-cell>
          <table:table-cell office:value-type="float" office:value="1.103" calcext:value-type="float">
            <text:p>1.103</text:p>
          </table:table-cell>
          <table:table-cell office:value-type="float" office:value="2.05397918667" calcext:value-type="float">
            <text:p>2.05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04" calcext:value-type="float">
            <text:p>1.104</text:p>
          </table:table-cell>
          <table:table-cell table:style-name="ce71" office:value-type="float" office:value="0.9551184265649" calcext:value-type="float">
            <text:p>9.55E-01</text:p>
          </table:table-cell>
          <table:table-cell office:value-type="float" office:value="1.104" calcext:value-type="float">
            <text:p>1.104</text:p>
          </table:table-cell>
          <table:table-cell office:value-type="float" office:value="1.8977267225" calcext:value-type="float">
            <text:p>1.90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05" calcext:value-type="float">
            <text:p>1.105</text:p>
          </table:table-cell>
          <table:table-cell table:style-name="ce71" office:value-type="float" office:value="1.261092093871" calcext:value-type="float">
            <text:p>1.26E+00</text:p>
          </table:table-cell>
          <table:table-cell office:value-type="float" office:value="1.105" calcext:value-type="float">
            <text:p>1.105</text:p>
          </table:table-cell>
          <table:table-cell office:value-type="float" office:value="1.612823084336" calcext:value-type="float">
            <text:p>1.61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06" calcext:value-type="float">
            <text:p>1.106</text:p>
          </table:table-cell>
          <table:table-cell table:style-name="ce71" office:value-type="float" office:value="1.527101116301" calcext:value-type="float">
            <text:p>1.53E+00</text:p>
          </table:table-cell>
          <table:table-cell office:value-type="float" office:value="1.106" calcext:value-type="float">
            <text:p>1.106</text:p>
          </table:table-cell>
          <table:table-cell office:value-type="float" office:value="1.224692011286" calcext:value-type="float">
            <text:p>1.22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07" calcext:value-type="float">
            <text:p>1.107</text:p>
          </table:table-cell>
          <table:table-cell table:style-name="ce71" office:value-type="float" office:value="1.747649066577" calcext:value-type="float">
            <text:p>1.75E+00</text:p>
          </table:table-cell>
          <table:table-cell office:value-type="float" office:value="1.107" calcext:value-type="float">
            <text:p>1.107</text:p>
          </table:table-cell>
          <table:table-cell office:value-type="float" office:value="0.7759200410791" calcext:value-type="float">
            <text:p>7.76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08" calcext:value-type="float">
            <text:p>1.108</text:p>
          </table:table-cell>
          <table:table-cell table:style-name="ce71" office:value-type="float" office:value="1.918707813526" calcext:value-type="float">
            <text:p>1.92E+00</text:p>
          </table:table-cell>
          <table:table-cell office:value-type="float" office:value="1.108" calcext:value-type="float">
            <text:p>1.108</text:p>
          </table:table-cell>
          <table:table-cell office:value-type="float" office:value="0.3134654046981" calcext:value-type="float">
            <text:p>3.13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09" calcext:value-type="float">
            <text:p>1.109</text:p>
          </table:table-cell>
          <table:table-cell table:style-name="ce71" office:value-type="float" office:value="2.038420599308" calcext:value-type="float">
            <text:p>2.04E+00</text:p>
          </table:table-cell>
          <table:table-cell office:value-type="float" office:value="1.109" calcext:value-type="float">
            <text:p>1.109</text:p>
          </table:table-cell>
          <table:table-cell office:value-type="float" office:value="-0.1199524056388" calcext:value-type="float">
            <text:p>-1.20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1" calcext:value-type="float">
            <text:p>1.11</text:p>
          </table:table-cell>
          <table:table-cell table:style-name="ce71" office:value-type="float" office:value="2.107326161897" calcext:value-type="float">
            <text:p>2.11E+00</text:p>
          </table:table-cell>
          <table:table-cell office:value-type="float" office:value="1.11" calcext:value-type="float">
            <text:p>1.11</text:p>
          </table:table-cell>
          <table:table-cell office:value-type="float" office:value="-0.4893775570976" calcext:value-type="float">
            <text:p>-4.89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11" calcext:value-type="float">
            <text:p>1.111</text:p>
          </table:table-cell>
          <table:table-cell table:style-name="ce71" office:value-type="float" office:value="2.128419862856" calcext:value-type="float">
            <text:p>2.13E+00</text:p>
          </table:table-cell>
          <table:table-cell office:value-type="float" office:value="1.111" calcext:value-type="float">
            <text:p>1.111</text:p>
          </table:table-cell>
          <table:table-cell office:value-type="float" office:value="-0.7732377485897" calcext:value-type="float">
            <text:p>-7.73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12" calcext:value-type="float">
            <text:p>1.112</text:p>
          </table:table-cell>
          <table:table-cell table:style-name="ce71" office:value-type="float" office:value="2.103225138322" calcext:value-type="float">
            <text:p>2.10E+00</text:p>
          </table:table-cell>
          <table:table-cell office:value-type="float" office:value="1.112" calcext:value-type="float">
            <text:p>1.112</text:p>
          </table:table-cell>
          <table:table-cell office:value-type="float" office:value="-0.9683176372805" calcext:value-type="float">
            <text:p>-9.68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13" calcext:value-type="float">
            <text:p>1.113</text:p>
          </table:table-cell>
          <table:table-cell table:style-name="ce71" office:value-type="float" office:value="2.035231982239" calcext:value-type="float">
            <text:p>2.04E+00</text:p>
          </table:table-cell>
          <table:table-cell office:value-type="float" office:value="1.113" calcext:value-type="float">
            <text:p>1.113</text:p>
          </table:table-cell>
          <table:table-cell office:value-type="float" office:value="-1.087605589492" calcext:value-type="float">
            <text:p>-1.09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14" calcext:value-type="float">
            <text:p>1.114</text:p>
          </table:table-cell>
          <table:table-cell table:style-name="ce71" office:value-type="float" office:value="1.929317946324" calcext:value-type="float">
            <text:p>1.93E+00</text:p>
          </table:table-cell>
          <table:table-cell office:value-type="float" office:value="1.114" calcext:value-type="float">
            <text:p>1.114</text:p>
          </table:table-cell>
          <table:table-cell office:value-type="float" office:value="-1.163872534072" calcext:value-type="float">
            <text:p>-1.16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15" calcext:value-type="float">
            <text:p>1.115</text:p>
          </table:table-cell>
          <table:table-cell table:style-name="ce71" office:value-type="float" office:value="1.784794766755" calcext:value-type="float">
            <text:p>1.78E+00</text:p>
          </table:table-cell>
          <table:table-cell office:value-type="float" office:value="1.115" calcext:value-type="float">
            <text:p>1.115</text:p>
          </table:table-cell>
          <table:table-cell office:value-type="float" office:value="-1.22611706279" calcext:value-type="float">
            <text:p>-1.23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16" calcext:value-type="float">
            <text:p>1.116</text:p>
          </table:table-cell>
          <table:table-cell table:style-name="ce71" office:value-type="float" office:value="1.601880155273" calcext:value-type="float">
            <text:p>1.60E+00</text:p>
          </table:table-cell>
          <table:table-cell office:value-type="float" office:value="1.116" calcext:value-type="float">
            <text:p>1.116</text:p>
          </table:table-cell>
          <table:table-cell office:value-type="float" office:value="-1.310888374367" calcext:value-type="float">
            <text:p>-1.31E+00</text:p>
          </table:table-cell>
          <table:table-cell table:style-name="ce124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17" calcext:value-type="float">
            <text:p>1.117</text:p>
          </table:table-cell>
          <table:table-cell table:style-name="ce71" office:value-type="float" office:value="1.381895923755" calcext:value-type="float">
            <text:p>1.38E+00</text:p>
          </table:table-cell>
          <table:table-cell office:value-type="float" office:value="1.117" calcext:value-type="float">
            <text:p>1.117</text:p>
          </table:table-cell>
          <table:table-cell office:value-type="float" office:value="-1.431774078867" calcext:value-type="float">
            <text:p>-1.43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18" calcext:value-type="float">
            <text:p>1.118</text:p>
          </table:table-cell>
          <table:table-cell table:style-name="ce71" office:value-type="float" office:value="1.127876900799" calcext:value-type="float">
            <text:p>1.13E+00</text:p>
          </table:table-cell>
          <table:table-cell office:value-type="float" office:value="1.118" calcext:value-type="float">
            <text:p>1.118</text:p>
          </table:table-cell>
          <table:table-cell office:value-type="float" office:value="-1.58560933296" calcext:value-type="float">
            <text:p>-1.59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19" calcext:value-type="float">
            <text:p>1.119</text:p>
          </table:table-cell>
          <table:table-cell table:style-name="ce71" office:value-type="float" office:value="0.8432138032637" calcext:value-type="float">
            <text:p>8.43E-01</text:p>
          </table:table-cell>
          <table:table-cell office:value-type="float" office:value="1.119" calcext:value-type="float">
            <text:p>1.119</text:p>
          </table:table-cell>
          <table:table-cell office:value-type="float" office:value="-1.758293795393" calcext:value-type="float">
            <text:p>-1.76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2" calcext:value-type="float">
            <text:p>1.12</text:p>
          </table:table-cell>
          <table:table-cell table:style-name="ce71" office:value-type="float" office:value="0.536443753899" calcext:value-type="float">
            <text:p>5.36E-01</text:p>
          </table:table-cell>
          <table:table-cell office:value-type="float" office:value="1.12" calcext:value-type="float">
            <text:p>1.12</text:p>
          </table:table-cell>
          <table:table-cell office:value-type="float" office:value="-1.906248763544" calcext:value-type="float">
            <text:p>-1.91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21" calcext:value-type="float">
            <text:p>1.121</text:p>
          </table:table-cell>
          <table:table-cell table:style-name="ce71" office:value-type="float" office:value="0.2140583259833" calcext:value-type="float">
            <text:p>2.14E-01</text:p>
          </table:table-cell>
          <table:table-cell office:value-type="float" office:value="1.121" calcext:value-type="float">
            <text:p>1.121</text:p>
          </table:table-cell>
          <table:table-cell office:value-type="float" office:value="-1.991722369878" calcext:value-type="float">
            <text:p>-1.99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22" calcext:value-type="float">
            <text:p>1.122</text:p>
          </table:table-cell>
          <table:table-cell table:style-name="ce71" office:value-type="float" office:value="-0.1130723309353" calcext:value-type="float">
            <text:p>-1.13E-01</text:p>
          </table:table-cell>
          <table:table-cell office:value-type="float" office:value="1.122" calcext:value-type="float">
            <text:p>1.122</text:p>
          </table:table-cell>
          <table:table-cell office:value-type="float" office:value="-1.969810508903" calcext:value-type="float">
            <text:p>-1.97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23" calcext:value-type="float">
            <text:p>1.123</text:p>
          </table:table-cell>
          <table:table-cell table:style-name="ce71" office:value-type="float" office:value="-0.4330032548693" calcext:value-type="float">
            <text:p>-4.33E-01</text:p>
          </table:table-cell>
          <table:table-cell office:value-type="float" office:value="1.123" calcext:value-type="float">
            <text:p>1.123</text:p>
          </table:table-cell>
          <table:table-cell office:value-type="float" office:value="-1.826753103012" calcext:value-type="float">
            <text:p>-1.83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24" calcext:value-type="float">
            <text:p>1.124</text:p>
          </table:table-cell>
          <table:table-cell table:style-name="ce71" office:value-type="float" office:value="-0.73686653188" calcext:value-type="float">
            <text:p>-7.37E-01</text:p>
          </table:table-cell>
          <table:table-cell office:value-type="float" office:value="1.124" calcext:value-type="float">
            <text:p>1.124</text:p>
          </table:table-cell>
          <table:table-cell office:value-type="float" office:value="-1.572807799964" calcext:value-type="float">
            <text:p>-1.57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25" calcext:value-type="float">
            <text:p>1.125</text:p>
          </table:table-cell>
          <table:table-cell table:style-name="ce71" office:value-type="float" office:value="-1.020894500525" calcext:value-type="float">
            <text:p>-1.02E+00</text:p>
          </table:table-cell>
          <table:table-cell office:value-type="float" office:value="1.125" calcext:value-type="float">
            <text:p>1.125</text:p>
          </table:table-cell>
          <table:table-cell office:value-type="float" office:value="-1.236031781655" calcext:value-type="float">
            <text:p>-1.24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26" calcext:value-type="float">
            <text:p>1.126</text:p>
          </table:table-cell>
          <table:table-cell table:style-name="ce71" office:value-type="float" office:value="-1.271932984012" calcext:value-type="float">
            <text:p>-1.27E+00</text:p>
          </table:table-cell>
          <table:table-cell office:value-type="float" office:value="1.126" calcext:value-type="float">
            <text:p>1.126</text:p>
          </table:table-cell>
          <table:table-cell office:value-type="float" office:value="-0.8545528182487" calcext:value-type="float">
            <text:p>-8.55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27" calcext:value-type="float">
            <text:p>1.127</text:p>
          </table:table-cell>
          <table:table-cell table:style-name="ce71" office:value-type="float" office:value="-1.496524790641" calcext:value-type="float">
            <text:p>-1.50E+00</text:p>
          </table:table-cell>
          <table:table-cell office:value-type="float" office:value="1.127" calcext:value-type="float">
            <text:p>1.127</text:p>
          </table:table-cell>
          <table:table-cell office:value-type="float" office:value="-0.4687335746548" calcext:value-type="float">
            <text:p>-4.69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28" calcext:value-type="float">
            <text:p>1.128</text:p>
          </table:table-cell>
          <table:table-cell table:style-name="ce71" office:value-type="float" office:value="-1.691883910016" calcext:value-type="float">
            <text:p>-1.69E+00</text:p>
          </table:table-cell>
          <table:table-cell office:value-type="float" office:value="1.128" calcext:value-type="float">
            <text:p>1.128</text:p>
          </table:table-cell>
          <table:table-cell office:value-type="float" office:value="-0.1103903092926" calcext:value-type="float">
            <text:p>-1.10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29" calcext:value-type="float">
            <text:p>1.129</text:p>
          </table:table-cell>
          <table:table-cell table:style-name="ce71" office:value-type="float" office:value="-1.859256310897" calcext:value-type="float">
            <text:p>-1.86E+00</text:p>
          </table:table-cell>
          <table:table-cell office:value-type="float" office:value="1.129" calcext:value-type="float">
            <text:p>1.129</text:p>
          </table:table-cell>
          <table:table-cell office:value-type="float" office:value="0.2011978574049" calcext:value-type="float">
            <text:p>2.01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3" calcext:value-type="float">
            <text:p>1.13</text:p>
          </table:table-cell>
          <table:table-cell table:style-name="ce71" office:value-type="float" office:value="-2.003296103443" calcext:value-type="float">
            <text:p>-2.00E+00</text:p>
          </table:table-cell>
          <table:table-cell office:value-type="float" office:value="1.13" calcext:value-type="float">
            <text:p>1.13</text:p>
          </table:table-cell>
          <table:table-cell office:value-type="float" office:value="0.4623469433728" calcext:value-type="float">
            <text:p>4.62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31" calcext:value-type="float">
            <text:p>1.131</text:p>
          </table:table-cell>
          <table:table-cell table:style-name="ce71" office:value-type="float" office:value="-2.125912280278" calcext:value-type="float">
            <text:p>-2.13E+00</text:p>
          </table:table-cell>
          <table:table-cell office:value-type="float" office:value="1.131" calcext:value-type="float">
            <text:p>1.131</text:p>
          </table:table-cell>
          <table:table-cell office:value-type="float" office:value="0.6865995551216" calcext:value-type="float">
            <text:p>6.87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32" calcext:value-type="float">
            <text:p>1.132</text:p>
          </table:table-cell>
          <table:table-cell table:style-name="ce71" office:value-type="float" office:value="-2.220322074191" calcext:value-type="float">
            <text:p>-2.22E+00</text:p>
          </table:table-cell>
          <table:table-cell office:value-type="float" office:value="1.132" calcext:value-type="float">
            <text:p>1.132</text:p>
          </table:table-cell>
          <table:table-cell office:value-type="float" office:value="0.8954536090084" calcext:value-type="float">
            <text:p>8.95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33" calcext:value-type="float">
            <text:p>1.133</text:p>
          </table:table-cell>
          <table:table-cell table:style-name="ce71" office:value-type="float" office:value="-2.281162104655" calcext:value-type="float">
            <text:p>-2.28E+00</text:p>
          </table:table-cell>
          <table:table-cell office:value-type="float" office:value="1.133" calcext:value-type="float">
            <text:p>1.133</text:p>
          </table:table-cell>
          <table:table-cell office:value-type="float" office:value="1.114096219499" calcext:value-type="float">
            <text:p>1.11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133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34" calcext:value-type="float">
            <text:p>1.134</text:p>
          </table:table-cell>
          <table:table-cell table:style-name="ce71" office:value-type="float" office:value="-2.295805698042" calcext:value-type="float">
            <text:p>-2.30E+00</text:p>
          </table:table-cell>
          <table:table-cell office:value-type="float" office:value="1.134" calcext:value-type="float">
            <text:p>1.134</text:p>
          </table:table-cell>
          <table:table-cell office:value-type="float" office:value="1.358013889462" calcext:value-type="float">
            <text:p>1.36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35" calcext:value-type="float">
            <text:p>1.135</text:p>
          </table:table-cell>
          <table:table-cell table:style-name="ce71" office:value-type="float" office:value="-2.253230120658" calcext:value-type="float">
            <text:p>-2.25E+00</text:p>
          </table:table-cell>
          <table:table-cell office:value-type="float" office:value="1.135" calcext:value-type="float">
            <text:p>1.135</text:p>
          </table:table-cell>
          <table:table-cell office:value-type="float" office:value="1.621741660089" calcext:value-type="float">
            <text:p>1.62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36" calcext:value-type="float">
            <text:p>1.136</text:p>
          </table:table-cell>
          <table:table-cell table:style-name="ce71" office:value-type="float" office:value="-2.150779787018" calcext:value-type="float">
            <text:p>-2.15E+00</text:p>
          </table:table-cell>
          <table:table-cell office:value-type="float" office:value="1.136" calcext:value-type="float">
            <text:p>1.136</text:p>
          </table:table-cell>
          <table:table-cell office:value-type="float" office:value="1.871780149011" calcext:value-type="float">
            <text:p>1.87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37" calcext:value-type="float">
            <text:p>1.137</text:p>
          </table:table-cell>
          <table:table-cell table:style-name="ce71" office:value-type="float" office:value="-1.983413205702" calcext:value-type="float">
            <text:p>-1.98E+00</text:p>
          </table:table-cell>
          <table:table-cell office:value-type="float" office:value="1.137" calcext:value-type="float">
            <text:p>1.137</text:p>
          </table:table-cell>
          <table:table-cell office:value-type="float" office:value="2.058548377126" calcext:value-type="float">
            <text:p>2.06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38" calcext:value-type="float">
            <text:p>1.138</text:p>
          </table:table-cell>
          <table:table-cell table:style-name="ce71" office:value-type="float" office:value="-1.755248866006" calcext:value-type="float">
            <text:p>-1.76E+00</text:p>
          </table:table-cell>
          <table:table-cell office:value-type="float" office:value="1.138" calcext:value-type="float">
            <text:p>1.138</text:p>
          </table:table-cell>
          <table:table-cell office:value-type="float" office:value="2.131755249636" calcext:value-type="float">
            <text:p>2.13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39" calcext:value-type="float">
            <text:p>1.139</text:p>
          </table:table-cell>
          <table:table-cell table:style-name="ce71" office:value-type="float" office:value="-1.471686470617" calcext:value-type="float">
            <text:p>-1.47E+00</text:p>
          </table:table-cell>
          <table:table-cell office:value-type="float" office:value="1.139" calcext:value-type="float">
            <text:p>1.139</text:p>
          </table:table-cell>
          <table:table-cell office:value-type="float" office:value="2.058936488425" calcext:value-type="float">
            <text:p>2.06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4" calcext:value-type="float">
            <text:p>1.14</text:p>
          </table:table-cell>
          <table:table-cell table:style-name="ce71" office:value-type="float" office:value="-1.145212707061" calcext:value-type="float">
            <text:p>-1.15E+00</text:p>
          </table:table-cell>
          <table:table-cell office:value-type="float" office:value="1.14" calcext:value-type="float">
            <text:p>1.14</text:p>
          </table:table-cell>
          <table:table-cell office:value-type="float" office:value="1.838849043" calcext:value-type="float">
            <text:p>1.84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41" calcext:value-type="float">
            <text:p>1.141</text:p>
          </table:table-cell>
          <table:table-cell table:style-name="ce71" office:value-type="float" office:value="-0.7867983140324" calcext:value-type="float">
            <text:p>-7.87E-01</text:p>
          </table:table-cell>
          <table:table-cell office:value-type="float" office:value="1.141" calcext:value-type="float">
            <text:p>1.141</text:p>
          </table:table-cell>
          <table:table-cell office:value-type="float" office:value="1.491771877798" calcext:value-type="float">
            <text:p>1.49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42" calcext:value-type="float">
            <text:p>1.142</text:p>
          </table:table-cell>
          <table:table-cell table:style-name="ce71" office:value-type="float" office:value="-0.4110721011326" calcext:value-type="float">
            <text:p>-4.11E-01</text:p>
          </table:table-cell>
          <table:table-cell office:value-type="float" office:value="1.142" calcext:value-type="float">
            <text:p>1.142</text:p>
          </table:table-cell>
          <table:table-cell office:value-type="float" office:value="1.054787647944" calcext:value-type="float">
            <text:p>1.05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43" calcext:value-type="float">
            <text:p>1.143</text:p>
          </table:table-cell>
          <table:table-cell table:style-name="ce71" office:value-type="float" office:value="-0.03092419277164" calcext:value-type="float">
            <text:p>-3.09E-02</text:p>
          </table:table-cell>
          <table:table-cell office:value-type="float" office:value="1.143" calcext:value-type="float">
            <text:p>1.143</text:p>
          </table:table-cell>
          <table:table-cell office:value-type="float" office:value="0.579139650357" calcext:value-type="float">
            <text:p>5.79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44" calcext:value-type="float">
            <text:p>1.144</text:p>
          </table:table-cell>
          <table:table-cell table:style-name="ce71" office:value-type="float" office:value="0.342142121163" calcext:value-type="float">
            <text:p>3.42E-01</text:p>
          </table:table-cell>
          <table:table-cell office:value-type="float" office:value="1.144" calcext:value-type="float">
            <text:p>1.144</text:p>
          </table:table-cell>
          <table:table-cell office:value-type="float" office:value="0.1140361764611" calcext:value-type="float">
            <text:p>1.14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45" calcext:value-type="float">
            <text:p>1.145</text:p>
          </table:table-cell>
          <table:table-cell table:style-name="ce71" office:value-type="float" office:value="0.6980710248782" calcext:value-type="float">
            <text:p>6.98E-01</text:p>
          </table:table-cell>
          <table:table-cell office:value-type="float" office:value="1.145" calcext:value-type="float">
            <text:p>1.145</text:p>
          </table:table-cell>
          <table:table-cell office:value-type="float" office:value="-0.2946437534829" calcext:value-type="float">
            <text:p>-2.95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46" calcext:value-type="float">
            <text:p>1.146</text:p>
          </table:table-cell>
          <table:table-cell table:style-name="ce71" office:value-type="float" office:value="1.028197060743" calcext:value-type="float">
            <text:p>1.03E+00</text:p>
          </table:table-cell>
          <table:table-cell office:value-type="float" office:value="1.146" calcext:value-type="float">
            <text:p>1.146</text:p>
          </table:table-cell>
          <table:table-cell office:value-type="float" office:value="-0.6197670640904" calcext:value-type="float">
            <text:p>-6.20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47" calcext:value-type="float">
            <text:p>1.147</text:p>
          </table:table-cell>
          <table:table-cell table:style-name="ce71" office:value-type="float" office:value="1.324629261623" calcext:value-type="float">
            <text:p>1.32E+00</text:p>
          </table:table-cell>
          <table:table-cell office:value-type="float" office:value="1.147" calcext:value-type="float">
            <text:p>1.147</text:p>
          </table:table-cell>
          <table:table-cell office:value-type="float" office:value="-0.8484086365815" calcext:value-type="float">
            <text:p>-8.48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48" calcext:value-type="float">
            <text:p>1.148</text:p>
          </table:table-cell>
          <table:table-cell table:style-name="ce71" office:value-type="float" office:value="1.580132300074" calcext:value-type="float">
            <text:p>1.58E+00</text:p>
          </table:table-cell>
          <table:table-cell office:value-type="float" office:value="1.148" calcext:value-type="float">
            <text:p>1.148</text:p>
          </table:table-cell>
          <table:table-cell office:value-type="float" office:value="-0.9862648342618" calcext:value-type="float">
            <text:p>-9.86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49" calcext:value-type="float">
            <text:p>1.149</text:p>
          </table:table-cell>
          <table:table-cell table:style-name="ce71" office:value-type="float" office:value="1.789182918769" calcext:value-type="float">
            <text:p>1.79E+00</text:p>
          </table:table-cell>
          <table:table-cell office:value-type="float" office:value="1.149" calcext:value-type="float">
            <text:p>1.149</text:p>
          </table:table-cell>
          <table:table-cell office:value-type="float" office:value="-1.062770652378" calcext:value-type="float">
            <text:p>-1.06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5" calcext:value-type="float">
            <text:p>1.15</text:p>
          </table:table-cell>
          <table:table-cell table:style-name="ce71" office:value-type="float" office:value="1.948956749324" calcext:value-type="float">
            <text:p>1.95E+00</text:p>
          </table:table-cell>
          <table:table-cell office:value-type="float" office:value="1.15" calcext:value-type="float">
            <text:p>1.15</text:p>
          </table:table-cell>
          <table:table-cell office:value-type="float" office:value="-1.115167523684" calcext:value-type="float">
            <text:p>-1.12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51" calcext:value-type="float">
            <text:p>1.151</text:p>
          </table:table-cell>
          <table:table-cell table:style-name="ce71" office:value-type="float" office:value="2.05705072797" calcext:value-type="float">
            <text:p>2.06E+00</text:p>
          </table:table-cell>
          <table:table-cell office:value-type="float" office:value="1.151" calcext:value-type="float">
            <text:p>1.151</text:p>
          </table:table-cell>
          <table:table-cell office:value-type="float" office:value="-1.179167419655" calcext:value-type="float">
            <text:p>-1.18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52" calcext:value-type="float">
            <text:p>1.152</text:p>
          </table:table-cell>
          <table:table-cell table:style-name="ce71" office:value-type="float" office:value="2.11417157358" calcext:value-type="float">
            <text:p>2.11E+00</text:p>
          </table:table-cell>
          <table:table-cell office:value-type="float" office:value="1.152" calcext:value-type="float">
            <text:p>1.152</text:p>
          </table:table-cell>
          <table:table-cell office:value-type="float" office:value="-1.277719743911" calcext:value-type="float">
            <text:p>-1.28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53" calcext:value-type="float">
            <text:p>1.153</text:p>
          </table:table-cell>
          <table:table-cell table:style-name="ce71" office:value-type="float" office:value="2.122331528612" calcext:value-type="float">
            <text:p>2.12E+00</text:p>
          </table:table-cell>
          <table:table-cell office:value-type="float" office:value="1.153" calcext:value-type="float">
            <text:p>1.153</text:p>
          </table:table-cell>
          <table:table-cell office:value-type="float" office:value="-1.425318259011" calcext:value-type="float">
            <text:p>-1.43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54" calcext:value-type="float">
            <text:p>1.154</text:p>
          </table:table-cell>
          <table:table-cell table:style-name="ce71" office:value-type="float" office:value="2.085835197843" calcext:value-type="float">
            <text:p>2.09E+00</text:p>
          </table:table-cell>
          <table:table-cell office:value-type="float" office:value="1.154" calcext:value-type="float">
            <text:p>1.154</text:p>
          </table:table-cell>
          <table:table-cell office:value-type="float" office:value="-1.607627292013" calcext:value-type="float">
            <text:p>-1.61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55" calcext:value-type="float">
            <text:p>1.155</text:p>
          </table:table-cell>
          <table:table-cell table:style-name="ce71" office:value-type="float" office:value="2.007519566105" calcext:value-type="float">
            <text:p>2.01E+00</text:p>
          </table:table-cell>
          <table:table-cell office:value-type="float" office:value="1.155" calcext:value-type="float">
            <text:p>1.155</text:p>
          </table:table-cell>
          <table:table-cell office:value-type="float" office:value="-1.797008993267" calcext:value-type="float">
            <text:p>-1.80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56" calcext:value-type="float">
            <text:p>1.156</text:p>
          </table:table-cell>
          <table:table-cell table:style-name="ce71" office:value-type="float" office:value="1.889678307604" calcext:value-type="float">
            <text:p>1.89E+00</text:p>
          </table:table-cell>
          <table:table-cell office:value-type="float" office:value="1.156" calcext:value-type="float">
            <text:p>1.156</text:p>
          </table:table-cell>
          <table:table-cell office:value-type="float" office:value="-1.95131862711" calcext:value-type="float">
            <text:p>-1.95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57" calcext:value-type="float">
            <text:p>1.157</text:p>
          </table:table-cell>
          <table:table-cell table:style-name="ce71" office:value-type="float" office:value="1.73401525192" calcext:value-type="float">
            <text:p>1.73E+00</text:p>
          </table:table-cell>
          <table:table-cell office:value-type="float" office:value="1.157" calcext:value-type="float">
            <text:p>1.157</text:p>
          </table:table-cell>
          <table:table-cell office:value-type="float" office:value="-2.016381218916" calcext:value-type="float">
            <text:p>-2.02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58" calcext:value-type="float">
            <text:p>1.158</text:p>
          </table:table-cell>
          <table:table-cell table:style-name="ce71" office:value-type="float" office:value="1.540740251925" calcext:value-type="float">
            <text:p>1.54E+00</text:p>
          </table:table-cell>
          <table:table-cell office:value-type="float" office:value="1.158" calcext:value-type="float">
            <text:p>1.158</text:p>
          </table:table-cell>
          <table:table-cell office:value-type="float" office:value="-1.954160038244" calcext:value-type="float">
            <text:p>-1.95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59" calcext:value-type="float">
            <text:p>1.159</text:p>
          </table:table-cell>
          <table:table-cell table:style-name="ce71" office:value-type="float" office:value="1.310449657443" calcext:value-type="float">
            <text:p>1.31E+00</text:p>
          </table:table-cell>
          <table:table-cell office:value-type="float" office:value="1.159" calcext:value-type="float">
            <text:p>1.159</text:p>
          </table:table-cell>
          <table:table-cell office:value-type="float" office:value="-1.766472947304" calcext:value-type="float">
            <text:p>-1.77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6" calcext:value-type="float">
            <text:p>1.16</text:p>
          </table:table-cell>
          <table:table-cell table:style-name="ce71" office:value-type="float" office:value="1.048973872532" calcext:value-type="float">
            <text:p>1.05E+00</text:p>
          </table:table-cell>
          <table:table-cell office:value-type="float" office:value="1.16" calcext:value-type="float">
            <text:p>1.16</text:p>
          </table:table-cell>
          <table:table-cell office:value-type="float" office:value="-1.471565823489" calcext:value-type="float">
            <text:p>-1.47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61" calcext:value-type="float">
            <text:p>1.161</text:p>
          </table:table-cell>
          <table:table-cell table:style-name="ce71" office:value-type="float" office:value="0.7589680761305" calcext:value-type="float">
            <text:p>7.59E-01</text:p>
          </table:table-cell>
          <table:table-cell office:value-type="float" office:value="1.161" calcext:value-type="float">
            <text:p>1.161</text:p>
          </table:table-cell>
          <table:table-cell office:value-type="float" office:value="-1.108622360754" calcext:value-type="float">
            <text:p>-1.11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62" calcext:value-type="float">
            <text:p>1.162</text:p>
          </table:table-cell>
          <table:table-cell table:style-name="ce71" office:value-type="float" office:value="0.4475923810997" calcext:value-type="float">
            <text:p>4.48E-01</text:p>
          </table:table-cell>
          <table:table-cell office:value-type="float" office:value="1.162" calcext:value-type="float">
            <text:p>1.162</text:p>
          </table:table-cell>
          <table:table-cell office:value-type="float" office:value="-0.7178082075234" calcext:value-type="float">
            <text:p>-7.18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63" calcext:value-type="float">
            <text:p>1.163</text:p>
          </table:table-cell>
          <table:table-cell table:style-name="ce71" office:value-type="float" office:value="0.1245326351872" calcext:value-type="float">
            <text:p>1.25E-01</text:p>
          </table:table-cell>
          <table:table-cell office:value-type="float" office:value="1.163" calcext:value-type="float">
            <text:p>1.163</text:p>
          </table:table-cell>
          <table:table-cell office:value-type="float" office:value="-0.3400540477457" calcext:value-type="float">
            <text:p>-3.40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64" calcext:value-type="float">
            <text:p>1.164</text:p>
          </table:table-cell>
          <table:table-cell table:style-name="ce71" office:value-type="float" office:value="-0.2005492495436" calcext:value-type="float">
            <text:p>-2.01E-01</text:p>
          </table:table-cell>
          <table:table-cell office:value-type="float" office:value="1.164" calcext:value-type="float">
            <text:p>1.164</text:p>
          </table:table-cell>
          <table:table-cell office:value-type="float" office:value="-0.003178009123631" calcext:value-type="float">
            <text:p>-3.18E-03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65" calcext:value-type="float">
            <text:p>1.165</text:p>
          </table:table-cell>
          <table:table-cell table:style-name="ce71" office:value-type="float" office:value="-0.5160491073083" calcext:value-type="float">
            <text:p>-5.16E-01</text:p>
          </table:table-cell>
          <table:table-cell office:value-type="float" office:value="1.165" calcext:value-type="float">
            <text:p>1.165</text:p>
          </table:table-cell>
          <table:table-cell office:value-type="float" office:value="0.2814447288252" calcext:value-type="float">
            <text:p>2.81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66" calcext:value-type="float">
            <text:p>1.166</text:p>
          </table:table-cell>
          <table:table-cell table:style-name="ce71" office:value-type="float" office:value="-0.8131031050942" calcext:value-type="float">
            <text:p>-8.13E-01</text:p>
          </table:table-cell>
          <table:table-cell office:value-type="float" office:value="1.166" calcext:value-type="float">
            <text:p>1.166</text:p>
          </table:table-cell>
          <table:table-cell office:value-type="float" office:value="0.5191155053542" calcext:value-type="float">
            <text:p>5.19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67" calcext:value-type="float">
            <text:p>1.167</text:p>
          </table:table-cell>
          <table:table-cell table:style-name="ce71" office:value-type="float" office:value="-1.089358231525" calcext:value-type="float">
            <text:p>-1.09E+00</text:p>
          </table:table-cell>
          <table:table-cell office:value-type="float" office:value="1.167" calcext:value-type="float">
            <text:p>1.167</text:p>
          </table:table-cell>
          <table:table-cell office:value-type="float" office:value="0.7306487989156" calcext:value-type="float">
            <text:p>7.31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94"/>
          <table:table-cell table:style-name="ce82"/>
          <table:table-cell table:style-name="ce121"/>
          <table:table-cell table:style-name="ce119"/>
          <table:table-cell office:value-type="float" office:value="1.168" calcext:value-type="float">
            <text:p>1.168</text:p>
          </table:table-cell>
          <table:table-cell table:style-name="ce71" office:value-type="float" office:value="-1.334814779456" calcext:value-type="float">
            <text:p>-1.33E+00</text:p>
          </table:table-cell>
          <table:table-cell office:value-type="float" office:value="1.168" calcext:value-type="float">
            <text:p>1.168</text:p>
          </table:table-cell>
          <table:table-cell office:value-type="float" office:value="0.9433495629647" calcext:value-type="float">
            <text:p>9.43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69" calcext:value-type="float">
            <text:p>1.169</text:p>
          </table:table-cell>
          <table:table-cell table:style-name="ce71" office:value-type="float" office:value="-1.551578520332" calcext:value-type="float">
            <text:p>-1.55E+00</text:p>
          </table:table-cell>
          <table:table-cell office:value-type="float" office:value="1.169" calcext:value-type="float">
            <text:p>1.169</text:p>
          </table:table-cell>
          <table:table-cell office:value-type="float" office:value="1.181180652969" calcext:value-type="float">
            <text:p>1.18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7" calcext:value-type="float">
            <text:p>1.17</text:p>
          </table:table-cell>
          <table:table-cell table:style-name="ce71" office:value-type="float" office:value="-1.739548587441" calcext:value-type="float">
            <text:p>-1.74E+00</text:p>
          </table:table-cell>
          <table:table-cell office:value-type="float" office:value="1.17" calcext:value-type="float">
            <text:p>1.17</text:p>
          </table:table-cell>
          <table:table-cell office:value-type="float" office:value="1.450614567256" calcext:value-type="float">
            <text:p>1.45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71" calcext:value-type="float">
            <text:p>1.171</text:p>
          </table:table-cell>
          <table:table-cell table:style-name="ce71" office:value-type="float" office:value="-1.901954071435" calcext:value-type="float">
            <text:p>-1.90E+00</text:p>
          </table:table-cell>
          <table:table-cell office:value-type="float" office:value="1.171" calcext:value-type="float">
            <text:p>1.171</text:p>
          </table:table-cell>
          <table:table-cell office:value-type="float" office:value="1.733303292373" calcext:value-type="float">
            <text:p>1.73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72" calcext:value-type="float">
            <text:p>1.172</text:p>
          </table:table-cell>
          <table:table-cell table:style-name="ce71" office:value-type="float" office:value="-2.040610114534" calcext:value-type="float">
            <text:p>-2.04E+00</text:p>
          </table:table-cell>
          <table:table-cell office:value-type="float" office:value="1.172" calcext:value-type="float">
            <text:p>1.172</text:p>
          </table:table-cell>
          <table:table-cell office:value-type="float" office:value="1.980977433996" calcext:value-type="float">
            <text:p>1.98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73" calcext:value-type="float">
            <text:p>1.173</text:p>
          </table:table-cell>
          <table:table-cell table:style-name="ce71" office:value-type="float" office:value="-2.155322539697" calcext:value-type="float">
            <text:p>-2.16E+00</text:p>
          </table:table-cell>
          <table:table-cell office:value-type="float" office:value="1.173" calcext:value-type="float">
            <text:p>1.173</text:p>
          </table:table-cell>
          <table:table-cell office:value-type="float" office:value="2.137212333326" calcext:value-type="float">
            <text:p>2.14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74" calcext:value-type="float">
            <text:p>1.174</text:p>
          </table:table-cell>
          <table:table-cell table:style-name="ce71" office:value-type="float" office:value="-2.240229276156" calcext:value-type="float">
            <text:p>-2.24E+00</text:p>
          </table:table-cell>
          <table:table-cell office:value-type="float" office:value="1.174" calcext:value-type="float">
            <text:p>1.174</text:p>
          </table:table-cell>
          <table:table-cell office:value-type="float" office:value="2.15559891602" calcext:value-type="float">
            <text:p>2.16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75" calcext:value-type="float">
            <text:p>1.175</text:p>
          </table:table-cell>
          <table:table-cell table:style-name="ce71" office:value-type="float" office:value="-2.288460995719" calcext:value-type="float">
            <text:p>-2.29E+00</text:p>
          </table:table-cell>
          <table:table-cell office:value-type="float" office:value="1.175" calcext:value-type="float">
            <text:p>1.175</text:p>
          </table:table-cell>
          <table:table-cell office:value-type="float" office:value="2.015182509458" calcext:value-type="float">
            <text:p>2.02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76" calcext:value-type="float">
            <text:p>1.176</text:p>
          </table:table-cell>
          <table:table-cell table:style-name="ce71" office:value-type="float" office:value="-2.285099994105" calcext:value-type="float">
            <text:p>-2.29E+00</text:p>
          </table:table-cell>
          <table:table-cell office:value-type="float" office:value="1.176" calcext:value-type="float">
            <text:p>1.176</text:p>
          </table:table-cell>
          <table:table-cell office:value-type="float" office:value="1.729617655446" calcext:value-type="float">
            <text:p>1.73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77" calcext:value-type="float">
            <text:p>1.177</text:p>
          </table:table-cell>
          <table:table-cell table:style-name="ce71" office:value-type="float" office:value="-2.226385013597" calcext:value-type="float">
            <text:p>-2.23E+00</text:p>
          </table:table-cell>
          <table:table-cell office:value-type="float" office:value="1.177" calcext:value-type="float">
            <text:p>1.177</text:p>
          </table:table-cell>
          <table:table-cell office:value-type="float" office:value="1.327381163413" calcext:value-type="float">
            <text:p>1.33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78" calcext:value-type="float">
            <text:p>1.178</text:p>
          </table:table-cell>
          <table:table-cell table:style-name="ce71" office:value-type="float" office:value="-2.105076162274" calcext:value-type="float">
            <text:p>-2.11E+00</text:p>
          </table:table-cell>
          <table:table-cell office:value-type="float" office:value="1.178" calcext:value-type="float">
            <text:p>1.178</text:p>
          </table:table-cell>
          <table:table-cell office:value-type="float" office:value="0.8587829279314" calcext:value-type="float">
            <text:p>8.59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79" calcext:value-type="float">
            <text:p>1.179</text:p>
          </table:table-cell>
          <table:table-cell table:style-name="ce71" office:value-type="float" office:value="-1.920122314125" calcext:value-type="float">
            <text:p>-1.92E+00</text:p>
          </table:table-cell>
          <table:table-cell office:value-type="float" office:value="1.179" calcext:value-type="float">
            <text:p>1.179</text:p>
          </table:table-cell>
          <table:table-cell office:value-type="float" office:value="0.3750107483277" calcext:value-type="float">
            <text:p>3.75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8" calcext:value-type="float">
            <text:p>1.18</text:p>
          </table:table-cell>
          <table:table-cell table:style-name="ce71" office:value-type="float" office:value="-1.675328825163" calcext:value-type="float">
            <text:p>-1.68E+00</text:p>
          </table:table-cell>
          <table:table-cell office:value-type="float" office:value="1.18" calcext:value-type="float">
            <text:p>1.18</text:p>
          </table:table-cell>
          <table:table-cell office:value-type="float" office:value="-0.07137878448677" calcext:value-type="float">
            <text:p>-7.14E-02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81" calcext:value-type="float">
            <text:p>1.181</text:p>
          </table:table-cell>
          <table:table-cell table:style-name="ce71" office:value-type="float" office:value="-1.378904360254" calcext:value-type="float">
            <text:p>-1.38E+00</text:p>
          </table:table-cell>
          <table:table-cell office:value-type="float" office:value="1.181" calcext:value-type="float">
            <text:p>1.181</text:p>
          </table:table-cell>
          <table:table-cell office:value-type="float" office:value="-0.4405282833085" calcext:value-type="float">
            <text:p>-4.41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82" calcext:value-type="float">
            <text:p>1.182</text:p>
          </table:table-cell>
          <table:table-cell table:style-name="ce71" office:value-type="float" office:value="-1.041824744676" calcext:value-type="float">
            <text:p>-1.04E+00</text:p>
          </table:table-cell>
          <table:table-cell office:value-type="float" office:value="1.182" calcext:value-type="float">
            <text:p>1.182</text:p>
          </table:table-cell>
          <table:table-cell office:value-type="float" office:value="-0.7118916733913" calcext:value-type="float">
            <text:p>-7.12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83" calcext:value-type="float">
            <text:p>1.183</text:p>
          </table:table-cell>
          <table:table-cell table:style-name="ce71" office:value-type="float" office:value="-0.6778568660883" calcext:value-type="float">
            <text:p>-6.78E-01</text:p>
          </table:table-cell>
          <table:table-cell office:value-type="float" office:value="1.183" calcext:value-type="float">
            <text:p>1.183</text:p>
          </table:table-cell>
          <table:table-cell office:value-type="float" office:value="-0.8839162984339" calcext:value-type="float">
            <text:p>-8.84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84" calcext:value-type="float">
            <text:p>1.184</text:p>
          </table:table-cell>
          <table:table-cell table:style-name="ce71" office:value-type="float" office:value="-0.2996741537951" calcext:value-type="float">
            <text:p>-3.00E-01</text:p>
          </table:table-cell>
          <table:table-cell office:value-type="float" office:value="1.184" calcext:value-type="float">
            <text:p>1.184</text:p>
          </table:table-cell>
          <table:table-cell office:value-type="float" office:value="-0.976208840562" calcext:value-type="float">
            <text:p>-9.76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85" calcext:value-type="float">
            <text:p>1.185</text:p>
          </table:table-cell>
          <table:table-cell table:style-name="ce71" office:value-type="float" office:value="0.07951547142822" calcext:value-type="float">
            <text:p>7.95E-02</text:p>
          </table:table-cell>
          <table:table-cell office:value-type="float" office:value="1.185" calcext:value-type="float">
            <text:p>1.185</text:p>
          </table:table-cell>
          <table:table-cell office:value-type="float" office:value="-1.026778627023" calcext:value-type="float">
            <text:p>-1.03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86" calcext:value-type="float">
            <text:p>1.186</text:p>
          </table:table-cell>
          <table:table-cell table:style-name="ce71" office:value-type="float" office:value="0.4487388913353" calcext:value-type="float">
            <text:p>4.49E-01</text:p>
          </table:table-cell>
          <table:table-cell office:value-type="float" office:value="1.186" calcext:value-type="float">
            <text:p>1.186</text:p>
          </table:table-cell>
          <table:table-cell office:value-type="float" office:value="-1.077743623198" calcext:value-type="float">
            <text:p>-1.08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87" calcext:value-type="float">
            <text:p>1.187</text:p>
          </table:table-cell>
          <table:table-cell table:style-name="ce71" office:value-type="float" office:value="0.7981342337691" calcext:value-type="float">
            <text:p>7.98E-01</text:p>
          </table:table-cell>
          <table:table-cell office:value-type="float" office:value="1.187" calcext:value-type="float">
            <text:p>1.187</text:p>
          </table:table-cell>
          <table:table-cell office:value-type="float" office:value="-1.157453898155" calcext:value-type="float">
            <text:p>-1.16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88" calcext:value-type="float">
            <text:p>1.188</text:p>
          </table:table-cell>
          <table:table-cell table:style-name="ce71" office:value-type="float" office:value="1.11860019644" calcext:value-type="float">
            <text:p>1.12E+00</text:p>
          </table:table-cell>
          <table:table-cell office:value-type="float" office:value="1.188" calcext:value-type="float">
            <text:p>1.188</text:p>
          </table:table-cell>
          <table:table-cell office:value-type="float" office:value="-1.28717404096" calcext:value-type="float">
            <text:p>-1.29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89" calcext:value-type="float">
            <text:p>1.189</text:p>
          </table:table-cell>
          <table:table-cell table:style-name="ce71" office:value-type="float" office:value="1.403083927556" calcext:value-type="float">
            <text:p>1.40E+00</text:p>
          </table:table-cell>
          <table:table-cell office:value-type="float" office:value="1.189" calcext:value-type="float">
            <text:p>1.189</text:p>
          </table:table-cell>
          <table:table-cell office:value-type="float" office:value="-1.464286576706" calcext:value-type="float">
            <text:p>-1.46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9" calcext:value-type="float">
            <text:p>1.19</text:p>
          </table:table-cell>
          <table:table-cell table:style-name="ce71" office:value-type="float" office:value="1.644450337894" calcext:value-type="float">
            <text:p>1.64E+00</text:p>
          </table:table-cell>
          <table:table-cell office:value-type="float" office:value="1.19" calcext:value-type="float">
            <text:p>1.19</text:p>
          </table:table-cell>
          <table:table-cell office:value-type="float" office:value="-1.674791757984" calcext:value-type="float">
            <text:p>-1.67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91" calcext:value-type="float">
            <text:p>1.191</text:p>
          </table:table-cell>
          <table:table-cell table:style-name="ce71" office:value-type="float" office:value="1.838713751149" calcext:value-type="float">
            <text:p>1.84E+00</text:p>
          </table:table-cell>
          <table:table-cell office:value-type="float" office:value="1.191" calcext:value-type="float">
            <text:p>1.191</text:p>
          </table:table-cell>
          <table:table-cell office:value-type="float" office:value="-1.872681530035" calcext:value-type="float">
            <text:p>-1.87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92" calcext:value-type="float">
            <text:p>1.192</text:p>
          </table:table-cell>
          <table:table-cell table:style-name="ce71" office:value-type="float" office:value="1.981842266598" calcext:value-type="float">
            <text:p>1.98E+00</text:p>
          </table:table-cell>
          <table:table-cell office:value-type="float" office:value="1.192" calcext:value-type="float">
            <text:p>1.192</text:p>
          </table:table-cell>
          <table:table-cell office:value-type="float" office:value="-2.010064510119" calcext:value-type="float">
            <text:p>-2.01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93" calcext:value-type="float">
            <text:p>1.193</text:p>
          </table:table-cell>
          <table:table-cell table:style-name="ce71" office:value-type="float" office:value="2.074071084357" calcext:value-type="float">
            <text:p>2.07E+00</text:p>
          </table:table-cell>
          <table:table-cell office:value-type="float" office:value="1.193" calcext:value-type="float">
            <text:p>1.193</text:p>
          </table:table-cell>
          <table:table-cell office:value-type="float" office:value="-2.035981045006" calcext:value-type="float">
            <text:p>-2.04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94" calcext:value-type="float">
            <text:p>1.194</text:p>
          </table:table-cell>
          <table:table-cell table:style-name="ce71" office:value-type="float" office:value="2.116292465152" calcext:value-type="float">
            <text:p>2.12E+00</text:p>
          </table:table-cell>
          <table:table-cell office:value-type="float" office:value="1.194" calcext:value-type="float">
            <text:p>1.194</text:p>
          </table:table-cell>
          <table:table-cell office:value-type="float" office:value="-1.927667526083" calcext:value-type="float">
            <text:p>-1.93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95" calcext:value-type="float">
            <text:p>1.195</text:p>
          </table:table-cell>
          <table:table-cell table:style-name="ce71" office:value-type="float" office:value="2.111074147903" calcext:value-type="float">
            <text:p>2.11E+00</text:p>
          </table:table-cell>
          <table:table-cell office:value-type="float" office:value="1.195" calcext:value-type="float">
            <text:p>1.195</text:p>
          </table:table-cell>
          <table:table-cell office:value-type="float" office:value="-1.690167532279" calcext:value-type="float">
            <text:p>-1.69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96" calcext:value-type="float">
            <text:p>1.196</text:p>
          </table:table-cell>
          <table:table-cell table:style-name="ce71" office:value-type="float" office:value="2.062793597224" calcext:value-type="float">
            <text:p>2.06E+00</text:p>
          </table:table-cell>
          <table:table-cell office:value-type="float" office:value="1.196" calcext:value-type="float">
            <text:p>1.196</text:p>
          </table:table-cell>
          <table:table-cell office:value-type="float" office:value="-1.362838273657" calcext:value-type="float">
            <text:p>-1.36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97" calcext:value-type="float">
            <text:p>1.197</text:p>
          </table:table-cell>
          <table:table-cell table:style-name="ce71" office:value-type="float" office:value="1.974164828672" calcext:value-type="float">
            <text:p>1.97E+00</text:p>
          </table:table-cell>
          <table:table-cell office:value-type="float" office:value="1.197" calcext:value-type="float">
            <text:p>1.197</text:p>
          </table:table-cell>
          <table:table-cell office:value-type="float" office:value="-0.9816552102501" calcext:value-type="float">
            <text:p>-9.82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98" calcext:value-type="float">
            <text:p>1.198</text:p>
          </table:table-cell>
          <table:table-cell table:style-name="ce71" office:value-type="float" office:value="1.845986863134" calcext:value-type="float">
            <text:p>1.85E+00</text:p>
          </table:table-cell>
          <table:table-cell office:value-type="float" office:value="1.198" calcext:value-type="float">
            <text:p>1.198</text:p>
          </table:table-cell>
          <table:table-cell office:value-type="float" office:value="-0.5926006168927" calcext:value-type="float">
            <text:p>-5.93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99" calcext:value-type="float">
            <text:p>1.199</text:p>
          </table:table-cell>
          <table:table-cell table:style-name="ce71" office:value-type="float" office:value="1.679029728836" calcext:value-type="float">
            <text:p>1.68E+00</text:p>
          </table:table-cell>
          <table:table-cell office:value-type="float" office:value="1.199" calcext:value-type="float">
            <text:p>1.199</text:p>
          </table:table-cell>
          <table:table-cell office:value-type="float" office:value="-0.2303128182543" calcext:value-type="float">
            <text:p>-2.30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" calcext:value-type="float">
            <text:p>1.2</text:p>
          </table:table-cell>
          <table:table-cell table:style-name="ce71" office:value-type="float" office:value="1.476552141098" calcext:value-type="float">
            <text:p>1.48E+00</text:p>
          </table:table-cell>
          <table:table-cell office:value-type="float" office:value="1.2" calcext:value-type="float">
            <text:p>1.2</text:p>
          </table:table-cell>
          <table:table-cell office:value-type="float" office:value="0.08435641446964" calcext:value-type="float">
            <text:p>8.44E-02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01" calcext:value-type="float">
            <text:p>1.201</text:p>
          </table:table-cell>
          <table:table-cell table:style-name="ce71" office:value-type="float" office:value="1.236531851895" calcext:value-type="float">
            <text:p>1.24E+00</text:p>
          </table:table-cell>
          <table:table-cell office:value-type="float" office:value="1.201" calcext:value-type="float">
            <text:p>1.201</text:p>
          </table:table-cell>
          <table:table-cell office:value-type="float" office:value="0.3457826364246" calcext:value-type="float">
            <text:p>3.46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02" calcext:value-type="float">
            <text:p>1.202</text:p>
          </table:table-cell>
          <table:table-cell table:style-name="ce71" office:value-type="float" office:value="0.9648686553033" calcext:value-type="float">
            <text:p>9.65E-01</text:p>
          </table:table-cell>
          <table:table-cell office:value-type="float" office:value="1.202" calcext:value-type="float">
            <text:p>1.202</text:p>
          </table:table-cell>
          <table:table-cell office:value-type="float" office:value="0.5700098291219" calcext:value-type="float">
            <text:p>5.70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03" calcext:value-type="float">
            <text:p>1.203</text:p>
          </table:table-cell>
          <table:table-cell table:style-name="ce71" office:value-type="float" office:value="0.6663124414181" calcext:value-type="float">
            <text:p>6.66E-01</text:p>
          </table:table-cell>
          <table:table-cell office:value-type="float" office:value="1.203" calcext:value-type="float">
            <text:p>1.203</text:p>
          </table:table-cell>
          <table:table-cell office:value-type="float" office:value="0.7819085668102" calcext:value-type="float">
            <text:p>7.82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04" calcext:value-type="float">
            <text:p>1.204</text:p>
          </table:table-cell>
          <table:table-cell table:style-name="ce71" office:value-type="float" office:value="0.3491513674805" calcext:value-type="float">
            <text:p>3.49E-01</text:p>
          </table:table-cell>
          <table:table-cell office:value-type="float" office:value="1.204" calcext:value-type="float">
            <text:p>1.204</text:p>
          </table:table-cell>
          <table:table-cell office:value-type="float" office:value="1.010385588662" calcext:value-type="float">
            <text:p>1.01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05" calcext:value-type="float">
            <text:p>1.205</text:p>
          </table:table-cell>
          <table:table-cell table:style-name="ce71" office:value-type="float" office:value="0.02391342283294" calcext:value-type="float">
            <text:p>2.39E-02</text:p>
          </table:table-cell>
          <table:table-cell office:value-type="float" office:value="1.205" calcext:value-type="float">
            <text:p>1.205</text:p>
          </table:table-cell>
          <table:table-cell office:value-type="float" office:value="1.273122217413" calcext:value-type="float">
            <text:p>1.27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06" calcext:value-type="float">
            <text:p>1.206</text:p>
          </table:table-cell>
          <table:table-cell table:style-name="ce71" office:value-type="float" office:value="-0.3001733236916" calcext:value-type="float">
            <text:p>-3.00E-01</text:p>
          </table:table-cell>
          <table:table-cell office:value-type="float" office:value="1.206" calcext:value-type="float">
            <text:p>1.206</text:p>
          </table:table-cell>
          <table:table-cell office:value-type="float" office:value="1.564926832633" calcext:value-type="float">
            <text:p>1.56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07" calcext:value-type="float">
            <text:p>1.207</text:p>
          </table:table-cell>
          <table:table-cell table:style-name="ce71" office:value-type="float" office:value="-0.6108968105054" calcext:value-type="float">
            <text:p>-6.11E-01</text:p>
          </table:table-cell>
          <table:table-cell office:value-type="float" office:value="1.207" calcext:value-type="float">
            <text:p>1.207</text:p>
          </table:table-cell>
          <table:table-cell office:value-type="float" office:value="1.850839780233" calcext:value-type="float">
            <text:p>1.85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08" calcext:value-type="float">
            <text:p>1.208</text:p>
          </table:table-cell>
          <table:table-cell table:style-name="ce71" office:value-type="float" office:value="-0.9024341947355" calcext:value-type="float">
            <text:p>-9.02E-01</text:p>
          </table:table-cell>
          <table:table-cell office:value-type="float" office:value="1.208" calcext:value-type="float">
            <text:p>1.208</text:p>
          </table:table-cell>
          <table:table-cell office:value-type="float" office:value="2.07565660382" calcext:value-type="float">
            <text:p>2.08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09" calcext:value-type="float">
            <text:p>1.209</text:p>
          </table:table-cell>
          <table:table-cell table:style-name="ce71" office:value-type="float" office:value="-1.168900025625" calcext:value-type="float">
            <text:p>-1.17E+00</text:p>
          </table:table-cell>
          <table:table-cell office:value-type="float" office:value="1.209" calcext:value-type="float">
            <text:p>1.209</text:p>
          </table:table-cell>
          <table:table-cell office:value-type="float" office:value="2.182533215846" calcext:value-type="float">
            <text:p>2.18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1" calcext:value-type="float">
            <text:p>1.21</text:p>
          </table:table-cell>
          <table:table-cell table:style-name="ce71" office:value-type="float" office:value="-1.40431193446" calcext:value-type="float">
            <text:p>-1.40E+00</text:p>
          </table:table-cell>
          <table:table-cell office:value-type="float" office:value="1.21" calcext:value-type="float">
            <text:p>1.21</text:p>
          </table:table-cell>
          <table:table-cell office:value-type="float" office:value="2.135496626303" calcext:value-type="float">
            <text:p>2.14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11" calcext:value-type="float">
            <text:p>1.211</text:p>
          </table:table-cell>
          <table:table-cell table:style-name="ce71" office:value-type="float" office:value="-1.610295551105" calcext:value-type="float">
            <text:p>-1.61E+00</text:p>
          </table:table-cell>
          <table:table-cell office:value-type="float" office:value="1.211" calcext:value-type="float">
            <text:p>1.211</text:p>
          </table:table-cell>
          <table:table-cell office:value-type="float" office:value="1.927810757647" calcext:value-type="float">
            <text:p>1.93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12" calcext:value-type="float">
            <text:p>1.212</text:p>
          </table:table-cell>
          <table:table-cell table:style-name="ce71" office:value-type="float" office:value="-1.788290997995" calcext:value-type="float">
            <text:p>-1.79E+00</text:p>
          </table:table-cell>
          <table:table-cell office:value-type="float" office:value="1.212" calcext:value-type="float">
            <text:p>1.212</text:p>
          </table:table-cell>
          <table:table-cell office:value-type="float" office:value="1.584837069354" calcext:value-type="float">
            <text:p>1.58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94"/>
          <table:table-cell table:style-name="ce119"/>
          <table:table-cell office:value-type="float" office:value="1.213" calcext:value-type="float">
            <text:p>1.213</text:p>
          </table:table-cell>
          <table:table-cell table:style-name="ce71" office:value-type="float" office:value="-1.941694332344" calcext:value-type="float">
            <text:p>-1.94E+00</text:p>
          </table:table-cell>
          <table:table-cell office:value-type="float" office:value="1.213" calcext:value-type="float">
            <text:p>1.213</text:p>
          </table:table-cell>
          <table:table-cell office:value-type="float" office:value="1.145892279766" calcext:value-type="float">
            <text:p>1.15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14" calcext:value-type="float">
            <text:p>1.214</text:p>
          </table:table-cell>
          <table:table-cell table:style-name="ce71" office:value-type="float" office:value="-2.073752855453" calcext:value-type="float">
            <text:p>-2.07E+00</text:p>
          </table:table-cell>
          <table:table-cell office:value-type="float" office:value="1.214" calcext:value-type="float">
            <text:p>1.214</text:p>
          </table:table-cell>
          <table:table-cell office:value-type="float" office:value="0.6627871459126" calcext:value-type="float">
            <text:p>6.63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15" calcext:value-type="float">
            <text:p>1.215</text:p>
          </table:table-cell>
          <table:table-cell table:style-name="ce71" office:value-type="float" office:value="-2.181412340049" calcext:value-type="float">
            <text:p>-2.18E+00</text:p>
          </table:table-cell>
          <table:table-cell office:value-type="float" office:value="1.215" calcext:value-type="float">
            <text:p>1.215</text:p>
          </table:table-cell>
          <table:table-cell office:value-type="float" office:value="0.1911269713263" calcext:value-type="float">
            <text:p>1.91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16" calcext:value-type="float">
            <text:p>1.216</text:p>
          </table:table-cell>
          <table:table-cell table:style-name="ce71" office:value-type="float" office:value="-2.257748891832" calcext:value-type="float">
            <text:p>-2.26E+00</text:p>
          </table:table-cell>
          <table:table-cell office:value-type="float" office:value="1.216" calcext:value-type="float">
            <text:p>1.216</text:p>
          </table:table-cell>
          <table:table-cell office:value-type="float" office:value="-0.220538509354" calcext:value-type="float">
            <text:p>-2.21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17" calcext:value-type="float">
            <text:p>1.217</text:p>
          </table:table-cell>
          <table:table-cell table:style-name="ce71" office:value-type="float" office:value="-2.291040667265" calcext:value-type="float">
            <text:p>-2.29E+00</text:p>
          </table:table-cell>
          <table:table-cell office:value-type="float" office:value="1.217" calcext:value-type="float">
            <text:p>1.217</text:p>
          </table:table-cell>
          <table:table-cell office:value-type="float" office:value="-0.5402033471054" calcext:value-type="float">
            <text:p>-5.40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18" calcext:value-type="float">
            <text:p>1.218</text:p>
          </table:table-cell>
          <table:table-cell table:style-name="ce71" office:value-type="float" office:value="-2.272125746746" calcext:value-type="float">
            <text:p>-2.27E+00</text:p>
          </table:table-cell>
          <table:table-cell office:value-type="float" office:value="1.218" calcext:value-type="float">
            <text:p>1.218</text:p>
          </table:table-cell>
          <table:table-cell office:value-type="float" office:value="-0.7577199422749" calcext:value-type="float">
            <text:p>-7.58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19" calcext:value-type="float">
            <text:p>1.219</text:p>
          </table:table-cell>
          <table:table-cell table:style-name="ce71" office:value-type="float" office:value="-2.195416475948" calcext:value-type="float">
            <text:p>-2.20E+00</text:p>
          </table:table-cell>
          <table:table-cell office:value-type="float" office:value="1.219" calcext:value-type="float">
            <text:p>1.219</text:p>
          </table:table-cell>
          <table:table-cell office:value-type="float" office:value="-0.8819179123611" calcext:value-type="float">
            <text:p>-8.82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2" calcext:value-type="float">
            <text:p>1.22</text:p>
          </table:table-cell>
          <table:table-cell table:style-name="ce71" office:value-type="float" office:value="-2.053812603996" calcext:value-type="float">
            <text:p>-2.05E+00</text:p>
          </table:table-cell>
          <table:table-cell office:value-type="float" office:value="1.22" calcext:value-type="float">
            <text:p>1.22</text:p>
          </table:table-cell>
          <table:table-cell office:value-type="float" office:value="-0.9514119729362" calcext:value-type="float">
            <text:p>-9.51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21" calcext:value-type="float">
            <text:p>1.221</text:p>
          </table:table-cell>
          <table:table-cell table:style-name="ce71" office:value-type="float" office:value="-1.84862053941" calcext:value-type="float">
            <text:p>-1.85E+00</text:p>
          </table:table-cell>
          <table:table-cell office:value-type="float" office:value="1.221" calcext:value-type="float">
            <text:p>1.221</text:p>
          </table:table-cell>
          <table:table-cell office:value-type="float" office:value="-0.9946239471637" calcext:value-type="float">
            <text:p>-9.95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22" calcext:value-type="float">
            <text:p>1.222</text:p>
          </table:table-cell>
          <table:table-cell table:style-name="ce71" office:value-type="float" office:value="-1.586660021023" calcext:value-type="float">
            <text:p>-1.59E+00</text:p>
          </table:table-cell>
          <table:table-cell office:value-type="float" office:value="1.222" calcext:value-type="float">
            <text:p>1.222</text:p>
          </table:table-cell>
          <table:table-cell office:value-type="float" office:value="-1.05872644409" calcext:value-type="float">
            <text:p>-1.06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23" calcext:value-type="float">
            <text:p>1.223</text:p>
          </table:table-cell>
          <table:table-cell table:style-name="ce71" office:value-type="float" office:value="-1.275228609132" calcext:value-type="float">
            <text:p>-1.28E+00</text:p>
          </table:table-cell>
          <table:table-cell office:value-type="float" office:value="1.223" calcext:value-type="float">
            <text:p>1.223</text:p>
          </table:table-cell>
          <table:table-cell office:value-type="float" office:value="-1.167715915393" calcext:value-type="float">
            <text:p>-1.17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24" calcext:value-type="float">
            <text:p>1.224</text:p>
          </table:table-cell>
          <table:table-cell table:style-name="ce71" office:value-type="float" office:value="-0.9281371278587" calcext:value-type="float">
            <text:p>-9.28E-01</text:p>
          </table:table-cell>
          <table:table-cell office:value-type="float" office:value="1.224" calcext:value-type="float">
            <text:p>1.224</text:p>
          </table:table-cell>
          <table:table-cell office:value-type="float" office:value="-1.331409979838" calcext:value-type="float">
            <text:p>-1.33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25" calcext:value-type="float">
            <text:p>1.225</text:p>
          </table:table-cell>
          <table:table-cell table:style-name="ce71" office:value-type="float" office:value="-0.5580844943179" calcext:value-type="float">
            <text:p>-5.58E-01</text:p>
          </table:table-cell>
          <table:table-cell office:value-type="float" office:value="1.225" calcext:value-type="float">
            <text:p>1.225</text:p>
          </table:table-cell>
          <table:table-cell office:value-type="float" office:value="-1.538651667685" calcext:value-type="float">
            <text:p>-1.54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26" calcext:value-type="float">
            <text:p>1.226</text:p>
          </table:table-cell>
          <table:table-cell table:style-name="ce71" office:value-type="float" office:value="-0.1785237585597" calcext:value-type="float">
            <text:p>-1.79E-01</text:p>
          </table:table-cell>
          <table:table-cell office:value-type="float" office:value="1.226" calcext:value-type="float">
            <text:p>1.226</text:p>
          </table:table-cell>
          <table:table-cell office:value-type="float" office:value="-1.759350807514" calcext:value-type="float">
            <text:p>-1.76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27" calcext:value-type="float">
            <text:p>1.227</text:p>
          </table:table-cell>
          <table:table-cell table:style-name="ce71" office:value-type="float" office:value="0.1984033515966" calcext:value-type="float">
            <text:p>1.98E-01</text:p>
          </table:table-cell>
          <table:table-cell office:value-type="float" office:value="1.227" calcext:value-type="float">
            <text:p>1.227</text:p>
          </table:table-cell>
          <table:table-cell office:value-type="float" office:value="-1.952755373746" calcext:value-type="float">
            <text:p>-1.95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28" calcext:value-type="float">
            <text:p>1.228</text:p>
          </table:table-cell>
          <table:table-cell table:style-name="ce71" office:value-type="float" office:value="0.5619533540188" calcext:value-type="float">
            <text:p>5.62E-01</text:p>
          </table:table-cell>
          <table:table-cell office:value-type="float" office:value="1.228" calcext:value-type="float">
            <text:p>1.228</text:p>
          </table:table-cell>
          <table:table-cell office:value-type="float" office:value="-2.056534287735" calcext:value-type="float">
            <text:p>-2.06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29" calcext:value-type="float">
            <text:p>1.229</text:p>
          </table:table-cell>
          <table:table-cell table:style-name="ce71" office:value-type="float" office:value="0.9026196465119" calcext:value-type="float">
            <text:p>9.03E-01</text:p>
          </table:table-cell>
          <table:table-cell office:value-type="float" office:value="1.229" calcext:value-type="float">
            <text:p>1.229</text:p>
          </table:table-cell>
          <table:table-cell office:value-type="float" office:value="-2.036179095689" calcext:value-type="float">
            <text:p>-2.04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3" calcext:value-type="float">
            <text:p>1.23</text:p>
          </table:table-cell>
          <table:table-cell table:style-name="ce71" office:value-type="float" office:value="1.212098083254" calcext:value-type="float">
            <text:p>1.21E+00</text:p>
          </table:table-cell>
          <table:table-cell office:value-type="float" office:value="1.23" calcext:value-type="float">
            <text:p>1.23</text:p>
          </table:table-cell>
          <table:table-cell office:value-type="float" office:value="-1.875677221032" calcext:value-type="float">
            <text:p>-1.88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31" calcext:value-type="float">
            <text:p>1.231</text:p>
          </table:table-cell>
          <table:table-cell table:style-name="ce71" office:value-type="float" office:value="1.483866816984" calcext:value-type="float">
            <text:p>1.48E+00</text:p>
          </table:table-cell>
          <table:table-cell office:value-type="float" office:value="1.231" calcext:value-type="float">
            <text:p>1.231</text:p>
          </table:table-cell>
          <table:table-cell office:value-type="float" office:value="-1.599465018292" calcext:value-type="float">
            <text:p>-1.60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32" calcext:value-type="float">
            <text:p>1.232</text:p>
          </table:table-cell>
          <table:table-cell table:style-name="ce71" office:value-type="float" office:value="1.711197650407" calcext:value-type="float">
            <text:p>1.71E+00</text:p>
          </table:table-cell>
          <table:table-cell office:value-type="float" office:value="1.232" calcext:value-type="float">
            <text:p>1.232</text:p>
          </table:table-cell>
          <table:table-cell office:value-type="float" office:value="-1.244416377306" calcext:value-type="float">
            <text:p>-1.24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33" calcext:value-type="float">
            <text:p>1.233</text:p>
          </table:table-cell>
          <table:table-cell table:style-name="ce71" office:value-type="float" office:value="1.890307048736" calcext:value-type="float">
            <text:p>1.89E+00</text:p>
          </table:table-cell>
          <table:table-cell office:value-type="float" office:value="1.233" calcext:value-type="float">
            <text:p>1.233</text:p>
          </table:table-cell>
          <table:table-cell office:value-type="float" office:value="-0.857045642096" calcext:value-type="float">
            <text:p>-8.57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34" calcext:value-type="float">
            <text:p>1.234</text:p>
          </table:table-cell>
          <table:table-cell table:style-name="ce71" office:value-type="float" office:value="2.01790712938" calcext:value-type="float">
            <text:p>2.02E+00</text:p>
          </table:table-cell>
          <table:table-cell office:value-type="float" office:value="1.234" calcext:value-type="float">
            <text:p>1.234</text:p>
          </table:table-cell>
          <table:table-cell office:value-type="float" office:value="-0.4762924768657" calcext:value-type="float">
            <text:p>-4.76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35" calcext:value-type="float">
            <text:p>1.235</text:p>
          </table:table-cell>
          <table:table-cell table:style-name="ce71" office:value-type="float" office:value="2.094507966865" calcext:value-type="float">
            <text:p>2.09E+00</text:p>
          </table:table-cell>
          <table:table-cell office:value-type="float" office:value="1.235" calcext:value-type="float">
            <text:p>1.235</text:p>
          </table:table-cell>
          <table:table-cell office:value-type="float" office:value="-0.1330584469134" calcext:value-type="float">
            <text:p>-1.33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36" calcext:value-type="float">
            <text:p>1.236</text:p>
          </table:table-cell>
          <table:table-cell table:style-name="ce71" office:value-type="float" office:value="2.12086476096" calcext:value-type="float">
            <text:p>2.12E+00</text:p>
          </table:table-cell>
          <table:table-cell office:value-type="float" office:value="1.236" calcext:value-type="float">
            <text:p>1.236</text:p>
          </table:table-cell>
          <table:table-cell office:value-type="float" office:value="0.1589139002089" calcext:value-type="float">
            <text:p>1.59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37" calcext:value-type="float">
            <text:p>1.237</text:p>
          </table:table-cell>
          <table:table-cell table:style-name="ce71" office:value-type="float" office:value="2.101994479239" calcext:value-type="float">
            <text:p>2.10E+00</text:p>
          </table:table-cell>
          <table:table-cell office:value-type="float" office:value="1.237" calcext:value-type="float">
            <text:p>1.237</text:p>
          </table:table-cell>
          <table:table-cell office:value-type="float" office:value="0.4044837079799" calcext:value-type="float">
            <text:p>4.04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38" calcext:value-type="float">
            <text:p>1.238</text:p>
          </table:table-cell>
          <table:table-cell table:style-name="ce71" office:value-type="float" office:value="2.039379418605" calcext:value-type="float">
            <text:p>2.04E+00</text:p>
          </table:table-cell>
          <table:table-cell office:value-type="float" office:value="1.238" calcext:value-type="float">
            <text:p>1.238</text:p>
          </table:table-cell>
          <table:table-cell office:value-type="float" office:value="0.6243113945274" calcext:value-type="float">
            <text:p>6.24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39" calcext:value-type="float">
            <text:p>1.239</text:p>
          </table:table-cell>
          <table:table-cell table:style-name="ce71" office:value-type="float" office:value="1.936203283337" calcext:value-type="float">
            <text:p>1.94E+00</text:p>
          </table:table-cell>
          <table:table-cell office:value-type="float" office:value="1.239" calcext:value-type="float">
            <text:p>1.239</text:p>
          </table:table-cell>
          <table:table-cell office:value-type="float" office:value="0.8463530462013" calcext:value-type="float">
            <text:p>8.46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4" calcext:value-type="float">
            <text:p>1.24</text:p>
          </table:table-cell>
          <table:table-cell table:style-name="ce71" office:value-type="float" office:value="1.795306757272" calcext:value-type="float">
            <text:p>1.80E+00</text:p>
          </table:table-cell>
          <table:table-cell office:value-type="float" office:value="1.24" calcext:value-type="float">
            <text:p>1.24</text:p>
          </table:table-cell>
          <table:table-cell office:value-type="float" office:value="1.095611214919" calcext:value-type="float">
            <text:p>1.10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41" calcext:value-type="float">
            <text:p>1.241</text:p>
          </table:table-cell>
          <table:table-cell table:style-name="ce71" office:value-type="float" office:value="1.615940283755" calcext:value-type="float">
            <text:p>1.62E+00</text:p>
          </table:table-cell>
          <table:table-cell office:value-type="float" office:value="1.241" calcext:value-type="float">
            <text:p>1.241</text:p>
          </table:table-cell>
          <table:table-cell office:value-type="float" office:value="1.380392850728" calcext:value-type="float">
            <text:p>1.38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42" calcext:value-type="float">
            <text:p>1.242</text:p>
          </table:table-cell>
          <table:table-cell table:style-name="ce71" office:value-type="float" office:value="1.399498502012" calcext:value-type="float">
            <text:p>1.40E+00</text:p>
          </table:table-cell>
          <table:table-cell office:value-type="float" office:value="1.242" calcext:value-type="float">
            <text:p>1.242</text:p>
          </table:table-cell>
          <table:table-cell office:value-type="float" office:value="1.682667147131" calcext:value-type="float">
            <text:p>1.68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43" calcext:value-type="float">
            <text:p>1.243</text:p>
          </table:table-cell>
          <table:table-cell table:style-name="ce71" office:value-type="float" office:value="1.14963505604" calcext:value-type="float">
            <text:p>1.15E+00</text:p>
          </table:table-cell>
          <table:table-cell office:value-type="float" office:value="1.243" calcext:value-type="float">
            <text:p>1.243</text:p>
          </table:table-cell>
          <table:table-cell office:value-type="float" office:value="1.955260803348" calcext:value-type="float">
            <text:p>1.96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44" calcext:value-type="float">
            <text:p>1.244</text:p>
          </table:table-cell>
          <table:table-cell table:style-name="ce71" office:value-type="float" office:value="0.8686676658638" calcext:value-type="float">
            <text:p>8.69E-01</text:p>
          </table:table-cell>
          <table:table-cell office:value-type="float" office:value="1.244" calcext:value-type="float">
            <text:p>1.244</text:p>
          </table:table-cell>
          <table:table-cell office:value-type="float" office:value="2.140469551183" calcext:value-type="float">
            <text:p>2.14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45" calcext:value-type="float">
            <text:p>1.245</text:p>
          </table:table-cell>
          <table:table-cell table:style-name="ce71" office:value-type="float" office:value="0.5639162048642" calcext:value-type="float">
            <text:p>5.64E-01</text:p>
          </table:table-cell>
          <table:table-cell office:value-type="float" office:value="1.245" calcext:value-type="float">
            <text:p>1.245</text:p>
          </table:table-cell>
          <table:table-cell office:value-type="float" office:value="2.187185911533" calcext:value-type="float">
            <text:p>2.19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46" calcext:value-type="float">
            <text:p>1.246</text:p>
          </table:table-cell>
          <table:table-cell table:style-name="ce71" office:value-type="float" office:value="0.2442069651329" calcext:value-type="float">
            <text:p>2.44E-01</text:p>
          </table:table-cell>
          <table:table-cell office:value-type="float" office:value="1.246" calcext:value-type="float">
            <text:p>1.246</text:p>
          </table:table-cell>
          <table:table-cell office:value-type="float" office:value="2.073875770057" calcext:value-type="float">
            <text:p>2.07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47" calcext:value-type="float">
            <text:p>1.247</text:p>
          </table:table-cell>
          <table:table-cell table:style-name="ce71" office:value-type="float" office:value="-0.08140357379086" calcext:value-type="float">
            <text:p>-8.14E-02</text:p>
          </table:table-cell>
          <table:table-cell office:value-type="float" office:value="1.247" calcext:value-type="float">
            <text:p>1.247</text:p>
          </table:table-cell>
          <table:table-cell office:value-type="float" office:value="1.807917960154" calcext:value-type="float">
            <text:p>1.81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48" calcext:value-type="float">
            <text:p>1.248</text:p>
          </table:table-cell>
          <table:table-cell table:style-name="ce71" office:value-type="float" office:value="-0.4014498847077" calcext:value-type="float">
            <text:p>-4.01E-01</text:p>
          </table:table-cell>
          <table:table-cell office:value-type="float" office:value="1.248" calcext:value-type="float">
            <text:p>1.248</text:p>
          </table:table-cell>
          <table:table-cell office:value-type="float" office:value="1.422688135109" calcext:value-type="float">
            <text:p>1.42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49" calcext:value-type="float">
            <text:p>1.249</text:p>
          </table:table-cell>
          <table:table-cell table:style-name="ce71" office:value-type="float" office:value="-0.7065815152717" calcext:value-type="float">
            <text:p>-7.07E-01</text:p>
          </table:table-cell>
          <table:table-cell office:value-type="float" office:value="1.249" calcext:value-type="float">
            <text:p>1.249</text:p>
          </table:table-cell>
          <table:table-cell office:value-type="float" office:value="0.9621436032502" calcext:value-type="float">
            <text:p>9.62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5" calcext:value-type="float">
            <text:p>1.25</text:p>
          </table:table-cell>
          <table:table-cell table:style-name="ce71" office:value-type="float" office:value="-0.99045253885" calcext:value-type="float">
            <text:p>-9.90E-01</text:p>
          </table:table-cell>
          <table:table-cell office:value-type="float" office:value="1.25" calcext:value-type="float">
            <text:p>1.25</text:p>
          </table:table-cell>
          <table:table-cell office:value-type="float" office:value="0.4849060253388" calcext:value-type="float">
            <text:p>4.85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51" calcext:value-type="float">
            <text:p>1.251</text:p>
          </table:table-cell>
          <table:table-cell table:style-name="ce71" office:value-type="float" office:value="-1.246700291646" calcext:value-type="float">
            <text:p>-1.25E+00</text:p>
          </table:table-cell>
          <table:table-cell office:value-type="float" office:value="1.251" calcext:value-type="float">
            <text:p>1.251</text:p>
          </table:table-cell>
          <table:table-cell office:value-type="float" office:value="0.04007503446326" calcext:value-type="float">
            <text:p>4.01E-02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52" calcext:value-type="float">
            <text:p>1.252</text:p>
          </table:table-cell>
          <table:table-cell table:style-name="ce71" office:value-type="float" office:value="-1.474304902602" calcext:value-type="float">
            <text:p>-1.47E+00</text:p>
          </table:table-cell>
          <table:table-cell office:value-type="float" office:value="1.252" calcext:value-type="float">
            <text:p>1.252</text:p>
          </table:table-cell>
          <table:table-cell office:value-type="float" office:value="-0.3282948510217" calcext:value-type="float">
            <text:p>-3.28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53" calcext:value-type="float">
            <text:p>1.253</text:p>
          </table:table-cell>
          <table:table-cell table:style-name="ce71" office:value-type="float" office:value="-1.671430259905" calcext:value-type="float">
            <text:p>-1.67E+00</text:p>
          </table:table-cell>
          <table:table-cell office:value-type="float" office:value="1.253" calcext:value-type="float">
            <text:p>1.253</text:p>
          </table:table-cell>
          <table:table-cell office:value-type="float" office:value="-0.5982519950721" calcext:value-type="float">
            <text:p>-5.98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54" calcext:value-type="float">
            <text:p>1.254</text:p>
          </table:table-cell>
          <table:table-cell table:style-name="ce71" office:value-type="float" office:value="-1.843907128622" calcext:value-type="float">
            <text:p>-1.84E+00</text:p>
          </table:table-cell>
          <table:table-cell office:value-type="float" office:value="1.254" calcext:value-type="float">
            <text:p>1.254</text:p>
          </table:table-cell>
          <table:table-cell office:value-type="float" office:value="-0.7711040352925" calcext:value-type="float">
            <text:p>-7.71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94"/>
          <table:table-cell table:style-name="ce82"/>
          <table:table-cell table:style-name="ce121"/>
          <table:table-cell table:style-name="ce119"/>
          <table:table-cell office:value-type="float" office:value="1.255" calcext:value-type="float">
            <text:p>1.255</text:p>
          </table:table-cell>
          <table:table-cell table:style-name="ce71" office:value-type="float" office:value="-1.990869838115" calcext:value-type="float">
            <text:p>-1.99E+00</text:p>
          </table:table-cell>
          <table:table-cell office:value-type="float" office:value="1.255" calcext:value-type="float">
            <text:p>1.255</text:p>
          </table:table-cell>
          <table:table-cell office:value-type="float" office:value="-0.8645093490354" calcext:value-type="float">
            <text:p>-8.65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56" calcext:value-type="float">
            <text:p>1.256</text:p>
          </table:table-cell>
          <table:table-cell table:style-name="ce71" office:value-type="float" office:value="-2.114163953563" calcext:value-type="float">
            <text:p>-2.11E+00</text:p>
          </table:table-cell>
          <table:table-cell office:value-type="float" office:value="1.256" calcext:value-type="float">
            <text:p>1.256</text:p>
          </table:table-cell>
          <table:table-cell office:value-type="float" office:value="-0.9223556181257" calcext:value-type="float">
            <text:p>-9.22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57" calcext:value-type="float">
            <text:p>1.257</text:p>
          </table:table-cell>
          <table:table-cell table:style-name="ce71" office:value-type="float" office:value="-2.213606743984" calcext:value-type="float">
            <text:p>-2.21E+00</text:p>
          </table:table-cell>
          <table:table-cell office:value-type="float" office:value="1.257" calcext:value-type="float">
            <text:p>1.257</text:p>
          </table:table-cell>
          <table:table-cell office:value-type="float" office:value="-0.9785388174724" calcext:value-type="float">
            <text:p>-9.79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58" calcext:value-type="float">
            <text:p>1.258</text:p>
          </table:table-cell>
          <table:table-cell table:style-name="ce71" office:value-type="float" office:value="-2.27527870903" calcext:value-type="float">
            <text:p>-2.28E+00</text:p>
          </table:table-cell>
          <table:table-cell office:value-type="float" office:value="1.258" calcext:value-type="float">
            <text:p>1.258</text:p>
          </table:table-cell>
          <table:table-cell office:value-type="float" office:value="-1.069422257954" calcext:value-type="float">
            <text:p>-1.07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59" calcext:value-type="float">
            <text:p>1.259</text:p>
          </table:table-cell>
          <table:table-cell table:style-name="ce71" office:value-type="float" office:value="-2.295551660086" calcext:value-type="float">
            <text:p>-2.30E+00</text:p>
          </table:table-cell>
          <table:table-cell office:value-type="float" office:value="1.259" calcext:value-type="float">
            <text:p>1.259</text:p>
          </table:table-cell>
          <table:table-cell office:value-type="float" office:value="-1.21052766007" calcext:value-type="float">
            <text:p>-1.21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6" calcext:value-type="float">
            <text:p>1.26</text:p>
          </table:table-cell>
          <table:table-cell table:style-name="ce71" office:value-type="float" office:value="-2.253238681282" calcext:value-type="float">
            <text:p>-2.25E+00</text:p>
          </table:table-cell>
          <table:table-cell office:value-type="float" office:value="1.26" calcext:value-type="float">
            <text:p>1.26</text:p>
          </table:table-cell>
          <table:table-cell office:value-type="float" office:value="-1.403636825888" calcext:value-type="float">
            <text:p>-1.40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61" calcext:value-type="float">
            <text:p>1.261</text:p>
          </table:table-cell>
          <table:table-cell table:style-name="ce71" office:value-type="float" office:value="-2.155968878464" calcext:value-type="float">
            <text:p>-2.16E+00</text:p>
          </table:table-cell>
          <table:table-cell office:value-type="float" office:value="1.261" calcext:value-type="float">
            <text:p>1.261</text:p>
          </table:table-cell>
          <table:table-cell office:value-type="float" office:value="-1.628656638298" calcext:value-type="float">
            <text:p>-1.63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62" calcext:value-type="float">
            <text:p>1.262</text:p>
          </table:table-cell>
          <table:table-cell table:style-name="ce71" office:value-type="float" office:value="-1.995091224088" calcext:value-type="float">
            <text:p>-2.00E+00</text:p>
          </table:table-cell>
          <table:table-cell office:value-type="float" office:value="1.262" calcext:value-type="float">
            <text:p>1.262</text:p>
          </table:table-cell>
          <table:table-cell office:value-type="float" office:value="-1.850683528648" calcext:value-type="float">
            <text:p>-1.85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94"/>
          <table:table-cell table:style-name="ce119"/>
          <table:table-cell office:value-type="float" office:value="1.263" calcext:value-type="float">
            <text:p>1.263</text:p>
          </table:table-cell>
          <table:table-cell table:style-name="ce71" office:value-type="float" office:value="-1.769483847747" calcext:value-type="float">
            <text:p>-1.77E+00</text:p>
          </table:table-cell>
          <table:table-cell office:value-type="float" office:value="1.263" calcext:value-type="float">
            <text:p>1.263</text:p>
          </table:table-cell>
          <table:table-cell office:value-type="float" office:value="-2.021439048226" calcext:value-type="float">
            <text:p>-2.02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64" calcext:value-type="float">
            <text:p>1.264</text:p>
          </table:table-cell>
          <table:table-cell table:style-name="ce71" office:value-type="float" office:value="-1.490455943018" calcext:value-type="float">
            <text:p>-1.49E+00</text:p>
          </table:table-cell>
          <table:table-cell office:value-type="float" office:value="1.264" calcext:value-type="float">
            <text:p>1.264</text:p>
          </table:table-cell>
          <table:table-cell office:value-type="float" office:value="-2.082545664159" calcext:value-type="float">
            <text:p>-2.08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65" calcext:value-type="float">
            <text:p>1.265</text:p>
          </table:table-cell>
          <table:table-cell table:style-name="ce71" office:value-type="float" office:value="-1.166692783097" calcext:value-type="float">
            <text:p>-1.17E+00</text:p>
          </table:table-cell>
          <table:table-cell office:value-type="float" office:value="1.265" calcext:value-type="float">
            <text:p>1.265</text:p>
          </table:table-cell>
          <table:table-cell office:value-type="float" office:value="-2.009809219954" calcext:value-type="float">
            <text:p>-2.01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66" calcext:value-type="float">
            <text:p>1.266</text:p>
          </table:table-cell>
          <table:table-cell table:style-name="ce71" office:value-type="float" office:value="-0.8105280711227" calcext:value-type="float">
            <text:p>-8.11E-01</text:p>
          </table:table-cell>
          <table:table-cell office:value-type="float" office:value="1.266" calcext:value-type="float">
            <text:p>1.266</text:p>
          </table:table-cell>
          <table:table-cell office:value-type="float" office:value="-1.804473676879" calcext:value-type="float">
            <text:p>-1.80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67" calcext:value-type="float">
            <text:p>1.267</text:p>
          </table:table-cell>
          <table:table-cell table:style-name="ce71" office:value-type="float" office:value="-0.4360381604899" calcext:value-type="float">
            <text:p>-4.36E-01</text:p>
          </table:table-cell>
          <table:table-cell office:value-type="float" office:value="1.267" calcext:value-type="float">
            <text:p>1.267</text:p>
          </table:table-cell>
          <table:table-cell office:value-type="float" office:value="-1.493979512453" calcext:value-type="float">
            <text:p>-1.49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68" calcext:value-type="float">
            <text:p>1.268</text:p>
          </table:table-cell>
          <table:table-cell table:style-name="ce71" office:value-type="float" office:value="-0.05553941388409" calcext:value-type="float">
            <text:p>-5.55E-02</text:p>
          </table:table-cell>
          <table:table-cell office:value-type="float" office:value="1.268" calcext:value-type="float">
            <text:p>1.268</text:p>
          </table:table-cell>
          <table:table-cell office:value-type="float" office:value="-1.125284923251" calcext:value-type="float">
            <text:p>-1.13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69" calcext:value-type="float">
            <text:p>1.269</text:p>
          </table:table-cell>
          <table:table-cell table:style-name="ce71" office:value-type="float" office:value="0.3185302976668" calcext:value-type="float">
            <text:p>3.19E-01</text:p>
          </table:table-cell>
          <table:table-cell office:value-type="float" office:value="1.269" calcext:value-type="float">
            <text:p>1.269</text:p>
          </table:table-cell>
          <table:table-cell office:value-type="float" office:value="-0.7380092244665" calcext:value-type="float">
            <text:p>-7.38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7" calcext:value-type="float">
            <text:p>1.27</text:p>
          </table:table-cell>
          <table:table-cell table:style-name="ce71" office:value-type="float" office:value="0.6757164774904" calcext:value-type="float">
            <text:p>6.76E-01</text:p>
          </table:table-cell>
          <table:table-cell office:value-type="float" office:value="1.27" calcext:value-type="float">
            <text:p>1.27</text:p>
          </table:table-cell>
          <table:table-cell office:value-type="float" office:value="-0.3717461238259" calcext:value-type="float">
            <text:p>-3.72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71" calcext:value-type="float">
            <text:p>1.271</text:p>
          </table:table-cell>
          <table:table-cell table:style-name="ce71" office:value-type="float" office:value="1.007314063445" calcext:value-type="float">
            <text:p>1.01E+00</text:p>
          </table:table-cell>
          <table:table-cell office:value-type="float" office:value="1.271" calcext:value-type="float">
            <text:p>1.271</text:p>
          </table:table-cell>
          <table:table-cell office:value-type="float" office:value="-0.04803864756117" calcext:value-type="float">
            <text:p>-4.80E-02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72" calcext:value-type="float">
            <text:p>1.272</text:p>
          </table:table-cell>
          <table:table-cell table:style-name="ce71" office:value-type="float" office:value="1.305420494816" calcext:value-type="float">
            <text:p>1.31E+00</text:p>
          </table:table-cell>
          <table:table-cell office:value-type="float" office:value="1.272" calcext:value-type="float">
            <text:p>1.272</text:p>
          </table:table-cell>
          <table:table-cell office:value-type="float" office:value="0.2263763149366" calcext:value-type="float">
            <text:p>2.26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73" calcext:value-type="float">
            <text:p>1.273</text:p>
          </table:table-cell>
          <table:table-cell table:style-name="ce71" office:value-type="float" office:value="1.563220653352" calcext:value-type="float">
            <text:p>1.56E+00</text:p>
          </table:table-cell>
          <table:table-cell office:value-type="float" office:value="1.273" calcext:value-type="float">
            <text:p>1.273</text:p>
          </table:table-cell>
          <table:table-cell office:value-type="float" office:value="0.4636056386993" calcext:value-type="float">
            <text:p>4.64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74" calcext:value-type="float">
            <text:p>1.274</text:p>
          </table:table-cell>
          <table:table-cell table:style-name="ce71" office:value-type="float" office:value="1.774699543837" calcext:value-type="float">
            <text:p>1.77E+00</text:p>
          </table:table-cell>
          <table:table-cell office:value-type="float" office:value="1.274" calcext:value-type="float">
            <text:p>1.274</text:p>
          </table:table-cell>
          <table:table-cell office:value-type="float" office:value="0.6877669950146" calcext:value-type="float">
            <text:p>6.88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75" calcext:value-type="float">
            <text:p>1.275</text:p>
          </table:table-cell>
          <table:table-cell table:style-name="ce71" office:value-type="float" office:value="1.936592179869" calcext:value-type="float">
            <text:p>1.94E+00</text:p>
          </table:table-cell>
          <table:table-cell office:value-type="float" office:value="1.275" calcext:value-type="float">
            <text:p>1.275</text:p>
          </table:table-cell>
          <table:table-cell office:value-type="float" office:value="0.925511538979" calcext:value-type="float">
            <text:p>9.26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76" calcext:value-type="float">
            <text:p>1.276</text:p>
          </table:table-cell>
          <table:table-cell table:style-name="ce71" office:value-type="float" office:value="2.046825445109" calcext:value-type="float">
            <text:p>2.05E+00</text:p>
          </table:table-cell>
          <table:table-cell office:value-type="float" office:value="1.276" calcext:value-type="float">
            <text:p>1.276</text:p>
          </table:table-cell>
          <table:table-cell office:value-type="float" office:value="1.19538821463" calcext:value-type="float">
            <text:p>1.20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77" calcext:value-type="float">
            <text:p>1.277</text:p>
          </table:table-cell>
          <table:table-cell table:style-name="ce71" office:value-type="float" office:value="2.106475811819" calcext:value-type="float">
            <text:p>2.11E+00</text:p>
          </table:table-cell>
          <table:table-cell office:value-type="float" office:value="1.277" calcext:value-type="float">
            <text:p>1.277</text:p>
          </table:table-cell>
          <table:table-cell office:value-type="float" office:value="1.493615069726" calcext:value-type="float">
            <text:p>1.49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78" calcext:value-type="float">
            <text:p>1.278</text:p>
          </table:table-cell>
          <table:table-cell table:style-name="ce71" office:value-type="float" office:value="2.118524307009" calcext:value-type="float">
            <text:p>2.12E+00</text:p>
          </table:table-cell>
          <table:table-cell office:value-type="float" office:value="1.278" calcext:value-type="float">
            <text:p>1.278</text:p>
          </table:table-cell>
          <table:table-cell office:value-type="float" office:value="1.791207240051" calcext:value-type="float">
            <text:p>1.79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79" calcext:value-type="float">
            <text:p>1.279</text:p>
          </table:table-cell>
          <table:table-cell table:style-name="ce71" office:value-type="float" office:value="2.084668319229" calcext:value-type="float">
            <text:p>2.08E+00</text:p>
          </table:table-cell>
          <table:table-cell office:value-type="float" office:value="1.279" calcext:value-type="float">
            <text:p>1.279</text:p>
          </table:table-cell>
          <table:table-cell office:value-type="float" office:value="2.035642425543" calcext:value-type="float">
            <text:p>2.04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8" calcext:value-type="float">
            <text:p>1.28</text:p>
          </table:table-cell>
          <table:table-cell table:style-name="ce71" office:value-type="float" office:value="2.0096451809" calcext:value-type="float">
            <text:p>2.01E+00</text:p>
          </table:table-cell>
          <table:table-cell office:value-type="float" office:value="1.28" calcext:value-type="float">
            <text:p>1.28</text:p>
          </table:table-cell>
          <table:table-cell office:value-type="float" office:value="2.169187567029" calcext:value-type="float">
            <text:p>2.17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81" calcext:value-type="float">
            <text:p>1.281</text:p>
          </table:table-cell>
          <table:table-cell table:style-name="ce71" office:value-type="float" office:value="1.894827721796" calcext:value-type="float">
            <text:p>1.89E+00</text:p>
          </table:table-cell>
          <table:table-cell office:value-type="float" office:value="1.281" calcext:value-type="float">
            <text:p>1.281</text:p>
          </table:table-cell>
          <table:table-cell office:value-type="float" office:value="2.154524008003" calcext:value-type="float">
            <text:p>2.15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82" calcext:value-type="float">
            <text:p>1.282</text:p>
          </table:table-cell>
          <table:table-cell table:style-name="ce71" office:value-type="float" office:value="1.742651740374" calcext:value-type="float">
            <text:p>1.74E+00</text:p>
          </table:table-cell>
          <table:table-cell office:value-type="float" office:value="1.282" calcext:value-type="float">
            <text:p>1.282</text:p>
          </table:table-cell>
          <table:table-cell office:value-type="float" office:value="1.982436798777" calcext:value-type="float">
            <text:p>1.98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83" calcext:value-type="float">
            <text:p>1.283</text:p>
          </table:table-cell>
          <table:table-cell table:style-name="ce71" office:value-type="float" office:value="1.551599256233" calcext:value-type="float">
            <text:p>1.55E+00</text:p>
          </table:table-cell>
          <table:table-cell office:value-type="float" office:value="1.283" calcext:value-type="float">
            <text:p>1.283</text:p>
          </table:table-cell>
          <table:table-cell office:value-type="float" office:value="1.670654820185" calcext:value-type="float">
            <text:p>1.67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84" calcext:value-type="float">
            <text:p>1.284</text:p>
          </table:table-cell>
          <table:table-cell table:style-name="ce71" office:value-type="float" office:value="1.325140158884" calcext:value-type="float">
            <text:p>1.33E+00</text:p>
          </table:table-cell>
          <table:table-cell office:value-type="float" office:value="1.284" calcext:value-type="float">
            <text:p>1.284</text:p>
          </table:table-cell>
          <table:table-cell office:value-type="float" office:value="1.257851432004" calcext:value-type="float">
            <text:p>1.26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85" calcext:value-type="float">
            <text:p>1.285</text:p>
          </table:table-cell>
          <table:table-cell table:style-name="ce71" office:value-type="float" office:value="1.063345601882" calcext:value-type="float">
            <text:p>1.06E+00</text:p>
          </table:table-cell>
          <table:table-cell office:value-type="float" office:value="1.285" calcext:value-type="float">
            <text:p>1.285</text:p>
          </table:table-cell>
          <table:table-cell office:value-type="float" office:value="0.7946372165096" calcext:value-type="float">
            <text:p>7.95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86" calcext:value-type="float">
            <text:p>1.286</text:p>
          </table:table-cell>
          <table:table-cell table:style-name="ce71" office:value-type="float" office:value="0.7735944376385" calcext:value-type="float">
            <text:p>7.74E-01</text:p>
          </table:table-cell>
          <table:table-cell office:value-type="float" office:value="1.286" calcext:value-type="float">
            <text:p>1.286</text:p>
          </table:table-cell>
          <table:table-cell office:value-type="float" office:value="0.3337290433649" calcext:value-type="float">
            <text:p>3.34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87" calcext:value-type="float">
            <text:p>1.287</text:p>
          </table:table-cell>
          <table:table-cell table:style-name="ce71" office:value-type="float" office:value="0.4627265422238" calcext:value-type="float">
            <text:p>4.63E-01</text:p>
          </table:table-cell>
          <table:table-cell office:value-type="float" office:value="1.287" calcext:value-type="float">
            <text:p>1.287</text:p>
          </table:table-cell>
          <table:table-cell office:value-type="float" office:value="-0.07515901378666" calcext:value-type="float">
            <text:p>-7.52E-02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88" calcext:value-type="float">
            <text:p>1.288</text:p>
          </table:table-cell>
          <table:table-cell table:style-name="ce71" office:value-type="float" office:value="0.1391844874104" calcext:value-type="float">
            <text:p>1.39E-01</text:p>
          </table:table-cell>
          <table:table-cell office:value-type="float" office:value="1.288" calcext:value-type="float">
            <text:p>1.288</text:p>
          </table:table-cell>
          <table:table-cell office:value-type="float" office:value="-0.3995814824957" calcext:value-type="float">
            <text:p>-4.00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89" calcext:value-type="float">
            <text:p>1.289</text:p>
          </table:table-cell>
          <table:table-cell table:style-name="ce71" office:value-type="float" office:value="-0.1859577842788" calcext:value-type="float">
            <text:p>-1.86E-01</text:p>
          </table:table-cell>
          <table:table-cell office:value-type="float" office:value="1.289" calcext:value-type="float">
            <text:p>1.289</text:p>
          </table:table-cell>
          <table:table-cell office:value-type="float" office:value="-0.6273230035329" calcext:value-type="float">
            <text:p>-6.27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9" calcext:value-type="float">
            <text:p>1.29</text:p>
          </table:table-cell>
          <table:table-cell table:style-name="ce71" office:value-type="float" office:value="-0.503596471559" calcext:value-type="float">
            <text:p>-5.04E-01</text:p>
          </table:table-cell>
          <table:table-cell office:value-type="float" office:value="1.29" calcext:value-type="float">
            <text:p>1.29</text:p>
          </table:table-cell>
          <table:table-cell office:value-type="float" office:value="-0.765922374251" calcext:value-type="float">
            <text:p>-7.66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91" calcext:value-type="float">
            <text:p>1.291</text:p>
          </table:table-cell>
          <table:table-cell table:style-name="ce71" office:value-type="float" office:value="-0.8017970524652" calcext:value-type="float">
            <text:p>-8.02E-01</text:p>
          </table:table-cell>
          <table:table-cell office:value-type="float" office:value="1.291" calcext:value-type="float">
            <text:p>1.291</text:p>
          </table:table-cell>
          <table:table-cell office:value-type="float" office:value="-0.8480503501696" calcext:value-type="float">
            <text:p>-8.48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92" calcext:value-type="float">
            <text:p>1.292</text:p>
          </table:table-cell>
          <table:table-cell table:style-name="ce71" office:value-type="float" office:value="-1.075818847682" calcext:value-type="float">
            <text:p>-1.08E+00</text:p>
          </table:table-cell>
          <table:table-cell office:value-type="float" office:value="1.292" calcext:value-type="float">
            <text:p>1.292</text:p>
          </table:table-cell>
          <table:table-cell office:value-type="float" office:value="-0.9079149924132" calcext:value-type="float">
            <text:p>-9.08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93" calcext:value-type="float">
            <text:p>1.293</text:p>
          </table:table-cell>
          <table:table-cell table:style-name="ce71" office:value-type="float" office:value="-1.323799681632" calcext:value-type="float">
            <text:p>-1.32E+00</text:p>
          </table:table-cell>
          <table:table-cell office:value-type="float" office:value="1.293" calcext:value-type="float">
            <text:p>1.293</text:p>
          </table:table-cell>
          <table:table-cell office:value-type="float" office:value="-0.9889135890164" calcext:value-type="float">
            <text:p>-9.89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94" calcext:value-type="float">
            <text:p>1.294</text:p>
          </table:table-cell>
          <table:table-cell table:style-name="ce71" office:value-type="float" office:value="-1.539919082715" calcext:value-type="float">
            <text:p>-1.54E+00</text:p>
          </table:table-cell>
          <table:table-cell office:value-type="float" office:value="1.294" calcext:value-type="float">
            <text:p>1.294</text:p>
          </table:table-cell>
          <table:table-cell office:value-type="float" office:value="-1.106886319622" calcext:value-type="float">
            <text:p>-1.11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95" calcext:value-type="float">
            <text:p>1.295</text:p>
          </table:table-cell>
          <table:table-cell table:style-name="ce71" office:value-type="float" office:value="-1.728318824399" calcext:value-type="float">
            <text:p>-1.73E+00</text:p>
          </table:table-cell>
          <table:table-cell office:value-type="float" office:value="1.295" calcext:value-type="float">
            <text:p>1.295</text:p>
          </table:table-cell>
          <table:table-cell office:value-type="float" office:value="-1.278548436284" calcext:value-type="float">
            <text:p>-1.28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96" calcext:value-type="float">
            <text:p>1.296</text:p>
          </table:table-cell>
          <table:table-cell table:style-name="ce71" office:value-type="float" office:value="-1.891366781749" calcext:value-type="float">
            <text:p>-1.89E+00</text:p>
          </table:table-cell>
          <table:table-cell office:value-type="float" office:value="1.296" calcext:value-type="float">
            <text:p>1.296</text:p>
          </table:table-cell>
          <table:table-cell office:value-type="float" office:value="-1.48966479852" calcext:value-type="float">
            <text:p>-1.49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97" calcext:value-type="float">
            <text:p>1.297</text:p>
          </table:table-cell>
          <table:table-cell table:style-name="ce71" office:value-type="float" office:value="-2.031140242064" calcext:value-type="float">
            <text:p>-2.03E+00</text:p>
          </table:table-cell>
          <table:table-cell office:value-type="float" office:value="1.297" calcext:value-type="float">
            <text:p>1.297</text:p>
          </table:table-cell>
          <table:table-cell office:value-type="float" office:value="-1.723922602344" calcext:value-type="float">
            <text:p>-1.72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98" calcext:value-type="float">
            <text:p>1.298</text:p>
          </table:table-cell>
          <table:table-cell table:style-name="ce71" office:value-type="float" office:value="-2.145534467339" calcext:value-type="float">
            <text:p>-2.15E+00</text:p>
          </table:table-cell>
          <table:table-cell office:value-type="float" office:value="1.298" calcext:value-type="float">
            <text:p>1.298</text:p>
          </table:table-cell>
          <table:table-cell office:value-type="float" office:value="-1.932265251473" calcext:value-type="float">
            <text:p>-1.93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99" calcext:value-type="float">
            <text:p>1.299</text:p>
          </table:table-cell>
          <table:table-cell table:style-name="ce71" office:value-type="float" office:value="-2.233263230258" calcext:value-type="float">
            <text:p>-2.23E+00</text:p>
          </table:table-cell>
          <table:table-cell office:value-type="float" office:value="1.299" calcext:value-type="float">
            <text:p>1.299</text:p>
          </table:table-cell>
          <table:table-cell office:value-type="float" office:value="-2.067119193807" calcext:value-type="float">
            <text:p>-2.07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3" calcext:value-type="float">
            <text:p>1.3</text:p>
          </table:table-cell>
          <table:table-cell table:style-name="ce71" office:value-type="float" office:value="-2.283640124638" calcext:value-type="float">
            <text:p>-2.28E+00</text:p>
          </table:table-cell>
          <table:table-cell office:value-type="float" office:value="1.3" calcext:value-type="float">
            <text:p>1.3</text:p>
          </table:table-cell>
          <table:table-cell office:value-type="float" office:value="-2.082948335443" calcext:value-type="float">
            <text:p>-2.08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301" calcext:value-type="float">
            <text:p>1.301</text:p>
          </table:table-cell>
          <table:table-cell table:style-name="ce71" office:value-type="float" office:value="-2.28178389349" calcext:value-type="float">
            <text:p>-2.28E+00</text:p>
          </table:table-cell>
          <table:table-cell office:value-type="float" office:value="1.301" calcext:value-type="float">
            <text:p>1.301</text:p>
          </table:table-cell>
          <table:table-cell office:value-type="float" office:value="-1.959298217565" calcext:value-type="float">
            <text:p>-1.96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302" calcext:value-type="float">
            <text:p>1.302</text:p>
          </table:table-cell>
          <table:table-cell table:style-name="ce71" office:value-type="float" office:value="-2.228672407134" calcext:value-type="float">
            <text:p>-2.23E+00</text:p>
          </table:table-cell>
          <table:table-cell office:value-type="float" office:value="1.302" calcext:value-type="float">
            <text:p>1.302</text:p>
          </table:table-cell>
          <table:table-cell office:value-type="float" office:value="-1.713780007615" calcext:value-type="float">
            <text:p>-1.71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303" calcext:value-type="float">
            <text:p>1.303</text:p>
          </table:table-cell>
          <table:table-cell table:style-name="ce71" office:value-type="float" office:value="-2.109709533857" calcext:value-type="float">
            <text:p>-2.11E+00</text:p>
          </table:table-cell>
          <table:table-cell office:value-type="float" office:value="1.303" calcext:value-type="float">
            <text:p>1.303</text:p>
          </table:table-cell>
          <table:table-cell office:value-type="float" office:value="-1.382954103411" calcext:value-type="float">
            <text:p>-1.38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304" calcext:value-type="float">
            <text:p>1.304</text:p>
          </table:table-cell>
          <table:table-cell table:style-name="ce71" office:value-type="float" office:value="-1.92533649279" calcext:value-type="float">
            <text:p>-1.93E+00</text:p>
          </table:table-cell>
          <table:table-cell office:value-type="float" office:value="1.304" calcext:value-type="float">
            <text:p>1.304</text:p>
          </table:table-cell>
          <table:table-cell office:value-type="float" office:value="-1.006492960874" calcext:value-type="float">
            <text:p>-1.01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305" calcext:value-type="float">
            <text:p>1.305</text:p>
          </table:table-cell>
          <table:table-cell table:style-name="ce71" office:value-type="float" office:value="-1.682673578525" calcext:value-type="float">
            <text:p>-1.68E+00</text:p>
          </table:table-cell>
          <table:table-cell office:value-type="float" office:value="1.305" calcext:value-type="float">
            <text:p>1.305</text:p>
          </table:table-cell>
          <table:table-cell office:value-type="float" office:value="-0.6286581832597" calcext:value-type="float">
            <text:p>-6.29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306" calcext:value-type="float">
            <text:p>1.306</text:p>
          </table:table-cell>
          <table:table-cell table:style-name="ce71" office:value-type="float" office:value="-1.386929879124" calcext:value-type="float">
            <text:p>-1.39E+00</text:p>
          </table:table-cell>
          <table:table-cell office:value-type="float" office:value="1.306" calcext:value-type="float">
            <text:p>1.306</text:p>
          </table:table-cell>
          <table:table-cell office:value-type="float" office:value="-0.2767738072887" calcext:value-type="float">
            <text:p>-2.77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307" calcext:value-type="float">
            <text:p>1.307</text:p>
          </table:table-cell>
          <table:table-cell table:style-name="ce71" office:value-type="float" office:value="-1.050153455827" calcext:value-type="float">
            <text:p>-1.05E+00</text:p>
          </table:table-cell>
          <table:table-cell office:value-type="float" office:value="1.307" calcext:value-type="float">
            <text:p>1.307</text:p>
          </table:table-cell>
          <table:table-cell office:value-type="float" office:value="0.03078184784065" calcext:value-type="float">
            <text:p>3.08E-02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308" calcext:value-type="float">
            <text:p>1.308</text:p>
          </table:table-cell>
          <table:table-cell table:style-name="ce71" office:value-type="float" office:value="-0.6866813109168" calcext:value-type="float">
            <text:p>-6.87E-01</text:p>
          </table:table-cell>
          <table:table-cell office:value-type="float" office:value="1.308" calcext:value-type="float">
            <text:p>1.308</text:p>
          </table:table-cell>
          <table:table-cell office:value-type="float" office:value="0.2930181101536" calcext:value-type="float">
            <text:p>2.93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309" calcext:value-type="float">
            <text:p>1.309</text:p>
          </table:table-cell>
          <table:table-cell table:style-name="ce71" office:value-type="float" office:value="-0.3086505933159" calcext:value-type="float">
            <text:p>-3.09E-01</text:p>
          </table:table-cell>
          <table:table-cell office:value-type="float" office:value="1.309" calcext:value-type="float">
            <text:p>1.309</text:p>
          </table:table-cell>
          <table:table-cell office:value-type="float" office:value="0.5284152692805" calcext:value-type="float">
            <text:p>5.28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1" calcext:value-type="float">
            <text:p>1.31</text:p>
          </table:table-cell>
          <table:table-cell table:style-name="ce71" office:value-type="float" office:value="0.07051820954186" calcext:value-type="float">
            <text:p>7.05E-02</text:p>
          </table:table-cell>
          <table:table-cell office:value-type="float" office:value="1.31" calcext:value-type="float">
            <text:p>1.31</text:p>
          </table:table-cell>
          <table:table-cell office:value-type="float" office:value="0.7611160169997" calcext:value-type="float">
            <text:p>7.61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11" calcext:value-type="float">
            <text:p>1.311</text:p>
          </table:table-cell>
          <table:table-cell table:style-name="ce71" office:value-type="float" office:value="0.4395805445967" calcext:value-type="float">
            <text:p>4.40E-01</text:p>
          </table:table-cell>
          <table:table-cell office:value-type="float" office:value="1.311" calcext:value-type="float">
            <text:p>1.311</text:p>
          </table:table-cell>
          <table:table-cell office:value-type="float" office:value="1.014879752584" calcext:value-type="float">
            <text:p>1.01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12" calcext:value-type="float">
            <text:p>1.312</text:p>
          </table:table-cell>
          <table:table-cell table:style-name="ce71" office:value-type="float" office:value="0.7890310287758" calcext:value-type="float">
            <text:p>7.89E-01</text:p>
          </table:table-cell>
          <table:table-cell office:value-type="float" office:value="1.312" calcext:value-type="float">
            <text:p>1.312</text:p>
          </table:table-cell>
          <table:table-cell office:value-type="float" office:value="1.298654749879" calcext:value-type="float">
            <text:p>1.30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13" calcext:value-type="float">
            <text:p>1.313</text:p>
          </table:table-cell>
          <table:table-cell table:style-name="ce71" office:value-type="float" office:value="1.110008758877" calcext:value-type="float">
            <text:p>1.11E+00</text:p>
          </table:table-cell>
          <table:table-cell office:value-type="float" office:value="1.313" calcext:value-type="float">
            <text:p>1.313</text:p>
          </table:table-cell>
          <table:table-cell office:value-type="float" office:value="1.600195220956" calcext:value-type="float">
            <text:p>1.60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14" calcext:value-type="float">
            <text:p>1.314</text:p>
          </table:table-cell>
          <table:table-cell table:style-name="ce71" office:value-type="float" office:value="1.395667968462" calcext:value-type="float">
            <text:p>1.40E+00</text:p>
          </table:table-cell>
          <table:table-cell office:value-type="float" office:value="1.314" calcext:value-type="float">
            <text:p>1.314</text:p>
          </table:table-cell>
          <table:table-cell office:value-type="float" office:value="1.880519855048" calcext:value-type="float">
            <text:p>1.88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15" calcext:value-type="float">
            <text:p>1.315</text:p>
          </table:table-cell>
          <table:table-cell table:style-name="ce71" office:value-type="float" office:value="1.638741855843" calcext:value-type="float">
            <text:p>1.64E+00</text:p>
          </table:table-cell>
          <table:table-cell office:value-type="float" office:value="1.315" calcext:value-type="float">
            <text:p>1.315</text:p>
          </table:table-cell>
          <table:table-cell office:value-type="float" office:value="2.08528639243" calcext:value-type="float">
            <text:p>2.09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16" calcext:value-type="float">
            <text:p>1.316</text:p>
          </table:table-cell>
          <table:table-cell table:style-name="ce71" office:value-type="float" office:value="1.834506602049" calcext:value-type="float">
            <text:p>1.83E+00</text:p>
          </table:table-cell>
          <table:table-cell office:value-type="float" office:value="1.316" calcext:value-type="float">
            <text:p>1.316</text:p>
          </table:table-cell>
          <table:table-cell office:value-type="float" office:value="2.165689893" calcext:value-type="float">
            <text:p>2.17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17" calcext:value-type="float">
            <text:p>1.317</text:p>
          </table:table-cell>
          <table:table-cell table:style-name="ce71" office:value-type="float" office:value="1.979799617305" calcext:value-type="float">
            <text:p>1.98E+00</text:p>
          </table:table-cell>
          <table:table-cell office:value-type="float" office:value="1.317" calcext:value-type="float">
            <text:p>1.317</text:p>
          </table:table-cell>
          <table:table-cell office:value-type="float" office:value="2.094461352507" calcext:value-type="float">
            <text:p>2.09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18" calcext:value-type="float">
            <text:p>1.318</text:p>
          </table:table-cell>
          <table:table-cell table:style-name="ce71" office:value-type="float" office:value="2.073504632979" calcext:value-type="float">
            <text:p>2.07E+00</text:p>
          </table:table-cell>
          <table:table-cell office:value-type="float" office:value="1.318" calcext:value-type="float">
            <text:p>1.318</text:p>
          </table:table-cell>
          <table:table-cell office:value-type="float" office:value="1.873631729411" calcext:value-type="float">
            <text:p>1.87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19" calcext:value-type="float">
            <text:p>1.319</text:p>
          </table:table-cell>
          <table:table-cell table:style-name="ce71" office:value-type="float" office:value="2.117073418116" calcext:value-type="float">
            <text:p>2.12E+00</text:p>
          </table:table-cell>
          <table:table-cell office:value-type="float" office:value="1.319" calcext:value-type="float">
            <text:p>1.319</text:p>
          </table:table-cell>
          <table:table-cell office:value-type="float" office:value="1.529216120542" calcext:value-type="float">
            <text:p>1.53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2" calcext:value-type="float">
            <text:p>1.32</text:p>
          </table:table-cell>
          <table:table-cell table:style-name="ce71" office:value-type="float" office:value="2.113818981723" calcext:value-type="float">
            <text:p>2.11E+00</text:p>
          </table:table-cell>
          <table:table-cell office:value-type="float" office:value="1.32" calcext:value-type="float">
            <text:p>1.32</text:p>
          </table:table-cell>
          <table:table-cell office:value-type="float" office:value="1.104517355124" calcext:value-type="float">
            <text:p>1.10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21" calcext:value-type="float">
            <text:p>1.321</text:p>
          </table:table-cell>
          <table:table-cell table:style-name="ce71" office:value-type="float" office:value="2.065109183421" calcext:value-type="float">
            <text:p>2.07E+00</text:p>
          </table:table-cell>
          <table:table-cell office:value-type="float" office:value="1.321" calcext:value-type="float">
            <text:p>1.321</text:p>
          </table:table-cell>
          <table:table-cell office:value-type="float" office:value="0.6480428928193" calcext:value-type="float">
            <text:p>6.48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22" calcext:value-type="float">
            <text:p>1.322</text:p>
          </table:table-cell>
          <table:table-cell table:style-name="ce71" office:value-type="float" office:value="1.976778699313" calcext:value-type="float">
            <text:p>1.98E+00</text:p>
          </table:table-cell>
          <table:table-cell office:value-type="float" office:value="1.322" calcext:value-type="float">
            <text:p>1.322</text:p>
          </table:table-cell>
          <table:table-cell office:value-type="float" office:value="0.212483629801" calcext:value-type="float">
            <text:p>2.12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23" calcext:value-type="float">
            <text:p>1.323</text:p>
          </table:table-cell>
          <table:table-cell table:style-name="ce71" office:value-type="float" office:value="1.847977748636" calcext:value-type="float">
            <text:p>1.85E+00</text:p>
          </table:table-cell>
          <table:table-cell office:value-type="float" office:value="1.323" calcext:value-type="float">
            <text:p>1.323</text:p>
          </table:table-cell>
          <table:table-cell office:value-type="float" office:value="-0.1604001590256" calcext:value-type="float">
            <text:p>-1.60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24" calcext:value-type="float">
            <text:p>1.324</text:p>
          </table:table-cell>
          <table:table-cell table:style-name="ce71" office:value-type="float" office:value="1.68227145041" calcext:value-type="float">
            <text:p>1.68E+00</text:p>
          </table:table-cell>
          <table:table-cell office:value-type="float" office:value="1.324" calcext:value-type="float">
            <text:p>1.324</text:p>
          </table:table-cell>
          <table:table-cell office:value-type="float" office:value="-0.4469839550398" calcext:value-type="float">
            <text:p>-4.47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25" calcext:value-type="float">
            <text:p>1.325</text:p>
          </table:table-cell>
          <table:table-cell table:style-name="ce71" office:value-type="float" office:value="1.479149988782" calcext:value-type="float">
            <text:p>1.48E+00</text:p>
          </table:table-cell>
          <table:table-cell office:value-type="float" office:value="1.325" calcext:value-type="float">
            <text:p>1.325</text:p>
          </table:table-cell>
          <table:table-cell office:value-type="float" office:value="-0.6413340239785" calcext:value-type="float">
            <text:p>-6.41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26" calcext:value-type="float">
            <text:p>1.326</text:p>
          </table:table-cell>
          <table:table-cell table:style-name="ce71" office:value-type="float" office:value="1.239143904951" calcext:value-type="float">
            <text:p>1.24E+00</text:p>
          </table:table-cell>
          <table:table-cell office:value-type="float" office:value="1.326" calcext:value-type="float">
            <text:p>1.326</text:p>
          </table:table-cell>
          <table:table-cell office:value-type="float" office:value="-0.7634000408052" calcext:value-type="float">
            <text:p>-7.63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27" calcext:value-type="float">
            <text:p>1.327</text:p>
          </table:table-cell>
          <table:table-cell table:style-name="ce71" office:value-type="float" office:value="0.968484930726" calcext:value-type="float">
            <text:p>9.68E-01</text:p>
          </table:table-cell>
          <table:table-cell office:value-type="float" office:value="1.327" calcext:value-type="float">
            <text:p>1.327</text:p>
          </table:table-cell>
          <table:table-cell office:value-type="float" office:value="-0.8428402027943" calcext:value-type="float">
            <text:p>-8.43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28" calcext:value-type="float">
            <text:p>1.328</text:p>
          </table:table-cell>
          <table:table-cell table:style-name="ce71" office:value-type="float" office:value="0.6711629932367" calcext:value-type="float">
            <text:p>6.71E-01</text:p>
          </table:table-cell>
          <table:table-cell office:value-type="float" office:value="1.328" calcext:value-type="float">
            <text:p>1.328</text:p>
          </table:table-cell>
          <table:table-cell office:value-type="float" office:value="-0.9161144438753" calcext:value-type="float">
            <text:p>-9.16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29" calcext:value-type="float">
            <text:p>1.329</text:p>
          </table:table-cell>
          <table:table-cell table:style-name="ce71" office:value-type="float" office:value="0.3546278126267" calcext:value-type="float">
            <text:p>3.55E-01</text:p>
          </table:table-cell>
          <table:table-cell office:value-type="float" office:value="1.329" calcext:value-type="float">
            <text:p>1.329</text:p>
          </table:table-cell>
          <table:table-cell office:value-type="float" office:value="-1.021340024346" calcext:value-type="float">
            <text:p>-1.02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3" calcext:value-type="float">
            <text:p>1.33</text:p>
          </table:table-cell>
          <table:table-cell table:style-name="ce71" office:value-type="float" office:value="0.03085323005731" calcext:value-type="float">
            <text:p>3.09E-02</text:p>
          </table:table-cell>
          <table:table-cell office:value-type="float" office:value="1.33" calcext:value-type="float">
            <text:p>1.33</text:p>
          </table:table-cell>
          <table:table-cell office:value-type="float" office:value="-1.166373112725" calcext:value-type="float">
            <text:p>-1.17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31" calcext:value-type="float">
            <text:p>1.331</text:p>
          </table:table-cell>
          <table:table-cell table:style-name="ce71" office:value-type="float" office:value="-0.2926731923251" calcext:value-type="float">
            <text:p>-2.93E-01</text:p>
          </table:table-cell>
          <table:table-cell office:value-type="float" office:value="1.331" calcext:value-type="float">
            <text:p>1.331</text:p>
          </table:table-cell>
          <table:table-cell office:value-type="float" office:value="-1.357905640231" calcext:value-type="float">
            <text:p>-1.36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32" calcext:value-type="float">
            <text:p>1.332</text:p>
          </table:table-cell>
          <table:table-cell table:style-name="ce71" office:value-type="float" office:value="-0.6035247854871" calcext:value-type="float">
            <text:p>-6.04E-01</text:p>
          </table:table-cell>
          <table:table-cell office:value-type="float" office:value="1.332" calcext:value-type="float">
            <text:p>1.332</text:p>
          </table:table-cell>
          <table:table-cell office:value-type="float" office:value="-1.583074135999" calcext:value-type="float">
            <text:p>-1.58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33" calcext:value-type="float">
            <text:p>1.333</text:p>
          </table:table-cell>
          <table:table-cell table:style-name="ce71" office:value-type="float" office:value="-0.896228202604" calcext:value-type="float">
            <text:p>-8.96E-01</text:p>
          </table:table-cell>
          <table:table-cell office:value-type="float" office:value="1.333" calcext:value-type="float">
            <text:p>1.333</text:p>
          </table:table-cell>
          <table:table-cell office:value-type="float" office:value="-1.808545297106" calcext:value-type="float">
            <text:p>-1.81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34" calcext:value-type="float">
            <text:p>1.334</text:p>
          </table:table-cell>
          <table:table-cell table:style-name="ce71" office:value-type="float" office:value="-1.159965377254" calcext:value-type="float">
            <text:p>-1.16E+00</text:p>
          </table:table-cell>
          <table:table-cell office:value-type="float" office:value="1.334" calcext:value-type="float">
            <text:p>1.334</text:p>
          </table:table-cell>
          <table:table-cell office:value-type="float" office:value="-1.995729678195" calcext:value-type="float">
            <text:p>-2.00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35" calcext:value-type="float">
            <text:p>1.335</text:p>
          </table:table-cell>
          <table:table-cell table:style-name="ce71" office:value-type="float" office:value="-1.399508539589" calcext:value-type="float">
            <text:p>-1.40E+00</text:p>
          </table:table-cell>
          <table:table-cell office:value-type="float" office:value="1.335" calcext:value-type="float">
            <text:p>1.335</text:p>
          </table:table-cell>
          <table:table-cell office:value-type="float" office:value="-2.088357595791" calcext:value-type="float">
            <text:p>-2.09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36" calcext:value-type="float">
            <text:p>1.336</text:p>
          </table:table-cell>
          <table:table-cell table:style-name="ce71" office:value-type="float" office:value="-1.605850873298" calcext:value-type="float">
            <text:p>-1.61E+00</text:p>
          </table:table-cell>
          <table:table-cell office:value-type="float" office:value="1.336" calcext:value-type="float">
            <text:p>1.336</text:p>
          </table:table-cell>
          <table:table-cell office:value-type="float" office:value="-2.057575907827" calcext:value-type="float">
            <text:p>-2.06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37" calcext:value-type="float">
            <text:p>1.337</text:p>
          </table:table-cell>
          <table:table-cell table:style-name="ce71" office:value-type="float" office:value="-1.786192020333" calcext:value-type="float">
            <text:p>-1.79E+00</text:p>
          </table:table-cell>
          <table:table-cell office:value-type="float" office:value="1.337" calcext:value-type="float">
            <text:p>1.337</text:p>
          </table:table-cell>
          <table:table-cell office:value-type="float" office:value="-1.890982409442" calcext:value-type="float">
            <text:p>-1.89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38" calcext:value-type="float">
            <text:p>1.338</text:p>
          </table:table-cell>
          <table:table-cell table:style-name="ce71" office:value-type="float" office:value="-1.940825654615" calcext:value-type="float">
            <text:p>-1.94E+00</text:p>
          </table:table-cell>
          <table:table-cell office:value-type="float" office:value="1.338" calcext:value-type="float">
            <text:p>1.338</text:p>
          </table:table-cell>
          <table:table-cell office:value-type="float" office:value="-1.616390524539" calcext:value-type="float">
            <text:p>-1.62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39" calcext:value-type="float">
            <text:p>1.339</text:p>
          </table:table-cell>
          <table:table-cell table:style-name="ce71" office:value-type="float" office:value="-2.075188628026" calcext:value-type="float">
            <text:p>-2.08E+00</text:p>
          </table:table-cell>
          <table:table-cell office:value-type="float" office:value="1.339" calcext:value-type="float">
            <text:p>1.339</text:p>
          </table:table-cell>
          <table:table-cell office:value-type="float" office:value="-1.270747283974" calcext:value-type="float">
            <text:p>-1.27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4" calcext:value-type="float">
            <text:p>1.34</text:p>
          </table:table-cell>
          <table:table-cell table:style-name="ce71" office:value-type="float" office:value="-2.179205698942" calcext:value-type="float">
            <text:p>-2.18E+00</text:p>
          </table:table-cell>
          <table:table-cell office:value-type="float" office:value="1.34" calcext:value-type="float">
            <text:p>1.34</text:p>
          </table:table-cell>
          <table:table-cell office:value-type="float" office:value="-0.894680862969" calcext:value-type="float">
            <text:p>-8.95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41" calcext:value-type="float">
            <text:p>1.341</text:p>
          </table:table-cell>
          <table:table-cell table:style-name="ce71" office:value-type="float" office:value="-2.258614165168" calcext:value-type="float">
            <text:p>-2.26E+00</text:p>
          </table:table-cell>
          <table:table-cell office:value-type="float" office:value="1.341" calcext:value-type="float">
            <text:p>1.341</text:p>
          </table:table-cell>
          <table:table-cell office:value-type="float" office:value="-0.5257303270527" calcext:value-type="float">
            <text:p>-5.26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42" calcext:value-type="float">
            <text:p>1.342</text:p>
          </table:table-cell>
          <table:table-cell table:style-name="ce71" office:value-type="float" office:value="-2.290888215821" calcext:value-type="float">
            <text:p>-2.29E+00</text:p>
          </table:table-cell>
          <table:table-cell office:value-type="float" office:value="1.342" calcext:value-type="float">
            <text:p>1.342</text:p>
          </table:table-cell>
          <table:table-cell office:value-type="float" office:value="-0.188113792893" calcext:value-type="float">
            <text:p>-1.88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43" calcext:value-type="float">
            <text:p>1.343</text:p>
          </table:table-cell>
          <table:table-cell table:style-name="ce71" office:value-type="float" office:value="-2.27253786376" calcext:value-type="float">
            <text:p>-2.27E+00</text:p>
          </table:table-cell>
          <table:table-cell office:value-type="float" office:value="1.343" calcext:value-type="float">
            <text:p>1.343</text:p>
          </table:table-cell>
          <table:table-cell office:value-type="float" office:value="0.1052632061027" calcext:value-type="float">
            <text:p>1.05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44" calcext:value-type="float">
            <text:p>1.344</text:p>
          </table:table-cell>
          <table:table-cell table:style-name="ce71" office:value-type="float" office:value="-2.197549726716" calcext:value-type="float">
            <text:p>-2.20E+00</text:p>
          </table:table-cell>
          <table:table-cell office:value-type="float" office:value="1.344" calcext:value-type="float">
            <text:p>1.344</text:p>
          </table:table-cell>
          <table:table-cell office:value-type="float" office:value="0.3614983629968" calcext:value-type="float">
            <text:p>3.61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45" calcext:value-type="float">
            <text:p>1.345</text:p>
          </table:table-cell>
          <table:table-cell table:style-name="ce71" office:value-type="float" office:value="-2.055350152871" calcext:value-type="float">
            <text:p>-2.06E+00</text:p>
          </table:table-cell>
          <table:table-cell office:value-type="float" office:value="1.345" calcext:value-type="float">
            <text:p>1.345</text:p>
          </table:table-cell>
          <table:table-cell office:value-type="float" office:value="0.5995320537399" calcext:value-type="float">
            <text:p>6.00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46" calcext:value-type="float">
            <text:p>1.346</text:p>
          </table:table-cell>
          <table:table-cell table:style-name="ce71" office:value-type="float" office:value="-1.851006129275" calcext:value-type="float">
            <text:p>-1.85E+00</text:p>
          </table:table-cell>
          <table:table-cell office:value-type="float" office:value="1.346" calcext:value-type="float">
            <text:p>1.346</text:p>
          </table:table-cell>
          <table:table-cell office:value-type="float" office:value="0.8426920241825" calcext:value-type="float">
            <text:p>8.43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47" calcext:value-type="float">
            <text:p>1.347</text:p>
          </table:table-cell>
          <table:table-cell table:style-name="ce71" office:value-type="float" office:value="-1.590081768522" calcext:value-type="float">
            <text:p>-1.59E+00</text:p>
          </table:table-cell>
          <table:table-cell office:value-type="float" office:value="1.347" calcext:value-type="float">
            <text:p>1.347</text:p>
          </table:table-cell>
          <table:table-cell office:value-type="float" office:value="1.108751690395" calcext:value-type="float">
            <text:p>1.11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48" calcext:value-type="float">
            <text:p>1.348</text:p>
          </table:table-cell>
          <table:table-cell table:style-name="ce71" office:value-type="float" office:value="-1.279006595477" calcext:value-type="float">
            <text:p>-1.28E+00</text:p>
          </table:table-cell>
          <table:table-cell office:value-type="float" office:value="1.348" calcext:value-type="float">
            <text:p>1.348</text:p>
          </table:table-cell>
          <table:table-cell office:value-type="float" office:value="1.398742183516" calcext:value-type="float">
            <text:p>1.40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49" calcext:value-type="float">
            <text:p>1.349</text:p>
          </table:table-cell>
          <table:table-cell table:style-name="ce71" office:value-type="float" office:value="-0.9324994082944" calcext:value-type="float">
            <text:p>-9.32E-01</text:p>
          </table:table-cell>
          <table:table-cell office:value-type="float" office:value="1.349" calcext:value-type="float">
            <text:p>1.349</text:p>
          </table:table-cell>
          <table:table-cell office:value-type="float" office:value="1.692794113389" calcext:value-type="float">
            <text:p>1.69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5" calcext:value-type="float">
            <text:p>1.35</text:p>
          </table:table-cell>
          <table:table-cell table:style-name="ce71" office:value-type="float" office:value="-0.5626723473807" calcext:value-type="float">
            <text:p>-5.63E-01</text:p>
          </table:table-cell>
          <table:table-cell office:value-type="float" office:value="1.35" calcext:value-type="float">
            <text:p>1.35</text:p>
          </table:table-cell>
          <table:table-cell office:value-type="float" office:value="1.946927537011" calcext:value-type="float">
            <text:p>1.95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51" calcext:value-type="float">
            <text:p>1.351</text:p>
          </table:table-cell>
          <table:table-cell table:style-name="ce71" office:value-type="float" office:value="-0.1828565300994" calcext:value-type="float">
            <text:p>-1.83E-01</text:p>
          </table:table-cell>
          <table:table-cell office:value-type="float" office:value="1.351" calcext:value-type="float">
            <text:p>1.351</text:p>
          </table:table-cell>
          <table:table-cell office:value-type="float" office:value="2.109030651137" calcext:value-type="float">
            <text:p>2.11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52" calcext:value-type="float">
            <text:p>1.352</text:p>
          </table:table-cell>
          <table:table-cell table:style-name="ce71" office:value-type="float" office:value="0.1941997605083" calcext:value-type="float">
            <text:p>1.94E-01</text:p>
          </table:table-cell>
          <table:table-cell office:value-type="float" office:value="1.352" calcext:value-type="float">
            <text:p>1.352</text:p>
          </table:table-cell>
          <table:table-cell office:value-type="float" office:value="2.137389364786" calcext:value-type="float">
            <text:p>2.14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53" calcext:value-type="float">
            <text:p>1.353</text:p>
          </table:table-cell>
          <table:table-cell table:style-name="ce71" office:value-type="float" office:value="0.558057894051" calcext:value-type="float">
            <text:p>5.58E-01</text:p>
          </table:table-cell>
          <table:table-cell office:value-type="float" office:value="1.353" calcext:value-type="float">
            <text:p>1.353</text:p>
          </table:table-cell>
          <table:table-cell office:value-type="float" office:value="2.018985090703" calcext:value-type="float">
            <text:p>2.02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54" calcext:value-type="float">
            <text:p>1.354</text:p>
          </table:table-cell>
          <table:table-cell table:style-name="ce71" office:value-type="float" office:value="0.899106909803" calcext:value-type="float">
            <text:p>8.99E-01</text:p>
          </table:table-cell>
          <table:table-cell office:value-type="float" office:value="1.354" calcext:value-type="float">
            <text:p>1.354</text:p>
          </table:table-cell>
          <table:table-cell office:value-type="float" office:value="1.760448626545" calcext:value-type="float">
            <text:p>1.76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55" calcext:value-type="float">
            <text:p>1.355</text:p>
          </table:table-cell>
          <table:table-cell table:style-name="ce71" office:value-type="float" office:value="1.209540981899" calcext:value-type="float">
            <text:p>1.21E+00</text:p>
          </table:table-cell>
          <table:table-cell office:value-type="float" office:value="1.355" calcext:value-type="float">
            <text:p>1.355</text:p>
          </table:table-cell>
          <table:table-cell office:value-type="float" office:value="1.395635231432" calcext:value-type="float">
            <text:p>1.40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56" calcext:value-type="float">
            <text:p>1.356</text:p>
          </table:table-cell>
          <table:table-cell table:style-name="ce71" office:value-type="float" office:value="1.48142431521" calcext:value-type="float">
            <text:p>1.48E+00</text:p>
          </table:table-cell>
          <table:table-cell office:value-type="float" office:value="1.356" calcext:value-type="float">
            <text:p>1.356</text:p>
          </table:table-cell>
          <table:table-cell office:value-type="float" office:value="0.9666519489927" calcext:value-type="float">
            <text:p>9.67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57" calcext:value-type="float">
            <text:p>1.357</text:p>
          </table:table-cell>
          <table:table-cell table:style-name="ce71" office:value-type="float" office:value="1.709130939031" calcext:value-type="float">
            <text:p>1.71E+00</text:p>
          </table:table-cell>
          <table:table-cell office:value-type="float" office:value="1.357" calcext:value-type="float">
            <text:p>1.357</text:p>
          </table:table-cell>
          <table:table-cell office:value-type="float" office:value="0.5245405492418" calcext:value-type="float">
            <text:p>5.25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58" calcext:value-type="float">
            <text:p>1.358</text:p>
          </table:table-cell>
          <table:table-cell table:style-name="ce71" office:value-type="float" office:value="1.887099371758" calcext:value-type="float">
            <text:p>1.89E+00</text:p>
          </table:table-cell>
          <table:table-cell office:value-type="float" office:value="1.358" calcext:value-type="float">
            <text:p>1.358</text:p>
          </table:table-cell>
          <table:table-cell office:value-type="float" office:value="0.1148570785414" calcext:value-type="float">
            <text:p>1.15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59" calcext:value-type="float">
            <text:p>1.359</text:p>
          </table:table-cell>
          <table:table-cell table:style-name="ce71" office:value-type="float" office:value="2.015240225263" calcext:value-type="float">
            <text:p>2.02E+00</text:p>
          </table:table-cell>
          <table:table-cell office:value-type="float" office:value="1.359" calcext:value-type="float">
            <text:p>1.359</text:p>
          </table:table-cell>
          <table:table-cell office:value-type="float" office:value="-0.2262130135802" calcext:value-type="float">
            <text:p>-2.26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6" calcext:value-type="float">
            <text:p>1.36</text:p>
          </table:table-cell>
          <table:table-cell table:style-name="ce71" office:value-type="float" office:value="2.09224139484" calcext:value-type="float">
            <text:p>2.09E+00</text:p>
          </table:table-cell>
          <table:table-cell office:value-type="float" office:value="1.36" calcext:value-type="float">
            <text:p>1.36</text:p>
          </table:table-cell>
          <table:table-cell office:value-type="float" office:value="-0.4812293218016" calcext:value-type="float">
            <text:p>-4.81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61" calcext:value-type="float">
            <text:p>1.361</text:p>
          </table:table-cell>
          <table:table-cell table:style-name="ce71" office:value-type="float" office:value="2.119974615736" calcext:value-type="float">
            <text:p>2.12E+00</text:p>
          </table:table-cell>
          <table:table-cell office:value-type="float" office:value="1.361" calcext:value-type="float">
            <text:p>1.361</text:p>
          </table:table-cell>
          <table:table-cell office:value-type="float" office:value="-0.6549088110445" calcext:value-type="float">
            <text:p>-6.55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62" calcext:value-type="float">
            <text:p>1.362</text:p>
          </table:table-cell>
          <table:table-cell table:style-name="ce71" office:value-type="float" office:value="2.100734211116" calcext:value-type="float">
            <text:p>2.10E+00</text:p>
          </table:table-cell>
          <table:table-cell office:value-type="float" office:value="1.362" calcext:value-type="float">
            <text:p>1.362</text:p>
          </table:table-cell>
          <table:table-cell office:value-type="float" office:value="-0.7712562717416" calcext:value-type="float">
            <text:p>-7.71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63" calcext:value-type="float">
            <text:p>1.363</text:p>
          </table:table-cell>
          <table:table-cell table:style-name="ce71" office:value-type="float" office:value="2.038960184467" calcext:value-type="float">
            <text:p>2.04E+00</text:p>
          </table:table-cell>
          <table:table-cell office:value-type="float" office:value="1.363" calcext:value-type="float">
            <text:p>1.363</text:p>
          </table:table-cell>
          <table:table-cell office:value-type="float" office:value="-0.8582675077691" calcext:value-type="float">
            <text:p>-8.58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64" calcext:value-type="float">
            <text:p>1.364</text:p>
          </table:table-cell>
          <table:table-cell table:style-name="ce71" office:value-type="float" office:value="1.937045075548" calcext:value-type="float">
            <text:p>1.94E+00</text:p>
          </table:table-cell>
          <table:table-cell office:value-type="float" office:value="1.364" calcext:value-type="float">
            <text:p>1.364</text:p>
          </table:table-cell>
          <table:table-cell office:value-type="float" office:value="-0.9487504398408" calcext:value-type="float">
            <text:p>-9.49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65" calcext:value-type="float">
            <text:p>1.365</text:p>
          </table:table-cell>
          <table:table-cell table:style-name="ce71" office:value-type="float" office:value="1.797849828" calcext:value-type="float">
            <text:p>1.80E+00</text:p>
          </table:table-cell>
          <table:table-cell office:value-type="float" office:value="1.365" calcext:value-type="float">
            <text:p>1.365</text:p>
          </table:table-cell>
          <table:table-cell office:value-type="float" office:value="-1.073122550472" calcext:value-type="float">
            <text:p>-1.07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66" calcext:value-type="float">
            <text:p>1.366</text:p>
          </table:table-cell>
          <table:table-cell table:style-name="ce71" office:value-type="float" office:value="1.619088591475" calcext:value-type="float">
            <text:p>1.62E+00</text:p>
          </table:table-cell>
          <table:table-cell office:value-type="float" office:value="1.366" calcext:value-type="float">
            <text:p>1.366</text:p>
          </table:table-cell>
          <table:table-cell office:value-type="float" office:value="-1.237277428141" calcext:value-type="float">
            <text:p>-1.24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67" calcext:value-type="float">
            <text:p>1.367</text:p>
          </table:table-cell>
          <table:table-cell table:style-name="ce71" office:value-type="float" office:value="1.404798288298" calcext:value-type="float">
            <text:p>1.40E+00</text:p>
          </table:table-cell>
          <table:table-cell office:value-type="float" office:value="1.367" calcext:value-type="float">
            <text:p>1.367</text:p>
          </table:table-cell>
          <table:table-cell office:value-type="float" office:value="-1.442624713016" calcext:value-type="float">
            <text:p>-1.44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68" calcext:value-type="float">
            <text:p>1.368</text:p>
          </table:table-cell>
          <table:table-cell table:style-name="ce71" office:value-type="float" office:value="1.154821848925" calcext:value-type="float">
            <text:p>1.15E+00</text:p>
          </table:table-cell>
          <table:table-cell office:value-type="float" office:value="1.368" calcext:value-type="float">
            <text:p>1.368</text:p>
          </table:table-cell>
          <table:table-cell office:value-type="float" office:value="-1.665636740315" calcext:value-type="float">
            <text:p>-1.67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69" calcext:value-type="float">
            <text:p>1.369</text:p>
          </table:table-cell>
          <table:table-cell table:style-name="ce71" office:value-type="float" office:value="0.8745547379347" calcext:value-type="float">
            <text:p>8.75E-01</text:p>
          </table:table-cell>
          <table:table-cell office:value-type="float" office:value="1.369" calcext:value-type="float">
            <text:p>1.369</text:p>
          </table:table-cell>
          <table:table-cell office:value-type="float" office:value="-1.879971351757" calcext:value-type="float">
            <text:p>-1.88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7" calcext:value-type="float">
            <text:p>1.37</text:p>
          </table:table-cell>
          <table:table-cell table:style-name="ce71" office:value-type="float" office:value="0.5695757611025" calcext:value-type="float">
            <text:p>5.70E-01</text:p>
          </table:table-cell>
          <table:table-cell office:value-type="float" office:value="1.37" calcext:value-type="float">
            <text:p>1.37</text:p>
          </table:table-cell>
          <table:table-cell office:value-type="float" office:value="-2.037763280664" calcext:value-type="float">
            <text:p>-2.04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71" calcext:value-type="float">
            <text:p>1.371</text:p>
          </table:table-cell>
          <table:table-cell table:style-name="ce71" office:value-type="float" office:value="0.2495468235807" calcext:value-type="float">
            <text:p>2.50E-01</text:p>
          </table:table-cell>
          <table:table-cell office:value-type="float" office:value="1.371" calcext:value-type="float">
            <text:p>1.371</text:p>
          </table:table-cell>
          <table:table-cell office:value-type="float" office:value="-2.089252127836" calcext:value-type="float">
            <text:p>-2.09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72" calcext:value-type="float">
            <text:p>1.372</text:p>
          </table:table-cell>
          <table:table-cell table:style-name="ce71" office:value-type="float" office:value="-0.07612570031362" calcext:value-type="float">
            <text:p>-7.61E-02</text:p>
          </table:table-cell>
          <table:table-cell office:value-type="float" office:value="1.372" calcext:value-type="float">
            <text:p>1.372</text:p>
          </table:table-cell>
          <table:table-cell office:value-type="float" office:value="-2.011324340994" calcext:value-type="float">
            <text:p>-2.01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73" calcext:value-type="float">
            <text:p>1.373</text:p>
          </table:table-cell>
          <table:table-cell table:style-name="ce71" office:value-type="float" office:value="-0.398223566646" calcext:value-type="float">
            <text:p>-3.98E-01</text:p>
          </table:table-cell>
          <table:table-cell office:value-type="float" office:value="1.373" calcext:value-type="float">
            <text:p>1.373</text:p>
          </table:table-cell>
          <table:table-cell office:value-type="float" office:value="-1.811907594399" calcext:value-type="float">
            <text:p>-1.81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74" calcext:value-type="float">
            <text:p>1.374</text:p>
          </table:table-cell>
          <table:table-cell table:style-name="ce71" office:value-type="float" office:value="-0.7026592778712" calcext:value-type="float">
            <text:p>-7.03E-01</text:p>
          </table:table-cell>
          <table:table-cell office:value-type="float" office:value="1.374" calcext:value-type="float">
            <text:p>1.374</text:p>
          </table:table-cell>
          <table:table-cell office:value-type="float" office:value="-1.515714955683" calcext:value-type="float">
            <text:p>-1.52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75" calcext:value-type="float">
            <text:p>1.375</text:p>
          </table:table-cell>
          <table:table-cell table:style-name="ce71" office:value-type="float" office:value="-0.9866337113868" calcext:value-type="float">
            <text:p>-9.87E-01</text:p>
          </table:table-cell>
          <table:table-cell office:value-type="float" office:value="1.375" calcext:value-type="float">
            <text:p>1.375</text:p>
          </table:table-cell>
          <table:table-cell office:value-type="float" office:value="-1.160058011624" calcext:value-type="float">
            <text:p>-1.16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76" calcext:value-type="float">
            <text:p>1.376</text:p>
          </table:table-cell>
          <table:table-cell table:style-name="ce71" office:value-type="float" office:value="-1.243196667773" calcext:value-type="float">
            <text:p>-1.24E+00</text:p>
          </table:table-cell>
          <table:table-cell office:value-type="float" office:value="1.376" calcext:value-type="float">
            <text:p>1.376</text:p>
          </table:table-cell>
          <table:table-cell office:value-type="float" office:value="-0.7873178598112" calcext:value-type="float">
            <text:p>-7.87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77" calcext:value-type="float">
            <text:p>1.377</text:p>
          </table:table-cell>
          <table:table-cell table:style-name="ce71" office:value-type="float" office:value="-1.469272648432" calcext:value-type="float">
            <text:p>-1.47E+00</text:p>
          </table:table-cell>
          <table:table-cell office:value-type="float" office:value="1.377" calcext:value-type="float">
            <text:p>1.377</text:p>
          </table:table-cell>
          <table:table-cell office:value-type="float" office:value="-0.4296629812939" calcext:value-type="float">
            <text:p>-4.30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78" calcext:value-type="float">
            <text:p>1.378</text:p>
          </table:table-cell>
          <table:table-cell table:style-name="ce71" office:value-type="float" office:value="-1.666718351592" calcext:value-type="float">
            <text:p>-1.67E+00</text:p>
          </table:table-cell>
          <table:table-cell office:value-type="float" office:value="1.378" calcext:value-type="float">
            <text:p>1.378</text:p>
          </table:table-cell>
          <table:table-cell office:value-type="float" office:value="-0.1037867090002" calcext:value-type="float">
            <text:p>-1.04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79" calcext:value-type="float">
            <text:p>1.379</text:p>
          </table:table-cell>
          <table:table-cell table:style-name="ce71" office:value-type="float" office:value="-1.83756704486" calcext:value-type="float">
            <text:p>-1.84E+00</text:p>
          </table:table-cell>
          <table:table-cell office:value-type="float" office:value="1.379" calcext:value-type="float">
            <text:p>1.379</text:p>
          </table:table-cell>
          <table:table-cell office:value-type="float" office:value="0.1807521681773" calcext:value-type="float">
            <text:p>1.81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8" calcext:value-type="float">
            <text:p>1.38</text:p>
          </table:table-cell>
          <table:table-cell table:style-name="ce71" office:value-type="float" office:value="-1.984779225378" calcext:value-type="float">
            <text:p>-1.98E+00</text:p>
          </table:table-cell>
          <table:table-cell office:value-type="float" office:value="1.38" calcext:value-type="float">
            <text:p>1.38</text:p>
          </table:table-cell>
          <table:table-cell office:value-type="float" office:value="0.4339157572352" calcext:value-type="float">
            <text:p>4.34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81" calcext:value-type="float">
            <text:p>1.381</text:p>
          </table:table-cell>
          <table:table-cell table:style-name="ce71" office:value-type="float" office:value="-2.10971217284" calcext:value-type="float">
            <text:p>-2.11E+00</text:p>
          </table:table-cell>
          <table:table-cell office:value-type="float" office:value="1.381" calcext:value-type="float">
            <text:p>1.381</text:p>
          </table:table-cell>
          <table:table-cell office:value-type="float" office:value="0.6758317674289" calcext:value-type="float">
            <text:p>6.76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82" calcext:value-type="float">
            <text:p>1.382</text:p>
          </table:table-cell>
          <table:table-cell table:style-name="ce71" office:value-type="float" office:value="-2.205426508049" calcext:value-type="float">
            <text:p>-2.21E+00</text:p>
          </table:table-cell>
          <table:table-cell office:value-type="float" office:value="1.382" calcext:value-type="float">
            <text:p>1.382</text:p>
          </table:table-cell>
          <table:table-cell office:value-type="float" office:value="0.9270993953299" calcext:value-type="float">
            <text:p>9.27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83" calcext:value-type="float">
            <text:p>1.383</text:p>
          </table:table-cell>
          <table:table-cell table:style-name="ce71" office:value-type="float" office:value="-2.271931810665" calcext:value-type="float">
            <text:p>-2.27E+00</text:p>
          </table:table-cell>
          <table:table-cell office:value-type="float" office:value="1.383" calcext:value-type="float">
            <text:p>1.383</text:p>
          </table:table-cell>
          <table:table-cell office:value-type="float" office:value="1.200072266277" calcext:value-type="float">
            <text:p>1.20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84" calcext:value-type="float">
            <text:p>1.384</text:p>
          </table:table-cell>
          <table:table-cell table:style-name="ce71" office:value-type="float" office:value="-2.287046227592" calcext:value-type="float">
            <text:p>-2.29E+00</text:p>
          </table:table-cell>
          <table:table-cell office:value-type="float" office:value="1.384" calcext:value-type="float">
            <text:p>1.384</text:p>
          </table:table-cell>
          <table:table-cell office:value-type="float" office:value="1.489600995023" calcext:value-type="float">
            <text:p>1.49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85" calcext:value-type="float">
            <text:p>1.385</text:p>
          </table:table-cell>
          <table:table-cell table:style-name="ce71" office:value-type="float" office:value="-2.252478330633" calcext:value-type="float">
            <text:p>-2.25E+00</text:p>
          </table:table-cell>
          <table:table-cell office:value-type="float" office:value="1.385" calcext:value-type="float">
            <text:p>1.385</text:p>
          </table:table-cell>
          <table:table-cell office:value-type="float" office:value="1.768044280675" calcext:value-type="float">
            <text:p>1.77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86" calcext:value-type="float">
            <text:p>1.386</text:p>
          </table:table-cell>
          <table:table-cell table:style-name="ce71" office:value-type="float" office:value="-2.153328547156" calcext:value-type="float">
            <text:p>-2.15E+00</text:p>
          </table:table-cell>
          <table:table-cell office:value-type="float" office:value="1.386" calcext:value-type="float">
            <text:p>1.386</text:p>
          </table:table-cell>
          <table:table-cell office:value-type="float" office:value="1.99185194389" calcext:value-type="float">
            <text:p>1.99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87" calcext:value-type="float">
            <text:p>1.387</text:p>
          </table:table-cell>
          <table:table-cell table:style-name="ce71" office:value-type="float" office:value="-1.992334056435" calcext:value-type="float">
            <text:p>-1.99E+00</text:p>
          </table:table-cell>
          <table:table-cell office:value-type="float" office:value="1.387" calcext:value-type="float">
            <text:p>1.387</text:p>
          </table:table-cell>
          <table:table-cell office:value-type="float" office:value="2.11156099353" calcext:value-type="float">
            <text:p>2.11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88" calcext:value-type="float">
            <text:p>1.388</text:p>
          </table:table-cell>
          <table:table-cell table:style-name="ce71" office:value-type="float" office:value="-1.768110063051" calcext:value-type="float">
            <text:p>-1.77E+00</text:p>
          </table:table-cell>
          <table:table-cell office:value-type="float" office:value="1.388" calcext:value-type="float">
            <text:p>1.388</text:p>
          </table:table-cell>
          <table:table-cell office:value-type="float" office:value="2.096101393555" calcext:value-type="float">
            <text:p>2.10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89" calcext:value-type="float">
            <text:p>1.389</text:p>
          </table:table-cell>
          <table:table-cell table:style-name="ce71" office:value-type="float" office:value="-1.490019398751" calcext:value-type="float">
            <text:p>-1.49E+00</text:p>
          </table:table-cell>
          <table:table-cell office:value-type="float" office:value="1.389" calcext:value-type="float">
            <text:p>1.389</text:p>
          </table:table-cell>
          <table:table-cell office:value-type="float" office:value="1.936658336825" calcext:value-type="float">
            <text:p>1.94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9" calcext:value-type="float">
            <text:p>1.39</text:p>
          </table:table-cell>
          <table:table-cell table:style-name="ce71" office:value-type="float" office:value="-1.165576765562" calcext:value-type="float">
            <text:p>-1.17E+00</text:p>
          </table:table-cell>
          <table:table-cell office:value-type="float" office:value="1.39" calcext:value-type="float">
            <text:p>1.39</text:p>
          </table:table-cell>
          <table:table-cell office:value-type="float" office:value="1.65104872984" calcext:value-type="float">
            <text:p>1.65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91" calcext:value-type="float">
            <text:p>1.391</text:p>
          </table:table-cell>
          <table:table-cell table:style-name="ce71" office:value-type="float" office:value="-0.8097089562309" calcext:value-type="float">
            <text:p>-8.10E-01</text:p>
          </table:table-cell>
          <table:table-cell office:value-type="float" office:value="1.391" calcext:value-type="float">
            <text:p>1.391</text:p>
          </table:table-cell>
          <table:table-cell office:value-type="float" office:value="1.273360130478" calcext:value-type="float">
            <text:p>1.27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92" calcext:value-type="float">
            <text:p>1.392</text:p>
          </table:table-cell>
          <table:table-cell table:style-name="ce71" office:value-type="float" office:value="-0.4352580548805" calcext:value-type="float">
            <text:p>-4.35E-01</text:p>
          </table:table-cell>
          <table:table-cell office:value-type="float" office:value="1.392" calcext:value-type="float">
            <text:p>1.392</text:p>
          </table:table-cell>
          <table:table-cell office:value-type="float" office:value="0.8468123195376" calcext:value-type="float">
            <text:p>8.47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93" calcext:value-type="float">
            <text:p>1.393</text:p>
          </table:table-cell>
          <table:table-cell table:style-name="ce71" office:value-type="float" office:value="-0.05529518085065" calcext:value-type="float">
            <text:p>-5.53E-02</text:p>
          </table:table-cell>
          <table:table-cell office:value-type="float" office:value="1.393" calcext:value-type="float">
            <text:p>1.393</text:p>
          </table:table-cell>
          <table:table-cell office:value-type="float" office:value="0.4194464034639" calcext:value-type="float">
            <text:p>4.19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94" calcext:value-type="float">
            <text:p>1.394</text:p>
          </table:table-cell>
          <table:table-cell table:style-name="ce71" office:value-type="float" office:value="0.318273021829" calcext:value-type="float">
            <text:p>3.18E-01</text:p>
          </table:table-cell>
          <table:table-cell office:value-type="float" office:value="1.394" calcext:value-type="float">
            <text:p>1.394</text:p>
          </table:table-cell>
          <table:table-cell office:value-type="float" office:value="0.03315885666251" calcext:value-type="float">
            <text:p>3.32E-02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95" calcext:value-type="float">
            <text:p>1.395</text:p>
          </table:table-cell>
          <table:table-cell table:style-name="ce71" office:value-type="float" office:value="0.6752695586082" calcext:value-type="float">
            <text:p>6.75E-01</text:p>
          </table:table-cell>
          <table:table-cell office:value-type="float" office:value="1.395" calcext:value-type="float">
            <text:p>1.395</text:p>
          </table:table-cell>
          <table:table-cell office:value-type="float" office:value="-0.2820125827011" calcext:value-type="float">
            <text:p>-2.82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96" calcext:value-type="float">
            <text:p>1.396</text:p>
          </table:table-cell>
          <table:table-cell table:style-name="ce71" office:value-type="float" office:value="1.006584372082" calcext:value-type="float">
            <text:p>1.01E+00</text:p>
          </table:table-cell>
          <table:table-cell office:value-type="float" office:value="1.396" calcext:value-type="float">
            <text:p>1.396</text:p>
          </table:table-cell>
          <table:table-cell office:value-type="float" office:value="-0.5154738565596" calcext:value-type="float">
            <text:p>-5.15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97" calcext:value-type="float">
            <text:p>1.397</text:p>
          </table:table-cell>
          <table:table-cell table:style-name="ce71" office:value-type="float" office:value="1.30455598701" calcext:value-type="float">
            <text:p>1.30E+00</text:p>
          </table:table-cell>
          <table:table-cell office:value-type="float" office:value="1.397" calcext:value-type="float">
            <text:p>1.397</text:p>
          </table:table-cell>
          <table:table-cell office:value-type="float" office:value="-0.67914638363" calcext:value-type="float">
            <text:p>-6.79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98" calcext:value-type="float">
            <text:p>1.398</text:p>
          </table:table-cell>
          <table:table-cell table:style-name="ce71" office:value-type="float" office:value="1.56233513901" calcext:value-type="float">
            <text:p>1.56E+00</text:p>
          </table:table-cell>
          <table:table-cell office:value-type="float" office:value="1.398" calcext:value-type="float">
            <text:p>1.398</text:p>
          </table:table-cell>
          <table:table-cell office:value-type="float" office:value="-0.7930661386624" calcext:value-type="float">
            <text:p>-7.93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99" calcext:value-type="float">
            <text:p>1.399</text:p>
          </table:table-cell>
          <table:table-cell table:style-name="ce71" office:value-type="float" office:value="1.77408710416" calcext:value-type="float">
            <text:p>1.77E+00</text:p>
          </table:table-cell>
          <table:table-cell office:value-type="float" office:value="1.399" calcext:value-type="float">
            <text:p>1.399</text:p>
          </table:table-cell>
          <table:table-cell office:value-type="float" office:value="-0.887711062747" calcext:value-type="float">
            <text:p>-8.88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" calcext:value-type="float">
            <text:p>1.4</text:p>
          </table:table-cell>
          <table:table-cell table:style-name="ce71" office:value-type="float" office:value="1.936667620283" calcext:value-type="float">
            <text:p>1.94E+00</text:p>
          </table:table-cell>
          <table:table-cell office:value-type="float" office:value="1.4" calcext:value-type="float">
            <text:p>1.4</text:p>
          </table:table-cell>
          <table:table-cell office:value-type="float" office:value="-0.9955484085394" calcext:value-type="float">
            <text:p>-9.96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01" calcext:value-type="float">
            <text:p>1.401</text:p>
          </table:table-cell>
          <table:table-cell table:style-name="ce71" office:value-type="float" office:value="2.047524398055" calcext:value-type="float">
            <text:p>2.05E+00</text:p>
          </table:table-cell>
          <table:table-cell office:value-type="float" office:value="1.401" calcext:value-type="float">
            <text:p>1.401</text:p>
          </table:table-cell>
          <table:table-cell office:value-type="float" office:value="-1.13551940843" calcext:value-type="float">
            <text:p>-1.14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02" calcext:value-type="float">
            <text:p>1.402</text:p>
          </table:table-cell>
          <table:table-cell table:style-name="ce71" office:value-type="float" office:value="2.107764771617" calcext:value-type="float">
            <text:p>2.11E+00</text:p>
          </table:table-cell>
          <table:table-cell office:value-type="float" office:value="1.402" calcext:value-type="float">
            <text:p>1.402</text:p>
          </table:table-cell>
          <table:table-cell office:value-type="float" office:value="-1.312596495463" calcext:value-type="float">
            <text:p>-1.31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03" calcext:value-type="float">
            <text:p>1.403</text:p>
          </table:table-cell>
          <table:table-cell table:style-name="ce71" office:value-type="float" office:value="2.119629577057" calcext:value-type="float">
            <text:p>2.12E+00</text:p>
          </table:table-cell>
          <table:table-cell office:value-type="float" office:value="1.403" calcext:value-type="float">
            <text:p>1.403</text:p>
          </table:table-cell>
          <table:table-cell office:value-type="float" office:value="-1.521408387864" calcext:value-type="float">
            <text:p>-1.52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04" calcext:value-type="float">
            <text:p>1.404</text:p>
          </table:table-cell>
          <table:table-cell table:style-name="ce71" office:value-type="float" office:value="2.086011271782" calcext:value-type="float">
            <text:p>2.09E+00</text:p>
          </table:table-cell>
          <table:table-cell office:value-type="float" office:value="1.404" calcext:value-type="float">
            <text:p>1.404</text:p>
          </table:table-cell>
          <table:table-cell office:value-type="float" office:value="-1.7410271125" calcext:value-type="float">
            <text:p>-1.74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05" calcext:value-type="float">
            <text:p>1.405</text:p>
          </table:table-cell>
          <table:table-cell table:style-name="ce71" office:value-type="float" office:value="2.010641469472" calcext:value-type="float">
            <text:p>2.01E+00</text:p>
          </table:table-cell>
          <table:table-cell office:value-type="float" office:value="1.405" calcext:value-type="float">
            <text:p>1.405</text:p>
          </table:table-cell>
          <table:table-cell office:value-type="float" office:value="-1.93474100249" calcext:value-type="float">
            <text:p>-1.93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06" calcext:value-type="float">
            <text:p>1.406</text:p>
          </table:table-cell>
          <table:table-cell table:style-name="ce71" office:value-type="float" office:value="1.894988606692" calcext:value-type="float">
            <text:p>1.89E+00</text:p>
          </table:table-cell>
          <table:table-cell office:value-type="float" office:value="1.406" calcext:value-type="float">
            <text:p>1.406</text:p>
          </table:table-cell>
          <table:table-cell office:value-type="float" office:value="-2.058338528952" calcext:value-type="float">
            <text:p>-2.06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07" calcext:value-type="float">
            <text:p>1.407</text:p>
          </table:table-cell>
          <table:table-cell table:style-name="ce71" office:value-type="float" office:value="1.74219336567" calcext:value-type="float">
            <text:p>1.74E+00</text:p>
          </table:table-cell>
          <table:table-cell office:value-type="float" office:value="1.407" calcext:value-type="float">
            <text:p>1.407</text:p>
          </table:table-cell>
          <table:table-cell office:value-type="float" office:value="-2.070749172645" calcext:value-type="float">
            <text:p>-2.07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08" calcext:value-type="float">
            <text:p>1.408</text:p>
          </table:table-cell>
          <table:table-cell table:style-name="ce71" office:value-type="float" office:value="1.550782683864" calcext:value-type="float">
            <text:p>1.55E+00</text:p>
          </table:table-cell>
          <table:table-cell office:value-type="float" office:value="1.408" calcext:value-type="float">
            <text:p>1.408</text:p>
          </table:table-cell>
          <table:table-cell office:value-type="float" office:value="-1.957648218375" calcext:value-type="float">
            <text:p>-1.96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09" calcext:value-type="float">
            <text:p>1.409</text:p>
          </table:table-cell>
          <table:table-cell table:style-name="ce71" office:value-type="float" office:value="1.322488758758" calcext:value-type="float">
            <text:p>1.32E+00</text:p>
          </table:table-cell>
          <table:table-cell office:value-type="float" office:value="1.409" calcext:value-type="float">
            <text:p>1.409</text:p>
          </table:table-cell>
          <table:table-cell office:value-type="float" office:value="-1.7258347142" calcext:value-type="float">
            <text:p>-1.73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1" calcext:value-type="float">
            <text:p>1.41</text:p>
          </table:table-cell>
          <table:table-cell table:style-name="ce71" office:value-type="float" office:value="1.061985196703" calcext:value-type="float">
            <text:p>1.06E+00</text:p>
          </table:table-cell>
          <table:table-cell office:value-type="float" office:value="1.41" calcext:value-type="float">
            <text:p>1.41</text:p>
          </table:table-cell>
          <table:table-cell office:value-type="float" office:value="-1.413626423603" calcext:value-type="float">
            <text:p>-1.41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11" calcext:value-type="float">
            <text:p>1.411</text:p>
          </table:table-cell>
          <table:table-cell table:style-name="ce71" office:value-type="float" office:value="0.7728493990315" calcext:value-type="float">
            <text:p>7.73E-01</text:p>
          </table:table-cell>
          <table:table-cell office:value-type="float" office:value="1.411" calcext:value-type="float">
            <text:p>1.411</text:p>
          </table:table-cell>
          <table:table-cell office:value-type="float" office:value="-1.053604353004" calcext:value-type="float">
            <text:p>-1.05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12" calcext:value-type="float">
            <text:p>1.412</text:p>
          </table:table-cell>
          <table:table-cell table:style-name="ce71" office:value-type="float" office:value="0.4617469585475" calcext:value-type="float">
            <text:p>4.62E-01</text:p>
          </table:table-cell>
          <table:table-cell office:value-type="float" office:value="1.412" calcext:value-type="float">
            <text:p>1.412</text:p>
          </table:table-cell>
          <table:table-cell office:value-type="float" office:value="-0.6841941643802" calcext:value-type="float">
            <text:p>-6.84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13" calcext:value-type="float">
            <text:p>1.413</text:p>
          </table:table-cell>
          <table:table-cell table:style-name="ce71" office:value-type="float" office:value="0.139059279209" calcext:value-type="float">
            <text:p>1.39E-01</text:p>
          </table:table-cell>
          <table:table-cell office:value-type="float" office:value="1.413" calcext:value-type="float">
            <text:p>1.413</text:p>
          </table:table-cell>
          <table:table-cell office:value-type="float" office:value="-0.3348677069689" calcext:value-type="float">
            <text:p>-3.35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14" calcext:value-type="float">
            <text:p>1.414</text:p>
          </table:table-cell>
          <table:table-cell table:style-name="ce71" office:value-type="float" office:value="-0.1859905540415" calcext:value-type="float">
            <text:p>-1.86E-01</text:p>
          </table:table-cell>
          <table:table-cell office:value-type="float" office:value="1.414" calcext:value-type="float">
            <text:p>1.414</text:p>
          </table:table-cell>
          <table:table-cell office:value-type="float" office:value="-0.0202148767354" calcext:value-type="float">
            <text:p>-2.02E-02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15" calcext:value-type="float">
            <text:p>1.415</text:p>
          </table:table-cell>
          <table:table-cell table:style-name="ce71" office:value-type="float" office:value="-0.5019534158886" calcext:value-type="float">
            <text:p>-5.02E-01</text:p>
          </table:table-cell>
          <table:table-cell office:value-type="float" office:value="1.415" calcext:value-type="float">
            <text:p>1.415</text:p>
          </table:table-cell>
          <table:table-cell office:value-type="float" office:value="0.2569777934332" calcext:value-type="float">
            <text:p>2.57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16" calcext:value-type="float">
            <text:p>1.416</text:p>
          </table:table-cell>
          <table:table-cell table:style-name="ce71" office:value-type="float" office:value="-0.7999853342134" calcext:value-type="float">
            <text:p>-8.00E-01</text:p>
          </table:table-cell>
          <table:table-cell office:value-type="float" office:value="1.416" calcext:value-type="float">
            <text:p>1.416</text:p>
          </table:table-cell>
          <table:table-cell office:value-type="float" office:value="0.5087533780686" calcext:value-type="float">
            <text:p>5.09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17" calcext:value-type="float">
            <text:p>1.417</text:p>
          </table:table-cell>
          <table:table-cell table:style-name="ce71" office:value-type="float" office:value="-1.074552618341" calcext:value-type="float">
            <text:p>-1.07E+00</text:p>
          </table:table-cell>
          <table:table-cell office:value-type="float" office:value="1.417" calcext:value-type="float">
            <text:p>1.417</text:p>
          </table:table-cell>
          <table:table-cell office:value-type="float" office:value="0.7540706605509" calcext:value-type="float">
            <text:p>7.54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18" calcext:value-type="float">
            <text:p>1.418</text:p>
          </table:table-cell>
          <table:table-cell table:style-name="ce71" office:value-type="float" office:value="-1.322786517041" calcext:value-type="float">
            <text:p>-1.32E+00</text:p>
          </table:table-cell>
          <table:table-cell office:value-type="float" office:value="1.418" calcext:value-type="float">
            <text:p>1.418</text:p>
          </table:table-cell>
          <table:table-cell office:value-type="float" office:value="1.010474793646" calcext:value-type="float">
            <text:p>1.01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19" calcext:value-type="float">
            <text:p>1.419</text:p>
          </table:table-cell>
          <table:table-cell table:style-name="ce71" office:value-type="float" office:value="-1.539052325578" calcext:value-type="float">
            <text:p>-1.54E+00</text:p>
          </table:table-cell>
          <table:table-cell office:value-type="float" office:value="1.419" calcext:value-type="float">
            <text:p>1.419</text:p>
          </table:table-cell>
          <table:table-cell office:value-type="float" office:value="1.286246310914" calcext:value-type="float">
            <text:p>1.29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2" calcext:value-type="float">
            <text:p>1.42</text:p>
          </table:table-cell>
          <table:table-cell table:style-name="ce71" office:value-type="float" office:value="-1.727944852667" calcext:value-type="float">
            <text:p>-1.73E+00</text:p>
          </table:table-cell>
          <table:table-cell office:value-type="float" office:value="1.42" calcext:value-type="float">
            <text:p>1.42</text:p>
          </table:table-cell>
          <table:table-cell office:value-type="float" office:value="1.569185959415" calcext:value-type="float">
            <text:p>1.57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21" calcext:value-type="float">
            <text:p>1.421</text:p>
          </table:table-cell>
          <table:table-cell table:style-name="ce71" office:value-type="float" office:value="-1.892188909237" calcext:value-type="float">
            <text:p>-1.89E+00</text:p>
          </table:table-cell>
          <table:table-cell office:value-type="float" office:value="1.421" calcext:value-type="float">
            <text:p>1.421</text:p>
          </table:table-cell>
          <table:table-cell office:value-type="float" office:value="1.829089013895" calcext:value-type="float">
            <text:p>1.83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22" calcext:value-type="float">
            <text:p>1.422</text:p>
          </table:table-cell>
          <table:table-cell table:style-name="ce71" office:value-type="float" office:value="-2.030107463219" calcext:value-type="float">
            <text:p>-2.03E+00</text:p>
          </table:table-cell>
          <table:table-cell office:value-type="float" office:value="1.422" calcext:value-type="float">
            <text:p>1.422</text:p>
          </table:table-cell>
          <table:table-cell office:value-type="float" office:value="2.021768483051" calcext:value-type="float">
            <text:p>2.02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23" calcext:value-type="float">
            <text:p>1.423</text:p>
          </table:table-cell>
          <table:table-cell table:style-name="ce71" office:value-type="float" office:value="-2.14767832753" calcext:value-type="float">
            <text:p>-2.15E+00</text:p>
          </table:table-cell>
          <table:table-cell office:value-type="float" office:value="1.423" calcext:value-type="float">
            <text:p>1.423</text:p>
          </table:table-cell>
          <table:table-cell office:value-type="float" office:value="2.102822543702" calcext:value-type="float">
            <text:p>2.10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24" calcext:value-type="float">
            <text:p>1.424</text:p>
          </table:table-cell>
          <table:table-cell table:style-name="ce71" office:value-type="float" office:value="-2.236200405788" calcext:value-type="float">
            <text:p>-2.24E+00</text:p>
          </table:table-cell>
          <table:table-cell office:value-type="float" office:value="1.424" calcext:value-type="float">
            <text:p>1.424</text:p>
          </table:table-cell>
          <table:table-cell office:value-type="float" office:value="2.048236139891" calcext:value-type="float">
            <text:p>2.05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25" calcext:value-type="float">
            <text:p>1.425</text:p>
          </table:table-cell>
          <table:table-cell table:style-name="ce71" office:value-type="float" office:value="-2.283866339939" calcext:value-type="float">
            <text:p>-2.28E+00</text:p>
          </table:table-cell>
          <table:table-cell office:value-type="float" office:value="1.425" calcext:value-type="float">
            <text:p>1.425</text:p>
          </table:table-cell>
          <table:table-cell office:value-type="float" office:value="1.855829468404" calcext:value-type="float">
            <text:p>1.86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26" calcext:value-type="float">
            <text:p>1.426</text:p>
          </table:table-cell>
          <table:table-cell table:style-name="ce71" office:value-type="float" office:value="-2.286312327165" calcext:value-type="float">
            <text:p>-2.29E+00</text:p>
          </table:table-cell>
          <table:table-cell office:value-type="float" office:value="1.426" calcext:value-type="float">
            <text:p>1.426</text:p>
          </table:table-cell>
          <table:table-cell office:value-type="float" office:value="1.548636908594" calcext:value-type="float">
            <text:p>1.55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27" calcext:value-type="float">
            <text:p>1.427</text:p>
          </table:table-cell>
          <table:table-cell table:style-name="ce71" office:value-type="float" office:value="-2.227306595519" calcext:value-type="float">
            <text:p>-2.23E+00</text:p>
          </table:table-cell>
          <table:table-cell office:value-type="float" office:value="1.427" calcext:value-type="float">
            <text:p>1.427</text:p>
          </table:table-cell>
          <table:table-cell office:value-type="float" office:value="1.161758775647" calcext:value-type="float">
            <text:p>1.16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28" calcext:value-type="float">
            <text:p>1.428</text:p>
          </table:table-cell>
          <table:table-cell table:style-name="ce71" office:value-type="float" office:value="-2.108443463278" calcext:value-type="float">
            <text:p>-2.11E+00</text:p>
          </table:table-cell>
          <table:table-cell office:value-type="float" office:value="1.428" calcext:value-type="float">
            <text:p>1.428</text:p>
          </table:table-cell>
          <table:table-cell office:value-type="float" office:value="0.7380304883661" calcext:value-type="float">
            <text:p>7.38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29" calcext:value-type="float">
            <text:p>1.429</text:p>
          </table:table-cell>
          <table:table-cell table:style-name="ce71" office:value-type="float" office:value="-1.925242546208" calcext:value-type="float">
            <text:p>-1.93E+00</text:p>
          </table:table-cell>
          <table:table-cell office:value-type="float" office:value="1.429" calcext:value-type="float">
            <text:p>1.429</text:p>
          </table:table-cell>
          <table:table-cell office:value-type="float" office:value="0.3238923401016" calcext:value-type="float">
            <text:p>3.24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3" calcext:value-type="float">
            <text:p>1.43</text:p>
          </table:table-cell>
          <table:table-cell table:style-name="ce71" office:value-type="float" office:value="-1.682942263186" calcext:value-type="float">
            <text:p>-1.68E+00</text:p>
          </table:table-cell>
          <table:table-cell office:value-type="float" office:value="1.43" calcext:value-type="float">
            <text:p>1.43</text:p>
          </table:table-cell>
          <table:table-cell office:value-type="float" office:value="-0.04270266221562" calcext:value-type="float">
            <text:p>-4.27E-02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31" calcext:value-type="float">
            <text:p>1.431</text:p>
          </table:table-cell>
          <table:table-cell table:style-name="ce71" office:value-type="float" office:value="-1.386832308696" calcext:value-type="float">
            <text:p>-1.39E+00</text:p>
          </table:table-cell>
          <table:table-cell office:value-type="float" office:value="1.431" calcext:value-type="float">
            <text:p>1.431</text:p>
          </table:table-cell>
          <table:table-cell office:value-type="float" office:value="-0.3381402355675" calcext:value-type="float">
            <text:p>-3.38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32" calcext:value-type="float">
            <text:p>1.432</text:p>
          </table:table-cell>
          <table:table-cell table:style-name="ce71" office:value-type="float" office:value="-1.050858151897" calcext:value-type="float">
            <text:p>-1.05E+00</text:p>
          </table:table-cell>
          <table:table-cell office:value-type="float" office:value="1.432" calcext:value-type="float">
            <text:p>1.432</text:p>
          </table:table-cell>
          <table:table-cell office:value-type="float" office:value="-0.5575751014413" calcext:value-type="float">
            <text:p>-5.58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33" calcext:value-type="float">
            <text:p>1.433</text:p>
          </table:table-cell>
          <table:table-cell table:style-name="ce71" office:value-type="float" office:value="-0.6873140612635" calcext:value-type="float">
            <text:p>-6.87E-01</text:p>
          </table:table-cell>
          <table:table-cell office:value-type="float" office:value="1.433" calcext:value-type="float">
            <text:p>1.433</text:p>
          </table:table-cell>
          <table:table-cell office:value-type="float" office:value="-0.7126050417189" calcext:value-type="float">
            <text:p>-7.13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34" calcext:value-type="float">
            <text:p>1.434</text:p>
          </table:table-cell>
          <table:table-cell table:style-name="ce71" office:value-type="float" office:value="-0.3094965755851" calcext:value-type="float">
            <text:p>-3.09E-01</text:p>
          </table:table-cell>
          <table:table-cell office:value-type="float" office:value="1.434" calcext:value-type="float">
            <text:p>1.434</text:p>
          </table:table-cell>
          <table:table-cell office:value-type="float" office:value="-0.8243864314264" calcext:value-type="float">
            <text:p>-8.24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35" calcext:value-type="float">
            <text:p>1.435</text:p>
          </table:table-cell>
          <table:table-cell table:style-name="ce71" office:value-type="float" office:value="0.06963020972806" calcext:value-type="float">
            <text:p>6.96E-02</text:p>
          </table:table-cell>
          <table:table-cell office:value-type="float" office:value="1.435" calcext:value-type="float">
            <text:p>1.435</text:p>
          </table:table-cell>
          <table:table-cell office:value-type="float" office:value="-0.9324667508665" calcext:value-type="float">
            <text:p>-9.32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36" calcext:value-type="float">
            <text:p>1.436</text:p>
          </table:table-cell>
          <table:table-cell table:style-name="ce71" office:value-type="float" office:value="0.4389192827904" calcext:value-type="float">
            <text:p>4.39E-01</text:p>
          </table:table-cell>
          <table:table-cell office:value-type="float" office:value="1.436" calcext:value-type="float">
            <text:p>1.436</text:p>
          </table:table-cell>
          <table:table-cell office:value-type="float" office:value="-1.049300367334" calcext:value-type="float">
            <text:p>-1.05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37" calcext:value-type="float">
            <text:p>1.437</text:p>
          </table:table-cell>
          <table:table-cell table:style-name="ce71" office:value-type="float" office:value="0.7886311923835" calcext:value-type="float">
            <text:p>7.89E-01</text:p>
          </table:table-cell>
          <table:table-cell office:value-type="float" office:value="1.437" calcext:value-type="float">
            <text:p>1.437</text:p>
          </table:table-cell>
          <table:table-cell office:value-type="float" office:value="-1.199213937737" calcext:value-type="float">
            <text:p>-1.20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38" calcext:value-type="float">
            <text:p>1.438</text:p>
          </table:table-cell>
          <table:table-cell table:style-name="ce71" office:value-type="float" office:value="1.109823908975" calcext:value-type="float">
            <text:p>1.11E+00</text:p>
          </table:table-cell>
          <table:table-cell office:value-type="float" office:value="1.438" calcext:value-type="float">
            <text:p>1.438</text:p>
          </table:table-cell>
          <table:table-cell office:value-type="float" office:value="-1.382630562341" calcext:value-type="float">
            <text:p>-1.38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39" calcext:value-type="float">
            <text:p>1.439</text:p>
          </table:table-cell>
          <table:table-cell table:style-name="ce71" office:value-type="float" office:value="1.395324007731" calcext:value-type="float">
            <text:p>1.40E+00</text:p>
          </table:table-cell>
          <table:table-cell office:value-type="float" office:value="1.439" calcext:value-type="float">
            <text:p>1.439</text:p>
          </table:table-cell>
          <table:table-cell office:value-type="float" office:value="-1.591339983115" calcext:value-type="float">
            <text:p>-1.59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4" calcext:value-type="float">
            <text:p>1.44</text:p>
          </table:table-cell>
          <table:table-cell table:style-name="ce71" office:value-type="float" office:value="1.638119809923" calcext:value-type="float">
            <text:p>1.64E+00</text:p>
          </table:table-cell>
          <table:table-cell office:value-type="float" office:value="1.44" calcext:value-type="float">
            <text:p>1.44</text:p>
          </table:table-cell>
          <table:table-cell office:value-type="float" office:value="-1.800197215631" calcext:value-type="float">
            <text:p>-1.80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41" calcext:value-type="float">
            <text:p>1.441</text:p>
          </table:table-cell>
          <table:table-cell table:style-name="ce71" office:value-type="float" office:value="1.833562158209" calcext:value-type="float">
            <text:p>1.83E+00</text:p>
          </table:table-cell>
          <table:table-cell office:value-type="float" office:value="1.441" calcext:value-type="float">
            <text:p>1.441</text:p>
          </table:table-cell>
          <table:table-cell office:value-type="float" office:value="-1.972381395179" calcext:value-type="float">
            <text:p>-1.97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94"/>
          <table:table-cell table:style-name="ce82"/>
          <table:table-cell table:style-name="ce121"/>
          <table:table-cell table:style-name="ce119"/>
          <table:table-cell table:style-name="ce174" office:value-type="float" office:value="1.442" calcext:value-type="float">
            <text:p>1.442</text:p>
          </table:table-cell>
          <table:table-cell table:style-name="ce71" office:value-type="float" office:value="1.978995378276" calcext:value-type="float">
            <text:p>1.98E+00</text:p>
          </table:table-cell>
          <table:table-cell office:value-type="float" office:value="1.442" calcext:value-type="float">
            <text:p>1.442</text:p>
          </table:table-cell>
          <table:table-cell office:value-type="float" office:value="-2.064344543896" calcext:value-type="float">
            <text:p>-2.06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43" calcext:value-type="float">
            <text:p>1.443</text:p>
          </table:table-cell>
          <table:table-cell table:style-name="ce71" office:value-type="float" office:value="2.072100206348" calcext:value-type="float">
            <text:p>2.07E+00</text:p>
          </table:table-cell>
          <table:table-cell office:value-type="float" office:value="1.443" calcext:value-type="float">
            <text:p>1.443</text:p>
          </table:table-cell>
          <table:table-cell office:value-type="float" office:value="-2.040495255702" calcext:value-type="float">
            <text:p>-2.04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44" calcext:value-type="float">
            <text:p>1.444</text:p>
          </table:table-cell>
          <table:table-cell table:style-name="ce71" office:value-type="float" office:value="2.115673007301" calcext:value-type="float">
            <text:p>2.12E+00</text:p>
          </table:table-cell>
          <table:table-cell office:value-type="float" office:value="1.444" calcext:value-type="float">
            <text:p>1.444</text:p>
          </table:table-cell>
          <table:table-cell office:value-type="float" office:value="-1.893427968859" calcext:value-type="float">
            <text:p>-1.89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45" calcext:value-type="float">
            <text:p>1.445</text:p>
          </table:table-cell>
          <table:table-cell table:style-name="ce71" office:value-type="float" office:value="2.111761309053" calcext:value-type="float">
            <text:p>2.11E+00</text:p>
          </table:table-cell>
          <table:table-cell office:value-type="float" office:value="1.445" calcext:value-type="float">
            <text:p>1.445</text:p>
          </table:table-cell>
          <table:table-cell office:value-type="float" office:value="-1.639507692409" calcext:value-type="float">
            <text:p>-1.64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46" calcext:value-type="float">
            <text:p>1.446</text:p>
          </table:table-cell>
          <table:table-cell table:style-name="ce71" office:value-type="float" office:value="2.064400163565" calcext:value-type="float">
            <text:p>2.06E+00</text:p>
          </table:table-cell>
          <table:table-cell office:value-type="float" office:value="1.446" calcext:value-type="float">
            <text:p>1.446</text:p>
          </table:table-cell>
          <table:table-cell office:value-type="float" office:value="-1.312922685513" calcext:value-type="float">
            <text:p>-1.31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47" calcext:value-type="float">
            <text:p>1.447</text:p>
          </table:table-cell>
          <table:table-cell table:style-name="ce71" office:value-type="float" office:value="1.975406568456" calcext:value-type="float">
            <text:p>1.98E+00</text:p>
          </table:table-cell>
          <table:table-cell office:value-type="float" office:value="1.447" calcext:value-type="float">
            <text:p>1.447</text:p>
          </table:table-cell>
          <table:table-cell office:value-type="float" office:value="-0.9507856204914" calcext:value-type="float">
            <text:p>-9.51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48" calcext:value-type="float">
            <text:p>1.448</text:p>
          </table:table-cell>
          <table:table-cell table:style-name="ce71" office:value-type="float" office:value="1.848217354889" calcext:value-type="float">
            <text:p>1.85E+00</text:p>
          </table:table-cell>
          <table:table-cell office:value-type="float" office:value="1.448" calcext:value-type="float">
            <text:p>1.448</text:p>
          </table:table-cell>
          <table:table-cell office:value-type="float" office:value="-0.5857908175006" calcext:value-type="float">
            <text:p>-5.86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49" calcext:value-type="float">
            <text:p>1.449</text:p>
          </table:table-cell>
          <table:table-cell table:style-name="ce71" office:value-type="float" office:value="1.682729796684" calcext:value-type="float">
            <text:p>1.68E+00</text:p>
          </table:table-cell>
          <table:table-cell office:value-type="float" office:value="1.449" calcext:value-type="float">
            <text:p>1.449</text:p>
          </table:table-cell>
          <table:table-cell office:value-type="float" office:value="-0.243981759911" calcext:value-type="float">
            <text:p>-2.44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5" calcext:value-type="float">
            <text:p>1.45</text:p>
          </table:table-cell>
          <table:table-cell table:style-name="ce71" office:value-type="float" office:value="1.479603400491" calcext:value-type="float">
            <text:p>1.48E+00</text:p>
          </table:table-cell>
          <table:table-cell office:value-type="float" office:value="1.45" calcext:value-type="float">
            <text:p>1.45</text:p>
          </table:table-cell>
          <table:table-cell office:value-type="float" office:value="0.06267000000006" calcext:value-type="float">
            <text:p>6.27E-02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51" calcext:value-type="float">
            <text:p>1.451</text:p>
          </table:table-cell>
          <table:table-cell table:style-name="ce71" office:value-type="float" office:value="1.241988866346" calcext:value-type="float">
            <text:p>1.24E+00</text:p>
          </table:table-cell>
          <table:table-cell office:value-type="float" office:value="1.451" calcext:value-type="float">
            <text:p>1.451</text:p>
          </table:table-cell>
          <table:table-cell office:value-type="float" office:value="0.3342185319593" calcext:value-type="float">
            <text:p>3.34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52" calcext:value-type="float">
            <text:p>1.452</text:p>
          </table:table-cell>
          <table:table-cell table:style-name="ce71" office:value-type="float" office:value="0.9705760177351" calcext:value-type="float">
            <text:p>9.71E-01</text:p>
          </table:table-cell>
          <table:table-cell office:value-type="float" office:value="1.452" calcext:value-type="float">
            <text:p>1.452</text:p>
          </table:table-cell>
          <table:table-cell office:value-type="float" office:value="0.584035129923" calcext:value-type="float">
            <text:p>5.84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53" calcext:value-type="float">
            <text:p>1.453</text:p>
          </table:table-cell>
          <table:table-cell table:style-name="ce71" office:value-type="float" office:value="0.6731051407248" calcext:value-type="float">
            <text:p>6.73E-01</text:p>
          </table:table-cell>
          <table:table-cell office:value-type="float" office:value="1.453" calcext:value-type="float">
            <text:p>1.453</text:p>
          </table:table-cell>
          <table:table-cell office:value-type="float" office:value="0.8308902336317" calcext:value-type="float">
            <text:p>8.31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54" calcext:value-type="float">
            <text:p>1.454</text:p>
          </table:table-cell>
          <table:table-cell table:style-name="ce71" office:value-type="float" office:value="0.3574412031084" calcext:value-type="float">
            <text:p>3.57E-01</text:p>
          </table:table-cell>
          <table:table-cell office:value-type="float" office:value="1.454" calcext:value-type="float">
            <text:p>1.454</text:p>
          </table:table-cell>
          <table:table-cell office:value-type="float" office:value="1.089470676664" calcext:value-type="float">
            <text:p>1.09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55" calcext:value-type="float">
            <text:p>1.455</text:p>
          </table:table-cell>
          <table:table-cell table:style-name="ce71" office:value-type="float" office:value="0.03192173353928" calcext:value-type="float">
            <text:p>3.19E-02</text:p>
          </table:table-cell>
          <table:table-cell office:value-type="float" office:value="1.455" calcext:value-type="float">
            <text:p>1.455</text:p>
          </table:table-cell>
          <table:table-cell office:value-type="float" office:value="1.363879868588" calcext:value-type="float">
            <text:p>1.36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56" calcext:value-type="float">
            <text:p>1.456</text:p>
          </table:table-cell>
          <table:table-cell table:style-name="ce71" office:value-type="float" office:value="-0.2912910752387" calcext:value-type="float">
            <text:p>-2.91E-01</text:p>
          </table:table-cell>
          <table:table-cell office:value-type="float" office:value="1.456" calcext:value-type="float">
            <text:p>1.456</text:p>
          </table:table-cell>
          <table:table-cell office:value-type="float" office:value="1.638326570465" calcext:value-type="float">
            <text:p>1.64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57" calcext:value-type="float">
            <text:p>1.457</text:p>
          </table:table-cell>
          <table:table-cell table:style-name="ce71" office:value-type="float" office:value="-0.6021198828561" calcext:value-type="float">
            <text:p>-6.02E-01</text:p>
          </table:table-cell>
          <table:table-cell office:value-type="float" office:value="1.457" calcext:value-type="float">
            <text:p>1.457</text:p>
          </table:table-cell>
          <table:table-cell office:value-type="float" office:value="1.878864092077" calcext:value-type="float">
            <text:p>1.88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58" calcext:value-type="float">
            <text:p>1.458</text:p>
          </table:table-cell>
          <table:table-cell table:style-name="ce71" office:value-type="float" office:value="-0.8956221552611" calcext:value-type="float">
            <text:p>-8.96E-01</text:p>
          </table:table-cell>
          <table:table-cell office:value-type="float" office:value="1.458" calcext:value-type="float">
            <text:p>1.458</text:p>
          </table:table-cell>
          <table:table-cell office:value-type="float" office:value="2.04086733251" calcext:value-type="float">
            <text:p>2.04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59" calcext:value-type="float">
            <text:p>1.459</text:p>
          </table:table-cell>
          <table:table-cell table:style-name="ce71" office:value-type="float" office:value="-1.160737255777" calcext:value-type="float">
            <text:p>-1.16E+00</text:p>
          </table:table-cell>
          <table:table-cell office:value-type="float" office:value="1.459" calcext:value-type="float">
            <text:p>1.459</text:p>
          </table:table-cell>
          <table:table-cell office:value-type="float" office:value="2.088174767207" calcext:value-type="float">
            <text:p>2.09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6" calcext:value-type="float">
            <text:p>1.46</text:p>
          </table:table-cell>
          <table:table-cell table:style-name="ce71" office:value-type="float" office:value="-1.397581811194" calcext:value-type="float">
            <text:p>-1.40E+00</text:p>
          </table:table-cell>
          <table:table-cell office:value-type="float" office:value="1.46" calcext:value-type="float">
            <text:p>1.46</text:p>
          </table:table-cell>
          <table:table-cell office:value-type="float" office:value="1.998867071154" calcext:value-type="float">
            <text:p>2.00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61" calcext:value-type="float">
            <text:p>1.461</text:p>
          </table:table-cell>
          <table:table-cell table:style-name="ce71" office:value-type="float" office:value="-1.604299400807" calcext:value-type="float">
            <text:p>-1.60E+00</text:p>
          </table:table-cell>
          <table:table-cell office:value-type="float" office:value="1.461" calcext:value-type="float">
            <text:p>1.461</text:p>
          </table:table-cell>
          <table:table-cell office:value-type="float" office:value="1.779101846487" calcext:value-type="float">
            <text:p>1.78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62" calcext:value-type="float">
            <text:p>1.462</text:p>
          </table:table-cell>
          <table:table-cell table:style-name="ce71" office:value-type="float" office:value="-1.783043025726" calcext:value-type="float">
            <text:p>-1.78E+00</text:p>
          </table:table-cell>
          <table:table-cell office:value-type="float" office:value="1.462" calcext:value-type="float">
            <text:p>1.462</text:p>
          </table:table-cell>
          <table:table-cell office:value-type="float" office:value="1.452790629442" calcext:value-type="float">
            <text:p>1.45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63" calcext:value-type="float">
            <text:p>1.463</text:p>
          </table:table-cell>
          <table:table-cell table:style-name="ce71" office:value-type="float" office:value="-1.937708170345" calcext:value-type="float">
            <text:p>-1.94E+00</text:p>
          </table:table-cell>
          <table:table-cell office:value-type="float" office:value="1.463" calcext:value-type="float">
            <text:p>1.463</text:p>
          </table:table-cell>
          <table:table-cell office:value-type="float" office:value="1.057106794675" calcext:value-type="float">
            <text:p>1.06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64" calcext:value-type="float">
            <text:p>1.464</text:p>
          </table:table-cell>
          <table:table-cell table:style-name="ce71" office:value-type="float" office:value="-2.070813635899" calcext:value-type="float">
            <text:p>-2.07E+00</text:p>
          </table:table-cell>
          <table:table-cell office:value-type="float" office:value="1.464" calcext:value-type="float">
            <text:p>1.464</text:p>
          </table:table-cell>
          <table:table-cell office:value-type="float" office:value="0.6360074631611" calcext:value-type="float">
            <text:p>6.36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65" calcext:value-type="float">
            <text:p>1.465</text:p>
          </table:table-cell>
          <table:table-cell table:style-name="ce71" office:value-type="float" office:value="-2.175192119589" calcext:value-type="float">
            <text:p>-2.18E+00</text:p>
          </table:table-cell>
          <table:table-cell office:value-type="float" office:value="1.465" calcext:value-type="float">
            <text:p>1.465</text:p>
          </table:table-cell>
          <table:table-cell office:value-type="float" office:value="0.2319830926207" calcext:value-type="float">
            <text:p>2.32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66" calcext:value-type="float">
            <text:p>1.466</text:p>
          </table:table-cell>
          <table:table-cell table:style-name="ce71" office:value-type="float" office:value="-2.252058672961" calcext:value-type="float">
            <text:p>-2.25E+00</text:p>
          </table:table-cell>
          <table:table-cell office:value-type="float" office:value="1.466" calcext:value-type="float">
            <text:p>1.466</text:p>
          </table:table-cell>
          <table:table-cell office:value-type="float" office:value="-0.1191531372791" calcext:value-type="float">
            <text:p>-1.19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67" calcext:value-type="float">
            <text:p>1.467</text:p>
          </table:table-cell>
          <table:table-cell table:style-name="ce71" office:value-type="float" office:value="-2.290539363582" calcext:value-type="float">
            <text:p>-2.29E+00</text:p>
          </table:table-cell>
          <table:table-cell office:value-type="float" office:value="1.467" calcext:value-type="float">
            <text:p>1.467</text:p>
          </table:table-cell>
          <table:table-cell office:value-type="float" office:value="-0.3992644655306" calcext:value-type="float">
            <text:p>-3.99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68" calcext:value-type="float">
            <text:p>1.468</text:p>
          </table:table-cell>
          <table:table-cell table:style-name="ce71" office:value-type="float" office:value="-2.26960439333" calcext:value-type="float">
            <text:p>-2.27E+00</text:p>
          </table:table-cell>
          <table:table-cell office:value-type="float" office:value="1.468" calcext:value-type="float">
            <text:p>1.468</text:p>
          </table:table-cell>
          <table:table-cell office:value-type="float" office:value="-0.6065017716711" calcext:value-type="float">
            <text:p>-6.07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69" calcext:value-type="float">
            <text:p>1.469</text:p>
          </table:table-cell>
          <table:table-cell table:style-name="ce71" office:value-type="float" office:value="-2.193098046893" calcext:value-type="float">
            <text:p>-2.19E+00</text:p>
          </table:table-cell>
          <table:table-cell office:value-type="float" office:value="1.469" calcext:value-type="float">
            <text:p>1.469</text:p>
          </table:table-cell>
          <table:table-cell office:value-type="float" office:value="-0.7565710285697" calcext:value-type="float">
            <text:p>-7.57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7" calcext:value-type="float">
            <text:p>1.47</text:p>
          </table:table-cell>
          <table:table-cell table:style-name="ce71" office:value-type="float" office:value="-2.05419688723" calcext:value-type="float">
            <text:p>-2.05E+00</text:p>
          </table:table-cell>
          <table:table-cell office:value-type="float" office:value="1.47" calcext:value-type="float">
            <text:p>1.47</text:p>
          </table:table-cell>
          <table:table-cell office:value-type="float" office:value="-0.8695843988382" calcext:value-type="float">
            <text:p>-8.70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71" calcext:value-type="float">
            <text:p>1.471</text:p>
          </table:table-cell>
          <table:table-cell table:style-name="ce71" office:value-type="float" office:value="-1.850316676981" calcext:value-type="float">
            <text:p>-1.85E+00</text:p>
          </table:table-cell>
          <table:table-cell office:value-type="float" office:value="1.471" calcext:value-type="float">
            <text:p>1.471</text:p>
          </table:table-cell>
          <table:table-cell office:value-type="float" office:value="-0.9786607049761" calcext:value-type="float">
            <text:p>-9.79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72" calcext:value-type="float">
            <text:p>1.472</text:p>
          </table:table-cell>
          <table:table-cell table:style-name="ce71" office:value-type="float" office:value="-1.588457725138" calcext:value-type="float">
            <text:p>-1.59E+00</text:p>
          </table:table-cell>
          <table:table-cell office:value-type="float" office:value="1.472" calcext:value-type="float">
            <text:p>1.472</text:p>
          </table:table-cell>
          <table:table-cell office:value-type="float" office:value="-1.104185695682" calcext:value-type="float">
            <text:p>-1.10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73" calcext:value-type="float">
            <text:p>1.473</text:p>
          </table:table-cell>
          <table:table-cell table:style-name="ce71" office:value-type="float" office:value="-1.278261071153" calcext:value-type="float">
            <text:p>-1.28E+00</text:p>
          </table:table-cell>
          <table:table-cell office:value-type="float" office:value="1.473" calcext:value-type="float">
            <text:p>1.473</text:p>
          </table:table-cell>
          <table:table-cell office:value-type="float" office:value="-1.259110546272" calcext:value-type="float">
            <text:p>-1.26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74" calcext:value-type="float">
            <text:p>1.474</text:p>
          </table:table-cell>
          <table:table-cell table:style-name="ce71" office:value-type="float" office:value="-0.9308645451529" calcext:value-type="float">
            <text:p>-9.31E-01</text:p>
          </table:table-cell>
          <table:table-cell office:value-type="float" office:value="1.474" calcext:value-type="float">
            <text:p>1.474</text:p>
          </table:table-cell>
          <table:table-cell office:value-type="float" office:value="-1.446189939787" calcext:value-type="float">
            <text:p>-1.45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75" calcext:value-type="float">
            <text:p>1.475</text:p>
          </table:table-cell>
          <table:table-cell table:style-name="ce71" office:value-type="float" office:value="-0.5615034688462" calcext:value-type="float">
            <text:p>-5.62E-01</text:p>
          </table:table-cell>
          <table:table-cell office:value-type="float" office:value="1.475" calcext:value-type="float">
            <text:p>1.475</text:p>
          </table:table-cell>
          <table:table-cell office:value-type="float" office:value="-1.650674701837" calcext:value-type="float">
            <text:p>-1.65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76" calcext:value-type="float">
            <text:p>1.476</text:p>
          </table:table-cell>
          <table:table-cell table:style-name="ce71" office:value-type="float" office:value="-0.1817592130951" calcext:value-type="float">
            <text:p>-1.82E-01</text:p>
          </table:table-cell>
          <table:table-cell office:value-type="float" office:value="1.476" calcext:value-type="float">
            <text:p>1.476</text:p>
          </table:table-cell>
          <table:table-cell office:value-type="float" office:value="-1.849354170081" calcext:value-type="float">
            <text:p>-1.85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477" calcext:value-type="float">
            <text:p>1.477</text:p>
          </table:table-cell>
          <table:table-cell table:style-name="ce71" office:value-type="float" office:value="0.1951029519241" calcext:value-type="float">
            <text:p>1.95E-01</text:p>
          </table:table-cell>
          <table:table-cell office:value-type="float" office:value="1.477" calcext:value-type="float">
            <text:p>1.477</text:p>
          </table:table-cell>
          <table:table-cell office:value-type="float" office:value="-1.997973156102" calcext:value-type="float">
            <text:p>-2.00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478" calcext:value-type="float">
            <text:p>1.478</text:p>
          </table:table-cell>
          <table:table-cell table:style-name="ce71" office:value-type="float" office:value="0.5586356727839" calcext:value-type="float">
            <text:p>5.59E-01</text:p>
          </table:table-cell>
          <table:table-cell office:value-type="float" office:value="1.478" calcext:value-type="float">
            <text:p>1.478</text:p>
          </table:table-cell>
          <table:table-cell office:value-type="float" office:value="-2.059242409099" calcext:value-type="float">
            <text:p>-2.06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479" calcext:value-type="float">
            <text:p>1.479</text:p>
          </table:table-cell>
          <table:table-cell table:style-name="ce71" office:value-type="float" office:value="0.8993304307566" calcext:value-type="float">
            <text:p>8.99E-01</text:p>
          </table:table-cell>
          <table:table-cell office:value-type="float" office:value="1.479" calcext:value-type="float">
            <text:p>1.479</text:p>
          </table:table-cell>
          <table:table-cell office:value-type="float" office:value="-2.00320656396" calcext:value-type="float">
            <text:p>-2.00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94"/>
          <table:table-cell table:style-name="ce82"/>
          <table:table-cell table:style-name="ce121"/>
          <table:table-cell table:style-name="ce119"/>
          <table:table-cell office:value-type="float" office:value="1.48" calcext:value-type="float">
            <text:p>1.48</text:p>
          </table:table-cell>
          <table:table-cell table:style-name="ce71" office:value-type="float" office:value="1.209361481661" calcext:value-type="float">
            <text:p>1.21E+00</text:p>
          </table:table-cell>
          <table:table-cell office:value-type="float" office:value="1.48" calcext:value-type="float">
            <text:p>1.48</text:p>
          </table:table-cell>
          <table:table-cell office:value-type="float" office:value="-1.825037549079" calcext:value-type="float">
            <text:p>-1.83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481" calcext:value-type="float">
            <text:p>1.481</text:p>
          </table:table-cell>
          <table:table-cell table:style-name="ce71" office:value-type="float" office:value="1.481206146281" calcext:value-type="float">
            <text:p>1.48E+00</text:p>
          </table:table-cell>
          <table:table-cell office:value-type="float" office:value="1.481" calcext:value-type="float">
            <text:p>1.481</text:p>
          </table:table-cell>
          <table:table-cell office:value-type="float" office:value="-1.551270244987" calcext:value-type="float">
            <text:p>-1.55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482" calcext:value-type="float">
            <text:p>1.482</text:p>
          </table:table-cell>
          <table:table-cell table:style-name="ce71" office:value-type="float" office:value="1.708840620945" calcext:value-type="float">
            <text:p>1.71E+00</text:p>
          </table:table-cell>
          <table:table-cell office:value-type="float" office:value="1.482" calcext:value-type="float">
            <text:p>1.482</text:p>
          </table:table-cell>
          <table:table-cell office:value-type="float" office:value="-1.213754087045" calcext:value-type="float">
            <text:p>-1.21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133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483" calcext:value-type="float">
            <text:p>1.483</text:p>
          </table:table-cell>
          <table:table-cell table:style-name="ce71" office:value-type="float" office:value="1.888114350646" calcext:value-type="float">
            <text:p>1.89E+00</text:p>
          </table:table-cell>
          <table:table-cell office:value-type="float" office:value="1.483" calcext:value-type="float">
            <text:p>1.483</text:p>
          </table:table-cell>
          <table:table-cell office:value-type="float" office:value="-0.8487612011449" calcext:value-type="float">
            <text:p>-8.49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484" calcext:value-type="float">
            <text:p>1.484</text:p>
          </table:table-cell>
          <table:table-cell table:style-name="ce71" office:value-type="float" office:value="2.016212182942" calcext:value-type="float">
            <text:p>2.02E+00</text:p>
          </table:table-cell>
          <table:table-cell office:value-type="float" office:value="1.484" calcext:value-type="float">
            <text:p>1.484</text:p>
          </table:table-cell>
          <table:table-cell office:value-type="float" office:value="-0.4876523403126" calcext:value-type="float">
            <text:p>-4.88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485" calcext:value-type="float">
            <text:p>1.485</text:p>
          </table:table-cell>
          <table:table-cell table:style-name="ce71" office:value-type="float" office:value="2.092905333565" calcext:value-type="float">
            <text:p>2.09E+00</text:p>
          </table:table-cell>
          <table:table-cell office:value-type="float" office:value="1.485" calcext:value-type="float">
            <text:p>1.485</text:p>
          </table:table-cell>
          <table:table-cell office:value-type="float" office:value="-0.1532498317035" calcext:value-type="float">
            <text:p>-1.53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486" calcext:value-type="float">
            <text:p>1.486</text:p>
          </table:table-cell>
          <table:table-cell table:style-name="ce71" office:value-type="float" office:value="2.120601478072" calcext:value-type="float">
            <text:p>2.12E+00</text:p>
          </table:table-cell>
          <table:table-cell office:value-type="float" office:value="1.486" calcext:value-type="float">
            <text:p>1.486</text:p>
          </table:table-cell>
          <table:table-cell office:value-type="float" office:value="0.1449601978593" calcext:value-type="float">
            <text:p>1.45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487" calcext:value-type="float">
            <text:p>1.487</text:p>
          </table:table-cell>
          <table:table-cell table:style-name="ce71" office:value-type="float" office:value="2.101885037153" calcext:value-type="float">
            <text:p>2.10E+00</text:p>
          </table:table-cell>
          <table:table-cell office:value-type="float" office:value="1.487" calcext:value-type="float">
            <text:p>1.487</text:p>
          </table:table-cell>
          <table:table-cell office:value-type="float" office:value="0.4109388750922" calcext:value-type="float">
            <text:p>4.11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94"/>
          <table:table-cell table:style-name="ce119"/>
          <table:table-cell office:value-type="float" office:value="1.488" calcext:value-type="float">
            <text:p>1.488</text:p>
          </table:table-cell>
          <table:table-cell table:style-name="ce71" office:value-type="float" office:value="2.040242887377" calcext:value-type="float">
            <text:p>2.04E+00</text:p>
          </table:table-cell>
          <table:table-cell office:value-type="float" office:value="1.488" calcext:value-type="float">
            <text:p>1.488</text:p>
          </table:table-cell>
          <table:table-cell office:value-type="float" office:value="0.6580396737227" calcext:value-type="float">
            <text:p>6.58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489" calcext:value-type="float">
            <text:p>1.489</text:p>
          </table:table-cell>
          <table:table-cell table:style-name="ce71" office:value-type="float" office:value="1.937194862112" calcext:value-type="float">
            <text:p>1.94E+00</text:p>
          </table:table-cell>
          <table:table-cell office:value-type="float" office:value="1.489" calcext:value-type="float">
            <text:p>1.489</text:p>
          </table:table-cell>
          <table:table-cell office:value-type="float" office:value="0.90473883921" calcext:value-type="float">
            <text:p>9.05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49" calcext:value-type="float">
            <text:p>1.49</text:p>
          </table:table-cell>
          <table:table-cell table:style-name="ce71" office:value-type="float" office:value="1.79818976956" calcext:value-type="float">
            <text:p>1.80E+00</text:p>
          </table:table-cell>
          <table:table-cell office:value-type="float" office:value="1.49" calcext:value-type="float">
            <text:p>1.49</text:p>
          </table:table-cell>
          <table:table-cell office:value-type="float" office:value="1.16432836324" calcext:value-type="float">
            <text:p>1.16E+00</text:p>
          </table:table-cell>
          <table:table-cell table:style-name="ce124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491" calcext:value-type="float">
            <text:p>1.491</text:p>
          </table:table-cell>
          <table:table-cell table:style-name="ce71" office:value-type="float" office:value="1.618506383304" calcext:value-type="float">
            <text:p>1.62E+00</text:p>
          </table:table-cell>
          <table:table-cell office:value-type="float" office:value="1.491" calcext:value-type="float">
            <text:p>1.491</text:p>
          </table:table-cell>
          <table:table-cell office:value-type="float" office:value="1.435919239122" calcext:value-type="float">
            <text:p>1.44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492" calcext:value-type="float">
            <text:p>1.492</text:p>
          </table:table-cell>
          <table:table-cell table:style-name="ce71" office:value-type="float" office:value="1.40293919002" calcext:value-type="float">
            <text:p>1.40E+00</text:p>
          </table:table-cell>
          <table:table-cell office:value-type="float" office:value="1.492" calcext:value-type="float">
            <text:p>1.492</text:p>
          </table:table-cell>
          <table:table-cell office:value-type="float" office:value="1.700738609747" calcext:value-type="float">
            <text:p>1.70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493" calcext:value-type="float">
            <text:p>1.493</text:p>
          </table:table-cell>
          <table:table-cell table:style-name="ce71" office:value-type="float" office:value="1.152620357422" calcext:value-type="float">
            <text:p>1.15E+00</text:p>
          </table:table-cell>
          <table:table-cell office:value-type="float" office:value="1.493" calcext:value-type="float">
            <text:p>1.493</text:p>
          </table:table-cell>
          <table:table-cell office:value-type="float" office:value="1.922487479553" calcext:value-type="float">
            <text:p>1.92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494" calcext:value-type="float">
            <text:p>1.494</text:p>
          </table:table-cell>
          <table:table-cell table:style-name="ce71" office:value-type="float" office:value="0.8717536152392" calcext:value-type="float">
            <text:p>8.72E-01</text:p>
          </table:table-cell>
          <table:table-cell office:value-type="float" office:value="1.494" calcext:value-type="float">
            <text:p>1.494</text:p>
          </table:table-cell>
          <table:table-cell office:value-type="float" office:value="2.057132424101" calcext:value-type="float">
            <text:p>2.06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495" calcext:value-type="float">
            <text:p>1.495</text:p>
          </table:table-cell>
          <table:table-cell table:style-name="ce71" office:value-type="float" office:value="0.567374138695" calcext:value-type="float">
            <text:p>5.67E-01</text:p>
          </table:table-cell>
          <table:table-cell office:value-type="float" office:value="1.495" calcext:value-type="float">
            <text:p>1.495</text:p>
          </table:table-cell>
          <table:table-cell office:value-type="float" office:value="2.070967782542" calcext:value-type="float">
            <text:p>2.07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496" calcext:value-type="float">
            <text:p>1.496</text:p>
          </table:table-cell>
          <table:table-cell table:style-name="ce71" office:value-type="float" office:value="0.2471172655343" calcext:value-type="float">
            <text:p>2.47E-01</text:p>
          </table:table-cell>
          <table:table-cell office:value-type="float" office:value="1.496" calcext:value-type="float">
            <text:p>1.496</text:p>
          </table:table-cell>
          <table:table-cell office:value-type="float" office:value="1.950112392075" calcext:value-type="float">
            <text:p>1.95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497" calcext:value-type="float">
            <text:p>1.497</text:p>
          </table:table-cell>
          <table:table-cell table:style-name="ce71" office:value-type="float" office:value="-0.07755259235822" calcext:value-type="float">
            <text:p>-7.76E-02</text:p>
          </table:table-cell>
          <table:table-cell office:value-type="float" office:value="1.497" calcext:value-type="float">
            <text:p>1.497</text:p>
          </table:table-cell>
          <table:table-cell office:value-type="float" office:value="1.702786166128" calcext:value-type="float">
            <text:p>1.70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498" calcext:value-type="float">
            <text:p>1.498</text:p>
          </table:table-cell>
          <table:table-cell table:style-name="ce71" office:value-type="float" office:value="-0.3993408285361" calcext:value-type="float">
            <text:p>-3.99E-01</text:p>
          </table:table-cell>
          <table:table-cell office:value-type="float" office:value="1.498" calcext:value-type="float">
            <text:p>1.498</text:p>
          </table:table-cell>
          <table:table-cell office:value-type="float" office:value="1.358602946263" calcext:value-type="float">
            <text:p>1.36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499" calcext:value-type="float">
            <text:p>1.499</text:p>
          </table:table-cell>
          <table:table-cell table:style-name="ce71" office:value-type="float" office:value="-0.7030998013716" calcext:value-type="float">
            <text:p>-7.03E-01</text:p>
          </table:table-cell>
          <table:table-cell office:value-type="float" office:value="1.499" calcext:value-type="float">
            <text:p>1.499</text:p>
          </table:table-cell>
          <table:table-cell office:value-type="float" office:value="0.9533512971316" calcext:value-type="float">
            <text:p>9.53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81"/>
          <table:table-cell table:style-name="ce83"/>
          <table:table-cell table:style-name="ce81"/>
          <table:table-cell table:style-name="ce120"/>
          <table:table-cell office:value-type="float" office:value="1.5" calcext:value-type="float">
            <text:p>1.5</text:p>
          </table:table-cell>
          <table:table-cell table:style-name="ce71" office:value-type="float" office:value="-0.9893613160662" calcext:value-type="float">
            <text:p>-9.89E-01</text:p>
          </table:table-cell>
          <table:table-cell office:value-type="float" office:value="1.5" calcext:value-type="float">
            <text:p>1.5</text:p>
          </table:table-cell>
          <table:table-cell office:value-type="float" office:value="0.5326692032801" calcext:value-type="float">
            <text:p>5.33E-01</text:p>
          </table:table-cell>
          <table:table-cell table:style-name="ce81"/>
          <table:table-cell table:style-name="ce120"/>
          <table:table-cell table:style-name="ce81"/>
          <table:table-cell table:style-name="ce120"/>
          <table:table-cell table:style-name="ce134"/>
          <table:table-cell table:style-name="ce120"/>
        </table:table-row>
        <table:table-row table:style-name="ro2">
          <table:table-cell table:number-columns-repeated="6"/>
          <table:table-cell office:value-type="float" office:value="1.501" calcext:value-type="float">
            <text:p>1.501</text:p>
          </table:table-cell>
          <table:table-cell office:value-type="float" office:value="0.1375916114746" calcext:value-type="float">
            <text:p>1.38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02" calcext:value-type="float">
            <text:p>1.502</text:p>
          </table:table-cell>
          <table:table-cell office:value-type="float" office:value="-0.2003248607117" calcext:value-type="float">
            <text:p>-2.00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03" calcext:value-type="float">
            <text:p>1.503</text:p>
          </table:table-cell>
          <table:table-cell office:value-type="float" office:value="-0.4664478663377" calcext:value-type="float">
            <text:p>-4.66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04" calcext:value-type="float">
            <text:p>1.504</text:p>
          </table:table-cell>
          <table:table-cell office:value-type="float" office:value="-0.6628965541634" calcext:value-type="float">
            <text:p>-6.63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05" calcext:value-type="float">
            <text:p>1.505</text:p>
          </table:table-cell>
          <table:table-cell office:value-type="float" office:value="-0.8025964214988" calcext:value-type="float">
            <text:p>-8.03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06" calcext:value-type="float">
            <text:p>1.506</text:p>
          </table:table-cell>
          <table:table-cell office:value-type="float" office:value="-0.9186556705453" calcext:value-type="float">
            <text:p>-9.19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07" calcext:value-type="float">
            <text:p>1.507</text:p>
          </table:table-cell>
          <table:table-cell office:value-type="float" office:value="-1.024500781177" calcext:value-type="float">
            <text:p>-1.0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08" calcext:value-type="float">
            <text:p>1.508</text:p>
          </table:table-cell>
          <table:table-cell office:value-type="float" office:value="-1.154568838066" calcext:value-type="float">
            <text:p>-1.1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09" calcext:value-type="float">
            <text:p>1.509</text:p>
          </table:table-cell>
          <table:table-cell office:value-type="float" office:value="-1.313328614004" calcext:value-type="float">
            <text:p>-1.3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1" calcext:value-type="float">
            <text:p>1.51</text:p>
          </table:table-cell>
          <table:table-cell office:value-type="float" office:value="-1.501718490763" calcext:value-type="float">
            <text:p>-1.5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11" calcext:value-type="float">
            <text:p>1.511</text:p>
          </table:table-cell>
          <table:table-cell office:value-type="float" office:value="-1.703206407118" calcext:value-type="float">
            <text:p>-1.7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12" calcext:value-type="float">
            <text:p>1.512</text:p>
          </table:table-cell>
          <table:table-cell office:value-type="float" office:value="-1.889680020188" calcext:value-type="float">
            <text:p>-1.8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13" calcext:value-type="float">
            <text:p>1.513</text:p>
          </table:table-cell>
          <table:table-cell office:value-type="float" office:value="-2.017768752045" calcext:value-type="float">
            <text:p>-2.0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14" calcext:value-type="float">
            <text:p>1.514</text:p>
          </table:table-cell>
          <table:table-cell office:value-type="float" office:value="-2.047850040332" calcext:value-type="float">
            <text:p>-2.0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15" calcext:value-type="float">
            <text:p>1.515</text:p>
          </table:table-cell>
          <table:table-cell office:value-type="float" office:value="-1.960109183207" calcext:value-type="float">
            <text:p>-1.9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16" calcext:value-type="float">
            <text:p>1.516</text:p>
          </table:table-cell>
          <table:table-cell office:value-type="float" office:value="-1.754707445219" calcext:value-type="float">
            <text:p>-1.7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17" calcext:value-type="float">
            <text:p>1.517</text:p>
          </table:table-cell>
          <table:table-cell office:value-type="float" office:value="-1.463037111611" calcext:value-type="float">
            <text:p>-1.4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18" calcext:value-type="float">
            <text:p>1.518</text:p>
          </table:table-cell>
          <table:table-cell office:value-type="float" office:value="-1.115009191435" calcext:value-type="float">
            <text:p>-1.1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19" calcext:value-type="float">
            <text:p>1.519</text:p>
          </table:table-cell>
          <table:table-cell office:value-type="float" office:value="-0.7468936971772" calcext:value-type="float">
            <text:p>-7.47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2" calcext:value-type="float">
            <text:p>1.52</text:p>
          </table:table-cell>
          <table:table-cell office:value-type="float" office:value="-0.389472909713" calcext:value-type="float">
            <text:p>-3.89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21" calcext:value-type="float">
            <text:p>1.521</text:p>
          </table:table-cell>
          <table:table-cell office:value-type="float" office:value="-0.06309647641136" calcext:value-type="float">
            <text:p>-6.31E-02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22" calcext:value-type="float">
            <text:p>1.522</text:p>
          </table:table-cell>
          <table:table-cell office:value-type="float" office:value="0.2267383718547" calcext:value-type="float">
            <text:p>2.27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23" calcext:value-type="float">
            <text:p>1.523</text:p>
          </table:table-cell>
          <table:table-cell office:value-type="float" office:value="0.4850042993961" calcext:value-type="float">
            <text:p>4.85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24" calcext:value-type="float">
            <text:p>1.524</text:p>
          </table:table-cell>
          <table:table-cell office:value-type="float" office:value="0.7282965688954" calcext:value-type="float">
            <text:p>7.28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25" calcext:value-type="float">
            <text:p>1.525</text:p>
          </table:table-cell>
          <table:table-cell office:value-type="float" office:value="0.9749340639628" calcext:value-type="float">
            <text:p>9.75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26" calcext:value-type="float">
            <text:p>1.526</text:p>
          </table:table-cell>
          <table:table-cell office:value-type="float" office:value="1.234327866785" calcext:value-type="float">
            <text:p>1.2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27" calcext:value-type="float">
            <text:p>1.527</text:p>
          </table:table-cell>
          <table:table-cell office:value-type="float" office:value="1.504128255594" calcext:value-type="float">
            <text:p>1.5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28" calcext:value-type="float">
            <text:p>1.528</text:p>
          </table:table-cell>
          <table:table-cell office:value-type="float" office:value="1.760224158302" calcext:value-type="float">
            <text:p>1.7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29" calcext:value-type="float">
            <text:p>1.529</text:p>
          </table:table-cell>
          <table:table-cell office:value-type="float" office:value="1.962465005543" calcext:value-type="float">
            <text:p>1.9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3" calcext:value-type="float">
            <text:p>1.53</text:p>
          </table:table-cell>
          <table:table-cell office:value-type="float" office:value="2.070935349686" calcext:value-type="float">
            <text:p>2.0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31" calcext:value-type="float">
            <text:p>1.531</text:p>
          </table:table-cell>
          <table:table-cell office:value-type="float" office:value="2.052201419028" calcext:value-type="float">
            <text:p>2.0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32" calcext:value-type="float">
            <text:p>1.532</text:p>
          </table:table-cell>
          <table:table-cell office:value-type="float" office:value="1.89821038065" calcext:value-type="float">
            <text:p>1.9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33" calcext:value-type="float">
            <text:p>1.533</text:p>
          </table:table-cell>
          <table:table-cell office:value-type="float" office:value="1.625536876321" calcext:value-type="float">
            <text:p>1.6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34" calcext:value-type="float">
            <text:p>1.534</text:p>
          </table:table-cell>
          <table:table-cell office:value-type="float" office:value="1.260348533019" calcext:value-type="float">
            <text:p>1.2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35" calcext:value-type="float">
            <text:p>1.535</text:p>
          </table:table-cell>
          <table:table-cell office:value-type="float" office:value="0.8462766878696" calcext:value-type="float">
            <text:p>8.46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36" calcext:value-type="float">
            <text:p>1.536</text:p>
          </table:table-cell>
          <table:table-cell office:value-type="float" office:value="0.4257895632472" calcext:value-type="float">
            <text:p>4.26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37" calcext:value-type="float">
            <text:p>1.537</text:p>
          </table:table-cell>
          <table:table-cell office:value-type="float" office:value="0.0385480998656" calcext:value-type="float">
            <text:p>3.85E-02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38" calcext:value-type="float">
            <text:p>1.538</text:p>
          </table:table-cell>
          <table:table-cell office:value-type="float" office:value="-0.2857985511071" calcext:value-type="float">
            <text:p>-2.86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39" calcext:value-type="float">
            <text:p>1.539</text:p>
          </table:table-cell>
          <table:table-cell office:value-type="float" office:value="-0.5369855489068" calcext:value-type="float">
            <text:p>-5.37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4" calcext:value-type="float">
            <text:p>1.54</text:p>
          </table:table-cell>
          <table:table-cell office:value-type="float" office:value="-0.7188319592007" calcext:value-type="float">
            <text:p>-7.19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41" calcext:value-type="float">
            <text:p>1.541</text:p>
          </table:table-cell>
          <table:table-cell office:value-type="float" office:value="-0.8504075181564" calcext:value-type="float">
            <text:p>-8.50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42" calcext:value-type="float">
            <text:p>1.542</text:p>
          </table:table-cell>
          <table:table-cell office:value-type="float" office:value="-0.9558176512095" calcext:value-type="float">
            <text:p>-9.56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43" calcext:value-type="float">
            <text:p>1.543</text:p>
          </table:table-cell>
          <table:table-cell office:value-type="float" office:value="-1.066817350856" calcext:value-type="float">
            <text:p>-1.0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44" calcext:value-type="float">
            <text:p>1.544</text:p>
          </table:table-cell>
          <table:table-cell office:value-type="float" office:value="-1.200924295777" calcext:value-type="float">
            <text:p>-1.2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45" calcext:value-type="float">
            <text:p>1.545</text:p>
          </table:table-cell>
          <table:table-cell office:value-type="float" office:value="-1.361714705698" calcext:value-type="float">
            <text:p>-1.3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46" calcext:value-type="float">
            <text:p>1.546</text:p>
          </table:table-cell>
          <table:table-cell office:value-type="float" office:value="-1.553436176586" calcext:value-type="float">
            <text:p>-1.5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47" calcext:value-type="float">
            <text:p>1.547</text:p>
          </table:table-cell>
          <table:table-cell office:value-type="float" office:value="-1.748413385029" calcext:value-type="float">
            <text:p>-1.7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48" calcext:value-type="float">
            <text:p>1.548</text:p>
          </table:table-cell>
          <table:table-cell office:value-type="float" office:value="-1.925954074873" calcext:value-type="float">
            <text:p>-1.9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49" calcext:value-type="float">
            <text:p>1.549</text:p>
          </table:table-cell>
          <table:table-cell office:value-type="float" office:value="-2.029731323111" calcext:value-type="float">
            <text:p>-2.0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5" calcext:value-type="float">
            <text:p>1.55</text:p>
          </table:table-cell>
          <table:table-cell office:value-type="float" office:value="-2.032270651737" calcext:value-type="float">
            <text:p>-2.0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51" calcext:value-type="float">
            <text:p>1.551</text:p>
          </table:table-cell>
          <table:table-cell office:value-type="float" office:value="-1.911548118433" calcext:value-type="float">
            <text:p>-1.9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52" calcext:value-type="float">
            <text:p>1.552</text:p>
          </table:table-cell>
          <table:table-cell office:value-type="float" office:value="-1.682875615327" calcext:value-type="float">
            <text:p>-1.6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53" calcext:value-type="float">
            <text:p>1.553</text:p>
          </table:table-cell>
          <table:table-cell office:value-type="float" office:value="-1.369888196551" calcext:value-type="float">
            <text:p>-1.3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54" calcext:value-type="float">
            <text:p>1.554</text:p>
          </table:table-cell>
          <table:table-cell office:value-type="float" office:value="-1.013452464741" calcext:value-type="float">
            <text:p>-1.0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55" calcext:value-type="float">
            <text:p>1.555</text:p>
          </table:table-cell>
          <table:table-cell office:value-type="float" office:value="-0.6444285059012" calcext:value-type="float">
            <text:p>-6.44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56" calcext:value-type="float">
            <text:p>1.556</text:p>
          </table:table-cell>
          <table:table-cell office:value-type="float" office:value="-0.2926382188421" calcext:value-type="float">
            <text:p>-2.93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57" calcext:value-type="float">
            <text:p>1.557</text:p>
          </table:table-cell>
          <table:table-cell office:value-type="float" office:value="0.024873028255" calcext:value-type="float">
            <text:p>2.49E-02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58" calcext:value-type="float">
            <text:p>1.558</text:p>
          </table:table-cell>
          <table:table-cell office:value-type="float" office:value="0.3049081761342" calcext:value-type="float">
            <text:p>3.05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59" calcext:value-type="float">
            <text:p>1.559</text:p>
          </table:table-cell>
          <table:table-cell office:value-type="float" office:value="0.5560525786962" calcext:value-type="float">
            <text:p>5.56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6" calcext:value-type="float">
            <text:p>1.56</text:p>
          </table:table-cell>
          <table:table-cell office:value-type="float" office:value="0.7964757817465" calcext:value-type="float">
            <text:p>7.96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61" calcext:value-type="float">
            <text:p>1.561</text:p>
          </table:table-cell>
          <table:table-cell office:value-type="float" office:value="1.043307753631" calcext:value-type="float">
            <text:p>1.0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62" calcext:value-type="float">
            <text:p>1.562</text:p>
          </table:table-cell>
          <table:table-cell office:value-type="float" office:value="1.304313158081" calcext:value-type="float">
            <text:p>1.3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63" calcext:value-type="float">
            <text:p>1.563</text:p>
          </table:table-cell>
          <table:table-cell office:value-type="float" office:value="1.572452857308" calcext:value-type="float">
            <text:p>1.5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64" calcext:value-type="float">
            <text:p>1.564</text:p>
          </table:table-cell>
          <table:table-cell office:value-type="float" office:value="1.819213745141" calcext:value-type="float">
            <text:p>1.8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65" calcext:value-type="float">
            <text:p>1.565</text:p>
          </table:table-cell>
          <table:table-cell office:value-type="float" office:value="2.003335420425" calcext:value-type="float">
            <text:p>2.0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66" calcext:value-type="float">
            <text:p>1.566</text:p>
          </table:table-cell>
          <table:table-cell office:value-type="float" office:value="2.08129193389" calcext:value-type="float">
            <text:p>2.0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67" calcext:value-type="float">
            <text:p>1.567</text:p>
          </table:table-cell>
          <table:table-cell office:value-type="float" office:value="2.029187986371" calcext:value-type="float">
            <text:p>2.0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68" calcext:value-type="float">
            <text:p>1.568</text:p>
          </table:table-cell>
          <table:table-cell office:value-type="float" office:value="1.842488014417" calcext:value-type="float">
            <text:p>1.8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69" calcext:value-type="float">
            <text:p>1.569</text:p>
          </table:table-cell>
          <table:table-cell office:value-type="float" office:value="1.539547799996" calcext:value-type="float">
            <text:p>1.5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7" calcext:value-type="float">
            <text:p>1.57</text:p>
          </table:table-cell>
          <table:table-cell office:value-type="float" office:value="1.156097854988" calcext:value-type="float">
            <text:p>1.1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71" calcext:value-type="float">
            <text:p>1.571</text:p>
          </table:table-cell>
          <table:table-cell office:value-type="float" office:value="0.7322152984698" calcext:value-type="float">
            <text:p>7.32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72" calcext:value-type="float">
            <text:p>1.572</text:p>
          </table:table-cell>
          <table:table-cell office:value-type="float" office:value="0.3128369744489" calcext:value-type="float">
            <text:p>3.13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73" calcext:value-type="float">
            <text:p>1.573</text:p>
          </table:table-cell>
          <table:table-cell office:value-type="float" office:value="-0.06406914966364" calcext:value-type="float">
            <text:p>-6.41E-02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74" calcext:value-type="float">
            <text:p>1.574</text:p>
          </table:table-cell>
          <table:table-cell office:value-type="float" office:value="-0.372891928017" calcext:value-type="float">
            <text:p>-3.73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75" calcext:value-type="float">
            <text:p>1.575</text:p>
          </table:table-cell>
          <table:table-cell office:value-type="float" office:value="-0.6060199760143" calcext:value-type="float">
            <text:p>-6.06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76" calcext:value-type="float">
            <text:p>1.576</text:p>
          </table:table-cell>
          <table:table-cell office:value-type="float" office:value="-0.7713719259456" calcext:value-type="float">
            <text:p>-7.71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77" calcext:value-type="float">
            <text:p>1.577</text:p>
          </table:table-cell>
          <table:table-cell office:value-type="float" office:value="-0.8916871089295" calcext:value-type="float">
            <text:p>-8.92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78" calcext:value-type="float">
            <text:p>1.578</text:p>
          </table:table-cell>
          <table:table-cell office:value-type="float" office:value="-0.9952190021071" calcext:value-type="float">
            <text:p>-9.95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79" calcext:value-type="float">
            <text:p>1.579</text:p>
          </table:table-cell>
          <table:table-cell office:value-type="float" office:value="-1.103245313883" calcext:value-type="float">
            <text:p>-1.1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8" calcext:value-type="float">
            <text:p>1.58</text:p>
          </table:table-cell>
          <table:table-cell office:value-type="float" office:value="-1.240058000706" calcext:value-type="float">
            <text:p>-1.2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81" calcext:value-type="float">
            <text:p>1.581</text:p>
          </table:table-cell>
          <table:table-cell office:value-type="float" office:value="-1.410019468687" calcext:value-type="float">
            <text:p>-1.4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82" calcext:value-type="float">
            <text:p>1.582</text:p>
          </table:table-cell>
          <table:table-cell office:value-type="float" office:value="-1.601411557562" calcext:value-type="float">
            <text:p>-1.6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83" calcext:value-type="float">
            <text:p>1.583</text:p>
          </table:table-cell>
          <table:table-cell office:value-type="float" office:value="-1.796866858249" calcext:value-type="float">
            <text:p>-1.8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84" calcext:value-type="float">
            <text:p>1.584</text:p>
          </table:table-cell>
          <table:table-cell office:value-type="float" office:value="-1.956627953083" calcext:value-type="float">
            <text:p>-1.9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85" calcext:value-type="float">
            <text:p>1.585</text:p>
          </table:table-cell>
          <table:table-cell office:value-type="float" office:value="-2.040403435255" calcext:value-type="float">
            <text:p>-2.0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86" calcext:value-type="float">
            <text:p>1.586</text:p>
          </table:table-cell>
          <table:table-cell office:value-type="float" office:value="-2.007998559078" calcext:value-type="float">
            <text:p>-2.0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87" calcext:value-type="float">
            <text:p>1.587</text:p>
          </table:table-cell>
          <table:table-cell office:value-type="float" office:value="-1.85842393153" calcext:value-type="float">
            <text:p>-1.8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88" calcext:value-type="float">
            <text:p>1.588</text:p>
          </table:table-cell>
          <table:table-cell office:value-type="float" office:value="-1.603998437009" calcext:value-type="float">
            <text:p>-1.6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89" calcext:value-type="float">
            <text:p>1.589</text:p>
          </table:table-cell>
          <table:table-cell office:value-type="float" office:value="-1.274663487276" calcext:value-type="float">
            <text:p>-1.2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9" calcext:value-type="float">
            <text:p>1.59</text:p>
          </table:table-cell>
          <table:table-cell office:value-type="float" office:value="-0.9095630362448" calcext:value-type="float">
            <text:p>-9.10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91" calcext:value-type="float">
            <text:p>1.591</text:p>
          </table:table-cell>
          <table:table-cell office:value-type="float" office:value="-0.5410126286435" calcext:value-type="float">
            <text:p>-5.41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92" calcext:value-type="float">
            <text:p>1.592</text:p>
          </table:table-cell>
          <table:table-cell office:value-type="float" office:value="-0.1970840602055" calcext:value-type="float">
            <text:p>-1.97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93" calcext:value-type="float">
            <text:p>1.593</text:p>
          </table:table-cell>
          <table:table-cell office:value-type="float" office:value="0.1103799065777" calcext:value-type="float">
            <text:p>1.10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94" calcext:value-type="float">
            <text:p>1.594</text:p>
          </table:table-cell>
          <table:table-cell office:value-type="float" office:value="0.3794606151221" calcext:value-type="float">
            <text:p>3.79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95" calcext:value-type="float">
            <text:p>1.595</text:p>
          </table:table-cell>
          <table:table-cell office:value-type="float" office:value="0.6238849914843" calcext:value-type="float">
            <text:p>6.24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96" calcext:value-type="float">
            <text:p>1.596</text:p>
          </table:table-cell>
          <table:table-cell office:value-type="float" office:value="0.8619306016842" calcext:value-type="float">
            <text:p>8.62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97" calcext:value-type="float">
            <text:p>1.597</text:p>
          </table:table-cell>
          <table:table-cell office:value-type="float" office:value="1.110587778933" calcext:value-type="float">
            <text:p>1.1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98" calcext:value-type="float">
            <text:p>1.598</text:p>
          </table:table-cell>
          <table:table-cell office:value-type="float" office:value="1.374840654266" calcext:value-type="float">
            <text:p>1.3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99" calcext:value-type="float">
            <text:p>1.599</text:p>
          </table:table-cell>
          <table:table-cell office:value-type="float" office:value="1.641902486735" calcext:value-type="float">
            <text:p>1.6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" calcext:value-type="float">
            <text:p>1.6</text:p>
          </table:table-cell>
          <table:table-cell office:value-type="float" office:value="1.877769214436" calcext:value-type="float">
            <text:p>1.8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01" calcext:value-type="float">
            <text:p>1.601</text:p>
          </table:table-cell>
          <table:table-cell office:value-type="float" office:value="2.039968126674" calcext:value-type="float">
            <text:p>2.0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02" calcext:value-type="float">
            <text:p>1.602</text:p>
          </table:table-cell>
          <table:table-cell office:value-type="float" office:value="2.087095787746" calcext:value-type="float">
            <text:p>2.0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03" calcext:value-type="float">
            <text:p>1.603</text:p>
          </table:table-cell>
          <table:table-cell office:value-type="float" office:value="1.997945938449" calcext:value-type="float">
            <text:p>2.0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04" calcext:value-type="float">
            <text:p>1.604</text:p>
          </table:table-cell>
          <table:table-cell office:value-type="float" office:value="1.77549675979" calcext:value-type="float">
            <text:p>1.7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05" calcext:value-type="float">
            <text:p>1.605</text:p>
          </table:table-cell>
          <table:table-cell office:value-type="float" office:value="1.446854521256" calcext:value-type="float">
            <text:p>1.4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06" calcext:value-type="float">
            <text:p>1.606</text:p>
          </table:table-cell>
          <table:table-cell office:value-type="float" office:value="1.043049834295" calcext:value-type="float">
            <text:p>1.0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07" calcext:value-type="float">
            <text:p>1.607</text:p>
          </table:table-cell>
          <table:table-cell office:value-type="float" office:value="0.6117419443453" calcext:value-type="float">
            <text:p>6.12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08" calcext:value-type="float">
            <text:p>1.608</text:p>
          </table:table-cell>
          <table:table-cell office:value-type="float" office:value="0.1968593923362" calcext:value-type="float">
            <text:p>1.97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09" calcext:value-type="float">
            <text:p>1.609</text:p>
          </table:table-cell>
          <table:table-cell office:value-type="float" office:value="-0.1664779344273" calcext:value-type="float">
            <text:p>-1.66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1" calcext:value-type="float">
            <text:p>1.61</text:p>
          </table:table-cell>
          <table:table-cell office:value-type="float" office:value="-0.4564324090253" calcext:value-type="float">
            <text:p>-4.56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11" calcext:value-type="float">
            <text:p>1.611</text:p>
          </table:table-cell>
          <table:table-cell office:value-type="float" office:value="-0.669445468084" calcext:value-type="float">
            <text:p>-6.69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12" calcext:value-type="float">
            <text:p>1.612</text:p>
          </table:table-cell>
          <table:table-cell office:value-type="float" office:value="-0.8179967501455" calcext:value-type="float">
            <text:p>-8.18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13" calcext:value-type="float">
            <text:p>1.613</text:p>
          </table:table-cell>
          <table:table-cell office:value-type="float" office:value="-0.9291732404937" calcext:value-type="float">
            <text:p>-9.29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14" calcext:value-type="float">
            <text:p>1.614</text:p>
          </table:table-cell>
          <table:table-cell office:value-type="float" office:value="-1.024098802959" calcext:value-type="float">
            <text:p>-1.0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15" calcext:value-type="float">
            <text:p>1.615</text:p>
          </table:table-cell>
          <table:table-cell office:value-type="float" office:value="-1.137387320572" calcext:value-type="float">
            <text:p>-1.1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16" calcext:value-type="float">
            <text:p>1.616</text:p>
          </table:table-cell>
          <table:table-cell office:value-type="float" office:value="-1.279434386573" calcext:value-type="float">
            <text:p>-1.2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17" calcext:value-type="float">
            <text:p>1.617</text:p>
          </table:table-cell>
          <table:table-cell office:value-type="float" office:value="-1.454644687493" calcext:value-type="float">
            <text:p>-1.4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18" calcext:value-type="float">
            <text:p>1.618</text:p>
          </table:table-cell>
          <table:table-cell office:value-type="float" office:value="-1.650904670762" calcext:value-type="float">
            <text:p>-1.6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19" calcext:value-type="float">
            <text:p>1.619</text:p>
          </table:table-cell>
          <table:table-cell office:value-type="float" office:value="-1.840512080964" calcext:value-type="float">
            <text:p>-1.8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2" calcext:value-type="float">
            <text:p>1.62</text:p>
          </table:table-cell>
          <table:table-cell office:value-type="float" office:value="-1.989039895624" calcext:value-type="float">
            <text:p>-1.9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21" calcext:value-type="float">
            <text:p>1.621</text:p>
          </table:table-cell>
          <table:table-cell office:value-type="float" office:value="-2.04284988321" calcext:value-type="float">
            <text:p>-2.0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22" calcext:value-type="float">
            <text:p>1.622</text:p>
          </table:table-cell>
          <table:table-cell office:value-type="float" office:value="-1.979773611021" calcext:value-type="float">
            <text:p>-1.9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23" calcext:value-type="float">
            <text:p>1.623</text:p>
          </table:table-cell>
          <table:table-cell office:value-type="float" office:value="-1.79889866197" calcext:value-type="float">
            <text:p>-1.8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24" calcext:value-type="float">
            <text:p>1.624</text:p>
          </table:table-cell>
          <table:table-cell office:value-type="float" office:value="-1.519135940094" calcext:value-type="float">
            <text:p>-1.5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25" calcext:value-type="float">
            <text:p>1.625</text:p>
          </table:table-cell>
          <table:table-cell office:value-type="float" office:value="-1.174768654174" calcext:value-type="float">
            <text:p>-1.1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26" calcext:value-type="float">
            <text:p>1.626</text:p>
          </table:table-cell>
          <table:table-cell office:value-type="float" office:value="-0.8038754118291" calcext:value-type="float">
            <text:p>-8.04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27" calcext:value-type="float">
            <text:p>1.627</text:p>
          </table:table-cell>
          <table:table-cell office:value-type="float" office:value="-0.4395377923677" calcext:value-type="float">
            <text:p>-4.40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28" calcext:value-type="float">
            <text:p>1.628</text:p>
          </table:table-cell>
          <table:table-cell office:value-type="float" office:value="-0.1037235418439" calcext:value-type="float">
            <text:p>-1.04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29" calcext:value-type="float">
            <text:p>1.629</text:p>
          </table:table-cell>
          <table:table-cell office:value-type="float" office:value="0.1914359743699" calcext:value-type="float">
            <text:p>1.91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3" calcext:value-type="float">
            <text:p>1.63</text:p>
          </table:table-cell>
          <table:table-cell office:value-type="float" office:value="0.4510495911858" calcext:value-type="float">
            <text:p>4.51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31" calcext:value-type="float">
            <text:p>1.631</text:p>
          </table:table-cell>
          <table:table-cell office:value-type="float" office:value="0.689252108466" calcext:value-type="float">
            <text:p>6.89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32" calcext:value-type="float">
            <text:p>1.632</text:p>
          </table:table-cell>
          <table:table-cell office:value-type="float" office:value="0.9276775310444" calcext:value-type="float">
            <text:p>9.28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33" calcext:value-type="float">
            <text:p>1.633</text:p>
          </table:table-cell>
          <table:table-cell office:value-type="float" office:value="1.180257993369" calcext:value-type="float">
            <text:p>1.1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34" calcext:value-type="float">
            <text:p>1.634</text:p>
          </table:table-cell>
          <table:table-cell office:value-type="float" office:value="1.448961058924" calcext:value-type="float">
            <text:p>1.4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35" calcext:value-type="float">
            <text:p>1.635</text:p>
          </table:table-cell>
          <table:table-cell office:value-type="float" office:value="1.71361108044" calcext:value-type="float">
            <text:p>1.7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36" calcext:value-type="float">
            <text:p>1.636</text:p>
          </table:table-cell>
          <table:table-cell office:value-type="float" office:value="1.937594638261" calcext:value-type="float">
            <text:p>1.9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37" calcext:value-type="float">
            <text:p>1.637</text:p>
          </table:table-cell>
          <table:table-cell office:value-type="float" office:value="2.07266315139" calcext:value-type="float">
            <text:p>2.0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38" calcext:value-type="float">
            <text:p>1.638</text:p>
          </table:table-cell>
          <table:table-cell office:value-type="float" office:value="2.08452896958" calcext:value-type="float">
            <text:p>2.0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39" calcext:value-type="float">
            <text:p>1.639</text:p>
          </table:table-cell>
          <table:table-cell office:value-type="float" office:value="1.955904945229" calcext:value-type="float">
            <text:p>1.9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4" calcext:value-type="float">
            <text:p>1.64</text:p>
          </table:table-cell>
          <table:table-cell office:value-type="float" office:value="1.699199942339" calcext:value-type="float">
            <text:p>1.7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41" calcext:value-type="float">
            <text:p>1.641</text:p>
          </table:table-cell>
          <table:table-cell office:value-type="float" office:value="1.340845861187" calcext:value-type="float">
            <text:p>1.3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42" calcext:value-type="float">
            <text:p>1.642</text:p>
          </table:table-cell>
          <table:table-cell office:value-type="float" office:value="0.9210262158174" calcext:value-type="float">
            <text:p>9.21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43" calcext:value-type="float">
            <text:p>1.643</text:p>
          </table:table-cell>
          <table:table-cell office:value-type="float" office:value="0.4862210397608" calcext:value-type="float">
            <text:p>4.86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44" calcext:value-type="float">
            <text:p>1.644</text:p>
          </table:table-cell>
          <table:table-cell office:value-type="float" office:value="0.07900300098937" calcext:value-type="float">
            <text:p>7.90E-02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45" calcext:value-type="float">
            <text:p>1.645</text:p>
          </table:table-cell>
          <table:table-cell office:value-type="float" office:value="-0.2653008659733" calcext:value-type="float">
            <text:p>-2.65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46" calcext:value-type="float">
            <text:p>1.646</text:p>
          </table:table-cell>
          <table:table-cell office:value-type="float" office:value="-0.5336418870651" calcext:value-type="float">
            <text:p>-5.34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47" calcext:value-type="float">
            <text:p>1.647</text:p>
          </table:table-cell>
          <table:table-cell office:value-type="float" office:value="-0.7252134486881" calcext:value-type="float">
            <text:p>-7.25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48" calcext:value-type="float">
            <text:p>1.648</text:p>
          </table:table-cell>
          <table:table-cell office:value-type="float" office:value="-0.8546676784404" calcext:value-type="float">
            <text:p>-8.55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49" calcext:value-type="float">
            <text:p>1.649</text:p>
          </table:table-cell>
          <table:table-cell office:value-type="float" office:value="-0.9560686640354" calcext:value-type="float">
            <text:p>-9.56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5" calcext:value-type="float">
            <text:p>1.65</text:p>
          </table:table-cell>
          <table:table-cell office:value-type="float" office:value="-1.050313219442" calcext:value-type="float">
            <text:p>-1.0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51" calcext:value-type="float">
            <text:p>1.651</text:p>
          </table:table-cell>
          <table:table-cell office:value-type="float" office:value="-1.168876442405" calcext:value-type="float">
            <text:p>-1.1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52" calcext:value-type="float">
            <text:p>1.652</text:p>
          </table:table-cell>
          <table:table-cell office:value-type="float" office:value="-1.319890958207" calcext:value-type="float">
            <text:p>-1.3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53" calcext:value-type="float">
            <text:p>1.653</text:p>
          </table:table-cell>
          <table:table-cell office:value-type="float" office:value="-1.503642128796" calcext:value-type="float">
            <text:p>-1.5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54" calcext:value-type="float">
            <text:p>1.654</text:p>
          </table:table-cell>
          <table:table-cell office:value-type="float" office:value="-1.703528575073" calcext:value-type="float">
            <text:p>-1.7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55" calcext:value-type="float">
            <text:p>1.655</text:p>
          </table:table-cell>
          <table:table-cell office:value-type="float" office:value="-1.888908958285" calcext:value-type="float">
            <text:p>-1.8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56" calcext:value-type="float">
            <text:p>1.656</text:p>
          </table:table-cell>
          <table:table-cell office:value-type="float" office:value="-2.015222419301" calcext:value-type="float">
            <text:p>-2.0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57" calcext:value-type="float">
            <text:p>1.657</text:p>
          </table:table-cell>
          <table:table-cell office:value-type="float" office:value="-2.041848918872" calcext:value-type="float">
            <text:p>-2.0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58" calcext:value-type="float">
            <text:p>1.658</text:p>
          </table:table-cell>
          <table:table-cell office:value-type="float" office:value="-1.945402092188" calcext:value-type="float">
            <text:p>-1.9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59" calcext:value-type="float">
            <text:p>1.659</text:p>
          </table:table-cell>
          <table:table-cell office:value-type="float" office:value="-1.731744424109" calcext:value-type="float">
            <text:p>-1.7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6" calcext:value-type="float">
            <text:p>1.66</text:p>
          </table:table-cell>
          <table:table-cell office:value-type="float" office:value="-1.427382570428" calcext:value-type="float">
            <text:p>-1.4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61" calcext:value-type="float">
            <text:p>1.661</text:p>
          </table:table-cell>
          <table:table-cell office:value-type="float" office:value="-1.071094689534" calcext:value-type="float">
            <text:p>-1.0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62" calcext:value-type="float">
            <text:p>1.662</text:p>
          </table:table-cell>
          <table:table-cell office:value-type="float" office:value="-0.6974568216739" calcext:value-type="float">
            <text:p>-6.97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63" calcext:value-type="float">
            <text:p>1.663</text:p>
          </table:table-cell>
          <table:table-cell office:value-type="float" office:value="-0.3375415968927" calcext:value-type="float">
            <text:p>-3.38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64" calcext:value-type="float">
            <text:p>1.664</text:p>
          </table:table-cell>
          <table:table-cell office:value-type="float" office:value="-0.0147697419763" calcext:value-type="float">
            <text:p>-1.48E-02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65" calcext:value-type="float">
            <text:p>1.665</text:p>
          </table:table-cell>
          <table:table-cell office:value-type="float" office:value="0.268161274365" calcext:value-type="float">
            <text:p>2.68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66" calcext:value-type="float">
            <text:p>1.666</text:p>
          </table:table-cell>
          <table:table-cell office:value-type="float" office:value="0.5185212179304" calcext:value-type="float">
            <text:p>5.19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67" calcext:value-type="float">
            <text:p>1.667</text:p>
          </table:table-cell>
          <table:table-cell office:value-type="float" office:value="0.753338002185" calcext:value-type="float">
            <text:p>7.53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68" calcext:value-type="float">
            <text:p>1.668</text:p>
          </table:table-cell>
          <table:table-cell office:value-type="float" office:value="0.9941985286574" calcext:value-type="float">
            <text:p>9.94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69" calcext:value-type="float">
            <text:p>1.669</text:p>
          </table:table-cell>
          <table:table-cell office:value-type="float" office:value="1.252798939477" calcext:value-type="float">
            <text:p>1.2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7" calcext:value-type="float">
            <text:p>1.67</text:p>
          </table:table-cell>
          <table:table-cell office:value-type="float" office:value="1.525191484275" calcext:value-type="float">
            <text:p>1.5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71" calcext:value-type="float">
            <text:p>1.671</text:p>
          </table:table-cell>
          <table:table-cell office:value-type="float" office:value="1.78439912598" calcext:value-type="float">
            <text:p>1.7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72" calcext:value-type="float">
            <text:p>1.672</text:p>
          </table:table-cell>
          <table:table-cell office:value-type="float" office:value="1.991990385706" calcext:value-type="float">
            <text:p>1.9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73" calcext:value-type="float">
            <text:p>1.673</text:p>
          </table:table-cell>
          <table:table-cell office:value-type="float" office:value="2.095532279093" calcext:value-type="float">
            <text:p>2.1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74" calcext:value-type="float">
            <text:p>1.674</text:p>
          </table:table-cell>
          <table:table-cell office:value-type="float" office:value="2.068492594242" calcext:value-type="float">
            <text:p>2.0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75" calcext:value-type="float">
            <text:p>1.675</text:p>
          </table:table-cell>
          <table:table-cell office:value-type="float" office:value="1.900066954771" calcext:value-type="float">
            <text:p>1.9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76" calcext:value-type="float">
            <text:p>1.676</text:p>
          </table:table-cell>
          <table:table-cell office:value-type="float" office:value="1.608077878566" calcext:value-type="float">
            <text:p>1.6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77" calcext:value-type="float">
            <text:p>1.677</text:p>
          </table:table-cell>
          <table:table-cell office:value-type="float" office:value="1.224812685594" calcext:value-type="float">
            <text:p>1.2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78" calcext:value-type="float">
            <text:p>1.678</text:p>
          </table:table-cell>
          <table:table-cell office:value-type="float" office:value="0.7928829438039" calcext:value-type="float">
            <text:p>7.93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79" calcext:value-type="float">
            <text:p>1.679</text:p>
          </table:table-cell>
          <table:table-cell office:value-type="float" office:value="0.3594145347542" calcext:value-type="float">
            <text:p>3.59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8" calcext:value-type="float">
            <text:p>1.68</text:p>
          </table:table-cell>
          <table:table-cell office:value-type="float" office:value="-0.03443626717616" calcext:value-type="float">
            <text:p>-3.44E-02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81" calcext:value-type="float">
            <text:p>1.681</text:p>
          </table:table-cell>
          <table:table-cell office:value-type="float" office:value="-0.3573606182478" calcext:value-type="float">
            <text:p>-3.57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82" calcext:value-type="float">
            <text:p>1.682</text:p>
          </table:table-cell>
          <table:table-cell office:value-type="float" office:value="-0.6016366160622" calcext:value-type="float">
            <text:p>-6.02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83" calcext:value-type="float">
            <text:p>1.683</text:p>
          </table:table-cell>
          <table:table-cell office:value-type="float" office:value="-0.7707522155687" calcext:value-type="float">
            <text:p>-7.71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84" calcext:value-type="float">
            <text:p>1.684</text:p>
          </table:table-cell>
          <table:table-cell office:value-type="float" office:value="-0.8853243448307" calcext:value-type="float">
            <text:p>-8.85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85" calcext:value-type="float">
            <text:p>1.685</text:p>
          </table:table-cell>
          <table:table-cell office:value-type="float" office:value="-0.9778230301969" calcext:value-type="float">
            <text:p>-9.78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86" calcext:value-type="float">
            <text:p>1.686</text:p>
          </table:table-cell>
          <table:table-cell office:value-type="float" office:value="-1.076524732297" calcext:value-type="float">
            <text:p>-1.0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87" calcext:value-type="float">
            <text:p>1.687</text:p>
          </table:table-cell>
          <table:table-cell office:value-type="float" office:value="-1.202959791689" calcext:value-type="float">
            <text:p>-1.2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88" calcext:value-type="float">
            <text:p>1.688</text:p>
          </table:table-cell>
          <table:table-cell office:value-type="float" office:value="-1.362509373125" calcext:value-type="float">
            <text:p>-1.3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89" calcext:value-type="float">
            <text:p>1.689</text:p>
          </table:table-cell>
          <table:table-cell office:value-type="float" office:value="-1.555762246196" calcext:value-type="float">
            <text:p>-1.5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9" calcext:value-type="float">
            <text:p>1.69</text:p>
          </table:table-cell>
          <table:table-cell office:value-type="float" office:value="-1.756296414354" calcext:value-type="float">
            <text:p>-1.7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91" calcext:value-type="float">
            <text:p>1.691</text:p>
          </table:table-cell>
          <table:table-cell office:value-type="float" office:value="-1.931769763869" calcext:value-type="float">
            <text:p>-1.9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92" calcext:value-type="float">
            <text:p>1.692</text:p>
          </table:table-cell>
          <table:table-cell office:value-type="float" office:value="-2.036283038854" calcext:value-type="float">
            <text:p>-2.0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93" calcext:value-type="float">
            <text:p>1.693</text:p>
          </table:table-cell>
          <table:table-cell office:value-type="float" office:value="-2.027949675585" calcext:value-type="float">
            <text:p>-2.0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94" calcext:value-type="float">
            <text:p>1.694</text:p>
          </table:table-cell>
          <table:table-cell office:value-type="float" office:value="-1.897253293619" calcext:value-type="float">
            <text:p>-1.9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95" calcext:value-type="float">
            <text:p>1.695</text:p>
          </table:table-cell>
          <table:table-cell office:value-type="float" office:value="-1.654381448497" calcext:value-type="float">
            <text:p>-1.6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96" calcext:value-type="float">
            <text:p>1.696</text:p>
          </table:table-cell>
          <table:table-cell office:value-type="float" office:value="-1.330070823082" calcext:value-type="float">
            <text:p>-1.3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97" calcext:value-type="float">
            <text:p>1.697</text:p>
          </table:table-cell>
          <table:table-cell office:value-type="float" office:value="-0.9639018047762" calcext:value-type="float">
            <text:p>-9.64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98" calcext:value-type="float">
            <text:p>1.698</text:p>
          </table:table-cell>
          <table:table-cell office:value-type="float" office:value="-0.5908664546425" calcext:value-type="float">
            <text:p>-5.91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99" calcext:value-type="float">
            <text:p>1.699</text:p>
          </table:table-cell>
          <table:table-cell office:value-type="float" office:value="-0.2404000580549" calcext:value-type="float">
            <text:p>-2.40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" calcext:value-type="float">
            <text:p>1.7</text:p>
          </table:table-cell>
          <table:table-cell office:value-type="float" office:value="0.07079199082474" calcext:value-type="float">
            <text:p>7.08E-02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01" calcext:value-type="float">
            <text:p>1.701</text:p>
          </table:table-cell>
          <table:table-cell office:value-type="float" office:value="0.3415713123464" calcext:value-type="float">
            <text:p>3.42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02" calcext:value-type="float">
            <text:p>1.702</text:p>
          </table:table-cell>
          <table:table-cell office:value-type="float" office:value="0.5844642653965" calcext:value-type="float">
            <text:p>5.84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03" calcext:value-type="float">
            <text:p>1.703</text:p>
          </table:table-cell>
          <table:table-cell office:value-type="float" office:value="0.8189214360555" calcext:value-type="float">
            <text:p>8.19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04" calcext:value-type="float">
            <text:p>1.704</text:p>
          </table:table-cell>
          <table:table-cell office:value-type="float" office:value="1.064472892594" calcext:value-type="float">
            <text:p>1.0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05" calcext:value-type="float">
            <text:p>1.705</text:p>
          </table:table-cell>
          <table:table-cell office:value-type="float" office:value="1.329756738549" calcext:value-type="float">
            <text:p>1.3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06" calcext:value-type="float">
            <text:p>1.706</text:p>
          </table:table-cell>
          <table:table-cell office:value-type="float" office:value="1.604704974434" calcext:value-type="float">
            <text:p>1.6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07" calcext:value-type="float">
            <text:p>1.707</text:p>
          </table:table-cell>
          <table:table-cell office:value-type="float" office:value="1.856554511492" calcext:value-type="float">
            <text:p>1.8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08" calcext:value-type="float">
            <text:p>1.708</text:p>
          </table:table-cell>
          <table:table-cell office:value-type="float" office:value="2.038324055565" calcext:value-type="float">
            <text:p>2.0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09" calcext:value-type="float">
            <text:p>1.709</text:p>
          </table:table-cell>
          <table:table-cell office:value-type="float" office:value="2.108065221054" calcext:value-type="float">
            <text:p>2.1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1" calcext:value-type="float">
            <text:p>1.71</text:p>
          </table:table-cell>
          <table:table-cell office:value-type="float" office:value="2.038060046304" calcext:value-type="float">
            <text:p>2.0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11" calcext:value-type="float">
            <text:p>1.711</text:p>
          </table:table-cell>
          <table:table-cell office:value-type="float" office:value="1.830677422998" calcext:value-type="float">
            <text:p>1.8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12" calcext:value-type="float">
            <text:p>1.712</text:p>
          </table:table-cell>
          <table:table-cell office:value-type="float" office:value="1.505461625339" calcext:value-type="float">
            <text:p>1.5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13" calcext:value-type="float">
            <text:p>1.713</text:p>
          </table:table-cell>
          <table:table-cell office:value-type="float" office:value="1.100984519704" calcext:value-type="float">
            <text:p>1.1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14" calcext:value-type="float">
            <text:p>1.714</text:p>
          </table:table-cell>
          <table:table-cell office:value-type="float" office:value="0.6614779944568" calcext:value-type="float">
            <text:p>6.61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15" calcext:value-type="float">
            <text:p>1.715</text:p>
          </table:table-cell>
          <table:table-cell office:value-type="float" office:value="0.2347498416113" calcext:value-type="float">
            <text:p>2.35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16" calcext:value-type="float">
            <text:p>1.716</text:p>
          </table:table-cell>
          <table:table-cell office:value-type="float" office:value="-0.1408345462703" calcext:value-type="float">
            <text:p>-1.41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17" calcext:value-type="float">
            <text:p>1.717</text:p>
          </table:table-cell>
          <table:table-cell office:value-type="float" office:value="-0.441256438077" calcext:value-type="float">
            <text:p>-4.41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18" calcext:value-type="float">
            <text:p>1.718</text:p>
          </table:table-cell>
          <table:table-cell office:value-type="float" office:value="-0.6591372491536" calcext:value-type="float">
            <text:p>-6.59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19" calcext:value-type="float">
            <text:p>1.719</text:p>
          </table:table-cell>
          <table:table-cell office:value-type="float" office:value="-0.8082338748227" calcext:value-type="float">
            <text:p>-8.08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2" calcext:value-type="float">
            <text:p>1.72</text:p>
          </table:table-cell>
          <table:table-cell office:value-type="float" office:value="-0.9081221004905" calcext:value-type="float">
            <text:p>-9.08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21" calcext:value-type="float">
            <text:p>1.721</text:p>
          </table:table-cell>
          <table:table-cell office:value-type="float" office:value="-1.000620162885" calcext:value-type="float">
            <text:p>-1.0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22" calcext:value-type="float">
            <text:p>1.722</text:p>
          </table:table-cell>
          <table:table-cell office:value-type="float" office:value="-1.10275806762" calcext:value-type="float">
            <text:p>-1.1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23" calcext:value-type="float">
            <text:p>1.723</text:p>
          </table:table-cell>
          <table:table-cell office:value-type="float" office:value="-1.239523752824" calcext:value-type="float">
            <text:p>-1.2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24" calcext:value-type="float">
            <text:p>1.724</text:p>
          </table:table-cell>
          <table:table-cell office:value-type="float" office:value="-1.412210323946" calcext:value-type="float">
            <text:p>-1.4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25" calcext:value-type="float">
            <text:p>1.725</text:p>
          </table:table-cell>
          <table:table-cell office:value-type="float" office:value="-1.613212466605" calcext:value-type="float">
            <text:p>-1.6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26" calcext:value-type="float">
            <text:p>1.726</text:p>
          </table:table-cell>
          <table:table-cell office:value-type="float" office:value="-1.812044967167" calcext:value-type="float">
            <text:p>-1.8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27" calcext:value-type="float">
            <text:p>1.727</text:p>
          </table:table-cell>
          <table:table-cell office:value-type="float" office:value="-1.975315865747" calcext:value-type="float">
            <text:p>-1.9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28" calcext:value-type="float">
            <text:p>1.728</text:p>
          </table:table-cell>
          <table:table-cell office:value-type="float" office:value="-2.049275811916" calcext:value-type="float">
            <text:p>-2.0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29" calcext:value-type="float">
            <text:p>1.729</text:p>
          </table:table-cell>
          <table:table-cell office:value-type="float" office:value="-2.006422194467" calcext:value-type="float">
            <text:p>-2.0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3" calcext:value-type="float">
            <text:p>1.73</text:p>
          </table:table-cell>
          <table:table-cell office:value-type="float" office:value="-1.84050422718" calcext:value-type="float">
            <text:p>-1.8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31" calcext:value-type="float">
            <text:p>1.731</text:p>
          </table:table-cell>
          <table:table-cell office:value-type="float" office:value="-1.568237225636" calcext:value-type="float">
            <text:p>-1.5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32" calcext:value-type="float">
            <text:p>1.732</text:p>
          </table:table-cell>
          <table:table-cell office:value-type="float" office:value="-1.227545170003" calcext:value-type="float">
            <text:p>-1.2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33" calcext:value-type="float">
            <text:p>1.733</text:p>
          </table:table-cell>
          <table:table-cell office:value-type="float" office:value="-0.8548460155568" calcext:value-type="float">
            <text:p>-8.55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34" calcext:value-type="float">
            <text:p>1.734</text:p>
          </table:table-cell>
          <table:table-cell office:value-type="float" office:value="-0.4866929941472" calcext:value-type="float">
            <text:p>-4.87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35" calcext:value-type="float">
            <text:p>1.735</text:p>
          </table:table-cell>
          <table:table-cell office:value-type="float" office:value="-0.1479073422289" calcext:value-type="float">
            <text:p>-1.48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36" calcext:value-type="float">
            <text:p>1.736</text:p>
          </table:table-cell>
          <table:table-cell office:value-type="float" office:value="0.1516350113089" calcext:value-type="float">
            <text:p>1.52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37" calcext:value-type="float">
            <text:p>1.737</text:p>
          </table:table-cell>
          <table:table-cell office:value-type="float" office:value="0.4115364194444" calcext:value-type="float">
            <text:p>4.12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38" calcext:value-type="float">
            <text:p>1.738</text:p>
          </table:table-cell>
          <table:table-cell office:value-type="float" office:value="0.6496287642905" calcext:value-type="float">
            <text:p>6.50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39" calcext:value-type="float">
            <text:p>1.739</text:p>
          </table:table-cell>
          <table:table-cell office:value-type="float" office:value="0.885705717864" calcext:value-type="float">
            <text:p>8.86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4" calcext:value-type="float">
            <text:p>1.74</text:p>
          </table:table-cell>
          <table:table-cell office:value-type="float" office:value="1.137902154815" calcext:value-type="float">
            <text:p>1.1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41" calcext:value-type="float">
            <text:p>1.741</text:p>
          </table:table-cell>
          <table:table-cell office:value-type="float" office:value="1.409559845586" calcext:value-type="float">
            <text:p>1.4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42" calcext:value-type="float">
            <text:p>1.742</text:p>
          </table:table-cell>
          <table:table-cell office:value-type="float" office:value="1.683729267787" calcext:value-type="float">
            <text:p>1.6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43" calcext:value-type="float">
            <text:p>1.743</text:p>
          </table:table-cell>
          <table:table-cell office:value-type="float" office:value="1.92262596375" calcext:value-type="float">
            <text:p>1.9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44" calcext:value-type="float">
            <text:p>1.744</text:p>
          </table:table-cell>
          <table:table-cell office:value-type="float" office:value="2.075969371308" calcext:value-type="float">
            <text:p>2.0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45" calcext:value-type="float">
            <text:p>1.745</text:p>
          </table:table-cell>
          <table:table-cell office:value-type="float" office:value="2.106479653658" calcext:value-type="float">
            <text:p>2.1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46" calcext:value-type="float">
            <text:p>1.746</text:p>
          </table:table-cell>
          <table:table-cell office:value-type="float" office:value="1.993780841414" calcext:value-type="float">
            <text:p>1.9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47" calcext:value-type="float">
            <text:p>1.747</text:p>
          </table:table-cell>
          <table:table-cell office:value-type="float" office:value="1.746860372807" calcext:value-type="float">
            <text:p>1.7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48" calcext:value-type="float">
            <text:p>1.748</text:p>
          </table:table-cell>
          <table:table-cell office:value-type="float" office:value="1.393214466563" calcext:value-type="float">
            <text:p>1.3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49" calcext:value-type="float">
            <text:p>1.749</text:p>
          </table:table-cell>
          <table:table-cell office:value-type="float" office:value="0.9715242061426" calcext:value-type="float">
            <text:p>9.72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5" calcext:value-type="float">
            <text:p>1.75</text:p>
          </table:table-cell>
          <table:table-cell office:value-type="float" office:value="0.5307316818921" calcext:value-type="float">
            <text:p>5.31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51" calcext:value-type="float">
            <text:p>1.751</text:p>
          </table:table-cell>
          <table:table-cell office:value-type="float" office:value="0.1151841075804" calcext:value-type="float">
            <text:p>1.15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52" calcext:value-type="float">
            <text:p>1.752</text:p>
          </table:table-cell>
          <table:table-cell office:value-type="float" office:value="-0.2387000414155" calcext:value-type="float">
            <text:p>-2.39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53" calcext:value-type="float">
            <text:p>1.753</text:p>
          </table:table-cell>
          <table:table-cell office:value-type="float" office:value="-0.5126690632639" calcext:value-type="float">
            <text:p>-5.13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54" calcext:value-type="float">
            <text:p>1.754</text:p>
          </table:table-cell>
          <table:table-cell office:value-type="float" office:value="-0.7058676907295" calcext:value-type="float">
            <text:p>-7.06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55" calcext:value-type="float">
            <text:p>1.755</text:p>
          </table:table-cell>
          <table:table-cell office:value-type="float" office:value="-0.8372806819833" calcext:value-type="float">
            <text:p>-8.37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56" calcext:value-type="float">
            <text:p>1.756</text:p>
          </table:table-cell>
          <table:table-cell office:value-type="float" office:value="-0.9288474497534" calcext:value-type="float">
            <text:p>-9.29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57" calcext:value-type="float">
            <text:p>1.757</text:p>
          </table:table-cell>
          <table:table-cell office:value-type="float" office:value="-1.022427349884" calcext:value-type="float">
            <text:p>-1.0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58" calcext:value-type="float">
            <text:p>1.758</text:p>
          </table:table-cell>
          <table:table-cell office:value-type="float" office:value="-1.133561701708" calcext:value-type="float">
            <text:p>-1.1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59" calcext:value-type="float">
            <text:p>1.759</text:p>
          </table:table-cell>
          <table:table-cell office:value-type="float" office:value="-1.281967063902" calcext:value-type="float">
            <text:p>-1.2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6" calcext:value-type="float">
            <text:p>1.76</text:p>
          </table:table-cell>
          <table:table-cell office:value-type="float" office:value="-1.467506221411" calcext:value-type="float">
            <text:p>-1.4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61" calcext:value-type="float">
            <text:p>1.761</text:p>
          </table:table-cell>
          <table:table-cell office:value-type="float" office:value="-1.670103860683" calcext:value-type="float">
            <text:p>-1.6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62" calcext:value-type="float">
            <text:p>1.762</text:p>
          </table:table-cell>
          <table:table-cell office:value-type="float" office:value="-1.869204869867" calcext:value-type="float">
            <text:p>-1.8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63" calcext:value-type="float">
            <text:p>1.763</text:p>
          </table:table-cell>
          <table:table-cell office:value-type="float" office:value="-2.010365947907" calcext:value-type="float">
            <text:p>-2.0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64" calcext:value-type="float">
            <text:p>1.764</text:p>
          </table:table-cell>
          <table:table-cell office:value-type="float" office:value="-2.05411839994" calcext:value-type="float">
            <text:p>-2.0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65" calcext:value-type="float">
            <text:p>1.765</text:p>
          </table:table-cell>
          <table:table-cell office:value-type="float" office:value="-1.973547876476" calcext:value-type="float">
            <text:p>-1.9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66" calcext:value-type="float">
            <text:p>1.766</text:p>
          </table:table-cell>
          <table:table-cell office:value-type="float" office:value="-1.770897015086" calcext:value-type="float">
            <text:p>-1.7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67" calcext:value-type="float">
            <text:p>1.767</text:p>
          </table:table-cell>
          <table:table-cell office:value-type="float" office:value="-1.476894342538" calcext:value-type="float">
            <text:p>-1.4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68" calcext:value-type="float">
            <text:p>1.768</text:p>
          </table:table-cell>
          <table:table-cell office:value-type="float" office:value="-1.121664154273" calcext:value-type="float">
            <text:p>-1.1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69" calcext:value-type="float">
            <text:p>1.769</text:p>
          </table:table-cell>
          <table:table-cell office:value-type="float" office:value="-0.7466043609733" calcext:value-type="float">
            <text:p>-7.47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7" calcext:value-type="float">
            <text:p>1.77</text:p>
          </table:table-cell>
          <table:table-cell office:value-type="float" office:value="-0.3855116556595" calcext:value-type="float">
            <text:p>-3.86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71" calcext:value-type="float">
            <text:p>1.771</text:p>
          </table:table-cell>
          <table:table-cell office:value-type="float" office:value="-0.05762314331169" calcext:value-type="float">
            <text:p>-5.76E-02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72" calcext:value-type="float">
            <text:p>1.772</text:p>
          </table:table-cell>
          <table:table-cell office:value-type="float" office:value="0.2282067737941" calcext:value-type="float">
            <text:p>2.28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73" calcext:value-type="float">
            <text:p>1.773</text:p>
          </table:table-cell>
          <table:table-cell office:value-type="float" office:value="0.4799795953847" calcext:value-type="float">
            <text:p>4.80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74" calcext:value-type="float">
            <text:p>1.774</text:p>
          </table:table-cell>
          <table:table-cell office:value-type="float" office:value="0.7155950763766" calcext:value-type="float">
            <text:p>7.16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75" calcext:value-type="float">
            <text:p>1.775</text:p>
          </table:table-cell>
          <table:table-cell office:value-type="float" office:value="0.9559412412999" calcext:value-type="float">
            <text:p>9.56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76" calcext:value-type="float">
            <text:p>1.776</text:p>
          </table:table-cell>
          <table:table-cell office:value-type="float" office:value="1.21590134743" calcext:value-type="float">
            <text:p>1.2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77" calcext:value-type="float">
            <text:p>1.777</text:p>
          </table:table-cell>
          <table:table-cell office:value-type="float" office:value="1.492170918446" calcext:value-type="float">
            <text:p>1.4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78" calcext:value-type="float">
            <text:p>1.778</text:p>
          </table:table-cell>
          <table:table-cell office:value-type="float" office:value="1.76213217903" calcext:value-type="float">
            <text:p>1.7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79" calcext:value-type="float">
            <text:p>1.779</text:p>
          </table:table-cell>
          <table:table-cell office:value-type="float" office:value="1.980285800278" calcext:value-type="float">
            <text:p>1.9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8" calcext:value-type="float">
            <text:p>1.78</text:p>
          </table:table-cell>
          <table:table-cell office:value-type="float" office:value="2.100407615396" calcext:value-type="float">
            <text:p>2.1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81" calcext:value-type="float">
            <text:p>1.781</text:p>
          </table:table-cell>
          <table:table-cell office:value-type="float" office:value="2.089840697027" calcext:value-type="float">
            <text:p>2.0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82" calcext:value-type="float">
            <text:p>1.782</text:p>
          </table:table-cell>
          <table:table-cell office:value-type="float" office:value="1.935053286876" calcext:value-type="float">
            <text:p>1.9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83" calcext:value-type="float">
            <text:p>1.783</text:p>
          </table:table-cell>
          <table:table-cell office:value-type="float" office:value="1.651727113286" calcext:value-type="float">
            <text:p>1.6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84" calcext:value-type="float">
            <text:p>1.784</text:p>
          </table:table-cell>
          <table:table-cell office:value-type="float" office:value="1.272470911647" calcext:value-type="float">
            <text:p>1.2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85" calcext:value-type="float">
            <text:p>1.785</text:p>
          </table:table-cell>
          <table:table-cell office:value-type="float" office:value="0.8404289206093" calcext:value-type="float">
            <text:p>8.40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86" calcext:value-type="float">
            <text:p>1.786</text:p>
          </table:table-cell>
          <table:table-cell office:value-type="float" office:value="0.4031832848479" calcext:value-type="float">
            <text:p>4.03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87" calcext:value-type="float">
            <text:p>1.787</text:p>
          </table:table-cell>
          <table:table-cell office:value-type="float" office:value="0.003818142762442" calcext:value-type="float">
            <text:p>3.82E-03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88" calcext:value-type="float">
            <text:p>1.788</text:p>
          </table:table-cell>
          <table:table-cell office:value-type="float" office:value="-0.3264510654289" calcext:value-type="float">
            <text:p>-3.26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89" calcext:value-type="float">
            <text:p>1.789</text:p>
          </table:table-cell>
          <table:table-cell office:value-type="float" office:value="-0.5749046021951" calcext:value-type="float">
            <text:p>-5.75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9" calcext:value-type="float">
            <text:p>1.79</text:p>
          </table:table-cell>
          <table:table-cell office:value-type="float" office:value="-0.7463465963795" calcext:value-type="float">
            <text:p>-7.46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91" calcext:value-type="float">
            <text:p>1.791</text:p>
          </table:table-cell>
          <table:table-cell office:value-type="float" office:value="-0.8615587208577" calcext:value-type="float">
            <text:p>-8.62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92" calcext:value-type="float">
            <text:p>1.792</text:p>
          </table:table-cell>
          <table:table-cell office:value-type="float" office:value="-0.9494101484426" calcext:value-type="float">
            <text:p>-9.49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93" calcext:value-type="float">
            <text:p>1.793</text:p>
          </table:table-cell>
          <table:table-cell office:value-type="float" office:value="-1.047662123203" calcext:value-type="float">
            <text:p>-1.0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94" calcext:value-type="float">
            <text:p>1.794</text:p>
          </table:table-cell>
          <table:table-cell office:value-type="float" office:value="-1.170910799431" calcext:value-type="float">
            <text:p>-1.1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95" calcext:value-type="float">
            <text:p>1.795</text:p>
          </table:table-cell>
          <table:table-cell office:value-type="float" office:value="-1.33090047261" calcext:value-type="float">
            <text:p>-1.3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96" calcext:value-type="float">
            <text:p>1.796</text:p>
          </table:table-cell>
          <table:table-cell office:value-type="float" office:value="-1.526004601473" calcext:value-type="float">
            <text:p>-1.5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97" calcext:value-type="float">
            <text:p>1.797</text:p>
          </table:table-cell>
          <table:table-cell office:value-type="float" office:value="-1.733130038534" calcext:value-type="float">
            <text:p>-1.7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98" calcext:value-type="float">
            <text:p>1.798</text:p>
          </table:table-cell>
          <table:table-cell office:value-type="float" office:value="-1.91846828672" calcext:value-type="float">
            <text:p>-1.9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99" calcext:value-type="float">
            <text:p>1.799</text:p>
          </table:table-cell>
          <table:table-cell office:value-type="float" office:value="-2.036095612436" calcext:value-type="float">
            <text:p>-2.0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" calcext:value-type="float">
            <text:p>1.8</text:p>
          </table:table-cell>
          <table:table-cell office:value-type="float" office:value="-2.04472217808" calcext:value-type="float">
            <text:p>-2.0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01" calcext:value-type="float">
            <text:p>1.801</text:p>
          </table:table-cell>
          <table:table-cell office:value-type="float" office:value="-1.928626828714" calcext:value-type="float">
            <text:p>-1.9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02" calcext:value-type="float">
            <text:p>1.802</text:p>
          </table:table-cell>
          <table:table-cell office:value-type="float" office:value="-1.695370176373" calcext:value-type="float">
            <text:p>-1.7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03" calcext:value-type="float">
            <text:p>1.803</text:p>
          </table:table-cell>
          <table:table-cell office:value-type="float" office:value="-1.378776889978" calcext:value-type="float">
            <text:p>-1.3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04" calcext:value-type="float">
            <text:p>1.804</text:p>
          </table:table-cell>
          <table:table-cell office:value-type="float" office:value="-1.014154476697" calcext:value-type="float">
            <text:p>-1.0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05" calcext:value-type="float">
            <text:p>1.805</text:p>
          </table:table-cell>
          <table:table-cell office:value-type="float" office:value="-0.6405017375003" calcext:value-type="float">
            <text:p>-6.41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06" calcext:value-type="float">
            <text:p>1.806</text:p>
          </table:table-cell>
          <table:table-cell office:value-type="float" office:value="-0.2861276735344" calcext:value-type="float">
            <text:p>-2.86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07" calcext:value-type="float">
            <text:p>1.807</text:p>
          </table:table-cell>
          <table:table-cell office:value-type="float" office:value="0.02865292169685" calcext:value-type="float">
            <text:p>2.87E-02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08" calcext:value-type="float">
            <text:p>1.808</text:p>
          </table:table-cell>
          <table:table-cell office:value-type="float" office:value="0.3022063359516" calcext:value-type="float">
            <text:p>3.02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09" calcext:value-type="float">
            <text:p>1.809</text:p>
          </table:table-cell>
          <table:table-cell office:value-type="float" office:value="0.5475496428822" calcext:value-type="float">
            <text:p>5.48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1" calcext:value-type="float">
            <text:p>1.81</text:p>
          </table:table-cell>
          <table:table-cell office:value-type="float" office:value="0.7829623041213" calcext:value-type="float">
            <text:p>7.83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11" calcext:value-type="float">
            <text:p>1.811</text:p>
          </table:table-cell>
          <table:table-cell office:value-type="float" office:value="1.028709567619" calcext:value-type="float">
            <text:p>1.0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12" calcext:value-type="float">
            <text:p>1.812</text:p>
          </table:table-cell>
          <table:table-cell office:value-type="float" office:value="1.295671475753" calcext:value-type="float">
            <text:p>1.3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13" calcext:value-type="float">
            <text:p>1.813</text:p>
          </table:table-cell>
          <table:table-cell office:value-type="float" office:value="1.574190141399" calcext:value-type="float">
            <text:p>1.5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14" calcext:value-type="float">
            <text:p>1.814</text:p>
          </table:table-cell>
          <table:table-cell office:value-type="float" office:value="1.834448735326" calcext:value-type="float">
            <text:p>1.8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15" calcext:value-type="float">
            <text:p>1.815</text:p>
          </table:table-cell>
          <table:table-cell office:value-type="float" office:value="2.028753953685" calcext:value-type="float">
            <text:p>2.0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16" calcext:value-type="float">
            <text:p>1.816</text:p>
          </table:table-cell>
          <table:table-cell office:value-type="float" office:value="2.112907571559" calcext:value-type="float">
            <text:p>2.1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17" calcext:value-type="float">
            <text:p>1.817</text:p>
          </table:table-cell>
          <table:table-cell office:value-type="float" office:value="2.05766067268" calcext:value-type="float">
            <text:p>2.0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18" calcext:value-type="float">
            <text:p>1.818</text:p>
          </table:table-cell>
          <table:table-cell office:value-type="float" office:value="1.863309959316" calcext:value-type="float">
            <text:p>1.8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19" calcext:value-type="float">
            <text:p>1.819</text:p>
          </table:table-cell>
          <table:table-cell office:value-type="float" office:value="1.547489591246" calcext:value-type="float">
            <text:p>1.5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2" calcext:value-type="float">
            <text:p>1.82</text:p>
          </table:table-cell>
          <table:table-cell office:value-type="float" office:value="1.148682358227" calcext:value-type="float">
            <text:p>1.1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21" calcext:value-type="float">
            <text:p>1.821</text:p>
          </table:table-cell>
          <table:table-cell office:value-type="float" office:value="0.7103105794606" calcext:value-type="float">
            <text:p>7.10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22" calcext:value-type="float">
            <text:p>1.822</text:p>
          </table:table-cell>
          <table:table-cell office:value-type="float" office:value="0.2813992687609" calcext:value-type="float">
            <text:p>2.81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23" calcext:value-type="float">
            <text:p>1.823</text:p>
          </table:table-cell>
          <table:table-cell office:value-type="float" office:value="-0.09932524904168" calcext:value-type="float">
            <text:p>-9.93E-02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24" calcext:value-type="float">
            <text:p>1.824</text:p>
          </table:table-cell>
          <table:table-cell office:value-type="float" office:value="-0.4042184603056" calcext:value-type="float">
            <text:p>-4.04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25" calcext:value-type="float">
            <text:p>1.825</text:p>
          </table:table-cell>
          <table:table-cell office:value-type="float" office:value="-0.6282407119433" calcext:value-type="float">
            <text:p>-6.28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26" calcext:value-type="float">
            <text:p>1.826</text:p>
          </table:table-cell>
          <table:table-cell office:value-type="float" office:value="-0.7800876743241" calcext:value-type="float">
            <text:p>-7.80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27" calcext:value-type="float">
            <text:p>1.827</text:p>
          </table:table-cell>
          <table:table-cell office:value-type="float" office:value="-0.8839905930589" calcext:value-type="float">
            <text:p>-8.84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28" calcext:value-type="float">
            <text:p>1.828</text:p>
          </table:table-cell>
          <table:table-cell office:value-type="float" office:value="-0.9747422255981" calcext:value-type="float">
            <text:p>-9.75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29" calcext:value-type="float">
            <text:p>1.829</text:p>
          </table:table-cell>
          <table:table-cell office:value-type="float" office:value="-1.076747353023" calcext:value-type="float">
            <text:p>-1.0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3" calcext:value-type="float">
            <text:p>1.83</text:p>
          </table:table-cell>
          <table:table-cell office:value-type="float" office:value="-1.214387396757" calcext:value-type="float">
            <text:p>-1.2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31" calcext:value-type="float">
            <text:p>1.831</text:p>
          </table:table-cell>
          <table:table-cell office:value-type="float" office:value="-1.385420709151" calcext:value-type="float">
            <text:p>-1.3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32" calcext:value-type="float">
            <text:p>1.832</text:p>
          </table:table-cell>
          <table:table-cell office:value-type="float" office:value="-1.587918260759" calcext:value-type="float">
            <text:p>-1.5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33" calcext:value-type="float">
            <text:p>1.833</text:p>
          </table:table-cell>
          <table:table-cell office:value-type="float" office:value="-1.791844821189" calcext:value-type="float">
            <text:p>-1.7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34" calcext:value-type="float">
            <text:p>1.834</text:p>
          </table:table-cell>
          <table:table-cell office:value-type="float" office:value="-1.964055859608" calcext:value-type="float">
            <text:p>-1.9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35" calcext:value-type="float">
            <text:p>1.835</text:p>
          </table:table-cell>
          <table:table-cell office:value-type="float" office:value="-2.052368418733" calcext:value-type="float">
            <text:p>-2.0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36" calcext:value-type="float">
            <text:p>1.836</text:p>
          </table:table-cell>
          <table:table-cell office:value-type="float" office:value="-2.025410579918" calcext:value-type="float">
            <text:p>-2.0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37" calcext:value-type="float">
            <text:p>1.837</text:p>
          </table:table-cell>
          <table:table-cell office:value-type="float" office:value="-1.872456789591" calcext:value-type="float">
            <text:p>-1.8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38" calcext:value-type="float">
            <text:p>1.838</text:p>
          </table:table-cell>
          <table:table-cell office:value-type="float" office:value="-1.610042322185" calcext:value-type="float">
            <text:p>-1.6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39" calcext:value-type="float">
            <text:p>1.839</text:p>
          </table:table-cell>
          <table:table-cell office:value-type="float" office:value="-1.27699705824" calcext:value-type="float">
            <text:p>-1.2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4" calcext:value-type="float">
            <text:p>1.84</text:p>
          </table:table-cell>
          <table:table-cell office:value-type="float" office:value="-0.9058158425383" calcext:value-type="float">
            <text:p>-9.06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41" calcext:value-type="float">
            <text:p>1.841</text:p>
          </table:table-cell>
          <table:table-cell office:value-type="float" office:value="-0.5361078836362" calcext:value-type="float">
            <text:p>-5.36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42" calcext:value-type="float">
            <text:p>1.842</text:p>
          </table:table-cell>
          <table:table-cell office:value-type="float" office:value="-0.1929863263797" calcext:value-type="float">
            <text:p>-1.93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43" calcext:value-type="float">
            <text:p>1.843</text:p>
          </table:table-cell>
          <table:table-cell office:value-type="float" office:value="0.110524321436" calcext:value-type="float">
            <text:p>1.11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44" calcext:value-type="float">
            <text:p>1.844</text:p>
          </table:table-cell>
          <table:table-cell office:value-type="float" office:value="0.3745034204472" calcext:value-type="float">
            <text:p>3.75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45" calcext:value-type="float">
            <text:p>1.845</text:p>
          </table:table-cell>
          <table:table-cell office:value-type="float" office:value="0.614963748552" calcext:value-type="float">
            <text:p>6.15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46" calcext:value-type="float">
            <text:p>1.846</text:p>
          </table:table-cell>
          <table:table-cell office:value-type="float" office:value="0.8523495328541" calcext:value-type="float">
            <text:p>8.52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47" calcext:value-type="float">
            <text:p>1.847</text:p>
          </table:table-cell>
          <table:table-cell office:value-type="float" office:value="1.104984328994" calcext:value-type="float">
            <text:p>1.1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48" calcext:value-type="float">
            <text:p>1.848</text:p>
          </table:table-cell>
          <table:table-cell office:value-type="float" office:value="1.377789973713" calcext:value-type="float">
            <text:p>1.3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49" calcext:value-type="float">
            <text:p>1.849</text:p>
          </table:table-cell>
          <table:table-cell office:value-type="float" office:value="1.655017504042" calcext:value-type="float">
            <text:p>1.6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5" calcext:value-type="float">
            <text:p>1.85</text:p>
          </table:table-cell>
          <table:table-cell office:value-type="float" office:value="1.900445493835" calcext:value-type="float">
            <text:p>1.9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51" calcext:value-type="float">
            <text:p>1.851</text:p>
          </table:table-cell>
          <table:table-cell office:value-type="float" office:value="2.06655167573" calcext:value-type="float">
            <text:p>2.0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52" calcext:value-type="float">
            <text:p>1.852</text:p>
          </table:table-cell>
          <table:table-cell office:value-type="float" office:value="2.11016864039" calcext:value-type="float">
            <text:p>2.1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53" calcext:value-type="float">
            <text:p>1.853</text:p>
          </table:table-cell>
          <table:table-cell office:value-type="float" office:value="2.013665909297" calcext:value-type="float">
            <text:p>2.0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54" calcext:value-type="float">
            <text:p>1.854</text:p>
          </table:table-cell>
          <table:table-cell office:value-type="float" office:value="1.779840002132" calcext:value-type="float">
            <text:p>1.7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55" calcext:value-type="float">
            <text:p>1.855</text:p>
          </table:table-cell>
          <table:table-cell office:value-type="float" office:value="1.436737136458" calcext:value-type="float">
            <text:p>1.4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56" calcext:value-type="float">
            <text:p>1.856</text:p>
          </table:table-cell>
          <table:table-cell office:value-type="float" office:value="1.021676824585" calcext:value-type="float">
            <text:p>1.0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57" calcext:value-type="float">
            <text:p>1.857</text:p>
          </table:table-cell>
          <table:table-cell office:value-type="float" office:value="0.5833717893084" calcext:value-type="float">
            <text:p>5.83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58" calcext:value-type="float">
            <text:p>1.858</text:p>
          </table:table-cell>
          <table:table-cell office:value-type="float" office:value="0.165602149287" calcext:value-type="float">
            <text:p>1.66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59" calcext:value-type="float">
            <text:p>1.859</text:p>
          </table:table-cell>
          <table:table-cell office:value-type="float" office:value="-0.193596216395" calcext:value-type="float">
            <text:p>-1.94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6" calcext:value-type="float">
            <text:p>1.86</text:p>
          </table:table-cell>
          <table:table-cell office:value-type="float" office:value="-0.473537781753" calcext:value-type="float">
            <text:p>-4.74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61" calcext:value-type="float">
            <text:p>1.861</text:p>
          </table:table-cell>
          <table:table-cell office:value-type="float" office:value="-0.6744175785727" calcext:value-type="float">
            <text:p>-6.74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62" calcext:value-type="float">
            <text:p>1.862</text:p>
          </table:table-cell>
          <table:table-cell office:value-type="float" office:value="-0.8110021969984" calcext:value-type="float">
            <text:p>-8.11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63" calcext:value-type="float">
            <text:p>1.863</text:p>
          </table:table-cell>
          <table:table-cell office:value-type="float" office:value="-0.9081716698507" calcext:value-type="float">
            <text:p>-9.08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64" calcext:value-type="float">
            <text:p>1.864</text:p>
          </table:table-cell>
          <table:table-cell office:value-type="float" office:value="-0.9993515421965" calcext:value-type="float">
            <text:p>-9.99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65" calcext:value-type="float">
            <text:p>1.865</text:p>
          </table:table-cell>
          <table:table-cell office:value-type="float" office:value="-1.112609387362" calcext:value-type="float">
            <text:p>-1.1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66" calcext:value-type="float">
            <text:p>1.866</text:p>
          </table:table-cell>
          <table:table-cell office:value-type="float" office:value="-1.257516191274" calcext:value-type="float">
            <text:p>-1.2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67" calcext:value-type="float">
            <text:p>1.867</text:p>
          </table:table-cell>
          <table:table-cell office:value-type="float" office:value="-1.44430049339" calcext:value-type="float">
            <text:p>-1.4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68" calcext:value-type="float">
            <text:p>1.868</text:p>
          </table:table-cell>
          <table:table-cell office:value-type="float" office:value="-1.650228915023" calcext:value-type="float">
            <text:p>-1.6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69" calcext:value-type="float">
            <text:p>1.869</text:p>
          </table:table-cell>
          <table:table-cell office:value-type="float" office:value="-1.850460445078" calcext:value-type="float">
            <text:p>-1.8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7" calcext:value-type="float">
            <text:p>1.87</text:p>
          </table:table-cell>
          <table:table-cell office:value-type="float" office:value="-2.001885266823" calcext:value-type="float">
            <text:p>-2.0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71" calcext:value-type="float">
            <text:p>1.871</text:p>
          </table:table-cell>
          <table:table-cell office:value-type="float" office:value="-2.057863125991" calcext:value-type="float">
            <text:p>-2.0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72" calcext:value-type="float">
            <text:p>1.872</text:p>
          </table:table-cell>
          <table:table-cell office:value-type="float" office:value="-1.994156219132" calcext:value-type="float">
            <text:p>-1.9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73" calcext:value-type="float">
            <text:p>1.873</text:p>
          </table:table-cell>
          <table:table-cell office:value-type="float" office:value="-1.805679371946" calcext:value-type="float">
            <text:p>-1.8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74" calcext:value-type="float">
            <text:p>1.874</text:p>
          </table:table-cell>
          <table:table-cell office:value-type="float" office:value="-1.519716056492" calcext:value-type="float">
            <text:p>-1.5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75" calcext:value-type="float">
            <text:p>1.875</text:p>
          </table:table-cell>
          <table:table-cell office:value-type="float" office:value="-1.171730588328" calcext:value-type="float">
            <text:p>-1.1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76" calcext:value-type="float">
            <text:p>1.876</text:p>
          </table:table-cell>
          <table:table-cell office:value-type="float" office:value="-0.7986700745684" calcext:value-type="float">
            <text:p>-7.99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77" calcext:value-type="float">
            <text:p>1.877</text:p>
          </table:table-cell>
          <table:table-cell office:value-type="float" office:value="-0.4343086059599" calcext:value-type="float">
            <text:p>-4.34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78" calcext:value-type="float">
            <text:p>1.878</text:p>
          </table:table-cell>
          <table:table-cell office:value-type="float" office:value="-0.1030904892508" calcext:value-type="float">
            <text:p>-1.03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1.879" calcext:value-type="float">
            <text:p>1.879</text:p>
          </table:table-cell>
          <table:table-cell office:value-type="float" office:value="0.1885503753353" calcext:value-type="float">
            <text:p>1.89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1.88" calcext:value-type="float">
            <text:p>1.88</text:p>
          </table:table-cell>
          <table:table-cell office:value-type="float" office:value="0.4444551853405" calcext:value-type="float">
            <text:p>4.44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1.881" calcext:value-type="float">
            <text:p>1.881</text:p>
          </table:table-cell>
          <table:table-cell office:value-type="float" office:value="0.6827766347729" calcext:value-type="float">
            <text:p>6.83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1.882" calcext:value-type="float">
            <text:p>1.882</text:p>
          </table:table-cell>
          <table:table-cell office:value-type="float" office:value="0.9234598336294" calcext:value-type="float">
            <text:p>9.23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1.883" calcext:value-type="float">
            <text:p>1.883</text:p>
          </table:table-cell>
          <table:table-cell office:value-type="float" office:value="1.182626379416" calcext:value-type="float">
            <text:p>1.18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1.884" calcext:value-type="float">
            <text:p>1.884</text:p>
          </table:table-cell>
          <table:table-cell office:value-type="float" office:value="1.458910860662" calcext:value-type="float">
            <text:p>1.46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1.885" calcext:value-type="float">
            <text:p>1.885</text:p>
          </table:table-cell>
          <table:table-cell office:value-type="float" office:value="1.731057737918" calcext:value-type="float">
            <text:p>1.73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1.886" calcext:value-type="float">
            <text:p>1.886</text:p>
          </table:table-cell>
          <table:table-cell office:value-type="float" office:value="1.958078191124" calcext:value-type="float">
            <text:p>1.96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1.887" calcext:value-type="float">
            <text:p>1.887</text:p>
          </table:table-cell>
          <table:table-cell office:value-type="float" office:value="2.09111618879" calcext:value-type="float">
            <text:p>2.09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1.888" calcext:value-type="float">
            <text:p>1.888</text:p>
          </table:table-cell>
          <table:table-cell office:value-type="float" office:value="2.094939688331" calcext:value-type="float">
            <text:p>2.09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1.889" calcext:value-type="float">
            <text:p>1.889</text:p>
          </table:table-cell>
          <table:table-cell office:value-type="float" office:value="1.957053269296" calcext:value-type="float">
            <text:p>1.96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1.89" calcext:value-type="float">
            <text:p>1.89</text:p>
          </table:table-cell>
          <table:table-cell office:value-type="float" office:value="1.689030667923" calcext:value-type="float">
            <text:p>1.69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1.891" calcext:value-type="float">
            <text:p>1.891</text:p>
          </table:table-cell>
          <table:table-cell office:value-type="float" office:value="1.321550283699" calcext:value-type="float">
            <text:p>1.32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1.892" calcext:value-type="float">
            <text:p>1.892</text:p>
          </table:table-cell>
          <table:table-cell office:value-type="float" office:value="0.8957975703103" calcext:value-type="float">
            <text:p>8.96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1.893" calcext:value-type="float">
            <text:p>1.893</text:p>
          </table:table-cell>
          <table:table-cell office:value-type="float" office:value="0.4603314492033" calcext:value-type="float">
            <text:p>4.60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1.894" calcext:value-type="float">
            <text:p>1.894</text:p>
          </table:table-cell>
          <table:table-cell office:value-type="float" office:value="0.05708270648444" calcext:value-type="float">
            <text:p>5.71E-02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1.895" calcext:value-type="float">
            <text:p>1.895</text:p>
          </table:table-cell>
          <table:table-cell office:value-type="float" office:value="-0.2793839862437" calcext:value-type="float">
            <text:p>-2.79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1.896" calcext:value-type="float">
            <text:p>1.896</text:p>
          </table:table-cell>
          <table:table-cell office:value-type="float" office:value="-0.5357954387117" calcext:value-type="float">
            <text:p>-5.36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1.897" calcext:value-type="float">
            <text:p>1.897</text:p>
          </table:table-cell>
          <table:table-cell office:value-type="float" office:value="-0.7163127535478" calcext:value-type="float">
            <text:p>-7.16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1.898" calcext:value-type="float">
            <text:p>1.898</text:p>
          </table:table-cell>
          <table:table-cell office:value-type="float" office:value="-0.8362800489277" calcext:value-type="float">
            <text:p>-8.36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1.899" calcext:value-type="float">
            <text:p>1.899</text:p>
          </table:table-cell>
          <table:table-cell office:value-type="float" office:value="-0.9328540041699" calcext:value-type="float">
            <text:p>-9.33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1.9" calcext:value-type="float">
            <text:p>1.9</text:p>
          </table:table-cell>
          <table:table-cell office:value-type="float" office:value="-1.029019090995" calcext:value-type="float">
            <text:p>-1.03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1.901" calcext:value-type="float">
            <text:p>1.901</text:p>
          </table:table-cell>
          <table:table-cell office:value-type="float" office:value="-1.151179630336" calcext:value-type="float">
            <text:p>-1.15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1.902" calcext:value-type="float">
            <text:p>1.902</text:p>
          </table:table-cell>
          <table:table-cell office:value-type="float" office:value="-1.313047685462" calcext:value-type="float">
            <text:p>-1.31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1.903" calcext:value-type="float">
            <text:p>1.903</text:p>
          </table:table-cell>
          <table:table-cell office:value-type="float" office:value="-1.501239902419" calcext:value-type="float">
            <text:p>-1.50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1.904" calcext:value-type="float">
            <text:p>1.904</text:p>
          </table:table-cell>
          <table:table-cell office:value-type="float" office:value="-1.713020490747" calcext:value-type="float">
            <text:p>-1.71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1.905" calcext:value-type="float">
            <text:p>1.905</text:p>
          </table:table-cell>
          <table:table-cell office:value-type="float" office:value="-1.902241574704" calcext:value-type="float">
            <text:p>-1.90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1.906" calcext:value-type="float">
            <text:p>1.906</text:p>
          </table:table-cell>
          <table:table-cell office:value-type="float" office:value="-2.032461696625" calcext:value-type="float">
            <text:p>-2.03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1.907" calcext:value-type="float">
            <text:p>1.907</text:p>
          </table:table-cell>
          <table:table-cell office:value-type="float" office:value="-2.054941820592" calcext:value-type="float">
            <text:p>-2.05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1.908" calcext:value-type="float">
            <text:p>1.908</text:p>
          </table:table-cell>
          <table:table-cell office:value-type="float" office:value="-1.951430607041" calcext:value-type="float">
            <text:p>-1.95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1.909" calcext:value-type="float">
            <text:p>1.909</text:p>
          </table:table-cell>
          <table:table-cell office:value-type="float" office:value="-1.732143482625" calcext:value-type="float">
            <text:p>-1.73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1.91" calcext:value-type="float">
            <text:p>1.91</text:p>
          </table:table-cell>
          <table:table-cell office:value-type="float" office:value="-1.425229026403" calcext:value-type="float">
            <text:p>-1.43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1.911" calcext:value-type="float">
            <text:p>1.911</text:p>
          </table:table-cell>
          <table:table-cell office:value-type="float" office:value="-1.065510597841" calcext:value-type="float">
            <text:p>-1.07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1.912" calcext:value-type="float">
            <text:p>1.912</text:p>
          </table:table-cell>
          <table:table-cell office:value-type="float" office:value="-0.6933941705742" calcext:value-type="float">
            <text:p>-6.93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1.913" calcext:value-type="float">
            <text:p>1.913</text:p>
          </table:table-cell>
          <table:table-cell office:value-type="float" office:value="-0.3363777541254" calcext:value-type="float">
            <text:p>-3.36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1.914" calcext:value-type="float">
            <text:p>1.914</text:p>
          </table:table-cell>
          <table:table-cell office:value-type="float" office:value="-0.01523395950994" calcext:value-type="float">
            <text:p>-1.52E-02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1.915" calcext:value-type="float">
            <text:p>1.915</text:p>
          </table:table-cell>
          <table:table-cell office:value-type="float" office:value="0.2639422451717" calcext:value-type="float">
            <text:p>2.64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1.916" calcext:value-type="float">
            <text:p>1.916</text:p>
          </table:table-cell>
          <table:table-cell office:value-type="float" office:value="0.5139616325082" calcext:value-type="float">
            <text:p>5.14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1.917" calcext:value-type="float">
            <text:p>1.917</text:p>
          </table:table-cell>
          <table:table-cell office:value-type="float" office:value="0.7512220912711" calcext:value-type="float">
            <text:p>7.51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1.918" calcext:value-type="float">
            <text:p>1.918</text:p>
          </table:table-cell>
          <table:table-cell office:value-type="float" office:value="0.9970359150142" calcext:value-type="float">
            <text:p>9.97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1.919" calcext:value-type="float">
            <text:p>1.919</text:p>
          </table:table-cell>
          <table:table-cell office:value-type="float" office:value="1.261833532839" calcext:value-type="float">
            <text:p>1.26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1.92" calcext:value-type="float">
            <text:p>1.92</text:p>
          </table:table-cell>
          <table:table-cell office:value-type="float" office:value="1.539987301039" calcext:value-type="float">
            <text:p>1.54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1.921" calcext:value-type="float">
            <text:p>1.921</text:p>
          </table:table-cell>
          <table:table-cell office:value-type="float" office:value="1.802641940124" calcext:value-type="float">
            <text:p>1.80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1.922" calcext:value-type="float">
            <text:p>1.922</text:p>
          </table:table-cell>
          <table:table-cell office:value-type="float" office:value="2.006894896537" calcext:value-type="float">
            <text:p>2.01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1.923" calcext:value-type="float">
            <text:p>1.923</text:p>
          </table:table-cell>
          <table:table-cell office:value-type="float" office:value="2.104893878289" calcext:value-type="float">
            <text:p>2.10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1.924" calcext:value-type="float">
            <text:p>1.924</text:p>
          </table:table-cell>
          <table:table-cell office:value-type="float" office:value="2.067798137055" calcext:value-type="float">
            <text:p>2.07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1.925" calcext:value-type="float">
            <text:p>1.925</text:p>
          </table:table-cell>
          <table:table-cell office:value-type="float" office:value="1.889818887766" calcext:value-type="float">
            <text:p>1.89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1.926" calcext:value-type="float">
            <text:p>1.926</text:p>
          </table:table-cell>
          <table:table-cell office:value-type="float" office:value="1.591603649493" calcext:value-type="float">
            <text:p>1.59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1.927" calcext:value-type="float">
            <text:p>1.927</text:p>
          </table:table-cell>
          <table:table-cell office:value-type="float" office:value="1.20274406114" calcext:value-type="float">
            <text:p>1.20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1.928" calcext:value-type="float">
            <text:p>1.928</text:p>
          </table:table-cell>
          <table:table-cell office:value-type="float" office:value="0.7708148109958" calcext:value-type="float">
            <text:p>7.71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1.929" calcext:value-type="float">
            <text:p>1.929</text:p>
          </table:table-cell>
          <table:table-cell office:value-type="float" office:value="0.3412508525039" calcext:value-type="float">
            <text:p>3.41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1.93" calcext:value-type="float">
            <text:p>1.93</text:p>
          </table:table-cell>
          <table:table-cell office:value-type="float" office:value="-0.04426913810452" calcext:value-type="float">
            <text:p>-4.43E-02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1.931" calcext:value-type="float">
            <text:p>1.931</text:p>
          </table:table-cell>
          <table:table-cell office:value-type="float" office:value="-0.3583407604866" calcext:value-type="float">
            <text:p>-3.58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1.932" calcext:value-type="float">
            <text:p>1.932</text:p>
          </table:table-cell>
          <table:table-cell office:value-type="float" office:value="-0.592277781498" calcext:value-type="float">
            <text:p>-5.92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1.933" calcext:value-type="float">
            <text:p>1.933</text:p>
          </table:table-cell>
          <table:table-cell office:value-type="float" office:value="-0.753634261487" calcext:value-type="float">
            <text:p>-7.54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1.934" calcext:value-type="float">
            <text:p>1.934</text:p>
          </table:table-cell>
          <table:table-cell office:value-type="float" office:value="-0.862802607476" calcext:value-type="float">
            <text:p>-8.63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1.935" calcext:value-type="float">
            <text:p>1.935</text:p>
          </table:table-cell>
          <table:table-cell office:value-type="float" office:value="-0.9588644890041" calcext:value-type="float">
            <text:p>-9.59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1.936" calcext:value-type="float">
            <text:p>1.936</text:p>
          </table:table-cell>
          <table:table-cell office:value-type="float" office:value="-1.062286723189" calcext:value-type="float">
            <text:p>-1.06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1.937" calcext:value-type="float">
            <text:p>1.937</text:p>
          </table:table-cell>
          <table:table-cell office:value-type="float" office:value="-1.194714547049" calcext:value-type="float">
            <text:p>-1.19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1.938" calcext:value-type="float">
            <text:p>1.938</text:p>
          </table:table-cell>
          <table:table-cell office:value-type="float" office:value="-1.36719284695" calcext:value-type="float">
            <text:p>-1.37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1.939" calcext:value-type="float">
            <text:p>1.939</text:p>
          </table:table-cell>
          <table:table-cell office:value-type="float" office:value="-1.562742786228" calcext:value-type="float">
            <text:p>-1.56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1.94" calcext:value-type="float">
            <text:p>1.94</text:p>
          </table:table-cell>
          <table:table-cell office:value-type="float" office:value="-1.770128286307" calcext:value-type="float">
            <text:p>-1.77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1.941" calcext:value-type="float">
            <text:p>1.941</text:p>
          </table:table-cell>
          <table:table-cell office:value-type="float" office:value="-1.946582438694" calcext:value-type="float">
            <text:p>-1.95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1.942" calcext:value-type="float">
            <text:p>1.942</text:p>
          </table:table-cell>
          <table:table-cell office:value-type="float" office:value="-2.04914733372" calcext:value-type="float">
            <text:p>-2.05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1.943" calcext:value-type="float">
            <text:p>1.943</text:p>
          </table:table-cell>
          <table:table-cell office:value-type="float" office:value="-2.036411095003" calcext:value-type="float">
            <text:p>-2.04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1.944" calcext:value-type="float">
            <text:p>1.944</text:p>
          </table:table-cell>
          <table:table-cell office:value-type="float" office:value="-1.900421235226" calcext:value-type="float">
            <text:p>-1.90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1.945" calcext:value-type="float">
            <text:p>1.945</text:p>
          </table:table-cell>
          <table:table-cell office:value-type="float" office:value="-1.65160522896" calcext:value-type="float">
            <text:p>-1.65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1.946" calcext:value-type="float">
            <text:p>1.946</text:p>
          </table:table-cell>
          <table:table-cell office:value-type="float" office:value="-1.324789804378" calcext:value-type="float">
            <text:p>-1.32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1.947" calcext:value-type="float">
            <text:p>1.947</text:p>
          </table:table-cell>
          <table:table-cell office:value-type="float" office:value="-0.9590580509042" calcext:value-type="float">
            <text:p>-9.59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1.948" calcext:value-type="float">
            <text:p>1.948</text:p>
          </table:table-cell>
          <table:table-cell office:value-type="float" office:value="-0.5872364730086" calcext:value-type="float">
            <text:p>-5.87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1.949" calcext:value-type="float">
            <text:p>1.949</text:p>
          </table:table-cell>
          <table:table-cell office:value-type="float" office:value="-0.241160237119" calcext:value-type="float">
            <text:p>-2.41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1.95" calcext:value-type="float">
            <text:p>1.95</text:p>
          </table:table-cell>
          <table:table-cell office:value-type="float" office:value="0.06817607685746" calcext:value-type="float">
            <text:p>6.82E-02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1.951" calcext:value-type="float">
            <text:p>1.951</text:p>
          </table:table-cell>
          <table:table-cell office:value-type="float" office:value="0.3380680091877" calcext:value-type="float">
            <text:p>3.38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1.952" calcext:value-type="float">
            <text:p>1.952</text:p>
          </table:table-cell>
          <table:table-cell office:value-type="float" office:value="0.5823912331935" calcext:value-type="float">
            <text:p>5.82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1.953" calcext:value-type="float">
            <text:p>1.953</text:p>
          </table:table-cell>
          <table:table-cell office:value-type="float" office:value="0.8206155189753" calcext:value-type="float">
            <text:p>8.21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1.954" calcext:value-type="float">
            <text:p>1.954</text:p>
          </table:table-cell>
          <table:table-cell office:value-type="float" office:value="1.071371947361" calcext:value-type="float">
            <text:p>1.07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1.955" calcext:value-type="float">
            <text:p>1.955</text:p>
          </table:table-cell>
          <table:table-cell office:value-type="float" office:value="1.341004367625" calcext:value-type="float">
            <text:p>1.34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1.956" calcext:value-type="float">
            <text:p>1.956</text:p>
          </table:table-cell>
          <table:table-cell office:value-type="float" office:value="1.617430045725" calcext:value-type="float">
            <text:p>1.62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1.957" calcext:value-type="float">
            <text:p>1.957</text:p>
          </table:table-cell>
          <table:table-cell office:value-type="float" office:value="1.868248181578" calcext:value-type="float">
            <text:p>1.87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1.958" calcext:value-type="float">
            <text:p>1.958</text:p>
          </table:table-cell>
          <table:table-cell office:value-type="float" office:value="2.044933094915" calcext:value-type="float">
            <text:p>2.04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1.959" calcext:value-type="float">
            <text:p>1.959</text:p>
          </table:table-cell>
          <table:table-cell office:value-type="float" office:value="2.106914971678" calcext:value-type="float">
            <text:p>2.11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1.96" calcext:value-type="float">
            <text:p>1.96</text:p>
          </table:table-cell>
          <table:table-cell office:value-type="float" office:value="2.029128595462" calcext:value-type="float">
            <text:p>2.03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1.961" calcext:value-type="float">
            <text:p>1.961</text:p>
          </table:table-cell>
          <table:table-cell office:value-type="float" office:value="1.814393097566" calcext:value-type="float">
            <text:p>1.81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1.962" calcext:value-type="float">
            <text:p>1.962</text:p>
          </table:table-cell>
          <table:table-cell office:value-type="float" office:value="1.486976682465" calcext:value-type="float">
            <text:p>1.49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1.963" calcext:value-type="float">
            <text:p>1.963</text:p>
          </table:table-cell>
          <table:table-cell office:value-type="float" office:value="1.082353446101" calcext:value-type="float">
            <text:p>1.08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1.964" calcext:value-type="float">
            <text:p>1.964</text:p>
          </table:table-cell>
          <table:table-cell office:value-type="float" office:value="0.647359020271" calcext:value-type="float">
            <text:p>6.47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1.965" calcext:value-type="float">
            <text:p>1.965</text:p>
          </table:table-cell>
          <table:table-cell office:value-type="float" office:value="0.2276914014687" calcext:value-type="float">
            <text:p>2.28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1.966" calcext:value-type="float">
            <text:p>1.966</text:p>
          </table:table-cell>
          <table:table-cell office:value-type="float" office:value="-0.139341783283" calcext:value-type="float">
            <text:p>-1.39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1.967" calcext:value-type="float">
            <text:p>1.967</text:p>
          </table:table-cell>
          <table:table-cell office:value-type="float" office:value="-0.4308098255976" calcext:value-type="float">
            <text:p>-4.31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1.968" calcext:value-type="float">
            <text:p>1.968</text:p>
          </table:table-cell>
          <table:table-cell office:value-type="float" office:value="-0.6431480816419" calcext:value-type="float">
            <text:p>-6.43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1.969" calcext:value-type="float">
            <text:p>1.969</text:p>
          </table:table-cell>
          <table:table-cell office:value-type="float" office:value="-0.7891809981878" calcext:value-type="float">
            <text:p>-7.89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1.97" calcext:value-type="float">
            <text:p>1.97</text:p>
          </table:table-cell>
          <table:table-cell office:value-type="float" office:value="-0.8928303250453" calcext:value-type="float">
            <text:p>-8.93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1.971" calcext:value-type="float">
            <text:p>1.971</text:p>
          </table:table-cell>
          <table:table-cell office:value-type="float" office:value="-0.9896861903351" calcext:value-type="float">
            <text:p>-9.90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1.972" calcext:value-type="float">
            <text:p>1.972</text:p>
          </table:table-cell>
          <table:table-cell office:value-type="float" office:value="-1.097598002294" calcext:value-type="float">
            <text:p>-1.10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1.973" calcext:value-type="float">
            <text:p>1.973</text:p>
          </table:table-cell>
          <table:table-cell office:value-type="float" office:value="-1.242087468638" calcext:value-type="float">
            <text:p>-1.24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1.974" calcext:value-type="float">
            <text:p>1.974</text:p>
          </table:table-cell>
          <table:table-cell office:value-type="float" office:value="-1.420333147571" calcext:value-type="float">
            <text:p>-1.42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1.975" calcext:value-type="float">
            <text:p>1.975</text:p>
          </table:table-cell>
          <table:table-cell office:value-type="float" office:value="-1.625222972991" calcext:value-type="float">
            <text:p>-1.63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1.976" calcext:value-type="float">
            <text:p>1.976</text:p>
          </table:table-cell>
          <table:table-cell office:value-type="float" office:value="-1.826562382225" calcext:value-type="float">
            <text:p>-1.83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1.977" calcext:value-type="float">
            <text:p>1.977</text:p>
          </table:table-cell>
          <table:table-cell office:value-type="float" office:value="-1.984609971373" calcext:value-type="float">
            <text:p>-1.98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1.978" calcext:value-type="float">
            <text:p>1.978</text:p>
          </table:table-cell>
          <table:table-cell office:value-type="float" office:value="-2.057678593623" calcext:value-type="float">
            <text:p>-2.06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1.979" calcext:value-type="float">
            <text:p>1.979</text:p>
          </table:table-cell>
          <table:table-cell office:value-type="float" office:value="-2.00915270435" calcext:value-type="float">
            <text:p>-2.01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1.98" calcext:value-type="float">
            <text:p>1.98</text:p>
          </table:table-cell>
          <table:table-cell office:value-type="float" office:value="-1.83602138321" calcext:value-type="float">
            <text:p>-1.84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1.981" calcext:value-type="float">
            <text:p>1.981</text:p>
          </table:table-cell>
          <table:table-cell office:value-type="float" office:value="-1.563922356995" calcext:value-type="float">
            <text:p>-1.56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1.982" calcext:value-type="float">
            <text:p>1.982</text:p>
          </table:table-cell>
          <table:table-cell office:value-type="float" office:value="-1.222532835332" calcext:value-type="float">
            <text:p>-1.22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1.983" calcext:value-type="float">
            <text:p>1.983</text:p>
          </table:table-cell>
          <table:table-cell office:value-type="float" office:value="-0.852168180745" calcext:value-type="float">
            <text:p>-8.52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1.984" calcext:value-type="float">
            <text:p>1.984</text:p>
          </table:table-cell>
          <table:table-cell office:value-type="float" office:value="-0.4858577283103" calcext:value-type="float">
            <text:p>-4.86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1.985" calcext:value-type="float">
            <text:p>1.985</text:p>
          </table:table-cell>
          <table:table-cell office:value-type="float" office:value="-0.1483773495338" calcext:value-type="float">
            <text:p>-1.48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1.986" calcext:value-type="float">
            <text:p>1.986</text:p>
          </table:table-cell>
          <table:table-cell office:value-type="float" office:value="0.1488218529505" calcext:value-type="float">
            <text:p>1.49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1.987" calcext:value-type="float">
            <text:p>1.987</text:p>
          </table:table-cell>
          <table:table-cell office:value-type="float" office:value="0.4103193458748" calcext:value-type="float">
            <text:p>4.10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1.988" calcext:value-type="float">
            <text:p>1.988</text:p>
          </table:table-cell>
          <table:table-cell office:value-type="float" office:value="0.6510131510794" calcext:value-type="float">
            <text:p>6.51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1.989" calcext:value-type="float">
            <text:p>1.989</text:p>
          </table:table-cell>
          <table:table-cell office:value-type="float" office:value="0.891260232434" calcext:value-type="float">
            <text:p>8.91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1.99" calcext:value-type="float">
            <text:p>1.99</text:p>
          </table:table-cell>
          <table:table-cell office:value-type="float" office:value="1.147231624142" calcext:value-type="float">
            <text:p>1.15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1.991" calcext:value-type="float">
            <text:p>1.991</text:p>
          </table:table-cell>
          <table:table-cell office:value-type="float" office:value="1.420392761543" calcext:value-type="float">
            <text:p>1.42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1.992" calcext:value-type="float">
            <text:p>1.992</text:p>
          </table:table-cell>
          <table:table-cell office:value-type="float" office:value="1.693123822918" calcext:value-type="float">
            <text:p>1.69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1.993" calcext:value-type="float">
            <text:p>1.993</text:p>
          </table:table-cell>
          <table:table-cell office:value-type="float" office:value="1.926898499728" calcext:value-type="float">
            <text:p>1.93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1.994" calcext:value-type="float">
            <text:p>1.994</text:p>
          </table:table-cell>
          <table:table-cell office:value-type="float" office:value="2.074332015318" calcext:value-type="float">
            <text:p>2.07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1.995" calcext:value-type="float">
            <text:p>1.995</text:p>
          </table:table-cell>
          <table:table-cell office:value-type="float" office:value="2.097084314123" calcext:value-type="float">
            <text:p>2.10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1.996" calcext:value-type="float">
            <text:p>1.996</text:p>
          </table:table-cell>
          <table:table-cell office:value-type="float" office:value="1.980126713562" calcext:value-type="float">
            <text:p>1.98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1.997" calcext:value-type="float">
            <text:p>1.997</text:p>
          </table:table-cell>
          <table:table-cell office:value-type="float" office:value="1.730875536429" calcext:value-type="float">
            <text:p>1.73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1.998" calcext:value-type="float">
            <text:p>1.998</text:p>
          </table:table-cell>
          <table:table-cell office:value-type="float" office:value="1.378302914004" calcext:value-type="float">
            <text:p>1.38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1.999" calcext:value-type="float">
            <text:p>1.999</text:p>
          </table:table-cell>
          <table:table-cell office:value-type="float" office:value="0.9609474143891" calcext:value-type="float">
            <text:p>9.61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" calcext:value-type="float">
            <text:p>2</text:p>
          </table:table-cell>
          <table:table-cell office:value-type="float" office:value="0.5261294125356" calcext:value-type="float">
            <text:p>5.26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01" calcext:value-type="float">
            <text:p>2.001</text:p>
          </table:table-cell>
          <table:table-cell office:value-type="float" office:value="0.1178309004768" calcext:value-type="float">
            <text:p>1.18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02" calcext:value-type="float">
            <text:p>2.002</text:p>
          </table:table-cell>
          <table:table-cell office:value-type="float" office:value="-0.229336113534" calcext:value-type="float">
            <text:p>-2.29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03" calcext:value-type="float">
            <text:p>2.003</text:p>
          </table:table-cell>
          <table:table-cell office:value-type="float" office:value="-0.4984538558939" calcext:value-type="float">
            <text:p>-4.98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04" calcext:value-type="float">
            <text:p>2.004</text:p>
          </table:table-cell>
          <table:table-cell office:value-type="float" office:value="-0.6900347946726" calcext:value-type="float">
            <text:p>-6.90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05" calcext:value-type="float">
            <text:p>2.005</text:p>
          </table:table-cell>
          <table:table-cell office:value-type="float" office:value="-0.8224538890573" calcext:value-type="float">
            <text:p>-8.22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06" calcext:value-type="float">
            <text:p>2.006</text:p>
          </table:table-cell>
          <table:table-cell office:value-type="float" office:value="-0.9202440011626" calcext:value-type="float">
            <text:p>-9.20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07" calcext:value-type="float">
            <text:p>2.007</text:p>
          </table:table-cell>
          <table:table-cell office:value-type="float" office:value="-1.018700441244" calcext:value-type="float">
            <text:p>-1.02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08" calcext:value-type="float">
            <text:p>2.008</text:p>
          </table:table-cell>
          <table:table-cell office:value-type="float" office:value="-1.137535266399" calcext:value-type="float">
            <text:p>-1.14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09" calcext:value-type="float">
            <text:p>2.009</text:p>
          </table:table-cell>
          <table:table-cell office:value-type="float" office:value="-1.291208604821" calcext:value-type="float">
            <text:p>-1.29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1" calcext:value-type="float">
            <text:p>2.01</text:p>
          </table:table-cell>
          <table:table-cell office:value-type="float" office:value="-1.478364806547" calcext:value-type="float">
            <text:p>-1.48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11" calcext:value-type="float">
            <text:p>2.011</text:p>
          </table:table-cell>
          <table:table-cell office:value-type="float" office:value="-1.685026708206" calcext:value-type="float">
            <text:p>-1.69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12" calcext:value-type="float">
            <text:p>2.012</text:p>
          </table:table-cell>
          <table:table-cell office:value-type="float" office:value="-1.875608842148" calcext:value-type="float">
            <text:p>-1.88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13" calcext:value-type="float">
            <text:p>2.013</text:p>
          </table:table-cell>
          <table:table-cell office:value-type="float" office:value="-2.015457243408" calcext:value-type="float">
            <text:p>-2.02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14" calcext:value-type="float">
            <text:p>2.014</text:p>
          </table:table-cell>
          <table:table-cell office:value-type="float" office:value="-2.055412330115" calcext:value-type="float">
            <text:p>-2.06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15" calcext:value-type="float">
            <text:p>2.015</text:p>
          </table:table-cell>
          <table:table-cell office:value-type="float" office:value="-1.970410045656" calcext:value-type="float">
            <text:p>-1.97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16" calcext:value-type="float">
            <text:p>2.016</text:p>
          </table:table-cell>
          <table:table-cell office:value-type="float" office:value="-1.767057297942" calcext:value-type="float">
            <text:p>-1.77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17" calcext:value-type="float">
            <text:p>2.017</text:p>
          </table:table-cell>
          <table:table-cell office:value-type="float" office:value="-1.470746525208" calcext:value-type="float">
            <text:p>-1.47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18" calcext:value-type="float">
            <text:p>2.018</text:p>
          </table:table-cell>
          <table:table-cell office:value-type="float" office:value="-1.118965874975" calcext:value-type="float">
            <text:p>-1.12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19" calcext:value-type="float">
            <text:p>2.019</text:p>
          </table:table-cell>
          <table:table-cell office:value-type="float" office:value="-0.7458022826884" calcext:value-type="float">
            <text:p>-7.46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2" calcext:value-type="float">
            <text:p>2.02</text:p>
          </table:table-cell>
          <table:table-cell office:value-type="float" office:value="-0.3851349345303" calcext:value-type="float">
            <text:p>-3.85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21" calcext:value-type="float">
            <text:p>2.021</text:p>
          </table:table-cell>
          <table:table-cell office:value-type="float" office:value="-0.0598251502971" calcext:value-type="float">
            <text:p>-5.98E-02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22" calcext:value-type="float">
            <text:p>2.022</text:p>
          </table:table-cell>
          <table:table-cell office:value-type="float" office:value="0.2279896171678" calcext:value-type="float">
            <text:p>2.28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23" calcext:value-type="float">
            <text:p>2.023</text:p>
          </table:table-cell>
          <table:table-cell office:value-type="float" office:value="0.4806077529283" calcext:value-type="float">
            <text:p>4.81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24" calcext:value-type="float">
            <text:p>2.024</text:p>
          </table:table-cell>
          <table:table-cell office:value-type="float" office:value="0.7188398582042" calcext:value-type="float">
            <text:p>7.19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25" calcext:value-type="float">
            <text:p>2.025</text:p>
          </table:table-cell>
          <table:table-cell office:value-type="float" office:value="0.9626633577702" calcext:value-type="float">
            <text:p>9.63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26" calcext:value-type="float">
            <text:p>2.026</text:p>
          </table:table-cell>
          <table:table-cell office:value-type="float" office:value="1.223483922186" calcext:value-type="float">
            <text:p>1.22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27" calcext:value-type="float">
            <text:p>2.027</text:p>
          </table:table-cell>
          <table:table-cell office:value-type="float" office:value="1.498954962102" calcext:value-type="float">
            <text:p>1.50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28" calcext:value-type="float">
            <text:p>2.028</text:p>
          </table:table-cell>
          <table:table-cell office:value-type="float" office:value="1.764519054019" calcext:value-type="float">
            <text:p>1.76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29" calcext:value-type="float">
            <text:p>2.029</text:p>
          </table:table-cell>
          <table:table-cell office:value-type="float" office:value="1.977508116509" calcext:value-type="float">
            <text:p>1.98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3" calcext:value-type="float">
            <text:p>2.03</text:p>
          </table:table-cell>
          <table:table-cell office:value-type="float" office:value="2.092609494437" calcext:value-type="float">
            <text:p>2.09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31" calcext:value-type="float">
            <text:p>2.031</text:p>
          </table:table-cell>
          <table:table-cell office:value-type="float" office:value="2.077893665671" calcext:value-type="float">
            <text:p>2.08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32" calcext:value-type="float">
            <text:p>2.032</text:p>
          </table:table-cell>
          <table:table-cell office:value-type="float" office:value="1.920781160879" calcext:value-type="float">
            <text:p>1.92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33" calcext:value-type="float">
            <text:p>2.033</text:p>
          </table:table-cell>
          <table:table-cell office:value-type="float" office:value="1.639960590874" calcext:value-type="float">
            <text:p>1.64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34" calcext:value-type="float">
            <text:p>2.034</text:p>
          </table:table-cell>
          <table:table-cell office:value-type="float" office:value="1.26463728006" calcext:value-type="float">
            <text:p>1.26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35" calcext:value-type="float">
            <text:p>2.035</text:p>
          </table:table-cell>
          <table:table-cell office:value-type="float" office:value="0.8381590695676" calcext:value-type="float">
            <text:p>8.38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36" calcext:value-type="float">
            <text:p>2.036</text:p>
          </table:table-cell>
          <table:table-cell office:value-type="float" office:value="0.4068129944531" calcext:value-type="float">
            <text:p>4.07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37" calcext:value-type="float">
            <text:p>2.037</text:p>
          </table:table-cell>
          <table:table-cell office:value-type="float" office:value="0.01319138831947" calcext:value-type="float">
            <text:p>1.32E-02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38" calcext:value-type="float">
            <text:p>2.038</text:p>
          </table:table-cell>
          <table:table-cell office:value-type="float" office:value="-0.3126083220571" calcext:value-type="float">
            <text:p>-3.13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39" calcext:value-type="float">
            <text:p>2.039</text:p>
          </table:table-cell>
          <table:table-cell office:value-type="float" office:value="-0.5604507278667" calcext:value-type="float">
            <text:p>-5.60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4" calcext:value-type="float">
            <text:p>2.04</text:p>
          </table:table-cell>
          <table:table-cell office:value-type="float" office:value="-0.7340998201248" calcext:value-type="float">
            <text:p>-7.34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41" calcext:value-type="float">
            <text:p>2.041</text:p>
          </table:table-cell>
          <table:table-cell office:value-type="float" office:value="-0.8514034260619" calcext:value-type="float">
            <text:p>-8.51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42" calcext:value-type="float">
            <text:p>2.042</text:p>
          </table:table-cell>
          <table:table-cell office:value-type="float" office:value="-0.9520826355825" calcext:value-type="float">
            <text:p>-9.52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43" calcext:value-type="float">
            <text:p>2.043</text:p>
          </table:table-cell>
          <table:table-cell office:value-type="float" office:value="-1.050761400157" calcext:value-type="float">
            <text:p>-1.05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44" calcext:value-type="float">
            <text:p>2.044</text:p>
          </table:table-cell>
          <table:table-cell office:value-type="float" office:value="-1.17877139289" calcext:value-type="float">
            <text:p>-1.18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45" calcext:value-type="float">
            <text:p>2.045</text:p>
          </table:table-cell>
          <table:table-cell office:value-type="float" office:value="-1.344076229908" calcext:value-type="float">
            <text:p>-1.34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46" calcext:value-type="float">
            <text:p>2.046</text:p>
          </table:table-cell>
          <table:table-cell office:value-type="float" office:value="-1.535992626054" calcext:value-type="float">
            <text:p>-1.54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47" calcext:value-type="float">
            <text:p>2.047</text:p>
          </table:table-cell>
          <table:table-cell office:value-type="float" office:value="-1.740690792779" calcext:value-type="float">
            <text:p>-1.74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48" calcext:value-type="float">
            <text:p>2.048</text:p>
          </table:table-cell>
          <table:table-cell office:value-type="float" office:value="-1.923834692067" calcext:value-type="float">
            <text:p>-1.92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49" calcext:value-type="float">
            <text:p>2.049</text:p>
          </table:table-cell>
          <table:table-cell office:value-type="float" office:value="-2.036483914181" calcext:value-type="float">
            <text:p>-2.04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5" calcext:value-type="float">
            <text:p>2.05</text:p>
          </table:table-cell>
          <table:table-cell office:value-type="float" office:value="-2.042786169185" calcext:value-type="float">
            <text:p>-2.04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51" calcext:value-type="float">
            <text:p>2.051</text:p>
          </table:table-cell>
          <table:table-cell office:value-type="float" office:value="-1.923712787746" calcext:value-type="float">
            <text:p>-1.92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52" calcext:value-type="float">
            <text:p>2.052</text:p>
          </table:table-cell>
          <table:table-cell office:value-type="float" office:value="-1.69069371241" calcext:value-type="float">
            <text:p>-1.69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53" calcext:value-type="float">
            <text:p>2.053</text:p>
          </table:table-cell>
          <table:table-cell office:value-type="float" office:value="-1.374103698505" calcext:value-type="float">
            <text:p>-1.37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54" calcext:value-type="float">
            <text:p>2.054</text:p>
          </table:table-cell>
          <table:table-cell office:value-type="float" office:value="-1.012673682234" calcext:value-type="float">
            <text:p>-1.01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55" calcext:value-type="float">
            <text:p>2.055</text:p>
          </table:table-cell>
          <table:table-cell office:value-type="float" office:value="-0.6404830639527" calcext:value-type="float">
            <text:p>-6.40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56" calcext:value-type="float">
            <text:p>2.056</text:p>
          </table:table-cell>
          <table:table-cell office:value-type="float" office:value="-0.2889774094359" calcext:value-type="float">
            <text:p>-2.89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57" calcext:value-type="float">
            <text:p>2.057</text:p>
          </table:table-cell>
          <table:table-cell office:value-type="float" office:value="0.02687051567884" calcext:value-type="float">
            <text:p>2.69E-02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58" calcext:value-type="float">
            <text:p>2.058</text:p>
          </table:table-cell>
          <table:table-cell office:value-type="float" office:value="0.3025533249211" calcext:value-type="float">
            <text:p>3.03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59" calcext:value-type="float">
            <text:p>2.059</text:p>
          </table:table-cell>
          <table:table-cell office:value-type="float" office:value="0.5498262890654" calcext:value-type="float">
            <text:p>5.50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6" calcext:value-type="float">
            <text:p>2.06</text:p>
          </table:table-cell>
          <table:table-cell office:value-type="float" office:value="0.7878067409534" calcext:value-type="float">
            <text:p>7.88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61" calcext:value-type="float">
            <text:p>2.061</text:p>
          </table:table-cell>
          <table:table-cell office:value-type="float" office:value="1.035067799587" calcext:value-type="float">
            <text:p>1.04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62" calcext:value-type="float">
            <text:p>2.062</text:p>
          </table:table-cell>
          <table:table-cell office:value-type="float" office:value="1.301410552087" calcext:value-type="float">
            <text:p>1.30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63" calcext:value-type="float">
            <text:p>2.063</text:p>
          </table:table-cell>
          <table:table-cell office:value-type="float" office:value="1.576231256852" calcext:value-type="float">
            <text:p>1.58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64" calcext:value-type="float">
            <text:p>2.064</text:p>
          </table:table-cell>
          <table:table-cell office:value-type="float" office:value="1.832368539882" calcext:value-type="float">
            <text:p>1.83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65" calcext:value-type="float">
            <text:p>2.065</text:p>
          </table:table-cell>
          <table:table-cell office:value-type="float" office:value="2.021991529341" calcext:value-type="float">
            <text:p>2.02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66" calcext:value-type="float">
            <text:p>2.066</text:p>
          </table:table-cell>
          <table:table-cell office:value-type="float" office:value="2.102391915152" calcext:value-type="float">
            <text:p>2.10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67" calcext:value-type="float">
            <text:p>2.067</text:p>
          </table:table-cell>
          <table:table-cell office:value-type="float" office:value="2.046179061592" calcext:value-type="float">
            <text:p>2.05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68" calcext:value-type="float">
            <text:p>2.068</text:p>
          </table:table-cell>
          <table:table-cell office:value-type="float" office:value="1.853159839663" calcext:value-type="float">
            <text:p>1.85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69" calcext:value-type="float">
            <text:p>2.069</text:p>
          </table:table-cell>
          <table:table-cell office:value-type="float" office:value="1.54122792514" calcext:value-type="float">
            <text:p>1.54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7" calcext:value-type="float">
            <text:p>2.07</text:p>
          </table:table-cell>
          <table:table-cell office:value-type="float" office:value="1.147318261823" calcext:value-type="float">
            <text:p>1.15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71" calcext:value-type="float">
            <text:p>2.071</text:p>
          </table:table-cell>
          <table:table-cell office:value-type="float" office:value="0.7144509238085" calcext:value-type="float">
            <text:p>7.14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72" calcext:value-type="float">
            <text:p>2.072</text:p>
          </table:table-cell>
          <table:table-cell office:value-type="float" office:value="0.2900085204029" calcext:value-type="float">
            <text:p>2.90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73" calcext:value-type="float">
            <text:p>2.073</text:p>
          </table:table-cell>
          <table:table-cell office:value-type="float" office:value="-0.08735064560973" calcext:value-type="float">
            <text:p>-8.74E-02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74" calcext:value-type="float">
            <text:p>2.074</text:p>
          </table:table-cell>
          <table:table-cell office:value-type="float" office:value="-0.3923473724714" calcext:value-type="float">
            <text:p>-3.92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75" calcext:value-type="float">
            <text:p>2.075</text:p>
          </table:table-cell>
          <table:table-cell office:value-type="float" office:value="-0.6176377382924" calcext:value-type="float">
            <text:p>-6.18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76" calcext:value-type="float">
            <text:p>2.076</text:p>
          </table:table-cell>
          <table:table-cell office:value-type="float" office:value="-0.7731700225605" calcext:value-type="float">
            <text:p>-7.73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77" calcext:value-type="float">
            <text:p>2.077</text:p>
          </table:table-cell>
          <table:table-cell office:value-type="float" office:value="-0.8845399602816" calcext:value-type="float">
            <text:p>-8.85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78" calcext:value-type="float">
            <text:p>2.078</text:p>
          </table:table-cell>
          <table:table-cell office:value-type="float" office:value="-0.9768586828697" calcext:value-type="float">
            <text:p>-9.77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79" calcext:value-type="float">
            <text:p>2.079</text:p>
          </table:table-cell>
          <table:table-cell office:value-type="float" office:value="-1.085353787036" calcext:value-type="float">
            <text:p>-1.09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8" calcext:value-type="float">
            <text:p>2.08</text:p>
          </table:table-cell>
          <table:table-cell office:value-type="float" office:value="-1.220536692014" calcext:value-type="float">
            <text:p>-1.22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81" calcext:value-type="float">
            <text:p>2.081</text:p>
          </table:table-cell>
          <table:table-cell office:value-type="float" office:value="-1.395246928736" calcext:value-type="float">
            <text:p>-1.40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82" calcext:value-type="float">
            <text:p>2.082</text:p>
          </table:table-cell>
          <table:table-cell office:value-type="float" office:value="-1.59331911263" calcext:value-type="float">
            <text:p>-1.59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83" calcext:value-type="float">
            <text:p>2.083</text:p>
          </table:table-cell>
          <table:table-cell office:value-type="float" office:value="-1.797381148909" calcext:value-type="float">
            <text:p>-1.80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84" calcext:value-type="float">
            <text:p>2.084</text:p>
          </table:table-cell>
          <table:table-cell office:value-type="float" office:value="-1.96508466014" calcext:value-type="float">
            <text:p>-1.97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85" calcext:value-type="float">
            <text:p>2.085</text:p>
          </table:table-cell>
          <table:table-cell office:value-type="float" office:value="-2.050023882394" calcext:value-type="float">
            <text:p>-2.05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86" calcext:value-type="float">
            <text:p>2.086</text:p>
          </table:table-cell>
          <table:table-cell office:value-type="float" office:value="-2.020844054548" calcext:value-type="float">
            <text:p>-2.02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87" calcext:value-type="float">
            <text:p>2.087</text:p>
          </table:table-cell>
          <table:table-cell office:value-type="float" office:value="-1.867133226517" calcext:value-type="float">
            <text:p>-1.87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88" calcext:value-type="float">
            <text:p>2.088</text:p>
          </table:table-cell>
          <table:table-cell office:value-type="float" office:value="-1.607586247892" calcext:value-type="float">
            <text:p>-1.61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89" calcext:value-type="float">
            <text:p>2.089</text:p>
          </table:table-cell>
          <table:table-cell office:value-type="float" office:value="-1.274548017622" calcext:value-type="float">
            <text:p>-1.27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9" calcext:value-type="float">
            <text:p>2.09</text:p>
          </table:table-cell>
          <table:table-cell office:value-type="float" office:value="-0.9065307717007" calcext:value-type="float">
            <text:p>-9.07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91" calcext:value-type="float">
            <text:p>2.091</text:p>
          </table:table-cell>
          <table:table-cell office:value-type="float" office:value="-0.5376093747099" calcext:value-type="float">
            <text:p>-5.38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92" calcext:value-type="float">
            <text:p>2.092</text:p>
          </table:table-cell>
          <table:table-cell office:value-type="float" office:value="-0.1943394464974" calcext:value-type="float">
            <text:p>-1.94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93" calcext:value-type="float">
            <text:p>2.093</text:p>
          </table:table-cell>
          <table:table-cell office:value-type="float" office:value="0.1093729823566" calcext:value-type="float">
            <text:p>1.09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94" calcext:value-type="float">
            <text:p>2.094</text:p>
          </table:table-cell>
          <table:table-cell office:value-type="float" office:value="0.3754336678167" calcext:value-type="float">
            <text:p>3.75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95" calcext:value-type="float">
            <text:p>2.095</text:p>
          </table:table-cell>
          <table:table-cell office:value-type="float" office:value="0.6180285162567" calcext:value-type="float">
            <text:p>6.18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96" calcext:value-type="float">
            <text:p>2.096</text:p>
          </table:table-cell>
          <table:table-cell office:value-type="float" office:value="0.8563097333402" calcext:value-type="float">
            <text:p>8.56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97" calcext:value-type="float">
            <text:p>2.097</text:p>
          </table:table-cell>
          <table:table-cell office:value-type="float" office:value="1.108405867814" calcext:value-type="float">
            <text:p>1.11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98" calcext:value-type="float">
            <text:p>2.098</text:p>
          </table:table-cell>
          <table:table-cell office:value-type="float" office:value="1.378393186598" calcext:value-type="float">
            <text:p>1.38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99" calcext:value-type="float">
            <text:p>2.099</text:p>
          </table:table-cell>
          <table:table-cell office:value-type="float" office:value="1.651537067348" calcext:value-type="float">
            <text:p>1.65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" calcext:value-type="float">
            <text:p>2.1</text:p>
          </table:table-cell>
          <table:table-cell office:value-type="float" office:value="1.893339232042" calcext:value-type="float">
            <text:p>1.89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01" calcext:value-type="float">
            <text:p>2.101</text:p>
          </table:table-cell>
          <table:table-cell office:value-type="float" office:value="2.057194819158" calcext:value-type="float">
            <text:p>2.06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02" calcext:value-type="float">
            <text:p>2.102</text:p>
          </table:table-cell>
          <table:table-cell office:value-type="float" office:value="2.101429306502" calcext:value-type="float">
            <text:p>2.10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03" calcext:value-type="float">
            <text:p>2.103</text:p>
          </table:table-cell>
          <table:table-cell office:value-type="float" office:value="2.005630807819" calcext:value-type="float">
            <text:p>2.01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04" calcext:value-type="float">
            <text:p>2.104</text:p>
          </table:table-cell>
          <table:table-cell office:value-type="float" office:value="1.775564780749" calcext:value-type="float">
            <text:p>1.78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05" calcext:value-type="float">
            <text:p>2.105</text:p>
          </table:table-cell>
          <table:table-cell office:value-type="float" office:value="1.437039860954" calcext:value-type="float">
            <text:p>1.44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06" calcext:value-type="float">
            <text:p>2.106</text:p>
          </table:table-cell>
          <table:table-cell office:value-type="float" office:value="1.026400348567" calcext:value-type="float">
            <text:p>1.03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07" calcext:value-type="float">
            <text:p>2.107</text:p>
          </table:table-cell>
          <table:table-cell office:value-type="float" office:value="0.5919531794826" calcext:value-type="float">
            <text:p>5.92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08" calcext:value-type="float">
            <text:p>2.108</text:p>
          </table:table-cell>
          <table:table-cell office:value-type="float" office:value="0.176474872502" calcext:value-type="float">
            <text:p>1.76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09" calcext:value-type="float">
            <text:p>2.109</text:p>
          </table:table-cell>
          <table:table-cell office:value-type="float" office:value="-0.1829354982444" calcext:value-type="float">
            <text:p>-1.83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1" calcext:value-type="float">
            <text:p>2.11</text:p>
          </table:table-cell>
          <table:table-cell office:value-type="float" office:value="-0.4650217033333" calcext:value-type="float">
            <text:p>-4.65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11" calcext:value-type="float">
            <text:p>2.111</text:p>
          </table:table-cell>
          <table:table-cell office:value-type="float" office:value="-0.6694952557692" calcext:value-type="float">
            <text:p>-6.69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12" calcext:value-type="float">
            <text:p>2.112</text:p>
          </table:table-cell>
          <table:table-cell office:value-type="float" office:value="-0.8093254465579" calcext:value-type="float">
            <text:p>-8.09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13" calcext:value-type="float">
            <text:p>2.113</text:p>
          </table:table-cell>
          <table:table-cell office:value-type="float" office:value="-0.9114273229761" calcext:value-type="float">
            <text:p>-9.11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14" calcext:value-type="float">
            <text:p>2.114</text:p>
          </table:table-cell>
          <table:table-cell office:value-type="float" office:value="-1.007856012861" calcext:value-type="float">
            <text:p>-1.01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15" calcext:value-type="float">
            <text:p>2.115</text:p>
          </table:table-cell>
          <table:table-cell office:value-type="float" office:value="-1.119987607724" calcext:value-type="float">
            <text:p>-1.12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16" calcext:value-type="float">
            <text:p>2.116</text:p>
          </table:table-cell>
          <table:table-cell office:value-type="float" office:value="-1.2678378411" calcext:value-type="float">
            <text:p>-1.27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17" calcext:value-type="float">
            <text:p>2.117</text:p>
          </table:table-cell>
          <table:table-cell office:value-type="float" office:value="-1.449877356237" calcext:value-type="float">
            <text:p>-1.45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18" calcext:value-type="float">
            <text:p>2.118</text:p>
          </table:table-cell>
          <table:table-cell office:value-type="float" office:value="-1.652226798655" calcext:value-type="float">
            <text:p>-1.65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19" calcext:value-type="float">
            <text:p>2.119</text:p>
          </table:table-cell>
          <table:table-cell office:value-type="float" office:value="-1.848172965344" calcext:value-type="float">
            <text:p>-1.85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2" calcext:value-type="float">
            <text:p>2.12</text:p>
          </table:table-cell>
          <table:table-cell office:value-type="float" office:value="-1.999883800552" calcext:value-type="float">
            <text:p>-2.00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21" calcext:value-type="float">
            <text:p>2.121</text:p>
          </table:table-cell>
          <table:table-cell office:value-type="float" office:value="-2.053874352227" calcext:value-type="float">
            <text:p>-2.05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22" calcext:value-type="float">
            <text:p>2.122</text:p>
          </table:table-cell>
          <table:table-cell office:value-type="float" office:value="-1.98827565748" calcext:value-type="float">
            <text:p>-1.99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23" calcext:value-type="float">
            <text:p>2.123</text:p>
          </table:table-cell>
          <table:table-cell office:value-type="float" office:value="-1.803155623947" calcext:value-type="float">
            <text:p>-1.80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24" calcext:value-type="float">
            <text:p>2.124</text:p>
          </table:table-cell>
          <table:table-cell office:value-type="float" office:value="-1.519689089914" calcext:value-type="float">
            <text:p>-1.52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25" calcext:value-type="float">
            <text:p>2.125</text:p>
          </table:table-cell>
          <table:table-cell office:value-type="float" office:value="-1.171656364148" calcext:value-type="float">
            <text:p>-1.17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26" calcext:value-type="float">
            <text:p>2.126</text:p>
          </table:table-cell>
          <table:table-cell office:value-type="float" office:value="-0.7999918080405" calcext:value-type="float">
            <text:p>-8.00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27" calcext:value-type="float">
            <text:p>2.127</text:p>
          </table:table-cell>
          <table:table-cell office:value-type="float" office:value="-0.437098476928" calcext:value-type="float">
            <text:p>-4.37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28" calcext:value-type="float">
            <text:p>2.128</text:p>
          </table:table-cell>
          <table:table-cell office:value-type="float" office:value="-0.1031758471295" calcext:value-type="float">
            <text:p>-1.03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29" calcext:value-type="float">
            <text:p>2.129</text:p>
          </table:table-cell>
          <table:table-cell office:value-type="float" office:value="0.1887696385192" calcext:value-type="float">
            <text:p>1.89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3" calcext:value-type="float">
            <text:p>2.13</text:p>
          </table:table-cell>
          <table:table-cell office:value-type="float" office:value="0.4466716419719" calcext:value-type="float">
            <text:p>4.47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31" calcext:value-type="float">
            <text:p>2.131</text:p>
          </table:table-cell>
          <table:table-cell office:value-type="float" office:value="0.6855166813445" calcext:value-type="float">
            <text:p>6.86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32" calcext:value-type="float">
            <text:p>2.132</text:p>
          </table:table-cell>
          <table:table-cell office:value-type="float" office:value="0.9262560618708" calcext:value-type="float">
            <text:p>9.26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33" calcext:value-type="float">
            <text:p>2.133</text:p>
          </table:table-cell>
          <table:table-cell office:value-type="float" office:value="1.183474132992" calcext:value-type="float">
            <text:p>1.18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34" calcext:value-type="float">
            <text:p>2.134</text:p>
          </table:table-cell>
          <table:table-cell office:value-type="float" office:value="1.457095705907" calcext:value-type="float">
            <text:p>1.46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35" calcext:value-type="float">
            <text:p>2.135</text:p>
          </table:table-cell>
          <table:table-cell office:value-type="float" office:value="1.726264195458" calcext:value-type="float">
            <text:p>1.73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36" calcext:value-type="float">
            <text:p>2.136</text:p>
          </table:table-cell>
          <table:table-cell office:value-type="float" office:value="1.950538494066" calcext:value-type="float">
            <text:p>1.95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37" calcext:value-type="float">
            <text:p>2.137</text:p>
          </table:table-cell>
          <table:table-cell office:value-type="float" office:value="2.083815141561" calcext:value-type="float">
            <text:p>2.08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38" calcext:value-type="float">
            <text:p>2.138</text:p>
          </table:table-cell>
          <table:table-cell office:value-type="float" office:value="2.088861845088" calcext:value-type="float">
            <text:p>2.09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39" calcext:value-type="float">
            <text:p>2.139</text:p>
          </table:table-cell>
          <table:table-cell office:value-type="float" office:value="1.953974591545" calcext:value-type="float">
            <text:p>1.95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4" calcext:value-type="float">
            <text:p>2.14</text:p>
          </table:table-cell>
          <table:table-cell office:value-type="float" office:value="1.689661529638" calcext:value-type="float">
            <text:p>1.69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41" calcext:value-type="float">
            <text:p>2.141</text:p>
          </table:table-cell>
          <table:table-cell office:value-type="float" office:value="1.326097936752" calcext:value-type="float">
            <text:p>1.33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42" calcext:value-type="float">
            <text:p>2.142</text:p>
          </table:table-cell>
          <table:table-cell office:value-type="float" office:value="0.9034876747907" calcext:value-type="float">
            <text:p>9.03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43" calcext:value-type="float">
            <text:p>2.143</text:p>
          </table:table-cell>
          <table:table-cell office:value-type="float" office:value="0.4694985377006" calcext:value-type="float">
            <text:p>4.69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44" calcext:value-type="float">
            <text:p>2.144</text:p>
          </table:table-cell>
          <table:table-cell office:value-type="float" office:value="0.06618887801771" calcext:value-type="float">
            <text:p>6.62E-02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45" calcext:value-type="float">
            <text:p>2.145</text:p>
          </table:table-cell>
          <table:table-cell office:value-type="float" office:value="-0.2723162623082" calcext:value-type="float">
            <text:p>-2.72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46" calcext:value-type="float">
            <text:p>2.146</text:p>
          </table:table-cell>
          <table:table-cell office:value-type="float" office:value="-0.5320652691359" calcext:value-type="float">
            <text:p>-5.32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47" calcext:value-type="float">
            <text:p>2.147</text:p>
          </table:table-cell>
          <table:table-cell office:value-type="float" office:value="-0.7165043519804" calcext:value-type="float">
            <text:p>-7.17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48" calcext:value-type="float">
            <text:p>2.148</text:p>
          </table:table-cell>
          <table:table-cell office:value-type="float" office:value="-0.8424557520942" calcext:value-type="float">
            <text:p>-8.42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49" calcext:value-type="float">
            <text:p>2.149</text:p>
          </table:table-cell>
          <table:table-cell office:value-type="float" office:value="-0.9393807867015" calcext:value-type="float">
            <text:p>-9.39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5" calcext:value-type="float">
            <text:p>2.15</text:p>
          </table:table-cell>
          <table:table-cell office:value-type="float" office:value="-1.036477383087" calcext:value-type="float">
            <text:p>-1.04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51" calcext:value-type="float">
            <text:p>2.151</text:p>
          </table:table-cell>
          <table:table-cell office:value-type="float" office:value="-1.15859435866" calcext:value-type="float">
            <text:p>-1.16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52" calcext:value-type="float">
            <text:p>2.152</text:p>
          </table:table-cell>
          <table:table-cell office:value-type="float" office:value="-1.3152698875" calcext:value-type="float">
            <text:p>-1.32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53" calcext:value-type="float">
            <text:p>2.153</text:p>
          </table:table-cell>
          <table:table-cell office:value-type="float" office:value="-1.506646194119" calcext:value-type="float">
            <text:p>-1.51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54" calcext:value-type="float">
            <text:p>2.154</text:p>
          </table:table-cell>
          <table:table-cell office:value-type="float" office:value="-1.710610382497" calcext:value-type="float">
            <text:p>-1.71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55" calcext:value-type="float">
            <text:p>2.155</text:p>
          </table:table-cell>
          <table:table-cell office:value-type="float" office:value="-1.899567733087" calcext:value-type="float">
            <text:p>-1.90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56" calcext:value-type="float">
            <text:p>2.156</text:p>
          </table:table-cell>
          <table:table-cell office:value-type="float" office:value="-2.024887499109" calcext:value-type="float">
            <text:p>-2.02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57" calcext:value-type="float">
            <text:p>2.157</text:p>
          </table:table-cell>
          <table:table-cell office:value-type="float" office:value="-2.051019179706" calcext:value-type="float">
            <text:p>-2.05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58" calcext:value-type="float">
            <text:p>2.158</text:p>
          </table:table-cell>
          <table:table-cell office:value-type="float" office:value="-1.947707150258" calcext:value-type="float">
            <text:p>-1.95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59" calcext:value-type="float">
            <text:p>2.159</text:p>
          </table:table-cell>
          <table:table-cell office:value-type="float" office:value="-1.730714747362" calcext:value-type="float">
            <text:p>-1.73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6" calcext:value-type="float">
            <text:p>2.16</text:p>
          </table:table-cell>
          <table:table-cell office:value-type="float" office:value="-1.424959242747" calcext:value-type="float">
            <text:p>-1.42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61" calcext:value-type="float">
            <text:p>2.161</text:p>
          </table:table-cell>
          <table:table-cell office:value-type="float" office:value="-1.066480785814" calcext:value-type="float">
            <text:p>-1.07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62" calcext:value-type="float">
            <text:p>2.162</text:p>
          </table:table-cell>
          <table:table-cell office:value-type="float" office:value="-0.6941521107766" calcext:value-type="float">
            <text:p>-6.94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63" calcext:value-type="float">
            <text:p>2.163</text:p>
          </table:table-cell>
          <table:table-cell office:value-type="float" office:value="-0.3364571710267" calcext:value-type="float">
            <text:p>-3.36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64" calcext:value-type="float">
            <text:p>2.164</text:p>
          </table:table-cell>
          <table:table-cell office:value-type="float" office:value="-0.01498875682217" calcext:value-type="float">
            <text:p>-1.50E-02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65" calcext:value-type="float">
            <text:p>2.165</text:p>
          </table:table-cell>
          <table:table-cell office:value-type="float" office:value="0.2658908307601" calcext:value-type="float">
            <text:p>2.66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66" calcext:value-type="float">
            <text:p>2.166</text:p>
          </table:table-cell>
          <table:table-cell office:value-type="float" office:value="0.5155641493498" calcext:value-type="float">
            <text:p>5.16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67" calcext:value-type="float">
            <text:p>2.167</text:p>
          </table:table-cell>
          <table:table-cell office:value-type="float" office:value="0.7526643302755" calcext:value-type="float">
            <text:p>7.53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68" calcext:value-type="float">
            <text:p>2.168</text:p>
          </table:table-cell>
          <table:table-cell office:value-type="float" office:value="0.9969030322927" calcext:value-type="float">
            <text:p>9.97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69" calcext:value-type="float">
            <text:p>2.169</text:p>
          </table:table-cell>
          <table:table-cell office:value-type="float" office:value="1.259753968482" calcext:value-type="float">
            <text:p>1.26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7" calcext:value-type="float">
            <text:p>2.17</text:p>
          </table:table-cell>
          <table:table-cell office:value-type="float" office:value="1.535113594773" calcext:value-type="float">
            <text:p>1.54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71" calcext:value-type="float">
            <text:p>2.171</text:p>
          </table:table-cell>
          <table:table-cell office:value-type="float" office:value="1.796234472686" calcext:value-type="float">
            <text:p>1.80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72" calcext:value-type="float">
            <text:p>2.172</text:p>
          </table:table-cell>
          <table:table-cell office:value-type="float" office:value="2.000267336015" calcext:value-type="float">
            <text:p>2.00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73" calcext:value-type="float">
            <text:p>2.173</text:p>
          </table:table-cell>
          <table:table-cell office:value-type="float" office:value="2.098691945421" calcext:value-type="float">
            <text:p>2.10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74" calcext:value-type="float">
            <text:p>2.174</text:p>
          </table:table-cell>
          <table:table-cell office:value-type="float" office:value="2.065793655829" calcext:value-type="float">
            <text:p>2.07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75" calcext:value-type="float">
            <text:p>2.175</text:p>
          </table:table-cell>
          <table:table-cell office:value-type="float" office:value="1.891532085392" calcext:value-type="float">
            <text:p>1.89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76" calcext:value-type="float">
            <text:p>2.176</text:p>
          </table:table-cell>
          <table:table-cell office:value-type="float" office:value="1.594920955072" calcext:value-type="float">
            <text:p>1.59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77" calcext:value-type="float">
            <text:p>2.177</text:p>
          </table:table-cell>
          <table:table-cell office:value-type="float" office:value="1.209914951773" calcext:value-type="float">
            <text:p>1.21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78" calcext:value-type="float">
            <text:p>2.178</text:p>
          </table:table-cell>
          <table:table-cell office:value-type="float" office:value="0.7788437071689" calcext:value-type="float">
            <text:p>7.79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79" calcext:value-type="float">
            <text:p>2.179</text:p>
          </table:table-cell>
          <table:table-cell office:value-type="float" office:value="0.3490350614609" calcext:value-type="float">
            <text:p>3.49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8" calcext:value-type="float">
            <text:p>2.18</text:p>
          </table:table-cell>
          <table:table-cell office:value-type="float" office:value="-0.03844401872595" calcext:value-type="float">
            <text:p>-3.84E-02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81" calcext:value-type="float">
            <text:p>2.181</text:p>
          </table:table-cell>
          <table:table-cell office:value-type="float" office:value="-0.355198384946" calcext:value-type="float">
            <text:p>-3.55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82" calcext:value-type="float">
            <text:p>2.182</text:p>
          </table:table-cell>
          <table:table-cell office:value-type="float" office:value="-0.5931141262499" calcext:value-type="float">
            <text:p>-5.93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83" calcext:value-type="float">
            <text:p>2.183</text:p>
          </table:table-cell>
          <table:table-cell office:value-type="float" office:value="-0.7576991606391" calcext:value-type="float">
            <text:p>-7.58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84" calcext:value-type="float">
            <text:p>2.184</text:p>
          </table:table-cell>
          <table:table-cell office:value-type="float" office:value="-0.8720173153947" calcext:value-type="float">
            <text:p>-8.72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85" calcext:value-type="float">
            <text:p>2.185</text:p>
          </table:table-cell>
          <table:table-cell office:value-type="float" office:value="-0.9649845909021" calcext:value-type="float">
            <text:p>-9.65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86" calcext:value-type="float">
            <text:p>2.186</text:p>
          </table:table-cell>
          <table:table-cell office:value-type="float" office:value="-1.068998361139" calcext:value-type="float">
            <text:p>-1.07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87" calcext:value-type="float">
            <text:p>2.187</text:p>
          </table:table-cell>
          <table:table-cell office:value-type="float" office:value="-1.199799228837" calcext:value-type="float">
            <text:p>-1.20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88" calcext:value-type="float">
            <text:p>2.188</text:p>
          </table:table-cell>
          <table:table-cell office:value-type="float" office:value="-1.365571299799" calcext:value-type="float">
            <text:p>-1.37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89" calcext:value-type="float">
            <text:p>2.189</text:p>
          </table:table-cell>
          <table:table-cell office:value-type="float" office:value="-1.56203788694" calcext:value-type="float">
            <text:p>-1.56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9" calcext:value-type="float">
            <text:p>2.19</text:p>
          </table:table-cell>
          <table:table-cell office:value-type="float" office:value="-1.766912908702" calcext:value-type="float">
            <text:p>-1.77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91" calcext:value-type="float">
            <text:p>2.191</text:p>
          </table:table-cell>
          <table:table-cell office:value-type="float" office:value="-1.943669258722" calcext:value-type="float">
            <text:p>-1.94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92" calcext:value-type="float">
            <text:p>2.192</text:p>
          </table:table-cell>
          <table:table-cell office:value-type="float" office:value="-2.043180759753" calcext:value-type="float">
            <text:p>-2.04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93" calcext:value-type="float">
            <text:p>2.193</text:p>
          </table:table-cell>
          <table:table-cell office:value-type="float" office:value="-2.03219201863" calcext:value-type="float">
            <text:p>-2.03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94" calcext:value-type="float">
            <text:p>2.194</text:p>
          </table:table-cell>
          <table:table-cell office:value-type="float" office:value="-1.896893549617" calcext:value-type="float">
            <text:p>-1.90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95" calcext:value-type="float">
            <text:p>2.195</text:p>
          </table:table-cell>
          <table:table-cell office:value-type="float" office:value="-1.652282861126" calcext:value-type="float">
            <text:p>-1.65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96" calcext:value-type="float">
            <text:p>2.196</text:p>
          </table:table-cell>
          <table:table-cell office:value-type="float" office:value="-1.325548426157" calcext:value-type="float">
            <text:p>-1.33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97" calcext:value-type="float">
            <text:p>2.197</text:p>
          </table:table-cell>
          <table:table-cell office:value-type="float" office:value="-0.9608027003103" calcext:value-type="float">
            <text:p>-9.61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98" calcext:value-type="float">
            <text:p>2.198</text:p>
          </table:table-cell>
          <table:table-cell office:value-type="float" office:value="-0.5895185215911" calcext:value-type="float">
            <text:p>-5.90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99" calcext:value-type="float">
            <text:p>2.199</text:p>
          </table:table-cell>
          <table:table-cell office:value-type="float" office:value="-0.2408869477793" calcext:value-type="float">
            <text:p>-2.41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" calcext:value-type="float">
            <text:p>2.2</text:p>
          </table:table-cell>
          <table:table-cell office:value-type="float" office:value="0.0693592816907" calcext:value-type="float">
            <text:p>6.94E-02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01" calcext:value-type="float">
            <text:p>2.201</text:p>
          </table:table-cell>
          <table:table-cell office:value-type="float" office:value="0.3395011523655" calcext:value-type="float">
            <text:p>3.40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02" calcext:value-type="float">
            <text:p>2.202</text:p>
          </table:table-cell>
          <table:table-cell office:value-type="float" office:value="0.5837597646573" calcext:value-type="float">
            <text:p>5.84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03" calcext:value-type="float">
            <text:p>2.203</text:p>
          </table:table-cell>
          <table:table-cell office:value-type="float" office:value="0.820805086468" calcext:value-type="float">
            <text:p>8.21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04" calcext:value-type="float">
            <text:p>2.204</text:p>
          </table:table-cell>
          <table:table-cell office:value-type="float" office:value="1.069934691019" calcext:value-type="float">
            <text:p>1.07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05" calcext:value-type="float">
            <text:p>2.205</text:p>
          </table:table-cell>
          <table:table-cell office:value-type="float" office:value="1.338210656434" calcext:value-type="float">
            <text:p>1.34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06" calcext:value-type="float">
            <text:p>2.206</text:p>
          </table:table-cell>
          <table:table-cell office:value-type="float" office:value="1.612978108171" calcext:value-type="float">
            <text:p>1.61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07" calcext:value-type="float">
            <text:p>2.207</text:p>
          </table:table-cell>
          <table:table-cell office:value-type="float" office:value="1.86260001914" calcext:value-type="float">
            <text:p>1.86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08" calcext:value-type="float">
            <text:p>2.208</text:p>
          </table:table-cell>
          <table:table-cell office:value-type="float" office:value="2.041033989622" calcext:value-type="float">
            <text:p>2.04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09" calcext:value-type="float">
            <text:p>2.209</text:p>
          </table:table-cell>
          <table:table-cell office:value-type="float" office:value="2.104961148688" calcext:value-type="float">
            <text:p>2.10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1" calcext:value-type="float">
            <text:p>2.21</text:p>
          </table:table-cell>
          <table:table-cell office:value-type="float" office:value="2.030265610907" calcext:value-type="float">
            <text:p>2.03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11" calcext:value-type="float">
            <text:p>2.211</text:p>
          </table:table-cell>
          <table:table-cell office:value-type="float" office:value="1.818561158713" calcext:value-type="float">
            <text:p>1.82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12" calcext:value-type="float">
            <text:p>2.212</text:p>
          </table:table-cell>
          <table:table-cell office:value-type="float" office:value="1.492806378449" calcext:value-type="float">
            <text:p>1.49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13" calcext:value-type="float">
            <text:p>2.213</text:p>
          </table:table-cell>
          <table:table-cell office:value-type="float" office:value="1.088890905144" calcext:value-type="float">
            <text:p>1.09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14" calcext:value-type="float">
            <text:p>2.214</text:p>
          </table:table-cell>
          <table:table-cell office:value-type="float" office:value="0.653588102783" calcext:value-type="float">
            <text:p>6.54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15" calcext:value-type="float">
            <text:p>2.215</text:p>
          </table:table-cell>
          <table:table-cell office:value-type="float" office:value="0.2320848815542" calcext:value-type="float">
            <text:p>2.32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16" calcext:value-type="float">
            <text:p>2.216</text:p>
          </table:table-cell>
          <table:table-cell office:value-type="float" office:value="-0.1381340856223" calcext:value-type="float">
            <text:p>-1.38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17" calcext:value-type="float">
            <text:p>2.217</text:p>
          </table:table-cell>
          <table:table-cell office:value-type="float" office:value="-0.4325841760096" calcext:value-type="float">
            <text:p>-4.33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18" calcext:value-type="float">
            <text:p>2.218</text:p>
          </table:table-cell>
          <table:table-cell office:value-type="float" office:value="-0.6472200982169" calcext:value-type="float">
            <text:p>-6.47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19" calcext:value-type="float">
            <text:p>2.219</text:p>
          </table:table-cell>
          <table:table-cell office:value-type="float" office:value="-0.7951027812476" calcext:value-type="float">
            <text:p>-7.95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2" calcext:value-type="float">
            <text:p>2.22</text:p>
          </table:table-cell>
          <table:table-cell office:value-type="float" office:value="-0.8966573664495" calcext:value-type="float">
            <text:p>-8.97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21" calcext:value-type="float">
            <text:p>2.221</text:p>
          </table:table-cell>
          <table:table-cell office:value-type="float" office:value="-0.9938920430958" calcext:value-type="float">
            <text:p>-9.94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22" calcext:value-type="float">
            <text:p>2.222</text:p>
          </table:table-cell>
          <table:table-cell office:value-type="float" office:value="-1.100932327105" calcext:value-type="float">
            <text:p>-1.10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23" calcext:value-type="float">
            <text:p>2.223</text:p>
          </table:table-cell>
          <table:table-cell office:value-type="float" office:value="-1.244664027879" calcext:value-type="float">
            <text:p>-1.24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24" calcext:value-type="float">
            <text:p>2.224</text:p>
          </table:table-cell>
          <table:table-cell office:value-type="float" office:value="-1.418570097252" calcext:value-type="float">
            <text:p>-1.42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25" calcext:value-type="float">
            <text:p>2.225</text:p>
          </table:table-cell>
          <table:table-cell office:value-type="float" office:value="-1.622820323398" calcext:value-type="float">
            <text:p>-1.62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26" calcext:value-type="float">
            <text:p>2.226</text:p>
          </table:table-cell>
          <table:table-cell office:value-type="float" office:value="-1.821220646323" calcext:value-type="float">
            <text:p>-1.82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27" calcext:value-type="float">
            <text:p>2.227</text:p>
          </table:table-cell>
          <table:table-cell office:value-type="float" office:value="-1.980107857988" calcext:value-type="float">
            <text:p>-1.98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28" calcext:value-type="float">
            <text:p>2.228</text:p>
          </table:table-cell>
          <table:table-cell office:value-type="float" office:value="-2.052500355352" calcext:value-type="float">
            <text:p>-2.05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29" calcext:value-type="float">
            <text:p>2.229</text:p>
          </table:table-cell>
          <table:table-cell office:value-type="float" office:value="-2.007783543015" calcext:value-type="float">
            <text:p>-2.01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3" calcext:value-type="float">
            <text:p>2.23</text:p>
          </table:table-cell>
          <table:table-cell office:value-type="float" office:value="-1.837762360287" calcext:value-type="float">
            <text:p>-1.84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31" calcext:value-type="float">
            <text:p>2.231</text:p>
          </table:table-cell>
          <table:table-cell office:value-type="float" office:value="-1.564165224307" calcext:value-type="float">
            <text:p>-1.56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32" calcext:value-type="float">
            <text:p>2.232</text:p>
          </table:table-cell>
          <table:table-cell office:value-type="float" office:value="-1.224537350292" calcext:value-type="float">
            <text:p>-1.22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33" calcext:value-type="float">
            <text:p>2.233</text:p>
          </table:table-cell>
          <table:table-cell office:value-type="float" office:value="-0.8535711102096" calcext:value-type="float">
            <text:p>-8.54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34" calcext:value-type="float">
            <text:p>2.234</text:p>
          </table:table-cell>
          <table:table-cell office:value-type="float" office:value="-0.4859223631579" calcext:value-type="float">
            <text:p>-4.86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35" calcext:value-type="float">
            <text:p>2.235</text:p>
          </table:table-cell>
          <table:table-cell office:value-type="float" office:value="-0.1480174614885" calcext:value-type="float">
            <text:p>-1.48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36" calcext:value-type="float">
            <text:p>2.236</text:p>
          </table:table-cell>
          <table:table-cell office:value-type="float" office:value="0.1498615817064" calcext:value-type="float">
            <text:p>1.50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37" calcext:value-type="float">
            <text:p>2.237</text:p>
          </table:table-cell>
          <table:table-cell office:value-type="float" office:value="0.4110962889342" calcext:value-type="float">
            <text:p>4.11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38" calcext:value-type="float">
            <text:p>2.238</text:p>
          </table:table-cell>
          <table:table-cell office:value-type="float" office:value="0.6510003789266" calcext:value-type="float">
            <text:p>6.51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39" calcext:value-type="float">
            <text:p>2.239</text:p>
          </table:table-cell>
          <table:table-cell office:value-type="float" office:value="0.8899209740423" calcext:value-type="float">
            <text:p>8.90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4" calcext:value-type="float">
            <text:p>2.24</text:p>
          </table:table-cell>
          <table:table-cell office:value-type="float" office:value="1.14389505561" calcext:value-type="float">
            <text:p>1.1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41" calcext:value-type="float">
            <text:p>2.241</text:p>
          </table:table-cell>
          <table:table-cell office:value-type="float" office:value="1.416788605886" calcext:value-type="float">
            <text:p>1.4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42" calcext:value-type="float">
            <text:p>2.242</text:p>
          </table:table-cell>
          <table:table-cell office:value-type="float" office:value="1.68903761453" calcext:value-type="float">
            <text:p>1.6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43" calcext:value-type="float">
            <text:p>2.243</text:p>
          </table:table-cell>
          <table:table-cell office:value-type="float" office:value="1.923224822907" calcext:value-type="float">
            <text:p>1.9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44" calcext:value-type="float">
            <text:p>2.244</text:p>
          </table:table-cell>
          <table:table-cell office:value-type="float" office:value="2.073023327124" calcext:value-type="float">
            <text:p>2.0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45" calcext:value-type="float">
            <text:p>2.245</text:p>
          </table:table-cell>
          <table:table-cell office:value-type="float" office:value="2.098978347051" calcext:value-type="float">
            <text:p>2.1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46" calcext:value-type="float">
            <text:p>2.246</text:p>
          </table:table-cell>
          <table:table-cell office:value-type="float" office:value="1.983521821803" calcext:value-type="float">
            <text:p>1.9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47" calcext:value-type="float">
            <text:p>2.247</text:p>
          </table:table-cell>
          <table:table-cell office:value-type="float" office:value="1.736163961975" calcext:value-type="float">
            <text:p>1.7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48" calcext:value-type="float">
            <text:p>2.248</text:p>
          </table:table-cell>
          <table:table-cell office:value-type="float" office:value="1.384456270654" calcext:value-type="float">
            <text:p>1.3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49" calcext:value-type="float">
            <text:p>2.249</text:p>
          </table:table-cell>
          <table:table-cell office:value-type="float" office:value="0.9653586208421" calcext:value-type="float">
            <text:p>9.65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5" calcext:value-type="float">
            <text:p>2.25</text:p>
          </table:table-cell>
          <table:table-cell office:value-type="float" office:value="0.5295766953067" calcext:value-type="float">
            <text:p>5.30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51" calcext:value-type="float">
            <text:p>2.251</text:p>
          </table:table-cell>
          <table:table-cell office:value-type="float" office:value="0.1190142194415" calcext:value-type="float">
            <text:p>1.19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52" calcext:value-type="float">
            <text:p>2.252</text:p>
          </table:table-cell>
          <table:table-cell office:value-type="float" office:value="-0.2302912222165" calcext:value-type="float">
            <text:p>-2.30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53" calcext:value-type="float">
            <text:p>2.253</text:p>
          </table:table-cell>
          <table:table-cell office:value-type="float" office:value="-0.5023444949874" calcext:value-type="float">
            <text:p>-5.02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54" calcext:value-type="float">
            <text:p>2.254</text:p>
          </table:table-cell>
          <table:table-cell office:value-type="float" office:value="-0.6971281593112" calcext:value-type="float">
            <text:p>-6.97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55" calcext:value-type="float">
            <text:p>2.255</text:p>
          </table:table-cell>
          <table:table-cell office:value-type="float" office:value="-0.8294655867883" calcext:value-type="float">
            <text:p>-8.29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56" calcext:value-type="float">
            <text:p>2.256</text:p>
          </table:table-cell>
          <table:table-cell office:value-type="float" office:value="-0.9252423926063" calcext:value-type="float">
            <text:p>-9.25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57" calcext:value-type="float">
            <text:p>2.257</text:p>
          </table:table-cell>
          <table:table-cell office:value-type="float" office:value="-1.020971535239" calcext:value-type="float">
            <text:p>-1.0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58" calcext:value-type="float">
            <text:p>2.258</text:p>
          </table:table-cell>
          <table:table-cell office:value-type="float" office:value="-1.137767822595" calcext:value-type="float">
            <text:p>-1.1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59" calcext:value-type="float">
            <text:p>2.259</text:p>
          </table:table-cell>
          <table:table-cell office:value-type="float" office:value="-1.287933782483" calcext:value-type="float">
            <text:p>-1.2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6" calcext:value-type="float">
            <text:p>2.26</text:p>
          </table:table-cell>
          <table:table-cell office:value-type="float" office:value="-1.47495353068" calcext:value-type="float">
            <text:p>-1.4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61" calcext:value-type="float">
            <text:p>2.261</text:p>
          </table:table-cell>
          <table:table-cell office:value-type="float" office:value="-1.67955189825" calcext:value-type="float">
            <text:p>-1.6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62" calcext:value-type="float">
            <text:p>2.262</text:p>
          </table:table-cell>
          <table:table-cell office:value-type="float" office:value="-1.87401004024" calcext:value-type="float">
            <text:p>-1.8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63" calcext:value-type="float">
            <text:p>2.263</text:p>
          </table:table-cell>
          <table:table-cell office:value-type="float" office:value="-2.011225374011" calcext:value-type="float">
            <text:p>-2.0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64" calcext:value-type="float">
            <text:p>2.264</text:p>
          </table:table-cell>
          <table:table-cell office:value-type="float" office:value="-2.052189495325" calcext:value-type="float">
            <text:p>-2.0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65" calcext:value-type="float">
            <text:p>2.265</text:p>
          </table:table-cell>
          <table:table-cell office:value-type="float" office:value="-1.97196238357" calcext:value-type="float">
            <text:p>-1.9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66" calcext:value-type="float">
            <text:p>2.266</text:p>
          </table:table-cell>
          <table:table-cell office:value-type="float" office:value="-1.768703964036" calcext:value-type="float">
            <text:p>-1.7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67" calcext:value-type="float">
            <text:p>2.267</text:p>
          </table:table-cell>
          <table:table-cell office:value-type="float" office:value="-1.472913590264" calcext:value-type="float">
            <text:p>-1.4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68" calcext:value-type="float">
            <text:p>2.268</text:p>
          </table:table-cell>
          <table:table-cell office:value-type="float" office:value="-1.120033302961" calcext:value-type="float">
            <text:p>-1.1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69" calcext:value-type="float">
            <text:p>2.269</text:p>
          </table:table-cell>
          <table:table-cell office:value-type="float" office:value="-0.7468572472161" calcext:value-type="float">
            <text:p>-7.47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7" calcext:value-type="float">
            <text:p>2.27</text:p>
          </table:table-cell>
          <table:table-cell office:value-type="float" office:value="-0.3861648645914" calcext:value-type="float">
            <text:p>-3.86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71" calcext:value-type="float">
            <text:p>2.271</text:p>
          </table:table-cell>
          <table:table-cell office:value-type="float" office:value="-0.0588498270255" calcext:value-type="float">
            <text:p>-5.88E-02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72" calcext:value-type="float">
            <text:p>2.272</text:p>
          </table:table-cell>
          <table:table-cell office:value-type="float" office:value="0.227788236239" calcext:value-type="float">
            <text:p>2.28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73" calcext:value-type="float">
            <text:p>2.273</text:p>
          </table:table-cell>
          <table:table-cell office:value-type="float" office:value="0.480435783243" calcext:value-type="float">
            <text:p>4.80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74" calcext:value-type="float">
            <text:p>2.274</text:p>
          </table:table-cell>
          <table:table-cell office:value-type="float" office:value="0.7181239864742" calcext:value-type="float">
            <text:p>7.18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75" calcext:value-type="float">
            <text:p>2.275</text:p>
          </table:table-cell>
          <table:table-cell office:value-type="float" office:value="0.9605123322776" calcext:value-type="float">
            <text:p>9.61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76" calcext:value-type="float">
            <text:p>2.276</text:p>
          </table:table-cell>
          <table:table-cell office:value-type="float" office:value="1.220602148269" calcext:value-type="float">
            <text:p>1.2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77" calcext:value-type="float">
            <text:p>2.277</text:p>
          </table:table-cell>
          <table:table-cell office:value-type="float" office:value="1.495972947396" calcext:value-type="float">
            <text:p>1.5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78" calcext:value-type="float">
            <text:p>2.278</text:p>
          </table:table-cell>
          <table:table-cell office:value-type="float" office:value="1.76180264276" calcext:value-type="float">
            <text:p>1.7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79" calcext:value-type="float">
            <text:p>2.279</text:p>
          </table:table-cell>
          <table:table-cell office:value-type="float" office:value="1.977823755913" calcext:value-type="float">
            <text:p>1.9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8" calcext:value-type="float">
            <text:p>2.28</text:p>
          </table:table-cell>
          <table:table-cell office:value-type="float" office:value="2.095317594112" calcext:value-type="float">
            <text:p>2.1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81" calcext:value-type="float">
            <text:p>2.281</text:p>
          </table:table-cell>
          <table:table-cell office:value-type="float" office:value="2.081324764306" calcext:value-type="float">
            <text:p>2.0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82" calcext:value-type="float">
            <text:p>2.282</text:p>
          </table:table-cell>
          <table:table-cell office:value-type="float" office:value="1.92596636258" calcext:value-type="float">
            <text:p>1.9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83" calcext:value-type="float">
            <text:p>2.283</text:p>
          </table:table-cell>
          <table:table-cell office:value-type="float" office:value="1.644378857104" calcext:value-type="float">
            <text:p>1.6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84" calcext:value-type="float">
            <text:p>2.284</text:p>
          </table:table-cell>
          <table:table-cell office:value-type="float" office:value="1.268425628654" calcext:value-type="float">
            <text:p>1.2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85" calcext:value-type="float">
            <text:p>2.285</text:p>
          </table:table-cell>
          <table:table-cell office:value-type="float" office:value="0.8404848782654" calcext:value-type="float">
            <text:p>8.40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86" calcext:value-type="float">
            <text:p>2.286</text:p>
          </table:table-cell>
          <table:table-cell office:value-type="float" office:value="0.4065775917299" calcext:value-type="float">
            <text:p>4.07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87" calcext:value-type="float">
            <text:p>2.287</text:p>
          </table:table-cell>
          <table:table-cell office:value-type="float" office:value="0.01088523884935" calcext:value-type="float">
            <text:p>1.09E-02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88" calcext:value-type="float">
            <text:p>2.288</text:p>
          </table:table-cell>
          <table:table-cell office:value-type="float" office:value="-0.3173336686737" calcext:value-type="float">
            <text:p>-3.17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89" calcext:value-type="float">
            <text:p>2.289</text:p>
          </table:table-cell>
          <table:table-cell office:value-type="float" office:value="-0.5655990840626" calcext:value-type="float">
            <text:p>-5.66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9" calcext:value-type="float">
            <text:p>2.29</text:p>
          </table:table-cell>
          <table:table-cell office:value-type="float" office:value="-0.7390377515465" calcext:value-type="float">
            <text:p>-7.39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91" calcext:value-type="float">
            <text:p>2.291</text:p>
          </table:table-cell>
          <table:table-cell office:value-type="float" office:value="-0.8561501757887" calcext:value-type="float">
            <text:p>-8.56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92" calcext:value-type="float">
            <text:p>2.292</text:p>
          </table:table-cell>
          <table:table-cell office:value-type="float" office:value="-0.9526573378113" calcext:value-type="float">
            <text:p>-9.53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93" calcext:value-type="float">
            <text:p>2.293</text:p>
          </table:table-cell>
          <table:table-cell office:value-type="float" office:value="-1.049446709021" calcext:value-type="float">
            <text:p>-1.0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94" calcext:value-type="float">
            <text:p>2.294</text:p>
          </table:table-cell>
          <table:table-cell office:value-type="float" office:value="-1.176866526593" calcext:value-type="float">
            <text:p>-1.1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95" calcext:value-type="float">
            <text:p>2.295</text:p>
          </table:table-cell>
          <table:table-cell office:value-type="float" office:value="-1.339161257041" calcext:value-type="float">
            <text:p>-1.3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96" calcext:value-type="float">
            <text:p>2.296</text:p>
          </table:table-cell>
          <table:table-cell office:value-type="float" office:value="-1.531979157596" calcext:value-type="float">
            <text:p>-1.5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97" calcext:value-type="float">
            <text:p>2.297</text:p>
          </table:table-cell>
          <table:table-cell office:value-type="float" office:value="-1.739108324982" calcext:value-type="float">
            <text:p>-1.7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98" calcext:value-type="float">
            <text:p>2.298</text:p>
          </table:table-cell>
          <table:table-cell office:value-type="float" office:value="-1.921801324624" calcext:value-type="float">
            <text:p>-1.9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99" calcext:value-type="float">
            <text:p>2.299</text:p>
          </table:table-cell>
          <table:table-cell office:value-type="float" office:value="-2.038397176039" calcext:value-type="float">
            <text:p>-2.0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" calcext:value-type="float">
            <text:p>2.3</text:p>
          </table:table-cell>
          <table:table-cell office:value-type="float" office:value="-2.043229414185" calcext:value-type="float">
            <text:p>-2.0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01" calcext:value-type="float">
            <text:p>2.301</text:p>
          </table:table-cell>
          <table:table-cell office:value-type="float" office:value="-1.924787948617" calcext:value-type="float">
            <text:p>-1.9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02" calcext:value-type="float">
            <text:p>2.302</text:p>
          </table:table-cell>
          <table:table-cell office:value-type="float" office:value="-1.692967875735" calcext:value-type="float">
            <text:p>-1.6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03" calcext:value-type="float">
            <text:p>2.303</text:p>
          </table:table-cell>
          <table:table-cell office:value-type="float" office:value="-1.377268534826" calcext:value-type="float">
            <text:p>-1.3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04" calcext:value-type="float">
            <text:p>2.304</text:p>
          </table:table-cell>
          <table:table-cell office:value-type="float" office:value="-1.013342866472" calcext:value-type="float">
            <text:p>-1.0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05" calcext:value-type="float">
            <text:p>2.305</text:p>
          </table:table-cell>
          <table:table-cell office:value-type="float" office:value="-0.6405458460617" calcext:value-type="float">
            <text:p>-6.41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06" calcext:value-type="float">
            <text:p>2.306</text:p>
          </table:table-cell>
          <table:table-cell office:value-type="float" office:value="-0.288228395728" calcext:value-type="float">
            <text:p>-2.88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07" calcext:value-type="float">
            <text:p>2.307</text:p>
          </table:table-cell>
          <table:table-cell office:value-type="float" office:value="0.02698895128287" calcext:value-type="float">
            <text:p>2.70E-02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08" calcext:value-type="float">
            <text:p>2.308</text:p>
          </table:table-cell>
          <table:table-cell office:value-type="float" office:value="0.3026509464649" calcext:value-type="float">
            <text:p>3.03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09" calcext:value-type="float">
            <text:p>2.309</text:p>
          </table:table-cell>
          <table:table-cell office:value-type="float" office:value="0.5489991487033" calcext:value-type="float">
            <text:p>5.49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1" calcext:value-type="float">
            <text:p>2.31</text:p>
          </table:table-cell>
          <table:table-cell office:value-type="float" office:value="0.7860991058685" calcext:value-type="float">
            <text:p>7.86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11" calcext:value-type="float">
            <text:p>2.311</text:p>
          </table:table-cell>
          <table:table-cell office:value-type="float" office:value="1.032355255306" calcext:value-type="float">
            <text:p>1.0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12" calcext:value-type="float">
            <text:p>2.312</text:p>
          </table:table-cell>
          <table:table-cell office:value-type="float" office:value="1.298506635787" calcext:value-type="float">
            <text:p>1.3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13" calcext:value-type="float">
            <text:p>2.313</text:p>
          </table:table-cell>
          <table:table-cell office:value-type="float" office:value="1.574986880054" calcext:value-type="float">
            <text:p>1.5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14" calcext:value-type="float">
            <text:p>2.314</text:p>
          </table:table-cell>
          <table:table-cell office:value-type="float" office:value="1.832475782657" calcext:value-type="float">
            <text:p>1.8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15" calcext:value-type="float">
            <text:p>2.315</text:p>
          </table:table-cell>
          <table:table-cell office:value-type="float" office:value="2.022817946783" calcext:value-type="float">
            <text:p>2.0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16" calcext:value-type="float">
            <text:p>2.316</text:p>
          </table:table-cell>
          <table:table-cell office:value-type="float" office:value="2.106597883947" calcext:value-type="float">
            <text:p>2.1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17" calcext:value-type="float">
            <text:p>2.317</text:p>
          </table:table-cell>
          <table:table-cell office:value-type="float" office:value="2.050690994607" calcext:value-type="float">
            <text:p>2.0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18" calcext:value-type="float">
            <text:p>2.318</text:p>
          </table:table-cell>
          <table:table-cell office:value-type="float" office:value="1.857576298585" calcext:value-type="float">
            <text:p>1.8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19" calcext:value-type="float">
            <text:p>2.319</text:p>
          </table:table-cell>
          <table:table-cell office:value-type="float" office:value="1.544023364169" calcext:value-type="float">
            <text:p>1.5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2" calcext:value-type="float">
            <text:p>2.32</text:p>
          </table:table-cell>
          <table:table-cell office:value-type="float" office:value="1.148918020412" calcext:value-type="float">
            <text:p>1.1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21" calcext:value-type="float">
            <text:p>2.321</text:p>
          </table:table-cell>
          <table:table-cell office:value-type="float" office:value="0.7138974888833" calcext:value-type="float">
            <text:p>7.14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22" calcext:value-type="float">
            <text:p>2.322</text:p>
          </table:table-cell>
          <table:table-cell office:value-type="float" office:value="0.2879068056249" calcext:value-type="float">
            <text:p>2.88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23" calcext:value-type="float">
            <text:p>2.323</text:p>
          </table:table-cell>
          <table:table-cell office:value-type="float" office:value="-0.09101072918085" calcext:value-type="float">
            <text:p>-9.10E-02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24" calcext:value-type="float">
            <text:p>2.324</text:p>
          </table:table-cell>
          <table:table-cell office:value-type="float" office:value="-0.3971604803086" calcext:value-type="float">
            <text:p>-3.97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25" calcext:value-type="float">
            <text:p>2.325</text:p>
          </table:table-cell>
          <table:table-cell office:value-type="float" office:value="-0.6217998216483" calcext:value-type="float">
            <text:p>-6.22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26" calcext:value-type="float">
            <text:p>2.326</text:p>
          </table:table-cell>
          <table:table-cell office:value-type="float" office:value="-0.7764734023612" calcext:value-type="float">
            <text:p>-7.76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27" calcext:value-type="float">
            <text:p>2.327</text:p>
          </table:table-cell>
          <table:table-cell office:value-type="float" office:value="-0.8837985415414" calcext:value-type="float">
            <text:p>-8.84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28" calcext:value-type="float">
            <text:p>2.328</text:p>
          </table:table-cell>
          <table:table-cell office:value-type="float" office:value="-0.9787124888955" calcext:value-type="float">
            <text:p>-9.79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29" calcext:value-type="float">
            <text:p>2.329</text:p>
          </table:table-cell>
          <table:table-cell office:value-type="float" office:value="-1.082074408209" calcext:value-type="float">
            <text:p>-1.0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3" calcext:value-type="float">
            <text:p>2.33</text:p>
          </table:table-cell>
          <table:table-cell office:value-type="float" office:value="-1.219812154867" calcext:value-type="float">
            <text:p>-1.2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31" calcext:value-type="float">
            <text:p>2.331</text:p>
          </table:table-cell>
          <table:table-cell office:value-type="float" office:value="-1.391292650095" calcext:value-type="float">
            <text:p>-1.3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32" calcext:value-type="float">
            <text:p>2.332</text:p>
          </table:table-cell>
          <table:table-cell office:value-type="float" office:value="-1.59107435136" calcext:value-type="float">
            <text:p>-1.5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33" calcext:value-type="float">
            <text:p>2.333</text:p>
          </table:table-cell>
          <table:table-cell office:value-type="float" office:value="-1.796626683263" calcext:value-type="float">
            <text:p>-1.8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34" calcext:value-type="float">
            <text:p>2.334</text:p>
          </table:table-cell>
          <table:table-cell office:value-type="float" office:value="-1.962314330222" calcext:value-type="float">
            <text:p>-1.9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35" calcext:value-type="float">
            <text:p>2.335</text:p>
          </table:table-cell>
          <table:table-cell office:value-type="float" office:value="-2.049974915927" calcext:value-type="float">
            <text:p>-2.0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36" calcext:value-type="float">
            <text:p>2.336</text:p>
          </table:table-cell>
          <table:table-cell office:value-type="float" office:value="-2.023107329142" calcext:value-type="float">
            <text:p>-2.0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37" calcext:value-type="float">
            <text:p>2.337</text:p>
          </table:table-cell>
          <table:table-cell office:value-type="float" office:value="-1.869898861352" calcext:value-type="float">
            <text:p>-1.8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38" calcext:value-type="float">
            <text:p>2.338</text:p>
          </table:table-cell>
          <table:table-cell office:value-type="float" office:value="-1.609067873207" calcext:value-type="float">
            <text:p>-1.6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39" calcext:value-type="float">
            <text:p>2.339</text:p>
          </table:table-cell>
          <table:table-cell office:value-type="float" office:value="-1.275876347683" calcext:value-type="float">
            <text:p>-1.2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4" calcext:value-type="float">
            <text:p>2.34</text:p>
          </table:table-cell>
          <table:table-cell office:value-type="float" office:value="-0.9062832556643" calcext:value-type="float">
            <text:p>-9.06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41" calcext:value-type="float">
            <text:p>2.341</text:p>
          </table:table-cell>
          <table:table-cell office:value-type="float" office:value="-0.537608009707" calcext:value-type="float">
            <text:p>-5.38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42" calcext:value-type="float">
            <text:p>2.342</text:p>
          </table:table-cell>
          <table:table-cell office:value-type="float" office:value="-0.1941364004768" calcext:value-type="float">
            <text:p>-1.94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43" calcext:value-type="float">
            <text:p>2.343</text:p>
          </table:table-cell>
          <table:table-cell office:value-type="float" office:value="0.1092954257775" calcext:value-type="float">
            <text:p>1.09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44" calcext:value-type="float">
            <text:p>2.344</text:p>
          </table:table-cell>
          <table:table-cell office:value-type="float" office:value="0.3751468912485" calcext:value-type="float">
            <text:p>3.75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45" calcext:value-type="float">
            <text:p>2.345</text:p>
          </table:table-cell>
          <table:table-cell office:value-type="float" office:value="0.6169427705952" calcext:value-type="float">
            <text:p>6.17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46" calcext:value-type="float">
            <text:p>2.346</text:p>
          </table:table-cell>
          <table:table-cell office:value-type="float" office:value="0.854747552355" calcext:value-type="float">
            <text:p>8.55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47" calcext:value-type="float">
            <text:p>2.347</text:p>
          </table:table-cell>
          <table:table-cell office:value-type="float" office:value="1.107025011598" calcext:value-type="float">
            <text:p>1.1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48" calcext:value-type="float">
            <text:p>2.348</text:p>
          </table:table-cell>
          <table:table-cell office:value-type="float" office:value="1.377840839114" calcext:value-type="float">
            <text:p>1.3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49" calcext:value-type="float">
            <text:p>2.349</text:p>
          </table:table-cell>
          <table:table-cell office:value-type="float" office:value="1.652724905368" calcext:value-type="float">
            <text:p>1.6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5" calcext:value-type="float">
            <text:p>2.35</text:p>
          </table:table-cell>
          <table:table-cell office:value-type="float" office:value="1.896341785853" calcext:value-type="float">
            <text:p>1.9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51" calcext:value-type="float">
            <text:p>2.351</text:p>
          </table:table-cell>
          <table:table-cell office:value-type="float" office:value="2.060826621089" calcext:value-type="float">
            <text:p>2.0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52" calcext:value-type="float">
            <text:p>2.352</text:p>
          </table:table-cell>
          <table:table-cell office:value-type="float" office:value="2.104496673636" calcext:value-type="float">
            <text:p>2.1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53" calcext:value-type="float">
            <text:p>2.353</text:p>
          </table:table-cell>
          <table:table-cell office:value-type="float" office:value="2.008521534762" calcext:value-type="float">
            <text:p>2.0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54" calcext:value-type="float">
            <text:p>2.354</text:p>
          </table:table-cell>
          <table:table-cell office:value-type="float" office:value="1.778309755185" calcext:value-type="float">
            <text:p>1.7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55" calcext:value-type="float">
            <text:p>2.355</text:p>
          </table:table-cell>
          <table:table-cell office:value-type="float" office:value="1.4379070301" calcext:value-type="float">
            <text:p>1.4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56" calcext:value-type="float">
            <text:p>2.356</text:p>
          </table:table-cell>
          <table:table-cell office:value-type="float" office:value="1.025798876835" calcext:value-type="float">
            <text:p>1.0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57" calcext:value-type="float">
            <text:p>2.357</text:p>
          </table:table-cell>
          <table:table-cell office:value-type="float" office:value="0.5891256637797" calcext:value-type="float">
            <text:p>5.89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58" calcext:value-type="float">
            <text:p>2.358</text:p>
          </table:table-cell>
          <table:table-cell office:value-type="float" office:value="0.1728260994007" calcext:value-type="float">
            <text:p>1.73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59" calcext:value-type="float">
            <text:p>2.359</text:p>
          </table:table-cell>
          <table:table-cell office:value-type="float" office:value="-0.1869884811951" calcext:value-type="float">
            <text:p>-1.87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6" calcext:value-type="float">
            <text:p>2.36</text:p>
          </table:table-cell>
          <table:table-cell office:value-type="float" office:value="-0.4689764726904" calcext:value-type="float">
            <text:p>-4.69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61" calcext:value-type="float">
            <text:p>2.361</text:p>
          </table:table-cell>
          <table:table-cell office:value-type="float" office:value="-0.6717692085201" calcext:value-type="float">
            <text:p>-6.72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62" calcext:value-type="float">
            <text:p>2.362</text:p>
          </table:table-cell>
          <table:table-cell office:value-type="float" office:value="-0.8118420420807" calcext:value-type="float">
            <text:p>-8.12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63" calcext:value-type="float">
            <text:p>2.363</text:p>
          </table:table-cell>
          <table:table-cell office:value-type="float" office:value="-0.9099829828137" calcext:value-type="float">
            <text:p>-9.10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64" calcext:value-type="float">
            <text:p>2.364</text:p>
          </table:table-cell>
          <table:table-cell office:value-type="float" office:value="-1.005281882247" calcext:value-type="float">
            <text:p>-1.0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65" calcext:value-type="float">
            <text:p>2.365</text:p>
          </table:table-cell>
          <table:table-cell office:value-type="float" office:value="-1.117717095006" calcext:value-type="float">
            <text:p>-1.1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66" calcext:value-type="float">
            <text:p>2.366</text:p>
          </table:table-cell>
          <table:table-cell office:value-type="float" office:value="-1.264202531609" calcext:value-type="float">
            <text:p>-1.2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67" calcext:value-type="float">
            <text:p>2.367</text:p>
          </table:table-cell>
          <table:table-cell office:value-type="float" office:value="-1.446596330526" calcext:value-type="float">
            <text:p>-1.4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68" calcext:value-type="float">
            <text:p>2.368</text:p>
          </table:table-cell>
          <table:table-cell office:value-type="float" office:value="-1.651012789235" calcext:value-type="float">
            <text:p>-1.6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69" calcext:value-type="float">
            <text:p>2.369</text:p>
          </table:table-cell>
          <table:table-cell office:value-type="float" office:value="-1.848947693385" calcext:value-type="float">
            <text:p>-1.8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7" calcext:value-type="float">
            <text:p>2.37</text:p>
          </table:table-cell>
          <table:table-cell office:value-type="float" office:value="-1.998498014103" calcext:value-type="float">
            <text:p>-2.0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71" calcext:value-type="float">
            <text:p>2.371</text:p>
          </table:table-cell>
          <table:table-cell office:value-type="float" office:value="-2.055899455646" calcext:value-type="float">
            <text:p>-2.0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72" calcext:value-type="float">
            <text:p>2.372</text:p>
          </table:table-cell>
          <table:table-cell office:value-type="float" office:value="-1.990016652234" calcext:value-type="float">
            <text:p>-1.9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73" calcext:value-type="float">
            <text:p>2.373</text:p>
          </table:table-cell>
          <table:table-cell office:value-type="float" office:value="-1.805283540862" calcext:value-type="float">
            <text:p>-1.8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74" calcext:value-type="float">
            <text:p>2.374</text:p>
          </table:table-cell>
          <table:table-cell office:value-type="float" office:value="-1.519379459402" calcext:value-type="float">
            <text:p>-1.5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75" calcext:value-type="float">
            <text:p>2.375</text:p>
          </table:table-cell>
          <table:table-cell office:value-type="float" office:value="-1.171862086698" calcext:value-type="float">
            <text:p>-1.1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76" calcext:value-type="float">
            <text:p>2.376</text:p>
          </table:table-cell>
          <table:table-cell office:value-type="float" office:value="-0.7990470847656" calcext:value-type="float">
            <text:p>-7.99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77" calcext:value-type="float">
            <text:p>2.377</text:p>
          </table:table-cell>
          <table:table-cell office:value-type="float" office:value="-0.4358648000058" calcext:value-type="float">
            <text:p>-4.36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78" calcext:value-type="float">
            <text:p>2.378</text:p>
          </table:table-cell>
          <table:table-cell office:value-type="float" office:value="-0.1026854959704" calcext:value-type="float">
            <text:p>-1.03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79" calcext:value-type="float">
            <text:p>2.379</text:p>
          </table:table-cell>
          <table:table-cell office:value-type="float" office:value="0.1887191564732" calcext:value-type="float">
            <text:p>1.89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8" calcext:value-type="float">
            <text:p>2.38</text:p>
          </table:table-cell>
          <table:table-cell office:value-type="float" office:value="0.4457795459353" calcext:value-type="float">
            <text:p>4.46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81" calcext:value-type="float">
            <text:p>2.381</text:p>
          </table:table-cell>
          <table:table-cell office:value-type="float" office:value="0.6843395980955" calcext:value-type="float">
            <text:p>6.84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82" calcext:value-type="float">
            <text:p>2.382</text:p>
          </table:table-cell>
          <table:table-cell office:value-type="float" office:value="0.9249324391839" calcext:value-type="float">
            <text:p>9.25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83" calcext:value-type="float">
            <text:p>2.383</text:p>
          </table:table-cell>
          <table:table-cell office:value-type="float" office:value="1.182493270485" calcext:value-type="float">
            <text:p>1.1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84" calcext:value-type="float">
            <text:p>2.384</text:p>
          </table:table-cell>
          <table:table-cell office:value-type="float" office:value="1.457075155215" calcext:value-type="float">
            <text:p>1.4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85" calcext:value-type="float">
            <text:p>2.385</text:p>
          </table:table-cell>
          <table:table-cell office:value-type="float" office:value="1.727472631781" calcext:value-type="float">
            <text:p>1.7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86" calcext:value-type="float">
            <text:p>2.386</text:p>
          </table:table-cell>
          <table:table-cell office:value-type="float" office:value="1.953218200476" calcext:value-type="float">
            <text:p>1.9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87" calcext:value-type="float">
            <text:p>2.387</text:p>
          </table:table-cell>
          <table:table-cell office:value-type="float" office:value="2.085234411264" calcext:value-type="float">
            <text:p>2.0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88" calcext:value-type="float">
            <text:p>2.388</text:p>
          </table:table-cell>
          <table:table-cell office:value-type="float" office:value="2.091486988261" calcext:value-type="float">
            <text:p>2.0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89" calcext:value-type="float">
            <text:p>2.389</text:p>
          </table:table-cell>
          <table:table-cell office:value-type="float" office:value="1.95589560507" calcext:value-type="float">
            <text:p>1.9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9" calcext:value-type="float">
            <text:p>2.39</text:p>
          </table:table-cell>
          <table:table-cell office:value-type="float" office:value="1.690271083956" calcext:value-type="float">
            <text:p>1.6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91" calcext:value-type="float">
            <text:p>2.391</text:p>
          </table:table-cell>
          <table:table-cell office:value-type="float" office:value="1.325639088615" calcext:value-type="float">
            <text:p>1.3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92" calcext:value-type="float">
            <text:p>2.392</text:p>
          </table:table-cell>
          <table:table-cell office:value-type="float" office:value="0.9012593196667" calcext:value-type="float">
            <text:p>9.01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93" calcext:value-type="float">
            <text:p>2.393</text:p>
          </table:table-cell>
          <table:table-cell office:value-type="float" office:value="0.466556709519" calcext:value-type="float">
            <text:p>4.67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94" calcext:value-type="float">
            <text:p>2.394</text:p>
          </table:table-cell>
          <table:table-cell office:value-type="float" office:value="0.06276335973096" calcext:value-type="float">
            <text:p>6.28E-02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95" calcext:value-type="float">
            <text:p>2.395</text:p>
          </table:table-cell>
          <table:table-cell office:value-type="float" office:value="-0.2749870073461" calcext:value-type="float">
            <text:p>-2.75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96" calcext:value-type="float">
            <text:p>2.396</text:p>
          </table:table-cell>
          <table:table-cell office:value-type="float" office:value="-0.5342905079361" calcext:value-type="float">
            <text:p>-5.34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97" calcext:value-type="float">
            <text:p>2.397</text:p>
          </table:table-cell>
          <table:table-cell office:value-type="float" office:value="-0.7176730479057" calcext:value-type="float">
            <text:p>-7.18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98" calcext:value-type="float">
            <text:p>2.398</text:p>
          </table:table-cell>
          <table:table-cell office:value-type="float" office:value="-0.8411810364276" calcext:value-type="float">
            <text:p>-8.41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99" calcext:value-type="float">
            <text:p>2.399</text:p>
          </table:table-cell>
          <table:table-cell office:value-type="float" office:value="-0.9376062125659" calcext:value-type="float">
            <text:p>-9.38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" calcext:value-type="float">
            <text:p>2.4</text:p>
          </table:table-cell>
          <table:table-cell office:value-type="float" office:value="-1.03400075972" calcext:value-type="float">
            <text:p>-1.0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01" calcext:value-type="float">
            <text:p>2.401</text:p>
          </table:table-cell>
          <table:table-cell office:value-type="float" office:value="-1.155817290635" calcext:value-type="float">
            <text:p>-1.1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02" calcext:value-type="float">
            <text:p>2.402</text:p>
          </table:table-cell>
          <table:table-cell office:value-type="float" office:value="-1.315568524043" calcext:value-type="float">
            <text:p>-1.3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03" calcext:value-type="float">
            <text:p>2.403</text:p>
          </table:table-cell>
          <table:table-cell office:value-type="float" office:value="-1.502747636059" calcext:value-type="float">
            <text:p>-1.5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04" calcext:value-type="float">
            <text:p>2.404</text:p>
          </table:table-cell>
          <table:table-cell office:value-type="float" office:value="-1.710665907821" calcext:value-type="float">
            <text:p>-1.7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05" calcext:value-type="float">
            <text:p>2.405</text:p>
          </table:table-cell>
          <table:table-cell office:value-type="float" office:value="-1.900923259092" calcext:value-type="float">
            <text:p>-1.9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06" calcext:value-type="float">
            <text:p>2.406</text:p>
          </table:table-cell>
          <table:table-cell office:value-type="float" office:value="-2.025663090556" calcext:value-type="float">
            <text:p>-2.0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07" calcext:value-type="float">
            <text:p>2.407</text:p>
          </table:table-cell>
          <table:table-cell office:value-type="float" office:value="-2.049930980106" calcext:value-type="float">
            <text:p>-2.0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08" calcext:value-type="float">
            <text:p>2.408</text:p>
          </table:table-cell>
          <table:table-cell office:value-type="float" office:value="-1.948546100062" calcext:value-type="float">
            <text:p>-1.9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09" calcext:value-type="float">
            <text:p>2.409</text:p>
          </table:table-cell>
          <table:table-cell office:value-type="float" office:value="-1.731972472176" calcext:value-type="float">
            <text:p>-1.7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1" calcext:value-type="float">
            <text:p>2.41</text:p>
          </table:table-cell>
          <table:table-cell office:value-type="float" office:value="-1.424880047023" calcext:value-type="float">
            <text:p>-1.4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11" calcext:value-type="float">
            <text:p>2.411</text:p>
          </table:table-cell>
          <table:table-cell office:value-type="float" office:value="-1.065933762843" calcext:value-type="float">
            <text:p>-1.0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12" calcext:value-type="float">
            <text:p>2.412</text:p>
          </table:table-cell>
          <table:table-cell office:value-type="float" office:value="-0.6934467389884" calcext:value-type="float">
            <text:p>-6.93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13" calcext:value-type="float">
            <text:p>2.413</text:p>
          </table:table-cell>
          <table:table-cell office:value-type="float" office:value="-0.3369269352867" calcext:value-type="float">
            <text:p>-3.37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14" calcext:value-type="float">
            <text:p>2.414</text:p>
          </table:table-cell>
          <table:table-cell office:value-type="float" office:value="-0.01488432334274" calcext:value-type="float">
            <text:p>-1.49E-02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15" calcext:value-type="float">
            <text:p>2.415</text:p>
          </table:table-cell>
          <table:table-cell office:value-type="float" office:value="0.2652115783914" calcext:value-type="float">
            <text:p>2.65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16" calcext:value-type="float">
            <text:p>2.416</text:p>
          </table:table-cell>
          <table:table-cell office:value-type="float" office:value="0.5151388251366" calcext:value-type="float">
            <text:p>5.15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17" calcext:value-type="float">
            <text:p>2.417</text:p>
          </table:table-cell>
          <table:table-cell office:value-type="float" office:value="0.7521491105931" calcext:value-type="float">
            <text:p>7.52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18" calcext:value-type="float">
            <text:p>2.418</text:p>
          </table:table-cell>
          <table:table-cell office:value-type="float" office:value="0.9965557071339" calcext:value-type="float">
            <text:p>9.97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19" calcext:value-type="float">
            <text:p>2.419</text:p>
          </table:table-cell>
          <table:table-cell office:value-type="float" office:value="1.260603799111" calcext:value-type="float">
            <text:p>1.2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2" calcext:value-type="float">
            <text:p>2.42</text:p>
          </table:table-cell>
          <table:table-cell office:value-type="float" office:value="1.536598777595" calcext:value-type="float">
            <text:p>1.5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21" calcext:value-type="float">
            <text:p>2.421</text:p>
          </table:table-cell>
          <table:table-cell office:value-type="float" office:value="1.79854150308" calcext:value-type="float">
            <text:p>1.8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22" calcext:value-type="float">
            <text:p>2.422</text:p>
          </table:table-cell>
          <table:table-cell office:value-type="float" office:value="2.002323389341" calcext:value-type="float">
            <text:p>2.0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23" calcext:value-type="float">
            <text:p>2.423</text:p>
          </table:table-cell>
          <table:table-cell office:value-type="float" office:value="2.101835122113" calcext:value-type="float">
            <text:p>2.1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24" calcext:value-type="float">
            <text:p>2.424</text:p>
          </table:table-cell>
          <table:table-cell office:value-type="float" office:value="2.066483331529" calcext:value-type="float">
            <text:p>2.0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25" calcext:value-type="float">
            <text:p>2.425</text:p>
          </table:table-cell>
          <table:table-cell office:value-type="float" office:value="1.891840682747" calcext:value-type="float">
            <text:p>1.8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26" calcext:value-type="float">
            <text:p>2.426</text:p>
          </table:table-cell>
          <table:table-cell office:value-type="float" office:value="1.594028535514" calcext:value-type="float">
            <text:p>1.5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27" calcext:value-type="float">
            <text:p>2.427</text:p>
          </table:table-cell>
          <table:table-cell office:value-type="float" office:value="1.207915371759" calcext:value-type="float">
            <text:p>1.2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28" calcext:value-type="float">
            <text:p>2.428</text:p>
          </table:table-cell>
          <table:table-cell office:value-type="float" office:value="0.7759423062409" calcext:value-type="float">
            <text:p>7.76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29" calcext:value-type="float">
            <text:p>2.429</text:p>
          </table:table-cell>
          <table:table-cell office:value-type="float" office:value="0.3458765272305" calcext:value-type="float">
            <text:p>3.46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3" calcext:value-type="float">
            <text:p>2.43</text:p>
          </table:table-cell>
          <table:table-cell office:value-type="float" office:value="-0.04107129903292" calcext:value-type="float">
            <text:p>-4.11E-02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31" calcext:value-type="float">
            <text:p>2.431</text:p>
          </table:table-cell>
          <table:table-cell office:value-type="float" office:value="-0.3571905797668" calcext:value-type="float">
            <text:p>-3.57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32" calcext:value-type="float">
            <text:p>2.432</text:p>
          </table:table-cell>
          <table:table-cell office:value-type="float" office:value="-0.5938674751367" calcext:value-type="float">
            <text:p>-5.94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33" calcext:value-type="float">
            <text:p>2.433</text:p>
          </table:table-cell>
          <table:table-cell office:value-type="float" office:value="-0.7576423381169" calcext:value-type="float">
            <text:p>-7.58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34" calcext:value-type="float">
            <text:p>2.434</text:p>
          </table:table-cell>
          <table:table-cell office:value-type="float" office:value="-0.867957816859" calcext:value-type="float">
            <text:p>-8.68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35" calcext:value-type="float">
            <text:p>2.435</text:p>
          </table:table-cell>
          <table:table-cell office:value-type="float" office:value="-0.9652093402206" calcext:value-type="float">
            <text:p>-9.65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36" calcext:value-type="float">
            <text:p>2.436</text:p>
          </table:table-cell>
          <table:table-cell office:value-type="float" office:value="-1.065709430699" calcext:value-type="float">
            <text:p>-1.0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37" calcext:value-type="float">
            <text:p>2.437</text:p>
          </table:table-cell>
          <table:table-cell office:value-type="float" office:value="-1.198089411589" calcext:value-type="float">
            <text:p>-1.2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38" calcext:value-type="float">
            <text:p>2.438</text:p>
          </table:table-cell>
          <table:table-cell office:value-type="float" office:value="-1.367485795023" calcext:value-type="float">
            <text:p>-1.3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39" calcext:value-type="float">
            <text:p>2.439</text:p>
          </table:table-cell>
          <table:table-cell office:value-type="float" office:value="-1.560911142385" calcext:value-type="float">
            <text:p>-1.5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4" calcext:value-type="float">
            <text:p>2.44</text:p>
          </table:table-cell>
          <table:table-cell office:value-type="float" office:value="-1.768463561283" calcext:value-type="float">
            <text:p>-1.7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41" calcext:value-type="float">
            <text:p>2.441</text:p>
          </table:table-cell>
          <table:table-cell office:value-type="float" office:value="-1.944621512207" calcext:value-type="float">
            <text:p>-1.9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42" calcext:value-type="float">
            <text:p>2.442</text:p>
          </table:table-cell>
          <table:table-cell office:value-type="float" office:value="-2.045984204868" calcext:value-type="float">
            <text:p>-2.0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43" calcext:value-type="float">
            <text:p>2.443</text:p>
          </table:table-cell>
          <table:table-cell office:value-type="float" office:value="-2.034934066887" calcext:value-type="float">
            <text:p>-2.0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44" calcext:value-type="float">
            <text:p>2.444</text:p>
          </table:table-cell>
          <table:table-cell office:value-type="float" office:value="-1.897505697904" calcext:value-type="float">
            <text:p>-1.9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45" calcext:value-type="float">
            <text:p>2.445</text:p>
          </table:table-cell>
          <table:table-cell office:value-type="float" office:value="-1.651953581861" calcext:value-type="float">
            <text:p>-1.6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46" calcext:value-type="float">
            <text:p>2.446</text:p>
          </table:table-cell>
          <table:table-cell office:value-type="float" office:value="-1.326177794195" calcext:value-type="float">
            <text:p>-1.3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47" calcext:value-type="float">
            <text:p>2.447</text:p>
          </table:table-cell>
          <table:table-cell office:value-type="float" office:value="-0.9593233459849" calcext:value-type="float">
            <text:p>-9.59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48" calcext:value-type="float">
            <text:p>2.448</text:p>
          </table:table-cell>
          <table:table-cell office:value-type="float" office:value="-0.5885939931138" calcext:value-type="float">
            <text:p>-5.89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49" calcext:value-type="float">
            <text:p>2.449</text:p>
          </table:table-cell>
          <table:table-cell office:value-type="float" office:value="-0.2409355351612" calcext:value-type="float">
            <text:p>-2.41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5" calcext:value-type="float">
            <text:p>2.45</text:p>
          </table:table-cell>
          <table:table-cell office:value-type="float" office:value="0.06852115701463" calcext:value-type="float">
            <text:p>6.85E-02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51" calcext:value-type="float">
            <text:p>2.451</text:p>
          </table:table-cell>
          <table:table-cell office:value-type="float" office:value="0.3390144890754" calcext:value-type="float">
            <text:p>3.39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52" calcext:value-type="float">
            <text:p>2.452</text:p>
          </table:table-cell>
          <table:table-cell office:value-type="float" office:value="0.5829550115101" calcext:value-type="float">
            <text:p>5.83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53" calcext:value-type="float">
            <text:p>2.453</text:p>
          </table:table-cell>
          <table:table-cell office:value-type="float" office:value="0.8203262681386" calcext:value-type="float">
            <text:p>8.20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54" calcext:value-type="float">
            <text:p>2.454</text:p>
          </table:table-cell>
          <table:table-cell office:value-type="float" office:value="1.069879566775" calcext:value-type="float">
            <text:p>1.0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55" calcext:value-type="float">
            <text:p>2.455</text:p>
          </table:table-cell>
          <table:table-cell office:value-type="float" office:value="1.338507490835" calcext:value-type="float">
            <text:p>1.3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56" calcext:value-type="float">
            <text:p>2.456</text:p>
          </table:table-cell>
          <table:table-cell office:value-type="float" office:value="1.614412998783" calcext:value-type="float">
            <text:p>1.6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57" calcext:value-type="float">
            <text:p>2.457</text:p>
          </table:table-cell>
          <table:table-cell office:value-type="float" office:value="1.865478476672" calcext:value-type="float">
            <text:p>1.8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58" calcext:value-type="float">
            <text:p>2.458</text:p>
          </table:table-cell>
          <table:table-cell office:value-type="float" office:value="2.042589639603" calcext:value-type="float">
            <text:p>2.0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59" calcext:value-type="float">
            <text:p>2.459</text:p>
          </table:table-cell>
          <table:table-cell office:value-type="float" office:value="2.106349401573" calcext:value-type="float">
            <text:p>2.1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6" calcext:value-type="float">
            <text:p>2.46</text:p>
          </table:table-cell>
          <table:table-cell office:value-type="float" office:value="2.031082116742" calcext:value-type="float">
            <text:p>2.0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61" calcext:value-type="float">
            <text:p>2.461</text:p>
          </table:table-cell>
          <table:table-cell office:value-type="float" office:value="1.817169545467" calcext:value-type="float">
            <text:p>1.8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62" calcext:value-type="float">
            <text:p>2.462</text:p>
          </table:table-cell>
          <table:table-cell office:value-type="float" office:value="1.491297816913" calcext:value-type="float">
            <text:p>1.4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63" calcext:value-type="float">
            <text:p>2.463</text:p>
          </table:table-cell>
          <table:table-cell office:value-type="float" office:value="1.086853688335" calcext:value-type="float">
            <text:p>1.0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64" calcext:value-type="float">
            <text:p>2.464</text:p>
          </table:table-cell>
          <table:table-cell office:value-type="float" office:value="0.6511860231297" calcext:value-type="float">
            <text:p>6.51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65" calcext:value-type="float">
            <text:p>2.465</text:p>
          </table:table-cell>
          <table:table-cell office:value-type="float" office:value="0.2300810794054" calcext:value-type="float">
            <text:p>2.30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66" calcext:value-type="float">
            <text:p>2.466</text:p>
          </table:table-cell>
          <table:table-cell office:value-type="float" office:value="-0.1392121376441" calcext:value-type="float">
            <text:p>-1.39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67" calcext:value-type="float">
            <text:p>2.467</text:p>
          </table:table-cell>
          <table:table-cell office:value-type="float" office:value="-0.4327467525014" calcext:value-type="float">
            <text:p>-4.33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68" calcext:value-type="float">
            <text:p>2.468</text:p>
          </table:table-cell>
          <table:table-cell office:value-type="float" office:value="-0.6465234022639" calcext:value-type="float">
            <text:p>-6.47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69" calcext:value-type="float">
            <text:p>2.469</text:p>
          </table:table-cell>
          <table:table-cell office:value-type="float" office:value="-0.792442689092" calcext:value-type="float">
            <text:p>-7.92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7" calcext:value-type="float">
            <text:p>2.47</text:p>
          </table:table-cell>
          <table:table-cell office:value-type="float" office:value="-0.8989791232887" calcext:value-type="float">
            <text:p>-8.99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71" calcext:value-type="float">
            <text:p>2.471</text:p>
          </table:table-cell>
          <table:table-cell office:value-type="float" office:value="-0.9892895692035" calcext:value-type="float">
            <text:p>-9.89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72" calcext:value-type="float">
            <text:p>2.472</text:p>
          </table:table-cell>
          <table:table-cell office:value-type="float" office:value="-1.099524670536" calcext:value-type="float">
            <text:p>-1.1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73" calcext:value-type="float">
            <text:p>2.473</text:p>
          </table:table-cell>
          <table:table-cell office:value-type="float" office:value="-1.242300889746" calcext:value-type="float">
            <text:p>-1.2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74" calcext:value-type="float">
            <text:p>2.474</text:p>
          </table:table-cell>
          <table:table-cell office:value-type="float" office:value="-1.418733322457" calcext:value-type="float">
            <text:p>-1.4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75" calcext:value-type="float">
            <text:p>2.475</text:p>
          </table:table-cell>
          <table:table-cell office:value-type="float" office:value="-1.621235934015" calcext:value-type="float">
            <text:p>-1.6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76" calcext:value-type="float">
            <text:p>2.476</text:p>
          </table:table-cell>
          <table:table-cell office:value-type="float" office:value="-1.821284133143" calcext:value-type="float">
            <text:p>-1.8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77" calcext:value-type="float">
            <text:p>2.477</text:p>
          </table:table-cell>
          <table:table-cell office:value-type="float" office:value="-1.984948187919" calcext:value-type="float">
            <text:p>-1.9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78" calcext:value-type="float">
            <text:p>2.478</text:p>
          </table:table-cell>
          <table:table-cell office:value-type="float" office:value="-2.054408656599" calcext:value-type="float">
            <text:p>-2.0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79" calcext:value-type="float">
            <text:p>2.479</text:p>
          </table:table-cell>
          <table:table-cell office:value-type="float" office:value="-2.008076593082" calcext:value-type="float">
            <text:p>-2.0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8" calcext:value-type="float">
            <text:p>2.48</text:p>
          </table:table-cell>
          <table:table-cell office:value-type="float" office:value="-1.837845434327" calcext:value-type="float">
            <text:p>-1.8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81" calcext:value-type="float">
            <text:p>2.481</text:p>
          </table:table-cell>
          <table:table-cell office:value-type="float" office:value="-1.564265755827" calcext:value-type="float">
            <text:p>-1.5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82" calcext:value-type="float">
            <text:p>2.482</text:p>
          </table:table-cell>
          <table:table-cell office:value-type="float" office:value="-1.223590296871" calcext:value-type="float">
            <text:p>-1.2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83" calcext:value-type="float">
            <text:p>2.483</text:p>
          </table:table-cell>
          <table:table-cell office:value-type="float" office:value="-0.8533538969931" calcext:value-type="float">
            <text:p>-8.53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84" calcext:value-type="float">
            <text:p>2.484</text:p>
          </table:table-cell>
          <table:table-cell office:value-type="float" office:value="-0.4864961553953" calcext:value-type="float">
            <text:p>-4.86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85" calcext:value-type="float">
            <text:p>2.485</text:p>
          </table:table-cell>
          <table:table-cell office:value-type="float" office:value="-0.1476281372844" calcext:value-type="float">
            <text:p>-1.48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86" calcext:value-type="float">
            <text:p>2.486</text:p>
          </table:table-cell>
          <table:table-cell office:value-type="float" office:value="0.1493962503606" calcext:value-type="float">
            <text:p>1.49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87" calcext:value-type="float">
            <text:p>2.487</text:p>
          </table:table-cell>
          <table:table-cell office:value-type="float" office:value="0.4106843657851" calcext:value-type="float">
            <text:p>4.11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88" calcext:value-type="float">
            <text:p>2.488</text:p>
          </table:table-cell>
          <table:table-cell office:value-type="float" office:value="0.6511308220774" calcext:value-type="float">
            <text:p>6.51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89" calcext:value-type="float">
            <text:p>2.489</text:p>
          </table:table-cell>
          <table:table-cell office:value-type="float" office:value="0.8901817535694" calcext:value-type="float">
            <text:p>8.90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9" calcext:value-type="float">
            <text:p>2.49</text:p>
          </table:table-cell>
          <table:table-cell office:value-type="float" office:value="1.145256513679" calcext:value-type="float">
            <text:p>1.1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91" calcext:value-type="float">
            <text:p>2.491</text:p>
          </table:table-cell>
          <table:table-cell office:value-type="float" office:value="1.417992952767" calcext:value-type="float">
            <text:p>1.4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92" calcext:value-type="float">
            <text:p>2.492</text:p>
          </table:table-cell>
          <table:table-cell office:value-type="float" office:value="1.690761020056" calcext:value-type="float">
            <text:p>1.6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93" calcext:value-type="float">
            <text:p>2.493</text:p>
          </table:table-cell>
          <table:table-cell office:value-type="float" office:value="1.926124193416" calcext:value-type="float">
            <text:p>1.9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94" calcext:value-type="float">
            <text:p>2.494</text:p>
          </table:table-cell>
          <table:table-cell office:value-type="float" office:value="2.074229491103" calcext:value-type="float">
            <text:p>2.0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95" calcext:value-type="float">
            <text:p>2.495</text:p>
          </table:table-cell>
          <table:table-cell office:value-type="float" office:value="2.099315536582" calcext:value-type="float">
            <text:p>2.1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96" calcext:value-type="float">
            <text:p>2.496</text:p>
          </table:table-cell>
          <table:table-cell office:value-type="float" office:value="1.982819193549" calcext:value-type="float">
            <text:p>1.9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97" calcext:value-type="float">
            <text:p>2.497</text:p>
          </table:table-cell>
          <table:table-cell office:value-type="float" office:value="1.734703953249" calcext:value-type="float">
            <text:p>1.7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98" calcext:value-type="float">
            <text:p>2.498</text:p>
          </table:table-cell>
          <table:table-cell office:value-type="float" office:value="1.382237074785" calcext:value-type="float">
            <text:p>1.3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99" calcext:value-type="float">
            <text:p>2.499</text:p>
          </table:table-cell>
          <table:table-cell office:value-type="float" office:value="0.9632052534384" calcext:value-type="float">
            <text:p>9.63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5" calcext:value-type="float">
            <text:p>2.5</text:p>
          </table:table-cell>
          <table:table-cell office:value-type="float" office:value="0.5281488347228" calcext:value-type="float">
            <text:p>5.28E-01</text:p>
          </table:table-cell>
          <table:table-cell table:number-columns-repeated="6"/>
        </table:table-row>
      </table:table>
      <table:table table:name="Data-CL-083" table:style-name="ta1">
        <table:table-column table:style-name="co3" table:number-columns-repeated="7" table:default-cell-style-name="Default"/>
        <table:table-column table:style-name="co3" table:default-cell-style-name="ce71"/>
        <table:table-column table:style-name="co3" table:number-columns-repeated="6" table:default-cell-style-name="Default"/>
        <table:table-row table:style-name="ro2">
          <table:table-cell table:style-name="ce116" office:value-type="string" calcext:value-type="string" table:number-columns-spanned="14" table:number-rows-spanned="2">
            <text:p>V=0.83 m/s</text:p>
          </table:table-cell>
          <table:covered-table-cell table:style-name="ce29" office:value-type="string" calcext:value-type="string">
            <text:p>m/s</text:p>
          </table:covered-table-cell>
          <table:covered-table-cell table:number-columns-repeated="11" table:style-name="ce29"/>
          <table:covered-table-cell table:style-name="ce39"/>
        </table:table-row>
        <table:table-row table:style-name="ro2">
          <table:covered-table-cell table:style-name="ce25"/>
          <table:covered-table-cell table:number-columns-repeated="6"/>
          <table:covered-table-cell table:style-name="Default"/>
          <table:covered-table-cell table:number-columns-repeated="5"/>
          <table:covered-table-cell table:style-name="ce88"/>
        </table:table-row>
        <table:table-row table:style-name="ro2">
          <table:table-cell table:style-name="ce117" office:value-type="string" calcext:value-type="string" table:number-columns-spanned="2" table:number-rows-spanned="1">
            <text:p><text:s/>8 Hz</text:p>
          </table:table-cell>
          <table:covered-table-cell table:style-name="ce89"/>
          <table:table-cell table:style-name="ce126" office:value-type="string" calcext:value-type="string" table:number-columns-spanned="2" table:number-rows-spanned="1">
            <text:p><text:s/>10 Hz</text:p>
          </table:table-cell>
          <table:covered-table-cell table:style-name="ce79" office:value-type="float" office:value="10" calcext:value-type="float">
            <text:p>10</text:p>
          </table:covered-table-cell>
          <table:table-cell table:style-name="ce126" office:value-type="string" calcext:value-type="string" table:number-columns-spanned="2" table:number-rows-spanned="1">
            <text:p><text:s/>12 Hz</text:p>
          </table:table-cell>
          <table:covered-table-cell table:style-name="ce79" office:value-type="float" office:value="12" calcext:value-type="float">
            <text:p>12</text:p>
          </table:covered-table-cell>
          <table:table-cell table:style-name="ce126" office:value-type="string" calcext:value-type="string" table:number-columns-spanned="2" table:number-rows-spanned="1">
            <text:p><text:s/>14 Hz</text:p>
          </table:table-cell>
          <table:covered-table-cell table:style-name="ce79"/>
          <table:table-cell table:style-name="ce126" office:value-type="string" calcext:value-type="string" table:number-columns-spanned="2" table:number-rows-spanned="1">
            <text:p><text:s/>16 Hz</text:p>
          </table:table-cell>
          <table:covered-table-cell table:style-name="ce79"/>
          <table:table-cell table:style-name="ce126" office:value-type="string" calcext:value-type="string" table:number-columns-spanned="2" table:number-rows-spanned="1">
            <text:p><text:s/>18 Hz</text:p>
          </table:table-cell>
          <table:covered-table-cell table:style-name="ce79"/>
          <table:table-cell table:style-name="ce131" office:value-type="string" calcext:value-type="string" table:number-columns-spanned="2" table:number-rows-spanned="1">
            <text:p>20 Hz</text:p>
          </table:table-cell>
          <table:covered-table-cell table:style-name="ce89"/>
        </table:table-row>
        <table:table-row table:style-name="ro2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470807035613" calcext:value-type="float">
            <text:p>2.4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01" calcext:value-type="float">
            <text:p>1.001</text:p>
          </table:table-cell>
          <table:table-cell office:value-type="float" office:value="1.39146192604" calcext:value-type="float">
            <text:p>1.3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02" calcext:value-type="float">
            <text:p>1.002</text:p>
          </table:table-cell>
          <table:table-cell office:value-type="float" office:value="0.3217137228163" calcext:value-type="float">
            <text:p>3.22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03" calcext:value-type="float">
            <text:p>1.003</text:p>
          </table:table-cell>
          <table:table-cell office:value-type="float" office:value="-0.6750287329504" calcext:value-type="float">
            <text:p>-6.75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04" calcext:value-type="float">
            <text:p>1.004</text:p>
          </table:table-cell>
          <table:table-cell office:value-type="float" office:value="-1.585428098311" calcext:value-type="float">
            <text:p>-1.5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05" calcext:value-type="float">
            <text:p>1.005</text:p>
          </table:table-cell>
          <table:table-cell office:value-type="float" office:value="-2.386589092394" calcext:value-type="float">
            <text:p>-2.3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06" calcext:value-type="float">
            <text:p>1.006</text:p>
          </table:table-cell>
          <table:table-cell office:value-type="float" office:value="-3.106423886993" calcext:value-type="float">
            <text:p>-3.1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07" calcext:value-type="float">
            <text:p>1.007</text:p>
          </table:table-cell>
          <table:table-cell office:value-type="float" office:value="-3.814904890352" calcext:value-type="float">
            <text:p>-3.8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08" calcext:value-type="float">
            <text:p>1.008</text:p>
          </table:table-cell>
          <table:table-cell office:value-type="float" office:value="-4.537281933131" calcext:value-type="float">
            <text:p>-4.5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09" calcext:value-type="float">
            <text:p>1.009</text:p>
          </table:table-cell>
          <table:table-cell office:value-type="float" office:value="-5.313810860532" calcext:value-type="float">
            <text:p>-5.3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1" calcext:value-type="float">
            <text:p>1.01</text:p>
          </table:table-cell>
          <table:table-cell office:value-type="float" office:value="-6.190421376726" calcext:value-type="float">
            <text:p>-6.1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11" calcext:value-type="float">
            <text:p>1.011</text:p>
          </table:table-cell>
          <table:table-cell office:value-type="float" office:value="-7.195644817365" calcext:value-type="float">
            <text:p>-7.2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12" calcext:value-type="float">
            <text:p>1.012</text:p>
          </table:table-cell>
          <table:table-cell office:value-type="float" office:value="-8.299826905653" calcext:value-type="float">
            <text:p>-8.3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13" calcext:value-type="float">
            <text:p>1.013</text:p>
          </table:table-cell>
          <table:table-cell office:value-type="float" office:value="-9.473442481543" calcext:value-type="float">
            <text:p>-9.4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14" calcext:value-type="float">
            <text:p>1.014</text:p>
          </table:table-cell>
          <table:table-cell office:value-type="float" office:value="-10.63672626011" calcext:value-type="float">
            <text:p>-1.0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15" calcext:value-type="float">
            <text:p>1.015</text:p>
          </table:table-cell>
          <table:table-cell office:value-type="float" office:value="-11.74859680731" calcext:value-type="float">
            <text:p>-1.1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16" calcext:value-type="float">
            <text:p>1.016</text:p>
          </table:table-cell>
          <table:table-cell office:value-type="float" office:value="-12.70299234114" calcext:value-type="float">
            <text:p>-1.2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17" calcext:value-type="float">
            <text:p>1.017</text:p>
          </table:table-cell>
          <table:table-cell office:value-type="float" office:value="-13.467206834" calcext:value-type="float">
            <text:p>-1.3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18" calcext:value-type="float">
            <text:p>1.018</text:p>
          </table:table-cell>
          <table:table-cell office:value-type="float" office:value="-13.97693488005" calcext:value-type="float">
            <text:p>-1.40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19" calcext:value-type="float">
            <text:p>1.019</text:p>
          </table:table-cell>
          <table:table-cell office:value-type="float" office:value="-14.21832869423" calcext:value-type="float">
            <text:p>-1.42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2" calcext:value-type="float">
            <text:p>1.02</text:p>
          </table:table-cell>
          <table:table-cell office:value-type="float" office:value="-14.16554499935" calcext:value-type="float">
            <text:p>-1.42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21" calcext:value-type="float">
            <text:p>1.021</text:p>
          </table:table-cell>
          <table:table-cell office:value-type="float" office:value="-13.86102792321" calcext:value-type="float">
            <text:p>-1.39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22" calcext:value-type="float">
            <text:p>1.022</text:p>
          </table:table-cell>
          <table:table-cell office:value-type="float" office:value="-13.35988310651" calcext:value-type="float">
            <text:p>-1.3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23" calcext:value-type="float">
            <text:p>1.023</text:p>
          </table:table-cell>
          <table:table-cell office:value-type="float" office:value="-12.74146700415" calcext:value-type="float">
            <text:p>-1.2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24" calcext:value-type="float">
            <text:p>1.024</text:p>
          </table:table-cell>
          <table:table-cell office:value-type="float" office:value="-12.09114080605" calcext:value-type="float">
            <text:p>-1.21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25" calcext:value-type="float">
            <text:p>1.025</text:p>
          </table:table-cell>
          <table:table-cell office:value-type="float" office:value="-11.47192506917" calcext:value-type="float">
            <text:p>-1.1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26" calcext:value-type="float">
            <text:p>1.026</text:p>
          </table:table-cell>
          <table:table-cell office:value-type="float" office:value="-10.92191133999" calcext:value-type="float">
            <text:p>-1.09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27" calcext:value-type="float">
            <text:p>1.027</text:p>
          </table:table-cell>
          <table:table-cell office:value-type="float" office:value="-10.48011864748" calcext:value-type="float">
            <text:p>-1.0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28" calcext:value-type="float">
            <text:p>1.028</text:p>
          </table:table-cell>
          <table:table-cell office:value-type="float" office:value="-10.09757711132" calcext:value-type="float">
            <text:p>-1.01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29" calcext:value-type="float">
            <text:p>1.029</text:p>
          </table:table-cell>
          <table:table-cell office:value-type="float" office:value="-9.718333286052" calcext:value-type="float">
            <text:p>-9.7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3" calcext:value-type="float">
            <text:p>1.03</text:p>
          </table:table-cell>
          <table:table-cell office:value-type="float" office:value="-9.254726270121" calcext:value-type="float">
            <text:p>-9.2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31" calcext:value-type="float">
            <text:p>1.031</text:p>
          </table:table-cell>
          <table:table-cell office:value-type="float" office:value="-8.64685816703" calcext:value-type="float">
            <text:p>-8.6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32" calcext:value-type="float">
            <text:p>1.032</text:p>
          </table:table-cell>
          <table:table-cell office:value-type="float" office:value="-7.856929971932" calcext:value-type="float">
            <text:p>-7.8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33" calcext:value-type="float">
            <text:p>1.033</text:p>
          </table:table-cell>
          <table:table-cell office:value-type="float" office:value="-6.868484460443" calcext:value-type="float">
            <text:p>-6.8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34" calcext:value-type="float">
            <text:p>1.034</text:p>
          </table:table-cell>
          <table:table-cell office:value-type="float" office:value="-5.696548578869" calcext:value-type="float">
            <text:p>-5.7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35" calcext:value-type="float">
            <text:p>1.035</text:p>
          </table:table-cell>
          <table:table-cell office:value-type="float" office:value="-4.39386615152" calcext:value-type="float">
            <text:p>-4.3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36" calcext:value-type="float">
            <text:p>1.036</text:p>
          </table:table-cell>
          <table:table-cell office:value-type="float" office:value="-3.033295633848" calcext:value-type="float">
            <text:p>-3.0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37" calcext:value-type="float">
            <text:p>1.037</text:p>
          </table:table-cell>
          <table:table-cell office:value-type="float" office:value="-1.703224567607" calcext:value-type="float">
            <text:p>-1.7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38" calcext:value-type="float">
            <text:p>1.038</text:p>
          </table:table-cell>
          <table:table-cell office:value-type="float" office:value="-0.4609005088443" calcext:value-type="float">
            <text:p>-4.61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39" calcext:value-type="float">
            <text:p>1.039</text:p>
          </table:table-cell>
          <table:table-cell office:value-type="float" office:value="0.6294743065764" calcext:value-type="float">
            <text:p>6.29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4" calcext:value-type="float">
            <text:p>1.04</text:p>
          </table:table-cell>
          <table:table-cell office:value-type="float" office:value="1.54376045681" calcext:value-type="float">
            <text:p>1.5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41" calcext:value-type="float">
            <text:p>1.041</text:p>
          </table:table-cell>
          <table:table-cell office:value-type="float" office:value="2.304564950623" calcext:value-type="float">
            <text:p>2.3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42" calcext:value-type="float">
            <text:p>1.042</text:p>
          </table:table-cell>
          <table:table-cell office:value-type="float" office:value="2.898337267345" calcext:value-type="float">
            <text:p>2.9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43" calcext:value-type="float">
            <text:p>1.043</text:p>
          </table:table-cell>
          <table:table-cell office:value-type="float" office:value="3.431229972846" calcext:value-type="float">
            <text:p>3.4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44" calcext:value-type="float">
            <text:p>1.044</text:p>
          </table:table-cell>
          <table:table-cell office:value-type="float" office:value="3.97555429787" calcext:value-type="float">
            <text:p>3.9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45" calcext:value-type="float">
            <text:p>1.045</text:p>
          </table:table-cell>
          <table:table-cell office:value-type="float" office:value="4.584121742549" calcext:value-type="float">
            <text:p>4.5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46" calcext:value-type="float">
            <text:p>1.046</text:p>
          </table:table-cell>
          <table:table-cell office:value-type="float" office:value="5.36050090323" calcext:value-type="float">
            <text:p>5.3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47" calcext:value-type="float">
            <text:p>1.047</text:p>
          </table:table-cell>
          <table:table-cell office:value-type="float" office:value="6.302560754725" calcext:value-type="float">
            <text:p>6.3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48" calcext:value-type="float">
            <text:p>1.048</text:p>
          </table:table-cell>
          <table:table-cell office:value-type="float" office:value="7.451917330454" calcext:value-type="float">
            <text:p>7.4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49" calcext:value-type="float">
            <text:p>1.049</text:p>
          </table:table-cell>
          <table:table-cell office:value-type="float" office:value="8.75061327872" calcext:value-type="float">
            <text:p>8.7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5" calcext:value-type="float">
            <text:p>1.05</text:p>
          </table:table-cell>
          <table:table-cell office:value-type="float" office:value="10.11018649625" calcext:value-type="float">
            <text:p>1.01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51" calcext:value-type="float">
            <text:p>1.051</text:p>
          </table:table-cell>
          <table:table-cell office:value-type="float" office:value="11.41072648844" calcext:value-type="float">
            <text:p>1.1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52" calcext:value-type="float">
            <text:p>1.052</text:p>
          </table:table-cell>
          <table:table-cell office:value-type="float" office:value="12.54718075966" calcext:value-type="float">
            <text:p>1.2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53" calcext:value-type="float">
            <text:p>1.053</text:p>
          </table:table-cell>
          <table:table-cell office:value-type="float" office:value="13.40702540605" calcext:value-type="float">
            <text:p>1.3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54" calcext:value-type="float">
            <text:p>1.054</text:p>
          </table:table-cell>
          <table:table-cell office:value-type="float" office:value="13.94611209866" calcext:value-type="float">
            <text:p>1.39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55" calcext:value-type="float">
            <text:p>1.055</text:p>
          </table:table-cell>
          <table:table-cell office:value-type="float" office:value="14.11751804939" calcext:value-type="float">
            <text:p>1.41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56" calcext:value-type="float">
            <text:p>1.056</text:p>
          </table:table-cell>
          <table:table-cell office:value-type="float" office:value="13.92570394815" calcext:value-type="float">
            <text:p>1.39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57" calcext:value-type="float">
            <text:p>1.057</text:p>
          </table:table-cell>
          <table:table-cell office:value-type="float" office:value="13.44810980252" calcext:value-type="float">
            <text:p>1.3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58" calcext:value-type="float">
            <text:p>1.058</text:p>
          </table:table-cell>
          <table:table-cell office:value-type="float" office:value="12.78135747137" calcext:value-type="float">
            <text:p>1.28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59" calcext:value-type="float">
            <text:p>1.059</text:p>
          </table:table-cell>
          <table:table-cell office:value-type="float" office:value="12.04446542937" calcext:value-type="float">
            <text:p>1.20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6" calcext:value-type="float">
            <text:p>1.06</text:p>
          </table:table-cell>
          <table:table-cell office:value-type="float" office:value="11.3525298396" calcext:value-type="float">
            <text:p>1.1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61" calcext:value-type="float">
            <text:p>1.061</text:p>
          </table:table-cell>
          <table:table-cell office:value-type="float" office:value="10.78101017121" calcext:value-type="float">
            <text:p>1.08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62" calcext:value-type="float">
            <text:p>1.062</text:p>
          </table:table-cell>
          <table:table-cell office:value-type="float" office:value="10.37555059539" calcext:value-type="float">
            <text:p>1.0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63" calcext:value-type="float">
            <text:p>1.063</text:p>
          </table:table-cell>
          <table:table-cell office:value-type="float" office:value="10.14069191488" calcext:value-type="float">
            <text:p>1.01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64" calcext:value-type="float">
            <text:p>1.064</text:p>
          </table:table-cell>
          <table:table-cell office:value-type="float" office:value="10.00232895263" calcext:value-type="float">
            <text:p>1.00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65" calcext:value-type="float">
            <text:p>1.065</text:p>
          </table:table-cell>
          <table:table-cell office:value-type="float" office:value="9.843955748608" calcext:value-type="float">
            <text:p>9.8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66" calcext:value-type="float">
            <text:p>1.066</text:p>
          </table:table-cell>
          <table:table-cell office:value-type="float" office:value="9.542123289455" calcext:value-type="float">
            <text:p>9.5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67" calcext:value-type="float">
            <text:p>1.067</text:p>
          </table:table-cell>
          <table:table-cell office:value-type="float" office:value="9.016781298865" calcext:value-type="float">
            <text:p>9.0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68" calcext:value-type="float">
            <text:p>1.068</text:p>
          </table:table-cell>
          <table:table-cell office:value-type="float" office:value="8.215637502498" calcext:value-type="float">
            <text:p>8.2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69" calcext:value-type="float">
            <text:p>1.069</text:p>
          </table:table-cell>
          <table:table-cell office:value-type="float" office:value="7.141060439663" calcext:value-type="float">
            <text:p>7.1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7" calcext:value-type="float">
            <text:p>1.07</text:p>
          </table:table-cell>
          <table:table-cell office:value-type="float" office:value="5.827342213851" calcext:value-type="float">
            <text:p>5.8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71" calcext:value-type="float">
            <text:p>1.071</text:p>
          </table:table-cell>
          <table:table-cell office:value-type="float" office:value="4.355797528089" calcext:value-type="float">
            <text:p>4.3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72" calcext:value-type="float">
            <text:p>1.072</text:p>
          </table:table-cell>
          <table:table-cell office:value-type="float" office:value="2.833981885621" calcext:value-type="float">
            <text:p>2.8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73" calcext:value-type="float">
            <text:p>1.073</text:p>
          </table:table-cell>
          <table:table-cell office:value-type="float" office:value="1.369739675716" calcext:value-type="float">
            <text:p>1.3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74" calcext:value-type="float">
            <text:p>1.074</text:p>
          </table:table-cell>
          <table:table-cell office:value-type="float" office:value="0.05514581086635" calcext:value-type="float">
            <text:p>5.51E-02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75" calcext:value-type="float">
            <text:p>1.075</text:p>
          </table:table-cell>
          <table:table-cell office:value-type="float" office:value="-1.042539323332" calcext:value-type="float">
            <text:p>-1.0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76" calcext:value-type="float">
            <text:p>1.076</text:p>
          </table:table-cell>
          <table:table-cell office:value-type="float" office:value="-1.89202653938" calcext:value-type="float">
            <text:p>-1.8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77" calcext:value-type="float">
            <text:p>1.077</text:p>
          </table:table-cell>
          <table:table-cell office:value-type="float" office:value="-2.498607009855" calcext:value-type="float">
            <text:p>-2.5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78" calcext:value-type="float">
            <text:p>1.078</text:p>
          </table:table-cell>
          <table:table-cell office:value-type="float" office:value="-2.932411520986" calcext:value-type="float">
            <text:p>-2.9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79" calcext:value-type="float">
            <text:p>1.079</text:p>
          </table:table-cell>
          <table:table-cell office:value-type="float" office:value="-3.283274456623" calcext:value-type="float">
            <text:p>-3.2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8" calcext:value-type="float">
            <text:p>1.08</text:p>
          </table:table-cell>
          <table:table-cell office:value-type="float" office:value="-3.684899644409" calcext:value-type="float">
            <text:p>-3.6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81" calcext:value-type="float">
            <text:p>1.081</text:p>
          </table:table-cell>
          <table:table-cell office:value-type="float" office:value="-4.207034271133" calcext:value-type="float">
            <text:p>-4.2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82" calcext:value-type="float">
            <text:p>1.082</text:p>
          </table:table-cell>
          <table:table-cell office:value-type="float" office:value="-4.951490535307" calcext:value-type="float">
            <text:p>-4.9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83" calcext:value-type="float">
            <text:p>1.083</text:p>
          </table:table-cell>
          <table:table-cell office:value-type="float" office:value="-5.973168384023" calcext:value-type="float">
            <text:p>-5.9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84" calcext:value-type="float">
            <text:p>1.084</text:p>
          </table:table-cell>
          <table:table-cell office:value-type="float" office:value="-7.23199632311" calcext:value-type="float">
            <text:p>-7.2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85" calcext:value-type="float">
            <text:p>1.085</text:p>
          </table:table-cell>
          <table:table-cell office:value-type="float" office:value="-8.711191464193" calcext:value-type="float">
            <text:p>-8.7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86" calcext:value-type="float">
            <text:p>1.086</text:p>
          </table:table-cell>
          <table:table-cell office:value-type="float" office:value="-10.23677695199" calcext:value-type="float">
            <text:p>-1.02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87" calcext:value-type="float">
            <text:p>1.087</text:p>
          </table:table-cell>
          <table:table-cell office:value-type="float" office:value="-11.66281198736" calcext:value-type="float">
            <text:p>-1.1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88" calcext:value-type="float">
            <text:p>1.088</text:p>
          </table:table-cell>
          <table:table-cell office:value-type="float" office:value="-12.84757392419" calcext:value-type="float">
            <text:p>-1.28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89" calcext:value-type="float">
            <text:p>1.089</text:p>
          </table:table-cell>
          <table:table-cell office:value-type="float" office:value="-13.66780200051" calcext:value-type="float">
            <text:p>-1.3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9" calcext:value-type="float">
            <text:p>1.09</text:p>
          </table:table-cell>
          <table:table-cell office:value-type="float" office:value="-14.05982197145" calcext:value-type="float">
            <text:p>-1.41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91" calcext:value-type="float">
            <text:p>1.091</text:p>
          </table:table-cell>
          <table:table-cell office:value-type="float" office:value="-14.03367470038" calcext:value-type="float">
            <text:p>-1.40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92" calcext:value-type="float">
            <text:p>1.092</text:p>
          </table:table-cell>
          <table:table-cell office:value-type="float" office:value="-13.61405926689" calcext:value-type="float">
            <text:p>-1.3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93" calcext:value-type="float">
            <text:p>1.093</text:p>
          </table:table-cell>
          <table:table-cell office:value-type="float" office:value="-12.91815209803" calcext:value-type="float">
            <text:p>-1.29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94" calcext:value-type="float">
            <text:p>1.094</text:p>
          </table:table-cell>
          <table:table-cell office:value-type="float" office:value="-12.10171274817" calcext:value-type="float">
            <text:p>-1.21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95" calcext:value-type="float">
            <text:p>1.095</text:p>
          </table:table-cell>
          <table:table-cell office:value-type="float" office:value="-11.29387170038" calcext:value-type="float">
            <text:p>-1.13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96" calcext:value-type="float">
            <text:p>1.096</text:p>
          </table:table-cell>
          <table:table-cell office:value-type="float" office:value="-10.62793268583" calcext:value-type="float">
            <text:p>-1.0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97" calcext:value-type="float">
            <text:p>1.097</text:p>
          </table:table-cell>
          <table:table-cell office:value-type="float" office:value="-10.18345530369" calcext:value-type="float">
            <text:p>-1.02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98" calcext:value-type="float">
            <text:p>1.098</text:p>
          </table:table-cell>
          <table:table-cell office:value-type="float" office:value="-9.973492819408" calcext:value-type="float">
            <text:p>-9.9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99" calcext:value-type="float">
            <text:p>1.099</text:p>
          </table:table-cell>
          <table:table-cell office:value-type="float" office:value="-9.956743008161" calcext:value-type="float">
            <text:p>-9.9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" calcext:value-type="float">
            <text:p>1.1</text:p>
          </table:table-cell>
          <table:table-cell office:value-type="float" office:value="-10.0201444812" calcext:value-type="float">
            <text:p>-1.00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01" calcext:value-type="float">
            <text:p>1.101</text:p>
          </table:table-cell>
          <table:table-cell office:value-type="float" office:value="-9.99041953438" calcext:value-type="float">
            <text:p>-9.9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02" calcext:value-type="float">
            <text:p>1.102</text:p>
          </table:table-cell>
          <table:table-cell office:value-type="float" office:value="-9.733025520284" calcext:value-type="float">
            <text:p>-9.7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03" calcext:value-type="float">
            <text:p>1.103</text:p>
          </table:table-cell>
          <table:table-cell office:value-type="float" office:value="-9.155017885461" calcext:value-type="float">
            <text:p>-9.1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04" calcext:value-type="float">
            <text:p>1.104</text:p>
          </table:table-cell>
          <table:table-cell office:value-type="float" office:value="-8.229230151086" calcext:value-type="float">
            <text:p>-8.2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05" calcext:value-type="float">
            <text:p>1.105</text:p>
          </table:table-cell>
          <table:table-cell office:value-type="float" office:value="-6.989511363942" calcext:value-type="float">
            <text:p>-6.9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06" calcext:value-type="float">
            <text:p>1.106</text:p>
          </table:table-cell>
          <table:table-cell office:value-type="float" office:value="-5.496789086873" calcext:value-type="float">
            <text:p>-5.5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07" calcext:value-type="float">
            <text:p>1.107</text:p>
          </table:table-cell>
          <table:table-cell office:value-type="float" office:value="-3.86868568105" calcext:value-type="float">
            <text:p>-3.8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08" calcext:value-type="float">
            <text:p>1.108</text:p>
          </table:table-cell>
          <table:table-cell office:value-type="float" office:value="-2.242689978879" calcext:value-type="float">
            <text:p>-2.2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09" calcext:value-type="float">
            <text:p>1.109</text:p>
          </table:table-cell>
          <table:table-cell office:value-type="float" office:value="-0.7420550145753" calcext:value-type="float">
            <text:p>-7.42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1" calcext:value-type="float">
            <text:p>1.11</text:p>
          </table:table-cell>
          <table:table-cell office:value-type="float" office:value="0.5338221802125" calcext:value-type="float">
            <text:p>5.34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11" calcext:value-type="float">
            <text:p>1.111</text:p>
          </table:table-cell>
          <table:table-cell office:value-type="float" office:value="1.528501616737" calcext:value-type="float">
            <text:p>1.5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12" calcext:value-type="float">
            <text:p>1.112</text:p>
          </table:table-cell>
          <table:table-cell office:value-type="float" office:value="2.227429614646" calcext:value-type="float">
            <text:p>2.2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13" calcext:value-type="float">
            <text:p>1.113</text:p>
          </table:table-cell>
          <table:table-cell office:value-type="float" office:value="2.661408581667" calcext:value-type="float">
            <text:p>2.6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14" calcext:value-type="float">
            <text:p>1.114</text:p>
          </table:table-cell>
          <table:table-cell office:value-type="float" office:value="2.937742978785" calcext:value-type="float">
            <text:p>2.9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15" calcext:value-type="float">
            <text:p>1.115</text:p>
          </table:table-cell>
          <table:table-cell office:value-type="float" office:value="3.161967525337" calcext:value-type="float">
            <text:p>3.1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16" calcext:value-type="float">
            <text:p>1.116</text:p>
          </table:table-cell>
          <table:table-cell office:value-type="float" office:value="3.499512228729" calcext:value-type="float">
            <text:p>3.5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17" calcext:value-type="float">
            <text:p>1.117</text:p>
          </table:table-cell>
          <table:table-cell office:value-type="float" office:value="4.056135367145" calcext:value-type="float">
            <text:p>4.0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18" calcext:value-type="float">
            <text:p>1.118</text:p>
          </table:table-cell>
          <table:table-cell office:value-type="float" office:value="4.890673255159" calcext:value-type="float">
            <text:p>4.8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19" calcext:value-type="float">
            <text:p>1.119</text:p>
          </table:table-cell>
          <table:table-cell office:value-type="float" office:value="6.063161982378" calcext:value-type="float">
            <text:p>6.0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2" calcext:value-type="float">
            <text:p>1.12</text:p>
          </table:table-cell>
          <table:table-cell office:value-type="float" office:value="7.507049350319" calcext:value-type="float">
            <text:p>7.5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21" calcext:value-type="float">
            <text:p>1.121</text:p>
          </table:table-cell>
          <table:table-cell office:value-type="float" office:value="9.154128864912" calcext:value-type="float">
            <text:p>9.1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22" calcext:value-type="float">
            <text:p>1.122</text:p>
          </table:table-cell>
          <table:table-cell office:value-type="float" office:value="10.79881061872" calcext:value-type="float">
            <text:p>1.08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23" calcext:value-type="float">
            <text:p>1.123</text:p>
          </table:table-cell>
          <table:table-cell office:value-type="float" office:value="12.25698047948" calcext:value-type="float">
            <text:p>1.23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24" calcext:value-type="float">
            <text:p>1.124</text:p>
          </table:table-cell>
          <table:table-cell office:value-type="float" office:value="13.36359724814" calcext:value-type="float">
            <text:p>1.3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25" calcext:value-type="float">
            <text:p>1.125</text:p>
          </table:table-cell>
          <table:table-cell office:value-type="float" office:value="14.02156046955" calcext:value-type="float">
            <text:p>1.40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26" calcext:value-type="float">
            <text:p>1.126</text:p>
          </table:table-cell>
          <table:table-cell office:value-type="float" office:value="14.19262161503" calcext:value-type="float">
            <text:p>1.42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27" calcext:value-type="float">
            <text:p>1.127</text:p>
          </table:table-cell>
          <table:table-cell office:value-type="float" office:value="13.91032299237" calcext:value-type="float">
            <text:p>1.39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28" calcext:value-type="float">
            <text:p>1.128</text:p>
          </table:table-cell>
          <table:table-cell office:value-type="float" office:value="13.25483154368" calcext:value-type="float">
            <text:p>1.33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29" calcext:value-type="float">
            <text:p>1.129</text:p>
          </table:table-cell>
          <table:table-cell office:value-type="float" office:value="12.39087372539" calcext:value-type="float">
            <text:p>1.2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3" calcext:value-type="float">
            <text:p>1.13</text:p>
          </table:table-cell>
          <table:table-cell office:value-type="float" office:value="11.48063414506" calcext:value-type="float">
            <text:p>1.1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31" calcext:value-type="float">
            <text:p>1.131</text:p>
          </table:table-cell>
          <table:table-cell office:value-type="float" office:value="10.69496139606" calcext:value-type="float">
            <text:p>1.0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32" calcext:value-type="float">
            <text:p>1.132</text:p>
          </table:table-cell>
          <table:table-cell office:value-type="float" office:value="10.14597636491" calcext:value-type="float">
            <text:p>1.01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33" calcext:value-type="float">
            <text:p>1.133</text:p>
          </table:table-cell>
          <table:table-cell office:value-type="float" office:value="9.877030035083" calcext:value-type="float">
            <text:p>9.8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34" calcext:value-type="float">
            <text:p>1.134</text:p>
          </table:table-cell>
          <table:table-cell office:value-type="float" office:value="9.873625395116" calcext:value-type="float">
            <text:p>9.8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35" calcext:value-type="float">
            <text:p>1.135</text:p>
          </table:table-cell>
          <table:table-cell office:value-type="float" office:value="10.04291800583" calcext:value-type="float">
            <text:p>1.00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36" calcext:value-type="float">
            <text:p>1.136</text:p>
          </table:table-cell>
          <table:table-cell office:value-type="float" office:value="10.21403379077" calcext:value-type="float">
            <text:p>1.02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37" calcext:value-type="float">
            <text:p>1.137</text:p>
          </table:table-cell>
          <table:table-cell office:value-type="float" office:value="10.20520677818" calcext:value-type="float">
            <text:p>1.02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38" calcext:value-type="float">
            <text:p>1.138</text:p>
          </table:table-cell>
          <table:table-cell office:value-type="float" office:value="9.871611134219" calcext:value-type="float">
            <text:p>9.8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39" calcext:value-type="float">
            <text:p>1.139</text:p>
          </table:table-cell>
          <table:table-cell office:value-type="float" office:value="9.134395133573" calcext:value-type="float">
            <text:p>9.1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4" calcext:value-type="float">
            <text:p>1.14</text:p>
          </table:table-cell>
          <table:table-cell office:value-type="float" office:value="8.019822878098" calcext:value-type="float">
            <text:p>8.0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41" calcext:value-type="float">
            <text:p>1.141</text:p>
          </table:table-cell>
          <table:table-cell office:value-type="float" office:value="6.582473316027" calcext:value-type="float">
            <text:p>6.5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42" calcext:value-type="float">
            <text:p>1.142</text:p>
          </table:table-cell>
          <table:table-cell office:value-type="float" office:value="4.919456312765" calcext:value-type="float">
            <text:p>4.9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43" calcext:value-type="float">
            <text:p>1.143</text:p>
          </table:table-cell>
          <table:table-cell office:value-type="float" office:value="3.185247120083" calcext:value-type="float">
            <text:p>3.1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44" calcext:value-type="float">
            <text:p>1.144</text:p>
          </table:table-cell>
          <table:table-cell office:value-type="float" office:value="1.524932875112" calcext:value-type="float">
            <text:p>1.5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45" calcext:value-type="float">
            <text:p>1.145</text:p>
          </table:table-cell>
          <table:table-cell office:value-type="float" office:value="0.08104734773935" calcext:value-type="float">
            <text:p>8.10E-02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46" calcext:value-type="float">
            <text:p>1.146</text:p>
          </table:table-cell>
          <table:table-cell office:value-type="float" office:value="-1.071590031215" calcext:value-type="float">
            <text:p>-1.0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47" calcext:value-type="float">
            <text:p>1.147</text:p>
          </table:table-cell>
          <table:table-cell office:value-type="float" office:value="-1.896409774602" calcext:value-type="float">
            <text:p>-1.9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48" calcext:value-type="float">
            <text:p>1.148</text:p>
          </table:table-cell>
          <table:table-cell office:value-type="float" office:value="-2.402375171301" calcext:value-type="float">
            <text:p>-2.4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49" calcext:value-type="float">
            <text:p>1.149</text:p>
          </table:table-cell>
          <table:table-cell office:value-type="float" office:value="-2.673537858676" calcext:value-type="float">
            <text:p>-2.6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5" calcext:value-type="float">
            <text:p>1.15</text:p>
          </table:table-cell>
          <table:table-cell office:value-type="float" office:value="-2.830662382686" calcext:value-type="float">
            <text:p>-2.8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51" calcext:value-type="float">
            <text:p>1.151</text:p>
          </table:table-cell>
          <table:table-cell office:value-type="float" office:value="-3.025553783796" calcext:value-type="float">
            <text:p>-3.0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52" calcext:value-type="float">
            <text:p>1.152</text:p>
          </table:table-cell>
          <table:table-cell office:value-type="float" office:value="-3.393000633258" calcext:value-type="float">
            <text:p>-3.3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53" calcext:value-type="float">
            <text:p>1.153</text:p>
          </table:table-cell>
          <table:table-cell office:value-type="float" office:value="-4.053624796867" calcext:value-type="float">
            <text:p>-4.0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54" calcext:value-type="float">
            <text:p>1.154</text:p>
          </table:table-cell>
          <table:table-cell office:value-type="float" office:value="-5.058987430558" calcext:value-type="float">
            <text:p>-5.0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55" calcext:value-type="float">
            <text:p>1.155</text:p>
          </table:table-cell>
          <table:table-cell office:value-type="float" office:value="-6.414741636472" calcext:value-type="float">
            <text:p>-6.4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56" calcext:value-type="float">
            <text:p>1.156</text:p>
          </table:table-cell>
          <table:table-cell office:value-type="float" office:value="-8.066305930465" calcext:value-type="float">
            <text:p>-8.0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57" calcext:value-type="float">
            <text:p>1.157</text:p>
          </table:table-cell>
          <table:table-cell office:value-type="float" office:value="-9.840923671543" calcext:value-type="float">
            <text:p>-9.8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58" calcext:value-type="float">
            <text:p>1.158</text:p>
          </table:table-cell>
          <table:table-cell office:value-type="float" office:value="-11.5026994666" calcext:value-type="float">
            <text:p>-1.1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59" calcext:value-type="float">
            <text:p>1.159</text:p>
          </table:table-cell>
          <table:table-cell office:value-type="float" office:value="-12.88640050174" calcext:value-type="float">
            <text:p>-1.29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6" calcext:value-type="float">
            <text:p>1.16</text:p>
          </table:table-cell>
          <table:table-cell office:value-type="float" office:value="-13.81371498903" calcext:value-type="float">
            <text:p>-1.38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61" calcext:value-type="float">
            <text:p>1.161</text:p>
          </table:table-cell>
          <table:table-cell office:value-type="float" office:value="-14.23998356588" calcext:value-type="float">
            <text:p>-1.42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62" calcext:value-type="float">
            <text:p>1.162</text:p>
          </table:table-cell>
          <table:table-cell office:value-type="float" office:value="-14.14377260983" calcext:value-type="float">
            <text:p>-1.41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63" calcext:value-type="float">
            <text:p>1.163</text:p>
          </table:table-cell>
          <table:table-cell office:value-type="float" office:value="-13.61650634618" calcext:value-type="float">
            <text:p>-1.3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64" calcext:value-type="float">
            <text:p>1.164</text:p>
          </table:table-cell>
          <table:table-cell office:value-type="float" office:value="-12.79151861019" calcext:value-type="float">
            <text:p>-1.28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65" calcext:value-type="float">
            <text:p>1.165</text:p>
          </table:table-cell>
          <table:table-cell office:value-type="float" office:value="-11.83232716976" calcext:value-type="float">
            <text:p>-1.18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66" calcext:value-type="float">
            <text:p>1.166</text:p>
          </table:table-cell>
          <table:table-cell office:value-type="float" office:value="-10.94547480975" calcext:value-type="float">
            <text:p>-1.09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67" calcext:value-type="float">
            <text:p>1.167</text:p>
          </table:table-cell>
          <table:table-cell office:value-type="float" office:value="-10.26468543498" calcext:value-type="float">
            <text:p>-1.03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68" calcext:value-type="float">
            <text:p>1.168</text:p>
          </table:table-cell>
          <table:table-cell office:value-type="float" office:value="-9.88821409395" calcext:value-type="float">
            <text:p>-9.8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69" calcext:value-type="float">
            <text:p>1.169</text:p>
          </table:table-cell>
          <table:table-cell office:value-type="float" office:value="-9.822479597011" calcext:value-type="float">
            <text:p>-9.8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7" calcext:value-type="float">
            <text:p>1.17</text:p>
          </table:table-cell>
          <table:table-cell office:value-type="float" office:value="-9.996866730867" calcext:value-type="float">
            <text:p>-1.00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71" calcext:value-type="float">
            <text:p>1.171</text:p>
          </table:table-cell>
          <table:table-cell office:value-type="float" office:value="-10.28126155634" calcext:value-type="float">
            <text:p>-1.03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72" calcext:value-type="float">
            <text:p>1.172</text:p>
          </table:table-cell>
          <table:table-cell office:value-type="float" office:value="-10.46574699274" calcext:value-type="float">
            <text:p>-1.0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73" calcext:value-type="float">
            <text:p>1.173</text:p>
          </table:table-cell>
          <table:table-cell office:value-type="float" office:value="-10.3659880426" calcext:value-type="float">
            <text:p>-1.0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74" calcext:value-type="float">
            <text:p>1.174</text:p>
          </table:table-cell>
          <table:table-cell office:value-type="float" office:value="-9.863008639683" calcext:value-type="float">
            <text:p>-9.8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75" calcext:value-type="float">
            <text:p>1.175</text:p>
          </table:table-cell>
          <table:table-cell office:value-type="float" office:value="-8.920304062977" calcext:value-type="float">
            <text:p>-8.9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76" calcext:value-type="float">
            <text:p>1.176</text:p>
          </table:table-cell>
          <table:table-cell office:value-type="float" office:value="-7.603954278209" calcext:value-type="float">
            <text:p>-7.6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77" calcext:value-type="float">
            <text:p>1.177</text:p>
          </table:table-cell>
          <table:table-cell office:value-type="float" office:value="-5.987602030635" calcext:value-type="float">
            <text:p>-5.9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78" calcext:value-type="float">
            <text:p>1.178</text:p>
          </table:table-cell>
          <table:table-cell office:value-type="float" office:value="-4.215751864373" calcext:value-type="float">
            <text:p>-4.2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79" calcext:value-type="float">
            <text:p>1.179</text:p>
          </table:table-cell>
          <table:table-cell office:value-type="float" office:value="-2.444190026412" calcext:value-type="float">
            <text:p>-2.4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8" calcext:value-type="float">
            <text:p>1.18</text:p>
          </table:table-cell>
          <table:table-cell office:value-type="float" office:value="-0.835812072218" calcext:value-type="float">
            <text:p>-8.36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81" calcext:value-type="float">
            <text:p>1.181</text:p>
          </table:table-cell>
          <table:table-cell office:value-type="float" office:value="0.4844660902487" calcext:value-type="float">
            <text:p>4.84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82" calcext:value-type="float">
            <text:p>1.182</text:p>
          </table:table-cell>
          <table:table-cell office:value-type="float" office:value="1.46225529072" calcext:value-type="float">
            <text:p>1.4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83" calcext:value-type="float">
            <text:p>1.183</text:p>
          </table:table-cell>
          <table:table-cell office:value-type="float" office:value="2.090286444882" calcext:value-type="float">
            <text:p>2.0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84" calcext:value-type="float">
            <text:p>1.184</text:p>
          </table:table-cell>
          <table:table-cell office:value-type="float" office:value="2.421965152895" calcext:value-type="float">
            <text:p>2.4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85" calcext:value-type="float">
            <text:p>1.185</text:p>
          </table:table-cell>
          <table:table-cell office:value-type="float" office:value="2.571954621497" calcext:value-type="float">
            <text:p>2.5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86" calcext:value-type="float">
            <text:p>1.186</text:p>
          </table:table-cell>
          <table:table-cell office:value-type="float" office:value="2.687879619652" calcext:value-type="float">
            <text:p>2.6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87" calcext:value-type="float">
            <text:p>1.187</text:p>
          </table:table-cell>
          <table:table-cell office:value-type="float" office:value="2.91615507908" calcext:value-type="float">
            <text:p>2.9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88" calcext:value-type="float">
            <text:p>1.188</text:p>
          </table:table-cell>
          <table:table-cell office:value-type="float" office:value="3.396767519061" calcext:value-type="float">
            <text:p>3.4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89" calcext:value-type="float">
            <text:p>1.189</text:p>
          </table:table-cell>
          <table:table-cell office:value-type="float" office:value="4.217316629944" calcext:value-type="float">
            <text:p>4.2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9" calcext:value-type="float">
            <text:p>1.19</text:p>
          </table:table-cell>
          <table:table-cell office:value-type="float" office:value="5.432398638375" calcext:value-type="float">
            <text:p>5.4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91" calcext:value-type="float">
            <text:p>1.191</text:p>
          </table:table-cell>
          <table:table-cell office:value-type="float" office:value="6.977324749932" calcext:value-type="float">
            <text:p>6.9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92" calcext:value-type="float">
            <text:p>1.192</text:p>
          </table:table-cell>
          <table:table-cell office:value-type="float" office:value="8.762532361559" calcext:value-type="float">
            <text:p>8.7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93" calcext:value-type="float">
            <text:p>1.193</text:p>
          </table:table-cell>
          <table:table-cell office:value-type="float" office:value="10.57579436055" calcext:value-type="float">
            <text:p>1.0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94" calcext:value-type="float">
            <text:p>1.194</text:p>
          </table:table-cell>
          <table:table-cell office:value-type="float" office:value="12.18217318192" calcext:value-type="float">
            <text:p>1.22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95" calcext:value-type="float">
            <text:p>1.195</text:p>
          </table:table-cell>
          <table:table-cell office:value-type="float" office:value="13.38017173054" calcext:value-type="float">
            <text:p>1.3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96" calcext:value-type="float">
            <text:p>1.196</text:p>
          </table:table-cell>
          <table:table-cell office:value-type="float" office:value="14.09309821661" calcext:value-type="float">
            <text:p>1.41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97" calcext:value-type="float">
            <text:p>1.197</text:p>
          </table:table-cell>
          <table:table-cell office:value-type="float" office:value="14.25348078815" calcext:value-type="float">
            <text:p>1.43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98" calcext:value-type="float">
            <text:p>1.198</text:p>
          </table:table-cell>
          <table:table-cell office:value-type="float" office:value="13.92755140049" calcext:value-type="float">
            <text:p>1.39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99" calcext:value-type="float">
            <text:p>1.199</text:p>
          </table:table-cell>
          <table:table-cell office:value-type="float" office:value="13.22409137992" calcext:value-type="float">
            <text:p>1.32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" calcext:value-type="float">
            <text:p>1.2</text:p>
          </table:table-cell>
          <table:table-cell office:value-type="float" office:value="12.29336842841" calcext:value-type="float">
            <text:p>1.23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01" calcext:value-type="float">
            <text:p>1.201</text:p>
          </table:table-cell>
          <table:table-cell office:value-type="float" office:value="11.34932373316" calcext:value-type="float">
            <text:p>1.13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02" calcext:value-type="float">
            <text:p>1.202</text:p>
          </table:table-cell>
          <table:table-cell office:value-type="float" office:value="10.54815948993" calcext:value-type="float">
            <text:p>1.0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03" calcext:value-type="float">
            <text:p>1.203</text:p>
          </table:table-cell>
          <table:table-cell office:value-type="float" office:value="10.03771104236" calcext:value-type="float">
            <text:p>1.00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04" calcext:value-type="float">
            <text:p>1.204</text:p>
          </table:table-cell>
          <table:table-cell office:value-type="float" office:value="9.854340807156" calcext:value-type="float">
            <text:p>9.8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05" calcext:value-type="float">
            <text:p>1.205</text:p>
          </table:table-cell>
          <table:table-cell office:value-type="float" office:value="9.969287542722" calcext:value-type="float">
            <text:p>9.9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06" calcext:value-type="float">
            <text:p>1.206</text:p>
          </table:table-cell>
          <table:table-cell office:value-type="float" office:value="10.2687570039" calcext:value-type="float">
            <text:p>1.03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07" calcext:value-type="float">
            <text:p>1.207</text:p>
          </table:table-cell>
          <table:table-cell office:value-type="float" office:value="10.57095394006" calcext:value-type="float">
            <text:p>1.0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08" calcext:value-type="float">
            <text:p>1.208</text:p>
          </table:table-cell>
          <table:table-cell office:value-type="float" office:value="10.67467576067" calcext:value-type="float">
            <text:p>1.0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09" calcext:value-type="float">
            <text:p>1.209</text:p>
          </table:table-cell>
          <table:table-cell office:value-type="float" office:value="10.41023525406" calcext:value-type="float">
            <text:p>1.0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1" calcext:value-type="float">
            <text:p>1.21</text:p>
          </table:table-cell>
          <table:table-cell office:value-type="float" office:value="9.6972359392" calcext:value-type="float">
            <text:p>9.7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11" calcext:value-type="float">
            <text:p>1.211</text:p>
          </table:table-cell>
          <table:table-cell office:value-type="float" office:value="8.546538596829" calcext:value-type="float">
            <text:p>8.5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12" calcext:value-type="float">
            <text:p>1.212</text:p>
          </table:table-cell>
          <table:table-cell office:value-type="float" office:value="7.047375785785" calcext:value-type="float">
            <text:p>7.0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13" calcext:value-type="float">
            <text:p>1.213</text:p>
          </table:table-cell>
          <table:table-cell office:value-type="float" office:value="5.311317657265" calcext:value-type="float">
            <text:p>5.3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14" calcext:value-type="float">
            <text:p>1.214</text:p>
          </table:table-cell>
          <table:table-cell office:value-type="float" office:value="3.491736742617" calcext:value-type="float">
            <text:p>3.4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15" calcext:value-type="float">
            <text:p>1.215</text:p>
          </table:table-cell>
          <table:table-cell office:value-type="float" office:value="1.760031582018" calcext:value-type="float">
            <text:p>1.7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16" calcext:value-type="float">
            <text:p>1.216</text:p>
          </table:table-cell>
          <table:table-cell office:value-type="float" office:value="0.2699734831986" calcext:value-type="float">
            <text:p>2.70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17" calcext:value-type="float">
            <text:p>1.217</text:p>
          </table:table-cell>
          <table:table-cell office:value-type="float" office:value="-0.8810371591401" calcext:value-type="float">
            <text:p>-8.81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18" calcext:value-type="float">
            <text:p>1.218</text:p>
          </table:table-cell>
          <table:table-cell office:value-type="float" office:value="-1.666807334039" calcext:value-type="float">
            <text:p>-1.6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19" calcext:value-type="float">
            <text:p>1.219</text:p>
          </table:table-cell>
          <table:table-cell office:value-type="float" office:value="-2.114052913996" calcext:value-type="float">
            <text:p>-2.1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2" calcext:value-type="float">
            <text:p>1.22</text:p>
          </table:table-cell>
          <table:table-cell office:value-type="float" office:value="-2.337547677615" calcext:value-type="float">
            <text:p>-2.3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21" calcext:value-type="float">
            <text:p>1.221</text:p>
          </table:table-cell>
          <table:table-cell office:value-type="float" office:value="-2.424387529784" calcext:value-type="float">
            <text:p>-2.4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22" calcext:value-type="float">
            <text:p>1.222</text:p>
          </table:table-cell>
          <table:table-cell office:value-type="float" office:value="-2.560576587595" calcext:value-type="float">
            <text:p>-2.5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23" calcext:value-type="float">
            <text:p>1.223</text:p>
          </table:table-cell>
          <table:table-cell office:value-type="float" office:value="-2.887184926203" calcext:value-type="float">
            <text:p>-2.8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24" calcext:value-type="float">
            <text:p>1.224</text:p>
          </table:table-cell>
          <table:table-cell office:value-type="float" office:value="-3.527326957837" calcext:value-type="float">
            <text:p>-3.5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25" calcext:value-type="float">
            <text:p>1.225</text:p>
          </table:table-cell>
          <table:table-cell office:value-type="float" office:value="-4.543571117573" calcext:value-type="float">
            <text:p>-4.5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26" calcext:value-type="float">
            <text:p>1.226</text:p>
          </table:table-cell>
          <table:table-cell office:value-type="float" office:value="-5.931398806506" calcext:value-type="float">
            <text:p>-5.9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27" calcext:value-type="float">
            <text:p>1.227</text:p>
          </table:table-cell>
          <table:table-cell office:value-type="float" office:value="-7.647095709522" calcext:value-type="float">
            <text:p>-7.6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28" calcext:value-type="float">
            <text:p>1.228</text:p>
          </table:table-cell>
          <table:table-cell office:value-type="float" office:value="-9.482791350513" calcext:value-type="float">
            <text:p>-9.4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29" calcext:value-type="float">
            <text:p>1.229</text:p>
          </table:table-cell>
          <table:table-cell office:value-type="float" office:value="-11.25809635408" calcext:value-type="float">
            <text:p>-1.13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3" calcext:value-type="float">
            <text:p>1.23</text:p>
          </table:table-cell>
          <table:table-cell office:value-type="float" office:value="-12.71597206009" calcext:value-type="float">
            <text:p>-1.2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31" calcext:value-type="float">
            <text:p>1.231</text:p>
          </table:table-cell>
          <table:table-cell office:value-type="float" office:value="-13.70918961426" calcext:value-type="float">
            <text:p>-1.3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32" calcext:value-type="float">
            <text:p>1.232</text:p>
          </table:table-cell>
          <table:table-cell office:value-type="float" office:value="-14.15968802372" calcext:value-type="float">
            <text:p>-1.42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33" calcext:value-type="float">
            <text:p>1.233</text:p>
          </table:table-cell>
          <table:table-cell office:value-type="float" office:value="-14.08927873552" calcext:value-type="float">
            <text:p>-1.41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34" calcext:value-type="float">
            <text:p>1.234</text:p>
          </table:table-cell>
          <table:table-cell office:value-type="float" office:value="-13.57292376425" calcext:value-type="float">
            <text:p>-1.3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35" calcext:value-type="float">
            <text:p>1.235</text:p>
          </table:table-cell>
          <table:table-cell office:value-type="float" office:value="-12.77737363008" calcext:value-type="float">
            <text:p>-1.28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36" calcext:value-type="float">
            <text:p>1.236</text:p>
          </table:table-cell>
          <table:table-cell office:value-type="float" office:value="-11.82808665464" calcext:value-type="float">
            <text:p>-1.18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37" calcext:value-type="float">
            <text:p>1.237</text:p>
          </table:table-cell>
          <table:table-cell office:value-type="float" office:value="-10.95230628545" calcext:value-type="float">
            <text:p>-1.10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38" calcext:value-type="float">
            <text:p>1.238</text:p>
          </table:table-cell>
          <table:table-cell office:value-type="float" office:value="-10.31013904353" calcext:value-type="float">
            <text:p>-1.03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39" calcext:value-type="float">
            <text:p>1.239</text:p>
          </table:table-cell>
          <table:table-cell office:value-type="float" office:value="-9.98056212758" calcext:value-type="float">
            <text:p>-9.9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4" calcext:value-type="float">
            <text:p>1.24</text:p>
          </table:table-cell>
          <table:table-cell office:value-type="float" office:value="-9.968919850772" calcext:value-type="float">
            <text:p>-9.9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41" calcext:value-type="float">
            <text:p>1.241</text:p>
          </table:table-cell>
          <table:table-cell office:value-type="float" office:value="-10.20935713011" calcext:value-type="float">
            <text:p>-1.02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42" calcext:value-type="float">
            <text:p>1.242</text:p>
          </table:table-cell>
          <table:table-cell office:value-type="float" office:value="-10.55548068445" calcext:value-type="float">
            <text:p>-1.0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43" calcext:value-type="float">
            <text:p>1.243</text:p>
          </table:table-cell>
          <table:table-cell office:value-type="float" office:value="-10.79965058834" calcext:value-type="float">
            <text:p>-1.08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44" calcext:value-type="float">
            <text:p>1.244</text:p>
          </table:table-cell>
          <table:table-cell office:value-type="float" office:value="-10.7585632188" calcext:value-type="float">
            <text:p>-1.08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45" calcext:value-type="float">
            <text:p>1.245</text:p>
          </table:table-cell>
          <table:table-cell office:value-type="float" office:value="-10.29085861712" calcext:value-type="float">
            <text:p>-1.03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46" calcext:value-type="float">
            <text:p>1.246</text:p>
          </table:table-cell>
          <table:table-cell office:value-type="float" office:value="-9.364922903079" calcext:value-type="float">
            <text:p>-9.3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47" calcext:value-type="float">
            <text:p>1.247</text:p>
          </table:table-cell>
          <table:table-cell office:value-type="float" office:value="-8.034332190723" calcext:value-type="float">
            <text:p>-8.0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48" calcext:value-type="float">
            <text:p>1.248</text:p>
          </table:table-cell>
          <table:table-cell office:value-type="float" office:value="-6.404142362054" calcext:value-type="float">
            <text:p>-6.4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49" calcext:value-type="float">
            <text:p>1.249</text:p>
          </table:table-cell>
          <table:table-cell office:value-type="float" office:value="-4.606036134488" calcext:value-type="float">
            <text:p>-4.6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5" calcext:value-type="float">
            <text:p>1.25</text:p>
          </table:table-cell>
          <table:table-cell office:value-type="float" office:value="-2.812276956853" calcext:value-type="float">
            <text:p>-2.8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51" calcext:value-type="float">
            <text:p>1.251</text:p>
          </table:table-cell>
          <table:table-cell office:value-type="float" office:value="-1.179689281934" calcext:value-type="float">
            <text:p>-1.1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52" calcext:value-type="float">
            <text:p>1.252</text:p>
          </table:table-cell>
          <table:table-cell office:value-type="float" office:value="0.1516194855614" calcext:value-type="float">
            <text:p>1.52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53" calcext:value-type="float">
            <text:p>1.253</text:p>
          </table:table-cell>
          <table:table-cell office:value-type="float" office:value="1.122034260066" calcext:value-type="float">
            <text:p>1.1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54" calcext:value-type="float">
            <text:p>1.254</text:p>
          </table:table-cell>
          <table:table-cell office:value-type="float" office:value="1.73973324919" calcext:value-type="float">
            <text:p>1.7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55" calcext:value-type="float">
            <text:p>1.255</text:p>
          </table:table-cell>
          <table:table-cell office:value-type="float" office:value="2.055645039254" calcext:value-type="float">
            <text:p>2.0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56" calcext:value-type="float">
            <text:p>1.256</text:p>
          </table:table-cell>
          <table:table-cell office:value-type="float" office:value="2.206394220178" calcext:value-type="float">
            <text:p>2.2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57" calcext:value-type="float">
            <text:p>1.257</text:p>
          </table:table-cell>
          <table:table-cell office:value-type="float" office:value="2.308112197921" calcext:value-type="float">
            <text:p>2.3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58" calcext:value-type="float">
            <text:p>1.258</text:p>
          </table:table-cell>
          <table:table-cell office:value-type="float" office:value="2.527186681785" calcext:value-type="float">
            <text:p>2.5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59" calcext:value-type="float">
            <text:p>1.259</text:p>
          </table:table-cell>
          <table:table-cell office:value-type="float" office:value="2.992930087488" calcext:value-type="float">
            <text:p>2.9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6" calcext:value-type="float">
            <text:p>1.26</text:p>
          </table:table-cell>
          <table:table-cell office:value-type="float" office:value="3.806593299743" calcext:value-type="float">
            <text:p>3.8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61" calcext:value-type="float">
            <text:p>1.261</text:p>
          </table:table-cell>
          <table:table-cell office:value-type="float" office:value="5.000766084766" calcext:value-type="float">
            <text:p>5.0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62" calcext:value-type="float">
            <text:p>1.262</text:p>
          </table:table-cell>
          <table:table-cell office:value-type="float" office:value="6.546438950253" calcext:value-type="float">
            <text:p>6.5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63" calcext:value-type="float">
            <text:p>1.263</text:p>
          </table:table-cell>
          <table:table-cell office:value-type="float" office:value="8.345710340353" calcext:value-type="float">
            <text:p>8.3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64" calcext:value-type="float">
            <text:p>1.264</text:p>
          </table:table-cell>
          <table:table-cell office:value-type="float" office:value="10.17634944651" calcext:value-type="float">
            <text:p>1.02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65" calcext:value-type="float">
            <text:p>1.265</text:p>
          </table:table-cell>
          <table:table-cell office:value-type="float" office:value="11.82911303208" calcext:value-type="float">
            <text:p>1.18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66" calcext:value-type="float">
            <text:p>1.266</text:p>
          </table:table-cell>
          <table:table-cell office:value-type="float" office:value="13.10392598724" calcext:value-type="float">
            <text:p>1.31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67" calcext:value-type="float">
            <text:p>1.267</text:p>
          </table:table-cell>
          <table:table-cell office:value-type="float" office:value="13.85651015339" calcext:value-type="float">
            <text:p>1.39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68" calcext:value-type="float">
            <text:p>1.268</text:p>
          </table:table-cell>
          <table:table-cell office:value-type="float" office:value="14.08838596565" calcext:value-type="float">
            <text:p>1.41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69" calcext:value-type="float">
            <text:p>1.269</text:p>
          </table:table-cell>
          <table:table-cell office:value-type="float" office:value="13.82288712475" calcext:value-type="float">
            <text:p>1.38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7" calcext:value-type="float">
            <text:p>1.27</text:p>
          </table:table-cell>
          <table:table-cell office:value-type="float" office:value="13.19305535191" calcext:value-type="float">
            <text:p>1.32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71" calcext:value-type="float">
            <text:p>1.271</text:p>
          </table:table-cell>
          <table:table-cell office:value-type="float" office:value="12.35326524919" calcext:value-type="float">
            <text:p>1.2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72" calcext:value-type="float">
            <text:p>1.272</text:p>
          </table:table-cell>
          <table:table-cell office:value-type="float" office:value="11.46574299429" calcext:value-type="float">
            <text:p>1.1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73" calcext:value-type="float">
            <text:p>1.273</text:p>
          </table:table-cell>
          <table:table-cell office:value-type="float" office:value="10.70708546233" calcext:value-type="float">
            <text:p>1.0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74" calcext:value-type="float">
            <text:p>1.274</text:p>
          </table:table-cell>
          <table:table-cell office:value-type="float" office:value="10.23755437315" calcext:value-type="float">
            <text:p>1.02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75" calcext:value-type="float">
            <text:p>1.275</text:p>
          </table:table-cell>
          <table:table-cell office:value-type="float" office:value="10.06444538875" calcext:value-type="float">
            <text:p>1.01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76" calcext:value-type="float">
            <text:p>1.276</text:p>
          </table:table-cell>
          <table:table-cell office:value-type="float" office:value="10.18853469307" calcext:value-type="float">
            <text:p>1.02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77" calcext:value-type="float">
            <text:p>1.277</text:p>
          </table:table-cell>
          <table:table-cell office:value-type="float" office:value="10.48370384299" calcext:value-type="float">
            <text:p>1.0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78" calcext:value-type="float">
            <text:p>1.278</text:p>
          </table:table-cell>
          <table:table-cell office:value-type="float" office:value="10.79633144442" calcext:value-type="float">
            <text:p>1.08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79" calcext:value-type="float">
            <text:p>1.279</text:p>
          </table:table-cell>
          <table:table-cell office:value-type="float" office:value="10.92586761887" calcext:value-type="float">
            <text:p>1.09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8" calcext:value-type="float">
            <text:p>1.28</text:p>
          </table:table-cell>
          <table:table-cell office:value-type="float" office:value="10.69606676281" calcext:value-type="float">
            <text:p>1.0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81" calcext:value-type="float">
            <text:p>1.281</text:p>
          </table:table-cell>
          <table:table-cell office:value-type="float" office:value="10.02331002639" calcext:value-type="float">
            <text:p>1.00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82" calcext:value-type="float">
            <text:p>1.282</text:p>
          </table:table-cell>
          <table:table-cell office:value-type="float" office:value="8.918029715611" calcext:value-type="float">
            <text:p>8.9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83" calcext:value-type="float">
            <text:p>1.283</text:p>
          </table:table-cell>
          <table:table-cell office:value-type="float" office:value="7.450732101448" calcext:value-type="float">
            <text:p>7.4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84" calcext:value-type="float">
            <text:p>1.284</text:p>
          </table:table-cell>
          <table:table-cell office:value-type="float" office:value="5.744562041123" calcext:value-type="float">
            <text:p>5.7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85" calcext:value-type="float">
            <text:p>1.285</text:p>
          </table:table-cell>
          <table:table-cell office:value-type="float" office:value="3.950600470047" calcext:value-type="float">
            <text:p>3.9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86" calcext:value-type="float">
            <text:p>1.286</text:p>
          </table:table-cell>
          <table:table-cell office:value-type="float" office:value="2.228544530605" calcext:value-type="float">
            <text:p>2.2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87" calcext:value-type="float">
            <text:p>1.287</text:p>
          </table:table-cell>
          <table:table-cell office:value-type="float" office:value="0.7351990684205" calcext:value-type="float">
            <text:p>7.35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88" calcext:value-type="float">
            <text:p>1.288</text:p>
          </table:table-cell>
          <table:table-cell office:value-type="float" office:value="-0.4318751085322" calcext:value-type="float">
            <text:p>-4.32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89" calcext:value-type="float">
            <text:p>1.289</text:p>
          </table:table-cell>
          <table:table-cell office:value-type="float" office:value="-1.24110666141" calcext:value-type="float">
            <text:p>-1.2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9" calcext:value-type="float">
            <text:p>1.29</text:p>
          </table:table-cell>
          <table:table-cell office:value-type="float" office:value="-1.719870464773" calcext:value-type="float">
            <text:p>-1.7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91" calcext:value-type="float">
            <text:p>1.291</text:p>
          </table:table-cell>
          <table:table-cell office:value-type="float" office:value="-1.969772724223" calcext:value-type="float">
            <text:p>-1.9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92" calcext:value-type="float">
            <text:p>1.292</text:p>
          </table:table-cell>
          <table:table-cell office:value-type="float" office:value="-2.097891194437" calcext:value-type="float">
            <text:p>-2.1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93" calcext:value-type="float">
            <text:p>1.293</text:p>
          </table:table-cell>
          <table:table-cell office:value-type="float" office:value="-2.270053541387" calcext:value-type="float">
            <text:p>-2.2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94" calcext:value-type="float">
            <text:p>1.294</text:p>
          </table:table-cell>
          <table:table-cell office:value-type="float" office:value="-2.597110913491" calcext:value-type="float">
            <text:p>-2.6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95" calcext:value-type="float">
            <text:p>1.295</text:p>
          </table:table-cell>
          <table:table-cell office:value-type="float" office:value="-3.21971931532" calcext:value-type="float">
            <text:p>-3.2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96" calcext:value-type="float">
            <text:p>1.296</text:p>
          </table:table-cell>
          <table:table-cell office:value-type="float" office:value="-4.190206314061" calcext:value-type="float">
            <text:p>-4.1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97" calcext:value-type="float">
            <text:p>1.297</text:p>
          </table:table-cell>
          <table:table-cell office:value-type="float" office:value="-5.53928541212" calcext:value-type="float">
            <text:p>-5.5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98" calcext:value-type="float">
            <text:p>1.298</text:p>
          </table:table-cell>
          <table:table-cell office:value-type="float" office:value="-7.188609930883" calcext:value-type="float">
            <text:p>-7.1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99" calcext:value-type="float">
            <text:p>1.299</text:p>
          </table:table-cell>
          <table:table-cell office:value-type="float" office:value="-9.002099286671" calcext:value-type="float">
            <text:p>-9.0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" calcext:value-type="float">
            <text:p>1.3</text:p>
          </table:table-cell>
          <table:table-cell office:value-type="float" office:value="-10.76920658163" calcext:value-type="float">
            <text:p>-1.08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01" calcext:value-type="float">
            <text:p>1.301</text:p>
          </table:table-cell>
          <table:table-cell office:value-type="float" office:value="-12.26215885886" calcext:value-type="float">
            <text:p>-1.23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02" calcext:value-type="float">
            <text:p>1.302</text:p>
          </table:table-cell>
          <table:table-cell office:value-type="float" office:value="-13.32185019525" calcext:value-type="float">
            <text:p>-1.33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03" calcext:value-type="float">
            <text:p>1.303</text:p>
          </table:table-cell>
          <table:table-cell office:value-type="float" office:value="-13.87825217881" calcext:value-type="float">
            <text:p>-1.39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04" calcext:value-type="float">
            <text:p>1.304</text:p>
          </table:table-cell>
          <table:table-cell office:value-type="float" office:value="-13.91362683328" calcext:value-type="float">
            <text:p>-1.39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05" calcext:value-type="float">
            <text:p>1.305</text:p>
          </table:table-cell>
          <table:table-cell office:value-type="float" office:value="-13.54301722645" calcext:value-type="float">
            <text:p>-1.3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06" calcext:value-type="float">
            <text:p>1.306</text:p>
          </table:table-cell>
          <table:table-cell office:value-type="float" office:value="-12.84489700446" calcext:value-type="float">
            <text:p>-1.28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07" calcext:value-type="float">
            <text:p>1.307</text:p>
          </table:table-cell>
          <table:table-cell office:value-type="float" office:value="-12.00593089732" calcext:value-type="float">
            <text:p>-1.20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08" calcext:value-type="float">
            <text:p>1.308</text:p>
          </table:table-cell>
          <table:table-cell office:value-type="float" office:value="-11.21488614325" calcext:value-type="float">
            <text:p>-1.12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09" calcext:value-type="float">
            <text:p>1.309</text:p>
          </table:table-cell>
          <table:table-cell office:value-type="float" office:value="-10.59082771996" calcext:value-type="float">
            <text:p>-1.0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1" calcext:value-type="float">
            <text:p>1.31</text:p>
          </table:table-cell>
          <table:table-cell office:value-type="float" office:value="-10.2559507122" calcext:value-type="float">
            <text:p>-1.03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11" calcext:value-type="float">
            <text:p>1.311</text:p>
          </table:table-cell>
          <table:table-cell office:value-type="float" office:value="-10.21690529418" calcext:value-type="float">
            <text:p>-1.02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12" calcext:value-type="float">
            <text:p>1.312</text:p>
          </table:table-cell>
          <table:table-cell office:value-type="float" office:value="-10.40621088144" calcext:value-type="float">
            <text:p>-1.0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13" calcext:value-type="float">
            <text:p>1.313</text:p>
          </table:table-cell>
          <table:table-cell office:value-type="float" office:value="-10.70574745039" calcext:value-type="float">
            <text:p>-1.0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14" calcext:value-type="float">
            <text:p>1.314</text:p>
          </table:table-cell>
          <table:table-cell office:value-type="float" office:value="-10.93597363524" calcext:value-type="float">
            <text:p>-1.09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15" calcext:value-type="float">
            <text:p>1.315</text:p>
          </table:table-cell>
          <table:table-cell office:value-type="float" office:value="-10.90976363918" calcext:value-type="float">
            <text:p>-1.09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16" calcext:value-type="float">
            <text:p>1.316</text:p>
          </table:table-cell>
          <table:table-cell office:value-type="float" office:value="-10.4969562051" calcext:value-type="float">
            <text:p>-1.0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17" calcext:value-type="float">
            <text:p>1.317</text:p>
          </table:table-cell>
          <table:table-cell office:value-type="float" office:value="-9.645252614606" calcext:value-type="float">
            <text:p>-9.6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18" calcext:value-type="float">
            <text:p>1.318</text:p>
          </table:table-cell>
          <table:table-cell office:value-type="float" office:value="-8.395820598357" calcext:value-type="float">
            <text:p>-8.4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19" calcext:value-type="float">
            <text:p>1.319</text:p>
          </table:table-cell>
          <table:table-cell office:value-type="float" office:value="-6.843767781616" calcext:value-type="float">
            <text:p>-6.8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2" calcext:value-type="float">
            <text:p>1.32</text:p>
          </table:table-cell>
          <table:table-cell office:value-type="float" office:value="-5.119822632603" calcext:value-type="float">
            <text:p>-5.1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21" calcext:value-type="float">
            <text:p>1.321</text:p>
          </table:table-cell>
          <table:table-cell office:value-type="float" office:value="-3.36975934113" calcext:value-type="float">
            <text:p>-3.3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22" calcext:value-type="float">
            <text:p>1.322</text:p>
          </table:table-cell>
          <table:table-cell office:value-type="float" office:value="-1.754511798429" calcext:value-type="float">
            <text:p>-1.7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23" calcext:value-type="float">
            <text:p>1.323</text:p>
          </table:table-cell>
          <table:table-cell office:value-type="float" office:value="-0.4037320235544" calcext:value-type="float">
            <text:p>-4.04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24" calcext:value-type="float">
            <text:p>1.324</text:p>
          </table:table-cell>
          <table:table-cell office:value-type="float" office:value="0.614979522076" calcext:value-type="float">
            <text:p>6.15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25" calcext:value-type="float">
            <text:p>1.325</text:p>
          </table:table-cell>
          <table:table-cell office:value-type="float" office:value="1.29123432982" calcext:value-type="float">
            <text:p>1.2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26" calcext:value-type="float">
            <text:p>1.326</text:p>
          </table:table-cell>
          <table:table-cell office:value-type="float" office:value="1.691181677427" calcext:value-type="float">
            <text:p>1.6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27" calcext:value-type="float">
            <text:p>1.327</text:p>
          </table:table-cell>
          <table:table-cell office:value-type="float" office:value="1.907899425432" calcext:value-type="float">
            <text:p>1.9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28" calcext:value-type="float">
            <text:p>1.328</text:p>
          </table:table-cell>
          <table:table-cell office:value-type="float" office:value="2.063523014818" calcext:value-type="float">
            <text:p>2.0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29" calcext:value-type="float">
            <text:p>1.329</text:p>
          </table:table-cell>
          <table:table-cell office:value-type="float" office:value="2.323212431726" calcext:value-type="float">
            <text:p>2.3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3" calcext:value-type="float">
            <text:p>1.33</text:p>
          </table:table-cell>
          <table:table-cell office:value-type="float" office:value="2.777202326151" calcext:value-type="float">
            <text:p>2.7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31" calcext:value-type="float">
            <text:p>1.331</text:p>
          </table:table-cell>
          <table:table-cell office:value-type="float" office:value="3.540836581616" calcext:value-type="float">
            <text:p>3.5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32" calcext:value-type="float">
            <text:p>1.332</text:p>
          </table:table-cell>
          <table:table-cell office:value-type="float" office:value="4.66051424664" calcext:value-type="float">
            <text:p>4.6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33" calcext:value-type="float">
            <text:p>1.333</text:p>
          </table:table-cell>
          <table:table-cell office:value-type="float" office:value="6.105468151131" calcext:value-type="float">
            <text:p>6.1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34" calcext:value-type="float">
            <text:p>1.334</text:p>
          </table:table-cell>
          <table:table-cell office:value-type="float" office:value="7.808245896403" calcext:value-type="float">
            <text:p>7.8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35" calcext:value-type="float">
            <text:p>1.335</text:p>
          </table:table-cell>
          <table:table-cell office:value-type="float" office:value="9.58714202175" calcext:value-type="float">
            <text:p>9.5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36" calcext:value-type="float">
            <text:p>1.336</text:p>
          </table:table-cell>
          <table:table-cell office:value-type="float" office:value="11.24965657294" calcext:value-type="float">
            <text:p>1.12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37" calcext:value-type="float">
            <text:p>1.337</text:p>
          </table:table-cell>
          <table:table-cell office:value-type="float" office:value="12.57165036716" calcext:value-type="float">
            <text:p>1.2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38" calcext:value-type="float">
            <text:p>1.338</text:p>
          </table:table-cell>
          <table:table-cell office:value-type="float" office:value="13.44090426201" calcext:value-type="float">
            <text:p>1.3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39" calcext:value-type="float">
            <text:p>1.339</text:p>
          </table:table-cell>
          <table:table-cell office:value-type="float" office:value="13.81910882957" calcext:value-type="float">
            <text:p>1.38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4" calcext:value-type="float">
            <text:p>1.34</text:p>
          </table:table-cell>
          <table:table-cell office:value-type="float" office:value="13.72311063818" calcext:value-type="float">
            <text:p>1.3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41" calcext:value-type="float">
            <text:p>1.341</text:p>
          </table:table-cell>
          <table:table-cell office:value-type="float" office:value="13.26544515214" calcext:value-type="float">
            <text:p>1.33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42" calcext:value-type="float">
            <text:p>1.342</text:p>
          </table:table-cell>
          <table:table-cell office:value-type="float" office:value="12.55650050019" calcext:value-type="float">
            <text:p>1.2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43" calcext:value-type="float">
            <text:p>1.343</text:p>
          </table:table-cell>
          <table:table-cell office:value-type="float" office:value="11.77562046989" calcext:value-type="float">
            <text:p>1.18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44" calcext:value-type="float">
            <text:p>1.344</text:p>
          </table:table-cell>
          <table:table-cell office:value-type="float" office:value="11.06408920196" calcext:value-type="float">
            <text:p>1.11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45" calcext:value-type="float">
            <text:p>1.345</text:p>
          </table:table-cell>
          <table:table-cell office:value-type="float" office:value="10.5738010806" calcext:value-type="float">
            <text:p>1.0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46" calcext:value-type="float">
            <text:p>1.346</text:p>
          </table:table-cell>
          <table:table-cell office:value-type="float" office:value="10.34795731008" calcext:value-type="float">
            <text:p>1.03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47" calcext:value-type="float">
            <text:p>1.347</text:p>
          </table:table-cell>
          <table:table-cell office:value-type="float" office:value="10.38562764609" calcext:value-type="float">
            <text:p>1.0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48" calcext:value-type="float">
            <text:p>1.348</text:p>
          </table:table-cell>
          <table:table-cell office:value-type="float" office:value="10.59268213017" calcext:value-type="float">
            <text:p>1.0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49" calcext:value-type="float">
            <text:p>1.349</text:p>
          </table:table-cell>
          <table:table-cell office:value-type="float" office:value="10.84642710225" calcext:value-type="float">
            <text:p>1.08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5" calcext:value-type="float">
            <text:p>1.35</text:p>
          </table:table-cell>
          <table:table-cell office:value-type="float" office:value="10.96480577302" calcext:value-type="float">
            <text:p>1.10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51" calcext:value-type="float">
            <text:p>1.351</text:p>
          </table:table-cell>
          <table:table-cell office:value-type="float" office:value="10.78530265508" calcext:value-type="float">
            <text:p>1.08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52" calcext:value-type="float">
            <text:p>1.352</text:p>
          </table:table-cell>
          <table:table-cell office:value-type="float" office:value="10.19893058838" calcext:value-type="float">
            <text:p>1.02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53" calcext:value-type="float">
            <text:p>1.353</text:p>
          </table:table-cell>
          <table:table-cell office:value-type="float" office:value="9.212548039634" calcext:value-type="float">
            <text:p>9.2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54" calcext:value-type="float">
            <text:p>1.354</text:p>
          </table:table-cell>
          <table:table-cell office:value-type="float" office:value="7.864408582037" calcext:value-type="float">
            <text:p>7.8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55" calcext:value-type="float">
            <text:p>1.355</text:p>
          </table:table-cell>
          <table:table-cell office:value-type="float" office:value="6.27260167747" calcext:value-type="float">
            <text:p>6.2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56" calcext:value-type="float">
            <text:p>1.356</text:p>
          </table:table-cell>
          <table:table-cell office:value-type="float" office:value="4.5616117523" calcext:value-type="float">
            <text:p>4.5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57" calcext:value-type="float">
            <text:p>1.357</text:p>
          </table:table-cell>
          <table:table-cell office:value-type="float" office:value="2.885735024928" calcext:value-type="float">
            <text:p>2.8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58" calcext:value-type="float">
            <text:p>1.358</text:p>
          </table:table-cell>
          <table:table-cell office:value-type="float" office:value="1.381566569387" calcext:value-type="float">
            <text:p>1.3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59" calcext:value-type="float">
            <text:p>1.359</text:p>
          </table:table-cell>
          <table:table-cell office:value-type="float" office:value="0.1603663918588" calcext:value-type="float">
            <text:p>1.60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6" calcext:value-type="float">
            <text:p>1.36</text:p>
          </table:table-cell>
          <table:table-cell office:value-type="float" office:value="-0.731568664013" calcext:value-type="float">
            <text:p>-7.32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61" calcext:value-type="float">
            <text:p>1.361</text:p>
          </table:table-cell>
          <table:table-cell office:value-type="float" office:value="-1.320080242815" calcext:value-type="float">
            <text:p>-1.3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62" calcext:value-type="float">
            <text:p>1.362</text:p>
          </table:table-cell>
          <table:table-cell office:value-type="float" office:value="-1.680965871171" calcext:value-type="float">
            <text:p>-1.6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63" calcext:value-type="float">
            <text:p>1.363</text:p>
          </table:table-cell>
          <table:table-cell office:value-type="float" office:value="-1.90707250169" calcext:value-type="float">
            <text:p>-1.9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64" calcext:value-type="float">
            <text:p>1.364</text:p>
          </table:table-cell>
          <table:table-cell office:value-type="float" office:value="-2.11751399541" calcext:value-type="float">
            <text:p>-2.1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65" calcext:value-type="float">
            <text:p>1.365</text:p>
          </table:table-cell>
          <table:table-cell office:value-type="float" office:value="-2.460648055262" calcext:value-type="float">
            <text:p>-2.4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66" calcext:value-type="float">
            <text:p>1.366</text:p>
          </table:table-cell>
          <table:table-cell office:value-type="float" office:value="-3.032515780722" calcext:value-type="float">
            <text:p>-3.0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67" calcext:value-type="float">
            <text:p>1.367</text:p>
          </table:table-cell>
          <table:table-cell office:value-type="float" office:value="-3.922932166393" calcext:value-type="float">
            <text:p>-3.9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68" calcext:value-type="float">
            <text:p>1.368</text:p>
          </table:table-cell>
          <table:table-cell office:value-type="float" office:value="-5.1354309696" calcext:value-type="float">
            <text:p>-5.1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69" calcext:value-type="float">
            <text:p>1.369</text:p>
          </table:table-cell>
          <table:table-cell office:value-type="float" office:value="-6.659166787977" calcext:value-type="float">
            <text:p>-6.6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7" calcext:value-type="float">
            <text:p>1.37</text:p>
          </table:table-cell>
          <table:table-cell office:value-type="float" office:value="-8.375378644584" calcext:value-type="float">
            <text:p>-8.3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71" calcext:value-type="float">
            <text:p>1.371</text:p>
          </table:table-cell>
          <table:table-cell office:value-type="float" office:value="-10.09057076886" calcext:value-type="float">
            <text:p>-1.01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72" calcext:value-type="float">
            <text:p>1.372</text:p>
          </table:table-cell>
          <table:table-cell office:value-type="float" office:value="-11.61475469594" calcext:value-type="float">
            <text:p>-1.1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73" calcext:value-type="float">
            <text:p>1.373</text:p>
          </table:table-cell>
          <table:table-cell office:value-type="float" office:value="-12.78284045977" calcext:value-type="float">
            <text:p>-1.28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74" calcext:value-type="float">
            <text:p>1.374</text:p>
          </table:table-cell>
          <table:table-cell office:value-type="float" office:value="-13.49509035411" calcext:value-type="float">
            <text:p>-1.3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75" calcext:value-type="float">
            <text:p>1.375</text:p>
          </table:table-cell>
          <table:table-cell office:value-type="float" office:value="-13.72135772461" calcext:value-type="float">
            <text:p>-1.3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76" calcext:value-type="float">
            <text:p>1.376</text:p>
          </table:table-cell>
          <table:table-cell office:value-type="float" office:value="-13.53913904582" calcext:value-type="float">
            <text:p>-1.3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77" calcext:value-type="float">
            <text:p>1.377</text:p>
          </table:table-cell>
          <table:table-cell office:value-type="float" office:value="-13.04944243684" calcext:value-type="float">
            <text:p>-1.30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78" calcext:value-type="float">
            <text:p>1.378</text:p>
          </table:table-cell>
          <table:table-cell office:value-type="float" office:value="-12.34512438337" calcext:value-type="float">
            <text:p>-1.23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79" calcext:value-type="float">
            <text:p>1.379</text:p>
          </table:table-cell>
          <table:table-cell office:value-type="float" office:value="-11.60334064784" calcext:value-type="float">
            <text:p>-1.1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8" calcext:value-type="float">
            <text:p>1.38</text:p>
          </table:table-cell>
          <table:table-cell office:value-type="float" office:value="-10.99267167378" calcext:value-type="float">
            <text:p>-1.10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81" calcext:value-type="float">
            <text:p>1.381</text:p>
          </table:table-cell>
          <table:table-cell office:value-type="float" office:value="-10.58683339864" calcext:value-type="float">
            <text:p>-1.0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82" calcext:value-type="float">
            <text:p>1.382</text:p>
          </table:table-cell>
          <table:table-cell office:value-type="float" office:value="-10.44353666219" calcext:value-type="float">
            <text:p>-1.0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83" calcext:value-type="float">
            <text:p>1.383</text:p>
          </table:table-cell>
          <table:table-cell office:value-type="float" office:value="-10.51465114935" calcext:value-type="float">
            <text:p>-1.0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84" calcext:value-type="float">
            <text:p>1.384</text:p>
          </table:table-cell>
          <table:table-cell office:value-type="float" office:value="-10.71116096026" calcext:value-type="float">
            <text:p>-1.0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85" calcext:value-type="float">
            <text:p>1.385</text:p>
          </table:table-cell>
          <table:table-cell office:value-type="float" office:value="-10.88936640892" calcext:value-type="float">
            <text:p>-1.09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86" calcext:value-type="float">
            <text:p>1.386</text:p>
          </table:table-cell>
          <table:table-cell office:value-type="float" office:value="-10.89255046032" calcext:value-type="float">
            <text:p>-1.09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87" calcext:value-type="float">
            <text:p>1.387</text:p>
          </table:table-cell>
          <table:table-cell office:value-type="float" office:value="-10.56943160486" calcext:value-type="float">
            <text:p>-1.0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88" calcext:value-type="float">
            <text:p>1.388</text:p>
          </table:table-cell>
          <table:table-cell office:value-type="float" office:value="-9.854884514426" calcext:value-type="float">
            <text:p>-9.8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89" calcext:value-type="float">
            <text:p>1.389</text:p>
          </table:table-cell>
          <table:table-cell office:value-type="float" office:value="-8.756648630131" calcext:value-type="float">
            <text:p>-8.7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9" calcext:value-type="float">
            <text:p>1.39</text:p>
          </table:table-cell>
          <table:table-cell office:value-type="float" office:value="-7.352431493661" calcext:value-type="float">
            <text:p>-7.3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91" calcext:value-type="float">
            <text:p>1.391</text:p>
          </table:table-cell>
          <table:table-cell office:value-type="float" office:value="-5.750833050709" calcext:value-type="float">
            <text:p>-5.7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92" calcext:value-type="float">
            <text:p>1.392</text:p>
          </table:table-cell>
          <table:table-cell office:value-type="float" office:value="-4.079099012148" calcext:value-type="float">
            <text:p>-4.0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93" calcext:value-type="float">
            <text:p>1.393</text:p>
          </table:table-cell>
          <table:table-cell office:value-type="float" office:value="-2.47902445812" calcext:value-type="float">
            <text:p>-2.4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94" calcext:value-type="float">
            <text:p>1.394</text:p>
          </table:table-cell>
          <table:table-cell office:value-type="float" office:value="-1.077909812631" calcext:value-type="float">
            <text:p>-1.0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95" calcext:value-type="float">
            <text:p>1.395</text:p>
          </table:table-cell>
          <table:table-cell office:value-type="float" office:value="0.03456208037233" calcext:value-type="float">
            <text:p>3.46E-02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96" calcext:value-type="float">
            <text:p>1.396</text:p>
          </table:table-cell>
          <table:table-cell office:value-type="float" office:value="0.8376240808134" calcext:value-type="float">
            <text:p>8.38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97" calcext:value-type="float">
            <text:p>1.397</text:p>
          </table:table-cell>
          <table:table-cell office:value-type="float" office:value="1.376545731052" calcext:value-type="float">
            <text:p>1.3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98" calcext:value-type="float">
            <text:p>1.398</text:p>
          </table:table-cell>
          <table:table-cell office:value-type="float" office:value="1.718795387292" calcext:value-type="float">
            <text:p>1.7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99" calcext:value-type="float">
            <text:p>1.399</text:p>
          </table:table-cell>
          <table:table-cell office:value-type="float" office:value="1.960606510003" calcext:value-type="float">
            <text:p>1.9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" calcext:value-type="float">
            <text:p>1.4</text:p>
          </table:table-cell>
          <table:table-cell office:value-type="float" office:value="2.240080633451" calcext:value-type="float">
            <text:p>2.2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01" calcext:value-type="float">
            <text:p>1.401</text:p>
          </table:table-cell>
          <table:table-cell office:value-type="float" office:value="2.668231515877" calcext:value-type="float">
            <text:p>2.6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02" calcext:value-type="float">
            <text:p>1.402</text:p>
          </table:table-cell>
          <table:table-cell office:value-type="float" office:value="3.341134014978" calcext:value-type="float">
            <text:p>3.3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03" calcext:value-type="float">
            <text:p>1.403</text:p>
          </table:table-cell>
          <table:table-cell office:value-type="float" office:value="4.325156198483" calcext:value-type="float">
            <text:p>4.3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04" calcext:value-type="float">
            <text:p>1.404</text:p>
          </table:table-cell>
          <table:table-cell office:value-type="float" office:value="5.620387795887" calcext:value-type="float">
            <text:p>5.6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05" calcext:value-type="float">
            <text:p>1.405</text:p>
          </table:table-cell>
          <table:table-cell office:value-type="float" office:value="7.178178361866" calcext:value-type="float">
            <text:p>7.1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06" calcext:value-type="float">
            <text:p>1.406</text:p>
          </table:table-cell>
          <table:table-cell office:value-type="float" office:value="8.867533535212" calcext:value-type="float">
            <text:p>8.8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07" calcext:value-type="float">
            <text:p>1.407</text:p>
          </table:table-cell>
          <table:table-cell office:value-type="float" office:value="10.50881030805" calcext:value-type="float">
            <text:p>1.0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08" calcext:value-type="float">
            <text:p>1.408</text:p>
          </table:table-cell>
          <table:table-cell office:value-type="float" office:value="11.92006245862" calcext:value-type="float">
            <text:p>1.19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09" calcext:value-type="float">
            <text:p>1.409</text:p>
          </table:table-cell>
          <table:table-cell office:value-type="float" office:value="12.93329505747" calcext:value-type="float">
            <text:p>1.29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1" calcext:value-type="float">
            <text:p>1.41</text:p>
          </table:table-cell>
          <table:table-cell office:value-type="float" office:value="13.51412825648" calcext:value-type="float">
            <text:p>1.3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11" calcext:value-type="float">
            <text:p>1.411</text:p>
          </table:table-cell>
          <table:table-cell office:value-type="float" office:value="13.63775076371" calcext:value-type="float">
            <text:p>1.3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12" calcext:value-type="float">
            <text:p>1.412</text:p>
          </table:table-cell>
          <table:table-cell office:value-type="float" office:value="13.38074303982" calcext:value-type="float">
            <text:p>1.3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13" calcext:value-type="float">
            <text:p>1.413</text:p>
          </table:table-cell>
          <table:table-cell office:value-type="float" office:value="12.86021506403" calcext:value-type="float">
            <text:p>1.29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14" calcext:value-type="float">
            <text:p>1.414</text:p>
          </table:table-cell>
          <table:table-cell office:value-type="float" office:value="12.17774130699" calcext:value-type="float">
            <text:p>1.22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15" calcext:value-type="float">
            <text:p>1.415</text:p>
          </table:table-cell>
          <table:table-cell office:value-type="float" office:value="11.50013973515" calcext:value-type="float">
            <text:p>1.1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16" calcext:value-type="float">
            <text:p>1.416</text:p>
          </table:table-cell>
          <table:table-cell office:value-type="float" office:value="10.94789643042" calcext:value-type="float">
            <text:p>1.09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17" calcext:value-type="float">
            <text:p>1.417</text:p>
          </table:table-cell>
          <table:table-cell office:value-type="float" office:value="10.61829331321" calcext:value-type="float">
            <text:p>1.0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18" calcext:value-type="float">
            <text:p>1.418</text:p>
          </table:table-cell>
          <table:table-cell office:value-type="float" office:value="10.51340144338" calcext:value-type="float">
            <text:p>1.0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19" calcext:value-type="float">
            <text:p>1.419</text:p>
          </table:table-cell>
          <table:table-cell office:value-type="float" office:value="10.59925518053" calcext:value-type="float">
            <text:p>1.0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2" calcext:value-type="float">
            <text:p>1.42</text:p>
          </table:table-cell>
          <table:table-cell office:value-type="float" office:value="10.75941103051" calcext:value-type="float">
            <text:p>1.08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21" calcext:value-type="float">
            <text:p>1.421</text:p>
          </table:table-cell>
          <table:table-cell office:value-type="float" office:value="10.86303515959" calcext:value-type="float">
            <text:p>1.09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22" calcext:value-type="float">
            <text:p>1.422</text:p>
          </table:table-cell>
          <table:table-cell office:value-type="float" office:value="10.75837474177" calcext:value-type="float">
            <text:p>1.08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23" calcext:value-type="float">
            <text:p>1.423</text:p>
          </table:table-cell>
          <table:table-cell office:value-type="float" office:value="10.31593740765" calcext:value-type="float">
            <text:p>1.03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24" calcext:value-type="float">
            <text:p>1.424</text:p>
          </table:table-cell>
          <table:table-cell office:value-type="float" office:value="9.49699172118" calcext:value-type="float">
            <text:p>9.5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25" calcext:value-type="float">
            <text:p>1.425</text:p>
          </table:table-cell>
          <table:table-cell office:value-type="float" office:value="8.323119111786" calcext:value-type="float">
            <text:p>8.3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26" calcext:value-type="float">
            <text:p>1.426</text:p>
          </table:table-cell>
          <table:table-cell office:value-type="float" office:value="6.884305139776" calcext:value-type="float">
            <text:p>6.8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27" calcext:value-type="float">
            <text:p>1.427</text:p>
          </table:table-cell>
          <table:table-cell office:value-type="float" office:value="5.287000420131" calcext:value-type="float">
            <text:p>5.2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28" calcext:value-type="float">
            <text:p>1.428</text:p>
          </table:table-cell>
          <table:table-cell office:value-type="float" office:value="3.653523769864" calcext:value-type="float">
            <text:p>3.6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29" calcext:value-type="float">
            <text:p>1.429</text:p>
          </table:table-cell>
          <table:table-cell office:value-type="float" office:value="2.124791156724" calcext:value-type="float">
            <text:p>2.1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3" calcext:value-type="float">
            <text:p>1.43</text:p>
          </table:table-cell>
          <table:table-cell office:value-type="float" office:value="0.8120397875878" calcext:value-type="float">
            <text:p>8.12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31" calcext:value-type="float">
            <text:p>1.431</text:p>
          </table:table-cell>
          <table:table-cell office:value-type="float" office:value="-0.2170514662676" calcext:value-type="float">
            <text:p>-2.17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32" calcext:value-type="float">
            <text:p>1.432</text:p>
          </table:table-cell>
          <table:table-cell office:value-type="float" office:value="-0.9602492590893" calcext:value-type="float">
            <text:p>-9.60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33" calcext:value-type="float">
            <text:p>1.433</text:p>
          </table:table-cell>
          <table:table-cell office:value-type="float" office:value="-1.460343317773" calcext:value-type="float">
            <text:p>-1.4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34" calcext:value-type="float">
            <text:p>1.434</text:p>
          </table:table-cell>
          <table:table-cell office:value-type="float" office:value="-1.787719859235" calcext:value-type="float">
            <text:p>-1.7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35" calcext:value-type="float">
            <text:p>1.435</text:p>
          </table:table-cell>
          <table:table-cell office:value-type="float" office:value="-2.078346786451" calcext:value-type="float">
            <text:p>-2.0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36" calcext:value-type="float">
            <text:p>1.436</text:p>
          </table:table-cell>
          <table:table-cell office:value-type="float" office:value="-2.403517305116" calcext:value-type="float">
            <text:p>-2.4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37" calcext:value-type="float">
            <text:p>1.437</text:p>
          </table:table-cell>
          <table:table-cell office:value-type="float" office:value="-2.904031955521" calcext:value-type="float">
            <text:p>-2.9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38" calcext:value-type="float">
            <text:p>1.438</text:p>
          </table:table-cell>
          <table:table-cell office:value-type="float" office:value="-3.658811668198" calcext:value-type="float">
            <text:p>-3.6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39" calcext:value-type="float">
            <text:p>1.439</text:p>
          </table:table-cell>
          <table:table-cell office:value-type="float" office:value="-4.715693720143" calcext:value-type="float">
            <text:p>-4.7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4" calcext:value-type="float">
            <text:p>1.44</text:p>
          </table:table-cell>
          <table:table-cell office:value-type="float" office:value="-6.063543320692" calcext:value-type="float">
            <text:p>-6.0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41" calcext:value-type="float">
            <text:p>1.441</text:p>
          </table:table-cell>
          <table:table-cell office:value-type="float" office:value="-7.640370716275" calcext:value-type="float">
            <text:p>-7.6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42" calcext:value-type="float">
            <text:p>1.442</text:p>
          </table:table-cell>
          <table:table-cell office:value-type="float" office:value="-9.300709779599" calcext:value-type="float">
            <text:p>-9.3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43" calcext:value-type="float">
            <text:p>1.443</text:p>
          </table:table-cell>
          <table:table-cell office:value-type="float" office:value="-10.86774238892" calcext:value-type="float">
            <text:p>-1.09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44" calcext:value-type="float">
            <text:p>1.444</text:p>
          </table:table-cell>
          <table:table-cell office:value-type="float" office:value="-12.16733221938" calcext:value-type="float">
            <text:p>-1.22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45" calcext:value-type="float">
            <text:p>1.445</text:p>
          </table:table-cell>
          <table:table-cell office:value-type="float" office:value="-13.06844108859" calcext:value-type="float">
            <text:p>-1.31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46" calcext:value-type="float">
            <text:p>1.446</text:p>
          </table:table-cell>
          <table:table-cell office:value-type="float" office:value="-13.5322633411" calcext:value-type="float">
            <text:p>-1.3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47" calcext:value-type="float">
            <text:p>1.447</text:p>
          </table:table-cell>
          <table:table-cell office:value-type="float" office:value="-13.58460408401" calcext:value-type="float">
            <text:p>-1.3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48" calcext:value-type="float">
            <text:p>1.448</text:p>
          </table:table-cell>
          <table:table-cell office:value-type="float" office:value="-13.27314911841" calcext:value-type="float">
            <text:p>-1.33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49" calcext:value-type="float">
            <text:p>1.449</text:p>
          </table:table-cell>
          <table:table-cell office:value-type="float" office:value="-12.7310202778" calcext:value-type="float">
            <text:p>-1.2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5" calcext:value-type="float">
            <text:p>1.45</text:p>
          </table:table-cell>
          <table:table-cell office:value-type="float" office:value="-12.05082578942" calcext:value-type="float">
            <text:p>-1.21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51" calcext:value-type="float">
            <text:p>1.451</text:p>
          </table:table-cell>
          <table:table-cell office:value-type="float" office:value="-11.40861672263" calcext:value-type="float">
            <text:p>-1.1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52" calcext:value-type="float">
            <text:p>1.452</text:p>
          </table:table-cell>
          <table:table-cell office:value-type="float" office:value="-10.90733659926" calcext:value-type="float">
            <text:p>-1.09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53" calcext:value-type="float">
            <text:p>1.453</text:p>
          </table:table-cell>
          <table:table-cell office:value-type="float" office:value="-10.61769810712" calcext:value-type="float">
            <text:p>-1.0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54" calcext:value-type="float">
            <text:p>1.454</text:p>
          </table:table-cell>
          <table:table-cell office:value-type="float" office:value="-10.53777113994" calcext:value-type="float">
            <text:p>-1.0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55" calcext:value-type="float">
            <text:p>1.455</text:p>
          </table:table-cell>
          <table:table-cell office:value-type="float" office:value="-10.6207387714" calcext:value-type="float">
            <text:p>-1.0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56" calcext:value-type="float">
            <text:p>1.456</text:p>
          </table:table-cell>
          <table:table-cell office:value-type="float" office:value="-10.74985592144" calcext:value-type="float">
            <text:p>-1.0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57" calcext:value-type="float">
            <text:p>1.457</text:p>
          </table:table-cell>
          <table:table-cell office:value-type="float" office:value="-10.78589516192" calcext:value-type="float">
            <text:p>-1.08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58" calcext:value-type="float">
            <text:p>1.458</text:p>
          </table:table-cell>
          <table:table-cell office:value-type="float" office:value="-10.58330344435" calcext:value-type="float">
            <text:p>-1.0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59" calcext:value-type="float">
            <text:p>1.459</text:p>
          </table:table-cell>
          <table:table-cell office:value-type="float" office:value="-10.05106999408" calcext:value-type="float">
            <text:p>-1.01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6" calcext:value-type="float">
            <text:p>1.46</text:p>
          </table:table-cell>
          <table:table-cell office:value-type="float" office:value="-9.147740152146" calcext:value-type="float">
            <text:p>-9.1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61" calcext:value-type="float">
            <text:p>1.461</text:p>
          </table:table-cell>
          <table:table-cell office:value-type="float" office:value="-7.921359181939" calcext:value-type="float">
            <text:p>-7.9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62" calcext:value-type="float">
            <text:p>1.462</text:p>
          </table:table-cell>
          <table:table-cell office:value-type="float" office:value="-6.456638881513" calcext:value-type="float">
            <text:p>-6.4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63" calcext:value-type="float">
            <text:p>1.463</text:p>
          </table:table-cell>
          <table:table-cell office:value-type="float" office:value="-4.862449785961" calcext:value-type="float">
            <text:p>-4.8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64" calcext:value-type="float">
            <text:p>1.464</text:p>
          </table:table-cell>
          <table:table-cell office:value-type="float" office:value="-3.267069924725" calcext:value-type="float">
            <text:p>-3.2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65" calcext:value-type="float">
            <text:p>1.465</text:p>
          </table:table-cell>
          <table:table-cell office:value-type="float" office:value="-1.795892785182" calcext:value-type="float">
            <text:p>-1.8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66" calcext:value-type="float">
            <text:p>1.466</text:p>
          </table:table-cell>
          <table:table-cell office:value-type="float" office:value="-0.5524409091477" calcext:value-type="float">
            <text:p>-5.52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67" calcext:value-type="float">
            <text:p>1.467</text:p>
          </table:table-cell>
          <table:table-cell office:value-type="float" office:value="0.4126816410461" calcext:value-type="float">
            <text:p>4.13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68" calcext:value-type="float">
            <text:p>1.468</text:p>
          </table:table-cell>
          <table:table-cell office:value-type="float" office:value="1.107519160758" calcext:value-type="float">
            <text:p>1.1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69" calcext:value-type="float">
            <text:p>1.469</text:p>
          </table:table-cell>
          <table:table-cell office:value-type="float" office:value="1.585232415196" calcext:value-type="float">
            <text:p>1.5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7" calcext:value-type="float">
            <text:p>1.47</text:p>
          </table:table-cell>
          <table:table-cell office:value-type="float" office:value="1.915285994381" calcext:value-type="float">
            <text:p>1.9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71" calcext:value-type="float">
            <text:p>1.471</text:p>
          </table:table-cell>
          <table:table-cell office:value-type="float" office:value="2.215568167648" calcext:value-type="float">
            <text:p>2.2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72" calcext:value-type="float">
            <text:p>1.472</text:p>
          </table:table-cell>
          <table:table-cell office:value-type="float" office:value="2.591639346204" calcext:value-type="float">
            <text:p>2.5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73" calcext:value-type="float">
            <text:p>1.473</text:p>
          </table:table-cell>
          <table:table-cell office:value-type="float" office:value="3.148964107112" calcext:value-type="float">
            <text:p>3.1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74" calcext:value-type="float">
            <text:p>1.474</text:p>
          </table:table-cell>
          <table:table-cell office:value-type="float" office:value="3.972907695949" calcext:value-type="float">
            <text:p>3.9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75" calcext:value-type="float">
            <text:p>1.475</text:p>
          </table:table-cell>
          <table:table-cell office:value-type="float" office:value="5.088213272072" calcext:value-type="float">
            <text:p>5.0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76" calcext:value-type="float">
            <text:p>1.476</text:p>
          </table:table-cell>
          <table:table-cell office:value-type="float" office:value="6.486599399735" calcext:value-type="float">
            <text:p>6.4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77" calcext:value-type="float">
            <text:p>1.477</text:p>
          </table:table-cell>
          <table:table-cell office:value-type="float" office:value="8.067867492255" calcext:value-type="float">
            <text:p>8.0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78" calcext:value-type="float">
            <text:p>1.478</text:p>
          </table:table-cell>
          <table:table-cell office:value-type="float" office:value="9.702186456707" calcext:value-type="float">
            <text:p>9.7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79" calcext:value-type="float">
            <text:p>1.479</text:p>
          </table:table-cell>
          <table:table-cell office:value-type="float" office:value="11.20420730053" calcext:value-type="float">
            <text:p>1.12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8" calcext:value-type="float">
            <text:p>1.48</text:p>
          </table:table-cell>
          <table:table-cell office:value-type="float" office:value="12.3988782122" calcext:value-type="float">
            <text:p>1.2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81" calcext:value-type="float">
            <text:p>1.481</text:p>
          </table:table-cell>
          <table:table-cell office:value-type="float" office:value="13.19873643699" calcext:value-type="float">
            <text:p>1.32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82" calcext:value-type="float">
            <text:p>1.482</text:p>
          </table:table-cell>
          <table:table-cell office:value-type="float" office:value="13.57485221085" calcext:value-type="float">
            <text:p>1.3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83" calcext:value-type="float">
            <text:p>1.483</text:p>
          </table:table-cell>
          <table:table-cell office:value-type="float" office:value="13.54821492621" calcext:value-type="float">
            <text:p>1.3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84" calcext:value-type="float">
            <text:p>1.484</text:p>
          </table:table-cell>
          <table:table-cell office:value-type="float" office:value="13.18346639867" calcext:value-type="float">
            <text:p>1.32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85" calcext:value-type="float">
            <text:p>1.485</text:p>
          </table:table-cell>
          <table:table-cell office:value-type="float" office:value="12.60583028824" calcext:value-type="float">
            <text:p>1.2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86" calcext:value-type="float">
            <text:p>1.486</text:p>
          </table:table-cell>
          <table:table-cell office:value-type="float" office:value="11.93867759157" calcext:value-type="float">
            <text:p>1.19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87" calcext:value-type="float">
            <text:p>1.487</text:p>
          </table:table-cell>
          <table:table-cell office:value-type="float" office:value="11.3083041575" calcext:value-type="float">
            <text:p>1.13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88" calcext:value-type="float">
            <text:p>1.488</text:p>
          </table:table-cell>
          <table:table-cell office:value-type="float" office:value="10.843736992" calcext:value-type="float">
            <text:p>1.08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89" calcext:value-type="float">
            <text:p>1.489</text:p>
          </table:table-cell>
          <table:table-cell office:value-type="float" office:value="10.58416966701" calcext:value-type="float">
            <text:p>1.0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9" calcext:value-type="float">
            <text:p>1.49</text:p>
          </table:table-cell>
          <table:table-cell office:value-type="float" office:value="10.53114784516" calcext:value-type="float">
            <text:p>1.0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91" calcext:value-type="float">
            <text:p>1.491</text:p>
          </table:table-cell>
          <table:table-cell office:value-type="float" office:value="10.60816396931" calcext:value-type="float">
            <text:p>1.0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92" calcext:value-type="float">
            <text:p>1.492</text:p>
          </table:table-cell>
          <table:table-cell office:value-type="float" office:value="10.70808788791" calcext:value-type="float">
            <text:p>1.0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93" calcext:value-type="float">
            <text:p>1.493</text:p>
          </table:table-cell>
          <table:table-cell office:value-type="float" office:value="10.68912516645" calcext:value-type="float">
            <text:p>1.0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94" calcext:value-type="float">
            <text:p>1.494</text:p>
          </table:table-cell>
          <table:table-cell office:value-type="float" office:value="10.41130482829" calcext:value-type="float">
            <text:p>1.0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95" calcext:value-type="float">
            <text:p>1.495</text:p>
          </table:table-cell>
          <table:table-cell office:value-type="float" office:value="9.793296855009" calcext:value-type="float">
            <text:p>9.7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96" calcext:value-type="float">
            <text:p>1.496</text:p>
          </table:table-cell>
          <table:table-cell office:value-type="float" office:value="8.82020216914" calcext:value-type="float">
            <text:p>8.8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97" calcext:value-type="float">
            <text:p>1.497</text:p>
          </table:table-cell>
          <table:table-cell office:value-type="float" office:value="7.542033436928" calcext:value-type="float">
            <text:p>7.5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98" calcext:value-type="float">
            <text:p>1.498</text:p>
          </table:table-cell>
          <table:table-cell office:value-type="float" office:value="6.055298268209" calcext:value-type="float">
            <text:p>6.0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99" calcext:value-type="float">
            <text:p>1.499</text:p>
          </table:table-cell>
          <table:table-cell office:value-type="float" office:value="4.45905942989" calcext:value-type="float">
            <text:p>4.4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" calcext:value-type="float">
            <text:p>1.5</text:p>
          </table:table-cell>
          <table:table-cell office:value-type="float" office:value="2.890232010717" calcext:value-type="float">
            <text:p>2.8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01" calcext:value-type="float">
            <text:p>1.501</text:p>
          </table:table-cell>
          <table:table-cell office:value-type="float" office:value="1.468635336402" calcext:value-type="float">
            <text:p>1.4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02" calcext:value-type="float">
            <text:p>1.502</text:p>
          </table:table-cell>
          <table:table-cell office:value-type="float" office:value="0.2840690375864" calcext:value-type="float">
            <text:p>2.84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03" calcext:value-type="float">
            <text:p>1.503</text:p>
          </table:table-cell>
          <table:table-cell office:value-type="float" office:value="-0.6254813469601" calcext:value-type="float">
            <text:p>-6.25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04" calcext:value-type="float">
            <text:p>1.504</text:p>
          </table:table-cell>
          <table:table-cell office:value-type="float" office:value="-1.282565713393" calcext:value-type="float">
            <text:p>-1.2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05" calcext:value-type="float">
            <text:p>1.505</text:p>
          </table:table-cell>
          <table:table-cell office:value-type="float" office:value="-1.726728576618" calcext:value-type="float">
            <text:p>-1.7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06" calcext:value-type="float">
            <text:p>1.506</text:p>
          </table:table-cell>
          <table:table-cell office:value-type="float" office:value="-2.064924762809" calcext:value-type="float">
            <text:p>-2.0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07" calcext:value-type="float">
            <text:p>1.507</text:p>
          </table:table-cell>
          <table:table-cell office:value-type="float" office:value="-2.361574558552" calcext:value-type="float">
            <text:p>-2.3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08" calcext:value-type="float">
            <text:p>1.508</text:p>
          </table:table-cell>
          <table:table-cell office:value-type="float" office:value="-2.778082826149" calcext:value-type="float">
            <text:p>-2.7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09" calcext:value-type="float">
            <text:p>1.509</text:p>
          </table:table-cell>
          <table:table-cell office:value-type="float" office:value="-3.383316687239" calcext:value-type="float">
            <text:p>-3.3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1" calcext:value-type="float">
            <text:p>1.51</text:p>
          </table:table-cell>
          <table:table-cell office:value-type="float" office:value="-4.269899065498" calcext:value-type="float">
            <text:p>-4.2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11" calcext:value-type="float">
            <text:p>1.511</text:p>
          </table:table-cell>
          <table:table-cell office:value-type="float" office:value="-5.443874611418" calcext:value-type="float">
            <text:p>-5.4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12" calcext:value-type="float">
            <text:p>1.512</text:p>
          </table:table-cell>
          <table:table-cell office:value-type="float" office:value="-6.883999855065" calcext:value-type="float">
            <text:p>-6.8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13" calcext:value-type="float">
            <text:p>1.513</text:p>
          </table:table-cell>
          <table:table-cell office:value-type="float" office:value="-8.483356770641" calcext:value-type="float">
            <text:p>-8.4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14" calcext:value-type="float">
            <text:p>1.514</text:p>
          </table:table-cell>
          <table:table-cell office:value-type="float" office:value="-10.0855705859" calcext:value-type="float">
            <text:p>-1.01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15" calcext:value-type="float">
            <text:p>1.515</text:p>
          </table:table-cell>
          <table:table-cell office:value-type="float" office:value="-11.52841486728" calcext:value-type="float">
            <text:p>-1.1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16" calcext:value-type="float">
            <text:p>1.516</text:p>
          </table:table-cell>
          <table:table-cell office:value-type="float" office:value="-12.63322435782" calcext:value-type="float">
            <text:p>-1.2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17" calcext:value-type="float">
            <text:p>1.517</text:p>
          </table:table-cell>
          <table:table-cell office:value-type="float" office:value="-13.34734221274" calcext:value-type="float">
            <text:p>-1.33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18" calcext:value-type="float">
            <text:p>1.518</text:p>
          </table:table-cell>
          <table:table-cell office:value-type="float" office:value="-13.63085884373" calcext:value-type="float">
            <text:p>-1.3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19" calcext:value-type="float">
            <text:p>1.519</text:p>
          </table:table-cell>
          <table:table-cell office:value-type="float" office:value="-13.51462339442" calcext:value-type="float">
            <text:p>-1.3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2" calcext:value-type="float">
            <text:p>1.52</text:p>
          </table:table-cell>
          <table:table-cell office:value-type="float" office:value="-13.09405215797" calcext:value-type="float">
            <text:p>-1.31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21" calcext:value-type="float">
            <text:p>1.521</text:p>
          </table:table-cell>
          <table:table-cell office:value-type="float" office:value="-12.47423203677" calcext:value-type="float">
            <text:p>-1.2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22" calcext:value-type="float">
            <text:p>1.522</text:p>
          </table:table-cell>
          <table:table-cell office:value-type="float" office:value="-11.78917956963" calcext:value-type="float">
            <text:p>-1.18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23" calcext:value-type="float">
            <text:p>1.523</text:p>
          </table:table-cell>
          <table:table-cell office:value-type="float" office:value="-11.18762929458" calcext:value-type="float">
            <text:p>-1.12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24" calcext:value-type="float">
            <text:p>1.524</text:p>
          </table:table-cell>
          <table:table-cell office:value-type="float" office:value="-10.74773490794" calcext:value-type="float">
            <text:p>-1.0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25" calcext:value-type="float">
            <text:p>1.525</text:p>
          </table:table-cell>
          <table:table-cell office:value-type="float" office:value="-10.52855499054" calcext:value-type="float">
            <text:p>-1.0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26" calcext:value-type="float">
            <text:p>1.526</text:p>
          </table:table-cell>
          <table:table-cell office:value-type="float" office:value="-10.49268655555" calcext:value-type="float">
            <text:p>-1.0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27" calcext:value-type="float">
            <text:p>1.527</text:p>
          </table:table-cell>
          <table:table-cell office:value-type="float" office:value="-10.58082602343" calcext:value-type="float">
            <text:p>-1.0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28" calcext:value-type="float">
            <text:p>1.528</text:p>
          </table:table-cell>
          <table:table-cell office:value-type="float" office:value="-10.66298794688" calcext:value-type="float">
            <text:p>-1.0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29" calcext:value-type="float">
            <text:p>1.529</text:p>
          </table:table-cell>
          <table:table-cell office:value-type="float" office:value="-10.59034389489" calcext:value-type="float">
            <text:p>-1.0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3" calcext:value-type="float">
            <text:p>1.53</text:p>
          </table:table-cell>
          <table:table-cell office:value-type="float" office:value="-10.24666363627" calcext:value-type="float">
            <text:p>-1.02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31" calcext:value-type="float">
            <text:p>1.531</text:p>
          </table:table-cell>
          <table:table-cell office:value-type="float" office:value="-9.549782664945" calcext:value-type="float">
            <text:p>-9.5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32" calcext:value-type="float">
            <text:p>1.532</text:p>
          </table:table-cell>
          <table:table-cell office:value-type="float" office:value="-8.502750868802" calcext:value-type="float">
            <text:p>-8.5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33" calcext:value-type="float">
            <text:p>1.533</text:p>
          </table:table-cell>
          <table:table-cell office:value-type="float" office:value="-7.180051590398" calcext:value-type="float">
            <text:p>-7.1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34" calcext:value-type="float">
            <text:p>1.534</text:p>
          </table:table-cell>
          <table:table-cell office:value-type="float" office:value="-5.65487729" calcext:value-type="float">
            <text:p>-5.6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35" calcext:value-type="float">
            <text:p>1.535</text:p>
          </table:table-cell>
          <table:table-cell office:value-type="float" office:value="-4.058275231292" calcext:value-type="float">
            <text:p>-4.0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36" calcext:value-type="float">
            <text:p>1.536</text:p>
          </table:table-cell>
          <table:table-cell office:value-type="float" office:value="-2.509692559849" calcext:value-type="float">
            <text:p>-2.5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37" calcext:value-type="float">
            <text:p>1.537</text:p>
          </table:table-cell>
          <table:table-cell office:value-type="float" office:value="-1.12889207462" calcext:value-type="float">
            <text:p>-1.1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38" calcext:value-type="float">
            <text:p>1.538</text:p>
          </table:table-cell>
          <table:table-cell office:value-type="float" office:value="0.0007536199833426" calcext:value-type="float">
            <text:p>7.54E-04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39" calcext:value-type="float">
            <text:p>1.539</text:p>
          </table:table-cell>
          <table:table-cell office:value-type="float" office:value="0.857516864363" calcext:value-type="float">
            <text:p>8.58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4" calcext:value-type="float">
            <text:p>1.54</text:p>
          </table:table-cell>
          <table:table-cell office:value-type="float" office:value="1.461767927702" calcext:value-type="float">
            <text:p>1.4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41" calcext:value-type="float">
            <text:p>1.541</text:p>
          </table:table-cell>
          <table:table-cell office:value-type="float" office:value="1.877844581218" calcext:value-type="float">
            <text:p>1.8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42" calcext:value-type="float">
            <text:p>1.542</text:p>
          </table:table-cell>
          <table:table-cell office:value-type="float" office:value="2.183028474035" calcext:value-type="float">
            <text:p>2.1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43" calcext:value-type="float">
            <text:p>1.543</text:p>
          </table:table-cell>
          <table:table-cell office:value-type="float" office:value="2.507318630595" calcext:value-type="float">
            <text:p>2.5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44" calcext:value-type="float">
            <text:p>1.544</text:p>
          </table:table-cell>
          <table:table-cell office:value-type="float" office:value="2.955864466178" calcext:value-type="float">
            <text:p>2.9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45" calcext:value-type="float">
            <text:p>1.545</text:p>
          </table:table-cell>
          <table:table-cell office:value-type="float" office:value="3.611991895136" calcext:value-type="float">
            <text:p>3.6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46" calcext:value-type="float">
            <text:p>1.546</text:p>
          </table:table-cell>
          <table:table-cell office:value-type="float" office:value="4.562203250125" calcext:value-type="float">
            <text:p>4.5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47" calcext:value-type="float">
            <text:p>1.547</text:p>
          </table:table-cell>
          <table:table-cell office:value-type="float" office:value="5.78667480281" calcext:value-type="float">
            <text:p>5.7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48" calcext:value-type="float">
            <text:p>1.548</text:p>
          </table:table-cell>
          <table:table-cell office:value-type="float" office:value="7.282253055022" calcext:value-type="float">
            <text:p>7.2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49" calcext:value-type="float">
            <text:p>1.549</text:p>
          </table:table-cell>
          <table:table-cell office:value-type="float" office:value="8.895112020084" calcext:value-type="float">
            <text:p>8.9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5" calcext:value-type="float">
            <text:p>1.55</text:p>
          </table:table-cell>
          <table:table-cell office:value-type="float" office:value="10.48602872369" calcext:value-type="float">
            <text:p>1.0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51" calcext:value-type="float">
            <text:p>1.551</text:p>
          </table:table-cell>
          <table:table-cell office:value-type="float" office:value="11.8532520243" calcext:value-type="float">
            <text:p>1.19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52" calcext:value-type="float">
            <text:p>1.552</text:p>
          </table:table-cell>
          <table:table-cell office:value-type="float" office:value="12.89097002834" calcext:value-type="float">
            <text:p>1.29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53" calcext:value-type="float">
            <text:p>1.553</text:p>
          </table:table-cell>
          <table:table-cell office:value-type="float" office:value="13.48552133248" calcext:value-type="float">
            <text:p>1.3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54" calcext:value-type="float">
            <text:p>1.554</text:p>
          </table:table-cell>
          <table:table-cell office:value-type="float" office:value="13.6738473378" calcext:value-type="float">
            <text:p>1.3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55" calcext:value-type="float">
            <text:p>1.555</text:p>
          </table:table-cell>
          <table:table-cell office:value-type="float" office:value="13.47661793922" calcext:value-type="float">
            <text:p>1.3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56" calcext:value-type="float">
            <text:p>1.556</text:p>
          </table:table-cell>
          <table:table-cell office:value-type="float" office:value="12.9790996688" calcext:value-type="float">
            <text:p>1.30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57" calcext:value-type="float">
            <text:p>1.557</text:p>
          </table:table-cell>
          <table:table-cell office:value-type="float" office:value="12.32268675892" calcext:value-type="float">
            <text:p>1.23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58" calcext:value-type="float">
            <text:p>1.558</text:p>
          </table:table-cell>
          <table:table-cell office:value-type="float" office:value="11.62809863513" calcext:value-type="float">
            <text:p>1.1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59" calcext:value-type="float">
            <text:p>1.559</text:p>
          </table:table-cell>
          <table:table-cell office:value-type="float" office:value="11.03782657111" calcext:value-type="float">
            <text:p>1.10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6" calcext:value-type="float">
            <text:p>1.56</text:p>
          </table:table-cell>
          <table:table-cell office:value-type="float" office:value="10.63810228396" calcext:value-type="float">
            <text:p>1.0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61" calcext:value-type="float">
            <text:p>1.561</text:p>
          </table:table-cell>
          <table:table-cell office:value-type="float" office:value="10.46152311347" calcext:value-type="float">
            <text:p>1.0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62" calcext:value-type="float">
            <text:p>1.562</text:p>
          </table:table-cell>
          <table:table-cell office:value-type="float" office:value="10.45967136425" calcext:value-type="float">
            <text:p>1.0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63" calcext:value-type="float">
            <text:p>1.563</text:p>
          </table:table-cell>
          <table:table-cell office:value-type="float" office:value="10.5594288429" calcext:value-type="float">
            <text:p>1.0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64" calcext:value-type="float">
            <text:p>1.564</text:p>
          </table:table-cell>
          <table:table-cell office:value-type="float" office:value="10.62376482186" calcext:value-type="float">
            <text:p>1.0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65" calcext:value-type="float">
            <text:p>1.565</text:p>
          </table:table-cell>
          <table:table-cell office:value-type="float" office:value="10.50940197953" calcext:value-type="float">
            <text:p>1.0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66" calcext:value-type="float">
            <text:p>1.566</text:p>
          </table:table-cell>
          <table:table-cell office:value-type="float" office:value="10.08539620993" calcext:value-type="float">
            <text:p>1.01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67" calcext:value-type="float">
            <text:p>1.567</text:p>
          </table:table-cell>
          <table:table-cell office:value-type="float" office:value="9.307373387504" calcext:value-type="float">
            <text:p>9.3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68" calcext:value-type="float">
            <text:p>1.568</text:p>
          </table:table-cell>
          <table:table-cell office:value-type="float" office:value="8.191785892895" calcext:value-type="float">
            <text:p>8.1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69" calcext:value-type="float">
            <text:p>1.569</text:p>
          </table:table-cell>
          <table:table-cell office:value-type="float" office:value="6.801468244999" calcext:value-type="float">
            <text:p>6.8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7" calcext:value-type="float">
            <text:p>1.57</text:p>
          </table:table-cell>
          <table:table-cell office:value-type="float" office:value="5.247245783266" calcext:value-type="float">
            <text:p>5.2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71" calcext:value-type="float">
            <text:p>1.571</text:p>
          </table:table-cell>
          <table:table-cell office:value-type="float" office:value="3.639913583011" calcext:value-type="float">
            <text:p>3.6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72" calcext:value-type="float">
            <text:p>1.572</text:p>
          </table:table-cell>
          <table:table-cell office:value-type="float" office:value="2.112136659012" calcext:value-type="float">
            <text:p>2.1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73" calcext:value-type="float">
            <text:p>1.573</text:p>
          </table:table-cell>
          <table:table-cell office:value-type="float" office:value="0.777899965736" calcext:value-type="float">
            <text:p>7.78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74" calcext:value-type="float">
            <text:p>1.574</text:p>
          </table:table-cell>
          <table:table-cell office:value-type="float" office:value="-0.2936276457076" calcext:value-type="float">
            <text:p>-2.94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75" calcext:value-type="float">
            <text:p>1.575</text:p>
          </table:table-cell>
          <table:table-cell office:value-type="float" office:value="-1.088296622844" calcext:value-type="float">
            <text:p>-1.0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76" calcext:value-type="float">
            <text:p>1.576</text:p>
          </table:table-cell>
          <table:table-cell office:value-type="float" office:value="-1.636451821347" calcext:value-type="float">
            <text:p>-1.6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77" calcext:value-type="float">
            <text:p>1.577</text:p>
          </table:table-cell>
          <table:table-cell office:value-type="float" office:value="-2.010049882898" calcext:value-type="float">
            <text:p>-2.0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78" calcext:value-type="float">
            <text:p>1.578</text:p>
          </table:table-cell>
          <table:table-cell office:value-type="float" office:value="-2.311120780484" calcext:value-type="float">
            <text:p>-2.3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79" calcext:value-type="float">
            <text:p>1.579</text:p>
          </table:table-cell>
          <table:table-cell office:value-type="float" office:value="-2.633038184785" calcext:value-type="float">
            <text:p>-2.6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8" calcext:value-type="float">
            <text:p>1.58</text:p>
          </table:table-cell>
          <table:table-cell office:value-type="float" office:value="-3.115391288268" calcext:value-type="float">
            <text:p>-3.1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81" calcext:value-type="float">
            <text:p>1.581</text:p>
          </table:table-cell>
          <table:table-cell office:value-type="float" office:value="-3.840972597182" calcext:value-type="float">
            <text:p>-3.8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82" calcext:value-type="float">
            <text:p>1.582</text:p>
          </table:table-cell>
          <table:table-cell office:value-type="float" office:value="-4.849926512543" calcext:value-type="float">
            <text:p>-4.8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83" calcext:value-type="float">
            <text:p>1.583</text:p>
          </table:table-cell>
          <table:table-cell office:value-type="float" office:value="-6.154028357474" calcext:value-type="float">
            <text:p>-6.1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84" calcext:value-type="float">
            <text:p>1.584</text:p>
          </table:table-cell>
          <table:table-cell office:value-type="float" office:value="-7.691797296907" calcext:value-type="float">
            <text:p>-7.6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85" calcext:value-type="float">
            <text:p>1.585</text:p>
          </table:table-cell>
          <table:table-cell office:value-type="float" office:value="-9.329146648365" calcext:value-type="float">
            <text:p>-9.3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86" calcext:value-type="float">
            <text:p>1.586</text:p>
          </table:table-cell>
          <table:table-cell office:value-type="float" office:value="-10.8776524231" calcext:value-type="float">
            <text:p>-1.09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87" calcext:value-type="float">
            <text:p>1.587</text:p>
          </table:table-cell>
          <table:table-cell office:value-type="float" office:value="-12.19075744406" calcext:value-type="float">
            <text:p>-1.22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88" calcext:value-type="float">
            <text:p>1.588</text:p>
          </table:table-cell>
          <table:table-cell office:value-type="float" office:value="-13.12810683411" calcext:value-type="float">
            <text:p>-1.31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89" calcext:value-type="float">
            <text:p>1.589</text:p>
          </table:table-cell>
          <table:table-cell office:value-type="float" office:value="-13.62435413663" calcext:value-type="float">
            <text:p>-1.3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9" calcext:value-type="float">
            <text:p>1.59</text:p>
          </table:table-cell>
          <table:table-cell office:value-type="float" office:value="-13.69977331538" calcext:value-type="float">
            <text:p>-1.3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91" calcext:value-type="float">
            <text:p>1.591</text:p>
          </table:table-cell>
          <table:table-cell office:value-type="float" office:value="-13.3987866665" calcext:value-type="float">
            <text:p>-1.3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92" calcext:value-type="float">
            <text:p>1.592</text:p>
          </table:table-cell>
          <table:table-cell office:value-type="float" office:value="-12.83860147016" calcext:value-type="float">
            <text:p>-1.28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93" calcext:value-type="float">
            <text:p>1.593</text:p>
          </table:table-cell>
          <table:table-cell office:value-type="float" office:value="-12.13374350932" calcext:value-type="float">
            <text:p>-1.21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94" calcext:value-type="float">
            <text:p>1.594</text:p>
          </table:table-cell>
          <table:table-cell office:value-type="float" office:value="-11.43929343246" calcext:value-type="float">
            <text:p>-1.1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95" calcext:value-type="float">
            <text:p>1.595</text:p>
          </table:table-cell>
          <table:table-cell office:value-type="float" office:value="-10.87964447391" calcext:value-type="float">
            <text:p>-1.09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96" calcext:value-type="float">
            <text:p>1.596</text:p>
          </table:table-cell>
          <table:table-cell office:value-type="float" office:value="-10.52317938237" calcext:value-type="float">
            <text:p>-1.0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97" calcext:value-type="float">
            <text:p>1.597</text:p>
          </table:table-cell>
          <table:table-cell office:value-type="float" office:value="-10.39721847826" calcext:value-type="float">
            <text:p>-1.0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98" calcext:value-type="float">
            <text:p>1.598</text:p>
          </table:table-cell>
          <table:table-cell office:value-type="float" office:value="-10.4405434042" calcext:value-type="float">
            <text:p>-1.0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99" calcext:value-type="float">
            <text:p>1.599</text:p>
          </table:table-cell>
          <table:table-cell office:value-type="float" office:value="-10.55751909816" calcext:value-type="float">
            <text:p>-1.0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" calcext:value-type="float">
            <text:p>1.6</text:p>
          </table:table-cell>
          <table:table-cell office:value-type="float" office:value="-10.6000809939" calcext:value-type="float">
            <text:p>-1.0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01" calcext:value-type="float">
            <text:p>1.601</text:p>
          </table:table-cell>
          <table:table-cell office:value-type="float" office:value="-10.42864018203" calcext:value-type="float">
            <text:p>-1.0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02" calcext:value-type="float">
            <text:p>1.602</text:p>
          </table:table-cell>
          <table:table-cell office:value-type="float" office:value="-9.925664508338" calcext:value-type="float">
            <text:p>-9.9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03" calcext:value-type="float">
            <text:p>1.603</text:p>
          </table:table-cell>
          <table:table-cell office:value-type="float" office:value="-9.058033572582" calcext:value-type="float">
            <text:p>-9.0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04" calcext:value-type="float">
            <text:p>1.604</text:p>
          </table:table-cell>
          <table:table-cell office:value-type="float" office:value="-7.856237343462" calcext:value-type="float">
            <text:p>-7.8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05" calcext:value-type="float">
            <text:p>1.605</text:p>
          </table:table-cell>
          <table:table-cell office:value-type="float" office:value="-6.414602906312" calcext:value-type="float">
            <text:p>-6.4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06" calcext:value-type="float">
            <text:p>1.606</text:p>
          </table:table-cell>
          <table:table-cell office:value-type="float" office:value="-4.817629965453" calcext:value-type="float">
            <text:p>-4.8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07" calcext:value-type="float">
            <text:p>1.607</text:p>
          </table:table-cell>
          <table:table-cell office:value-type="float" office:value="-3.204835552402" calcext:value-type="float">
            <text:p>-3.2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08" calcext:value-type="float">
            <text:p>1.608</text:p>
          </table:table-cell>
          <table:table-cell office:value-type="float" office:value="-1.705794765836" calcext:value-type="float">
            <text:p>-1.7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09" calcext:value-type="float">
            <text:p>1.609</text:p>
          </table:table-cell>
          <table:table-cell office:value-type="float" office:value="-0.4249761932102" calcext:value-type="float">
            <text:p>-4.25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1" calcext:value-type="float">
            <text:p>1.61</text:p>
          </table:table-cell>
          <table:table-cell office:value-type="float" office:value="0.5786621870836" calcext:value-type="float">
            <text:p>5.79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11" calcext:value-type="float">
            <text:p>1.611</text:p>
          </table:table-cell>
          <table:table-cell office:value-type="float" office:value="1.304090674008" calcext:value-type="float">
            <text:p>1.3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12" calcext:value-type="float">
            <text:p>1.612</text:p>
          </table:table-cell>
          <table:table-cell office:value-type="float" office:value="1.79316223796" calcext:value-type="float">
            <text:p>1.7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13" calcext:value-type="float">
            <text:p>1.613</text:p>
          </table:table-cell>
          <table:table-cell office:value-type="float" office:value="2.133604395919" calcext:value-type="float">
            <text:p>2.1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14" calcext:value-type="float">
            <text:p>1.614</text:p>
          </table:table-cell>
          <table:table-cell office:value-type="float" office:value="2.402345782866" calcext:value-type="float">
            <text:p>2.4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15" calcext:value-type="float">
            <text:p>1.615</text:p>
          </table:table-cell>
          <table:table-cell office:value-type="float" office:value="2.752480668432" calcext:value-type="float">
            <text:p>2.7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16" calcext:value-type="float">
            <text:p>1.616</text:p>
          </table:table-cell>
          <table:table-cell office:value-type="float" office:value="3.277648387146" calcext:value-type="float">
            <text:p>3.2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17" calcext:value-type="float">
            <text:p>1.617</text:p>
          </table:table-cell>
          <table:table-cell office:value-type="float" office:value="4.066509127858" calcext:value-type="float">
            <text:p>4.0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18" calcext:value-type="float">
            <text:p>1.618</text:p>
          </table:table-cell>
          <table:table-cell office:value-type="float" office:value="5.158996718604" calcext:value-type="float">
            <text:p>5.1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19" calcext:value-type="float">
            <text:p>1.619</text:p>
          </table:table-cell>
          <table:table-cell office:value-type="float" office:value="6.53209516095" calcext:value-type="float">
            <text:p>6.5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2" calcext:value-type="float">
            <text:p>1.62</text:p>
          </table:table-cell>
          <table:table-cell office:value-type="float" office:value="8.131533624664" calcext:value-type="float">
            <text:p>8.1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21" calcext:value-type="float">
            <text:p>1.621</text:p>
          </table:table-cell>
          <table:table-cell office:value-type="float" office:value="9.764670533178" calcext:value-type="float">
            <text:p>9.7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22" calcext:value-type="float">
            <text:p>1.622</text:p>
          </table:table-cell>
          <table:table-cell office:value-type="float" office:value="11.29167181304" calcext:value-type="float">
            <text:p>1.13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23" calcext:value-type="float">
            <text:p>1.623</text:p>
          </table:table-cell>
          <table:table-cell office:value-type="float" office:value="12.52199076669" calcext:value-type="float">
            <text:p>1.2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24" calcext:value-type="float">
            <text:p>1.624</text:p>
          </table:table-cell>
          <table:table-cell office:value-type="float" office:value="13.3489123904" calcext:value-type="float">
            <text:p>1.33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25" calcext:value-type="float">
            <text:p>1.625</text:p>
          </table:table-cell>
          <table:table-cell office:value-type="float" office:value="13.72681953681" calcext:value-type="float">
            <text:p>1.3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26" calcext:value-type="float">
            <text:p>1.626</text:p>
          </table:table-cell>
          <table:table-cell office:value-type="float" office:value="13.68478676786" calcext:value-type="float">
            <text:p>1.3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27" calcext:value-type="float">
            <text:p>1.627</text:p>
          </table:table-cell>
          <table:table-cell office:value-type="float" office:value="13.29378249712" calcext:value-type="float">
            <text:p>1.33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28" calcext:value-type="float">
            <text:p>1.628</text:p>
          </table:table-cell>
          <table:table-cell office:value-type="float" office:value="12.65380797075" calcext:value-type="float">
            <text:p>1.2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29" calcext:value-type="float">
            <text:p>1.629</text:p>
          </table:table-cell>
          <table:table-cell office:value-type="float" office:value="11.9252321204" calcext:value-type="float">
            <text:p>1.19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3" calcext:value-type="float">
            <text:p>1.63</text:p>
          </table:table-cell>
          <table:table-cell office:value-type="float" office:value="11.23316213639" calcext:value-type="float">
            <text:p>1.12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31" calcext:value-type="float">
            <text:p>1.631</text:p>
          </table:table-cell>
          <table:table-cell office:value-type="float" office:value="10.71846857895" calcext:value-type="float">
            <text:p>1.0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32" calcext:value-type="float">
            <text:p>1.632</text:p>
          </table:table-cell>
          <table:table-cell office:value-type="float" office:value="10.42747819607" calcext:value-type="float">
            <text:p>1.0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33" calcext:value-type="float">
            <text:p>1.633</text:p>
          </table:table-cell>
          <table:table-cell office:value-type="float" office:value="10.35851386321" calcext:value-type="float">
            <text:p>1.0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34" calcext:value-type="float">
            <text:p>1.634</text:p>
          </table:table-cell>
          <table:table-cell office:value-type="float" office:value="10.4495902969" calcext:value-type="float">
            <text:p>1.0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35" calcext:value-type="float">
            <text:p>1.635</text:p>
          </table:table-cell>
          <table:table-cell office:value-type="float" office:value="10.57522319113" calcext:value-type="float">
            <text:p>1.0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36" calcext:value-type="float">
            <text:p>1.636</text:p>
          </table:table-cell>
          <table:table-cell office:value-type="float" office:value="10.5949114535" calcext:value-type="float">
            <text:p>1.0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37" calcext:value-type="float">
            <text:p>1.637</text:p>
          </table:table-cell>
          <table:table-cell office:value-type="float" office:value="10.34592782424" calcext:value-type="float">
            <text:p>1.03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38" calcext:value-type="float">
            <text:p>1.638</text:p>
          </table:table-cell>
          <table:table-cell office:value-type="float" office:value="9.751394998172" calcext:value-type="float">
            <text:p>9.7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39" calcext:value-type="float">
            <text:p>1.639</text:p>
          </table:table-cell>
          <table:table-cell office:value-type="float" office:value="8.78237441869" calcext:value-type="float">
            <text:p>8.7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4" calcext:value-type="float">
            <text:p>1.64</text:p>
          </table:table-cell>
          <table:table-cell office:value-type="float" office:value="7.502179562291" calcext:value-type="float">
            <text:p>7.5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41" calcext:value-type="float">
            <text:p>1.641</text:p>
          </table:table-cell>
          <table:table-cell office:value-type="float" office:value="5.988432207784" calcext:value-type="float">
            <text:p>5.9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42" calcext:value-type="float">
            <text:p>1.642</text:p>
          </table:table-cell>
          <table:table-cell office:value-type="float" office:value="4.360793642338" calcext:value-type="float">
            <text:p>4.3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43" calcext:value-type="float">
            <text:p>1.643</text:p>
          </table:table-cell>
          <table:table-cell office:value-type="float" office:value="2.752723092481" calcext:value-type="float">
            <text:p>2.7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44" calcext:value-type="float">
            <text:p>1.644</text:p>
          </table:table-cell>
          <table:table-cell office:value-type="float" office:value="1.291663361129" calcext:value-type="float">
            <text:p>1.2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45" calcext:value-type="float">
            <text:p>1.645</text:p>
          </table:table-cell>
          <table:table-cell office:value-type="float" office:value="0.08164281764319" calcext:value-type="float">
            <text:p>8.16E-02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46" calcext:value-type="float">
            <text:p>1.646</text:p>
          </table:table-cell>
          <table:table-cell office:value-type="float" office:value="-0.8465654222014" calcext:value-type="float">
            <text:p>-8.47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47" calcext:value-type="float">
            <text:p>1.647</text:p>
          </table:table-cell>
          <table:table-cell office:value-type="float" office:value="-1.497581327299" calcext:value-type="float">
            <text:p>-1.5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48" calcext:value-type="float">
            <text:p>1.648</text:p>
          </table:table-cell>
          <table:table-cell office:value-type="float" office:value="-1.919012318537" calcext:value-type="float">
            <text:p>-1.9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49" calcext:value-type="float">
            <text:p>1.649</text:p>
          </table:table-cell>
          <table:table-cell office:value-type="float" office:value="-2.21985449179" calcext:value-type="float">
            <text:p>-2.2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5" calcext:value-type="float">
            <text:p>1.65</text:p>
          </table:table-cell>
          <table:table-cell office:value-type="float" office:value="-2.483512453899" calcext:value-type="float">
            <text:p>-2.4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51" calcext:value-type="float">
            <text:p>1.651</text:p>
          </table:table-cell>
          <table:table-cell office:value-type="float" office:value="-2.863307309294" calcext:value-type="float">
            <text:p>-2.8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52" calcext:value-type="float">
            <text:p>1.652</text:p>
          </table:table-cell>
          <table:table-cell office:value-type="float" office:value="-3.447486536856" calcext:value-type="float">
            <text:p>-3.4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53" calcext:value-type="float">
            <text:p>1.653</text:p>
          </table:table-cell>
          <table:table-cell office:value-type="float" office:value="-4.316985234914" calcext:value-type="float">
            <text:p>-4.3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54" calcext:value-type="float">
            <text:p>1.654</text:p>
          </table:table-cell>
          <table:table-cell office:value-type="float" office:value="-5.497331357353" calcext:value-type="float">
            <text:p>-5.5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55" calcext:value-type="float">
            <text:p>1.655</text:p>
          </table:table-cell>
          <table:table-cell office:value-type="float" office:value="-6.955894170015" calcext:value-type="float">
            <text:p>-6.9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56" calcext:value-type="float">
            <text:p>1.656</text:p>
          </table:table-cell>
          <table:table-cell office:value-type="float" office:value="-8.593712837238" calcext:value-type="float">
            <text:p>-8.5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57" calcext:value-type="float">
            <text:p>1.657</text:p>
          </table:table-cell>
          <table:table-cell office:value-type="float" office:value="-10.24147633059" calcext:value-type="float">
            <text:p>-1.02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58" calcext:value-type="float">
            <text:p>1.658</text:p>
          </table:table-cell>
          <table:table-cell office:value-type="float" office:value="-11.711137625" calcext:value-type="float">
            <text:p>-1.1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59" calcext:value-type="float">
            <text:p>1.659</text:p>
          </table:table-cell>
          <table:table-cell office:value-type="float" office:value="-12.8401977695" calcext:value-type="float">
            <text:p>-1.28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6" calcext:value-type="float">
            <text:p>1.66</text:p>
          </table:table-cell>
          <table:table-cell office:value-type="float" office:value="-13.53482502183" calcext:value-type="float">
            <text:p>-1.3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61" calcext:value-type="float">
            <text:p>1.661</text:p>
          </table:table-cell>
          <table:table-cell office:value-type="float" office:value="-13.79182039302" calcext:value-type="float">
            <text:p>-1.38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62" calcext:value-type="float">
            <text:p>1.662</text:p>
          </table:table-cell>
          <table:table-cell office:value-type="float" office:value="-13.62495606857" calcext:value-type="float">
            <text:p>-1.3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63" calcext:value-type="float">
            <text:p>1.663</text:p>
          </table:table-cell>
          <table:table-cell office:value-type="float" office:value="-13.1263102849" calcext:value-type="float">
            <text:p>-1.31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64" calcext:value-type="float">
            <text:p>1.664</text:p>
          </table:table-cell>
          <table:table-cell office:value-type="float" office:value="-12.44681238824" calcext:value-type="float">
            <text:p>-1.2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65" calcext:value-type="float">
            <text:p>1.665</text:p>
          </table:table-cell>
          <table:table-cell office:value-type="float" office:value="-11.68729678854" calcext:value-type="float">
            <text:p>-1.1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66" calcext:value-type="float">
            <text:p>1.666</text:p>
          </table:table-cell>
          <table:table-cell office:value-type="float" office:value="-11.03906078011" calcext:value-type="float">
            <text:p>-1.10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67" calcext:value-type="float">
            <text:p>1.667</text:p>
          </table:table-cell>
          <table:table-cell office:value-type="float" office:value="-10.56653675219" calcext:value-type="float">
            <text:p>-1.0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68" calcext:value-type="float">
            <text:p>1.668</text:p>
          </table:table-cell>
          <table:table-cell office:value-type="float" office:value="-10.35410303999" calcext:value-type="float">
            <text:p>-1.0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69" calcext:value-type="float">
            <text:p>1.669</text:p>
          </table:table-cell>
          <table:table-cell office:value-type="float" office:value="-10.35062031096" calcext:value-type="float">
            <text:p>-1.0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7" calcext:value-type="float">
            <text:p>1.67</text:p>
          </table:table-cell>
          <table:table-cell office:value-type="float" office:value="-10.47965786969" calcext:value-type="float">
            <text:p>-1.0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71" calcext:value-type="float">
            <text:p>1.671</text:p>
          </table:table-cell>
          <table:table-cell office:value-type="float" office:value="-10.59962934674" calcext:value-type="float">
            <text:p>-1.0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72" calcext:value-type="float">
            <text:p>1.672</text:p>
          </table:table-cell>
          <table:table-cell office:value-type="float" office:value="-10.57960731005" calcext:value-type="float">
            <text:p>-1.0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73" calcext:value-type="float">
            <text:p>1.673</text:p>
          </table:table-cell>
          <table:table-cell office:value-type="float" office:value="-10.24177023283" calcext:value-type="float">
            <text:p>-1.02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74" calcext:value-type="float">
            <text:p>1.674</text:p>
          </table:table-cell>
          <table:table-cell office:value-type="float" office:value="-9.54196237801" calcext:value-type="float">
            <text:p>-9.5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75" calcext:value-type="float">
            <text:p>1.675</text:p>
          </table:table-cell>
          <table:table-cell office:value-type="float" office:value="-8.472592948003" calcext:value-type="float">
            <text:p>-8.4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76" calcext:value-type="float">
            <text:p>1.676</text:p>
          </table:table-cell>
          <table:table-cell office:value-type="float" office:value="-7.105636095886" calcext:value-type="float">
            <text:p>-7.1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77" calcext:value-type="float">
            <text:p>1.677</text:p>
          </table:table-cell>
          <table:table-cell office:value-type="float" office:value="-5.535933950244" calcext:value-type="float">
            <text:p>-5.5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78" calcext:value-type="float">
            <text:p>1.678</text:p>
          </table:table-cell>
          <table:table-cell office:value-type="float" office:value="-3.886660508654" calcext:value-type="float">
            <text:p>-3.8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79" calcext:value-type="float">
            <text:p>1.679</text:p>
          </table:table-cell>
          <table:table-cell office:value-type="float" office:value="-2.297356926341" calcext:value-type="float">
            <text:p>-2.3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8" calcext:value-type="float">
            <text:p>1.68</text:p>
          </table:table-cell>
          <table:table-cell office:value-type="float" office:value="-0.8921573998007" calcext:value-type="float">
            <text:p>-8.92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81" calcext:value-type="float">
            <text:p>1.681</text:p>
          </table:table-cell>
          <table:table-cell office:value-type="float" office:value="0.2398310743572" calcext:value-type="float">
            <text:p>2.40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82" calcext:value-type="float">
            <text:p>1.682</text:p>
          </table:table-cell>
          <table:table-cell office:value-type="float" office:value="1.084908590369" calcext:value-type="float">
            <text:p>1.0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83" calcext:value-type="float">
            <text:p>1.683</text:p>
          </table:table-cell>
          <table:table-cell office:value-type="float" office:value="1.655033065449" calcext:value-type="float">
            <text:p>1.6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84" calcext:value-type="float">
            <text:p>1.684</text:p>
          </table:table-cell>
          <table:table-cell office:value-type="float" office:value="2.01866348433" calcext:value-type="float">
            <text:p>2.0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85" calcext:value-type="float">
            <text:p>1.685</text:p>
          </table:table-cell>
          <table:table-cell office:value-type="float" office:value="2.281739504014" calcext:value-type="float">
            <text:p>2.2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86" calcext:value-type="float">
            <text:p>1.686</text:p>
          </table:table-cell>
          <table:table-cell office:value-type="float" office:value="2.562862355004" calcext:value-type="float">
            <text:p>2.5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87" calcext:value-type="float">
            <text:p>1.687</text:p>
          </table:table-cell>
          <table:table-cell office:value-type="float" office:value="2.98401035544" calcext:value-type="float">
            <text:p>2.9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88" calcext:value-type="float">
            <text:p>1.688</text:p>
          </table:table-cell>
          <table:table-cell office:value-type="float" office:value="3.634260233502" calcext:value-type="float">
            <text:p>3.6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89" calcext:value-type="float">
            <text:p>1.689</text:p>
          </table:table-cell>
          <table:table-cell office:value-type="float" office:value="4.59800613352" calcext:value-type="float">
            <text:p>4.6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9" calcext:value-type="float">
            <text:p>1.69</text:p>
          </table:table-cell>
          <table:table-cell office:value-type="float" office:value="5.865520350342" calcext:value-type="float">
            <text:p>5.8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91" calcext:value-type="float">
            <text:p>1.691</text:p>
          </table:table-cell>
          <table:table-cell office:value-type="float" office:value="7.401174559383" calcext:value-type="float">
            <text:p>7.4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92" calcext:value-type="float">
            <text:p>1.692</text:p>
          </table:table-cell>
          <table:table-cell office:value-type="float" office:value="9.078060702619" calcext:value-type="float">
            <text:p>9.0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93" calcext:value-type="float">
            <text:p>1.693</text:p>
          </table:table-cell>
          <table:table-cell office:value-type="float" office:value="10.69449033848" calcext:value-type="float">
            <text:p>1.0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94" calcext:value-type="float">
            <text:p>1.694</text:p>
          </table:table-cell>
          <table:table-cell office:value-type="float" office:value="12.09314841899" calcext:value-type="float">
            <text:p>1.21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95" calcext:value-type="float">
            <text:p>1.695</text:p>
          </table:table-cell>
          <table:table-cell office:value-type="float" office:value="13.11058692768" calcext:value-type="float">
            <text:p>1.31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96" calcext:value-type="float">
            <text:p>1.696</text:p>
          </table:table-cell>
          <table:table-cell office:value-type="float" office:value="13.67693406206" calcext:value-type="float">
            <text:p>1.3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97" calcext:value-type="float">
            <text:p>1.697</text:p>
          </table:table-cell>
          <table:table-cell office:value-type="float" office:value="13.79686623509" calcext:value-type="float">
            <text:p>1.38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98" calcext:value-type="float">
            <text:p>1.698</text:p>
          </table:table-cell>
          <table:table-cell office:value-type="float" office:value="13.51485454797" calcext:value-type="float">
            <text:p>1.3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99" calcext:value-type="float">
            <text:p>1.699</text:p>
          </table:table-cell>
          <table:table-cell office:value-type="float" office:value="12.94494265797" calcext:value-type="float">
            <text:p>1.29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" calcext:value-type="float">
            <text:p>1.7</text:p>
          </table:table-cell>
          <table:table-cell office:value-type="float" office:value="12.20420276119" calcext:value-type="float">
            <text:p>1.22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01" calcext:value-type="float">
            <text:p>1.701</text:p>
          </table:table-cell>
          <table:table-cell office:value-type="float" office:value="11.46651674375" calcext:value-type="float">
            <text:p>1.1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02" calcext:value-type="float">
            <text:p>1.702</text:p>
          </table:table-cell>
          <table:table-cell office:value-type="float" office:value="10.84835651009" calcext:value-type="float">
            <text:p>1.08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03" calcext:value-type="float">
            <text:p>1.703</text:p>
          </table:table-cell>
          <table:table-cell office:value-type="float" office:value="10.46662700316" calcext:value-type="float">
            <text:p>1.0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04" calcext:value-type="float">
            <text:p>1.704</text:p>
          </table:table-cell>
          <table:table-cell office:value-type="float" office:value="10.31839765985" calcext:value-type="float">
            <text:p>1.03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05" calcext:value-type="float">
            <text:p>1.705</text:p>
          </table:table-cell>
          <table:table-cell office:value-type="float" office:value="10.37428534565" calcext:value-type="float">
            <text:p>1.0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06" calcext:value-type="float">
            <text:p>1.706</text:p>
          </table:table-cell>
          <table:table-cell office:value-type="float" office:value="10.53311313685" calcext:value-type="float">
            <text:p>1.0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07" calcext:value-type="float">
            <text:p>1.707</text:p>
          </table:table-cell>
          <table:table-cell office:value-type="float" office:value="10.64313336054" calcext:value-type="float">
            <text:p>1.0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08" calcext:value-type="float">
            <text:p>1.708</text:p>
          </table:table-cell>
          <table:table-cell office:value-type="float" office:value="10.53888459849" calcext:value-type="float">
            <text:p>1.0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09" calcext:value-type="float">
            <text:p>1.709</text:p>
          </table:table-cell>
          <table:table-cell office:value-type="float" office:value="10.1079391049" calcext:value-type="float">
            <text:p>1.01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1" calcext:value-type="float">
            <text:p>1.71</text:p>
          </table:table-cell>
          <table:table-cell office:value-type="float" office:value="9.290040431869" calcext:value-type="float">
            <text:p>9.2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11" calcext:value-type="float">
            <text:p>1.711</text:p>
          </table:table-cell>
          <table:table-cell office:value-type="float" office:value="8.123343899045" calcext:value-type="float">
            <text:p>8.1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12" calcext:value-type="float">
            <text:p>1.712</text:p>
          </table:table-cell>
          <table:table-cell office:value-type="float" office:value="6.675166205907" calcext:value-type="float">
            <text:p>6.6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13" calcext:value-type="float">
            <text:p>1.713</text:p>
          </table:table-cell>
          <table:table-cell office:value-type="float" office:value="5.057941263334" calcext:value-type="float">
            <text:p>5.0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14" calcext:value-type="float">
            <text:p>1.714</text:p>
          </table:table-cell>
          <table:table-cell office:value-type="float" office:value="3.401480090835" calcext:value-type="float">
            <text:p>3.4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15" calcext:value-type="float">
            <text:p>1.715</text:p>
          </table:table-cell>
          <table:table-cell office:value-type="float" office:value="1.84886796292" calcext:value-type="float">
            <text:p>1.8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16" calcext:value-type="float">
            <text:p>1.716</text:p>
          </table:table-cell>
          <table:table-cell office:value-type="float" office:value="0.5137401270979" calcext:value-type="float">
            <text:p>5.14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17" calcext:value-type="float">
            <text:p>1.717</text:p>
          </table:table-cell>
          <table:table-cell office:value-type="float" office:value="-0.5357471383553" calcext:value-type="float">
            <text:p>-5.36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18" calcext:value-type="float">
            <text:p>1.718</text:p>
          </table:table-cell>
          <table:table-cell office:value-type="float" office:value="-1.28636194059" calcext:value-type="float">
            <text:p>-1.2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19" calcext:value-type="float">
            <text:p>1.719</text:p>
          </table:table-cell>
          <table:table-cell office:value-type="float" office:value="-1.782691375394" calcext:value-type="float">
            <text:p>-1.7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2" calcext:value-type="float">
            <text:p>1.72</text:p>
          </table:table-cell>
          <table:table-cell office:value-type="float" office:value="-2.090123692968" calcext:value-type="float">
            <text:p>-2.0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21" calcext:value-type="float">
            <text:p>1.721</text:p>
          </table:table-cell>
          <table:table-cell office:value-type="float" office:value="-2.344265666661" calcext:value-type="float">
            <text:p>-2.3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22" calcext:value-type="float">
            <text:p>1.722</text:p>
          </table:table-cell>
          <table:table-cell office:value-type="float" office:value="-2.638704610475" calcext:value-type="float">
            <text:p>-2.6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23" calcext:value-type="float">
            <text:p>1.723</text:p>
          </table:table-cell>
          <table:table-cell office:value-type="float" office:value="-3.118364563956" calcext:value-type="float">
            <text:p>-3.1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24" calcext:value-type="float">
            <text:p>1.724</text:p>
          </table:table-cell>
          <table:table-cell office:value-type="float" office:value="-3.858482596453" calcext:value-type="float">
            <text:p>-3.8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25" calcext:value-type="float">
            <text:p>1.725</text:p>
          </table:table-cell>
          <table:table-cell office:value-type="float" office:value="-4.92035038098" calcext:value-type="float">
            <text:p>-4.9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26" calcext:value-type="float">
            <text:p>1.726</text:p>
          </table:table-cell>
          <table:table-cell office:value-type="float" office:value="-6.279025385706" calcext:value-type="float">
            <text:p>-6.2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27" calcext:value-type="float">
            <text:p>1.727</text:p>
          </table:table-cell>
          <table:table-cell office:value-type="float" office:value="-7.88726062869" calcext:value-type="float">
            <text:p>-7.8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28" calcext:value-type="float">
            <text:p>1.728</text:p>
          </table:table-cell>
          <table:table-cell office:value-type="float" office:value="-9.568877683382" calcext:value-type="float">
            <text:p>-9.5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29" calcext:value-type="float">
            <text:p>1.729</text:p>
          </table:table-cell>
          <table:table-cell office:value-type="float" office:value="-11.15311944551" calcext:value-type="float">
            <text:p>-1.12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3" calcext:value-type="float">
            <text:p>1.73</text:p>
          </table:table-cell>
          <table:table-cell office:value-type="float" office:value="-12.4541000452" calcext:value-type="float">
            <text:p>-1.2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31" calcext:value-type="float">
            <text:p>1.731</text:p>
          </table:table-cell>
          <table:table-cell office:value-type="float" office:value="-13.33376346783" calcext:value-type="float">
            <text:p>-1.33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32" calcext:value-type="float">
            <text:p>1.732</text:p>
          </table:table-cell>
          <table:table-cell office:value-type="float" office:value="-13.76658673036" calcext:value-type="float">
            <text:p>-1.38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33" calcext:value-type="float">
            <text:p>1.733</text:p>
          </table:table-cell>
          <table:table-cell office:value-type="float" office:value="-13.75053752027" calcext:value-type="float">
            <text:p>-1.38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34" calcext:value-type="float">
            <text:p>1.734</text:p>
          </table:table-cell>
          <table:table-cell office:value-type="float" office:value="-13.3648850121" calcext:value-type="float">
            <text:p>-1.3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35" calcext:value-type="float">
            <text:p>1.735</text:p>
          </table:table-cell>
          <table:table-cell office:value-type="float" office:value="-12.73173134109" calcext:value-type="float">
            <text:p>-1.2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36" calcext:value-type="float">
            <text:p>1.736</text:p>
          </table:table-cell>
          <table:table-cell office:value-type="float" office:value="-11.95772521612" calcext:value-type="float">
            <text:p>-1.20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37" calcext:value-type="float">
            <text:p>1.737</text:p>
          </table:table-cell>
          <table:table-cell office:value-type="float" office:value="-11.2480663773" calcext:value-type="float">
            <text:p>-1.12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38" calcext:value-type="float">
            <text:p>1.738</text:p>
          </table:table-cell>
          <table:table-cell office:value-type="float" office:value="-10.69779811274" calcext:value-type="float">
            <text:p>-1.0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39" calcext:value-type="float">
            <text:p>1.739</text:p>
          </table:table-cell>
          <table:table-cell office:value-type="float" office:value="-10.38491789226" calcext:value-type="float">
            <text:p>-1.0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4" calcext:value-type="float">
            <text:p>1.74</text:p>
          </table:table-cell>
          <table:table-cell office:value-type="float" office:value="-10.31591262452" calcext:value-type="float">
            <text:p>-1.03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41" calcext:value-type="float">
            <text:p>1.741</text:p>
          </table:table-cell>
          <table:table-cell office:value-type="float" office:value="-10.42362721402" calcext:value-type="float">
            <text:p>-1.0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42" calcext:value-type="float">
            <text:p>1.742</text:p>
          </table:table-cell>
          <table:table-cell office:value-type="float" office:value="-10.59335516434" calcext:value-type="float">
            <text:p>-1.0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43" calcext:value-type="float">
            <text:p>1.743</text:p>
          </table:table-cell>
          <table:table-cell office:value-type="float" office:value="-10.66879967328" calcext:value-type="float">
            <text:p>-1.0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44" calcext:value-type="float">
            <text:p>1.744</text:p>
          </table:table-cell>
          <table:table-cell office:value-type="float" office:value="-10.47782545254" calcext:value-type="float">
            <text:p>-1.0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45" calcext:value-type="float">
            <text:p>1.745</text:p>
          </table:table-cell>
          <table:table-cell office:value-type="float" office:value="-9.933964388075" calcext:value-type="float">
            <text:p>-9.9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46" calcext:value-type="float">
            <text:p>1.746</text:p>
          </table:table-cell>
          <table:table-cell office:value-type="float" office:value="-9.002249820862" calcext:value-type="float">
            <text:p>-9.0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47" calcext:value-type="float">
            <text:p>1.747</text:p>
          </table:table-cell>
          <table:table-cell office:value-type="float" office:value="-7.733629683013" calcext:value-type="float">
            <text:p>-7.7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48" calcext:value-type="float">
            <text:p>1.748</text:p>
          </table:table-cell>
          <table:table-cell office:value-type="float" office:value="-6.218693641548" calcext:value-type="float">
            <text:p>-6.2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49" calcext:value-type="float">
            <text:p>1.749</text:p>
          </table:table-cell>
          <table:table-cell office:value-type="float" office:value="-4.565209654574" calcext:value-type="float">
            <text:p>-4.5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5" calcext:value-type="float">
            <text:p>1.75</text:p>
          </table:table-cell>
          <table:table-cell office:value-type="float" office:value="-2.921161639536" calcext:value-type="float">
            <text:p>-2.9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51" calcext:value-type="float">
            <text:p>1.751</text:p>
          </table:table-cell>
          <table:table-cell office:value-type="float" office:value="-1.419275128208" calcext:value-type="float">
            <text:p>-1.4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52" calcext:value-type="float">
            <text:p>1.752</text:p>
          </table:table-cell>
          <table:table-cell office:value-type="float" office:value="-0.1668918731858" calcext:value-type="float">
            <text:p>-1.67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53" calcext:value-type="float">
            <text:p>1.753</text:p>
          </table:table-cell>
          <table:table-cell office:value-type="float" office:value="0.7871827657231" calcext:value-type="float">
            <text:p>7.87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54" calcext:value-type="float">
            <text:p>1.754</text:p>
          </table:table-cell>
          <table:table-cell office:value-type="float" office:value="1.449490364601" calcext:value-type="float">
            <text:p>1.4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55" calcext:value-type="float">
            <text:p>1.755</text:p>
          </table:table-cell>
          <table:table-cell office:value-type="float" office:value="1.879520218305" calcext:value-type="float">
            <text:p>1.8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56" calcext:value-type="float">
            <text:p>1.756</text:p>
          </table:table-cell>
          <table:table-cell office:value-type="float" office:value="2.143876952836" calcext:value-type="float">
            <text:p>2.1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57" calcext:value-type="float">
            <text:p>1.757</text:p>
          </table:table-cell>
          <table:table-cell office:value-type="float" office:value="2.398393101666" calcext:value-type="float">
            <text:p>2.4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58" calcext:value-type="float">
            <text:p>1.758</text:p>
          </table:table-cell>
          <table:table-cell office:value-type="float" office:value="2.733170382656" calcext:value-type="float">
            <text:p>2.7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59" calcext:value-type="float">
            <text:p>1.759</text:p>
          </table:table-cell>
          <table:table-cell office:value-type="float" office:value="3.281028054973" calcext:value-type="float">
            <text:p>3.2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6" calcext:value-type="float">
            <text:p>1.76</text:p>
          </table:table-cell>
          <table:table-cell office:value-type="float" office:value="4.122658243736" calcext:value-type="float">
            <text:p>4.1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61" calcext:value-type="float">
            <text:p>1.761</text:p>
          </table:table-cell>
          <table:table-cell office:value-type="float" office:value="5.270407600579" calcext:value-type="float">
            <text:p>5.2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62" calcext:value-type="float">
            <text:p>1.762</text:p>
          </table:table-cell>
          <table:table-cell office:value-type="float" office:value="6.733342747027" calcext:value-type="float">
            <text:p>6.7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63" calcext:value-type="float">
            <text:p>1.763</text:p>
          </table:table-cell>
          <table:table-cell office:value-type="float" office:value="8.382880800705" calcext:value-type="float">
            <text:p>8.3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64" calcext:value-type="float">
            <text:p>1.764</text:p>
          </table:table-cell>
          <table:table-cell office:value-type="float" office:value="10.06655384908" calcext:value-type="float">
            <text:p>1.01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65" calcext:value-type="float">
            <text:p>1.765</text:p>
          </table:table-cell>
          <table:table-cell office:value-type="float" office:value="11.58454439146" calcext:value-type="float">
            <text:p>1.1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66" calcext:value-type="float">
            <text:p>1.766</text:p>
          </table:table-cell>
          <table:table-cell office:value-type="float" office:value="12.75597451061" calcext:value-type="float">
            <text:p>1.28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67" calcext:value-type="float">
            <text:p>1.767</text:p>
          </table:table-cell>
          <table:table-cell office:value-type="float" office:value="13.52055361882" calcext:value-type="float">
            <text:p>1.3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68" calcext:value-type="float">
            <text:p>1.768</text:p>
          </table:table-cell>
          <table:table-cell office:value-type="float" office:value="13.80447475476" calcext:value-type="float">
            <text:p>1.38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69" calcext:value-type="float">
            <text:p>1.769</text:p>
          </table:table-cell>
          <table:table-cell office:value-type="float" office:value="13.66255449872" calcext:value-type="float">
            <text:p>1.3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7" calcext:value-type="float">
            <text:p>1.77</text:p>
          </table:table-cell>
          <table:table-cell office:value-type="float" office:value="13.18808992206" calcext:value-type="float">
            <text:p>1.32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71" calcext:value-type="float">
            <text:p>1.771</text:p>
          </table:table-cell>
          <table:table-cell office:value-type="float" office:value="12.48946711113" calcext:value-type="float">
            <text:p>1.2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72" calcext:value-type="float">
            <text:p>1.772</text:p>
          </table:table-cell>
          <table:table-cell office:value-type="float" office:value="11.72851307866" calcext:value-type="float">
            <text:p>1.1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73" calcext:value-type="float">
            <text:p>1.773</text:p>
          </table:table-cell>
          <table:table-cell office:value-type="float" office:value="11.04686542556" calcext:value-type="float">
            <text:p>1.10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74" calcext:value-type="float">
            <text:p>1.774</text:p>
          </table:table-cell>
          <table:table-cell office:value-type="float" office:value="10.57659728732" calcext:value-type="float">
            <text:p>1.0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75" calcext:value-type="float">
            <text:p>1.775</text:p>
          </table:table-cell>
          <table:table-cell office:value-type="float" office:value="10.34467826468" calcext:value-type="float">
            <text:p>1.03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76" calcext:value-type="float">
            <text:p>1.776</text:p>
          </table:table-cell>
          <table:table-cell office:value-type="float" office:value="10.34726125694" calcext:value-type="float">
            <text:p>1.03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77" calcext:value-type="float">
            <text:p>1.777</text:p>
          </table:table-cell>
          <table:table-cell office:value-type="float" office:value="10.49095972199" calcext:value-type="float">
            <text:p>1.0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78" calcext:value-type="float">
            <text:p>1.778</text:p>
          </table:table-cell>
          <table:table-cell office:value-type="float" office:value="10.65642004592" calcext:value-type="float">
            <text:p>1.0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79" calcext:value-type="float">
            <text:p>1.779</text:p>
          </table:table-cell>
          <table:table-cell office:value-type="float" office:value="10.66160384647" calcext:value-type="float">
            <text:p>1.0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8" calcext:value-type="float">
            <text:p>1.78</text:p>
          </table:table-cell>
          <table:table-cell office:value-type="float" office:value="10.37221426779" calcext:value-type="float">
            <text:p>1.0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81" calcext:value-type="float">
            <text:p>1.781</text:p>
          </table:table-cell>
          <table:table-cell office:value-type="float" office:value="9.712807297435" calcext:value-type="float">
            <text:p>9.7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82" calcext:value-type="float">
            <text:p>1.782</text:p>
          </table:table-cell>
          <table:table-cell office:value-type="float" office:value="8.66865679771" calcext:value-type="float">
            <text:p>8.6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83" calcext:value-type="float">
            <text:p>1.783</text:p>
          </table:table-cell>
          <table:table-cell office:value-type="float" office:value="7.310073040025" calcext:value-type="float">
            <text:p>7.3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84" calcext:value-type="float">
            <text:p>1.784</text:p>
          </table:table-cell>
          <table:table-cell office:value-type="float" office:value="5.734789818214" calcext:value-type="float">
            <text:p>5.7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85" calcext:value-type="float">
            <text:p>1.785</text:p>
          </table:table-cell>
          <table:table-cell office:value-type="float" office:value="4.068641141979" calcext:value-type="float">
            <text:p>4.0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86" calcext:value-type="float">
            <text:p>1.786</text:p>
          </table:table-cell>
          <table:table-cell office:value-type="float" office:value="2.453653110098" calcext:value-type="float">
            <text:p>2.4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87" calcext:value-type="float">
            <text:p>1.787</text:p>
          </table:table-cell>
          <table:table-cell office:value-type="float" office:value="1.018491917471" calcext:value-type="float">
            <text:p>1.0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88" calcext:value-type="float">
            <text:p>1.788</text:p>
          </table:table-cell>
          <table:table-cell office:value-type="float" office:value="-0.1437317415331" calcext:value-type="float">
            <text:p>-1.44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89" calcext:value-type="float">
            <text:p>1.789</text:p>
          </table:table-cell>
          <table:table-cell office:value-type="float" office:value="-1.005781195977" calcext:value-type="float">
            <text:p>-1.0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9" calcext:value-type="float">
            <text:p>1.79</text:p>
          </table:table-cell>
          <table:table-cell office:value-type="float" office:value="-1.586929489023" calcext:value-type="float">
            <text:p>-1.5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91" calcext:value-type="float">
            <text:p>1.791</text:p>
          </table:table-cell>
          <table:table-cell office:value-type="float" office:value="-1.952084295234" calcext:value-type="float">
            <text:p>-1.9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92" calcext:value-type="float">
            <text:p>1.792</text:p>
          </table:table-cell>
          <table:table-cell office:value-type="float" office:value="-2.194592586713" calcext:value-type="float">
            <text:p>-2.1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93" calcext:value-type="float">
            <text:p>1.793</text:p>
          </table:table-cell>
          <table:table-cell office:value-type="float" office:value="-2.463130466399" calcext:value-type="float">
            <text:p>-2.4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94" calcext:value-type="float">
            <text:p>1.794</text:p>
          </table:table-cell>
          <table:table-cell office:value-type="float" office:value="-2.856179137469" calcext:value-type="float">
            <text:p>-2.8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95" calcext:value-type="float">
            <text:p>1.795</text:p>
          </table:table-cell>
          <table:table-cell office:value-type="float" office:value="-3.482386805244" calcext:value-type="float">
            <text:p>-3.4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96" calcext:value-type="float">
            <text:p>1.796</text:p>
          </table:table-cell>
          <table:table-cell office:value-type="float" office:value="-4.418562945472" calcext:value-type="float">
            <text:p>-4.4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97" calcext:value-type="float">
            <text:p>1.797</text:p>
          </table:table-cell>
          <table:table-cell office:value-type="float" office:value="-5.676058603424" calcext:value-type="float">
            <text:p>-5.6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98" calcext:value-type="float">
            <text:p>1.798</text:p>
          </table:table-cell>
          <table:table-cell office:value-type="float" office:value="-7.199712283653" calcext:value-type="float">
            <text:p>-7.2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99" calcext:value-type="float">
            <text:p>1.799</text:p>
          </table:table-cell>
          <table:table-cell office:value-type="float" office:value="-8.882302450121" calcext:value-type="float">
            <text:p>-8.8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" calcext:value-type="float">
            <text:p>1.8</text:p>
          </table:table-cell>
          <table:table-cell office:value-type="float" office:value="-10.53967567359" calcext:value-type="float">
            <text:p>-1.0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01" calcext:value-type="float">
            <text:p>1.801</text:p>
          </table:table-cell>
          <table:table-cell office:value-type="float" office:value="-11.97600313023" calcext:value-type="float">
            <text:p>-1.20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02" calcext:value-type="float">
            <text:p>1.802</text:p>
          </table:table-cell>
          <table:table-cell office:value-type="float" office:value="-13.03417287694" calcext:value-type="float">
            <text:p>-1.30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03" calcext:value-type="float">
            <text:p>1.803</text:p>
          </table:table-cell>
          <table:table-cell office:value-type="float" office:value="-13.64932562869" calcext:value-type="float">
            <text:p>-1.3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04" calcext:value-type="float">
            <text:p>1.804</text:p>
          </table:table-cell>
          <table:table-cell office:value-type="float" office:value="-13.79736747532" calcext:value-type="float">
            <text:p>-1.38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05" calcext:value-type="float">
            <text:p>1.805</text:p>
          </table:table-cell>
          <table:table-cell office:value-type="float" office:value="-13.54823908083" calcext:value-type="float">
            <text:p>-1.3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06" calcext:value-type="float">
            <text:p>1.806</text:p>
          </table:table-cell>
          <table:table-cell office:value-type="float" office:value="-12.97478542568" calcext:value-type="float">
            <text:p>-1.30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07" calcext:value-type="float">
            <text:p>1.807</text:p>
          </table:table-cell>
          <table:table-cell office:value-type="float" office:value="-12.24798414391" calcext:value-type="float">
            <text:p>-1.22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08" calcext:value-type="float">
            <text:p>1.808</text:p>
          </table:table-cell>
          <table:table-cell office:value-type="float" office:value="-11.50944632647" calcext:value-type="float">
            <text:p>-1.1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09" calcext:value-type="float">
            <text:p>1.809</text:p>
          </table:table-cell>
          <table:table-cell office:value-type="float" office:value="-10.88235958613" calcext:value-type="float">
            <text:p>-1.09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1" calcext:value-type="float">
            <text:p>1.81</text:p>
          </table:table-cell>
          <table:table-cell office:value-type="float" office:value="-10.48775598335" calcext:value-type="float">
            <text:p>-1.0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11" calcext:value-type="float">
            <text:p>1.811</text:p>
          </table:table-cell>
          <table:table-cell office:value-type="float" office:value="-10.33334425462" calcext:value-type="float">
            <text:p>-1.03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12" calcext:value-type="float">
            <text:p>1.812</text:p>
          </table:table-cell>
          <table:table-cell office:value-type="float" office:value="-10.39358091862" calcext:value-type="float">
            <text:p>-1.0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13" calcext:value-type="float">
            <text:p>1.813</text:p>
          </table:table-cell>
          <table:table-cell office:value-type="float" office:value="-10.56106929982" calcext:value-type="float">
            <text:p>-1.0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14" calcext:value-type="float">
            <text:p>1.814</text:p>
          </table:table-cell>
          <table:table-cell office:value-type="float" office:value="-10.69781851671" calcext:value-type="float">
            <text:p>-1.0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15" calcext:value-type="float">
            <text:p>1.815</text:p>
          </table:table-cell>
          <table:table-cell office:value-type="float" office:value="-10.62944058319" calcext:value-type="float">
            <text:p>-1.0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16" calcext:value-type="float">
            <text:p>1.816</text:p>
          </table:table-cell>
          <table:table-cell office:value-type="float" office:value="-10.23166937849" calcext:value-type="float">
            <text:p>-1.02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17" calcext:value-type="float">
            <text:p>1.817</text:p>
          </table:table-cell>
          <table:table-cell office:value-type="float" office:value="-9.444660504231" calcext:value-type="float">
            <text:p>-9.4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18" calcext:value-type="float">
            <text:p>1.818</text:p>
          </table:table-cell>
          <table:table-cell office:value-type="float" office:value="-8.300105688516" calcext:value-type="float">
            <text:p>-8.3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19" calcext:value-type="float">
            <text:p>1.819</text:p>
          </table:table-cell>
          <table:table-cell office:value-type="float" office:value="-6.863586504402" calcext:value-type="float">
            <text:p>-6.8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2" calcext:value-type="float">
            <text:p>1.82</text:p>
          </table:table-cell>
          <table:table-cell office:value-type="float" office:value="-5.248012317889" calcext:value-type="float">
            <text:p>-5.2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21" calcext:value-type="float">
            <text:p>1.821</text:p>
          </table:table-cell>
          <table:table-cell office:value-type="float" office:value="-3.580886549436" calcext:value-type="float">
            <text:p>-3.5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22" calcext:value-type="float">
            <text:p>1.822</text:p>
          </table:table-cell>
          <table:table-cell office:value-type="float" office:value="-2.010135372013" calcext:value-type="float">
            <text:p>-2.0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23" calcext:value-type="float">
            <text:p>1.823</text:p>
          </table:table-cell>
          <table:table-cell office:value-type="float" office:value="-0.6503439247757" calcext:value-type="float">
            <text:p>-6.50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24" calcext:value-type="float">
            <text:p>1.824</text:p>
          </table:table-cell>
          <table:table-cell office:value-type="float" office:value="0.4180065597565" calcext:value-type="float">
            <text:p>4.18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25" calcext:value-type="float">
            <text:p>1.825</text:p>
          </table:table-cell>
          <table:table-cell office:value-type="float" office:value="1.190063769696" calcext:value-type="float">
            <text:p>1.1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26" calcext:value-type="float">
            <text:p>1.826</text:p>
          </table:table-cell>
          <table:table-cell office:value-type="float" office:value="1.697398267478" calcext:value-type="float">
            <text:p>1.7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27" calcext:value-type="float">
            <text:p>1.827</text:p>
          </table:table-cell>
          <table:table-cell office:value-type="float" office:value="2.01322817082" calcext:value-type="float">
            <text:p>2.0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28" calcext:value-type="float">
            <text:p>1.828</text:p>
          </table:table-cell>
          <table:table-cell office:value-type="float" office:value="2.259565953638" calcext:value-type="float">
            <text:p>2.2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29" calcext:value-type="float">
            <text:p>1.829</text:p>
          </table:table-cell>
          <table:table-cell office:value-type="float" office:value="2.542039537048" calcext:value-type="float">
            <text:p>2.5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3" calcext:value-type="float">
            <text:p>1.83</text:p>
          </table:table-cell>
          <table:table-cell office:value-type="float" office:value="3.008030608529" calcext:value-type="float">
            <text:p>3.0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31" calcext:value-type="float">
            <text:p>1.831</text:p>
          </table:table-cell>
          <table:table-cell office:value-type="float" office:value="3.719251059319" calcext:value-type="float">
            <text:p>3.7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32" calcext:value-type="float">
            <text:p>1.832</text:p>
          </table:table-cell>
          <table:table-cell office:value-type="float" office:value="4.755212628908" calcext:value-type="float">
            <text:p>4.7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33" calcext:value-type="float">
            <text:p>1.833</text:p>
          </table:table-cell>
          <table:table-cell office:value-type="float" office:value="6.093456273275" calcext:value-type="float">
            <text:p>6.0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34" calcext:value-type="float">
            <text:p>1.834</text:p>
          </table:table-cell>
          <table:table-cell office:value-type="float" office:value="7.688951587624" calcext:value-type="float">
            <text:p>7.6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35" calcext:value-type="float">
            <text:p>1.835</text:p>
          </table:table-cell>
          <table:table-cell office:value-type="float" office:value="9.380885626165" calcext:value-type="float">
            <text:p>9.3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36" calcext:value-type="float">
            <text:p>1.836</text:p>
          </table:table-cell>
          <table:table-cell office:value-type="float" office:value="10.99106067681" calcext:value-type="float">
            <text:p>1.10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37" calcext:value-type="float">
            <text:p>1.837</text:p>
          </table:table-cell>
          <table:table-cell office:value-type="float" office:value="12.32524826777" calcext:value-type="float">
            <text:p>1.23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38" calcext:value-type="float">
            <text:p>1.838</text:p>
          </table:table-cell>
          <table:table-cell office:value-type="float" office:value="13.24962850518" calcext:value-type="float">
            <text:p>1.32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39" calcext:value-type="float">
            <text:p>1.839</text:p>
          </table:table-cell>
          <table:table-cell office:value-type="float" office:value="13.73087067304" calcext:value-type="float">
            <text:p>1.3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4" calcext:value-type="float">
            <text:p>1.84</text:p>
          </table:table-cell>
          <table:table-cell office:value-type="float" office:value="13.74774405126" calcext:value-type="float">
            <text:p>1.3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41" calcext:value-type="float">
            <text:p>1.841</text:p>
          </table:table-cell>
          <table:table-cell office:value-type="float" office:value="13.39303429637" calcext:value-type="float">
            <text:p>1.3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42" calcext:value-type="float">
            <text:p>1.842</text:p>
          </table:table-cell>
          <table:table-cell office:value-type="float" office:value="12.77728082379" calcext:value-type="float">
            <text:p>1.28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43" calcext:value-type="float">
            <text:p>1.843</text:p>
          </table:table-cell>
          <table:table-cell office:value-type="float" office:value="12.02013810026" calcext:value-type="float">
            <text:p>1.20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44" calcext:value-type="float">
            <text:p>1.844</text:p>
          </table:table-cell>
          <table:table-cell office:value-type="float" office:value="11.30702218213" calcext:value-type="float">
            <text:p>1.13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45" calcext:value-type="float">
            <text:p>1.845</text:p>
          </table:table-cell>
          <table:table-cell office:value-type="float" office:value="10.75600340795" calcext:value-type="float">
            <text:p>1.08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46" calcext:value-type="float">
            <text:p>1.846</text:p>
          </table:table-cell>
          <table:table-cell office:value-type="float" office:value="10.42745775808" calcext:value-type="float">
            <text:p>1.0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47" calcext:value-type="float">
            <text:p>1.847</text:p>
          </table:table-cell>
          <table:table-cell office:value-type="float" office:value="10.34954820275" calcext:value-type="float">
            <text:p>1.03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48" calcext:value-type="float">
            <text:p>1.848</text:p>
          </table:table-cell>
          <table:table-cell office:value-type="float" office:value="10.45442257077" calcext:value-type="float">
            <text:p>1.0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49" calcext:value-type="float">
            <text:p>1.849</text:p>
          </table:table-cell>
          <table:table-cell office:value-type="float" office:value="10.62634187554" calcext:value-type="float">
            <text:p>1.0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5" calcext:value-type="float">
            <text:p>1.85</text:p>
          </table:table-cell>
          <table:table-cell office:value-type="float" office:value="10.71427238084" calcext:value-type="float">
            <text:p>1.0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51" calcext:value-type="float">
            <text:p>1.851</text:p>
          </table:table-cell>
          <table:table-cell office:value-type="float" office:value="10.55870851207" calcext:value-type="float">
            <text:p>1.0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52" calcext:value-type="float">
            <text:p>1.852</text:p>
          </table:table-cell>
          <table:table-cell office:value-type="float" office:value="10.04060344752" calcext:value-type="float">
            <text:p>1.00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53" calcext:value-type="float">
            <text:p>1.853</text:p>
          </table:table-cell>
          <table:table-cell office:value-type="float" office:value="9.14353048174" calcext:value-type="float">
            <text:p>9.1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54" calcext:value-type="float">
            <text:p>1.854</text:p>
          </table:table-cell>
          <table:table-cell office:value-type="float" office:value="7.897967861027" calcext:value-type="float">
            <text:p>7.9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55" calcext:value-type="float">
            <text:p>1.855</text:p>
          </table:table-cell>
          <table:table-cell office:value-type="float" office:value="6.399929547807" calcext:value-type="float">
            <text:p>6.4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56" calcext:value-type="float">
            <text:p>1.856</text:p>
          </table:table-cell>
          <table:table-cell office:value-type="float" office:value="4.754809382393" calcext:value-type="float">
            <text:p>4.7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57" calcext:value-type="float">
            <text:p>1.857</text:p>
          </table:table-cell>
          <table:table-cell office:value-type="float" office:value="3.108225379769" calcext:value-type="float">
            <text:p>3.1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58" calcext:value-type="float">
            <text:p>1.858</text:p>
          </table:table-cell>
          <table:table-cell office:value-type="float" office:value="1.589780504352" calcext:value-type="float">
            <text:p>1.5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59" calcext:value-type="float">
            <text:p>1.859</text:p>
          </table:table-cell>
          <table:table-cell office:value-type="float" office:value="0.3157996063577" calcext:value-type="float">
            <text:p>3.16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6" calcext:value-type="float">
            <text:p>1.86</text:p>
          </table:table-cell>
          <table:table-cell office:value-type="float" office:value="-0.6598467516202" calcext:value-type="float">
            <text:p>-6.60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61" calcext:value-type="float">
            <text:p>1.861</text:p>
          </table:table-cell>
          <table:table-cell office:value-type="float" office:value="-1.346636550794" calcext:value-type="float">
            <text:p>-1.3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62" calcext:value-type="float">
            <text:p>1.862</text:p>
          </table:table-cell>
          <table:table-cell office:value-type="float" office:value="-1.792523052827" calcext:value-type="float">
            <text:p>-1.7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63" calcext:value-type="float">
            <text:p>1.863</text:p>
          </table:table-cell>
          <table:table-cell office:value-type="float" office:value="-2.076917933171" calcext:value-type="float">
            <text:p>-2.0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64" calcext:value-type="float">
            <text:p>1.864</text:p>
          </table:table-cell>
          <table:table-cell office:value-type="float" office:value="-2.318576966915" calcext:value-type="float">
            <text:p>-2.3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65" calcext:value-type="float">
            <text:p>1.865</text:p>
          </table:table-cell>
          <table:table-cell office:value-type="float" office:value="-2.651130703818" calcext:value-type="float">
            <text:p>-2.6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66" calcext:value-type="float">
            <text:p>1.866</text:p>
          </table:table-cell>
          <table:table-cell office:value-type="float" office:value="-3.172329485054" calcext:value-type="float">
            <text:p>-3.1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67" calcext:value-type="float">
            <text:p>1.867</text:p>
          </table:table-cell>
          <table:table-cell office:value-type="float" office:value="-3.990864951996" calcext:value-type="float">
            <text:p>-3.9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68" calcext:value-type="float">
            <text:p>1.868</text:p>
          </table:table-cell>
          <table:table-cell office:value-type="float" office:value="-5.120188484899" calcext:value-type="float">
            <text:p>-5.1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69" calcext:value-type="float">
            <text:p>1.869</text:p>
          </table:table-cell>
          <table:table-cell office:value-type="float" office:value="-6.546013506223" calcext:value-type="float">
            <text:p>-6.5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7" calcext:value-type="float">
            <text:p>1.87</text:p>
          </table:table-cell>
          <table:table-cell office:value-type="float" office:value="-8.187805850323" calcext:value-type="float">
            <text:p>-8.1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71" calcext:value-type="float">
            <text:p>1.871</text:p>
          </table:table-cell>
          <table:table-cell office:value-type="float" office:value="-9.865726259226" calcext:value-type="float">
            <text:p>-9.8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72" calcext:value-type="float">
            <text:p>1.872</text:p>
          </table:table-cell>
          <table:table-cell office:value-type="float" office:value="-11.41145095575" calcext:value-type="float">
            <text:p>-1.1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73" calcext:value-type="float">
            <text:p>1.873</text:p>
          </table:table-cell>
          <table:table-cell office:value-type="float" office:value="-12.63009122798" calcext:value-type="float">
            <text:p>-1.2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74" calcext:value-type="float">
            <text:p>1.874</text:p>
          </table:table-cell>
          <table:table-cell office:value-type="float" office:value="-13.42586669589" calcext:value-type="float">
            <text:p>-1.3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75" calcext:value-type="float">
            <text:p>1.875</text:p>
          </table:table-cell>
          <table:table-cell office:value-type="float" office:value="-13.763890643" calcext:value-type="float">
            <text:p>-1.38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76" calcext:value-type="float">
            <text:p>1.876</text:p>
          </table:table-cell>
          <table:table-cell office:value-type="float" office:value="-13.67099126897" calcext:value-type="float">
            <text:p>-1.3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77" calcext:value-type="float">
            <text:p>1.877</text:p>
          </table:table-cell>
          <table:table-cell office:value-type="float" office:value="-13.22392610914" calcext:value-type="float">
            <text:p>-1.32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78" calcext:value-type="float">
            <text:p>1.878</text:p>
          </table:table-cell>
          <table:table-cell office:value-type="float" office:value="-12.56254658596" calcext:value-type="float">
            <text:p>-1.2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79" calcext:value-type="float">
            <text:p>1.879</text:p>
          </table:table-cell>
          <table:table-cell office:value-type="float" office:value="-11.80659319532" calcext:value-type="float">
            <text:p>-1.18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8" calcext:value-type="float">
            <text:p>1.88</text:p>
          </table:table-cell>
          <table:table-cell office:value-type="float" office:value="-11.1286805242" calcext:value-type="float">
            <text:p>-1.11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81" calcext:value-type="float">
            <text:p>1.881</text:p>
          </table:table-cell>
          <table:table-cell office:value-type="float" office:value="-10.64168558038" calcext:value-type="float">
            <text:p>-1.0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82" calcext:value-type="float">
            <text:p>1.882</text:p>
          </table:table-cell>
          <table:table-cell office:value-type="float" office:value="-10.39358231228" calcext:value-type="float">
            <text:p>-1.0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83" calcext:value-type="float">
            <text:p>1.883</text:p>
          </table:table-cell>
          <table:table-cell office:value-type="float" office:value="-10.37817426165" calcext:value-type="float">
            <text:p>-1.0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84" calcext:value-type="float">
            <text:p>1.884</text:p>
          </table:table-cell>
          <table:table-cell office:value-type="float" office:value="-10.51131730993" calcext:value-type="float">
            <text:p>-1.0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85" calcext:value-type="float">
            <text:p>1.885</text:p>
          </table:table-cell>
          <table:table-cell office:value-type="float" office:value="-10.67311433132" calcext:value-type="float">
            <text:p>-1.0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86" calcext:value-type="float">
            <text:p>1.886</text:p>
          </table:table-cell>
          <table:table-cell office:value-type="float" office:value="-10.70325078921" calcext:value-type="float">
            <text:p>-1.0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87" calcext:value-type="float">
            <text:p>1.887</text:p>
          </table:table-cell>
          <table:table-cell office:value-type="float" office:value="-10.44517033941" calcext:value-type="float">
            <text:p>-1.0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88" calcext:value-type="float">
            <text:p>1.888</text:p>
          </table:table-cell>
          <table:table-cell office:value-type="float" office:value="-9.815059387663" calcext:value-type="float">
            <text:p>-9.8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89" calcext:value-type="float">
            <text:p>1.889</text:p>
          </table:table-cell>
          <table:table-cell office:value-type="float" office:value="-8.808148724828" calcext:value-type="float">
            <text:p>-8.8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9" calcext:value-type="float">
            <text:p>1.89</text:p>
          </table:table-cell>
          <table:table-cell office:value-type="float" office:value="-7.481012718706" calcext:value-type="float">
            <text:p>-7.4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91" calcext:value-type="float">
            <text:p>1.891</text:p>
          </table:table-cell>
          <table:table-cell office:value-type="float" office:value="-5.929415039916" calcext:value-type="float">
            <text:p>-5.9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92" calcext:value-type="float">
            <text:p>1.892</text:p>
          </table:table-cell>
          <table:table-cell office:value-type="float" office:value="-4.272914265287" calcext:value-type="float">
            <text:p>-4.2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93" calcext:value-type="float">
            <text:p>1.893</text:p>
          </table:table-cell>
          <table:table-cell office:value-type="float" office:value="-2.653994371648" calcext:value-type="float">
            <text:p>-2.6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94" calcext:value-type="float">
            <text:p>1.894</text:p>
          </table:table-cell>
          <table:table-cell office:value-type="float" office:value="-1.199979150249" calcext:value-type="float">
            <text:p>-1.2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95" calcext:value-type="float">
            <text:p>1.895</text:p>
          </table:table-cell>
          <table:table-cell office:value-type="float" office:value="-0.01426274636936" calcext:value-type="float">
            <text:p>-1.43E-02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96" calcext:value-type="float">
            <text:p>1.896</text:p>
          </table:table-cell>
          <table:table-cell office:value-type="float" office:value="0.874121641386" calcext:value-type="float">
            <text:p>8.74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97" calcext:value-type="float">
            <text:p>1.897</text:p>
          </table:table-cell>
          <table:table-cell office:value-type="float" office:value="1.485215583538" calcext:value-type="float">
            <text:p>1.4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98" calcext:value-type="float">
            <text:p>1.898</text:p>
          </table:table-cell>
          <table:table-cell office:value-type="float" office:value="1.869176032025" calcext:value-type="float">
            <text:p>1.8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99" calcext:value-type="float">
            <text:p>1.899</text:p>
          </table:table-cell>
          <table:table-cell office:value-type="float" office:value="2.138637681326" calcext:value-type="float">
            <text:p>2.1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" calcext:value-type="float">
            <text:p>1.9</text:p>
          </table:table-cell>
          <table:table-cell office:value-type="float" office:value="2.397778459636" calcext:value-type="float">
            <text:p>2.4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01" calcext:value-type="float">
            <text:p>1.901</text:p>
          </table:table-cell>
          <table:table-cell office:value-type="float" office:value="2.777370716283" calcext:value-type="float">
            <text:p>2.7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02" calcext:value-type="float">
            <text:p>1.902</text:p>
          </table:table-cell>
          <table:table-cell office:value-type="float" office:value="3.394821484699" calcext:value-type="float">
            <text:p>3.3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03" calcext:value-type="float">
            <text:p>1.903</text:p>
          </table:table-cell>
          <table:table-cell office:value-type="float" office:value="4.283363244076" calcext:value-type="float">
            <text:p>4.2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04" calcext:value-type="float">
            <text:p>1.904</text:p>
          </table:table-cell>
          <table:table-cell office:value-type="float" office:value="5.514882816383" calcext:value-type="float">
            <text:p>5.5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05" calcext:value-type="float">
            <text:p>1.905</text:p>
          </table:table-cell>
          <table:table-cell office:value-type="float" office:value="7.011801963801" calcext:value-type="float">
            <text:p>7.0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06" calcext:value-type="float">
            <text:p>1.906</text:p>
          </table:table-cell>
          <table:table-cell office:value-type="float" office:value="8.685705610322" calcext:value-type="float">
            <text:p>8.6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07" calcext:value-type="float">
            <text:p>1.907</text:p>
          </table:table-cell>
          <table:table-cell office:value-type="float" office:value="10.34092323151" calcext:value-type="float">
            <text:p>1.03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08" calcext:value-type="float">
            <text:p>1.908</text:p>
          </table:table-cell>
          <table:table-cell office:value-type="float" office:value="11.79761102225" calcext:value-type="float">
            <text:p>1.18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09" calcext:value-type="float">
            <text:p>1.909</text:p>
          </table:table-cell>
          <table:table-cell office:value-type="float" office:value="12.89768597039" calcext:value-type="float">
            <text:p>1.29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1" calcext:value-type="float">
            <text:p>1.91</text:p>
          </table:table-cell>
          <table:table-cell office:value-type="float" office:value="13.56375192109" calcext:value-type="float">
            <text:p>1.3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11" calcext:value-type="float">
            <text:p>1.911</text:p>
          </table:table-cell>
          <table:table-cell office:value-type="float" office:value="13.76578599793" calcext:value-type="float">
            <text:p>1.38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12" calcext:value-type="float">
            <text:p>1.912</text:p>
          </table:table-cell>
          <table:table-cell office:value-type="float" office:value="13.57128356233" calcext:value-type="float">
            <text:p>1.3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13" calcext:value-type="float">
            <text:p>1.913</text:p>
          </table:table-cell>
          <table:table-cell office:value-type="float" office:value="13.05571264663" calcext:value-type="float">
            <text:p>1.31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14" calcext:value-type="float">
            <text:p>1.914</text:p>
          </table:table-cell>
          <table:table-cell office:value-type="float" office:value="12.34762872516" calcext:value-type="float">
            <text:p>1.23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15" calcext:value-type="float">
            <text:p>1.915</text:p>
          </table:table-cell>
          <table:table-cell office:value-type="float" office:value="11.60599992574" calcext:value-type="float">
            <text:p>1.1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16" calcext:value-type="float">
            <text:p>1.916</text:p>
          </table:table-cell>
          <table:table-cell office:value-type="float" office:value="10.97815783906" calcext:value-type="float">
            <text:p>1.10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17" calcext:value-type="float">
            <text:p>1.917</text:p>
          </table:table-cell>
          <table:table-cell office:value-type="float" office:value="10.55575621806" calcext:value-type="float">
            <text:p>1.0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18" calcext:value-type="float">
            <text:p>1.918</text:p>
          </table:table-cell>
          <table:table-cell office:value-type="float" office:value="10.38388938817" calcext:value-type="float">
            <text:p>1.0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19" calcext:value-type="float">
            <text:p>1.919</text:p>
          </table:table-cell>
          <table:table-cell office:value-type="float" office:value="10.41480220027" calcext:value-type="float">
            <text:p>1.0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2" calcext:value-type="float">
            <text:p>1.92</text:p>
          </table:table-cell>
          <table:table-cell office:value-type="float" office:value="10.56998744308" calcext:value-type="float">
            <text:p>1.0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21" calcext:value-type="float">
            <text:p>1.921</text:p>
          </table:table-cell>
          <table:table-cell office:value-type="float" office:value="10.70175252204" calcext:value-type="float">
            <text:p>1.0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22" calcext:value-type="float">
            <text:p>1.922</text:p>
          </table:table-cell>
          <table:table-cell office:value-type="float" office:value="10.66165002759" calcext:value-type="float">
            <text:p>1.0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23" calcext:value-type="float">
            <text:p>1.923</text:p>
          </table:table-cell>
          <table:table-cell office:value-type="float" office:value="10.29661224807" calcext:value-type="float">
            <text:p>1.03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24" calcext:value-type="float">
            <text:p>1.924</text:p>
          </table:table-cell>
          <table:table-cell office:value-type="float" office:value="9.554615232986" calcext:value-type="float">
            <text:p>9.5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25" calcext:value-type="float">
            <text:p>1.925</text:p>
          </table:table-cell>
          <table:table-cell office:value-type="float" office:value="8.444258346517" calcext:value-type="float">
            <text:p>8.4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26" calcext:value-type="float">
            <text:p>1.926</text:p>
          </table:table-cell>
          <table:table-cell office:value-type="float" office:value="7.050291955286" calcext:value-type="float">
            <text:p>7.0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27" calcext:value-type="float">
            <text:p>1.927</text:p>
          </table:table-cell>
          <table:table-cell office:value-type="float" office:value="5.454291117142" calcext:value-type="float">
            <text:p>5.4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28" calcext:value-type="float">
            <text:p>1.928</text:p>
          </table:table-cell>
          <table:table-cell office:value-type="float" office:value="3.799485597007" calcext:value-type="float">
            <text:p>3.8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29" calcext:value-type="float">
            <text:p>1.929</text:p>
          </table:table-cell>
          <table:table-cell office:value-type="float" office:value="2.21897458739" calcext:value-type="float">
            <text:p>2.2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3" calcext:value-type="float">
            <text:p>1.93</text:p>
          </table:table-cell>
          <table:table-cell office:value-type="float" office:value="0.8397700801239" calcext:value-type="float">
            <text:p>8.40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31" calcext:value-type="float">
            <text:p>1.931</text:p>
          </table:table-cell>
          <table:table-cell office:value-type="float" office:value="-0.2605135406726" calcext:value-type="float">
            <text:p>-2.61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32" calcext:value-type="float">
            <text:p>1.932</text:p>
          </table:table-cell>
          <table:table-cell office:value-type="float" office:value="-1.066696052369" calcext:value-type="float">
            <text:p>-1.0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33" calcext:value-type="float">
            <text:p>1.933</text:p>
          </table:table-cell>
          <table:table-cell office:value-type="float" office:value="-1.605138196722" calcext:value-type="float">
            <text:p>-1.6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34" calcext:value-type="float">
            <text:p>1.934</text:p>
          </table:table-cell>
          <table:table-cell office:value-type="float" office:value="-1.942818504773" calcext:value-type="float">
            <text:p>-1.9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35" calcext:value-type="float">
            <text:p>1.935</text:p>
          </table:table-cell>
          <table:table-cell office:value-type="float" office:value="-2.205779010386" calcext:value-type="float">
            <text:p>-2.2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36" calcext:value-type="float">
            <text:p>1.936</text:p>
          </table:table-cell>
          <table:table-cell office:value-type="float" office:value="-2.492330783721" calcext:value-type="float">
            <text:p>-2.4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37" calcext:value-type="float">
            <text:p>1.937</text:p>
          </table:table-cell>
          <table:table-cell office:value-type="float" office:value="-2.930148760826" calcext:value-type="float">
            <text:p>-2.9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38" calcext:value-type="float">
            <text:p>1.938</text:p>
          </table:table-cell>
          <table:table-cell office:value-type="float" office:value="-3.628462182888" calcext:value-type="float">
            <text:p>-3.6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39" calcext:value-type="float">
            <text:p>1.939</text:p>
          </table:table-cell>
          <table:table-cell office:value-type="float" office:value="-4.61089571281" calcext:value-type="float">
            <text:p>-4.6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4" calcext:value-type="float">
            <text:p>1.94</text:p>
          </table:table-cell>
          <table:table-cell office:value-type="float" office:value="-5.920379239906" calcext:value-type="float">
            <text:p>-5.9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41" calcext:value-type="float">
            <text:p>1.941</text:p>
          </table:table-cell>
          <table:table-cell office:value-type="float" office:value="-7.478717944985" calcext:value-type="float">
            <text:p>-7.4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42" calcext:value-type="float">
            <text:p>1.942</text:p>
          </table:table-cell>
          <table:table-cell office:value-type="float" office:value="-9.165856825682" calcext:value-type="float">
            <text:p>-9.1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43" calcext:value-type="float">
            <text:p>1.943</text:p>
          </table:table-cell>
          <table:table-cell office:value-type="float" office:value="-10.77707301849" calcext:value-type="float">
            <text:p>-1.08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44" calcext:value-type="float">
            <text:p>1.944</text:p>
          </table:table-cell>
          <table:table-cell office:value-type="float" office:value="-12.14986408182" calcext:value-type="float">
            <text:p>-1.21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45" calcext:value-type="float">
            <text:p>1.945</text:p>
          </table:table-cell>
          <table:table-cell office:value-type="float" office:value="-13.12910368052" calcext:value-type="float">
            <text:p>-1.31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46" calcext:value-type="float">
            <text:p>1.946</text:p>
          </table:table-cell>
          <table:table-cell office:value-type="float" office:value="-13.65103436695" calcext:value-type="float">
            <text:p>-1.3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47" calcext:value-type="float">
            <text:p>1.947</text:p>
          </table:table-cell>
          <table:table-cell office:value-type="float" office:value="-13.73990677688" calcext:value-type="float">
            <text:p>-1.3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48" calcext:value-type="float">
            <text:p>1.948</text:p>
          </table:table-cell>
          <table:table-cell office:value-type="float" office:value="-13.43165282361" calcext:value-type="float">
            <text:p>-1.3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49" calcext:value-type="float">
            <text:p>1.949</text:p>
          </table:table-cell>
          <table:table-cell office:value-type="float" office:value="-12.86112883962" calcext:value-type="float">
            <text:p>-1.29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5" calcext:value-type="float">
            <text:p>1.95</text:p>
          </table:table-cell>
          <table:table-cell office:value-type="float" office:value="-12.13399191676" calcext:value-type="float">
            <text:p>-1.21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51" calcext:value-type="float">
            <text:p>1.951</text:p>
          </table:table-cell>
          <table:table-cell office:value-type="float" office:value="-11.41851472711" calcext:value-type="float">
            <text:p>-1.1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52" calcext:value-type="float">
            <text:p>1.952</text:p>
          </table:table-cell>
          <table:table-cell office:value-type="float" office:value="-10.84450686651" calcext:value-type="float">
            <text:p>-1.08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53" calcext:value-type="float">
            <text:p>1.953</text:p>
          </table:table-cell>
          <table:table-cell office:value-type="float" office:value="-10.48768019831" calcext:value-type="float">
            <text:p>-1.0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54" calcext:value-type="float">
            <text:p>1.954</text:p>
          </table:table-cell>
          <table:table-cell office:value-type="float" office:value="-10.38140236034" calcext:value-type="float">
            <text:p>-1.0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55" calcext:value-type="float">
            <text:p>1.955</text:p>
          </table:table-cell>
          <table:table-cell office:value-type="float" office:value="-10.45563388739" calcext:value-type="float">
            <text:p>-1.0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56" calcext:value-type="float">
            <text:p>1.956</text:p>
          </table:table-cell>
          <table:table-cell office:value-type="float" office:value="-10.61286617125" calcext:value-type="float">
            <text:p>-1.0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57" calcext:value-type="float">
            <text:p>1.957</text:p>
          </table:table-cell>
          <table:table-cell office:value-type="float" office:value="-10.71366553056" calcext:value-type="float">
            <text:p>-1.0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58" calcext:value-type="float">
            <text:p>1.958</text:p>
          </table:table-cell>
          <table:table-cell office:value-type="float" office:value="-10.58307055501" calcext:value-type="float">
            <text:p>-1.0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59" calcext:value-type="float">
            <text:p>1.959</text:p>
          </table:table-cell>
          <table:table-cell office:value-type="float" office:value="-10.11675483465" calcext:value-type="float">
            <text:p>-1.01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6" calcext:value-type="float">
            <text:p>1.96</text:p>
          </table:table-cell>
          <table:table-cell office:value-type="float" office:value="-9.264039435531" calcext:value-type="float">
            <text:p>-9.2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61" calcext:value-type="float">
            <text:p>1.961</text:p>
          </table:table-cell>
          <table:table-cell office:value-type="float" office:value="-8.065143801887" calcext:value-type="float">
            <text:p>-8.0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62" calcext:value-type="float">
            <text:p>1.962</text:p>
          </table:table-cell>
          <table:table-cell office:value-type="float" office:value="-6.604427428326" calcext:value-type="float">
            <text:p>-6.6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63" calcext:value-type="float">
            <text:p>1.963</text:p>
          </table:table-cell>
          <table:table-cell office:value-type="float" office:value="-4.982429317085" calcext:value-type="float">
            <text:p>-4.9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64" calcext:value-type="float">
            <text:p>1.964</text:p>
          </table:table-cell>
          <table:table-cell office:value-type="float" office:value="-3.33868020246" calcext:value-type="float">
            <text:p>-3.3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65" calcext:value-type="float">
            <text:p>1.965</text:p>
          </table:table-cell>
          <table:table-cell office:value-type="float" office:value="-1.808397688767" calcext:value-type="float">
            <text:p>-1.8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66" calcext:value-type="float">
            <text:p>1.966</text:p>
          </table:table-cell>
          <table:table-cell office:value-type="float" office:value="-0.5049448397803" calcext:value-type="float">
            <text:p>-5.05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67" calcext:value-type="float">
            <text:p>1.967</text:p>
          </table:table-cell>
          <table:table-cell office:value-type="float" office:value="0.511045268395" calcext:value-type="float">
            <text:p>5.11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68" calcext:value-type="float">
            <text:p>1.968</text:p>
          </table:table-cell>
          <table:table-cell office:value-type="float" office:value="1.236859153374" calcext:value-type="float">
            <text:p>1.2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69" calcext:value-type="float">
            <text:p>1.969</text:p>
          </table:table-cell>
          <table:table-cell office:value-type="float" office:value="1.716523686938" calcext:value-type="float">
            <text:p>1.7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7" calcext:value-type="float">
            <text:p>1.97</text:p>
          </table:table-cell>
          <table:table-cell office:value-type="float" office:value="2.026552650516" calcext:value-type="float">
            <text:p>2.0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71" calcext:value-type="float">
            <text:p>1.971</text:p>
          </table:table-cell>
          <table:table-cell office:value-type="float" office:value="2.288822406931" calcext:value-type="float">
            <text:p>2.2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72" calcext:value-type="float">
            <text:p>1.972</text:p>
          </table:table-cell>
          <table:table-cell office:value-type="float" office:value="2.600943940577" calcext:value-type="float">
            <text:p>2.6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73" calcext:value-type="float">
            <text:p>1.973</text:p>
          </table:table-cell>
          <table:table-cell office:value-type="float" office:value="3.10847408175" calcext:value-type="float">
            <text:p>3.1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74" calcext:value-type="float">
            <text:p>1.974</text:p>
          </table:table-cell>
          <table:table-cell office:value-type="float" office:value="3.877387098594" calcext:value-type="float">
            <text:p>3.8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75" calcext:value-type="float">
            <text:p>1.975</text:p>
          </table:table-cell>
          <table:table-cell office:value-type="float" office:value="4.967683317403" calcext:value-type="float">
            <text:p>4.9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76" calcext:value-type="float">
            <text:p>1.976</text:p>
          </table:table-cell>
          <table:table-cell office:value-type="float" office:value="6.348501138892" calcext:value-type="float">
            <text:p>6.3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77" calcext:value-type="float">
            <text:p>1.977</text:p>
          </table:table-cell>
          <table:table-cell office:value-type="float" office:value="7.953523240964" calcext:value-type="float">
            <text:p>7.9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78" calcext:value-type="float">
            <text:p>1.978</text:p>
          </table:table-cell>
          <table:table-cell office:value-type="float" office:value="9.638874460613" calcext:value-type="float">
            <text:p>9.6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79" calcext:value-type="float">
            <text:p>1.979</text:p>
          </table:table-cell>
          <table:table-cell office:value-type="float" office:value="11.19755774077" calcext:value-type="float">
            <text:p>1.12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8" calcext:value-type="float">
            <text:p>1.98</text:p>
          </table:table-cell>
          <table:table-cell office:value-type="float" office:value="12.455160788" calcext:value-type="float">
            <text:p>1.2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81" calcext:value-type="float">
            <text:p>1.981</text:p>
          </table:table-cell>
          <table:table-cell office:value-type="float" office:value="13.31256253632" calcext:value-type="float">
            <text:p>1.33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82" calcext:value-type="float">
            <text:p>1.982</text:p>
          </table:table-cell>
          <table:table-cell office:value-type="float" office:value="13.71360683103" calcext:value-type="float">
            <text:p>1.3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83" calcext:value-type="float">
            <text:p>1.983</text:p>
          </table:table-cell>
          <table:table-cell office:value-type="float" office:value="13.68633804283" calcext:value-type="float">
            <text:p>1.3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84" calcext:value-type="float">
            <text:p>1.984</text:p>
          </table:table-cell>
          <table:table-cell office:value-type="float" office:value="13.29390763417" calcext:value-type="float">
            <text:p>1.33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85" calcext:value-type="float">
            <text:p>1.985</text:p>
          </table:table-cell>
          <table:table-cell office:value-type="float" office:value="12.66733230602" calcext:value-type="float">
            <text:p>1.2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86" calcext:value-type="float">
            <text:p>1.986</text:p>
          </table:table-cell>
          <table:table-cell office:value-type="float" office:value="11.93146510819" calcext:value-type="float">
            <text:p>1.19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87" calcext:value-type="float">
            <text:p>1.987</text:p>
          </table:table-cell>
          <table:table-cell office:value-type="float" office:value="11.2434452019" calcext:value-type="float">
            <text:p>1.12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88" calcext:value-type="float">
            <text:p>1.988</text:p>
          </table:table-cell>
          <table:table-cell office:value-type="float" office:value="10.72623099239" calcext:value-type="float">
            <text:p>1.0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89" calcext:value-type="float">
            <text:p>1.989</text:p>
          </table:table-cell>
          <table:table-cell office:value-type="float" office:value="10.44440215921" calcext:value-type="float">
            <text:p>1.0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9" calcext:value-type="float">
            <text:p>1.99</text:p>
          </table:table-cell>
          <table:table-cell office:value-type="float" office:value="10.39126364821" calcext:value-type="float">
            <text:p>1.0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91" calcext:value-type="float">
            <text:p>1.991</text:p>
          </table:table-cell>
          <table:table-cell office:value-type="float" office:value="10.49693968995" calcext:value-type="float">
            <text:p>1.0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92" calcext:value-type="float">
            <text:p>1.992</text:p>
          </table:table-cell>
          <table:table-cell office:value-type="float" office:value="10.65181253865" calcext:value-type="float">
            <text:p>1.0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93" calcext:value-type="float">
            <text:p>1.993</text:p>
          </table:table-cell>
          <table:table-cell office:value-type="float" office:value="10.69824380393" calcext:value-type="float">
            <text:p>1.0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94" calcext:value-type="float">
            <text:p>1.994</text:p>
          </table:table-cell>
          <table:table-cell office:value-type="float" office:value="10.47907194503" calcext:value-type="float">
            <text:p>1.0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95" calcext:value-type="float">
            <text:p>1.995</text:p>
          </table:table-cell>
          <table:table-cell office:value-type="float" office:value="9.900464670648" calcext:value-type="float">
            <text:p>9.9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96" calcext:value-type="float">
            <text:p>1.996</text:p>
          </table:table-cell>
          <table:table-cell office:value-type="float" office:value="8.948678963932" calcext:value-type="float">
            <text:p>8.9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97" calcext:value-type="float">
            <text:p>1.997</text:p>
          </table:table-cell>
          <table:table-cell office:value-type="float" office:value="7.667649960911" calcext:value-type="float">
            <text:p>7.6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98" calcext:value-type="float">
            <text:p>1.998</text:p>
          </table:table-cell>
          <table:table-cell office:value-type="float" office:value="6.15141315321" calcext:value-type="float">
            <text:p>6.1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99" calcext:value-type="float">
            <text:p>1.999</text:p>
          </table:table-cell>
          <table:table-cell office:value-type="float" office:value="4.513952474746" calcext:value-type="float">
            <text:p>4.5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2.891348465322" calcext:value-type="float">
            <text:p>2.8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01" calcext:value-type="float">
            <text:p>2.001</text:p>
          </table:table-cell>
          <table:table-cell office:value-type="float" office:value="1.414965305729" calcext:value-type="float">
            <text:p>1.4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02" calcext:value-type="float">
            <text:p>2.002</text:p>
          </table:table-cell>
          <table:table-cell office:value-type="float" office:value="0.1900112332774" calcext:value-type="float">
            <text:p>1.90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03" calcext:value-type="float">
            <text:p>2.003</text:p>
          </table:table-cell>
          <table:table-cell office:value-type="float" office:value="-0.7420471112669" calcext:value-type="float">
            <text:p>-7.42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04" calcext:value-type="float">
            <text:p>2.004</text:p>
          </table:table-cell>
          <table:table-cell office:value-type="float" office:value="-1.391855705624" calcext:value-type="float">
            <text:p>-1.3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05" calcext:value-type="float">
            <text:p>2.005</text:p>
          </table:table-cell>
          <table:table-cell office:value-type="float" office:value="-1.818765250385" calcext:value-type="float">
            <text:p>-1.8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06" calcext:value-type="float">
            <text:p>2.006</text:p>
          </table:table-cell>
          <table:table-cell office:value-type="float" office:value="-2.099816605106" calcext:value-type="float">
            <text:p>-2.1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07" calcext:value-type="float">
            <text:p>2.007</text:p>
          </table:table-cell>
          <table:table-cell office:value-type="float" office:value="-2.368816080233" calcext:value-type="float">
            <text:p>-2.3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08" calcext:value-type="float">
            <text:p>2.008</text:p>
          </table:table-cell>
          <table:table-cell office:value-type="float" office:value="-2.731728576538" calcext:value-type="float">
            <text:p>-2.7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09" calcext:value-type="float">
            <text:p>2.009</text:p>
          </table:table-cell>
          <table:table-cell office:value-type="float" office:value="-3.305781950583" calcext:value-type="float">
            <text:p>-3.3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1" calcext:value-type="float">
            <text:p>2.01</text:p>
          </table:table-cell>
          <table:table-cell office:value-type="float" office:value="-4.163130556381" calcext:value-type="float">
            <text:p>-4.1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11" calcext:value-type="float">
            <text:p>2.011</text:p>
          </table:table-cell>
          <table:table-cell office:value-type="float" office:value="-5.339069420946" calcext:value-type="float">
            <text:p>-5.3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12" calcext:value-type="float">
            <text:p>2.012</text:p>
          </table:table-cell>
          <table:table-cell office:value-type="float" office:value="-6.781183611383" calcext:value-type="float">
            <text:p>-6.7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13" calcext:value-type="float">
            <text:p>2.013</text:p>
          </table:table-cell>
          <table:table-cell office:value-type="float" office:value="-8.42707515742" calcext:value-type="float">
            <text:p>-8.4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14" calcext:value-type="float">
            <text:p>2.014</text:p>
          </table:table-cell>
          <table:table-cell office:value-type="float" office:value="-10.09674202096" calcext:value-type="float">
            <text:p>-1.01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15" calcext:value-type="float">
            <text:p>2.015</text:p>
          </table:table-cell>
          <table:table-cell office:value-type="float" office:value="-11.58256386753" calcext:value-type="float">
            <text:p>-1.1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16" calcext:value-type="float">
            <text:p>2.016</text:p>
          </table:table-cell>
          <table:table-cell office:value-type="float" office:value="-12.73823059812" calcext:value-type="float">
            <text:p>-1.2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17" calcext:value-type="float">
            <text:p>2.017</text:p>
          </table:table-cell>
          <table:table-cell office:value-type="float" office:value="-13.46382406524" calcext:value-type="float">
            <text:p>-1.3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18" calcext:value-type="float">
            <text:p>2.018</text:p>
          </table:table-cell>
          <table:table-cell office:value-type="float" office:value="-13.74907568575" calcext:value-type="float">
            <text:p>-1.3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19" calcext:value-type="float">
            <text:p>2.019</text:p>
          </table:table-cell>
          <table:table-cell office:value-type="float" office:value="-13.60440475544" calcext:value-type="float">
            <text:p>-1.3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2" calcext:value-type="float">
            <text:p>2.02</text:p>
          </table:table-cell>
          <table:table-cell office:value-type="float" office:value="-13.13175079168" calcext:value-type="float">
            <text:p>-1.31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21" calcext:value-type="float">
            <text:p>2.021</text:p>
          </table:table-cell>
          <table:table-cell office:value-type="float" office:value="-12.46701281209" calcext:value-type="float">
            <text:p>-1.2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22" calcext:value-type="float">
            <text:p>2.022</text:p>
          </table:table-cell>
          <table:table-cell office:value-type="float" office:value="-11.72009800225" calcext:value-type="float">
            <text:p>-1.1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23" calcext:value-type="float">
            <text:p>2.023</text:p>
          </table:table-cell>
          <table:table-cell office:value-type="float" office:value="-11.08402553709" calcext:value-type="float">
            <text:p>-1.11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24" calcext:value-type="float">
            <text:p>2.024</text:p>
          </table:table-cell>
          <table:table-cell office:value-type="float" office:value="-10.62402760277" calcext:value-type="float">
            <text:p>-1.0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25" calcext:value-type="float">
            <text:p>2.025</text:p>
          </table:table-cell>
          <table:table-cell office:value-type="float" office:value="-10.41136794353" calcext:value-type="float">
            <text:p>-1.0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26" calcext:value-type="float">
            <text:p>2.026</text:p>
          </table:table-cell>
          <table:table-cell office:value-type="float" office:value="-10.407056626" calcext:value-type="float">
            <text:p>-1.0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27" calcext:value-type="float">
            <text:p>2.027</text:p>
          </table:table-cell>
          <table:table-cell office:value-type="float" office:value="-10.53969828828" calcext:value-type="float">
            <text:p>-1.0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28" calcext:value-type="float">
            <text:p>2.028</text:p>
          </table:table-cell>
          <table:table-cell office:value-type="float" office:value="-10.6765708986" calcext:value-type="float">
            <text:p>-1.0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29" calcext:value-type="float">
            <text:p>2.029</text:p>
          </table:table-cell>
          <table:table-cell office:value-type="float" office:value="-10.65593495263" calcext:value-type="float">
            <text:p>-1.0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3" calcext:value-type="float">
            <text:p>2.03</text:p>
          </table:table-cell>
          <table:table-cell office:value-type="float" office:value="-10.34319496443" calcext:value-type="float">
            <text:p>-1.03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31" calcext:value-type="float">
            <text:p>2.031</text:p>
          </table:table-cell>
          <table:table-cell office:value-type="float" office:value="-9.664717986033" calcext:value-type="float">
            <text:p>-9.6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32" calcext:value-type="float">
            <text:p>2.032</text:p>
          </table:table-cell>
          <table:table-cell office:value-type="float" office:value="-8.608330078629" calcext:value-type="float">
            <text:p>-8.6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33" calcext:value-type="float">
            <text:p>2.033</text:p>
          </table:table-cell>
          <table:table-cell office:value-type="float" office:value="-7.256627683265" calcext:value-type="float">
            <text:p>-7.2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34" calcext:value-type="float">
            <text:p>2.034</text:p>
          </table:table-cell>
          <table:table-cell office:value-type="float" office:value="-5.692782103902" calcext:value-type="float">
            <text:p>-5.6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35" calcext:value-type="float">
            <text:p>2.035</text:p>
          </table:table-cell>
          <table:table-cell office:value-type="float" office:value="-4.04969914701" calcext:value-type="float">
            <text:p>-4.0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36" calcext:value-type="float">
            <text:p>2.036</text:p>
          </table:table-cell>
          <table:table-cell office:value-type="float" office:value="-2.455973703186" calcext:value-type="float">
            <text:p>-2.4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37" calcext:value-type="float">
            <text:p>2.037</text:p>
          </table:table-cell>
          <table:table-cell office:value-type="float" office:value="-1.044085551476" calcext:value-type="float">
            <text:p>-1.0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38" calcext:value-type="float">
            <text:p>2.038</text:p>
          </table:table-cell>
          <table:table-cell office:value-type="float" office:value="0.09938391905684" calcext:value-type="float">
            <text:p>9.94E-02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39" calcext:value-type="float">
            <text:p>2.039</text:p>
          </table:table-cell>
          <table:table-cell office:value-type="float" office:value="0.9529138311611" calcext:value-type="float">
            <text:p>9.53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4" calcext:value-type="float">
            <text:p>2.04</text:p>
          </table:table-cell>
          <table:table-cell office:value-type="float" office:value="1.535784177894" calcext:value-type="float">
            <text:p>1.5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41" calcext:value-type="float">
            <text:p>2.041</text:p>
          </table:table-cell>
          <table:table-cell office:value-type="float" office:value="1.905599708137" calcext:value-type="float">
            <text:p>1.9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42" calcext:value-type="float">
            <text:p>2.042</text:p>
          </table:table-cell>
          <table:table-cell office:value-type="float" office:value="2.191813265288" calcext:value-type="float">
            <text:p>2.1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43" calcext:value-type="float">
            <text:p>2.043</text:p>
          </table:table-cell>
          <table:table-cell office:value-type="float" office:value="2.461736510009" calcext:value-type="float">
            <text:p>2.4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44" calcext:value-type="float">
            <text:p>2.044</text:p>
          </table:table-cell>
          <table:table-cell office:value-type="float" office:value="2.876184959151" calcext:value-type="float">
            <text:p>2.8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45" calcext:value-type="float">
            <text:p>2.045</text:p>
          </table:table-cell>
          <table:table-cell office:value-type="float" office:value="3.529985573091" calcext:value-type="float">
            <text:p>3.5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46" calcext:value-type="float">
            <text:p>2.046</text:p>
          </table:table-cell>
          <table:table-cell office:value-type="float" office:value="4.466563361019" calcext:value-type="float">
            <text:p>4.4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47" calcext:value-type="float">
            <text:p>2.047</text:p>
          </table:table-cell>
          <table:table-cell office:value-type="float" office:value="5.719042958415" calcext:value-type="float">
            <text:p>5.7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48" calcext:value-type="float">
            <text:p>2.048</text:p>
          </table:table-cell>
          <table:table-cell office:value-type="float" office:value="7.242762362532" calcext:value-type="float">
            <text:p>7.2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49" calcext:value-type="float">
            <text:p>2.049</text:p>
          </table:table-cell>
          <table:table-cell office:value-type="float" office:value="8.903095617746" calcext:value-type="float">
            <text:p>8.9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5" calcext:value-type="float">
            <text:p>2.05</text:p>
          </table:table-cell>
          <table:table-cell office:value-type="float" office:value="10.53841562348" calcext:value-type="float">
            <text:p>1.0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51" calcext:value-type="float">
            <text:p>2.051</text:p>
          </table:table-cell>
          <table:table-cell office:value-type="float" office:value="11.94864316248" calcext:value-type="float">
            <text:p>1.19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52" calcext:value-type="float">
            <text:p>2.052</text:p>
          </table:table-cell>
          <table:table-cell office:value-type="float" office:value="12.98756007134" calcext:value-type="float">
            <text:p>1.30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53" calcext:value-type="float">
            <text:p>2.053</text:p>
          </table:table-cell>
          <table:table-cell office:value-type="float" office:value="13.58503302519" calcext:value-type="float">
            <text:p>1.3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54" calcext:value-type="float">
            <text:p>2.054</text:p>
          </table:table-cell>
          <table:table-cell office:value-type="float" office:value="13.74258035163" calcext:value-type="float">
            <text:p>1.3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55" calcext:value-type="float">
            <text:p>2.055</text:p>
          </table:table-cell>
          <table:table-cell office:value-type="float" office:value="13.50207032369" calcext:value-type="float">
            <text:p>1.3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56" calcext:value-type="float">
            <text:p>2.056</text:p>
          </table:table-cell>
          <table:table-cell office:value-type="float" office:value="12.9693589868" calcext:value-type="float">
            <text:p>1.30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57" calcext:value-type="float">
            <text:p>2.057</text:p>
          </table:table-cell>
          <table:table-cell office:value-type="float" office:value="12.26438978823" calcext:value-type="float">
            <text:p>1.23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58" calcext:value-type="float">
            <text:p>2.058</text:p>
          </table:table-cell>
          <table:table-cell office:value-type="float" office:value="11.5353285817" calcext:value-type="float">
            <text:p>1.1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59" calcext:value-type="float">
            <text:p>2.059</text:p>
          </table:table-cell>
          <table:table-cell office:value-type="float" office:value="10.93483268633" calcext:value-type="float">
            <text:p>1.09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6" calcext:value-type="float">
            <text:p>2.06</text:p>
          </table:table-cell>
          <table:table-cell office:value-type="float" office:value="10.54279724676" calcext:value-type="float">
            <text:p>1.0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61" calcext:value-type="float">
            <text:p>2.061</text:p>
          </table:table-cell>
          <table:table-cell office:value-type="float" office:value="10.38855150322" calcext:value-type="float">
            <text:p>1.0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62" calcext:value-type="float">
            <text:p>2.062</text:p>
          </table:table-cell>
          <table:table-cell office:value-type="float" office:value="10.43646921882" calcext:value-type="float">
            <text:p>1.0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63" calcext:value-type="float">
            <text:p>2.063</text:p>
          </table:table-cell>
          <table:table-cell office:value-type="float" office:value="10.5756540872" calcext:value-type="float">
            <text:p>1.0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64" calcext:value-type="float">
            <text:p>2.064</text:p>
          </table:table-cell>
          <table:table-cell office:value-type="float" office:value="10.69058467277" calcext:value-type="float">
            <text:p>1.0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65" calcext:value-type="float">
            <text:p>2.065</text:p>
          </table:table-cell>
          <table:table-cell office:value-type="float" office:value="10.59906827975" calcext:value-type="float">
            <text:p>1.0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66" calcext:value-type="float">
            <text:p>2.066</text:p>
          </table:table-cell>
          <table:table-cell office:value-type="float" office:value="10.18605839598" calcext:value-type="float">
            <text:p>1.02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67" calcext:value-type="float">
            <text:p>2.067</text:p>
          </table:table-cell>
          <table:table-cell office:value-type="float" office:value="9.392999673244" calcext:value-type="float">
            <text:p>9.3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68" calcext:value-type="float">
            <text:p>2.068</text:p>
          </table:table-cell>
          <table:table-cell office:value-type="float" office:value="8.251379770142" calcext:value-type="float">
            <text:p>8.2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69" calcext:value-type="float">
            <text:p>2.069</text:p>
          </table:table-cell>
          <table:table-cell office:value-type="float" office:value="6.827260190058" calcext:value-type="float">
            <text:p>6.8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7" calcext:value-type="float">
            <text:p>2.07</text:p>
          </table:table-cell>
          <table:table-cell office:value-type="float" office:value="5.232090266545" calcext:value-type="float">
            <text:p>5.2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71" calcext:value-type="float">
            <text:p>2.071</text:p>
          </table:table-cell>
          <table:table-cell office:value-type="float" office:value="3.587147818485" calcext:value-type="float">
            <text:p>3.5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72" calcext:value-type="float">
            <text:p>2.072</text:p>
          </table:table-cell>
          <table:table-cell office:value-type="float" office:value="2.03455375517" calcext:value-type="float">
            <text:p>2.0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73" calcext:value-type="float">
            <text:p>2.073</text:p>
          </table:table-cell>
          <table:table-cell office:value-type="float" office:value="0.689850498746" calcext:value-type="float">
            <text:p>6.90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74" calcext:value-type="float">
            <text:p>2.074</text:p>
          </table:table-cell>
          <table:table-cell office:value-type="float" office:value="-0.3740099996058" calcext:value-type="float">
            <text:p>-3.74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75" calcext:value-type="float">
            <text:p>2.075</text:p>
          </table:table-cell>
          <table:table-cell office:value-type="float" office:value="-1.146170394785" calcext:value-type="float">
            <text:p>-1.1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76" calcext:value-type="float">
            <text:p>2.076</text:p>
          </table:table-cell>
          <table:table-cell office:value-type="float" office:value="-1.661583228267" calcext:value-type="float">
            <text:p>-1.6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77" calcext:value-type="float">
            <text:p>2.077</text:p>
          </table:table-cell>
          <table:table-cell office:value-type="float" office:value="-2.003983034175" calcext:value-type="float">
            <text:p>-2.0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78" calcext:value-type="float">
            <text:p>2.078</text:p>
          </table:table-cell>
          <table:table-cell office:value-type="float" office:value="-2.256906104571" calcext:value-type="float">
            <text:p>-2.2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79" calcext:value-type="float">
            <text:p>2.079</text:p>
          </table:table-cell>
          <table:table-cell office:value-type="float" office:value="-2.566306593068" calcext:value-type="float">
            <text:p>-2.5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8" calcext:value-type="float">
            <text:p>2.08</text:p>
          </table:table-cell>
          <table:table-cell office:value-type="float" office:value="-3.030589519446" calcext:value-type="float">
            <text:p>-3.0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81" calcext:value-type="float">
            <text:p>2.081</text:p>
          </table:table-cell>
          <table:table-cell office:value-type="float" office:value="-3.762614873529" calcext:value-type="float">
            <text:p>-3.7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82" calcext:value-type="float">
            <text:p>2.082</text:p>
          </table:table-cell>
          <table:table-cell office:value-type="float" office:value="-4.790183592408" calcext:value-type="float">
            <text:p>-4.7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83" calcext:value-type="float">
            <text:p>2.083</text:p>
          </table:table-cell>
          <table:table-cell office:value-type="float" office:value="-6.131502578573" calcext:value-type="float">
            <text:p>-6.1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84" calcext:value-type="float">
            <text:p>2.084</text:p>
          </table:table-cell>
          <table:table-cell office:value-type="float" office:value="-7.705733092004" calcext:value-type="float">
            <text:p>-7.7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85" calcext:value-type="float">
            <text:p>2.085</text:p>
          </table:table-cell>
          <table:table-cell office:value-type="float" office:value="-9.380789462883" calcext:value-type="float">
            <text:p>-9.3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86" calcext:value-type="float">
            <text:p>2.086</text:p>
          </table:table-cell>
          <table:table-cell office:value-type="float" office:value="-10.96493079516" calcext:value-type="float">
            <text:p>-1.10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87" calcext:value-type="float">
            <text:p>2.087</text:p>
          </table:table-cell>
          <table:table-cell office:value-type="float" office:value="-12.28049123474" calcext:value-type="float">
            <text:p>-1.23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88" calcext:value-type="float">
            <text:p>2.088</text:p>
          </table:table-cell>
          <table:table-cell office:value-type="float" office:value="-13.20702506465" calcext:value-type="float">
            <text:p>-1.32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89" calcext:value-type="float">
            <text:p>2.089</text:p>
          </table:table-cell>
          <table:table-cell office:value-type="float" office:value="-13.67947410318" calcext:value-type="float">
            <text:p>-1.3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9" calcext:value-type="float">
            <text:p>2.09</text:p>
          </table:table-cell>
          <table:table-cell office:value-type="float" office:value="-13.71835716979" calcext:value-type="float">
            <text:p>-1.3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91" calcext:value-type="float">
            <text:p>2.091</text:p>
          </table:table-cell>
          <table:table-cell office:value-type="float" office:value="-13.38114301341" calcext:value-type="float">
            <text:p>-1.3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92" calcext:value-type="float">
            <text:p>2.092</text:p>
          </table:table-cell>
          <table:table-cell office:value-type="float" office:value="-12.78375149705" calcext:value-type="float">
            <text:p>-1.28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93" calcext:value-type="float">
            <text:p>2.093</text:p>
          </table:table-cell>
          <table:table-cell office:value-type="float" office:value="-12.05169663255" calcext:value-type="float">
            <text:p>-1.21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94" calcext:value-type="float">
            <text:p>2.094</text:p>
          </table:table-cell>
          <table:table-cell office:value-type="float" office:value="-11.34691171257" calcext:value-type="float">
            <text:p>-1.13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95" calcext:value-type="float">
            <text:p>2.095</text:p>
          </table:table-cell>
          <table:table-cell office:value-type="float" office:value="-10.79538776387" calcext:value-type="float">
            <text:p>-1.08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96" calcext:value-type="float">
            <text:p>2.096</text:p>
          </table:table-cell>
          <table:table-cell office:value-type="float" office:value="-10.47032082468" calcext:value-type="float">
            <text:p>-1.0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97" calcext:value-type="float">
            <text:p>2.097</text:p>
          </table:table-cell>
          <table:table-cell office:value-type="float" office:value="-10.37973381094" calcext:value-type="float">
            <text:p>-1.0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98" calcext:value-type="float">
            <text:p>2.098</text:p>
          </table:table-cell>
          <table:table-cell office:value-type="float" office:value="-10.46137712617" calcext:value-type="float">
            <text:p>-1.0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99" calcext:value-type="float">
            <text:p>2.099</text:p>
          </table:table-cell>
          <table:table-cell office:value-type="float" office:value="-10.60920242546" calcext:value-type="float">
            <text:p>-1.0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" calcext:value-type="float">
            <text:p>2.1</text:p>
          </table:table-cell>
          <table:table-cell office:value-type="float" office:value="-10.68050633497" calcext:value-type="float">
            <text:p>-1.0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01" calcext:value-type="float">
            <text:p>2.101</text:p>
          </table:table-cell>
          <table:table-cell office:value-type="float" office:value="-10.51512551822" calcext:value-type="float">
            <text:p>-1.0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02" calcext:value-type="float">
            <text:p>2.102</text:p>
          </table:table-cell>
          <table:table-cell office:value-type="float" office:value="-10.00192371517" calcext:value-type="float">
            <text:p>-1.00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03" calcext:value-type="float">
            <text:p>2.103</text:p>
          </table:table-cell>
          <table:table-cell office:value-type="float" office:value="-9.10472196167" calcext:value-type="float">
            <text:p>-9.1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04" calcext:value-type="float">
            <text:p>2.104</text:p>
          </table:table-cell>
          <table:table-cell office:value-type="float" office:value="-7.871959655155" calcext:value-type="float">
            <text:p>-7.8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05" calcext:value-type="float">
            <text:p>2.105</text:p>
          </table:table-cell>
          <table:table-cell office:value-type="float" office:value="-6.391484950182" calcext:value-type="float">
            <text:p>-6.3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06" calcext:value-type="float">
            <text:p>2.106</text:p>
          </table:table-cell>
          <table:table-cell office:value-type="float" office:value="-4.764982968219" calcext:value-type="float">
            <text:p>-4.7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07" calcext:value-type="float">
            <text:p>2.107</text:p>
          </table:table-cell>
          <table:table-cell office:value-type="float" office:value="-3.134899456973" calcext:value-type="float">
            <text:p>-3.1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08" calcext:value-type="float">
            <text:p>2.108</text:p>
          </table:table-cell>
          <table:table-cell office:value-type="float" office:value="-1.627546891829" calcext:value-type="float">
            <text:p>-1.6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09" calcext:value-type="float">
            <text:p>2.109</text:p>
          </table:table-cell>
          <table:table-cell office:value-type="float" office:value="-0.3558290874258" calcext:value-type="float">
            <text:p>-3.56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1" calcext:value-type="float">
            <text:p>2.11</text:p>
          </table:table-cell>
          <table:table-cell office:value-type="float" office:value="0.6242328432447" calcext:value-type="float">
            <text:p>6.24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11" calcext:value-type="float">
            <text:p>2.111</text:p>
          </table:table-cell>
          <table:table-cell office:value-type="float" office:value="1.320778640498" calcext:value-type="float">
            <text:p>1.3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12" calcext:value-type="float">
            <text:p>2.112</text:p>
          </table:table-cell>
          <table:table-cell office:value-type="float" office:value="1.777223665495" calcext:value-type="float">
            <text:p>1.7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13" calcext:value-type="float">
            <text:p>2.113</text:p>
          </table:table-cell>
          <table:table-cell office:value-type="float" office:value="2.082153118739" calcext:value-type="float">
            <text:p>2.0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14" calcext:value-type="float">
            <text:p>2.114</text:p>
          </table:table-cell>
          <table:table-cell office:value-type="float" office:value="2.344672676991" calcext:value-type="float">
            <text:p>2.3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15" calcext:value-type="float">
            <text:p>2.115</text:p>
          </table:table-cell>
          <table:table-cell office:value-type="float" office:value="2.678954740481" calcext:value-type="float">
            <text:p>2.6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16" calcext:value-type="float">
            <text:p>2.116</text:p>
          </table:table-cell>
          <table:table-cell office:value-type="float" office:value="3.215998802762" calcext:value-type="float">
            <text:p>3.2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17" calcext:value-type="float">
            <text:p>2.117</text:p>
          </table:table-cell>
          <table:table-cell office:value-type="float" office:value="4.024395968303" calcext:value-type="float">
            <text:p>4.0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18" calcext:value-type="float">
            <text:p>2.118</text:p>
          </table:table-cell>
          <table:table-cell office:value-type="float" office:value="5.143380097631" calcext:value-type="float">
            <text:p>5.1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19" calcext:value-type="float">
            <text:p>2.119</text:p>
          </table:table-cell>
          <table:table-cell office:value-type="float" office:value="6.553452361484" calcext:value-type="float">
            <text:p>6.5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2" calcext:value-type="float">
            <text:p>2.12</text:p>
          </table:table-cell>
          <table:table-cell office:value-type="float" office:value="8.18069419106" calcext:value-type="float">
            <text:p>8.1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21" calcext:value-type="float">
            <text:p>2.121</text:p>
          </table:table-cell>
          <table:table-cell office:value-type="float" office:value="9.841486217097" calcext:value-type="float">
            <text:p>9.8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22" calcext:value-type="float">
            <text:p>2.122</text:p>
          </table:table-cell>
          <table:table-cell office:value-type="float" office:value="11.36952267429" calcext:value-type="float">
            <text:p>1.1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23" calcext:value-type="float">
            <text:p>2.123</text:p>
          </table:table-cell>
          <table:table-cell office:value-type="float" office:value="12.59177788044" calcext:value-type="float">
            <text:p>1.2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24" calcext:value-type="float">
            <text:p>2.124</text:p>
          </table:table-cell>
          <table:table-cell office:value-type="float" office:value="13.39522074121" calcext:value-type="float">
            <text:p>1.3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25" calcext:value-type="float">
            <text:p>2.125</text:p>
          </table:table-cell>
          <table:table-cell office:value-type="float" office:value="13.7370962599" calcext:value-type="float">
            <text:p>1.3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26" calcext:value-type="float">
            <text:p>2.126</text:p>
          </table:table-cell>
          <table:table-cell office:value-type="float" office:value="13.66037175716" calcext:value-type="float">
            <text:p>1.3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27" calcext:value-type="float">
            <text:p>2.127</text:p>
          </table:table-cell>
          <table:table-cell office:value-type="float" office:value="13.24507337344" calcext:value-type="float">
            <text:p>1.32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28" calcext:value-type="float">
            <text:p>2.128</text:p>
          </table:table-cell>
          <table:table-cell office:value-type="float" office:value="12.58182083038" calcext:value-type="float">
            <text:p>1.2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29" calcext:value-type="float">
            <text:p>2.129</text:p>
          </table:table-cell>
          <table:table-cell office:value-type="float" office:value="11.85489861558" calcext:value-type="float">
            <text:p>1.19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3" calcext:value-type="float">
            <text:p>2.13</text:p>
          </table:table-cell>
          <table:table-cell office:value-type="float" office:value="11.16955079925" calcext:value-type="float">
            <text:p>1.12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31" calcext:value-type="float">
            <text:p>2.131</text:p>
          </table:table-cell>
          <table:table-cell office:value-type="float" office:value="10.67638421857" calcext:value-type="float">
            <text:p>1.0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32" calcext:value-type="float">
            <text:p>2.132</text:p>
          </table:table-cell>
          <table:table-cell office:value-type="float" office:value="10.41814172107" calcext:value-type="float">
            <text:p>1.0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33" calcext:value-type="float">
            <text:p>2.133</text:p>
          </table:table-cell>
          <table:table-cell office:value-type="float" office:value="10.38381162623" calcext:value-type="float">
            <text:p>1.0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34" calcext:value-type="float">
            <text:p>2.134</text:p>
          </table:table-cell>
          <table:table-cell office:value-type="float" office:value="10.50058016373" calcext:value-type="float">
            <text:p>1.0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35" calcext:value-type="float">
            <text:p>2.135</text:p>
          </table:table-cell>
          <table:table-cell office:value-type="float" office:value="10.6470325536" calcext:value-type="float">
            <text:p>1.0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36" calcext:value-type="float">
            <text:p>2.136</text:p>
          </table:table-cell>
          <table:table-cell office:value-type="float" office:value="10.66357763005" calcext:value-type="float">
            <text:p>1.0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37" calcext:value-type="float">
            <text:p>2.137</text:p>
          </table:table-cell>
          <table:table-cell office:value-type="float" office:value="10.40772251321" calcext:value-type="float">
            <text:p>1.0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38" calcext:value-type="float">
            <text:p>2.138</text:p>
          </table:table-cell>
          <table:table-cell office:value-type="float" office:value="9.782954408482" calcext:value-type="float">
            <text:p>9.7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39" calcext:value-type="float">
            <text:p>2.139</text:p>
          </table:table-cell>
          <table:table-cell office:value-type="float" office:value="8.787427785089" calcext:value-type="float">
            <text:p>8.7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4" calcext:value-type="float">
            <text:p>2.14</text:p>
          </table:table-cell>
          <table:table-cell office:value-type="float" office:value="7.476005714843" calcext:value-type="float">
            <text:p>7.4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41" calcext:value-type="float">
            <text:p>2.141</text:p>
          </table:table-cell>
          <table:table-cell office:value-type="float" office:value="5.939464067832" calcext:value-type="float">
            <text:p>5.9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42" calcext:value-type="float">
            <text:p>2.142</text:p>
          </table:table-cell>
          <table:table-cell office:value-type="float" office:value="4.297443503663" calcext:value-type="float">
            <text:p>4.3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43" calcext:value-type="float">
            <text:p>2.143</text:p>
          </table:table-cell>
          <table:table-cell office:value-type="float" office:value="2.686735292763" calcext:value-type="float">
            <text:p>2.6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44" calcext:value-type="float">
            <text:p>2.144</text:p>
          </table:table-cell>
          <table:table-cell office:value-type="float" office:value="1.235243149877" calcext:value-type="float">
            <text:p>1.2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45" calcext:value-type="float">
            <text:p>2.145</text:p>
          </table:table-cell>
          <table:table-cell office:value-type="float" office:value="0.04406015682494" calcext:value-type="float">
            <text:p>4.41E-02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46" calcext:value-type="float">
            <text:p>2.146</text:p>
          </table:table-cell>
          <table:table-cell office:value-type="float" office:value="-0.8543259691353" calcext:value-type="float">
            <text:p>-8.54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47" calcext:value-type="float">
            <text:p>2.147</text:p>
          </table:table-cell>
          <table:table-cell office:value-type="float" office:value="-1.47752753788" calcext:value-type="float">
            <text:p>-1.4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48" calcext:value-type="float">
            <text:p>2.148</text:p>
          </table:table-cell>
          <table:table-cell office:value-type="float" office:value="-1.881064301383" calcext:value-type="float">
            <text:p>-1.8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49" calcext:value-type="float">
            <text:p>2.149</text:p>
          </table:table-cell>
          <table:table-cell office:value-type="float" office:value="-2.159696481728" calcext:value-type="float">
            <text:p>-2.1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5" calcext:value-type="float">
            <text:p>2.15</text:p>
          </table:table-cell>
          <table:table-cell office:value-type="float" office:value="-2.425501835784" calcext:value-type="float">
            <text:p>-2.4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51" calcext:value-type="float">
            <text:p>2.151</text:p>
          </table:table-cell>
          <table:table-cell office:value-type="float" office:value="-2.809520246337" calcext:value-type="float">
            <text:p>-2.8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52" calcext:value-type="float">
            <text:p>2.152</text:p>
          </table:table-cell>
          <table:table-cell office:value-type="float" office:value="-3.411379193703" calcext:value-type="float">
            <text:p>-3.4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53" calcext:value-type="float">
            <text:p>2.153</text:p>
          </table:table-cell>
          <table:table-cell office:value-type="float" office:value="-4.312639869773" calcext:value-type="float">
            <text:p>-4.3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54" calcext:value-type="float">
            <text:p>2.154</text:p>
          </table:table-cell>
          <table:table-cell office:value-type="float" office:value="-5.514907704202" calcext:value-type="float">
            <text:p>-5.5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55" calcext:value-type="float">
            <text:p>2.155</text:p>
          </table:table-cell>
          <table:table-cell office:value-type="float" office:value="-7.001699569628" calcext:value-type="float">
            <text:p>-7.0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56" calcext:value-type="float">
            <text:p>2.156</text:p>
          </table:table-cell>
          <table:table-cell office:value-type="float" office:value="-8.65289594104" calcext:value-type="float">
            <text:p>-8.6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57" calcext:value-type="float">
            <text:p>2.157</text:p>
          </table:table-cell>
          <table:table-cell office:value-type="float" office:value="-10.30613454842" calcext:value-type="float">
            <text:p>-1.03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58" calcext:value-type="float">
            <text:p>2.158</text:p>
          </table:table-cell>
          <table:table-cell office:value-type="float" office:value="-11.76076720569" calcext:value-type="float">
            <text:p>-1.18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59" calcext:value-type="float">
            <text:p>2.159</text:p>
          </table:table-cell>
          <table:table-cell office:value-type="float" office:value="-12.86691891705" calcext:value-type="float">
            <text:p>-1.29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6" calcext:value-type="float">
            <text:p>2.16</text:p>
          </table:table-cell>
          <table:table-cell office:value-type="float" office:value="-13.54153154153" calcext:value-type="float">
            <text:p>-1.3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61" calcext:value-type="float">
            <text:p>2.161</text:p>
          </table:table-cell>
          <table:table-cell office:value-type="float" office:value="-13.75856760088" calcext:value-type="float">
            <text:p>-1.38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62" calcext:value-type="float">
            <text:p>2.162</text:p>
          </table:table-cell>
          <table:table-cell office:value-type="float" office:value="-13.5766218553" calcext:value-type="float">
            <text:p>-1.3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63" calcext:value-type="float">
            <text:p>2.163</text:p>
          </table:table-cell>
          <table:table-cell office:value-type="float" office:value="-13.06654154592" calcext:value-type="float">
            <text:p>-1.31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64" calcext:value-type="float">
            <text:p>2.164</text:p>
          </table:table-cell>
          <table:table-cell office:value-type="float" office:value="-12.37786233821" calcext:value-type="float">
            <text:p>-1.2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65" calcext:value-type="float">
            <text:p>2.165</text:p>
          </table:table-cell>
          <table:table-cell office:value-type="float" office:value="-11.63763406232" calcext:value-type="float">
            <text:p>-1.1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66" calcext:value-type="float">
            <text:p>2.166</text:p>
          </table:table-cell>
          <table:table-cell office:value-type="float" office:value="-11.00677510911" calcext:value-type="float">
            <text:p>-1.10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67" calcext:value-type="float">
            <text:p>2.167</text:p>
          </table:table-cell>
          <table:table-cell office:value-type="float" office:value="-10.5680466686" calcext:value-type="float">
            <text:p>-1.0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68" calcext:value-type="float">
            <text:p>2.168</text:p>
          </table:table-cell>
          <table:table-cell office:value-type="float" office:value="-10.38092453538" calcext:value-type="float">
            <text:p>-1.0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69" calcext:value-type="float">
            <text:p>2.169</text:p>
          </table:table-cell>
          <table:table-cell office:value-type="float" office:value="-10.40160964227" calcext:value-type="float">
            <text:p>-1.0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7" calcext:value-type="float">
            <text:p>2.17</text:p>
          </table:table-cell>
          <table:table-cell office:value-type="float" office:value="-10.54150861069" calcext:value-type="float">
            <text:p>-1.0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71" calcext:value-type="float">
            <text:p>2.171</text:p>
          </table:table-cell>
          <table:table-cell office:value-type="float" office:value="-10.66791220311" calcext:value-type="float">
            <text:p>-1.0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72" calcext:value-type="float">
            <text:p>2.172</text:p>
          </table:table-cell>
          <table:table-cell office:value-type="float" office:value="-10.62786259475" calcext:value-type="float">
            <text:p>-1.0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73" calcext:value-type="float">
            <text:p>2.173</text:p>
          </table:table-cell>
          <table:table-cell office:value-type="float" office:value="-10.26497249387" calcext:value-type="float">
            <text:p>-1.03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74" calcext:value-type="float">
            <text:p>2.174</text:p>
          </table:table-cell>
          <table:table-cell office:value-type="float" office:value="-9.541245321448" calcext:value-type="float">
            <text:p>-9.5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75" calcext:value-type="float">
            <text:p>2.175</text:p>
          </table:table-cell>
          <table:table-cell office:value-type="float" office:value="-8.446177383529" calcext:value-type="float">
            <text:p>-8.4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76" calcext:value-type="float">
            <text:p>2.176</text:p>
          </table:table-cell>
          <table:table-cell office:value-type="float" office:value="-7.058632168784" calcext:value-type="float">
            <text:p>-7.0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77" calcext:value-type="float">
            <text:p>2.177</text:p>
          </table:table-cell>
          <table:table-cell office:value-type="float" office:value="-5.478383324665" calcext:value-type="float">
            <text:p>-5.4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78" calcext:value-type="float">
            <text:p>2.178</text:p>
          </table:table-cell>
          <table:table-cell office:value-type="float" office:value="-3.829035093128" calcext:value-type="float">
            <text:p>-3.8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79" calcext:value-type="float">
            <text:p>2.179</text:p>
          </table:table-cell>
          <table:table-cell office:value-type="float" office:value="-2.250159127473" calcext:value-type="float">
            <text:p>-2.2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8" calcext:value-type="float">
            <text:p>2.18</text:p>
          </table:table-cell>
          <table:table-cell office:value-type="float" office:value="-0.8651178906556" calcext:value-type="float">
            <text:p>-8.65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81" calcext:value-type="float">
            <text:p>2.181</text:p>
          </table:table-cell>
          <table:table-cell office:value-type="float" office:value="0.2440190966438" calcext:value-type="float">
            <text:p>2.44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82" calcext:value-type="float">
            <text:p>2.182</text:p>
          </table:table-cell>
          <table:table-cell office:value-type="float" office:value="1.06353429042" calcext:value-type="float">
            <text:p>1.0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83" calcext:value-type="float">
            <text:p>2.183</text:p>
          </table:table-cell>
          <table:table-cell office:value-type="float" office:value="1.613711501868" calcext:value-type="float">
            <text:p>1.6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84" calcext:value-type="float">
            <text:p>2.184</text:p>
          </table:table-cell>
          <table:table-cell office:value-type="float" office:value="1.970512279471" calcext:value-type="float">
            <text:p>1.9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85" calcext:value-type="float">
            <text:p>2.185</text:p>
          </table:table-cell>
          <table:table-cell office:value-type="float" office:value="2.229044983992" calcext:value-type="float">
            <text:p>2.2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86" calcext:value-type="float">
            <text:p>2.186</text:p>
          </table:table-cell>
          <table:table-cell office:value-type="float" office:value="2.522744141405" calcext:value-type="float">
            <text:p>2.5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87" calcext:value-type="float">
            <text:p>2.187</text:p>
          </table:table-cell>
          <table:table-cell office:value-type="float" office:value="2.956360983843" calcext:value-type="float">
            <text:p>2.9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88" calcext:value-type="float">
            <text:p>2.188</text:p>
          </table:table-cell>
          <table:table-cell office:value-type="float" office:value="3.631962306393" calcext:value-type="float">
            <text:p>3.6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89" calcext:value-type="float">
            <text:p>2.189</text:p>
          </table:table-cell>
          <table:table-cell office:value-type="float" office:value="4.615113886916" calcext:value-type="float">
            <text:p>4.6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9" calcext:value-type="float">
            <text:p>2.19</text:p>
          </table:table-cell>
          <table:table-cell office:value-type="float" office:value="5.911016344433" calcext:value-type="float">
            <text:p>5.9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91" calcext:value-type="float">
            <text:p>2.191</text:p>
          </table:table-cell>
          <table:table-cell office:value-type="float" office:value="7.462812935276" calcext:value-type="float">
            <text:p>7.4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92" calcext:value-type="float">
            <text:p>2.192</text:p>
          </table:table-cell>
          <table:table-cell office:value-type="float" office:value="9.12934334113" calcext:value-type="float">
            <text:p>9.1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93" calcext:value-type="float">
            <text:p>2.193</text:p>
          </table:table-cell>
          <table:table-cell office:value-type="float" office:value="10.74464179069" calcext:value-type="float">
            <text:p>1.0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94" calcext:value-type="float">
            <text:p>2.194</text:p>
          </table:table-cell>
          <table:table-cell office:value-type="float" office:value="12.11479001109" calcext:value-type="float">
            <text:p>1.21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95" calcext:value-type="float">
            <text:p>2.195</text:p>
          </table:table-cell>
          <table:table-cell office:value-type="float" office:value="13.11563579279" calcext:value-type="float">
            <text:p>1.31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96" calcext:value-type="float">
            <text:p>2.196</text:p>
          </table:table-cell>
          <table:table-cell office:value-type="float" office:value="13.64639515912" calcext:value-type="float">
            <text:p>1.3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97" calcext:value-type="float">
            <text:p>2.197</text:p>
          </table:table-cell>
          <table:table-cell office:value-type="float" office:value="13.75137591524" calcext:value-type="float">
            <text:p>1.38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98" calcext:value-type="float">
            <text:p>2.198</text:p>
          </table:table-cell>
          <table:table-cell office:value-type="float" office:value="13.46294063244" calcext:value-type="float">
            <text:p>1.3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99" calcext:value-type="float">
            <text:p>2.199</text:p>
          </table:table-cell>
          <table:table-cell office:value-type="float" office:value="12.876309118" calcext:value-type="float">
            <text:p>1.29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" calcext:value-type="float">
            <text:p>2.2</text:p>
          </table:table-cell>
          <table:table-cell office:value-type="float" office:value="12.16245649434" calcext:value-type="float">
            <text:p>1.22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01" calcext:value-type="float">
            <text:p>2.201</text:p>
          </table:table-cell>
          <table:table-cell office:value-type="float" office:value="11.44419706183" calcext:value-type="float">
            <text:p>1.1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02" calcext:value-type="float">
            <text:p>2.202</text:p>
          </table:table-cell>
          <table:table-cell office:value-type="float" office:value="10.86076804116" calcext:value-type="float">
            <text:p>1.09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03" calcext:value-type="float">
            <text:p>2.203</text:p>
          </table:table-cell>
          <table:table-cell office:value-type="float" office:value="10.48766153468" calcext:value-type="float">
            <text:p>1.0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04" calcext:value-type="float">
            <text:p>2.204</text:p>
          </table:table-cell>
          <table:table-cell office:value-type="float" office:value="10.3673432839" calcext:value-type="float">
            <text:p>1.0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05" calcext:value-type="float">
            <text:p>2.205</text:p>
          </table:table-cell>
          <table:table-cell office:value-type="float" office:value="10.43634911638" calcext:value-type="float">
            <text:p>1.0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06" calcext:value-type="float">
            <text:p>2.206</text:p>
          </table:table-cell>
          <table:table-cell office:value-type="float" office:value="10.58532352225" calcext:value-type="float">
            <text:p>1.0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07" calcext:value-type="float">
            <text:p>2.207</text:p>
          </table:table-cell>
          <table:table-cell office:value-type="float" office:value="10.67971433185" calcext:value-type="float">
            <text:p>1.0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08" calcext:value-type="float">
            <text:p>2.208</text:p>
          </table:table-cell>
          <table:table-cell office:value-type="float" office:value="10.56013603575" calcext:value-type="float">
            <text:p>1.0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09" calcext:value-type="float">
            <text:p>2.209</text:p>
          </table:table-cell>
          <table:table-cell office:value-type="float" office:value="10.10293956891" calcext:value-type="float">
            <text:p>1.01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1" calcext:value-type="float">
            <text:p>2.21</text:p>
          </table:table-cell>
          <table:table-cell office:value-type="float" office:value="9.264335679769" calcext:value-type="float">
            <text:p>9.2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11" calcext:value-type="float">
            <text:p>2.211</text:p>
          </table:table-cell>
          <table:table-cell office:value-type="float" office:value="8.078205069126" calcext:value-type="float">
            <text:p>8.0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12" calcext:value-type="float">
            <text:p>2.212</text:p>
          </table:table-cell>
          <table:table-cell office:value-type="float" office:value="6.624189676695" calcext:value-type="float">
            <text:p>6.6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13" calcext:value-type="float">
            <text:p>2.213</text:p>
          </table:table-cell>
          <table:table-cell office:value-type="float" office:value="5.007017311265" calcext:value-type="float">
            <text:p>5.0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14" calcext:value-type="float">
            <text:p>2.214</text:p>
          </table:table-cell>
          <table:table-cell office:value-type="float" office:value="3.363474727695" calcext:value-type="float">
            <text:p>3.3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15" calcext:value-type="float">
            <text:p>2.215</text:p>
          </table:table-cell>
          <table:table-cell office:value-type="float" office:value="1.829494804594" calcext:value-type="float">
            <text:p>1.8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16" calcext:value-type="float">
            <text:p>2.216</text:p>
          </table:table-cell>
          <table:table-cell office:value-type="float" office:value="0.5137245148547" calcext:value-type="float">
            <text:p>5.14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17" calcext:value-type="float">
            <text:p>2.217</text:p>
          </table:table-cell>
          <table:table-cell office:value-type="float" office:value="-0.5125441226318" calcext:value-type="float">
            <text:p>-5.13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18" calcext:value-type="float">
            <text:p>2.218</text:p>
          </table:table-cell>
          <table:table-cell office:value-type="float" office:value="-1.247098843772" calcext:value-type="float">
            <text:p>-1.2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19" calcext:value-type="float">
            <text:p>2.219</text:p>
          </table:table-cell>
          <table:table-cell office:value-type="float" office:value="-1.735087686534" calcext:value-type="float">
            <text:p>-1.7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2" calcext:value-type="float">
            <text:p>2.22</text:p>
          </table:table-cell>
          <table:table-cell office:value-type="float" office:value="-2.040727140065" calcext:value-type="float">
            <text:p>-2.0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21" calcext:value-type="float">
            <text:p>2.221</text:p>
          </table:table-cell>
          <table:table-cell office:value-type="float" office:value="-2.309375939857" calcext:value-type="float">
            <text:p>-2.3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22" calcext:value-type="float">
            <text:p>2.222</text:p>
          </table:table-cell>
          <table:table-cell office:value-type="float" office:value="-2.620053259138" calcext:value-type="float">
            <text:p>-2.6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23" calcext:value-type="float">
            <text:p>2.223</text:p>
          </table:table-cell>
          <table:table-cell office:value-type="float" office:value="-3.124258860297" calcext:value-type="float">
            <text:p>-3.1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24" calcext:value-type="float">
            <text:p>2.224</text:p>
          </table:table-cell>
          <table:table-cell office:value-type="float" office:value="-3.877375190384" calcext:value-type="float">
            <text:p>-3.8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25" calcext:value-type="float">
            <text:p>2.225</text:p>
          </table:table-cell>
          <table:table-cell office:value-type="float" office:value="-4.95969344408" calcext:value-type="float">
            <text:p>-4.9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26" calcext:value-type="float">
            <text:p>2.226</text:p>
          </table:table-cell>
          <table:table-cell office:value-type="float" office:value="-6.327418859674" calcext:value-type="float">
            <text:p>-6.3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27" calcext:value-type="float">
            <text:p>2.227</text:p>
          </table:table-cell>
          <table:table-cell office:value-type="float" office:value="-7.927857923507" calcext:value-type="float">
            <text:p>-7.9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28" calcext:value-type="float">
            <text:p>2.228</text:p>
          </table:table-cell>
          <table:table-cell office:value-type="float" office:value="-9.603610426591" calcext:value-type="float">
            <text:p>-9.6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29" calcext:value-type="float">
            <text:p>2.229</text:p>
          </table:table-cell>
          <table:table-cell office:value-type="float" office:value="-11.17515529997" calcext:value-type="float">
            <text:p>-1.12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3" calcext:value-type="float">
            <text:p>2.23</text:p>
          </table:table-cell>
          <table:table-cell office:value-type="float" office:value="-12.45324598307" calcext:value-type="float">
            <text:p>-1.2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31" calcext:value-type="float">
            <text:p>2.231</text:p>
          </table:table-cell>
          <table:table-cell office:value-type="float" office:value="-13.31062924693" calcext:value-type="float">
            <text:p>-1.33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32" calcext:value-type="float">
            <text:p>2.232</text:p>
          </table:table-cell>
          <table:table-cell office:value-type="float" office:value="-13.72683761852" calcext:value-type="float">
            <text:p>-1.3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33" calcext:value-type="float">
            <text:p>2.233</text:p>
          </table:table-cell>
          <table:table-cell office:value-type="float" office:value="-13.70666908549" calcext:value-type="float">
            <text:p>-1.3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34" calcext:value-type="float">
            <text:p>2.234</text:p>
          </table:table-cell>
          <table:table-cell office:value-type="float" office:value="-13.31212767568" calcext:value-type="float">
            <text:p>-1.33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35" calcext:value-type="float">
            <text:p>2.235</text:p>
          </table:table-cell>
          <table:table-cell office:value-type="float" office:value="-12.68258233713" calcext:value-type="float">
            <text:p>-1.2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36" calcext:value-type="float">
            <text:p>2.236</text:p>
          </table:table-cell>
          <table:table-cell office:value-type="float" office:value="-11.94879908604" calcext:value-type="float">
            <text:p>-1.19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37" calcext:value-type="float">
            <text:p>2.237</text:p>
          </table:table-cell>
          <table:table-cell office:value-type="float" office:value="-11.24881765996" calcext:value-type="float">
            <text:p>-1.12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38" calcext:value-type="float">
            <text:p>2.238</text:p>
          </table:table-cell>
          <table:table-cell office:value-type="float" office:value="-10.72664250832" calcext:value-type="float">
            <text:p>-1.0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39" calcext:value-type="float">
            <text:p>2.239</text:p>
          </table:table-cell>
          <table:table-cell office:value-type="float" office:value="-10.43019681632" calcext:value-type="float">
            <text:p>-1.0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4" calcext:value-type="float">
            <text:p>2.24</text:p>
          </table:table-cell>
          <table:table-cell office:value-type="float" office:value="-10.36453542032" calcext:value-type="float">
            <text:p>-1.0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41" calcext:value-type="float">
            <text:p>2.241</text:p>
          </table:table-cell>
          <table:table-cell office:value-type="float" office:value="-10.4752007772" calcext:value-type="float">
            <text:p>-1.0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42" calcext:value-type="float">
            <text:p>2.242</text:p>
          </table:table-cell>
          <table:table-cell office:value-type="float" office:value="-10.62826052602" calcext:value-type="float">
            <text:p>-1.0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43" calcext:value-type="float">
            <text:p>2.243</text:p>
          </table:table-cell>
          <table:table-cell office:value-type="float" office:value="-10.67593793587" calcext:value-type="float">
            <text:p>-1.0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44" calcext:value-type="float">
            <text:p>2.244</text:p>
          </table:table-cell>
          <table:table-cell office:value-type="float" office:value="-10.47015317417" calcext:value-type="float">
            <text:p>-1.0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45" calcext:value-type="float">
            <text:p>2.245</text:p>
          </table:table-cell>
          <table:table-cell office:value-type="float" office:value="-9.906161579107" calcext:value-type="float">
            <text:p>-9.9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46" calcext:value-type="float">
            <text:p>2.246</text:p>
          </table:table-cell>
          <table:table-cell office:value-type="float" office:value="-8.960272209478" calcext:value-type="float">
            <text:p>-8.9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47" calcext:value-type="float">
            <text:p>2.247</text:p>
          </table:table-cell>
          <table:table-cell office:value-type="float" office:value="-7.687955233347" calcext:value-type="float">
            <text:p>-7.6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48" calcext:value-type="float">
            <text:p>2.248</text:p>
          </table:table-cell>
          <table:table-cell office:value-type="float" office:value="-6.177547684793" calcext:value-type="float">
            <text:p>-6.1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49" calcext:value-type="float">
            <text:p>2.249</text:p>
          </table:table-cell>
          <table:table-cell office:value-type="float" office:value="-4.533276940246" calcext:value-type="float">
            <text:p>-4.5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5" calcext:value-type="float">
            <text:p>2.25</text:p>
          </table:table-cell>
          <table:table-cell office:value-type="float" office:value="-2.907767429484" calcext:value-type="float">
            <text:p>-2.9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51" calcext:value-type="float">
            <text:p>2.251</text:p>
          </table:table-cell>
          <table:table-cell office:value-type="float" office:value="-1.425106488551" calcext:value-type="float">
            <text:p>-1.4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52" calcext:value-type="float">
            <text:p>2.252</text:p>
          </table:table-cell>
          <table:table-cell office:value-type="float" office:value="-0.1910240548868" calcext:value-type="float">
            <text:p>-1.91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53" calcext:value-type="float">
            <text:p>2.253</text:p>
          </table:table-cell>
          <table:table-cell office:value-type="float" office:value="0.7517056459106" calcext:value-type="float">
            <text:p>7.52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54" calcext:value-type="float">
            <text:p>2.254</text:p>
          </table:table-cell>
          <table:table-cell office:value-type="float" office:value="1.416097211229" calcext:value-type="float">
            <text:p>1.4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55" calcext:value-type="float">
            <text:p>2.255</text:p>
          </table:table-cell>
          <table:table-cell office:value-type="float" office:value="1.846007395191" calcext:value-type="float">
            <text:p>1.8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56" calcext:value-type="float">
            <text:p>2.256</text:p>
          </table:table-cell>
          <table:table-cell office:value-type="float" office:value="2.123029562048" calcext:value-type="float">
            <text:p>2.1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57" calcext:value-type="float">
            <text:p>2.257</text:p>
          </table:table-cell>
          <table:table-cell office:value-type="float" office:value="2.383492303544" calcext:value-type="float">
            <text:p>2.3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58" calcext:value-type="float">
            <text:p>2.258</text:p>
          </table:table-cell>
          <table:table-cell office:value-type="float" office:value="2.739659198402" calcext:value-type="float">
            <text:p>2.7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59" calcext:value-type="float">
            <text:p>2.259</text:p>
          </table:table-cell>
          <table:table-cell office:value-type="float" office:value="3.296387803137" calcext:value-type="float">
            <text:p>3.3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6" calcext:value-type="float">
            <text:p>2.26</text:p>
          </table:table-cell>
          <table:table-cell office:value-type="float" office:value="4.154636739197" calcext:value-type="float">
            <text:p>4.1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61" calcext:value-type="float">
            <text:p>2.261</text:p>
          </table:table-cell>
          <table:table-cell office:value-type="float" office:value="5.315629717067" calcext:value-type="float">
            <text:p>5.3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62" calcext:value-type="float">
            <text:p>2.262</text:p>
          </table:table-cell>
          <table:table-cell office:value-type="float" office:value="6.766498499542" calcext:value-type="float">
            <text:p>6.7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63" calcext:value-type="float">
            <text:p>2.263</text:p>
          </table:table-cell>
          <table:table-cell office:value-type="float" office:value="8.406185590537" calcext:value-type="float">
            <text:p>8.4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64" calcext:value-type="float">
            <text:p>2.264</text:p>
          </table:table-cell>
          <table:table-cell office:value-type="float" office:value="10.07334696454" calcext:value-type="float">
            <text:p>1.01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65" calcext:value-type="float">
            <text:p>2.265</text:p>
          </table:table-cell>
          <table:table-cell office:value-type="float" office:value="11.57884175245" calcext:value-type="float">
            <text:p>1.1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66" calcext:value-type="float">
            <text:p>2.266</text:p>
          </table:table-cell>
          <table:table-cell office:value-type="float" office:value="12.74973851694" calcext:value-type="float">
            <text:p>1.2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67" calcext:value-type="float">
            <text:p>2.267</text:p>
          </table:table-cell>
          <table:table-cell office:value-type="float" office:value="13.47994155513" calcext:value-type="float">
            <text:p>1.3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68" calcext:value-type="float">
            <text:p>2.268</text:p>
          </table:table-cell>
          <table:table-cell office:value-type="float" office:value="13.76609878373" calcext:value-type="float">
            <text:p>1.38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69" calcext:value-type="float">
            <text:p>2.269</text:p>
          </table:table-cell>
          <table:table-cell office:value-type="float" office:value="13.63202153357" calcext:value-type="float">
            <text:p>1.3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7" calcext:value-type="float">
            <text:p>2.27</text:p>
          </table:table-cell>
          <table:table-cell office:value-type="float" office:value="13.15796291242" calcext:value-type="float">
            <text:p>1.32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71" calcext:value-type="float">
            <text:p>2.271</text:p>
          </table:table-cell>
          <table:table-cell office:value-type="float" office:value="12.48058527257" calcext:value-type="float">
            <text:p>1.2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72" calcext:value-type="float">
            <text:p>2.272</text:p>
          </table:table-cell>
          <table:table-cell office:value-type="float" office:value="11.73372347322" calcext:value-type="float">
            <text:p>1.1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73" calcext:value-type="float">
            <text:p>2.273</text:p>
          </table:table-cell>
          <table:table-cell office:value-type="float" office:value="11.07788163468" calcext:value-type="float">
            <text:p>1.11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74" calcext:value-type="float">
            <text:p>2.274</text:p>
          </table:table-cell>
          <table:table-cell office:value-type="float" office:value="10.6108812606" calcext:value-type="float">
            <text:p>1.0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75" calcext:value-type="float">
            <text:p>2.275</text:p>
          </table:table-cell>
          <table:table-cell office:value-type="float" office:value="10.38959232252" calcext:value-type="float">
            <text:p>1.0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76" calcext:value-type="float">
            <text:p>2.276</text:p>
          </table:table-cell>
          <table:table-cell office:value-type="float" office:value="10.38439037956" calcext:value-type="float">
            <text:p>1.0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77" calcext:value-type="float">
            <text:p>2.277</text:p>
          </table:table-cell>
          <table:table-cell office:value-type="float" office:value="10.51841156776" calcext:value-type="float">
            <text:p>1.0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78" calcext:value-type="float">
            <text:p>2.278</text:p>
          </table:table-cell>
          <table:table-cell office:value-type="float" office:value="10.65743842505" calcext:value-type="float">
            <text:p>1.0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79" calcext:value-type="float">
            <text:p>2.279</text:p>
          </table:table-cell>
          <table:table-cell office:value-type="float" office:value="10.65379958943" calcext:value-type="float">
            <text:p>1.0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8" calcext:value-type="float">
            <text:p>2.28</text:p>
          </table:table-cell>
          <table:table-cell office:value-type="float" office:value="10.35292964715" calcext:value-type="float">
            <text:p>1.0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81" calcext:value-type="float">
            <text:p>2.281</text:p>
          </table:table-cell>
          <table:table-cell office:value-type="float" office:value="9.677340143512" calcext:value-type="float">
            <text:p>9.6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82" calcext:value-type="float">
            <text:p>2.282</text:p>
          </table:table-cell>
          <table:table-cell office:value-type="float" office:value="8.629008358971" calcext:value-type="float">
            <text:p>8.6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83" calcext:value-type="float">
            <text:p>2.283</text:p>
          </table:table-cell>
          <table:table-cell office:value-type="float" office:value="7.275871035464" calcext:value-type="float">
            <text:p>7.2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84" calcext:value-type="float">
            <text:p>2.284</text:p>
          </table:table-cell>
          <table:table-cell office:value-type="float" office:value="5.711039144226" calcext:value-type="float">
            <text:p>5.7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85" calcext:value-type="float">
            <text:p>2.285</text:p>
          </table:table-cell>
          <table:table-cell office:value-type="float" office:value="4.061951307559" calcext:value-type="float">
            <text:p>4.0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86" calcext:value-type="float">
            <text:p>2.286</text:p>
          </table:table-cell>
          <table:table-cell office:value-type="float" office:value="2.459981604453" calcext:value-type="float">
            <text:p>2.4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87" calcext:value-type="float">
            <text:p>2.287</text:p>
          </table:table-cell>
          <table:table-cell office:value-type="float" office:value="1.039449812798" calcext:value-type="float">
            <text:p>1.0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88" calcext:value-type="float">
            <text:p>2.288</text:p>
          </table:table-cell>
          <table:table-cell office:value-type="float" office:value="-0.1133990261917" calcext:value-type="float">
            <text:p>-1.13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89" calcext:value-type="float">
            <text:p>2.289</text:p>
          </table:table-cell>
          <table:table-cell office:value-type="float" office:value="-0.9712760074931" calcext:value-type="float">
            <text:p>-9.71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9" calcext:value-type="float">
            <text:p>2.29</text:p>
          </table:table-cell>
          <table:table-cell office:value-type="float" office:value="-1.554286008626" calcext:value-type="float">
            <text:p>-1.5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91" calcext:value-type="float">
            <text:p>2.291</text:p>
          </table:table-cell>
          <table:table-cell office:value-type="float" office:value="-1.925339778175" calcext:value-type="float">
            <text:p>-1.9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92" calcext:value-type="float">
            <text:p>2.292</text:p>
          </table:table-cell>
          <table:table-cell office:value-type="float" office:value="-2.195950252763" calcext:value-type="float">
            <text:p>-2.2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93" calcext:value-type="float">
            <text:p>2.293</text:p>
          </table:table-cell>
          <table:table-cell office:value-type="float" office:value="-2.462509151036" calcext:value-type="float">
            <text:p>-2.4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94" calcext:value-type="float">
            <text:p>2.294</text:p>
          </table:table-cell>
          <table:table-cell office:value-type="float" office:value="-2.873001175213" calcext:value-type="float">
            <text:p>-2.8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95" calcext:value-type="float">
            <text:p>2.295</text:p>
          </table:table-cell>
          <table:table-cell office:value-type="float" office:value="-3.511859240805" calcext:value-type="float">
            <text:p>-3.5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96" calcext:value-type="float">
            <text:p>2.296</text:p>
          </table:table-cell>
          <table:table-cell office:value-type="float" office:value="-4.449028501943" calcext:value-type="float">
            <text:p>-4.4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97" calcext:value-type="float">
            <text:p>2.297</text:p>
          </table:table-cell>
          <table:table-cell office:value-type="float" office:value="-5.706377929932" calcext:value-type="float">
            <text:p>-5.7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98" calcext:value-type="float">
            <text:p>2.298</text:p>
          </table:table-cell>
          <table:table-cell office:value-type="float" office:value="-7.225364650804" calcext:value-type="float">
            <text:p>-7.2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99" calcext:value-type="float">
            <text:p>2.299</text:p>
          </table:table-cell>
          <table:table-cell office:value-type="float" office:value="-8.898435623665" calcext:value-type="float">
            <text:p>-8.9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" calcext:value-type="float">
            <text:p>2.3</text:p>
          </table:table-cell>
          <table:table-cell office:value-type="float" office:value="-10.53342839765" calcext:value-type="float">
            <text:p>-1.0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01" calcext:value-type="float">
            <text:p>2.301</text:p>
          </table:table-cell>
          <table:table-cell office:value-type="float" office:value="-11.95233094199" calcext:value-type="float">
            <text:p>-1.20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02" calcext:value-type="float">
            <text:p>2.302</text:p>
          </table:table-cell>
          <table:table-cell office:value-type="float" office:value="-13.00538727598" calcext:value-type="float">
            <text:p>-1.30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03" calcext:value-type="float">
            <text:p>2.303</text:p>
          </table:table-cell>
          <table:table-cell office:value-type="float" office:value="-13.61322737974" calcext:value-type="float">
            <text:p>-1.3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04" calcext:value-type="float">
            <text:p>2.304</text:p>
          </table:table-cell>
          <table:table-cell office:value-type="float" office:value="-13.76619659734" calcext:value-type="float">
            <text:p>-1.38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05" calcext:value-type="float">
            <text:p>2.305</text:p>
          </table:table-cell>
          <table:table-cell office:value-type="float" office:value="-13.51586270323" calcext:value-type="float">
            <text:p>-1.3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06" calcext:value-type="float">
            <text:p>2.306</text:p>
          </table:table-cell>
          <table:table-cell office:value-type="float" office:value="-12.96666473777" calcext:value-type="float">
            <text:p>-1.30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07" calcext:value-type="float">
            <text:p>2.307</text:p>
          </table:table-cell>
          <table:table-cell office:value-type="float" office:value="-12.26760477752" calcext:value-type="float">
            <text:p>-1.23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08" calcext:value-type="float">
            <text:p>2.308</text:p>
          </table:table-cell>
          <table:table-cell office:value-type="float" office:value="-11.52908347336" calcext:value-type="float">
            <text:p>-1.1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09" calcext:value-type="float">
            <text:p>2.309</text:p>
          </table:table-cell>
          <table:table-cell office:value-type="float" office:value="-10.91695300946" calcext:value-type="float">
            <text:p>-1.09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1" calcext:value-type="float">
            <text:p>2.31</text:p>
          </table:table-cell>
          <table:table-cell office:value-type="float" office:value="-10.5270881097" calcext:value-type="float">
            <text:p>-1.0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11" calcext:value-type="float">
            <text:p>2.311</text:p>
          </table:table-cell>
          <table:table-cell office:value-type="float" office:value="-10.3645938582" calcext:value-type="float">
            <text:p>-1.0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12" calcext:value-type="float">
            <text:p>2.312</text:p>
          </table:table-cell>
          <table:table-cell office:value-type="float" office:value="-10.41574417985" calcext:value-type="float">
            <text:p>-1.0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13" calcext:value-type="float">
            <text:p>2.313</text:p>
          </table:table-cell>
          <table:table-cell office:value-type="float" office:value="-10.5690211092" calcext:value-type="float">
            <text:p>-1.0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14" calcext:value-type="float">
            <text:p>2.314</text:p>
          </table:table-cell>
          <table:table-cell office:value-type="float" office:value="-10.69122816276" calcext:value-type="float">
            <text:p>-1.0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15" calcext:value-type="float">
            <text:p>2.315</text:p>
          </table:table-cell>
          <table:table-cell office:value-type="float" office:value="-10.60110838401" calcext:value-type="float">
            <text:p>-1.0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16" calcext:value-type="float">
            <text:p>2.316</text:p>
          </table:table-cell>
          <table:table-cell office:value-type="float" office:value="-10.2045769425" calcext:value-type="float">
            <text:p>-1.02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17" calcext:value-type="float">
            <text:p>2.317</text:p>
          </table:table-cell>
          <table:table-cell office:value-type="float" office:value="-9.413436812177" calcext:value-type="float">
            <text:p>-9.4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18" calcext:value-type="float">
            <text:p>2.318</text:p>
          </table:table-cell>
          <table:table-cell office:value-type="float" office:value="-8.272147124384" calcext:value-type="float">
            <text:p>-8.2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19" calcext:value-type="float">
            <text:p>2.319</text:p>
          </table:table-cell>
          <table:table-cell office:value-type="float" office:value="-6.842525195324" calcext:value-type="float">
            <text:p>-6.8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2" calcext:value-type="float">
            <text:p>2.32</text:p>
          </table:table-cell>
          <table:table-cell office:value-type="float" office:value="-5.241769832583" calcext:value-type="float">
            <text:p>-5.2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21" calcext:value-type="float">
            <text:p>2.321</text:p>
          </table:table-cell>
          <table:table-cell office:value-type="float" office:value="-3.589219932471" calcext:value-type="float">
            <text:p>-3.5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22" calcext:value-type="float">
            <text:p>2.322</text:p>
          </table:table-cell>
          <table:table-cell office:value-type="float" office:value="-2.030063671907" calcext:value-type="float">
            <text:p>-2.0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23" calcext:value-type="float">
            <text:p>2.323</text:p>
          </table:table-cell>
          <table:table-cell office:value-type="float" office:value="-0.6790105783119" calcext:value-type="float">
            <text:p>-6.79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24" calcext:value-type="float">
            <text:p>2.324</text:p>
          </table:table-cell>
          <table:table-cell office:value-type="float" office:value="0.3912470356501" calcext:value-type="float">
            <text:p>3.91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25" calcext:value-type="float">
            <text:p>2.325</text:p>
          </table:table-cell>
          <table:table-cell office:value-type="float" office:value="1.163303822384" calcext:value-type="float">
            <text:p>1.1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26" calcext:value-type="float">
            <text:p>2.326</text:p>
          </table:table-cell>
          <table:table-cell office:value-type="float" office:value="1.677309521963" calcext:value-type="float">
            <text:p>1.6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27" calcext:value-type="float">
            <text:p>2.327</text:p>
          </table:table-cell>
          <table:table-cell office:value-type="float" office:value="2.005062680769" calcext:value-type="float">
            <text:p>2.0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28" calcext:value-type="float">
            <text:p>2.328</text:p>
          </table:table-cell>
          <table:table-cell office:value-type="float" office:value="2.267640580912" calcext:value-type="float">
            <text:p>2.2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29" calcext:value-type="float">
            <text:p>2.329</text:p>
          </table:table-cell>
          <table:table-cell office:value-type="float" office:value="2.559170513637" calcext:value-type="float">
            <text:p>2.5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3" calcext:value-type="float">
            <text:p>2.33</text:p>
          </table:table-cell>
          <table:table-cell office:value-type="float" office:value="3.029384692633" calcext:value-type="float">
            <text:p>3.0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31" calcext:value-type="float">
            <text:p>2.331</text:p>
          </table:table-cell>
          <table:table-cell office:value-type="float" office:value="3.746476948041" calcext:value-type="float">
            <text:p>3.7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32" calcext:value-type="float">
            <text:p>2.332</text:p>
          </table:table-cell>
          <table:table-cell office:value-type="float" office:value="4.776945673261" calcext:value-type="float">
            <text:p>4.7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33" calcext:value-type="float">
            <text:p>2.333</text:p>
          </table:table-cell>
          <table:table-cell office:value-type="float" office:value="6.122681123247" calcext:value-type="float">
            <text:p>6.1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34" calcext:value-type="float">
            <text:p>2.334</text:p>
          </table:table-cell>
          <table:table-cell office:value-type="float" office:value="7.692335453865" calcext:value-type="float">
            <text:p>7.6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35" calcext:value-type="float">
            <text:p>2.335</text:p>
          </table:table-cell>
          <table:table-cell office:value-type="float" office:value="9.371810279515" calcext:value-type="float">
            <text:p>9.3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36" calcext:value-type="float">
            <text:p>2.336</text:p>
          </table:table-cell>
          <table:table-cell office:value-type="float" office:value="10.97429110684" calcext:value-type="float">
            <text:p>1.10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37" calcext:value-type="float">
            <text:p>2.337</text:p>
          </table:table-cell>
          <table:table-cell office:value-type="float" office:value="12.29960462902" calcext:value-type="float">
            <text:p>1.23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38" calcext:value-type="float">
            <text:p>2.338</text:p>
          </table:table-cell>
          <table:table-cell office:value-type="float" office:value="13.22034406473" calcext:value-type="float">
            <text:p>1.32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39" calcext:value-type="float">
            <text:p>2.339</text:p>
          </table:table-cell>
          <table:table-cell office:value-type="float" office:value="13.70211827049" calcext:value-type="float">
            <text:p>1.3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4" calcext:value-type="float">
            <text:p>2.34</text:p>
          </table:table-cell>
          <table:table-cell office:value-type="float" office:value="13.72921892315" calcext:value-type="float">
            <text:p>1.3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41" calcext:value-type="float">
            <text:p>2.341</text:p>
          </table:table-cell>
          <table:table-cell office:value-type="float" office:value="13.39418527024" calcext:value-type="float">
            <text:p>1.3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42" calcext:value-type="float">
            <text:p>2.342</text:p>
          </table:table-cell>
          <table:table-cell office:value-type="float" office:value="12.78430585276" calcext:value-type="float">
            <text:p>1.28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43" calcext:value-type="float">
            <text:p>2.343</text:p>
          </table:table-cell>
          <table:table-cell office:value-type="float" office:value="12.04790321482" calcext:value-type="float">
            <text:p>1.20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44" calcext:value-type="float">
            <text:p>2.344</text:p>
          </table:table-cell>
          <table:table-cell office:value-type="float" office:value="11.33748355269" calcext:value-type="float">
            <text:p>1.13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45" calcext:value-type="float">
            <text:p>2.345</text:p>
          </table:table-cell>
          <table:table-cell office:value-type="float" office:value="10.78187602823" calcext:value-type="float">
            <text:p>1.08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46" calcext:value-type="float">
            <text:p>2.346</text:p>
          </table:table-cell>
          <table:table-cell office:value-type="float" office:value="10.45099718351" calcext:value-type="float">
            <text:p>1.0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47" calcext:value-type="float">
            <text:p>2.347</text:p>
          </table:table-cell>
          <table:table-cell office:value-type="float" office:value="10.36732958392" calcext:value-type="float">
            <text:p>1.0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48" calcext:value-type="float">
            <text:p>2.348</text:p>
          </table:table-cell>
          <table:table-cell office:value-type="float" office:value="10.45600111772" calcext:value-type="float">
            <text:p>1.0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49" calcext:value-type="float">
            <text:p>2.349</text:p>
          </table:table-cell>
          <table:table-cell office:value-type="float" office:value="10.61511442967" calcext:value-type="float">
            <text:p>1.0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5" calcext:value-type="float">
            <text:p>2.35</text:p>
          </table:table-cell>
          <table:table-cell office:value-type="float" office:value="10.69478741289" calcext:value-type="float">
            <text:p>1.0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51" calcext:value-type="float">
            <text:p>2.351</text:p>
          </table:table-cell>
          <table:table-cell office:value-type="float" office:value="10.5318633595" calcext:value-type="float">
            <text:p>1.0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52" calcext:value-type="float">
            <text:p>2.352</text:p>
          </table:table-cell>
          <table:table-cell office:value-type="float" office:value="10.01268737599" calcext:value-type="float">
            <text:p>1.00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53" calcext:value-type="float">
            <text:p>2.353</text:p>
          </table:table-cell>
          <table:table-cell office:value-type="float" office:value="9.11892967084" calcext:value-type="float">
            <text:p>9.1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54" calcext:value-type="float">
            <text:p>2.354</text:p>
          </table:table-cell>
          <table:table-cell office:value-type="float" office:value="7.886029158268" calcext:value-type="float">
            <text:p>7.8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55" calcext:value-type="float">
            <text:p>2.355</text:p>
          </table:table-cell>
          <table:table-cell office:value-type="float" office:value="6.397949362942" calcext:value-type="float">
            <text:p>6.4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56" calcext:value-type="float">
            <text:p>2.356</text:p>
          </table:table-cell>
          <table:table-cell office:value-type="float" office:value="4.765371852325" calcext:value-type="float">
            <text:p>4.7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57" calcext:value-type="float">
            <text:p>2.357</text:p>
          </table:table-cell>
          <table:table-cell office:value-type="float" office:value="3.126793053383" calcext:value-type="float">
            <text:p>3.1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58" calcext:value-type="float">
            <text:p>2.358</text:p>
          </table:table-cell>
          <table:table-cell office:value-type="float" office:value="1.616081932581" calcext:value-type="float">
            <text:p>1.6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59" calcext:value-type="float">
            <text:p>2.359</text:p>
          </table:table-cell>
          <table:table-cell office:value-type="float" office:value="0.3409737122462" calcext:value-type="float">
            <text:p>3.41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6" calcext:value-type="float">
            <text:p>2.36</text:p>
          </table:table-cell>
          <table:table-cell office:value-type="float" office:value="-0.6393369401126" calcext:value-type="float">
            <text:p>-6.39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61" calcext:value-type="float">
            <text:p>2.361</text:p>
          </table:table-cell>
          <table:table-cell office:value-type="float" office:value="-1.332070366871" calcext:value-type="float">
            <text:p>-1.3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62" calcext:value-type="float">
            <text:p>2.362</text:p>
          </table:table-cell>
          <table:table-cell office:value-type="float" office:value="-1.789328750857" calcext:value-type="float">
            <text:p>-1.7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63" calcext:value-type="float">
            <text:p>2.363</text:p>
          </table:table-cell>
          <table:table-cell office:value-type="float" office:value="-2.079651733676" calcext:value-type="float">
            <text:p>-2.0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64" calcext:value-type="float">
            <text:p>2.364</text:p>
          </table:table-cell>
          <table:table-cell office:value-type="float" office:value="-2.337751124256" calcext:value-type="float">
            <text:p>-2.3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65" calcext:value-type="float">
            <text:p>2.365</text:p>
          </table:table-cell>
          <table:table-cell office:value-type="float" office:value="-2.671223077385" calcext:value-type="float">
            <text:p>-2.6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66" calcext:value-type="float">
            <text:p>2.366</text:p>
          </table:table-cell>
          <table:table-cell office:value-type="float" office:value="-3.200921729429" calcext:value-type="float">
            <text:p>-3.2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67" calcext:value-type="float">
            <text:p>2.367</text:p>
          </table:table-cell>
          <table:table-cell office:value-type="float" office:value="-4.008409404863" calcext:value-type="float">
            <text:p>-4.0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68" calcext:value-type="float">
            <text:p>2.368</text:p>
          </table:table-cell>
          <table:table-cell office:value-type="float" office:value="-5.131062128947" calcext:value-type="float">
            <text:p>-5.1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69" calcext:value-type="float">
            <text:p>2.369</text:p>
          </table:table-cell>
          <table:table-cell office:value-type="float" office:value="-6.547131649581" calcext:value-type="float">
            <text:p>-6.5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7" calcext:value-type="float">
            <text:p>2.37</text:p>
          </table:table-cell>
          <table:table-cell office:value-type="float" office:value="-8.172413925692" calcext:value-type="float">
            <text:p>-8.1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71" calcext:value-type="float">
            <text:p>2.371</text:p>
          </table:table-cell>
          <table:table-cell office:value-type="float" office:value="-9.855320569242" calcext:value-type="float">
            <text:p>-9.8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72" calcext:value-type="float">
            <text:p>2.372</text:p>
          </table:table-cell>
          <table:table-cell office:value-type="float" office:value="-11.37875639744" calcext:value-type="float">
            <text:p>-1.1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73" calcext:value-type="float">
            <text:p>2.373</text:p>
          </table:table-cell>
          <table:table-cell office:value-type="float" office:value="-12.61299998549" calcext:value-type="float">
            <text:p>-1.2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74" calcext:value-type="float">
            <text:p>2.374</text:p>
          </table:table-cell>
          <table:table-cell office:value-type="float" office:value="-13.40554459021" calcext:value-type="float">
            <text:p>-1.3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75" calcext:value-type="float">
            <text:p>2.375</text:p>
          </table:table-cell>
          <table:table-cell office:value-type="float" office:value="-13.74947542682" calcext:value-type="float">
            <text:p>-1.3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76" calcext:value-type="float">
            <text:p>2.376</text:p>
          </table:table-cell>
          <table:table-cell office:value-type="float" office:value="-13.66084353507" calcext:value-type="float">
            <text:p>-1.3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77" calcext:value-type="float">
            <text:p>2.377</text:p>
          </table:table-cell>
          <table:table-cell office:value-type="float" office:value="-13.2413955719" calcext:value-type="float">
            <text:p>-1.32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78" calcext:value-type="float">
            <text:p>2.378</text:p>
          </table:table-cell>
          <table:table-cell office:value-type="float" office:value="-12.57410511259" calcext:value-type="float">
            <text:p>-1.2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79" calcext:value-type="float">
            <text:p>2.379</text:p>
          </table:table-cell>
          <table:table-cell office:value-type="float" office:value="-11.8359092024" calcext:value-type="float">
            <text:p>-1.18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8" calcext:value-type="float">
            <text:p>2.38</text:p>
          </table:table-cell>
          <table:table-cell office:value-type="float" office:value="-11.15749772721" calcext:value-type="float">
            <text:p>-1.12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81" calcext:value-type="float">
            <text:p>2.381</text:p>
          </table:table-cell>
          <table:table-cell office:value-type="float" office:value="-10.66318617016" calcext:value-type="float">
            <text:p>-1.0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82" calcext:value-type="float">
            <text:p>2.382</text:p>
          </table:table-cell>
          <table:table-cell office:value-type="float" office:value="-10.40787065432" calcext:value-type="float">
            <text:p>-1.0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83" calcext:value-type="float">
            <text:p>2.383</text:p>
          </table:table-cell>
          <table:table-cell office:value-type="float" office:value="-10.37646354986" calcext:value-type="float">
            <text:p>-1.0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84" calcext:value-type="float">
            <text:p>2.384</text:p>
          </table:table-cell>
          <table:table-cell office:value-type="float" office:value="-10.50063318433" calcext:value-type="float">
            <text:p>-1.0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85" calcext:value-type="float">
            <text:p>2.385</text:p>
          </table:table-cell>
          <table:table-cell office:value-type="float" office:value="-10.65368218816" calcext:value-type="float">
            <text:p>-1.0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86" calcext:value-type="float">
            <text:p>2.386</text:p>
          </table:table-cell>
          <table:table-cell office:value-type="float" office:value="-10.6785414995" calcext:value-type="float">
            <text:p>-1.0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87" calcext:value-type="float">
            <text:p>2.387</text:p>
          </table:table-cell>
          <table:table-cell office:value-type="float" office:value="-10.41415521433" calcext:value-type="float">
            <text:p>-1.0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88" calcext:value-type="float">
            <text:p>2.388</text:p>
          </table:table-cell>
          <table:table-cell office:value-type="float" office:value="-9.79603673547" calcext:value-type="float">
            <text:p>-9.8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89" calcext:value-type="float">
            <text:p>2.389</text:p>
          </table:table-cell>
          <table:table-cell office:value-type="float" office:value="-8.798383707481" calcext:value-type="float">
            <text:p>-8.8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9" calcext:value-type="float">
            <text:p>2.39</text:p>
          </table:table-cell>
          <table:table-cell office:value-type="float" office:value="-7.481352046723" calcext:value-type="float">
            <text:p>-7.4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91" calcext:value-type="float">
            <text:p>2.391</text:p>
          </table:table-cell>
          <table:table-cell office:value-type="float" office:value="-5.941321882466" calcext:value-type="float">
            <text:p>-5.9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92" calcext:value-type="float">
            <text:p>2.392</text:p>
          </table:table-cell>
          <table:table-cell office:value-type="float" office:value="-4.291085646441" calcext:value-type="float">
            <text:p>-4.2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93" calcext:value-type="float">
            <text:p>2.393</text:p>
          </table:table-cell>
          <table:table-cell office:value-type="float" office:value="-2.67721388891" calcext:value-type="float">
            <text:p>-2.6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94" calcext:value-type="float">
            <text:p>2.394</text:p>
          </table:table-cell>
          <table:table-cell office:value-type="float" office:value="-1.222406128523" calcext:value-type="float">
            <text:p>-1.2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95" calcext:value-type="float">
            <text:p>2.395</text:p>
          </table:table-cell>
          <table:table-cell office:value-type="float" office:value="-0.03345318918304" calcext:value-type="float">
            <text:p>-3.35E-02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96" calcext:value-type="float">
            <text:p>2.396</text:p>
          </table:table-cell>
          <table:table-cell office:value-type="float" office:value="0.8642979280395" calcext:value-type="float">
            <text:p>8.64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97" calcext:value-type="float">
            <text:p>2.397</text:p>
          </table:table-cell>
          <table:table-cell office:value-type="float" office:value="1.485459242998" calcext:value-type="float">
            <text:p>1.4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98" calcext:value-type="float">
            <text:p>2.398</text:p>
          </table:table-cell>
          <table:table-cell office:value-type="float" office:value="1.879730556973" calcext:value-type="float">
            <text:p>1.8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99" calcext:value-type="float">
            <text:p>2.399</text:p>
          </table:table-cell>
          <table:table-cell office:value-type="float" office:value="2.155032210123" calcext:value-type="float">
            <text:p>2.1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" calcext:value-type="float">
            <text:p>2.4</text:p>
          </table:table-cell>
          <table:table-cell office:value-type="float" office:value="2.416582250293" calcext:value-type="float">
            <text:p>2.4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01" calcext:value-type="float">
            <text:p>2.401</text:p>
          </table:table-cell>
          <table:table-cell office:value-type="float" office:value="2.799462028469" calcext:value-type="float">
            <text:p>2.8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02" calcext:value-type="float">
            <text:p>2.402</text:p>
          </table:table-cell>
          <table:table-cell office:value-type="float" office:value="3.409549489132" calcext:value-type="float">
            <text:p>3.4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03" calcext:value-type="float">
            <text:p>2.403</text:p>
          </table:table-cell>
          <table:table-cell office:value-type="float" office:value="4.295295211009" calcext:value-type="float">
            <text:p>4.3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04" calcext:value-type="float">
            <text:p>2.404</text:p>
          </table:table-cell>
          <table:table-cell office:value-type="float" office:value="5.513453205529" calcext:value-type="float">
            <text:p>5.5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05" calcext:value-type="float">
            <text:p>2.405</text:p>
          </table:table-cell>
          <table:table-cell office:value-type="float" office:value="7.003744088305" calcext:value-type="float">
            <text:p>7.0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06" calcext:value-type="float">
            <text:p>2.406</text:p>
          </table:table-cell>
          <table:table-cell office:value-type="float" office:value="8.656455458787" calcext:value-type="float">
            <text:p>8.6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07" calcext:value-type="float">
            <text:p>2.407</text:p>
          </table:table-cell>
          <table:table-cell office:value-type="float" office:value="10.31324096896" calcext:value-type="float">
            <text:p>1.03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08" calcext:value-type="float">
            <text:p>2.408</text:p>
          </table:table-cell>
          <table:table-cell office:value-type="float" office:value="11.76791342049" calcext:value-type="float">
            <text:p>1.18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09" calcext:value-type="float">
            <text:p>2.409</text:p>
          </table:table-cell>
          <table:table-cell office:value-type="float" office:value="12.88433729031" calcext:value-type="float">
            <text:p>1.29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1" calcext:value-type="float">
            <text:p>2.41</text:p>
          </table:table-cell>
          <table:table-cell office:value-type="float" office:value="13.54847057426" calcext:value-type="float">
            <text:p>1.3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11" calcext:value-type="float">
            <text:p>2.411</text:p>
          </table:table-cell>
          <table:table-cell office:value-type="float" office:value="13.76237663245" calcext:value-type="float">
            <text:p>1.38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12" calcext:value-type="float">
            <text:p>2.412</text:p>
          </table:table-cell>
          <table:table-cell office:value-type="float" office:value="13.57627655099" calcext:value-type="float">
            <text:p>1.3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13" calcext:value-type="float">
            <text:p>2.413</text:p>
          </table:table-cell>
          <table:table-cell office:value-type="float" office:value="13.06353151754" calcext:value-type="float">
            <text:p>1.31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14" calcext:value-type="float">
            <text:p>2.414</text:p>
          </table:table-cell>
          <table:table-cell office:value-type="float" office:value="12.36453773292" calcext:value-type="float">
            <text:p>1.2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15" calcext:value-type="float">
            <text:p>2.415</text:p>
          </table:table-cell>
          <table:table-cell office:value-type="float" office:value="11.62765004949" calcext:value-type="float">
            <text:p>1.1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16" calcext:value-type="float">
            <text:p>2.416</text:p>
          </table:table-cell>
          <table:table-cell office:value-type="float" office:value="10.99819957809" calcext:value-type="float">
            <text:p>1.10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17" calcext:value-type="float">
            <text:p>2.417</text:p>
          </table:table-cell>
          <table:table-cell office:value-type="float" office:value="10.56543891246" calcext:value-type="float">
            <text:p>1.0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18" calcext:value-type="float">
            <text:p>2.418</text:p>
          </table:table-cell>
          <table:table-cell office:value-type="float" office:value="10.37742018916" calcext:value-type="float">
            <text:p>1.0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19" calcext:value-type="float">
            <text:p>2.419</text:p>
          </table:table-cell>
          <table:table-cell office:value-type="float" office:value="10.40766046975" calcext:value-type="float">
            <text:p>1.0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2" calcext:value-type="float">
            <text:p>2.42</text:p>
          </table:table-cell>
          <table:table-cell office:value-type="float" office:value="10.5489766319" calcext:value-type="float">
            <text:p>1.0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21" calcext:value-type="float">
            <text:p>2.421</text:p>
          </table:table-cell>
          <table:table-cell office:value-type="float" office:value="10.67979244294" calcext:value-type="float">
            <text:p>1.0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22" calcext:value-type="float">
            <text:p>2.422</text:p>
          </table:table-cell>
          <table:table-cell office:value-type="float" office:value="10.6367751198" calcext:value-type="float">
            <text:p>1.0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23" calcext:value-type="float">
            <text:p>2.423</text:p>
          </table:table-cell>
          <table:table-cell office:value-type="float" office:value="10.2789357141" calcext:value-type="float">
            <text:p>1.03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24" calcext:value-type="float">
            <text:p>2.424</text:p>
          </table:table-cell>
          <table:table-cell office:value-type="float" office:value="9.544971925697" calcext:value-type="float">
            <text:p>9.5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25" calcext:value-type="float">
            <text:p>2.425</text:p>
          </table:table-cell>
          <table:table-cell office:value-type="float" office:value="8.449533051513" calcext:value-type="float">
            <text:p>8.4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26" calcext:value-type="float">
            <text:p>2.426</text:p>
          </table:table-cell>
          <table:table-cell office:value-type="float" office:value="7.057382025426" calcext:value-type="float">
            <text:p>7.0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27" calcext:value-type="float">
            <text:p>2.427</text:p>
          </table:table-cell>
          <table:table-cell office:value-type="float" office:value="5.47234859333" calcext:value-type="float">
            <text:p>5.4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28" calcext:value-type="float">
            <text:p>2.428</text:p>
          </table:table-cell>
          <table:table-cell office:value-type="float" office:value="3.81872903666" calcext:value-type="float">
            <text:p>3.8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29" calcext:value-type="float">
            <text:p>2.429</text:p>
          </table:table-cell>
          <table:table-cell office:value-type="float" office:value="2.238146675211" calcext:value-type="float">
            <text:p>2.2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3" calcext:value-type="float">
            <text:p>2.43</text:p>
          </table:table-cell>
          <table:table-cell office:value-type="float" office:value="0.8543187141409" calcext:value-type="float">
            <text:p>8.54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31" calcext:value-type="float">
            <text:p>2.431</text:p>
          </table:table-cell>
          <table:table-cell office:value-type="float" office:value="-0.2527386716891" calcext:value-type="float">
            <text:p>-2.53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32" calcext:value-type="float">
            <text:p>2.432</text:p>
          </table:table-cell>
          <table:table-cell office:value-type="float" office:value="-1.068618405241" calcext:value-type="float">
            <text:p>-1.0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33" calcext:value-type="float">
            <text:p>2.433</text:p>
          </table:table-cell>
          <table:table-cell office:value-type="float" office:value="-1.615932312699" calcext:value-type="float">
            <text:p>-1.6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34" calcext:value-type="float">
            <text:p>2.434</text:p>
          </table:table-cell>
          <table:table-cell office:value-type="float" office:value="-1.958764713228" calcext:value-type="float">
            <text:p>-1.9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35" calcext:value-type="float">
            <text:p>2.435</text:p>
          </table:table-cell>
          <table:table-cell office:value-type="float" office:value="-2.229110193294" calcext:value-type="float">
            <text:p>-2.2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36" calcext:value-type="float">
            <text:p>2.436</text:p>
          </table:table-cell>
          <table:table-cell office:value-type="float" office:value="-2.508820107513" calcext:value-type="float">
            <text:p>-2.5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37" calcext:value-type="float">
            <text:p>2.437</text:p>
          </table:table-cell>
          <table:table-cell office:value-type="float" office:value="-2.947953327128" calcext:value-type="float">
            <text:p>-2.9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38" calcext:value-type="float">
            <text:p>2.438</text:p>
          </table:table-cell>
          <table:table-cell office:value-type="float" office:value="-3.634182852234" calcext:value-type="float">
            <text:p>-3.6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39" calcext:value-type="float">
            <text:p>2.439</text:p>
          </table:table-cell>
          <table:table-cell office:value-type="float" office:value="-4.608013778076" calcext:value-type="float">
            <text:p>-4.6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4" calcext:value-type="float">
            <text:p>2.44</text:p>
          </table:table-cell>
          <table:table-cell office:value-type="float" office:value="-5.913444535745" calcext:value-type="float">
            <text:p>-5.9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41" calcext:value-type="float">
            <text:p>2.441</text:p>
          </table:table-cell>
          <table:table-cell office:value-type="float" office:value="-7.467993059227" calcext:value-type="float">
            <text:p>-7.4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42" calcext:value-type="float">
            <text:p>2.442</text:p>
          </table:table-cell>
          <table:table-cell office:value-type="float" office:value="-9.143212685076" calcext:value-type="float">
            <text:p>-9.1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43" calcext:value-type="float">
            <text:p>2.443</text:p>
          </table:table-cell>
          <table:table-cell office:value-type="float" office:value="-10.76141197371" calcext:value-type="float">
            <text:p>-1.08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44" calcext:value-type="float">
            <text:p>2.444</text:p>
          </table:table-cell>
          <table:table-cell office:value-type="float" office:value="-12.12527852736" calcext:value-type="float">
            <text:p>-1.21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45" calcext:value-type="float">
            <text:p>2.445</text:p>
          </table:table-cell>
          <table:table-cell office:value-type="float" office:value="-13.11961671123" calcext:value-type="float">
            <text:p>-1.31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46" calcext:value-type="float">
            <text:p>2.446</text:p>
          </table:table-cell>
          <table:table-cell office:value-type="float" office:value="-13.65653364187" calcext:value-type="float">
            <text:p>-1.3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47" calcext:value-type="float">
            <text:p>2.447</text:p>
          </table:table-cell>
          <table:table-cell office:value-type="float" office:value="-13.74469164636" calcext:value-type="float">
            <text:p>-1.3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48" calcext:value-type="float">
            <text:p>2.448</text:p>
          </table:table-cell>
          <table:table-cell office:value-type="float" office:value="-13.45184692282" calcext:value-type="float">
            <text:p>-1.3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49" calcext:value-type="float">
            <text:p>2.449</text:p>
          </table:table-cell>
          <table:table-cell office:value-type="float" office:value="-12.88677807901" calcext:value-type="float">
            <text:p>-1.29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5" calcext:value-type="float">
            <text:p>2.45</text:p>
          </table:table-cell>
          <table:table-cell office:value-type="float" office:value="-12.15162684482" calcext:value-type="float">
            <text:p>-1.22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51" calcext:value-type="float">
            <text:p>2.451</text:p>
          </table:table-cell>
          <table:table-cell office:value-type="float" office:value="-11.42911310307" calcext:value-type="float">
            <text:p>-1.1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52" calcext:value-type="float">
            <text:p>2.452</text:p>
          </table:table-cell>
          <table:table-cell office:value-type="float" office:value="-10.85081606561" calcext:value-type="float">
            <text:p>-1.09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53" calcext:value-type="float">
            <text:p>2.453</text:p>
          </table:table-cell>
          <table:table-cell office:value-type="float" office:value="-10.48484425144" calcext:value-type="float">
            <text:p>-1.0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54" calcext:value-type="float">
            <text:p>2.454</text:p>
          </table:table-cell>
          <table:table-cell office:value-type="float" office:value="-10.36717534161" calcext:value-type="float">
            <text:p>-1.0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55" calcext:value-type="float">
            <text:p>2.455</text:p>
          </table:table-cell>
          <table:table-cell office:value-type="float" office:value="-10.43833725671" calcext:value-type="float">
            <text:p>-1.0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56" calcext:value-type="float">
            <text:p>2.456</text:p>
          </table:table-cell>
          <table:table-cell office:value-type="float" office:value="-10.59481235301" calcext:value-type="float">
            <text:p>-1.0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57" calcext:value-type="float">
            <text:p>2.457</text:p>
          </table:table-cell>
          <table:table-cell office:value-type="float" office:value="-10.69734863489" calcext:value-type="float">
            <text:p>-1.0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58" calcext:value-type="float">
            <text:p>2.458</text:p>
          </table:table-cell>
          <table:table-cell office:value-type="float" office:value="-10.56819220086" calcext:value-type="float">
            <text:p>-1.0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59" calcext:value-type="float">
            <text:p>2.459</text:p>
          </table:table-cell>
          <table:table-cell office:value-type="float" office:value="-10.11170856774" calcext:value-type="float">
            <text:p>-1.01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6" calcext:value-type="float">
            <text:p>2.46</text:p>
          </table:table-cell>
          <table:table-cell office:value-type="float" office:value="-9.269126749752" calcext:value-type="float">
            <text:p>-9.2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61" calcext:value-type="float">
            <text:p>2.461</text:p>
          </table:table-cell>
          <table:table-cell office:value-type="float" office:value="-8.074176666299" calcext:value-type="float">
            <text:p>-8.0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62" calcext:value-type="float">
            <text:p>2.462</text:p>
          </table:table-cell>
          <table:table-cell office:value-type="float" office:value="-6.620370571414" calcext:value-type="float">
            <text:p>-6.6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63" calcext:value-type="float">
            <text:p>2.463</text:p>
          </table:table-cell>
          <table:table-cell office:value-type="float" office:value="-5.000436570971" calcext:value-type="float">
            <text:p>-5.0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64" calcext:value-type="float">
            <text:p>2.464</text:p>
          </table:table-cell>
          <table:table-cell office:value-type="float" office:value="-3.354540940423" calcext:value-type="float">
            <text:p>-3.3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65" calcext:value-type="float">
            <text:p>2.465</text:p>
          </table:table-cell>
          <table:table-cell office:value-type="float" office:value="-1.820470008173" calcext:value-type="float">
            <text:p>-1.8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66" calcext:value-type="float">
            <text:p>2.466</text:p>
          </table:table-cell>
          <table:table-cell office:value-type="float" office:value="-0.5084458556395" calcext:value-type="float">
            <text:p>-5.08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67" calcext:value-type="float">
            <text:p>2.467</text:p>
          </table:table-cell>
          <table:table-cell office:value-type="float" office:value="0.5147357467259" calcext:value-type="float">
            <text:p>5.15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68" calcext:value-type="float">
            <text:p>2.468</text:p>
          </table:table-cell>
          <table:table-cell office:value-type="float" office:value="1.246485284388" calcext:value-type="float">
            <text:p>1.2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69" calcext:value-type="float">
            <text:p>2.469</text:p>
          </table:table-cell>
          <table:table-cell office:value-type="float" office:value="1.727469256526" calcext:value-type="float">
            <text:p>1.7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7" calcext:value-type="float">
            <text:p>2.47</text:p>
          </table:table-cell>
          <table:table-cell office:value-type="float" office:value="2.049503985526" calcext:value-type="float">
            <text:p>2.0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71" calcext:value-type="float">
            <text:p>2.471</text:p>
          </table:table-cell>
          <table:table-cell office:value-type="float" office:value="2.294487469442" calcext:value-type="float">
            <text:p>2.2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72" calcext:value-type="float">
            <text:p>2.472</text:p>
          </table:table-cell>
          <table:table-cell office:value-type="float" office:value="2.612668058367" calcext:value-type="float">
            <text:p>2.6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73" calcext:value-type="float">
            <text:p>2.473</text:p>
          </table:table-cell>
          <table:table-cell office:value-type="float" office:value="3.114435729997" calcext:value-type="float">
            <text:p>3.1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74" calcext:value-type="float">
            <text:p>2.474</text:p>
          </table:table-cell>
          <table:table-cell office:value-type="float" office:value="3.875041936953" calcext:value-type="float">
            <text:p>3.8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75" calcext:value-type="float">
            <text:p>2.475</text:p>
          </table:table-cell>
          <table:table-cell office:value-type="float" office:value="4.951403987142" calcext:value-type="float">
            <text:p>4.9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76" calcext:value-type="float">
            <text:p>2.476</text:p>
          </table:table-cell>
          <table:table-cell office:value-type="float" office:value="6.328062811304" calcext:value-type="float">
            <text:p>6.3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77" calcext:value-type="float">
            <text:p>2.477</text:p>
          </table:table-cell>
          <table:table-cell office:value-type="float" office:value="7.943433701969" calcext:value-type="float">
            <text:p>7.9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78" calcext:value-type="float">
            <text:p>2.478</text:p>
          </table:table-cell>
          <table:table-cell office:value-type="float" office:value="9.616003166585" calcext:value-type="float">
            <text:p>9.6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79" calcext:value-type="float">
            <text:p>2.479</text:p>
          </table:table-cell>
          <table:table-cell office:value-type="float" office:value="11.18361982101" calcext:value-type="float">
            <text:p>1.12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8" calcext:value-type="float">
            <text:p>2.48</text:p>
          </table:table-cell>
          <table:table-cell office:value-type="float" office:value="12.4539824937" calcext:value-type="float">
            <text:p>1.2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81" calcext:value-type="float">
            <text:p>2.481</text:p>
          </table:table-cell>
          <table:table-cell office:value-type="float" office:value="13.31230643533" calcext:value-type="float">
            <text:p>1.33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82" calcext:value-type="float">
            <text:p>2.482</text:p>
          </table:table-cell>
          <table:table-cell office:value-type="float" office:value="13.72179593079" calcext:value-type="float">
            <text:p>1.3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83" calcext:value-type="float">
            <text:p>2.483</text:p>
          </table:table-cell>
          <table:table-cell office:value-type="float" office:value="13.70406384334" calcext:value-type="float">
            <text:p>1.3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84" calcext:value-type="float">
            <text:p>2.484</text:p>
          </table:table-cell>
          <table:table-cell office:value-type="float" office:value="13.31503517051" calcext:value-type="float">
            <text:p>1.33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85" calcext:value-type="float">
            <text:p>2.485</text:p>
          </table:table-cell>
          <table:table-cell office:value-type="float" office:value="12.67858590699" calcext:value-type="float">
            <text:p>1.2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86" calcext:value-type="float">
            <text:p>2.486</text:p>
          </table:table-cell>
          <table:table-cell office:value-type="float" office:value="11.94103331626" calcext:value-type="float">
            <text:p>1.19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87" calcext:value-type="float">
            <text:p>2.487</text:p>
          </table:table-cell>
          <table:table-cell office:value-type="float" office:value="11.24336624945" calcext:value-type="float">
            <text:p>1.12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88" calcext:value-type="float">
            <text:p>2.488</text:p>
          </table:table-cell>
          <table:table-cell office:value-type="float" office:value="10.72794926176" calcext:value-type="float">
            <text:p>1.0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89" calcext:value-type="float">
            <text:p>2.489</text:p>
          </table:table-cell>
          <table:table-cell office:value-type="float" office:value="10.43153871472" calcext:value-type="float">
            <text:p>1.0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9" calcext:value-type="float">
            <text:p>2.49</text:p>
          </table:table-cell>
          <table:table-cell office:value-type="float" office:value="10.37582001728" calcext:value-type="float">
            <text:p>1.0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91" calcext:value-type="float">
            <text:p>2.491</text:p>
          </table:table-cell>
          <table:table-cell office:value-type="float" office:value="10.4808097861" calcext:value-type="float">
            <text:p>1.0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92" calcext:value-type="float">
            <text:p>2.492</text:p>
          </table:table-cell>
          <table:table-cell office:value-type="float" office:value="10.63692556835" calcext:value-type="float">
            <text:p>1.0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93" calcext:value-type="float">
            <text:p>2.493</text:p>
          </table:table-cell>
          <table:table-cell office:value-type="float" office:value="10.69187461822" calcext:value-type="float">
            <text:p>1.0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94" calcext:value-type="float">
            <text:p>2.494</text:p>
          </table:table-cell>
          <table:table-cell office:value-type="float" office:value="10.47675984068" calcext:value-type="float">
            <text:p>1.0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95" calcext:value-type="float">
            <text:p>2.495</text:p>
          </table:table-cell>
          <table:table-cell office:value-type="float" office:value="9.90816760995" calcext:value-type="float">
            <text:p>9.9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96" calcext:value-type="float">
            <text:p>2.496</text:p>
          </table:table-cell>
          <table:table-cell office:value-type="float" office:value="8.958513210015" calcext:value-type="float">
            <text:p>8.9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97" calcext:value-type="float">
            <text:p>2.497</text:p>
          </table:table-cell>
          <table:table-cell office:value-type="float" office:value="7.682761881789" calcext:value-type="float">
            <text:p>7.6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98" calcext:value-type="float">
            <text:p>2.498</text:p>
          </table:table-cell>
          <table:table-cell office:value-type="float" office:value="6.169782805368" calcext:value-type="float">
            <text:p>6.1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99" calcext:value-type="float">
            <text:p>2.499</text:p>
          </table:table-cell>
          <table:table-cell office:value-type="float" office:value="4.524871632405" calcext:value-type="float">
            <text:p>4.5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5" calcext:value-type="float">
            <text:p>2.5</text:p>
          </table:table-cell>
          <table:table-cell office:value-type="float" office:value="2.901981195042" calcext:value-type="float">
            <text:p>2.90E+00</text:p>
          </table:table-cell>
          <table:table-cell table:number-columns-repeated="6"/>
        </table:table-row>
      </table:table>
      <table:table table:name="Data-CD-03" table:style-name="ta1">
        <table:table-column table:style-name="co3" table:number-columns-repeated="3" table:default-cell-style-name="ce80"/>
        <table:table-column table:style-name="co3" table:default-cell-style-name="ce144"/>
        <table:table-column table:style-name="co3" table:default-cell-style-name="ce80"/>
        <table:table-column table:style-name="co4" table:default-cell-style-name="ce144"/>
        <table:table-column table:style-name="co3" table:default-cell-style-name="ce80"/>
        <table:table-column table:style-name="co3" table:default-cell-style-name="ce144"/>
        <table:table-column table:style-name="co3" table:number-columns-repeated="6" table:default-cell-style-name="Default"/>
        <table:table-row table:style-name="ro2">
          <table:table-cell table:style-name="ce116" office:value-type="string" calcext:value-type="string" table:number-columns-spanned="14" table:number-rows-spanned="2">
            <text:p>V=0.3 m/s</text:p>
          </table:table-cell>
          <table:covered-table-cell table:style-name="ce29" office:value-type="string" calcext:value-type="string">
            <text:p>m/s</text:p>
          </table:covered-table-cell>
          <table:covered-table-cell table:number-columns-repeated="11" table:style-name="ce29"/>
          <table:covered-table-cell table:style-name="ce39"/>
        </table:table-row>
        <table:table-row table:style-name="ro2">
          <table:covered-table-cell table:style-name="ce25"/>
          <table:covered-table-cell table:number-columns-repeated="7" table:style-name="Default"/>
          <table:covered-table-cell table:number-columns-repeated="5"/>
          <table:covered-table-cell table:style-name="ce88"/>
        </table:table-row>
        <table:table-row table:style-name="ro2">
          <table:table-cell table:style-name="ce117" office:value-type="string" calcext:value-type="string" table:number-columns-spanned="2" table:number-rows-spanned="1">
            <text:p><text:s/>8 Hz</text:p>
          </table:table-cell>
          <table:covered-table-cell table:style-name="ce89"/>
          <table:table-cell table:style-name="ce126" office:value-type="string" calcext:value-type="string" table:number-columns-spanned="2" table:number-rows-spanned="1">
            <text:p><text:s/>10 Hz</text:p>
          </table:table-cell>
          <table:covered-table-cell table:style-name="ce79" office:value-type="float" office:value="10" calcext:value-type="float">
            <text:p>10</text:p>
          </table:covered-table-cell>
          <table:table-cell table:style-name="ce126" office:value-type="string" calcext:value-type="string" table:number-columns-spanned="2" table:number-rows-spanned="1">
            <text:p><text:s/>12 Hz</text:p>
          </table:table-cell>
          <table:covered-table-cell table:style-name="ce79" office:value-type="float" office:value="12" calcext:value-type="float">
            <text:p>12</text:p>
          </table:covered-table-cell>
          <table:table-cell table:style-name="ce126" office:value-type="string" calcext:value-type="string" table:number-columns-spanned="2" table:number-rows-spanned="1">
            <text:p><text:s/>14 Hz</text:p>
          </table:table-cell>
          <table:covered-table-cell table:style-name="ce79"/>
          <table:table-cell table:style-name="ce126" office:value-type="string" calcext:value-type="string" table:number-columns-spanned="2" table:number-rows-spanned="1">
            <text:p><text:s/>16 Hz</text:p>
          </table:table-cell>
          <table:covered-table-cell table:style-name="ce79"/>
          <table:table-cell table:style-name="ce126" office:value-type="string" calcext:value-type="string" table:number-columns-spanned="2" table:number-rows-spanned="1">
            <text:p><text:s/>18 Hz</text:p>
          </table:table-cell>
          <table:covered-table-cell table:style-name="ce79"/>
          <table:table-cell table:style-name="ce131" office:value-type="string" calcext:value-type="string" table:number-columns-spanned="2" table:number-rows-spanned="1">
            <text:p>20 Hz</text:p>
          </table:table-cell>
          <table:covered-table-cell table:style-name="ce89"/>
        </table:table-row>
        <table:table-row table:style-name="ro2" table:number-rows-repeated="501">
          <table:table-cell table:number-columns-repeated="14"/>
        </table:table-row>
        <table:table-row table:style-name="ro2" table:number-rows-repeated="63">
          <table:table-cell table:style-name="Default" table:number-columns-repeated="5"/>
          <table:table-cell table:style-name="ce71"/>
          <table:table-cell table:style-name="Default" table:number-columns-repeated="2"/>
          <table:table-cell table:number-columns-repeated="6"/>
        </table:table-row>
        <table:table-row table:style-name="ro2">
          <table:table-cell table:style-name="Default" table:number-columns-repeated="4"/>
          <table:table-cell table:style-name="ce174"/>
          <table:table-cell table:style-name="ce71"/>
          <table:table-cell table:style-name="Default" table:number-columns-repeated="2"/>
          <table:table-cell table:number-columns-repeated="6"/>
        </table:table-row>
        <table:table-row table:style-name="ro2" table:number-rows-repeated="81">
          <table:table-cell table:style-name="Default" table:number-columns-repeated="5"/>
          <table:table-cell table:style-name="ce71"/>
          <table:table-cell table:style-name="Default" table:number-columns-repeated="2"/>
          <table:table-cell table:number-columns-repeated="6"/>
        </table:table-row>
        <table:table-row table:style-name="ro2">
          <table:table-cell table:style-name="Default" table:number-columns-repeated="4"/>
          <table:table-cell table:style-name="ce174"/>
          <table:table-cell table:style-name="ce71"/>
          <table:table-cell table:style-name="Default" table:number-columns-repeated="2"/>
          <table:table-cell table:number-columns-repeated="6"/>
        </table:table-row>
        <table:table-row table:style-name="ro2" table:number-rows-repeated="83">
          <table:table-cell table:style-name="Default" table:number-columns-repeated="5"/>
          <table:table-cell table:style-name="ce71"/>
          <table:table-cell table:style-name="Default" table:number-columns-repeated="2"/>
          <table:table-cell table:number-columns-repeated="6"/>
        </table:table-row>
        <table:table-row table:style-name="ro2">
          <table:table-cell table:style-name="Default" table:number-columns-repeated="4"/>
          <table:table-cell table:style-name="ce174"/>
          <table:table-cell table:style-name="ce71"/>
          <table:table-cell table:style-name="Default" table:number-columns-repeated="2"/>
          <table:table-cell table:number-columns-repeated="6"/>
        </table:table-row>
        <table:table-row table:style-name="ro2" table:number-rows-repeated="19">
          <table:table-cell table:style-name="Default" table:number-columns-repeated="5"/>
          <table:table-cell table:style-name="ce71"/>
          <table:table-cell table:style-name="Default" table:number-columns-repeated="2"/>
          <table:table-cell table:number-columns-repeated="6"/>
        </table:table-row>
        <table:table-row table:style-name="ro2">
          <table:table-cell table:style-name="Default" table:number-columns-repeated="5"/>
          <table:table-cell table:style-name="ce71"/>
          <table:table-cell table:style-name="Default" table:number-columns-repeated="2"/>
          <table:table-cell table:number-columns-repeated="6"/>
        </table:table-row>
      </table:table>
      <table:table table:name="Info-Corridas" table:style-name="ta1">
        <table:table-column table:style-name="co5" table:default-cell-style-name="ce167"/>
        <table:table-column table:style-name="co6" table:default-cell-style-name="ce162"/>
        <table:table-column table:style-name="co7" table:default-cell-style-name="ce175"/>
        <table:table-column table:style-name="co8" table:default-cell-style-name="Default"/>
        <table:table-column table:style-name="co9" table:default-cell-style-name="ce25"/>
        <table:table-column table:style-name="co6" table:default-cell-style-name="Default"/>
        <table:table-column table:style-name="co10" table:default-cell-style-name="ce159"/>
        <table:table-column table:style-name="co3" table:number-columns-repeated="4" table:default-cell-style-name="Default"/>
        <table:table-row table:style-name="ro2" table:number-rows-repeated="2"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3">
          <table:table-cell table:style-name="ce24" office:value-type="string" calcext:value-type="string" table:number-columns-spanned="3" table:number-rows-spanned="1">
            <text:p>V=0.83 m/s</text:p>
          </table:table-cell>
          <table:covered-table-cell table:number-columns-repeated="2" table:style-name="Default"/>
          <table:table-cell/>
          <table:table-cell table:style-name="ce24" office:value-type="string" calcext:value-type="string" table:number-columns-spanned="3" table:number-rows-spanned="1">
            <text:p>V=0.3 m/s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145" office:value-type="string" calcext:value-type="string">
            <text:p>f [Hz]</text:p>
          </table:table-cell>
          <table:table-cell table:style-name="ce150" office:value-type="string" calcext:value-type="string">
            <text:p>Tiempo final [s]</text:p>
          </table:table-cell>
          <table:table-cell table:style-name="ce89" office:value-type="string" calcext:value-type="string">
            <text:p>PC</text:p>
          </table:table-cell>
          <table:table-cell/>
          <table:table-cell table:style-name="ce145" office:value-type="string" calcext:value-type="string">
            <text:p>f [Hz]</text:p>
          </table:table-cell>
          <table:table-cell table:style-name="ce150" office:value-type="string" calcext:value-type="string">
            <text:p>Tiempo final [s]</text:p>
          </table:table-cell>
          <table:table-cell table:style-name="ce89" office:value-type="string" calcext:value-type="string">
            <text:p>PC</text:p>
          </table:table-cell>
          <table:table-cell/>
          <table:table-cell table:style-name="ce152"/>
          <table:table-cell table:style-name="ce163" office:value-type="string" calcext:value-type="string">
            <text:p><text:s/>Corriendo</text:p>
          </table:table-cell>
          <table:table-cell/>
        </table:table-row>
        <table:table-row table:style-name="ro2">
          <table:table-cell table:style-name="ce146" office:value-type="float" office:value="8" calcext:value-type="float">
            <text:p>8</text:p>
          </table:table-cell>
          <table:table-cell table:style-name="ce151" office:value-type="float" office:value="3" calcext:value-type="float">
            <text:p>3</text:p>
          </table:table-cell>
          <table:table-cell table:style-name="ce155" office:value-type="string" calcext:value-type="string">
            <text:p>juan-i7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table:style-name="ce161"/>
          <table:table-cell table:style-name="ce163" office:value-type="string" calcext:value-type="string">
            <text:p>Stand-by</text:p>
          </table:table-cell>
          <table:table-cell office:value-type="string" calcext:value-type="string">
            <text:p>( = ¿Correr un poco más?)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fd-system-product-name</text:p>
          </table:table-cell>
          <table:table-cell/>
          <table:table-cell table:style-name="ce147" office:value-type="float" office:value="10" calcext:value-type="float">
            <text:p>10</text:p>
          </table:table-cell>
          <table:table-cell table:style-name="ce152"/>
          <table:table-cell table:style-name="ce156" office:value-type="string" calcext:value-type="string">
            <text:p>lfd-system-product-name</text:p>
          </table:table-cell>
          <table:table-cell/>
          <table:table-cell table:style-name="ce162"/>
          <table:table-cell table:style-name="ce163" office:value-type="string" calcext:value-type="string">
            <text:p>Terminado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Gi-All-Series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andres-linux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andres-linux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lfd-system-product-name</text:p>
          </table:table-cell>
          <table:table-cell/>
          <table:table-cell table:style-name="ce147" office:value-type="float" office:value="18" calcext:value-type="float">
            <text:p>18</text:p>
          </table:table-cell>
          <table:table-cell table:style-name="ce152" office:value-type="float" office:value="3.5" calcext:value-type="float">
            <text:p>3.5</text:p>
          </table:table-cell>
          <table:table-cell table:style-name="ce156" office:value-type="string" calcext:value-type="string">
            <text:p>juan-i7</text:p>
          </table:table-cell>
          <table:table-cell office:value-type="string" calcext:value-type="string">
            <text:p>1.272 / 3.5</text:p>
          </table:table-cell>
          <table:table-cell table:number-columns-repeated="3"/>
        </table:table-row>
        <table:table-row table:style-name="ro2">
          <table:table-cell table:style-name="ce149" office:value-type="float" office:value="20" calcext:value-type="float">
            <text:p>20</text:p>
          </table:table-cell>
          <table:table-cell table:style-name="ce154" office:value-type="float" office:value="2.25" calcext:value-type="float">
            <text:p>2.25</text:p>
          </table:table-cell>
          <table:table-cell table:style-name="ce158" office:value-type="string" calcext:value-type="string">
            <text:p>GiGi-All-Series</text:p>
          </table:table-cell>
          <table:table-cell office:value-type="string" calcext:value-type="string">
            <text:p>1.2834 / 2.25</text:p>
          </table:table-cell>
          <table:table-cell table:style-name="ce77" office:value-type="float" office:value="20" calcext:value-type="float">
            <text:p>20</text:p>
          </table:table-cell>
          <table:table-cell table:style-name="ce106"/>
          <table:table-cell table:style-name="ce160"/>
          <table:table-cell table:number-columns-repeated="4"/>
        </table:table-row>
      </table:table>
      <table:named-expressions/>
      <table:database-ranges>
        <table:database-range table:name="__Anonymous_Sheet_DB__2" table:target-range-address="'Data-CD-083'.M4:'Data-CD-083'.N504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Data-CL-083'.A1:'Data-CL-083'.C25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 number:title="User-defined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14" loext:min-decimal-places="14" number:min-integer-digits="1"/>
    </number:number-style>
    <number:number-style style:name="N132">
      <number:number number:decimal-places="13" loext:min-decimal-places="13" number:min-integer-digits="1"/>
    </number:number-style>
    <number:number-style style:name="N133">
      <number:number number:decimal-places="15" loext:min-decimal-places="15" number:min-integer-digits="1"/>
    </number:number-style>
    <number:number-style style:name="N134">
      <number:number number:decimal-places="16" loext:min-decimal-places="16" number:min-integer-digits="1"/>
    </number:number-style>
    <number:number-style style:name="N135">
      <number:number number:decimal-places="17" loext:min-decimal-places="17" number:min-integer-digits="1"/>
    </number:number-style>
    <number:number-style style:name="N136">
      <number:number number:decimal-places="18" loext:min-decimal-places="18" number:min-integer-digits="1"/>
    </number:number-style>
    <number:number-style style:name="N137">
      <number:number number:decimal-places="19" loext:min-decimal-places="19" number:min-integer-digits="1"/>
    </number:number-style>
    <number:number-style style:name="N138">
      <number:number number:decimal-places="20" loext:min-decimal-places="2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3">00/00/0000</text:date>, <text:time style:data-style-name="N2" text:time-value="22:11:39.2076809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6T20:48:38.645809021</meta:creation-date>
    <dc:date>2022-05-13T23:35:58.703546761</dc:date>
    <meta:editing-duration>P1DT15M19S</meta:editing-duration>
    <meta:editing-cycles>161</meta:editing-cycles>
    <meta:generator>LibreOffice/6.4.7.2$Linux_X86_64 LibreOffice_project/40$Build-2</meta:generator>
    <meta:document-statistic meta:table-count="6" meta:cell-count="7255" meta:object-count="0"/>
  </office:meta>
</office:document-meta>
</file>